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165.2pt"/>
    </style:style>
    <style:style style:name="co8" style:family="table-column">
      <style:table-column-properties fo:break-before="auto" style:column-width="147.4pt"/>
    </style:style>
    <style:style style:name="co9" style:family="table-column">
      <style:table-column-properties fo:break-before="auto" style:column-width="249.5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130.45pt"/>
    </style:style>
    <style:style style:name="co13" style:family="table-column">
      <style:table-column-properties fo:break-before="auto" style:column-width="119.11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148.96pt"/>
    </style:style>
    <style:style style:name="co16" style:family="table-column">
      <style:table-column-properties fo:break-before="auto" style:column-width="152.8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202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erializable first pla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e ran planner until any ONE plan was found. Then the plan was checked to see if it was serializab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olving time</text:p>
          </table:table-cell>
          <table:table-cell office:value-type="string" calcext:value-type="string">
            <text:p>Checks made</text:p>
          </table:table-cell>
          <table:table-cell office:value-type="string" calcext:value-type="string">
            <text:p>Check time Postprocess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has plan</text:p>
          </table:table-cell>
          <table:table-cell office:value-type="string" calcext:value-type="string">
            <text:p>serializable p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0.pddl</text:p>
          </table:table-cell>
          <table:table-cell office:value-type="string" calcext:value-type="string">
            <text:p>SAT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 office:value-type="float" office:value="0.120042085648" calcext:value-type="float">
            <text:p>0.1200420856</text:p>
          </table:table-cell>
          <table:table-cell office:value-type="string" calcext:value-type="string">
            <text:p>YES</text:p>
          </table:table-cell>
          <table:table-cell table:formula="of:=[.C4]+[.E4]" office:value-type="float" office:value="0.683042085648" calcext:value-type="float">
            <text:p>0.6830420856</text:p>
          </table:table-cell>
          <table:table-cell/>
          <table:table-cell table:formula="of:=IF([.C4]&lt;&gt;0; 1;0)" office:value-type="float" office:value="1" calcext:value-type="float">
            <text:p>1</text:p>
          </table:table-cell>
          <table:table-cell table:formula="of:=IF(AND([.I4];[.F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733" calcext:value-type="float">
            <text:p>0.733</text:p>
          </table:table-cell>
          <table:table-cell office:value-type="float" office:value="1" calcext:value-type="float">
            <text:p>1</text:p>
          </table:table-cell>
          <table:table-cell office:value-type="float" office:value="0.225672006607" calcext:value-type="float">
            <text:p>0.2256720066</text:p>
          </table:table-cell>
          <table:table-cell office:value-type="string" calcext:value-type="string">
            <text:p>YES</text:p>
          </table:table-cell>
          <table:table-cell table:formula="of:=[.C5]+[.E5]" office:value-type="float" office:value="0.958672006607" calcext:value-type="float">
            <text:p>0.9586720066</text:p>
          </table:table-cell>
          <table:table-cell/>
          <table:table-cell table:formula="of:=IF([.C5]&lt;&gt;0; 1;0)" office:value-type="float" office:value="1" calcext:value-type="float">
            <text:p>1</text:p>
          </table:table-cell>
          <table:table-cell table:formula="of:=IF(AND([.I5];[.F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6.pddl</text:p>
          </table:table-cell>
          <table:table-cell office:value-type="string" calcext:value-type="string">
            <text:p>SAT</text:p>
          </table:table-cell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office:value-type="float" office:value="0.0948660373688" calcext:value-type="float">
            <text:p>0.0948660374</text:p>
          </table:table-cell>
          <table:table-cell office:value-type="string" calcext:value-type="string">
            <text:p>YES</text:p>
          </table:table-cell>
          <table:table-cell table:formula="of:=[.C6]+[.E6]" office:value-type="float" office:value="0.2828660373688" calcext:value-type="float">
            <text:p>0.2828660374</text:p>
          </table:table-cell>
          <table:table-cell/>
          <table:table-cell table:formula="of:=IF([.C6]&lt;&gt;0; 1;0)" office:value-type="float" office:value="1" calcext:value-type="float">
            <text:p>1</text:p>
          </table:table-cell>
          <table:table-cell table:formula="of:=IF(AND([.I6];[.F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1.pddl</text:p>
          </table:table-cell>
          <table:table-cell office:value-type="string" calcext:value-type="string">
            <text:p>SAT</text:p>
          </table:table-cell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office:value-type="float" office:value="0.0609920024872" calcext:value-type="float">
            <text:p>0.0609920025</text:p>
          </table:table-cell>
          <table:table-cell office:value-type="string" calcext:value-type="string">
            <text:p>YES</text:p>
          </table:table-cell>
          <table:table-cell table:formula="of:=[.C7]+[.E7]" office:value-type="float" office:value="0.2319920024872" calcext:value-type="float">
            <text:p>0.2319920025</text:p>
          </table:table-cell>
          <table:table-cell/>
          <table:table-cell table:formula="of:=IF([.C7]&lt;&gt;0; 1;0)" office:value-type="float" office:value="1" calcext:value-type="float">
            <text:p>1</text:p>
          </table:table-cell>
          <table:table-cell table:formula="of:=IF(AND([.I7];[.F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office:value-type="float" office:value="0.230664014816" calcext:value-type="float">
            <text:p>0.2306640148</text:p>
          </table:table-cell>
          <table:table-cell office:value-type="string" calcext:value-type="string">
            <text:p>YES</text:p>
          </table:table-cell>
          <table:table-cell table:formula="of:=[.C8]+[.E8]" office:value-type="float" office:value="1.087664014816" calcext:value-type="float">
            <text:p>1.0876640148</text:p>
          </table:table-cell>
          <table:table-cell/>
          <table:table-cell table:formula="of:=IF([.C8]&lt;&gt;0; 1;0)" office:value-type="float" office:value="1" calcext:value-type="float">
            <text:p>1</text:p>
          </table:table-cell>
          <table:table-cell table:formula="of:=IF(AND([.I8];[.F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0.595" calcext:value-type="float">
            <text:p>0.595</text:p>
          </table:table-cell>
          <table:table-cell office:value-type="float" office:value="1" calcext:value-type="float">
            <text:p>1</text:p>
          </table:table-cell>
          <table:table-cell office:value-type="float" office:value="0.142321109772" calcext:value-type="float">
            <text:p>0.1423211098</text:p>
          </table:table-cell>
          <table:table-cell office:value-type="string" calcext:value-type="string">
            <text:p>YES</text:p>
          </table:table-cell>
          <table:table-cell table:formula="of:=[.C9]+[.E9]" office:value-type="float" office:value="0.737321109772" calcext:value-type="float">
            <text:p>0.7373211098</text:p>
          </table:table-cell>
          <table:table-cell/>
          <table:table-cell table:formula="of:=IF([.C9]&lt;&gt;0; 1;0)" office:value-type="float" office:value="1" calcext:value-type="float">
            <text:p>1</text:p>
          </table:table-cell>
          <table:table-cell table:formula="of:=IF(AND([.I9];[.F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7.pddl</text:p>
          </table:table-cell>
          <table:table-cell office:value-type="string" calcext:value-type="string">
            <text:p>SAT</text:p>
          </table:table-cell>
          <table:table-cell office:value-type="float" office:value="0.195" calcext:value-type="float">
            <text:p>0.195</text:p>
          </table:table-cell>
          <table:table-cell office:value-type="float" office:value="1" calcext:value-type="float">
            <text:p>1</text:p>
          </table:table-cell>
          <table:table-cell office:value-type="float" office:value="0.0943059921265" calcext:value-type="float">
            <text:p>0.0943059921</text:p>
          </table:table-cell>
          <table:table-cell office:value-type="string" calcext:value-type="string">
            <text:p>YES</text:p>
          </table:table-cell>
          <table:table-cell table:formula="of:=[.C10]+[.E10]" office:value-type="float" office:value="0.2893059921265" calcext:value-type="float">
            <text:p>0.2893059921</text:p>
          </table:table-cell>
          <table:table-cell/>
          <table:table-cell table:formula="of:=IF([.C10]&lt;&gt;0; 1;0)" office:value-type="float" office:value="1" calcext:value-type="float">
            <text:p>1</text:p>
          </table:table-cell>
          <table:table-cell table:formula="of:=IF(AND([.I10];[.F1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9.pddl</text:p>
          </table:table-cell>
          <table:table-cell office:value-type="string" calcext:value-type="string">
            <text:p>SAT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office:value-type="float" office:value="0.120178937912" calcext:value-type="float">
            <text:p>0.1201789379</text:p>
          </table:table-cell>
          <table:table-cell office:value-type="string" calcext:value-type="string">
            <text:p>YES</text:p>
          </table:table-cell>
          <table:table-cell table:formula="of:=[.C11]+[.E11]" office:value-type="float" office:value="0.436178937912" calcext:value-type="float">
            <text:p>0.4361789379</text:p>
          </table:table-cell>
          <table:table-cell/>
          <table:table-cell table:formula="of:=IF([.C11]&lt;&gt;0; 1;0)" office:value-type="float" office:value="1" calcext:value-type="float">
            <text:p>1</text:p>
          </table:table-cell>
          <table:table-cell table:formula="of:=IF(AND([.I11];[.F1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2.pddl</text:p>
          </table:table-cell>
          <table:table-cell office:value-type="string" calcext:value-type="string">
            <text:p>SAT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0583040714264" calcext:value-type="float">
            <text:p>0.0583040714</text:p>
          </table:table-cell>
          <table:table-cell office:value-type="string" calcext:value-type="string">
            <text:p>YES</text:p>
          </table:table-cell>
          <table:table-cell table:formula="of:=[.C12]+[.E12]" office:value-type="float" office:value="0.1493040714264" calcext:value-type="float">
            <text:p>0.1493040714</text:p>
          </table:table-cell>
          <table:table-cell/>
          <table:table-cell table:formula="of:=IF([.C12]&lt;&gt;0; 1;0)" office:value-type="float" office:value="1" calcext:value-type="float">
            <text:p>1</text:p>
          </table:table-cell>
          <table:table-cell table:formula="of:=IF(AND([.I12];[.F1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0.864" calcext:value-type="float">
            <text:p>0.864</text:p>
          </table:table-cell>
          <table:table-cell office:value-type="float" office:value="1" calcext:value-type="float">
            <text:p>1</text:p>
          </table:table-cell>
          <table:table-cell office:value-type="float" office:value="0.145555019379" calcext:value-type="float">
            <text:p>0.1455550194</text:p>
          </table:table-cell>
          <table:table-cell office:value-type="string" calcext:value-type="string">
            <text:p>YES</text:p>
          </table:table-cell>
          <table:table-cell table:formula="of:=[.C13]+[.E13]" office:value-type="float" office:value="1.009555019379" calcext:value-type="float">
            <text:p>1.0095550194</text:p>
          </table:table-cell>
          <table:table-cell/>
          <table:table-cell table:formula="of:=IF([.C13]&lt;&gt;0; 1;0)" office:value-type="float" office:value="1" calcext:value-type="float">
            <text:p>1</text:p>
          </table:table-cell>
          <table:table-cell table:formula="of:=IF(AND([.I13];[.F1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5.pddl</text:p>
          </table:table-cell>
          <table:table-cell office:value-type="string" calcext:value-type="string">
            <text:p>SAT</text:p>
          </table:table-cell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office:value-type="float" office:value="0.0728769302368" calcext:value-type="float">
            <text:p>0.0728769302</text:p>
          </table:table-cell>
          <table:table-cell office:value-type="string" calcext:value-type="string">
            <text:p>YES</text:p>
          </table:table-cell>
          <table:table-cell table:formula="of:=[.C14]+[.E14]" office:value-type="float" office:value="0.1888769302368" calcext:value-type="float">
            <text:p>0.1888769302</text:p>
          </table:table-cell>
          <table:table-cell/>
          <table:table-cell table:formula="of:=IF([.C14]&lt;&gt;0; 1;0)" office:value-type="float" office:value="1" calcext:value-type="float">
            <text:p>1</text:p>
          </table:table-cell>
          <table:table-cell table:formula="of:=IF(AND([.I14];[.F1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3.pddl</text:p>
          </table:table-cell>
          <table:table-cell office:value-type="string" calcext:value-type="string">
            <text:p>SAT</text:p>
          </table:table-cell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office:value-type="float" office:value="0.138766050339" calcext:value-type="float">
            <text:p>0.1387660503</text:p>
          </table:table-cell>
          <table:table-cell office:value-type="string" calcext:value-type="string">
            <text:p>YES</text:p>
          </table:table-cell>
          <table:table-cell table:formula="of:=[.C15]+[.E15]" office:value-type="float" office:value="0.589766050339" calcext:value-type="float">
            <text:p>0.5897660503</text:p>
          </table:table-cell>
          <table:table-cell/>
          <table:table-cell table:formula="of:=IF([.C15]&lt;&gt;0; 1;0)" office:value-type="float" office:value="1" calcext:value-type="float">
            <text:p>1</text:p>
          </table:table-cell>
          <table:table-cell table:formula="of:=IF(AND([.I15];[.F1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718" calcext:value-type="float">
            <text:p>0.718</text:p>
          </table:table-cell>
          <table:table-cell office:value-type="float" office:value="1" calcext:value-type="float">
            <text:p>1</text:p>
          </table:table-cell>
          <table:table-cell office:value-type="float" office:value="0.259289979935" calcext:value-type="float">
            <text:p>0.2592899799</text:p>
          </table:table-cell>
          <table:table-cell office:value-type="string" calcext:value-type="string">
            <text:p>YES</text:p>
          </table:table-cell>
          <table:table-cell table:formula="of:=[.C16]+[.E16]" office:value-type="float" office:value="0.977289979935" calcext:value-type="float">
            <text:p>0.9772899799</text:p>
          </table:table-cell>
          <table:table-cell/>
          <table:table-cell table:formula="of:=IF([.C16]&lt;&gt;0; 1;0)" office:value-type="float" office:value="1" calcext:value-type="float">
            <text:p>1</text:p>
          </table:table-cell>
          <table:table-cell table:formula="of:=IF(AND([.I16];[.F1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582" calcext:value-type="float">
            <text:p>0.582</text:p>
          </table:table-cell>
          <table:table-cell office:value-type="float" office:value="1" calcext:value-type="float">
            <text:p>1</text:p>
          </table:table-cell>
          <table:table-cell office:value-type="float" office:value="0.168977022171" calcext:value-type="float">
            <text:p>0.1689770222</text:p>
          </table:table-cell>
          <table:table-cell office:value-type="string" calcext:value-type="string">
            <text:p>YES</text:p>
          </table:table-cell>
          <table:table-cell table:formula="of:=[.C17]+[.E17]" office:value-type="float" office:value="0.750977022171" calcext:value-type="float">
            <text:p>0.7509770222</text:p>
          </table:table-cell>
          <table:table-cell/>
          <table:table-cell table:formula="of:=IF([.C17]&lt;&gt;0; 1;0)" office:value-type="float" office:value="1" calcext:value-type="float">
            <text:p>1</text:p>
          </table:table-cell>
          <table:table-cell table:formula="of:=IF(AND([.I17];[.F1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3.pddl</text:p>
          </table:table-cell>
          <table:table-cell office:value-type="string" calcext:value-type="string">
            <text:p>SAT</text:p>
          </table:table-cell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office:value-type="float" office:value="0.073578119278" calcext:value-type="float">
            <text:p>0.0735781193</text:p>
          </table:table-cell>
          <table:table-cell office:value-type="string" calcext:value-type="string">
            <text:p>YES</text:p>
          </table:table-cell>
          <table:table-cell table:formula="of:=[.C18]+[.E18]" office:value-type="float" office:value="0.191578119278" calcext:value-type="float">
            <text:p>0.1915781193</text:p>
          </table:table-cell>
          <table:table-cell/>
          <table:table-cell table:formula="of:=IF([.C18]&lt;&gt;0; 1;0)" office:value-type="float" office:value="1" calcext:value-type="float">
            <text:p>1</text:p>
          </table:table-cell>
          <table:table-cell table:formula="of:=IF(AND([.I18];[.F1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8.pddl</text:p>
          </table:table-cell>
          <table:table-cell office:value-type="string" calcext:value-type="string">
            <text:p>SAT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office:value-type="float" office:value="0.0950400829315" calcext:value-type="float">
            <text:p>0.0950400829</text:p>
          </table:table-cell>
          <table:table-cell office:value-type="string" calcext:value-type="string">
            <text:p>YES</text:p>
          </table:table-cell>
          <table:table-cell table:formula="of:=[.C19]+[.E19]" office:value-type="float" office:value="0.2860400829315" calcext:value-type="float">
            <text:p>0.2860400829</text:p>
          </table:table-cell>
          <table:table-cell/>
          <table:table-cell table:formula="of:=IF([.C19]&lt;&gt;0; 1;0)" office:value-type="float" office:value="1" calcext:value-type="float">
            <text:p>1</text:p>
          </table:table-cell>
          <table:table-cell table:formula="of:=IF(AND([.I19];[.F1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0.896" calcext:value-type="float">
            <text:p>0.896</text:p>
          </table:table-cell>
          <table:table-cell office:value-type="float" office:value="1" calcext:value-type="float">
            <text:p>1</text:p>
          </table:table-cell>
          <table:table-cell office:value-type="float" office:value="0.17170882225" calcext:value-type="float">
            <text:p>0.1717088223</text:p>
          </table:table-cell>
          <table:table-cell office:value-type="string" calcext:value-type="string">
            <text:p>YES</text:p>
          </table:table-cell>
          <table:table-cell table:formula="of:=[.C20]+[.E20]" office:value-type="float" office:value="1.06770882225" calcext:value-type="float">
            <text:p>1.0677088223</text:p>
          </table:table-cell>
          <table:table-cell/>
          <table:table-cell table:formula="of:=IF([.C20]&lt;&gt;0; 1;0)" office:value-type="float" office:value="1" calcext:value-type="float">
            <text:p>1</text:p>
          </table:table-cell>
          <table:table-cell table:formula="of:=IF(AND([.I20];[.F2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1.pddl</text:p>
          </table:table-cell>
          <table:table-cell office:value-type="string" calcext:value-type="string">
            <text:p>SAT</text:p>
          </table:table-cell>
          <table:table-cell office:value-type="float" office:value="0.423" calcext:value-type="float">
            <text:p>0.423</text:p>
          </table:table-cell>
          <table:table-cell office:value-type="float" office:value="1" calcext:value-type="float">
            <text:p>1</text:p>
          </table:table-cell>
          <table:table-cell office:value-type="float" office:value="0.119405031204" calcext:value-type="float">
            <text:p>0.1194050312</text:p>
          </table:table-cell>
          <table:table-cell office:value-type="string" calcext:value-type="string">
            <text:p>YES</text:p>
          </table:table-cell>
          <table:table-cell table:formula="of:=[.C21]+[.E21]" office:value-type="float" office:value="0.542405031204" calcext:value-type="float">
            <text:p>0.5424050312</text:p>
          </table:table-cell>
          <table:table-cell/>
          <table:table-cell table:formula="of:=IF([.C21]&lt;&gt;0; 1;0)" office:value-type="float" office:value="1" calcext:value-type="float">
            <text:p>1</text:p>
          </table:table-cell>
          <table:table-cell table:formula="of:=IF(AND([.I21];[.F2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14.pddl</text:p>
          </table:table-cell>
          <table:table-cell office:value-type="string" calcext:value-type="string">
            <text:p>SAT</text:p>
          </table:table-cell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office:value-type="float" office:value="0.0741360187531" calcext:value-type="float">
            <text:p>0.0741360188</text:p>
          </table:table-cell>
          <table:table-cell office:value-type="string" calcext:value-type="string">
            <text:p>YES</text:p>
          </table:table-cell>
          <table:table-cell table:formula="of:=[.C22]+[.E22]" office:value-type="float" office:value="0.1921360187531" calcext:value-type="float">
            <text:p>0.1921360188</text:p>
          </table:table-cell>
          <table:table-cell/>
          <table:table-cell table:formula="of:=IF([.C22]&lt;&gt;0; 1;0)" office:value-type="float" office:value="1" calcext:value-type="float">
            <text:p>1</text:p>
          </table:table-cell>
          <table:table-cell table:formula="of:=IF(AND([.I22];[.F2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23]+[.E23]" office:value-type="float" office:value="0" calcext:value-type="float">
            <text:p>0</text:p>
          </table:table-cell>
          <table:table-cell/>
          <table:table-cell table:formula="of:=IF([.C23]&lt;&gt;0; 1;0)" office:value-type="float" office:value="0" calcext:value-type="float">
            <text:p>0</text:p>
          </table:table-cell>
          <table:table-cell table:formula="of:=IF(AND([.I23];[.F2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office:value-type="float" office:value="0.167510032654" calcext:value-type="float">
            <text:p>0.1675100327</text:p>
          </table:table-cell>
          <table:table-cell office:value-type="string" calcext:value-type="string">
            <text:p>NO</text:p>
          </table:table-cell>
          <table:table-cell table:formula="of:=[.C24]+[.E24]" office:value-type="float" office:value="0.440510032654" calcext:value-type="float">
            <text:p>0.4405100327</text:p>
          </table:table-cell>
          <table:table-cell/>
          <table:table-cell table:formula="of:=IF([.C24]&lt;&gt;0; 1;0)" office:value-type="float" office:value="1" calcext:value-type="float">
            <text:p>1</text:p>
          </table:table-cell>
          <table:table-cell table:formula="of:=IF(AND([.I24];[.F2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.0542449951172" calcext:value-type="float">
            <text:p>0.0542449951</text:p>
          </table:table-cell>
          <table:table-cell office:value-type="string" calcext:value-type="string">
            <text:p>YES</text:p>
          </table:table-cell>
          <table:table-cell table:formula="of:=[.C25]+[.E25]" office:value-type="float" office:value="0.1032449951172" calcext:value-type="float">
            <text:p>0.1032449951</text:p>
          </table:table-cell>
          <table:table-cell/>
          <table:table-cell table:formula="of:=IF([.C25]&lt;&gt;0; 1;0)" office:value-type="float" office:value="1" calcext:value-type="float">
            <text:p>1</text:p>
          </table:table-cell>
          <table:table-cell table:formula="of:=IF(AND([.I25];[.F2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26]+[.E26]" office:value-type="float" office:value="0" calcext:value-type="float">
            <text:p>0</text:p>
          </table:table-cell>
          <table:table-cell/>
          <table:table-cell table:formula="of:=IF([.C26]&lt;&gt;0; 1;0)" office:value-type="float" office:value="0" calcext:value-type="float">
            <text:p>0</text:p>
          </table:table-cell>
          <table:table-cell table:formula="of:=IF(AND([.I26];[.F26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2.pddl</text:p>
          </table:table-cell>
          <table:table-cell office:value-type="string" calcext:value-type="string">
            <text:p>SAT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7230014801" calcext:value-type="float">
            <text:p>0.0372300148</text:p>
          </table:table-cell>
          <table:table-cell office:value-type="string" calcext:value-type="string">
            <text:p>NO</text:p>
          </table:table-cell>
          <table:table-cell table:formula="of:=[.C27]+[.E27]" office:value-type="float" office:value="0.080230014801" calcext:value-type="float">
            <text:p>0.0802300148</text:p>
          </table:table-cell>
          <table:table-cell/>
          <table:table-cell table:formula="of:=IF([.C27]&lt;&gt;0; 1;0)" office:value-type="float" office:value="1" calcext:value-type="float">
            <text:p>1</text:p>
          </table:table-cell>
          <table:table-cell table:formula="of:=IF(AND([.I27];[.F2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office:value-type="float" office:value="0.0758540630341" calcext:value-type="float">
            <text:p>0.075854063</text:p>
          </table:table-cell>
          <table:table-cell office:value-type="string" calcext:value-type="string">
            <text:p>NO</text:p>
          </table:table-cell>
          <table:table-cell table:formula="of:=[.C28]+[.E28]" office:value-type="float" office:value="0.1408540630341" calcext:value-type="float">
            <text:p>0.140854063</text:p>
          </table:table-cell>
          <table:table-cell/>
          <table:table-cell table:formula="of:=IF([.C28]&lt;&gt;0; 1;0)" office:value-type="float" office:value="1" calcext:value-type="float">
            <text:p>1</text:p>
          </table:table-cell>
          <table:table-cell table:formula="of:=IF(AND([.I28];[.F28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office:value-type="float" office:value="0.148308992386" calcext:value-type="float">
            <text:p>0.1483089924</text:p>
          </table:table-cell>
          <table:table-cell office:value-type="string" calcext:value-type="string">
            <text:p>NO</text:p>
          </table:table-cell>
          <table:table-cell table:formula="of:=[.C29]+[.E29]" office:value-type="float" office:value="0.282308992386" calcext:value-type="float">
            <text:p>0.2823089924</text:p>
          </table:table-cell>
          <table:table-cell/>
          <table:table-cell table:formula="of:=IF([.C29]&lt;&gt;0; 1;0)" office:value-type="float" office:value="1" calcext:value-type="float">
            <text:p>1</text:p>
          </table:table-cell>
          <table:table-cell table:formula="of:=IF(AND([.I29];[.F2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30]+[.E30]" office:value-type="float" office:value="0" calcext:value-type="float">
            <text:p>0</text:p>
          </table:table-cell>
          <table:table-cell/>
          <table:table-cell table:formula="of:=IF([.C30]&lt;&gt;0; 1;0)" office:value-type="float" office:value="0" calcext:value-type="float">
            <text:p>0</text:p>
          </table:table-cell>
          <table:table-cell table:formula="of:=IF(AND([.I30];[.F30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office:value-type="float" office:value="0.115383863449" calcext:value-type="float">
            <text:p>0.1153838634</text:p>
          </table:table-cell>
          <table:table-cell office:value-type="string" calcext:value-type="string">
            <text:p>NO</text:p>
          </table:table-cell>
          <table:table-cell table:formula="of:=[.C31]+[.E31]" office:value-type="float" office:value="0.257383863449" calcext:value-type="float">
            <text:p>0.2573838634</text:p>
          </table:table-cell>
          <table:table-cell/>
          <table:table-cell table:formula="of:=IF([.C31]&lt;&gt;0; 1;0)" office:value-type="float" office:value="1" calcext:value-type="float">
            <text:p>1</text:p>
          </table:table-cell>
          <table:table-cell table:formula="of:=IF(AND([.I31];[.F3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32]+[.E32]" office:value-type="float" office:value="0" calcext:value-type="float">
            <text:p>0</text:p>
          </table:table-cell>
          <table:table-cell/>
          <table:table-cell table:formula="of:=IF([.C32]&lt;&gt;0; 1;0)" office:value-type="float" office:value="0" calcext:value-type="float">
            <text:p>0</text:p>
          </table:table-cell>
          <table:table-cell table:formula="of:=IF(AND([.I32];[.F3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8.pddl</text:p>
          </table:table-cell>
          <table:table-cell office:value-type="string" calcext:value-type="string">
            <text:p>SAT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office:value-type="float" office:value="0.0854461193085" calcext:value-type="float">
            <text:p>0.0854461193</text:p>
          </table:table-cell>
          <table:table-cell office:value-type="string" calcext:value-type="string">
            <text:p>NO</text:p>
          </table:table-cell>
          <table:table-cell table:formula="of:=[.C33]+[.E33]" office:value-type="float" office:value="0.1884461193085" calcext:value-type="float">
            <text:p>0.1884461193</text:p>
          </table:table-cell>
          <table:table-cell/>
          <table:table-cell table:formula="of:=IF([.C33]&lt;&gt;0; 1;0)" office:value-type="float" office:value="1" calcext:value-type="float">
            <text:p>1</text:p>
          </table:table-cell>
          <table:table-cell table:formula="of:=IF(AND([.I33];[.F3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.0454170703888" calcext:value-type="float">
            <text:p>0.0454170704</text:p>
          </table:table-cell>
          <table:table-cell office:value-type="string" calcext:value-type="string">
            <text:p>NO</text:p>
          </table:table-cell>
          <table:table-cell table:formula="of:=[.C34]+[.E34]" office:value-type="float" office:value="0.0874170703888" calcext:value-type="float">
            <text:p>0.0874170704</text:p>
          </table:table-cell>
          <table:table-cell/>
          <table:table-cell table:formula="of:=IF([.C34]&lt;&gt;0; 1;0)" office:value-type="float" office:value="1" calcext:value-type="float">
            <text:p>1</text:p>
          </table:table-cell>
          <table:table-cell table:formula="of:=IF(AND([.I34];[.F3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0.674" calcext:value-type="float">
            <text:p>0.674</text:p>
          </table:table-cell>
          <table:table-cell office:value-type="float" office:value="1" calcext:value-type="float">
            <text:p>1</text:p>
          </table:table-cell>
          <table:table-cell office:value-type="float" office:value="0.337921142578" calcext:value-type="float">
            <text:p>0.3379211426</text:p>
          </table:table-cell>
          <table:table-cell office:value-type="string" calcext:value-type="string">
            <text:p>NO</text:p>
          </table:table-cell>
          <table:table-cell table:formula="of:=[.C35]+[.E35]" office:value-type="float" office:value="1.011921142578" calcext:value-type="float">
            <text:p>1.0119211426</text:p>
          </table:table-cell>
          <table:table-cell/>
          <table:table-cell table:formula="of:=IF([.C35]&lt;&gt;0; 1;0)" office:value-type="float" office:value="1" calcext:value-type="float">
            <text:p>1</text:p>
          </table:table-cell>
          <table:table-cell table:formula="of:=IF(AND([.I35];[.F35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27.pddl</text:p>
          </table:table-cell>
          <table:table-cell office:value-type="string" calcext:value-type="string">
            <text:p>SAT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7849597931" calcext:value-type="float">
            <text:p>0.0357849598</text:p>
          </table:table-cell>
          <table:table-cell office:value-type="string" calcext:value-type="string">
            <text:p>YES</text:p>
          </table:table-cell>
          <table:table-cell table:formula="of:=[.C36]+[.E36]" office:value-type="float" office:value="0.0787849597931" calcext:value-type="float">
            <text:p>0.0787849598</text:p>
          </table:table-cell>
          <table:table-cell/>
          <table:table-cell table:formula="of:=IF([.C36]&lt;&gt;0; 1;0)" office:value-type="float" office:value="1" calcext:value-type="float">
            <text:p>1</text:p>
          </table:table-cell>
          <table:table-cell table:formula="of:=IF(AND([.I36];[.F3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0746440887451" calcext:value-type="float">
            <text:p>0.0746440887</text:p>
          </table:table-cell>
          <table:table-cell office:value-type="string" calcext:value-type="string">
            <text:p>YES</text:p>
          </table:table-cell>
          <table:table-cell table:formula="of:=[.C37]+[.E37]" office:value-type="float" office:value="0.4746440887451" calcext:value-type="float">
            <text:p>0.4746440887</text:p>
          </table:table-cell>
          <table:table-cell/>
          <table:table-cell table:formula="of:=IF([.C37]&lt;&gt;0; 1;0)" office:value-type="float" office:value="1" calcext:value-type="float">
            <text:p>1</text:p>
          </table:table-cell>
          <table:table-cell table:formula="of:=IF(AND([.I37];[.F3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7.pddl</text:p>
          </table:table-cell>
          <table:table-cell office:value-type="string" calcext:value-type="string">
            <text:p>SAT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0.0610539913177" calcext:value-type="float">
            <text:p>0.0610539913</text:p>
          </table:table-cell>
          <table:table-cell office:value-type="string" calcext:value-type="string">
            <text:p>YES</text:p>
          </table:table-cell>
          <table:table-cell table:formula="of:=[.C38]+[.E38]" office:value-type="float" office:value="0.3160539913177" calcext:value-type="float">
            <text:p>0.3160539913</text:p>
          </table:table-cell>
          <table:table-cell/>
          <table:table-cell table:formula="of:=IF([.C38]&lt;&gt;0; 1;0)" office:value-type="float" office:value="1" calcext:value-type="float">
            <text:p>1</text:p>
          </table:table-cell>
          <table:table-cell table:formula="of:=IF(AND([.I38];[.F3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7429981232" calcext:value-type="float">
            <text:p>0.0357429981</text:p>
          </table:table-cell>
          <table:table-cell office:value-type="string" calcext:value-type="string">
            <text:p>YES</text:p>
          </table:table-cell>
          <table:table-cell table:formula="of:=[.C39]+[.E39]" office:value-type="float" office:value="0.0787429981232" calcext:value-type="float">
            <text:p>0.0787429981</text:p>
          </table:table-cell>
          <table:table-cell/>
          <table:table-cell table:formula="of:=IF([.C39]&lt;&gt;0; 1;0)" office:value-type="float" office:value="1" calcext:value-type="float">
            <text:p>1</text:p>
          </table:table-cell>
          <table:table-cell table:formula="of:=IF(AND([.I39];[.F3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 office:value-type="float" office:value="0.061145067215" calcext:value-type="float">
            <text:p>0.0611450672</text:p>
          </table:table-cell>
          <table:table-cell office:value-type="string" calcext:value-type="string">
            <text:p>YES</text:p>
          </table:table-cell>
          <table:table-cell table:formula="of:=[.C40]+[.E40]" office:value-type="float" office:value="0.428145067215" calcext:value-type="float">
            <text:p>0.4281450672</text:p>
          </table:table-cell>
          <table:table-cell/>
          <table:table-cell table:formula="of:=IF([.C40]&lt;&gt;0; 1;0)" office:value-type="float" office:value="1" calcext:value-type="float">
            <text:p>1</text:p>
          </table:table-cell>
          <table:table-cell table:formula="of:=IF(AND([.I40];[.F4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0.0748710632324" calcext:value-type="float">
            <text:p>0.0748710632</text:p>
          </table:table-cell>
          <table:table-cell office:value-type="string" calcext:value-type="string">
            <text:p>YES</text:p>
          </table:table-cell>
          <table:table-cell table:formula="of:=[.C41]+[.E41]" office:value-type="float" office:value="0.3888710632324" calcext:value-type="float">
            <text:p>0.3888710632</text:p>
          </table:table-cell>
          <table:table-cell/>
          <table:table-cell table:formula="of:=IF([.C41]&lt;&gt;0; 1;0)" office:value-type="float" office:value="1" calcext:value-type="float">
            <text:p>1</text:p>
          </table:table-cell>
          <table:table-cell table:formula="of:=IF(AND([.I41];[.F4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0.0356838703156" calcext:value-type="float">
            <text:p>0.0356838703</text:p>
          </table:table-cell>
          <table:table-cell office:value-type="string" calcext:value-type="string">
            <text:p>YES</text:p>
          </table:table-cell>
          <table:table-cell table:formula="of:=[.C42]+[.E42]" office:value-type="float" office:value="0.0836838703156" calcext:value-type="float">
            <text:p>0.0836838703</text:p>
          </table:table-cell>
          <table:table-cell/>
          <table:table-cell table:formula="of:=IF([.C42]&lt;&gt;0; 1;0)" office:value-type="float" office:value="1" calcext:value-type="float">
            <text:p>1</text:p>
          </table:table-cell>
          <table:table-cell table:formula="of:=IF(AND([.I42];[.F4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office:value-type="float" office:value="0.0757260322571" calcext:value-type="float">
            <text:p>0.0757260323</text:p>
          </table:table-cell>
          <table:table-cell office:value-type="string" calcext:value-type="string">
            <text:p>YES</text:p>
          </table:table-cell>
          <table:table-cell table:formula="of:=[.C43]+[.E43]" office:value-type="float" office:value="0.4277260322571" calcext:value-type="float">
            <text:p>0.4277260323</text:p>
          </table:table-cell>
          <table:table-cell/>
          <table:table-cell table:formula="of:=IF([.C43]&lt;&gt;0; 1;0)" office:value-type="float" office:value="1" calcext:value-type="float">
            <text:p>1</text:p>
          </table:table-cell>
          <table:table-cell table:formula="of:=IF(AND([.I43];[.F4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6.pddl</text:p>
          </table:table-cell>
          <table:table-cell office:value-type="string" calcext:value-type="string">
            <text:p>SAT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0.0608711242676" calcext:value-type="float">
            <text:p>0.0608711243</text:p>
          </table:table-cell>
          <table:table-cell office:value-type="string" calcext:value-type="string">
            <text:p>YES</text:p>
          </table:table-cell>
          <table:table-cell table:formula="of:=[.C44]+[.E44]" office:value-type="float" office:value="0.4568711242676" calcext:value-type="float">
            <text:p>0.4568711243</text:p>
          </table:table-cell>
          <table:table-cell/>
          <table:table-cell table:formula="of:=IF([.C44]&lt;&gt;0; 1;0)" office:value-type="float" office:value="1" calcext:value-type="float">
            <text:p>1</text:p>
          </table:table-cell>
          <table:table-cell table:formula="of:=IF(AND([.I44];[.F4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358788967133" calcext:value-type="float">
            <text:p>0.0358788967</text:p>
          </table:table-cell>
          <table:table-cell office:value-type="string" calcext:value-type="string">
            <text:p>YES</text:p>
          </table:table-cell>
          <table:table-cell table:formula="of:=[.C45]+[.E45]" office:value-type="float" office:value="0.0798788967133" calcext:value-type="float">
            <text:p>0.0798788967</text:p>
          </table:table-cell>
          <table:table-cell/>
          <table:table-cell table:formula="of:=IF([.C45]&lt;&gt;0; 1;0)" office:value-type="float" office:value="1" calcext:value-type="float">
            <text:p>1</text:p>
          </table:table-cell>
          <table:table-cell table:formula="of:=IF(AND([.I45];[.F4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4.pddl</text:p>
          </table:table-cell>
          <table:table-cell office:value-type="string" calcext:value-type="string">
            <text:p>SAT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.0465359687805" calcext:value-type="float">
            <text:p>0.0465359688</text:p>
          </table:table-cell>
          <table:table-cell office:value-type="string" calcext:value-type="string">
            <text:p>YES</text:p>
          </table:table-cell>
          <table:table-cell table:formula="of:=[.C46]+[.E46]" office:value-type="float" office:value="0.1015359687805" calcext:value-type="float">
            <text:p>0.1015359688</text:p>
          </table:table-cell>
          <table:table-cell/>
          <table:table-cell table:formula="of:=IF([.C46]&lt;&gt;0; 1;0)" office:value-type="float" office:value="1" calcext:value-type="float">
            <text:p>1</text:p>
          </table:table-cell>
          <table:table-cell table:formula="of:=IF(AND([.I46];[.F4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3.pddl</text:p>
          </table:table-cell>
          <table:table-cell office:value-type="string" calcext:value-type="string">
            <text:p>SAT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0.0464379787445" calcext:value-type="float">
            <text:p>0.0464379787</text:p>
          </table:table-cell>
          <table:table-cell office:value-type="string" calcext:value-type="string">
            <text:p>YES</text:p>
          </table:table-cell>
          <table:table-cell table:formula="of:=[.C47]+[.E47]" office:value-type="float" office:value="0.0994379787445" calcext:value-type="float">
            <text:p>0.0994379787</text:p>
          </table:table-cell>
          <table:table-cell/>
          <table:table-cell table:formula="of:=IF([.C47]&lt;&gt;0; 1;0)" office:value-type="float" office:value="1" calcext:value-type="float">
            <text:p>1</text:p>
          </table:table-cell>
          <table:table-cell table:formula="of:=IF(AND([.I47];[.F4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5.pddl</text:p>
          </table:table-cell>
          <table:table-cell office:value-type="string" calcext:value-type="string">
            <text:p>SAT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0.0498969554901" calcext:value-type="float">
            <text:p>0.0498969555</text:p>
          </table:table-cell>
          <table:table-cell office:value-type="string" calcext:value-type="string">
            <text:p>YES</text:p>
          </table:table-cell>
          <table:table-cell table:formula="of:=[.C48]+[.E48]" office:value-type="float" office:value="0.2038969554901" calcext:value-type="float">
            <text:p>0.2038969555</text:p>
          </table:table-cell>
          <table:table-cell/>
          <table:table-cell table:formula="of:=IF([.C48]&lt;&gt;0; 1;0)" office:value-type="float" office:value="1" calcext:value-type="float">
            <text:p>1</text:p>
          </table:table-cell>
          <table:table-cell table:formula="of:=IF(AND([.I48];[.F4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1.pddl</text:p>
          </table:table-cell>
          <table:table-cell office:value-type="string" calcext:value-type="string">
            <text:p>SAT</text:p>
          </table:table-cell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  <table:table-cell office:value-type="float" office:value="0.0846090316772" calcext:value-type="float">
            <text:p>0.0846090317</text:p>
          </table:table-cell>
          <table:table-cell office:value-type="string" calcext:value-type="string">
            <text:p>YES</text:p>
          </table:table-cell>
          <table:table-cell table:formula="of:=[.C49]+[.E49]" office:value-type="float" office:value="0.4306090316772" calcext:value-type="float">
            <text:p>0.4306090317</text:p>
          </table:table-cell>
          <table:table-cell/>
          <table:table-cell table:formula="of:=IF([.C49]&lt;&gt;0; 1;0)" office:value-type="float" office:value="1" calcext:value-type="float">
            <text:p>1</text:p>
          </table:table-cell>
          <table:table-cell table:formula="of:=IF(AND([.I49];[.F4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.0468988418579" calcext:value-type="float">
            <text:p>0.0468988419</text:p>
          </table:table-cell>
          <table:table-cell office:value-type="string" calcext:value-type="string">
            <text:p>YES</text:p>
          </table:table-cell>
          <table:table-cell table:formula="of:=[.C50]+[.E50]" office:value-type="float" office:value="0.1018988418579" calcext:value-type="float">
            <text:p>0.1018988419</text:p>
          </table:table-cell>
          <table:table-cell/>
          <table:table-cell table:formula="of:=IF([.C50]&lt;&gt;0; 1;0)" office:value-type="float" office:value="1" calcext:value-type="float">
            <text:p>1</text:p>
          </table:table-cell>
          <table:table-cell table:formula="of:=IF(AND([.I50];[.F5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.0362010002136" calcext:value-type="float">
            <text:p>0.0362010002</text:p>
          </table:table-cell>
          <table:table-cell office:value-type="string" calcext:value-type="string">
            <text:p>YES</text:p>
          </table:table-cell>
          <table:table-cell table:formula="of:=[.C51]+[.E51]" office:value-type="float" office:value="0.0782010002136" calcext:value-type="float">
            <text:p>0.0782010002</text:p>
          </table:table-cell>
          <table:table-cell/>
          <table:table-cell table:formula="of:=IF([.C51]&lt;&gt;0; 1;0)" office:value-type="float" office:value="1" calcext:value-type="float">
            <text:p>1</text:p>
          </table:table-cell>
          <table:table-cell table:formula="of:=IF(AND([.I51];[.F5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0.0606241226196" calcext:value-type="float">
            <text:p>0.0606241226</text:p>
          </table:table-cell>
          <table:table-cell office:value-type="string" calcext:value-type="string">
            <text:p>YES</text:p>
          </table:table-cell>
          <table:table-cell table:formula="of:=[.C52]+[.E52]" office:value-type="float" office:value="0.2846241226196" calcext:value-type="float">
            <text:p>0.2846241226</text:p>
          </table:table-cell>
          <table:table-cell/>
          <table:table-cell table:formula="of:=IF([.C52]&lt;&gt;0; 1;0)" office:value-type="float" office:value="1" calcext:value-type="float">
            <text:p>1</text:p>
          </table:table-cell>
          <table:table-cell table:formula="of:=IF(AND([.I52];[.F5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9.pddl</text:p>
          </table:table-cell>
          <table:table-cell office:value-type="string" calcext:value-type="string">
            <text:p>SAT</text:p>
          </table:table-cell>
          <table:table-cell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office:value-type="float" office:value="0.0602009296417" calcext:value-type="float">
            <text:p>0.0602009296</text:p>
          </table:table-cell>
          <table:table-cell office:value-type="string" calcext:value-type="string">
            <text:p>YES</text:p>
          </table:table-cell>
          <table:table-cell table:formula="of:=[.C53]+[.E53]" office:value-type="float" office:value="0.3482009296417" calcext:value-type="float">
            <text:p>0.3482009296</text:p>
          </table:table-cell>
          <table:table-cell/>
          <table:table-cell table:formula="of:=IF([.C53]&lt;&gt;0; 1;0)" office:value-type="float" office:value="1" calcext:value-type="float">
            <text:p>1</text:p>
          </table:table-cell>
          <table:table-cell table:formula="of:=IF(AND([.I53];[.F5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 office:value-type="float" office:value="0.0749669075012" calcext:value-type="float">
            <text:p>0.0749669075</text:p>
          </table:table-cell>
          <table:table-cell office:value-type="string" calcext:value-type="string">
            <text:p>YES</text:p>
          </table:table-cell>
          <table:table-cell table:formula="of:=[.C54]+[.E54]" office:value-type="float" office:value="0.3789669075012" calcext:value-type="float">
            <text:p>0.3789669075</text:p>
          </table:table-cell>
          <table:table-cell/>
          <table:table-cell table:formula="of:=IF([.C54]&lt;&gt;0; 1;0)" office:value-type="float" office:value="1" calcext:value-type="float">
            <text:p>1</text:p>
          </table:table-cell>
          <table:table-cell table:formula="of:=IF(AND([.I54];[.F5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2.pddl</text:p>
          </table:table-cell>
          <table:table-cell office:value-type="string" calcext:value-type="string">
            <text:p>SAT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.0485599040985" calcext:value-type="float">
            <text:p>0.0485599041</text:p>
          </table:table-cell>
          <table:table-cell office:value-type="string" calcext:value-type="string">
            <text:p>YES</text:p>
          </table:table-cell>
          <table:table-cell table:formula="of:=[.C55]+[.E55]" office:value-type="float" office:value="0.2565599040985" calcext:value-type="float">
            <text:p>0.2565599041</text:p>
          </table:table-cell>
          <table:table-cell/>
          <table:table-cell table:formula="of:=IF([.C55]&lt;&gt;0; 1;0)" office:value-type="float" office:value="1" calcext:value-type="float">
            <text:p>1</text:p>
          </table:table-cell>
          <table:table-cell table:formula="of:=IF(AND([.I55];[.F5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695" calcext:value-type="float">
            <text:p>1.695</text:p>
          </table:table-cell>
          <table:table-cell office:value-type="float" office:value="1" calcext:value-type="float">
            <text:p>1</text:p>
          </table:table-cell>
          <table:table-cell office:value-type="float" office:value="0.0625779628754" calcext:value-type="float">
            <text:p>0.0625779629</text:p>
          </table:table-cell>
          <table:table-cell office:value-type="string" calcext:value-type="string">
            <text:p>YES</text:p>
          </table:table-cell>
          <table:table-cell table:formula="of:=[.C56]+[.E56]" office:value-type="float" office:value="1.7575779628754" calcext:value-type="float">
            <text:p>1.7575779629</text:p>
          </table:table-cell>
          <table:table-cell/>
          <table:table-cell table:formula="of:=IF([.C56]&lt;&gt;0; 1;0)" office:value-type="float" office:value="1" calcext:value-type="float">
            <text:p>1</text:p>
          </table:table-cell>
          <table:table-cell table:formula="of:=IF(AND([.I56];[.F5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17.817" calcext:value-type="float">
            <text:p>17.817</text:p>
          </table:table-cell>
          <table:table-cell office:value-type="float" office:value="1" calcext:value-type="float">
            <text:p>1</text:p>
          </table:table-cell>
          <table:table-cell office:value-type="float" office:value="0.141404867172" calcext:value-type="float">
            <text:p>0.1414048672</text:p>
          </table:table-cell>
          <table:table-cell office:value-type="string" calcext:value-type="string">
            <text:p>YES</text:p>
          </table:table-cell>
          <table:table-cell table:formula="of:=[.C57]+[.E57]" office:value-type="float" office:value="17.958404867172" calcext:value-type="float">
            <text:p>17.9584048672</text:p>
          </table:table-cell>
          <table:table-cell/>
          <table:table-cell table:formula="of:=IF([.C57]&lt;&gt;0; 1;0)" office:value-type="float" office:value="1" calcext:value-type="float">
            <text:p>1</text:p>
          </table:table-cell>
          <table:table-cell table:formula="of:=IF(AND([.I57];[.F5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0.824" calcext:value-type="float">
            <text:p>0.824</text:p>
          </table:table-cell>
          <table:table-cell office:value-type="float" office:value="1" calcext:value-type="float">
            <text:p>1</text:p>
          </table:table-cell>
          <table:table-cell office:value-type="float" office:value="0.0487179756165" calcext:value-type="float">
            <text:p>0.0487179756</text:p>
          </table:table-cell>
          <table:table-cell office:value-type="string" calcext:value-type="string">
            <text:p>YES</text:p>
          </table:table-cell>
          <table:table-cell table:formula="of:=[.C58]+[.E58]" office:value-type="float" office:value="0.8727179756165" calcext:value-type="float">
            <text:p>0.8727179756</text:p>
          </table:table-cell>
          <table:table-cell/>
          <table:table-cell table:formula="of:=IF([.C58]&lt;&gt;0; 1;0)" office:value-type="float" office:value="1" calcext:value-type="float">
            <text:p>1</text:p>
          </table:table-cell>
          <table:table-cell table:formula="of:=IF(AND([.I58];[.F5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3.287" calcext:value-type="float">
            <text:p>3.287</text:p>
          </table:table-cell>
          <table:table-cell office:value-type="float" office:value="1" calcext:value-type="float">
            <text:p>1</text:p>
          </table:table-cell>
          <table:table-cell office:value-type="float" office:value="0.0772120952606" calcext:value-type="float">
            <text:p>0.0772120953</text:p>
          </table:table-cell>
          <table:table-cell office:value-type="string" calcext:value-type="string">
            <text:p>YES</text:p>
          </table:table-cell>
          <table:table-cell table:formula="of:=[.C59]+[.E59]" office:value-type="float" office:value="3.3642120952606" calcext:value-type="float">
            <text:p>3.3642120953</text:p>
          </table:table-cell>
          <table:table-cell/>
          <table:table-cell table:formula="of:=IF([.C59]&lt;&gt;0; 1;0)" office:value-type="float" office:value="1" calcext:value-type="float">
            <text:p>1</text:p>
          </table:table-cell>
          <table:table-cell table:formula="of:=IF(AND([.I59];[.F5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12.301" calcext:value-type="float">
            <text:p>12.301</text:p>
          </table:table-cell>
          <table:table-cell office:value-type="float" office:value="1" calcext:value-type="float">
            <text:p>1</text:p>
          </table:table-cell>
          <table:table-cell office:value-type="float" office:value="0.140358924866" calcext:value-type="float">
            <text:p>0.1403589249</text:p>
          </table:table-cell>
          <table:table-cell office:value-type="string" calcext:value-type="string">
            <text:p>YES</text:p>
          </table:table-cell>
          <table:table-cell table:formula="of:=[.C60]+[.E60]" office:value-type="float" office:value="12.441358924866" calcext:value-type="float">
            <text:p>12.4413589249</text:p>
          </table:table-cell>
          <table:table-cell/>
          <table:table-cell table:formula="of:=IF([.C60]&lt;&gt;0; 1;0)" office:value-type="float" office:value="1" calcext:value-type="float">
            <text:p>1</text:p>
          </table:table-cell>
          <table:table-cell table:formula="of:=IF(AND([.I60];[.F6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13.193" calcext:value-type="float">
            <text:p>13.193</text:p>
          </table:table-cell>
          <table:table-cell office:value-type="float" office:value="1" calcext:value-type="float">
            <text:p>1</text:p>
          </table:table-cell>
          <table:table-cell office:value-type="float" office:value="0.131005048752" calcext:value-type="float">
            <text:p>0.1310050488</text:p>
          </table:table-cell>
          <table:table-cell office:value-type="string" calcext:value-type="string">
            <text:p>YES</text:p>
          </table:table-cell>
          <table:table-cell table:formula="of:=[.C61]+[.E61]" office:value-type="float" office:value="13.324005048752" calcext:value-type="float">
            <text:p>13.3240050488</text:p>
          </table:table-cell>
          <table:table-cell/>
          <table:table-cell table:formula="of:=IF([.C61]&lt;&gt;0; 1;0)" office:value-type="float" office:value="1" calcext:value-type="float">
            <text:p>1</text:p>
          </table:table-cell>
          <table:table-cell table:formula="of:=IF(AND([.I61];[.F6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office:value-type="float" office:value="0.0317001342773" calcext:value-type="float">
            <text:p>0.0317001343</text:p>
          </table:table-cell>
          <table:table-cell office:value-type="string" calcext:value-type="string">
            <text:p>YES</text:p>
          </table:table-cell>
          <table:table-cell table:formula="of:=[.C62]+[.E62]" office:value-type="float" office:value="0.0827001342773" calcext:value-type="float">
            <text:p>0.0827001343</text:p>
          </table:table-cell>
          <table:table-cell/>
          <table:table-cell table:formula="of:=IF([.C62]&lt;&gt;0; 1;0)" office:value-type="float" office:value="1" calcext:value-type="float">
            <text:p>1</text:p>
          </table:table-cell>
          <table:table-cell table:formula="of:=IF(AND([.I62];[.F6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13.599" calcext:value-type="float">
            <text:p>13.599</text:p>
          </table:table-cell>
          <table:table-cell office:value-type="float" office:value="1" calcext:value-type="float">
            <text:p>1</text:p>
          </table:table-cell>
          <table:table-cell office:value-type="float" office:value="0.125047922134" calcext:value-type="float">
            <text:p>0.1250479221</text:p>
          </table:table-cell>
          <table:table-cell office:value-type="string" calcext:value-type="string">
            <text:p>YES</text:p>
          </table:table-cell>
          <table:table-cell table:formula="of:=[.C63]+[.E63]" office:value-type="float" office:value="13.724047922134" calcext:value-type="float">
            <text:p>13.7240479221</text:p>
          </table:table-cell>
          <table:table-cell/>
          <table:table-cell table:formula="of:=IF([.C63]&lt;&gt;0; 1;0)" office:value-type="float" office:value="1" calcext:value-type="float">
            <text:p>1</text:p>
          </table:table-cell>
          <table:table-cell table:formula="of:=IF(AND([.I63];[.F6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.138231039047" calcext:value-type="float">
            <text:p>0.138231039</text:p>
          </table:table-cell>
          <table:table-cell office:value-type="string" calcext:value-type="string">
            <text:p>YES</text:p>
          </table:table-cell>
          <table:table-cell table:formula="of:=[.C64]+[.E64]" office:value-type="float" office:value="5.388231039047" calcext:value-type="float">
            <text:p>5.388231039</text:p>
          </table:table-cell>
          <table:table-cell/>
          <table:table-cell table:formula="of:=IF([.C64]&lt;&gt;0; 1;0)" office:value-type="float" office:value="1" calcext:value-type="float">
            <text:p>1</text:p>
          </table:table-cell>
          <table:table-cell table:formula="of:=IF(AND([.I64];[.F6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0.0405089855194" calcext:value-type="float">
            <text:p>0.0405089855</text:p>
          </table:table-cell>
          <table:table-cell office:value-type="string" calcext:value-type="string">
            <text:p>YES</text:p>
          </table:table-cell>
          <table:table-cell table:formula="of:=[.C65]+[.E65]" office:value-type="float" office:value="0.4055089855194" calcext:value-type="float">
            <text:p>0.4055089855</text:p>
          </table:table-cell>
          <table:table-cell/>
          <table:table-cell table:formula="of:=IF([.C65]&lt;&gt;0; 1;0)" office:value-type="float" office:value="1" calcext:value-type="float">
            <text:p>1</text:p>
          </table:table-cell>
          <table:table-cell table:formula="of:=IF(AND([.I65];[.F6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33.pddl</text:p>
          </table:table-cell>
          <table:table-cell office:value-type="string" calcext:value-type="string">
            <text:p>SAT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office:value-type="float" office:value="0.0979609489441" calcext:value-type="float">
            <text:p>0.0979609489</text:p>
          </table:table-cell>
          <table:table-cell office:value-type="string" calcext:value-type="string">
            <text:p>YES</text:p>
          </table:table-cell>
          <table:table-cell table:formula="of:=[.C66]+[.E66]" office:value-type="float" office:value="0.1819609489441" calcext:value-type="float">
            <text:p>0.1819609489</text:p>
          </table:table-cell>
          <table:table-cell/>
          <table:table-cell table:formula="of:=IF([.C66]&lt;&gt;0; 1;0)" office:value-type="float" office:value="1" calcext:value-type="float">
            <text:p>1</text:p>
          </table:table-cell>
          <table:table-cell table:formula="of:=IF(AND([.I66];[.F6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31.pddl</text:p>
          </table:table-cell>
          <table:table-cell office:value-type="string" calcext:value-type="string">
            <text:p>SAT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511999130249" calcext:value-type="float">
            <text:p>0.051199913</text:p>
          </table:table-cell>
          <table:table-cell office:value-type="string" calcext:value-type="string">
            <text:p>YES</text:p>
          </table:table-cell>
          <table:table-cell table:formula="of:=[.C67]+[.E67]" office:value-type="float" office:value="0.0951999130249" calcext:value-type="float">
            <text:p>0.095199913</text:p>
          </table:table-cell>
          <table:table-cell/>
          <table:table-cell table:formula="of:=IF([.C67]&lt;&gt;0; 1;0)" office:value-type="float" office:value="1" calcext:value-type="float">
            <text:p>1</text:p>
          </table:table-cell>
          <table:table-cell table:formula="of:=IF(AND([.I67];[.F6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32.pddl</text:p>
          </table:table-cell>
          <table:table-cell office:value-type="string" calcext:value-type="string">
            <text:p>SAT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402059555054" calcext:value-type="float">
            <text:p>0.0402059555</text:p>
          </table:table-cell>
          <table:table-cell office:value-type="string" calcext:value-type="string">
            <text:p>YES</text:p>
          </table:table-cell>
          <table:table-cell table:formula="of:=[.C68]+[.E68]" office:value-type="float" office:value="0.0852059555054" calcext:value-type="float">
            <text:p>0.0852059555</text:p>
          </table:table-cell>
          <table:table-cell/>
          <table:table-cell table:formula="of:=IF([.C68]&lt;&gt;0; 1;0)" office:value-type="float" office:value="1" calcext:value-type="float">
            <text:p>1</text:p>
          </table:table-cell>
          <table:table-cell table:formula="of:=IF(AND([.I68];[.F6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7.pddl</text:p>
          </table:table-cell>
          <table:table-cell office:value-type="string" calcext:value-type="string">
            <text:p>SAT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199828863144" calcext:value-type="float">
            <text:p>0.1998288631</text:p>
          </table:table-cell>
          <table:table-cell office:value-type="string" calcext:value-type="string">
            <text:p>YES</text:p>
          </table:table-cell>
          <table:table-cell table:formula="of:=[.C69]+[.E69]" office:value-type="float" office:value="1.229828863144" calcext:value-type="float">
            <text:p>1.2298288631</text:p>
          </table:table-cell>
          <table:table-cell/>
          <table:table-cell table:formula="of:=IF([.C69]&lt;&gt;0; 1;0)" office:value-type="float" office:value="1" calcext:value-type="float">
            <text:p>1</text:p>
          </table:table-cell>
          <table:table-cell table:formula="of:=IF(AND([.I69];[.F6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7.pddl</text:p>
          </table:table-cell>
          <table:table-cell office:value-type="string" calcext:value-type="string">
            <text:p>SAT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0.377975940704" calcext:value-type="float">
            <text:p>0.3779759407</text:p>
          </table:table-cell>
          <table:table-cell office:value-type="string" calcext:value-type="string">
            <text:p>YES</text:p>
          </table:table-cell>
          <table:table-cell table:formula="of:=[.C70]+[.E70]" office:value-type="float" office:value="4.487975940704" calcext:value-type="float">
            <text:p>4.4879759407</text:p>
          </table:table-cell>
          <table:table-cell/>
          <table:table-cell table:formula="of:=IF([.C70]&lt;&gt;0; 1;0)" office:value-type="float" office:value="1" calcext:value-type="float">
            <text:p>1</text:p>
          </table:table-cell>
          <table:table-cell table:formula="of:=IF(AND([.I70];[.F7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726" calcext:value-type="float">
            <text:p>0.726</text:p>
          </table:table-cell>
          <table:table-cell office:value-type="float" office:value="1" calcext:value-type="float">
            <text:p>1</text:p>
          </table:table-cell>
          <table:table-cell office:value-type="float" office:value="0.223401069641" calcext:value-type="float">
            <text:p>0.2234010696</text:p>
          </table:table-cell>
          <table:table-cell office:value-type="string" calcext:value-type="string">
            <text:p>YES</text:p>
          </table:table-cell>
          <table:table-cell table:formula="of:=[.C71]+[.E71]" office:value-type="float" office:value="0.949401069641" calcext:value-type="float">
            <text:p>0.9494010696</text:p>
          </table:table-cell>
          <table:table-cell/>
          <table:table-cell table:formula="of:=IF([.C71]&lt;&gt;0; 1;0)" office:value-type="float" office:value="1" calcext:value-type="float">
            <text:p>1</text:p>
          </table:table-cell>
          <table:table-cell table:formula="of:=IF(AND([.I71];[.F7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8.pddl</text:p>
          </table:table-cell>
          <table:table-cell office:value-type="string" calcext:value-type="string">
            <text:p>SAT</text:p>
          </table:table-cell>
          <table:table-cell office:value-type="float" office:value="3.946" calcext:value-type="float">
            <text:p>3.946</text:p>
          </table:table-cell>
          <table:table-cell office:value-type="float" office:value="1" calcext:value-type="float">
            <text:p>1</text:p>
          </table:table-cell>
          <table:table-cell office:value-type="float" office:value="0.382647037506" calcext:value-type="float">
            <text:p>0.3826470375</text:p>
          </table:table-cell>
          <table:table-cell office:value-type="string" calcext:value-type="string">
            <text:p>YES</text:p>
          </table:table-cell>
          <table:table-cell table:formula="of:=[.C72]+[.E72]" office:value-type="float" office:value="4.328647037506" calcext:value-type="float">
            <text:p>4.3286470375</text:p>
          </table:table-cell>
          <table:table-cell/>
          <table:table-cell table:formula="of:=IF([.C72]&lt;&gt;0; 1;0)" office:value-type="float" office:value="1" calcext:value-type="float">
            <text:p>1</text:p>
          </table:table-cell>
          <table:table-cell table:formula="of:=IF(AND([.I72];[.F7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843" calcext:value-type="float">
            <text:p>0.843</text:p>
          </table:table-cell>
          <table:table-cell office:value-type="float" office:value="1" calcext:value-type="float">
            <text:p>1</text:p>
          </table:table-cell>
          <table:table-cell office:value-type="float" office:value="0.22301697731" calcext:value-type="float">
            <text:p>0.2230169773</text:p>
          </table:table-cell>
          <table:table-cell office:value-type="string" calcext:value-type="string">
            <text:p>YES</text:p>
          </table:table-cell>
          <table:table-cell table:formula="of:=[.C73]+[.E73]" office:value-type="float" office:value="1.06601697731" calcext:value-type="float">
            <text:p>1.0660169773</text:p>
          </table:table-cell>
          <table:table-cell/>
          <table:table-cell table:formula="of:=IF([.C73]&lt;&gt;0; 1;0)" office:value-type="float" office:value="1" calcext:value-type="float">
            <text:p>1</text:p>
          </table:table-cell>
          <table:table-cell table:formula="of:=IF(AND([.I73];[.F7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0.587" calcext:value-type="float">
            <text:p>0.587</text:p>
          </table:table-cell>
          <table:table-cell office:value-type="float" office:value="1" calcext:value-type="float">
            <text:p>1</text:p>
          </table:table-cell>
          <table:table-cell office:value-type="float" office:value="0.142184972763" calcext:value-type="float">
            <text:p>0.1421849728</text:p>
          </table:table-cell>
          <table:table-cell office:value-type="string" calcext:value-type="string">
            <text:p>YES</text:p>
          </table:table-cell>
          <table:table-cell table:formula="of:=[.C74]+[.E74]" office:value-type="float" office:value="0.729184972763" calcext:value-type="float">
            <text:p>0.7291849728</text:p>
          </table:table-cell>
          <table:table-cell/>
          <table:table-cell table:formula="of:=IF([.C74]&lt;&gt;0; 1;0)" office:value-type="float" office:value="1" calcext:value-type="float">
            <text:p>1</text:p>
          </table:table-cell>
          <table:table-cell table:formula="of:=IF(AND([.I74];[.F7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42.pddl</text:p>
          </table:table-cell>
          <table:table-cell office:value-type="string" calcext:value-type="string">
            <text:p>SAT</text:p>
          </table:table-cell>
          <table:table-cell office:value-type="float" office:value="6.648" calcext:value-type="float">
            <text:p>6.648</text:p>
          </table:table-cell>
          <table:table-cell office:value-type="float" office:value="1" calcext:value-type="float">
            <text:p>1</text:p>
          </table:table-cell>
          <table:table-cell office:value-type="float" office:value="0.511150121689" calcext:value-type="float">
            <text:p>0.5111501217</text:p>
          </table:table-cell>
          <table:table-cell office:value-type="string" calcext:value-type="string">
            <text:p>YES</text:p>
          </table:table-cell>
          <table:table-cell table:formula="of:=[.C75]+[.E75]" office:value-type="float" office:value="7.159150121689" calcext:value-type="float">
            <text:p>7.1591501217</text:p>
          </table:table-cell>
          <table:table-cell/>
          <table:table-cell table:formula="of:=IF([.C75]&lt;&gt;0; 1;0)" office:value-type="float" office:value="1" calcext:value-type="float">
            <text:p>1</text:p>
          </table:table-cell>
          <table:table-cell table:formula="of:=IF(AND([.I75];[.F7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6.pddl</text:p>
          </table:table-cell>
          <table:table-cell office:value-type="string" calcext:value-type="string">
            <text:p>SAT</text:p>
          </table:table-cell>
          <table:table-cell office:value-type="float" office:value="2.046" calcext:value-type="float">
            <text:p>2.046</text:p>
          </table:table-cell>
          <table:table-cell office:value-type="float" office:value="1" calcext:value-type="float">
            <text:p>1</text:p>
          </table:table-cell>
          <table:table-cell office:value-type="float" office:value="0.339632987976" calcext:value-type="float">
            <text:p>0.339632988</text:p>
          </table:table-cell>
          <table:table-cell office:value-type="string" calcext:value-type="string">
            <text:p>YES</text:p>
          </table:table-cell>
          <table:table-cell table:formula="of:=[.C76]+[.E76]" office:value-type="float" office:value="2.385632987976" calcext:value-type="float">
            <text:p>2.385632988</text:p>
          </table:table-cell>
          <table:table-cell/>
          <table:table-cell table:formula="of:=IF([.C76]&lt;&gt;0; 1;0)" office:value-type="float" office:value="1" calcext:value-type="float">
            <text:p>1</text:p>
          </table:table-cell>
          <table:table-cell table:formula="of:=IF(AND([.I76];[.F7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0.851" calcext:value-type="float">
            <text:p>0.851</text:p>
          </table:table-cell>
          <table:table-cell office:value-type="float" office:value="1" calcext:value-type="float">
            <text:p>1</text:p>
          </table:table-cell>
          <table:table-cell office:value-type="float" office:value="0.144618988037" calcext:value-type="float">
            <text:p>0.144618988</text:p>
          </table:table-cell>
          <table:table-cell office:value-type="string" calcext:value-type="string">
            <text:p>YES</text:p>
          </table:table-cell>
          <table:table-cell table:formula="of:=[.C77]+[.E77]" office:value-type="float" office:value="0.995618988037" calcext:value-type="float">
            <text:p>0.995618988</text:p>
          </table:table-cell>
          <table:table-cell/>
          <table:table-cell table:formula="of:=IF([.C77]&lt;&gt;0; 1;0)" office:value-type="float" office:value="1" calcext:value-type="float">
            <text:p>1</text:p>
          </table:table-cell>
          <table:table-cell table:formula="of:=IF(AND([.I77];[.F7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821" calcext:value-type="float">
            <text:p>0.821</text:p>
          </table:table-cell>
          <table:table-cell office:value-type="float" office:value="1" calcext:value-type="float">
            <text:p>1</text:p>
          </table:table-cell>
          <table:table-cell office:value-type="float" office:value="0.201539039612" calcext:value-type="float">
            <text:p>0.2015390396</text:p>
          </table:table-cell>
          <table:table-cell office:value-type="string" calcext:value-type="string">
            <text:p>YES</text:p>
          </table:table-cell>
          <table:table-cell table:formula="of:=[.C78]+[.E78]" office:value-type="float" office:value="1.022539039612" calcext:value-type="float">
            <text:p>1.0225390396</text:p>
          </table:table-cell>
          <table:table-cell/>
          <table:table-cell table:formula="of:=IF([.C78]&lt;&gt;0; 1;0)" office:value-type="float" office:value="1" calcext:value-type="float">
            <text:p>1</text:p>
          </table:table-cell>
          <table:table-cell table:formula="of:=IF(AND([.I78];[.F7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4.pddl</text:p>
          </table:table-cell>
          <table:table-cell office:value-type="string" calcext:value-type="string">
            <text:p>SAT</text:p>
          </table:table-cell>
          <table:table-cell office:value-type="float" office:value="3.836" calcext:value-type="float">
            <text:p>3.836</text:p>
          </table:table-cell>
          <table:table-cell office:value-type="float" office:value="1" calcext:value-type="float">
            <text:p>1</text:p>
          </table:table-cell>
          <table:table-cell office:value-type="float" office:value="0.30047416687" calcext:value-type="float">
            <text:p>0.3004741669</text:p>
          </table:table-cell>
          <table:table-cell office:value-type="string" calcext:value-type="string">
            <text:p>YES</text:p>
          </table:table-cell>
          <table:table-cell table:formula="of:=[.C79]+[.E79]" office:value-type="float" office:value="4.13647416687" calcext:value-type="float">
            <text:p>4.1364741669</text:p>
          </table:table-cell>
          <table:table-cell/>
          <table:table-cell table:formula="of:=IF([.C79]&lt;&gt;0; 1;0)" office:value-type="float" office:value="1" calcext:value-type="float">
            <text:p>1</text:p>
          </table:table-cell>
          <table:table-cell table:formula="of:=IF(AND([.I79];[.F7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3.pddl</text:p>
          </table:table-cell>
          <table:table-cell office:value-type="string" calcext:value-type="string">
            <text:p>SAT</text:p>
          </table:table-cell>
          <table:table-cell office:value-type="float" office:value="3.101" calcext:value-type="float">
            <text:p>3.101</text:p>
          </table:table-cell>
          <table:table-cell office:value-type="float" office:value="1" calcext:value-type="float">
            <text:p>1</text:p>
          </table:table-cell>
          <table:table-cell office:value-type="float" office:value="0.326191902161" calcext:value-type="float">
            <text:p>0.3261919022</text:p>
          </table:table-cell>
          <table:table-cell office:value-type="string" calcext:value-type="string">
            <text:p>YES</text:p>
          </table:table-cell>
          <table:table-cell table:formula="of:=[.C80]+[.E80]" office:value-type="float" office:value="3.427191902161" calcext:value-type="float">
            <text:p>3.4271919022</text:p>
          </table:table-cell>
          <table:table-cell/>
          <table:table-cell table:formula="of:=IF([.C80]&lt;&gt;0; 1;0)" office:value-type="float" office:value="1" calcext:value-type="float">
            <text:p>1</text:p>
          </table:table-cell>
          <table:table-cell table:formula="of:=IF(AND([.I80];[.F8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5.pddl</text:p>
          </table:table-cell>
          <table:table-cell office:value-type="string" calcext:value-type="string">
            <text:p>SAT</text:p>
          </table:table-cell>
          <table:table-cell office:value-type="float" office:value="1.681" calcext:value-type="float">
            <text:p>1.681</text:p>
          </table:table-cell>
          <table:table-cell office:value-type="float" office:value="1" calcext:value-type="float">
            <text:p>1</text:p>
          </table:table-cell>
          <table:table-cell office:value-type="float" office:value="0.349030971527" calcext:value-type="float">
            <text:p>0.3490309715</text:p>
          </table:table-cell>
          <table:table-cell office:value-type="string" calcext:value-type="string">
            <text:p>YES</text:p>
          </table:table-cell>
          <table:table-cell table:formula="of:=[.C81]+[.E81]" office:value-type="float" office:value="2.030030971527" calcext:value-type="float">
            <text:p>2.0300309715</text:p>
          </table:table-cell>
          <table:table-cell/>
          <table:table-cell table:formula="of:=IF([.C81]&lt;&gt;0; 1;0)" office:value-type="float" office:value="1" calcext:value-type="float">
            <text:p>1</text:p>
          </table:table-cell>
          <table:table-cell table:formula="of:=IF(AND([.I81];[.F8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41.pddl</text:p>
          </table:table-cell>
          <table:table-cell office:value-type="string" calcext:value-type="string">
            <text:p>SAT</text:p>
          </table:table-cell>
          <table:table-cell office:value-type="float" office:value="4.178" calcext:value-type="float">
            <text:p>4.178</text:p>
          </table:table-cell>
          <table:table-cell office:value-type="float" office:value="1" calcext:value-type="float">
            <text:p>1</text:p>
          </table:table-cell>
          <table:table-cell office:value-type="float" office:value="0.459944009781" calcext:value-type="float">
            <text:p>0.4599440098</text:p>
          </table:table-cell>
          <table:table-cell office:value-type="string" calcext:value-type="string">
            <text:p>YES</text:p>
          </table:table-cell>
          <table:table-cell table:formula="of:=[.C82]+[.E82]" office:value-type="float" office:value="4.637944009781" calcext:value-type="float">
            <text:p>4.6379440098</text:p>
          </table:table-cell>
          <table:table-cell/>
          <table:table-cell table:formula="of:=IF([.C82]&lt;&gt;0; 1;0)" office:value-type="float" office:value="1" calcext:value-type="float">
            <text:p>1</text:p>
          </table:table-cell>
          <table:table-cell table:formula="of:=IF(AND([.I82];[.F8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707" calcext:value-type="float">
            <text:p>0.707</text:p>
          </table:table-cell>
          <table:table-cell office:value-type="float" office:value="1" calcext:value-type="float">
            <text:p>1</text:p>
          </table:table-cell>
          <table:table-cell office:value-type="float" office:value="0.255728006363" calcext:value-type="float">
            <text:p>0.2557280064</text:p>
          </table:table-cell>
          <table:table-cell office:value-type="string" calcext:value-type="string">
            <text:p>YES</text:p>
          </table:table-cell>
          <table:table-cell table:formula="of:=[.C83]+[.E83]" office:value-type="float" office:value="0.962728006363" calcext:value-type="float">
            <text:p>0.9627280064</text:p>
          </table:table-cell>
          <table:table-cell/>
          <table:table-cell table:formula="of:=IF([.C83]&lt;&gt;0; 1;0)" office:value-type="float" office:value="1" calcext:value-type="float">
            <text:p>1</text:p>
          </table:table-cell>
          <table:table-cell table:formula="of:=IF(AND([.I83];[.F8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</text:p>
          </table:table-cell>
          <table:table-cell office:value-type="float" office:value="0.169041872025" calcext:value-type="float">
            <text:p>0.169041872</text:p>
          </table:table-cell>
          <table:table-cell office:value-type="string" calcext:value-type="string">
            <text:p>YES</text:p>
          </table:table-cell>
          <table:table-cell table:formula="of:=[.C84]+[.E84]" office:value-type="float" office:value="0.748041872025" calcext:value-type="float">
            <text:p>0.748041872</text:p>
          </table:table-cell>
          <table:table-cell/>
          <table:table-cell table:formula="of:=IF([.C84]&lt;&gt;0; 1;0)" office:value-type="float" office:value="1" calcext:value-type="float">
            <text:p>1</text:p>
          </table:table-cell>
          <table:table-cell table:formula="of:=IF(AND([.I84];[.F8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0.888" calcext:value-type="float">
            <text:p>0.888</text:p>
          </table:table-cell>
          <table:table-cell office:value-type="float" office:value="1" calcext:value-type="float">
            <text:p>1</text:p>
          </table:table-cell>
          <table:table-cell office:value-type="float" office:value="0.171533823013" calcext:value-type="float">
            <text:p>0.171533823</text:p>
          </table:table-cell>
          <table:table-cell office:value-type="string" calcext:value-type="string">
            <text:p>YES</text:p>
          </table:table-cell>
          <table:table-cell table:formula="of:=[.C85]+[.E85]" office:value-type="float" office:value="1.059533823013" calcext:value-type="float">
            <text:p>1.059533823</text:p>
          </table:table-cell>
          <table:table-cell/>
          <table:table-cell table:formula="of:=IF([.C85]&lt;&gt;0; 1;0)" office:value-type="float" office:value="1" calcext:value-type="float">
            <text:p>1</text:p>
          </table:table-cell>
          <table:table-cell table:formula="of:=IF(AND([.I85];[.F8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40.pddl</text:p>
          </table:table-cell>
          <table:table-cell office:value-type="string" calcext:value-type="string">
            <text:p>SAT</text:p>
          </table:table-cell>
          <table:table-cell office:value-type="float" office:value="2.362" calcext:value-type="float">
            <text:p>2.362</text:p>
          </table:table-cell>
          <table:table-cell office:value-type="float" office:value="1" calcext:value-type="float">
            <text:p>1</text:p>
          </table:table-cell>
          <table:table-cell office:value-type="float" office:value="0.412323951721" calcext:value-type="float">
            <text:p>0.4123239517</text:p>
          </table:table-cell>
          <table:table-cell office:value-type="string" calcext:value-type="string">
            <text:p>YES</text:p>
          </table:table-cell>
          <table:table-cell table:formula="of:=[.C86]+[.E86]" office:value-type="float" office:value="2.774323951721" calcext:value-type="float">
            <text:p>2.7743239517</text:p>
          </table:table-cell>
          <table:table-cell/>
          <table:table-cell table:formula="of:=IF([.C86]&lt;&gt;0; 1;0)" office:value-type="float" office:value="1" calcext:value-type="float">
            <text:p>1</text:p>
          </table:table-cell>
          <table:table-cell table:formula="of:=IF(AND([.I86];[.F8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9.pddl</text:p>
          </table:table-cell>
          <table:table-cell office:value-type="string" calcext:value-type="string">
            <text:p>SAT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.423475980759" calcext:value-type="float">
            <text:p>0.4234759808</text:p>
          </table:table-cell>
          <table:table-cell office:value-type="string" calcext:value-type="string">
            <text:p>YES</text:p>
          </table:table-cell>
          <table:table-cell table:formula="of:=[.C87]+[.E87]" office:value-type="float" office:value="6.653475980759" calcext:value-type="float">
            <text:p>6.6534759808</text:p>
          </table:table-cell>
          <table:table-cell/>
          <table:table-cell table:formula="of:=IF([.C87]&lt;&gt;0; 1;0)" office:value-type="float" office:value="1" calcext:value-type="float">
            <text:p>1</text:p>
          </table:table-cell>
          <table:table-cell table:formula="of:=IF(AND([.I87];[.F8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blocks-strips-typed/instance-32.pddl</text:p>
          </table:table-cell>
          <table:table-cell office:value-type="string" calcext:value-type="string">
            <text:p>SAT</text:p>
          </table:table-cell>
          <table:table-cell office:value-type="float" office:value="2.476" calcext:value-type="float">
            <text:p>2.476</text:p>
          </table:table-cell>
          <table:table-cell office:value-type="float" office:value="1" calcext:value-type="float">
            <text:p>1</text:p>
          </table:table-cell>
          <table:table-cell office:value-type="float" office:value="0.266571998596" calcext:value-type="float">
            <text:p>0.2665719986</text:p>
          </table:table-cell>
          <table:table-cell office:value-type="string" calcext:value-type="string">
            <text:p>YES</text:p>
          </table:table-cell>
          <table:table-cell table:formula="of:=[.C88]+[.E88]" office:value-type="float" office:value="2.742571998596" calcext:value-type="float">
            <text:p>2.7425719986</text:p>
          </table:table-cell>
          <table:table-cell/>
          <table:table-cell table:formula="of:=IF([.C88]&lt;&gt;0; 1;0)" office:value-type="float" office:value="1" calcext:value-type="float">
            <text:p>1</text:p>
          </table:table-cell>
          <table:table-cell table:formula="of:=IF(AND([.I88];[.F8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2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89]+[.E89]" office:value-type="float" office:value="0" calcext:value-type="float">
            <text:p>0</text:p>
          </table:table-cell>
          <table:table-cell/>
          <table:table-cell table:formula="of:=IF([.C89]&lt;&gt;0; 1;0)" office:value-type="float" office:value="0" calcext:value-type="float">
            <text:p>0</text:p>
          </table:table-cell>
          <table:table-cell table:formula="of:=IF(AND([.I89];[.F8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6.pddl</text:p>
          </table:table-cell>
          <table:table-cell office:value-type="string" calcext:value-type="string">
            <text:p>SAT</text:p>
          </table:table-cell>
          <table:table-cell office:value-type="float" office:value="6.569" calcext:value-type="float">
            <text:p>6.569</text:p>
          </table:table-cell>
          <table:table-cell office:value-type="float" office:value="1" calcext:value-type="float">
            <text:p>1</text:p>
          </table:table-cell>
          <table:table-cell office:value-type="float" office:value="1.17548513412" calcext:value-type="float">
            <text:p>1.1754851341</text:p>
          </table:table-cell>
          <table:table-cell office:value-type="string" calcext:value-type="string">
            <text:p>YES</text:p>
          </table:table-cell>
          <table:table-cell table:formula="of:=[.C90]+[.E90]" office:value-type="float" office:value="7.74448513412" calcext:value-type="float">
            <text:p>7.7444851341</text:p>
          </table:table-cell>
          <table:table-cell/>
          <table:table-cell table:formula="of:=IF([.C90]&lt;&gt;0; 1;0)" office:value-type="float" office:value="1" calcext:value-type="float">
            <text:p>1</text:p>
          </table:table-cell>
          <table:table-cell table:formula="of:=IF(AND([.I90];[.F9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6.pddl</text:p>
          </table:table-cell>
          <table:table-cell office:value-type="string" calcext:value-type="string">
            <text:p>SAT</text:p>
          </table:table-cell>
          <table:table-cell office:value-type="float" office:value="0.876" calcext:value-type="float">
            <text:p>0.876</text:p>
          </table:table-cell>
          <table:table-cell office:value-type="float" office:value="1" calcext:value-type="float">
            <text:p>1</text:p>
          </table:table-cell>
          <table:table-cell office:value-type="float" office:value="0.862498044968" calcext:value-type="float">
            <text:p>0.862498045</text:p>
          </table:table-cell>
          <table:table-cell office:value-type="string" calcext:value-type="string">
            <text:p>YES</text:p>
          </table:table-cell>
          <table:table-cell table:formula="of:=[.C91]+[.E91]" office:value-type="float" office:value="1.738498044968" calcext:value-type="float">
            <text:p>1.738498045</text:p>
          </table:table-cell>
          <table:table-cell/>
          <table:table-cell table:formula="of:=IF([.C91]&lt;&gt;0; 1;0)" office:value-type="float" office:value="1" calcext:value-type="float">
            <text:p>1</text:p>
          </table:table-cell>
          <table:table-cell table:formula="of:=IF(AND([.I91];[.F9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92]+[.E92]" office:value-type="float" office:value="0" calcext:value-type="float">
            <text:p>0</text:p>
          </table:table-cell>
          <table:table-cell/>
          <table:table-cell table:formula="of:=IF([.C92]&lt;&gt;0; 1;0)" office:value-type="float" office:value="0" calcext:value-type="float">
            <text:p>0</text:p>
          </table:table-cell>
          <table:table-cell table:formula="of:=IF(AND([.I92];[.F9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1.047" calcext:value-type="float">
            <text:p>1.047</text:p>
          </table:table-cell>
          <table:table-cell office:value-type="float" office:value="1" calcext:value-type="float">
            <text:p>1</text:p>
          </table:table-cell>
          <table:table-cell office:value-type="float" office:value="0.531671047211" calcext:value-type="float">
            <text:p>0.5316710472</text:p>
          </table:table-cell>
          <table:table-cell office:value-type="string" calcext:value-type="string">
            <text:p>YES</text:p>
          </table:table-cell>
          <table:table-cell table:formula="of:=[.C93]+[.E93]" office:value-type="float" office:value="1.578671047211" calcext:value-type="float">
            <text:p>1.5786710472</text:p>
          </table:table-cell>
          <table:table-cell/>
          <table:table-cell table:formula="of:=IF([.C93]&lt;&gt;0; 1;0)" office:value-type="float" office:value="1" calcext:value-type="float">
            <text:p>1</text:p>
          </table:table-cell>
          <table:table-cell table:formula="of:=IF(AND([.I93];[.F9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7.pddl</text:p>
          </table:table-cell>
          <table:table-cell office:value-type="string" calcext:value-type="string">
            <text:p>SAT</text:p>
          </table:table-cell>
          <table:table-cell office:value-type="float" office:value="1.907" calcext:value-type="float">
            <text:p>1.907</text:p>
          </table:table-cell>
          <table:table-cell office:value-type="float" office:value="1" calcext:value-type="float">
            <text:p>1</text:p>
          </table:table-cell>
          <table:table-cell office:value-type="float" office:value="1.88444209099" calcext:value-type="float">
            <text:p>1.884442091</text:p>
          </table:table-cell>
          <table:table-cell office:value-type="string" calcext:value-type="string">
            <text:p>YES</text:p>
          </table:table-cell>
          <table:table-cell table:formula="of:=[.C94]+[.E94]" office:value-type="float" office:value="3.79144209099" calcext:value-type="float">
            <text:p>3.791442091</text:p>
          </table:table-cell>
          <table:table-cell/>
          <table:table-cell table:formula="of:=IF([.C94]&lt;&gt;0; 1;0)" office:value-type="float" office:value="1" calcext:value-type="float">
            <text:p>1</text:p>
          </table:table-cell>
          <table:table-cell table:formula="of:=IF(AND([.I94];[.F9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9.pddl</text:p>
          </table:table-cell>
          <table:table-cell office:value-type="string" calcext:value-type="string">
            <text:p>SAT</text:p>
          </table:table-cell>
          <table:table-cell office:value-type="float" office:value="1.598" calcext:value-type="float">
            <text:p>1.598</text:p>
          </table:table-cell>
          <table:table-cell office:value-type="float" office:value="1" calcext:value-type="float">
            <text:p>1</text:p>
          </table:table-cell>
          <table:table-cell office:value-type="float" office:value="1.41064405441" calcext:value-type="float">
            <text:p>1.4106440544</text:p>
          </table:table-cell>
          <table:table-cell office:value-type="string" calcext:value-type="string">
            <text:p>YES</text:p>
          </table:table-cell>
          <table:table-cell table:formula="of:=[.C95]+[.E95]" office:value-type="float" office:value="3.00864405441" calcext:value-type="float">
            <text:p>3.0086440544</text:p>
          </table:table-cell>
          <table:table-cell/>
          <table:table-cell table:formula="of:=IF([.C95]&lt;&gt;0; 1;0)" office:value-type="float" office:value="1" calcext:value-type="float">
            <text:p>1</text:p>
          </table:table-cell>
          <table:table-cell table:formula="of:=IF(AND([.I95];[.F9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0.268385887146" calcext:value-type="float">
            <text:p>0.2683858871</text:p>
          </table:table-cell>
          <table:table-cell office:value-type="string" calcext:value-type="string">
            <text:p>YES</text:p>
          </table:table-cell>
          <table:table-cell table:formula="of:=[.C96]+[.E96]" office:value-type="float" office:value="0.529385887146" calcext:value-type="float">
            <text:p>0.5293858871</text:p>
          </table:table-cell>
          <table:table-cell/>
          <table:table-cell table:formula="of:=IF([.C96]&lt;&gt;0; 1;0)" office:value-type="float" office:value="1" calcext:value-type="float">
            <text:p>1</text:p>
          </table:table-cell>
          <table:table-cell table:formula="of:=IF(AND([.I96];[.F9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97]+[.E97]" office:value-type="float" office:value="0" calcext:value-type="float">
            <text:p>0</text:p>
          </table:table-cell>
          <table:table-cell/>
          <table:table-cell table:formula="of:=IF([.C97]&lt;&gt;0; 1;0)" office:value-type="float" office:value="0" calcext:value-type="float">
            <text:p>0</text:p>
          </table:table-cell>
          <table:table-cell table:formula="of:=IF(AND([.I97];[.F9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0.582" calcext:value-type="float">
            <text:p>0.582</text:p>
          </table:table-cell>
          <table:table-cell office:value-type="float" office:value="1" calcext:value-type="float">
            <text:p>1</text:p>
          </table:table-cell>
          <table:table-cell office:value-type="float" office:value="0.509660959244" calcext:value-type="float">
            <text:p>0.5096609592</text:p>
          </table:table-cell>
          <table:table-cell office:value-type="string" calcext:value-type="string">
            <text:p>YES</text:p>
          </table:table-cell>
          <table:table-cell table:formula="of:=[.C98]+[.E98]" office:value-type="float" office:value="1.091660959244" calcext:value-type="float">
            <text:p>1.0916609592</text:p>
          </table:table-cell>
          <table:table-cell/>
          <table:table-cell table:formula="of:=IF([.C98]&lt;&gt;0; 1;0)" office:value-type="float" office:value="1" calcext:value-type="float">
            <text:p>1</text:p>
          </table:table-cell>
          <table:table-cell table:formula="of:=IF(AND([.I98];[.F9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3.pddl</text:p>
          </table:table-cell>
          <table:table-cell office:value-type="string" calcext:value-type="string">
            <text:p>SAT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office:value-type="float" office:value="0.220987081528" calcext:value-type="float">
            <text:p>0.2209870815</text:p>
          </table:table-cell>
          <table:table-cell office:value-type="string" calcext:value-type="string">
            <text:p>YES</text:p>
          </table:table-cell>
          <table:table-cell table:formula="of:=[.C99]+[.E99]" office:value-type="float" office:value="0.435987081528" calcext:value-type="float">
            <text:p>0.4359870815</text:p>
          </table:table-cell>
          <table:table-cell/>
          <table:table-cell table:formula="of:=IF([.C99]&lt;&gt;0; 1;0)" office:value-type="float" office:value="1" calcext:value-type="float">
            <text:p>1</text:p>
          </table:table-cell>
          <table:table-cell table:formula="of:=IF(AND([.I99];[.F9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00]+[.E100]" office:value-type="float" office:value="0" calcext:value-type="float">
            <text:p>0</text:p>
          </table:table-cell>
          <table:table-cell/>
          <table:table-cell table:formula="of:=IF([.C100]&lt;&gt;0; 1;0)" office:value-type="float" office:value="0" calcext:value-type="float">
            <text:p>0</text:p>
          </table:table-cell>
          <table:table-cell table:formula="of:=IF(AND([.I100];[.F100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01]+[.E101]" office:value-type="float" office:value="0" calcext:value-type="float">
            <text:p>0</text:p>
          </table:table-cell>
          <table:table-cell/>
          <table:table-cell table:formula="of:=IF([.C101]&lt;&gt;0; 1;0)" office:value-type="float" office:value="0" calcext:value-type="float">
            <text:p>0</text:p>
          </table:table-cell>
          <table:table-cell table:formula="of:=IF(AND([.I101];[.F10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.63204908371" calcext:value-type="float">
            <text:p>0.6320490837</text:p>
          </table:table-cell>
          <table:table-cell office:value-type="string" calcext:value-type="string">
            <text:p>YES</text:p>
          </table:table-cell>
          <table:table-cell table:formula="of:=[.C102]+[.E102]" office:value-type="float" office:value="1.45704908371" calcext:value-type="float">
            <text:p>1.4570490837</text:p>
          </table:table-cell>
          <table:table-cell/>
          <table:table-cell table:formula="of:=IF([.C102]&lt;&gt;0; 1;0)" office:value-type="float" office:value="1" calcext:value-type="float">
            <text:p>1</text:p>
          </table:table-cell>
          <table:table-cell table:formula="of:=IF(AND([.I102];[.F10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03]+[.E103]" office:value-type="float" office:value="0" calcext:value-type="float">
            <text:p>0</text:p>
          </table:table-cell>
          <table:table-cell/>
          <table:table-cell table:formula="of:=IF([.C103]&lt;&gt;0; 1;0)" office:value-type="float" office:value="0" calcext:value-type="float">
            <text:p>0</text:p>
          </table:table-cell>
          <table:table-cell table:formula="of:=IF(AND([.I103];[.F10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04]+[.E104]" office:value-type="float" office:value="0" calcext:value-type="float">
            <text:p>0</text:p>
          </table:table-cell>
          <table:table-cell/>
          <table:table-cell table:formula="of:=IF([.C104]&lt;&gt;0; 1;0)" office:value-type="float" office:value="0" calcext:value-type="float">
            <text:p>0</text:p>
          </table:table-cell>
          <table:table-cell table:formula="of:=IF(AND([.I104];[.F10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0.601" calcext:value-type="float">
            <text:p>0.601</text:p>
          </table:table-cell>
          <table:table-cell office:value-type="float" office:value="1" calcext:value-type="float">
            <text:p>1</text:p>
          </table:table-cell>
          <table:table-cell office:value-type="float" office:value="0.367784023285" calcext:value-type="float">
            <text:p>0.3677840233</text:p>
          </table:table-cell>
          <table:table-cell office:value-type="string" calcext:value-type="string">
            <text:p>YES</text:p>
          </table:table-cell>
          <table:table-cell table:formula="of:=[.C105]+[.E105]" office:value-type="float" office:value="0.968784023285" calcext:value-type="float">
            <text:p>0.9687840233</text:p>
          </table:table-cell>
          <table:table-cell/>
          <table:table-cell table:formula="of:=IF([.C105]&lt;&gt;0; 1;0)" office:value-type="float" office:value="1" calcext:value-type="float">
            <text:p>1</text:p>
          </table:table-cell>
          <table:table-cell table:formula="of:=IF(AND([.I105];[.F10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epots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  <table:table-cell office:value-type="float" office:value="1.54997086525" calcext:value-type="float">
            <text:p>1.5499708653</text:p>
          </table:table-cell>
          <table:table-cell office:value-type="string" calcext:value-type="string">
            <text:p>YES</text:p>
          </table:table-cell>
          <table:table-cell table:formula="of:=[.C106]+[.E106]" office:value-type="float" office:value="3.24897086525" calcext:value-type="float">
            <text:p>3.2489708653</text:p>
          </table:table-cell>
          <table:table-cell/>
          <table:table-cell table:formula="of:=IF([.C106]&lt;&gt;0; 1;0)" office:value-type="float" office:value="1" calcext:value-type="float">
            <text:p>1</text:p>
          </table:table-cell>
          <table:table-cell table:formula="of:=IF(AND([.I106];[.F10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0.167988061905" calcext:value-type="float">
            <text:p>0.1679880619</text:p>
          </table:table-cell>
          <table:table-cell office:value-type="string" calcext:value-type="string">
            <text:p>NO</text:p>
          </table:table-cell>
          <table:table-cell table:formula="of:=[.C107]+[.E107]" office:value-type="float" office:value="0.438988061905" calcext:value-type="float">
            <text:p>0.4389880619</text:p>
          </table:table-cell>
          <table:table-cell/>
          <table:table-cell table:formula="of:=IF([.C107]&lt;&gt;0; 1;0)" office:value-type="float" office:value="1" calcext:value-type="float">
            <text:p>1</text:p>
          </table:table-cell>
          <table:table-cell table:formula="of:=IF(AND([.I107];[.F10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08]+[.E108]" office:value-type="float" office:value="0" calcext:value-type="float">
            <text:p>0</text:p>
          </table:table-cell>
          <table:table-cell/>
          <table:table-cell table:formula="of:=IF([.C108]&lt;&gt;0; 1;0)" office:value-type="float" office:value="0" calcext:value-type="float">
            <text:p>0</text:p>
          </table:table-cell>
          <table:table-cell table:formula="of:=IF(AND([.I108];[.F108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office:value-type="float" office:value="0.0754799842834" calcext:value-type="float">
            <text:p>0.0754799843</text:p>
          </table:table-cell>
          <table:table-cell office:value-type="string" calcext:value-type="string">
            <text:p>NO</text:p>
          </table:table-cell>
          <table:table-cell table:formula="of:=[.C109]+[.E109]" office:value-type="float" office:value="0.1394799842834" calcext:value-type="float">
            <text:p>0.1394799843</text:p>
          </table:table-cell>
          <table:table-cell/>
          <table:table-cell table:formula="of:=IF([.C109]&lt;&gt;0; 1;0)" office:value-type="float" office:value="1" calcext:value-type="float">
            <text:p>1</text:p>
          </table:table-cell>
          <table:table-cell table:formula="of:=IF(AND([.I109];[.F10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2.pddl</text:p>
          </table:table-cell>
          <table:table-cell office:value-type="string" calcext:value-type="string">
            <text:p>SAT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269773006439" calcext:value-type="float">
            <text:p>0.2697730064</text:p>
          </table:table-cell>
          <table:table-cell office:value-type="string" calcext:value-type="string">
            <text:p>NO</text:p>
          </table:table-cell>
          <table:table-cell table:formula="of:=[.C110]+[.E110]" office:value-type="float" office:value="1.139773006439" calcext:value-type="float">
            <text:p>1.1397730064</text:p>
          </table:table-cell>
          <table:table-cell/>
          <table:table-cell table:formula="of:=IF([.C110]&lt;&gt;0; 1;0)" office:value-type="float" office:value="1" calcext:value-type="float">
            <text:p>1</text:p>
          </table:table-cell>
          <table:table-cell table:formula="of:=IF(AND([.I110];[.F110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11]+[.E111]" office:value-type="float" office:value="0" calcext:value-type="float">
            <text:p>0</text:p>
          </table:table-cell>
          <table:table-cell/>
          <table:table-cell table:formula="of:=IF([.C111]&lt;&gt;0; 1;0)" office:value-type="float" office:value="0" calcext:value-type="float">
            <text:p>0</text:p>
          </table:table-cell>
          <table:table-cell table:formula="of:=IF(AND([.I111];[.F11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  <table:table-cell office:value-type="float" office:value="0.115211009979" calcext:value-type="float">
            <text:p>0.11521101</text:p>
          </table:table-cell>
          <table:table-cell office:value-type="string" calcext:value-type="string">
            <text:p>NO</text:p>
          </table:table-cell>
          <table:table-cell table:formula="of:=[.C112]+[.E112]" office:value-type="float" office:value="0.259211009979" calcext:value-type="float">
            <text:p>0.25921101</text:p>
          </table:table-cell>
          <table:table-cell/>
          <table:table-cell table:formula="of:=IF([.C112]&lt;&gt;0; 1;0)" office:value-type="float" office:value="1" calcext:value-type="float">
            <text:p>1</text:p>
          </table:table-cell>
          <table:table-cell table:formula="of:=IF(AND([.I112];[.F11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13]+[.E113]" office:value-type="float" office:value="0" calcext:value-type="float">
            <text:p>0</text:p>
          </table:table-cell>
          <table:table-cell/>
          <table:table-cell table:formula="of:=IF([.C113]&lt;&gt;0; 1;0)" office:value-type="float" office:value="0" calcext:value-type="float">
            <text:p>0</text:p>
          </table:table-cell>
          <table:table-cell table:formula="of:=IF(AND([.I113];[.F11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14]+[.E114]" office:value-type="float" office:value="0" calcext:value-type="float">
            <text:p>0</text:p>
          </table:table-cell>
          <table:table-cell/>
          <table:table-cell table:formula="of:=IF([.C114]&lt;&gt;0; 1;0)" office:value-type="float" office:value="0" calcext:value-type="float">
            <text:p>0</text:p>
          </table:table-cell>
          <table:table-cell table:formula="of:=IF(AND([.I114];[.F11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340329170227" calcext:value-type="float">
            <text:p>0.3403291702</text:p>
          </table:table-cell>
          <table:table-cell office:value-type="string" calcext:value-type="string">
            <text:p>NO</text:p>
          </table:table-cell>
          <table:table-cell table:formula="of:=[.C115]+[.E115]" office:value-type="float" office:value="1.010329170227" calcext:value-type="float">
            <text:p>1.0103291702</text:p>
          </table:table-cell>
          <table:table-cell/>
          <table:table-cell table:formula="of:=IF([.C115]&lt;&gt;0; 1;0)" office:value-type="float" office:value="1" calcext:value-type="float">
            <text:p>1</text:p>
          </table:table-cell>
          <table:table-cell table:formula="of:=IF(AND([.I115];[.F115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0.0748391151428" calcext:value-type="float">
            <text:p>0.0748391151</text:p>
          </table:table-cell>
          <table:table-cell office:value-type="string" calcext:value-type="string">
            <text:p>YES</text:p>
          </table:table-cell>
          <table:table-cell table:formula="of:=[.C116]+[.E116]" office:value-type="float" office:value="0.4708391151428" calcext:value-type="float">
            <text:p>0.4708391151</text:p>
          </table:table-cell>
          <table:table-cell/>
          <table:table-cell table:formula="of:=IF([.C116]&lt;&gt;0; 1;0)" office:value-type="float" office:value="1" calcext:value-type="float">
            <text:p>1</text:p>
          </table:table-cell>
          <table:table-cell table:formula="of:=IF(AND([.I116];[.F11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8.pddl</text:p>
          </table:table-cell>
          <table:table-cell office:value-type="string" calcext:value-type="string">
            <text:p>SAT</text:p>
          </table:table-cell>
          <table:table-cell office:value-type="float" office:value="1.131" calcext:value-type="float">
            <text:p>1.131</text:p>
          </table:table-cell>
          <table:table-cell office:value-type="float" office:value="1" calcext:value-type="float">
            <text:p>1</text:p>
          </table:table-cell>
          <table:table-cell office:value-type="float" office:value="0.130969047546" calcext:value-type="float">
            <text:p>0.1309690475</text:p>
          </table:table-cell>
          <table:table-cell office:value-type="string" calcext:value-type="string">
            <text:p>YES</text:p>
          </table:table-cell>
          <table:table-cell table:formula="of:=[.C117]+[.E117]" office:value-type="float" office:value="1.261969047546" calcext:value-type="float">
            <text:p>1.2619690475</text:p>
          </table:table-cell>
          <table:table-cell/>
          <table:table-cell table:formula="of:=IF([.C117]&lt;&gt;0; 1;0)" office:value-type="float" office:value="1" calcext:value-type="float">
            <text:p>1</text:p>
          </table:table-cell>
          <table:table-cell table:formula="of:=IF(AND([.I117];[.F11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office:value-type="float" office:value="0.060977935791" calcext:value-type="float">
            <text:p>0.0609779358</text:p>
          </table:table-cell>
          <table:table-cell office:value-type="string" calcext:value-type="string">
            <text:p>YES</text:p>
          </table:table-cell>
          <table:table-cell table:formula="of:=[.C118]+[.E118]" office:value-type="float" office:value="0.418977935791" calcext:value-type="float">
            <text:p>0.4189779358</text:p>
          </table:table-cell>
          <table:table-cell/>
          <table:table-cell table:formula="of:=IF([.C118]&lt;&gt;0; 1;0)" office:value-type="float" office:value="1" calcext:value-type="float">
            <text:p>1</text:p>
          </table:table-cell>
          <table:table-cell table:formula="of:=IF(AND([.I118];[.F11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7.pddl</text:p>
          </table:table-cell>
          <table:table-cell office:value-type="string" calcext:value-type="string">
            <text:p>SAT</text:p>
          </table:table-cell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 office:value-type="float" office:value="0.131986141205" calcext:value-type="float">
            <text:p>0.1319861412</text:p>
          </table:table-cell>
          <table:table-cell office:value-type="string" calcext:value-type="string">
            <text:p>YES</text:p>
          </table:table-cell>
          <table:table-cell table:formula="of:=[.C119]+[.E119]" office:value-type="float" office:value="1.239986141205" calcext:value-type="float">
            <text:p>1.2399861412</text:p>
          </table:table-cell>
          <table:table-cell/>
          <table:table-cell table:formula="of:=IF([.C119]&lt;&gt;0; 1;0)" office:value-type="float" office:value="1" calcext:value-type="float">
            <text:p>1</text:p>
          </table:table-cell>
          <table:table-cell table:formula="of:=IF(AND([.I119];[.F11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office:value-type="float" office:value="0.0761799812317" calcext:value-type="float">
            <text:p>0.0761799812</text:p>
          </table:table-cell>
          <table:table-cell office:value-type="string" calcext:value-type="string">
            <text:p>YES</text:p>
          </table:table-cell>
          <table:table-cell table:formula="of:=[.C120]+[.E120]" office:value-type="float" office:value="0.3921799812317" calcext:value-type="float">
            <text:p>0.3921799812</text:p>
          </table:table-cell>
          <table:table-cell/>
          <table:table-cell table:formula="of:=IF([.C120]&lt;&gt;0; 1;0)" office:value-type="float" office:value="1" calcext:value-type="float">
            <text:p>1</text:p>
          </table:table-cell>
          <table:table-cell table:formula="of:=IF(AND([.I120];[.F12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5.pddl</text:p>
          </table:table-cell>
          <table:table-cell office:value-type="string" calcext:value-type="string">
            <text:p>SAT</text:p>
          </table:table-cell>
          <table:table-cell office:value-type="float" office:value="0.559" calcext:value-type="float">
            <text:p>0.559</text:p>
          </table:table-cell>
          <table:table-cell office:value-type="float" office:value="1" calcext:value-type="float">
            <text:p>1</text:p>
          </table:table-cell>
          <table:table-cell office:value-type="float" office:value="0.110272884369" calcext:value-type="float">
            <text:p>0.1102728844</text:p>
          </table:table-cell>
          <table:table-cell office:value-type="string" calcext:value-type="string">
            <text:p>YES</text:p>
          </table:table-cell>
          <table:table-cell table:formula="of:=[.C121]+[.E121]" office:value-type="float" office:value="0.669272884369" calcext:value-type="float">
            <text:p>0.6692728844</text:p>
          </table:table-cell>
          <table:table-cell/>
          <table:table-cell table:formula="of:=IF([.C121]&lt;&gt;0; 1;0)" office:value-type="float" office:value="1" calcext:value-type="float">
            <text:p>1</text:p>
          </table:table-cell>
          <table:table-cell table:formula="of:=IF(AND([.I121];[.F12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6.pddl</text:p>
          </table:table-cell>
          <table:table-cell office:value-type="string" calcext:value-type="string">
            <text:p>SAT</text:p>
          </table:table-cell>
          <table:table-cell office:value-type="float" office:value="1.131" calcext:value-type="float">
            <text:p>1.131</text:p>
          </table:table-cell>
          <table:table-cell office:value-type="float" office:value="1" calcext:value-type="float">
            <text:p>1</text:p>
          </table:table-cell>
          <table:table-cell office:value-type="float" office:value="0.134000062943" calcext:value-type="float">
            <text:p>0.1340000629</text:p>
          </table:table-cell>
          <table:table-cell office:value-type="string" calcext:value-type="string">
            <text:p>YES</text:p>
          </table:table-cell>
          <table:table-cell table:formula="of:=[.C122]+[.E122]" office:value-type="float" office:value="1.265000062943" calcext:value-type="float">
            <text:p>1.2650000629</text:p>
          </table:table-cell>
          <table:table-cell/>
          <table:table-cell table:formula="of:=IF([.C122]&lt;&gt;0; 1;0)" office:value-type="float" office:value="1" calcext:value-type="float">
            <text:p>1</text:p>
          </table:table-cell>
          <table:table-cell table:formula="of:=IF(AND([.I122];[.F12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office:value-type="float" office:value="0.0752649307251" calcext:value-type="float">
            <text:p>0.0752649307</text:p>
          </table:table-cell>
          <table:table-cell office:value-type="string" calcext:value-type="string">
            <text:p>YES</text:p>
          </table:table-cell>
          <table:table-cell table:formula="of:=[.C123]+[.E123]" office:value-type="float" office:value="0.4282649307251" calcext:value-type="float">
            <text:p>0.4282649307</text:p>
          </table:table-cell>
          <table:table-cell/>
          <table:table-cell table:formula="of:=IF([.C123]&lt;&gt;0; 1;0)" office:value-type="float" office:value="1" calcext:value-type="float">
            <text:p>1</text:p>
          </table:table-cell>
          <table:table-cell table:formula="of:=IF(AND([.I123];[.F12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7.pddl</text:p>
          </table:table-cell>
          <table:table-cell office:value-type="string" calcext:value-type="string">
            <text:p>SAT</text:p>
          </table:table-cell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office:value-type="float" office:value="0.0927810668945" calcext:value-type="float">
            <text:p>0.0927810669</text:p>
          </table:table-cell>
          <table:table-cell office:value-type="string" calcext:value-type="string">
            <text:p>YES</text:p>
          </table:table-cell>
          <table:table-cell table:formula="of:=[.C124]+[.E124]" office:value-type="float" office:value="0.4537810668945" calcext:value-type="float">
            <text:p>0.4537810669</text:p>
          </table:table-cell>
          <table:table-cell/>
          <table:table-cell table:formula="of:=IF([.C124]&lt;&gt;0; 1;0)" office:value-type="float" office:value="1" calcext:value-type="float">
            <text:p>1</text:p>
          </table:table-cell>
          <table:table-cell table:formula="of:=IF(AND([.I124];[.F12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4.pddl</text:p>
          </table:table-cell>
          <table:table-cell office:value-type="string" calcext:value-type="string">
            <text:p>SAT</text:p>
          </table:table-cell>
          <table:table-cell office:value-type="float" office:value="1.054" calcext:value-type="float">
            <text:p>1.054</text:p>
          </table:table-cell>
          <table:table-cell office:value-type="float" office:value="1" calcext:value-type="float">
            <text:p>1</text:p>
          </table:table-cell>
          <table:table-cell office:value-type="float" office:value="0.113400936127" calcext:value-type="float">
            <text:p>0.1134009361</text:p>
          </table:table-cell>
          <table:table-cell office:value-type="string" calcext:value-type="string">
            <text:p>YES</text:p>
          </table:table-cell>
          <table:table-cell table:formula="of:=[.C125]+[.E125]" office:value-type="float" office:value="1.167400936127" calcext:value-type="float">
            <text:p>1.1674009361</text:p>
          </table:table-cell>
          <table:table-cell/>
          <table:table-cell table:formula="of:=IF([.C125]&lt;&gt;0; 1;0)" office:value-type="float" office:value="1" calcext:value-type="float">
            <text:p>1</text:p>
          </table:table-cell>
          <table:table-cell table:formula="of:=IF(AND([.I125];[.F12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1.pddl</text:p>
          </table:table-cell>
          <table:table-cell office:value-type="string" calcext:value-type="string">
            <text:p>SAT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0.111795902252" calcext:value-type="float">
            <text:p>0.1117959023</text:p>
          </table:table-cell>
          <table:table-cell office:value-type="string" calcext:value-type="string">
            <text:p>YES</text:p>
          </table:table-cell>
          <table:table-cell table:formula="of:=[.C126]+[.E126]" office:value-type="float" office:value="1.136795902252" calcext:value-type="float">
            <text:p>1.1367959023</text:p>
          </table:table-cell>
          <table:table-cell/>
          <table:table-cell table:formula="of:=IF([.C126]&lt;&gt;0; 1;0)" office:value-type="float" office:value="1" calcext:value-type="float">
            <text:p>1</text:p>
          </table:table-cell>
          <table:table-cell table:formula="of:=IF(AND([.I126];[.F12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3.pddl</text:p>
          </table:table-cell>
          <table:table-cell office:value-type="string" calcext:value-type="string">
            <text:p>SAT</text:p>
          </table:table-cell>
          <table:table-cell office:value-type="float" office:value="0.906" calcext:value-type="float">
            <text:p>0.906</text:p>
          </table:table-cell>
          <table:table-cell office:value-type="float" office:value="1" calcext:value-type="float">
            <text:p>1</text:p>
          </table:table-cell>
          <table:table-cell office:value-type="float" office:value="0.113968133926" calcext:value-type="float">
            <text:p>0.1139681339</text:p>
          </table:table-cell>
          <table:table-cell office:value-type="string" calcext:value-type="string">
            <text:p>YES</text:p>
          </table:table-cell>
          <table:table-cell table:formula="of:=[.C127]+[.E127]" office:value-type="float" office:value="1.019968133926" calcext:value-type="float">
            <text:p>1.0199681339</text:p>
          </table:table-cell>
          <table:table-cell/>
          <table:table-cell table:formula="of:=IF([.C127]&lt;&gt;0; 1;0)" office:value-type="float" office:value="1" calcext:value-type="float">
            <text:p>1</text:p>
          </table:table-cell>
          <table:table-cell table:formula="of:=IF(AND([.I127];[.F12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9.pddl</text:p>
          </table:table-cell>
          <table:table-cell office:value-type="string" calcext:value-type="string">
            <text:p>SAT</text:p>
          </table:table-cell>
          <table:table-cell office:value-type="float" office:value="0.697" calcext:value-type="float">
            <text:p>0.697</text:p>
          </table:table-cell>
          <table:table-cell office:value-type="float" office:value="1" calcext:value-type="float">
            <text:p>1</text:p>
          </table:table-cell>
          <table:table-cell office:value-type="float" office:value="0.0913820266724" calcext:value-type="float">
            <text:p>0.0913820267</text:p>
          </table:table-cell>
          <table:table-cell office:value-type="string" calcext:value-type="string">
            <text:p>YES</text:p>
          </table:table-cell>
          <table:table-cell table:formula="of:=[.C128]+[.E128]" office:value-type="float" office:value="0.7883820266724" calcext:value-type="float">
            <text:p>0.7883820267</text:p>
          </table:table-cell>
          <table:table-cell/>
          <table:table-cell table:formula="of:=IF([.C128]&lt;&gt;0; 1;0)" office:value-type="float" office:value="1" calcext:value-type="float">
            <text:p>1</text:p>
          </table:table-cell>
          <table:table-cell table:formula="of:=IF(AND([.I128];[.F12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6.pddl</text:p>
          </table:table-cell>
          <table:table-cell office:value-type="string" calcext:value-type="string">
            <text:p>SAT</text:p>
          </table:table-cell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office:value-type="float" office:value="0.0914051532745" calcext:value-type="float">
            <text:p>0.0914051533</text:p>
          </table:table-cell>
          <table:table-cell office:value-type="string" calcext:value-type="string">
            <text:p>YES</text:p>
          </table:table-cell>
          <table:table-cell table:formula="of:=[.C129]+[.E129]" office:value-type="float" office:value="0.4144051532745" calcext:value-type="float">
            <text:p>0.4144051533</text:p>
          </table:table-cell>
          <table:table-cell/>
          <table:table-cell table:formula="of:=IF([.C129]&lt;&gt;0; 1;0)" office:value-type="float" office:value="1" calcext:value-type="float">
            <text:p>1</text:p>
          </table:table-cell>
          <table:table-cell table:formula="of:=IF(AND([.I129];[.F12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8.pddl</text:p>
          </table:table-cell>
          <table:table-cell office:value-type="string" calcext:value-type="string">
            <text:p>SAT</text:p>
          </table:table-cell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office:value-type="float" office:value="0.0916318893433" calcext:value-type="float">
            <text:p>0.0916318893</text:p>
          </table:table-cell>
          <table:table-cell office:value-type="string" calcext:value-type="string">
            <text:p>YES</text:p>
          </table:table-cell>
          <table:table-cell table:formula="of:=[.C130]+[.E130]" office:value-type="float" office:value="0.5176318893433" calcext:value-type="float">
            <text:p>0.5176318893</text:p>
          </table:table-cell>
          <table:table-cell/>
          <table:table-cell table:formula="of:=IF([.C130]&lt;&gt;0; 1;0)" office:value-type="float" office:value="1" calcext:value-type="float">
            <text:p>1</text:p>
          </table:table-cell>
          <table:table-cell table:formula="of:=IF(AND([.I130];[.F13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9.pddl</text:p>
          </table:table-cell>
          <table:table-cell office:value-type="string" calcext:value-type="string">
            <text:p>SAT</text:p>
          </table:table-cell>
          <table:table-cell office:value-type="float" office:value="1.066" calcext:value-type="float">
            <text:p>1.066</text:p>
          </table:table-cell>
          <table:table-cell office:value-type="float" office:value="1" calcext:value-type="float">
            <text:p>1</text:p>
          </table:table-cell>
          <table:table-cell office:value-type="float" office:value="0.131696939468" calcext:value-type="float">
            <text:p>0.1316969395</text:p>
          </table:table-cell>
          <table:table-cell office:value-type="string" calcext:value-type="string">
            <text:p>YES</text:p>
          </table:table-cell>
          <table:table-cell table:formula="of:=[.C131]+[.E131]" office:value-type="float" office:value="1.197696939468" calcext:value-type="float">
            <text:p>1.1976969395</text:p>
          </table:table-cell>
          <table:table-cell/>
          <table:table-cell table:formula="of:=IF([.C131]&lt;&gt;0; 1;0)" office:value-type="float" office:value="1" calcext:value-type="float">
            <text:p>1</text:p>
          </table:table-cell>
          <table:table-cell table:formula="of:=IF(AND([.I131];[.F13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0.0603699684143" calcext:value-type="float">
            <text:p>0.0603699684</text:p>
          </table:table-cell>
          <table:table-cell office:value-type="string" calcext:value-type="string">
            <text:p>YES</text:p>
          </table:table-cell>
          <table:table-cell table:formula="of:=[.C132]+[.E132]" office:value-type="float" office:value="0.2873699684143" calcext:value-type="float">
            <text:p>0.2873699684</text:p>
          </table:table-cell>
          <table:table-cell/>
          <table:table-cell table:formula="of:=IF([.C132]&lt;&gt;0; 1;0)" office:value-type="float" office:value="1" calcext:value-type="float">
            <text:p>1</text:p>
          </table:table-cell>
          <table:table-cell table:formula="of:=IF(AND([.I132];[.F13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0.pddl</text:p>
          </table:table-cell>
          <table:table-cell office:value-type="string" calcext:value-type="string">
            <text:p>SAT</text:p>
          </table:table-cell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office:value-type="float" office:value="0.0918707847595" calcext:value-type="float">
            <text:p>0.0918707848</text:p>
          </table:table-cell>
          <table:table-cell office:value-type="string" calcext:value-type="string">
            <text:p>YES</text:p>
          </table:table-cell>
          <table:table-cell table:formula="of:=[.C133]+[.E133]" office:value-type="float" office:value="0.4508707847595" calcext:value-type="float">
            <text:p>0.4508707848</text:p>
          </table:table-cell>
          <table:table-cell/>
          <table:table-cell table:formula="of:=IF([.C133]&lt;&gt;0; 1;0)" office:value-type="float" office:value="1" calcext:value-type="float">
            <text:p>1</text:p>
          </table:table-cell>
          <table:table-cell table:formula="of:=IF(AND([.I133];[.F13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0.0757749080658" calcext:value-type="float">
            <text:p>0.0757749081</text:p>
          </table:table-cell>
          <table:table-cell office:value-type="string" calcext:value-type="string">
            <text:p>YES</text:p>
          </table:table-cell>
          <table:table-cell table:formula="of:=[.C134]+[.E134]" office:value-type="float" office:value="0.3767749080658" calcext:value-type="float">
            <text:p>0.3767749081</text:p>
          </table:table-cell>
          <table:table-cell/>
          <table:table-cell table:formula="of:=IF([.C134]&lt;&gt;0; 1;0)" office:value-type="float" office:value="1" calcext:value-type="float">
            <text:p>1</text:p>
          </table:table-cell>
          <table:table-cell table:formula="of:=IF(AND([.I134];[.F13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elevator-strips-simple-typed/instance-52.pddl</text:p>
          </table:table-cell>
          <table:table-cell office:value-type="string" calcext:value-type="string">
            <text:p>SAT</text:p>
          </table:table-cell>
          <table:table-cell office:value-type="float" office:value="0.481" calcext:value-type="float">
            <text:p>0.481</text:p>
          </table:table-cell>
          <table:table-cell office:value-type="float" office:value="1" calcext:value-type="float">
            <text:p>1</text:p>
          </table:table-cell>
          <table:table-cell office:value-type="float" office:value="0.11221909523" calcext:value-type="float">
            <text:p>0.1122190952</text:p>
          </table:table-cell>
          <table:table-cell office:value-type="string" calcext:value-type="string">
            <text:p>YES</text:p>
          </table:table-cell>
          <table:table-cell table:formula="of:=[.C135]+[.E135]" office:value-type="float" office:value="0.59321909523" calcext:value-type="float">
            <text:p>0.5932190952</text:p>
          </table:table-cell>
          <table:table-cell/>
          <table:table-cell table:formula="of:=IF([.C135]&lt;&gt;0; 1;0)" office:value-type="float" office:value="1" calcext:value-type="float">
            <text:p>1</text:p>
          </table:table-cell>
          <table:table-cell table:formula="of:=IF(AND([.I135];[.F13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20.pddl</text:p>
          </table:table-cell>
          <table:table-cell office:value-type="string" calcext:value-type="string">
            <text:p>SAT</text:p>
          </table:table-cell>
          <table:table-cell office:value-type="float" office:value="12.781" calcext:value-type="float">
            <text:p>12.781</text:p>
          </table:table-cell>
          <table:table-cell office:value-type="float" office:value="1" calcext:value-type="float">
            <text:p>1</text:p>
          </table:table-cell>
          <table:table-cell office:value-type="float" office:value="0.204209089279" calcext:value-type="float">
            <text:p>0.2042090893</text:p>
          </table:table-cell>
          <table:table-cell office:value-type="string" calcext:value-type="string">
            <text:p>YES</text:p>
          </table:table-cell>
          <table:table-cell table:formula="of:=[.C136]+[.E136]" office:value-type="float" office:value="12.985209089279" calcext:value-type="float">
            <text:p>12.9852090893</text:p>
          </table:table-cell>
          <table:table-cell/>
          <table:table-cell table:formula="of:=IF([.C136]&lt;&gt;0; 1;0)" office:value-type="float" office:value="1" calcext:value-type="float">
            <text:p>1</text:p>
          </table:table-cell>
          <table:table-cell table:formula="of:=IF(AND([.I136];[.F13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727" calcext:value-type="float">
            <text:p>1.727</text:p>
          </table:table-cell>
          <table:table-cell office:value-type="float" office:value="1" calcext:value-type="float">
            <text:p>1</text:p>
          </table:table-cell>
          <table:table-cell office:value-type="float" office:value="0.0615170001984" calcext:value-type="float">
            <text:p>0.0615170002</text:p>
          </table:table-cell>
          <table:table-cell office:value-type="string" calcext:value-type="string">
            <text:p>YES</text:p>
          </table:table-cell>
          <table:table-cell table:formula="of:=[.C137]+[.E137]" office:value-type="float" office:value="1.7885170001984" calcext:value-type="float">
            <text:p>1.7885170002</text:p>
          </table:table-cell>
          <table:table-cell/>
          <table:table-cell table:formula="of:=IF([.C137]&lt;&gt;0; 1;0)" office:value-type="float" office:value="1" calcext:value-type="float">
            <text:p>1</text:p>
          </table:table-cell>
          <table:table-cell table:formula="of:=IF(AND([.I137];[.F13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18.756" calcext:value-type="float">
            <text:p>18.756</text:p>
          </table:table-cell>
          <table:table-cell office:value-type="float" office:value="1" calcext:value-type="float">
            <text:p>1</text:p>
          </table:table-cell>
          <table:table-cell office:value-type="float" office:value="0.182921171188" calcext:value-type="float">
            <text:p>0.1829211712</text:p>
          </table:table-cell>
          <table:table-cell office:value-type="string" calcext:value-type="string">
            <text:p>YES</text:p>
          </table:table-cell>
          <table:table-cell table:formula="of:=[.C138]+[.E138]" office:value-type="float" office:value="18.938921171188" calcext:value-type="float">
            <text:p>18.9389211712</text:p>
          </table:table-cell>
          <table:table-cell/>
          <table:table-cell table:formula="of:=IF([.C138]&lt;&gt;0; 1;0)" office:value-type="float" office:value="1" calcext:value-type="float">
            <text:p>1</text:p>
          </table:table-cell>
          <table:table-cell table:formula="of:=IF(AND([.I138];[.F13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17.769" calcext:value-type="float">
            <text:p>17.769</text:p>
          </table:table-cell>
          <table:table-cell office:value-type="float" office:value="1" calcext:value-type="float">
            <text:p>1</text:p>
          </table:table-cell>
          <table:table-cell office:value-type="float" office:value="0.140777111053" calcext:value-type="float">
            <text:p>0.1407771111</text:p>
          </table:table-cell>
          <table:table-cell office:value-type="string" calcext:value-type="string">
            <text:p>YES</text:p>
          </table:table-cell>
          <table:table-cell table:formula="of:=[.C139]+[.E139]" office:value-type="float" office:value="17.909777111053" calcext:value-type="float">
            <text:p>17.9097771111</text:p>
          </table:table-cell>
          <table:table-cell/>
          <table:table-cell table:formula="of:=IF([.C139]&lt;&gt;0; 1;0)" office:value-type="float" office:value="1" calcext:value-type="float">
            <text:p>1</text:p>
          </table:table-cell>
          <table:table-cell table:formula="of:=IF(AND([.I139];[.F13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0.834" calcext:value-type="float">
            <text:p>0.834</text:p>
          </table:table-cell>
          <table:table-cell office:value-type="float" office:value="1" calcext:value-type="float">
            <text:p>1</text:p>
          </table:table-cell>
          <table:table-cell office:value-type="float" office:value="0.048798084259" calcext:value-type="float">
            <text:p>0.0487980843</text:p>
          </table:table-cell>
          <table:table-cell office:value-type="string" calcext:value-type="string">
            <text:p>YES</text:p>
          </table:table-cell>
          <table:table-cell table:formula="of:=[.C140]+[.E140]" office:value-type="float" office:value="0.882798084259" calcext:value-type="float">
            <text:p>0.8827980843</text:p>
          </table:table-cell>
          <table:table-cell/>
          <table:table-cell table:formula="of:=IF([.C140]&lt;&gt;0; 1;0)" office:value-type="float" office:value="1" calcext:value-type="float">
            <text:p>1</text:p>
          </table:table-cell>
          <table:table-cell table:formula="of:=IF(AND([.I140];[.F14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18.783" calcext:value-type="float">
            <text:p>18.783</text:p>
          </table:table-cell>
          <table:table-cell office:value-type="float" office:value="1" calcext:value-type="float">
            <text:p>1</text:p>
          </table:table-cell>
          <table:table-cell office:value-type="float" office:value="0.191695928574" calcext:value-type="float">
            <text:p>0.1916959286</text:p>
          </table:table-cell>
          <table:table-cell office:value-type="string" calcext:value-type="string">
            <text:p>YES</text:p>
          </table:table-cell>
          <table:table-cell table:formula="of:=[.C141]+[.E141]" office:value-type="float" office:value="18.974695928574" calcext:value-type="float">
            <text:p>18.9746959286</text:p>
          </table:table-cell>
          <table:table-cell/>
          <table:table-cell table:formula="of:=IF([.C141]&lt;&gt;0; 1;0)" office:value-type="float" office:value="1" calcext:value-type="float">
            <text:p>1</text:p>
          </table:table-cell>
          <table:table-cell table:formula="of:=IF(AND([.I141];[.F14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9.pddl</text:p>
          </table:table-cell>
          <table:table-cell office:value-type="string" calcext:value-type="string">
            <text:p>SAT</text:p>
          </table:table-cell>
          <table:table-cell office:value-type="float" office:value="15.228" calcext:value-type="float">
            <text:p>15.228</text:p>
          </table:table-cell>
          <table:table-cell office:value-type="float" office:value="1" calcext:value-type="float">
            <text:p>1</text:p>
          </table:table-cell>
          <table:table-cell office:value-type="float" office:value="0.204871892929" calcext:value-type="float">
            <text:p>0.2048718929</text:p>
          </table:table-cell>
          <table:table-cell office:value-type="string" calcext:value-type="string">
            <text:p>YES</text:p>
          </table:table-cell>
          <table:table-cell table:formula="of:=[.C142]+[.E142]" office:value-type="float" office:value="15.432871892929" calcext:value-type="float">
            <text:p>15.4328718929</text:p>
          </table:table-cell>
          <table:table-cell/>
          <table:table-cell table:formula="of:=IF([.C142]&lt;&gt;0; 1;0)" office:value-type="float" office:value="1" calcext:value-type="float">
            <text:p>1</text:p>
          </table:table-cell>
          <table:table-cell table:formula="of:=IF(AND([.I142];[.F14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3.294" calcext:value-type="float">
            <text:p>3.294</text:p>
          </table:table-cell>
          <table:table-cell office:value-type="float" office:value="1" calcext:value-type="float">
            <text:p>1</text:p>
          </table:table-cell>
          <table:table-cell office:value-type="float" office:value="0.0763580799103" calcext:value-type="float">
            <text:p>0.0763580799</text:p>
          </table:table-cell>
          <table:table-cell office:value-type="string" calcext:value-type="string">
            <text:p>YES</text:p>
          </table:table-cell>
          <table:table-cell table:formula="of:=[.C143]+[.E143]" office:value-type="float" office:value="3.3703580799103" calcext:value-type="float">
            <text:p>3.3703580799</text:p>
          </table:table-cell>
          <table:table-cell/>
          <table:table-cell table:formula="of:=IF([.C143]&lt;&gt;0; 1;0)" office:value-type="float" office:value="1" calcext:value-type="float">
            <text:p>1</text:p>
          </table:table-cell>
          <table:table-cell table:formula="of:=IF(AND([.I143];[.F14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12.481" calcext:value-type="float">
            <text:p>12.481</text:p>
          </table:table-cell>
          <table:table-cell office:value-type="float" office:value="1" calcext:value-type="float">
            <text:p>1</text:p>
          </table:table-cell>
          <table:table-cell office:value-type="float" office:value="0.140276193619" calcext:value-type="float">
            <text:p>0.1402761936</text:p>
          </table:table-cell>
          <table:table-cell office:value-type="string" calcext:value-type="string">
            <text:p>YES</text:p>
          </table:table-cell>
          <table:table-cell table:formula="of:=[.C144]+[.E144]" office:value-type="float" office:value="12.621276193619" calcext:value-type="float">
            <text:p>12.6212761936</text:p>
          </table:table-cell>
          <table:table-cell/>
          <table:table-cell table:formula="of:=IF([.C144]&lt;&gt;0; 1;0)" office:value-type="float" office:value="1" calcext:value-type="float">
            <text:p>1</text:p>
          </table:table-cell>
          <table:table-cell table:formula="of:=IF(AND([.I144];[.F14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12.967" calcext:value-type="float">
            <text:p>12.967</text:p>
          </table:table-cell>
          <table:table-cell office:value-type="float" office:value="1" calcext:value-type="float">
            <text:p>1</text:p>
          </table:table-cell>
          <table:table-cell office:value-type="float" office:value="0.132032871246" calcext:value-type="float">
            <text:p>0.1320328712</text:p>
          </table:table-cell>
          <table:table-cell office:value-type="string" calcext:value-type="string">
            <text:p>YES</text:p>
          </table:table-cell>
          <table:table-cell table:formula="of:=[.C145]+[.E145]" office:value-type="float" office:value="13.099032871246" calcext:value-type="float">
            <text:p>13.0990328712</text:p>
          </table:table-cell>
          <table:table-cell/>
          <table:table-cell table:formula="of:=IF([.C145]&lt;&gt;0; 1;0)" office:value-type="float" office:value="1" calcext:value-type="float">
            <text:p>1</text:p>
          </table:table-cell>
          <table:table-cell table:formula="of:=IF(AND([.I145];[.F14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14.96" calcext:value-type="float">
            <text:p>14.96</text:p>
          </table:table-cell>
          <table:table-cell office:value-type="float" office:value="1" calcext:value-type="float">
            <text:p>1</text:p>
          </table:table-cell>
          <table:table-cell office:value-type="float" office:value="0.171058893204" calcext:value-type="float">
            <text:p>0.1710588932</text:p>
          </table:table-cell>
          <table:table-cell office:value-type="string" calcext:value-type="string">
            <text:p>YES</text:p>
          </table:table-cell>
          <table:table-cell table:formula="of:=[.C146]+[.E146]" office:value-type="float" office:value="15.131058893204" calcext:value-type="float">
            <text:p>15.1310588932</text:p>
          </table:table-cell>
          <table:table-cell/>
          <table:table-cell table:formula="of:=IF([.C146]&lt;&gt;0; 1;0)" office:value-type="float" office:value="1" calcext:value-type="float">
            <text:p>1</text:p>
          </table:table-cell>
          <table:table-cell table:formula="of:=IF(AND([.I146];[.F14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13.564" calcext:value-type="float">
            <text:p>13.564</text:p>
          </table:table-cell>
          <table:table-cell office:value-type="float" office:value="1" calcext:value-type="float">
            <text:p>1</text:p>
          </table:table-cell>
          <table:table-cell office:value-type="float" office:value="0.124846935272" calcext:value-type="float">
            <text:p>0.1248469353</text:p>
          </table:table-cell>
          <table:table-cell office:value-type="string" calcext:value-type="string">
            <text:p>YES</text:p>
          </table:table-cell>
          <table:table-cell table:formula="of:=[.C147]+[.E147]" office:value-type="float" office:value="13.688846935272" calcext:value-type="float">
            <text:p>13.6888469353</text:p>
          </table:table-cell>
          <table:table-cell/>
          <table:table-cell table:formula="of:=IF([.C147]&lt;&gt;0; 1;0)" office:value-type="float" office:value="1" calcext:value-type="float">
            <text:p>1</text:p>
          </table:table-cell>
          <table:table-cell table:formula="of:=IF(AND([.I147];[.F14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17.231" calcext:value-type="float">
            <text:p>17.231</text:p>
          </table:table-cell>
          <table:table-cell office:value-type="float" office:value="1" calcext:value-type="float">
            <text:p>1</text:p>
          </table:table-cell>
          <table:table-cell office:value-type="float" office:value="0.157518148422" calcext:value-type="float">
            <text:p>0.1575181484</text:p>
          </table:table-cell>
          <table:table-cell office:value-type="string" calcext:value-type="string">
            <text:p>YES</text:p>
          </table:table-cell>
          <table:table-cell table:formula="of:=[.C148]+[.E148]" office:value-type="float" office:value="17.388518148422" calcext:value-type="float">
            <text:p>17.3885181484</text:p>
          </table:table-cell>
          <table:table-cell/>
          <table:table-cell table:formula="of:=IF([.C148]&lt;&gt;0; 1;0)" office:value-type="float" office:value="1" calcext:value-type="float">
            <text:p>1</text:p>
          </table:table-cell>
          <table:table-cell table:formula="of:=IF(AND([.I148];[.F14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8.pddl</text:p>
          </table:table-cell>
          <table:table-cell office:value-type="string" calcext:value-type="string">
            <text:p>SAT</text:p>
          </table:table-cell>
          <table:table-cell office:value-type="float" office:value="16.232" calcext:value-type="float">
            <text:p>16.232</text:p>
          </table:table-cell>
          <table:table-cell office:value-type="float" office:value="1" calcext:value-type="float">
            <text:p>1</text:p>
          </table:table-cell>
          <table:table-cell office:value-type="float" office:value="0.199499130249" calcext:value-type="float">
            <text:p>0.1994991302</text:p>
          </table:table-cell>
          <table:table-cell office:value-type="string" calcext:value-type="string">
            <text:p>YES</text:p>
          </table:table-cell>
          <table:table-cell table:formula="of:=[.C149]+[.E149]" office:value-type="float" office:value="16.431499130249" calcext:value-type="float">
            <text:p>16.4314991302</text:p>
          </table:table-cell>
          <table:table-cell/>
          <table:table-cell table:formula="of:=IF([.C149]&lt;&gt;0; 1;0)" office:value-type="float" office:value="1" calcext:value-type="float">
            <text:p>1</text:p>
          </table:table-cell>
          <table:table-cell table:formula="of:=IF(AND([.I149];[.F14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5.377" calcext:value-type="float">
            <text:p>5.377</text:p>
          </table:table-cell>
          <table:table-cell office:value-type="float" office:value="1" calcext:value-type="float">
            <text:p>1</text:p>
          </table:table-cell>
          <table:table-cell office:value-type="float" office:value="0.0882370471954" calcext:value-type="float">
            <text:p>0.0882370472</text:p>
          </table:table-cell>
          <table:table-cell office:value-type="string" calcext:value-type="string">
            <text:p>YES</text:p>
          </table:table-cell>
          <table:table-cell table:formula="of:=[.C150]+[.E150]" office:value-type="float" office:value="5.4652370471954" calcext:value-type="float">
            <text:p>5.4652370472</text:p>
          </table:table-cell>
          <table:table-cell/>
          <table:table-cell table:formula="of:=IF([.C150]&lt;&gt;0; 1;0)" office:value-type="float" office:value="1" calcext:value-type="float">
            <text:p>1</text:p>
          </table:table-cell>
          <table:table-cell table:formula="of:=IF(AND([.I150];[.F15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office:value-type="float" office:value="0.0409989356995" calcext:value-type="float">
            <text:p>0.0409989357</text:p>
          </table:table-cell>
          <table:table-cell office:value-type="string" calcext:value-type="string">
            <text:p>YES</text:p>
          </table:table-cell>
          <table:table-cell table:formula="of:=[.C151]+[.E151]" office:value-type="float" office:value="0.3839989356995" calcext:value-type="float">
            <text:p>0.3839989357</text:p>
          </table:table-cell>
          <table:table-cell/>
          <table:table-cell table:formula="of:=IF([.C151]&lt;&gt;0; 1;0)" office:value-type="float" office:value="1" calcext:value-type="float">
            <text:p>1</text:p>
          </table:table-cell>
          <table:table-cell table:formula="of:=IF(AND([.I151];[.F15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pper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17.746" calcext:value-type="float">
            <text:p>17.746</text:p>
          </table:table-cell>
          <table:table-cell office:value-type="float" office:value="1" calcext:value-type="float">
            <text:p>1</text:p>
          </table:table-cell>
          <table:table-cell office:value-type="float" office:value="0.165441036224" calcext:value-type="float">
            <text:p>0.1654410362</text:p>
          </table:table-cell>
          <table:table-cell office:value-type="string" calcext:value-type="string">
            <text:p>YES</text:p>
          </table:table-cell>
          <table:table-cell table:formula="of:=[.C152]+[.E152]" office:value-type="float" office:value="17.911441036224" calcext:value-type="float">
            <text:p>17.9114410362</text:p>
          </table:table-cell>
          <table:table-cell/>
          <table:table-cell table:formula="of:=IF([.C152]&lt;&gt;0; 1;0)" office:value-type="float" office:value="1" calcext:value-type="float">
            <text:p>1</text:p>
          </table:table-cell>
          <table:table-cell table:formula="of:=IF(AND([.I152];[.F15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2181661129" calcext:value-type="float">
            <text:p>1.2181661129</text:p>
          </table:table-cell>
          <table:table-cell office:value-type="string" calcext:value-type="string">
            <text:p>YES</text:p>
          </table:table-cell>
          <table:table-cell table:formula="of:=[.C153]+[.E153]" office:value-type="float" office:value="2.4681661129" calcext:value-type="float">
            <text:p>2.4681661129</text:p>
          </table:table-cell>
          <table:table-cell/>
          <table:table-cell table:formula="of:=IF([.C153]&lt;&gt;0; 1;0)" office:value-type="float" office:value="1" calcext:value-type="float">
            <text:p>1</text:p>
          </table:table-cell>
          <table:table-cell table:formula="of:=IF(AND([.I153];[.F15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2.452" calcext:value-type="float">
            <text:p>2.452</text:p>
          </table:table-cell>
          <table:table-cell office:value-type="float" office:value="1" calcext:value-type="float">
            <text:p>1</text:p>
          </table:table-cell>
          <table:table-cell office:value-type="float" office:value="2.84463000298" calcext:value-type="float">
            <text:p>2.844630003</text:p>
          </table:table-cell>
          <table:table-cell office:value-type="string" calcext:value-type="string">
            <text:p>YES</text:p>
          </table:table-cell>
          <table:table-cell table:formula="of:=[.C154]+[.E154]" office:value-type="float" office:value="5.29663000298" calcext:value-type="float">
            <text:p>5.296630003</text:p>
          </table:table-cell>
          <table:table-cell/>
          <table:table-cell table:formula="of:=IF([.C154]&lt;&gt;0; 1;0)" office:value-type="float" office:value="1" calcext:value-type="float">
            <text:p>1</text:p>
          </table:table-cell>
          <table:table-cell table:formula="of:=IF(AND([.I154];[.F15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 office:value-type="float" office:value="0.494930028915" calcext:value-type="float">
            <text:p>0.4949300289</text:p>
          </table:table-cell>
          <table:table-cell office:value-type="string" calcext:value-type="string">
            <text:p>YES</text:p>
          </table:table-cell>
          <table:table-cell table:formula="of:=[.C155]+[.E155]" office:value-type="float" office:value="0.908930028915" calcext:value-type="float">
            <text:p>0.9089300289</text:p>
          </table:table-cell>
          <table:table-cell/>
          <table:table-cell table:formula="of:=IF([.C155]&lt;&gt;0; 1;0)" office:value-type="float" office:value="1" calcext:value-type="float">
            <text:p>1</text:p>
          </table:table-cell>
          <table:table-cell table:formula="of:=IF(AND([.I155];[.F15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24.pddl</text:p>
          </table:table-cell>
          <table:table-cell office:value-type="string" calcext:value-type="string">
            <text:p>SAT</text:p>
          </table:table-cell>
          <table:table-cell office:value-type="float" office:value="6.355" calcext:value-type="float">
            <text:p>6.355</text:p>
          </table:table-cell>
          <table:table-cell office:value-type="float" office:value="1" calcext:value-type="float">
            <text:p>1</text:p>
          </table:table-cell>
          <table:table-cell office:value-type="float" office:value="4.45923686028" calcext:value-type="float">
            <text:p>4.4592368603</text:p>
          </table:table-cell>
          <table:table-cell office:value-type="string" calcext:value-type="string">
            <text:p>YES</text:p>
          </table:table-cell>
          <table:table-cell table:formula="of:=[.C156]+[.E156]" office:value-type="float" office:value="10.81423686028" calcext:value-type="float">
            <text:p>10.8142368603</text:p>
          </table:table-cell>
          <table:table-cell/>
          <table:table-cell table:formula="of:=IF([.C156]&lt;&gt;0; 1;0)" office:value-type="float" office:value="1" calcext:value-type="float">
            <text:p>1</text:p>
          </table:table-cell>
          <table:table-cell table:formula="of:=IF(AND([.I156];[.F15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2.002" calcext:value-type="float">
            <text:p>2.002</text:p>
          </table:table-cell>
          <table:table-cell office:value-type="float" office:value="1" calcext:value-type="float">
            <text:p>1</text:p>
          </table:table-cell>
          <table:table-cell office:value-type="float" office:value="1.29074788094" calcext:value-type="float">
            <text:p>1.2907478809</text:p>
          </table:table-cell>
          <table:table-cell office:value-type="string" calcext:value-type="string">
            <text:p>YES</text:p>
          </table:table-cell>
          <table:table-cell table:formula="of:=[.C157]+[.E157]" office:value-type="float" office:value="3.29274788094" calcext:value-type="float">
            <text:p>3.2927478809</text:p>
          </table:table-cell>
          <table:table-cell/>
          <table:table-cell table:formula="of:=IF([.C157]&lt;&gt;0; 1;0)" office:value-type="float" office:value="1" calcext:value-type="float">
            <text:p>1</text:p>
          </table:table-cell>
          <table:table-cell table:formula="of:=IF(AND([.I157];[.F15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9.pddl</text:p>
          </table:table-cell>
          <table:table-cell office:value-type="string" calcext:value-type="string">
            <text:p>SAT</text:p>
          </table:table-cell>
          <table:table-cell office:value-type="float" office:value="12.278" calcext:value-type="float">
            <text:p>12.278</text:p>
          </table:table-cell>
          <table:table-cell office:value-type="float" office:value="1" calcext:value-type="float">
            <text:p>1</text:p>
          </table:table-cell>
          <table:table-cell office:value-type="float" office:value="4.82181501389" calcext:value-type="float">
            <text:p>4.8218150139</text:p>
          </table:table-cell>
          <table:table-cell office:value-type="string" calcext:value-type="string">
            <text:p>YES</text:p>
          </table:table-cell>
          <table:table-cell table:formula="of:=[.C158]+[.E158]" office:value-type="float" office:value="17.09981501389" calcext:value-type="float">
            <text:p>17.0998150139</text:p>
          </table:table-cell>
          <table:table-cell/>
          <table:table-cell table:formula="of:=IF([.C158]&lt;&gt;0; 1;0)" office:value-type="float" office:value="1" calcext:value-type="float">
            <text:p>1</text:p>
          </table:table-cell>
          <table:table-cell table:formula="of:=IF(AND([.I158];[.F15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0.273261785507" calcext:value-type="float">
            <text:p>0.2732617855</text:p>
          </table:table-cell>
          <table:table-cell office:value-type="string" calcext:value-type="string">
            <text:p>YES</text:p>
          </table:table-cell>
          <table:table-cell table:formula="of:=[.C159]+[.E159]" office:value-type="float" office:value="0.489261785507" calcext:value-type="float">
            <text:p>0.4892617855</text:p>
          </table:table-cell>
          <table:table-cell/>
          <table:table-cell table:formula="of:=IF([.C159]&lt;&gt;0; 1;0)" office:value-type="float" office:value="1" calcext:value-type="float">
            <text:p>1</text:p>
          </table:table-cell>
          <table:table-cell table:formula="of:=IF(AND([.I159];[.F15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 office:value-type="float" office:value="0.500659942627" calcext:value-type="float">
            <text:p>0.5006599426</text:p>
          </table:table-cell>
          <table:table-cell office:value-type="string" calcext:value-type="string">
            <text:p>YES</text:p>
          </table:table-cell>
          <table:table-cell table:formula="of:=[.C160]+[.E160]" office:value-type="float" office:value="0.999659942627" calcext:value-type="float">
            <text:p>0.9996599426</text:p>
          </table:table-cell>
          <table:table-cell/>
          <table:table-cell table:formula="of:=IF([.C160]&lt;&gt;0; 1;0)" office:value-type="float" office:value="1" calcext:value-type="float">
            <text:p>1</text:p>
          </table:table-cell>
          <table:table-cell table:formula="of:=IF(AND([.I160];[.F16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4.096" calcext:value-type="float">
            <text:p>4.096</text:p>
          </table:table-cell>
          <table:table-cell office:value-type="float" office:value="1" calcext:value-type="float">
            <text:p>1</text:p>
          </table:table-cell>
          <table:table-cell office:value-type="float" office:value="4.32206392288" calcext:value-type="float">
            <text:p>4.3220639229</text:p>
          </table:table-cell>
          <table:table-cell office:value-type="string" calcext:value-type="string">
            <text:p>YES</text:p>
          </table:table-cell>
          <table:table-cell table:formula="of:=[.C161]+[.E161]" office:value-type="float" office:value="8.41806392288" calcext:value-type="float">
            <text:p>8.4180639229</text:p>
          </table:table-cell>
          <table:table-cell/>
          <table:table-cell table:formula="of:=IF([.C161]&lt;&gt;0; 1;0)" office:value-type="float" office:value="1" calcext:value-type="float">
            <text:p>1</text:p>
          </table:table-cell>
          <table:table-cell table:formula="of:=IF(AND([.I161];[.F16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5.534" calcext:value-type="float">
            <text:p>5.534</text:p>
          </table:table-cell>
          <table:table-cell office:value-type="float" office:value="1" calcext:value-type="float">
            <text:p>1</text:p>
          </table:table-cell>
          <table:table-cell office:value-type="float" office:value="2.61818599701" calcext:value-type="float">
            <text:p>2.618185997</text:p>
          </table:table-cell>
          <table:table-cell office:value-type="string" calcext:value-type="string">
            <text:p>YES</text:p>
          </table:table-cell>
          <table:table-cell table:formula="of:=[.C162]+[.E162]" office:value-type="float" office:value="8.15218599701" calcext:value-type="float">
            <text:p>8.152185997</text:p>
          </table:table-cell>
          <table:table-cell/>
          <table:table-cell table:formula="of:=IF([.C162]&lt;&gt;0; 1;0)" office:value-type="float" office:value="1" calcext:value-type="float">
            <text:p>1</text:p>
          </table:table-cell>
          <table:table-cell table:formula="of:=IF(AND([.I162];[.F16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.642251968384" calcext:value-type="float">
            <text:p>0.6422519684</text:p>
          </table:table-cell>
          <table:table-cell office:value-type="string" calcext:value-type="string">
            <text:p>YES</text:p>
          </table:table-cell>
          <table:table-cell table:formula="of:=[.C163]+[.E163]" office:value-type="float" office:value="1.344251968384" calcext:value-type="float">
            <text:p>1.3442519684</text:p>
          </table:table-cell>
          <table:table-cell/>
          <table:table-cell table:formula="of:=IF([.C163]&lt;&gt;0; 1;0)" office:value-type="float" office:value="1" calcext:value-type="float">
            <text:p>1</text:p>
          </table:table-cell>
          <table:table-cell table:formula="of:=IF(AND([.I163];[.F163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1.009" calcext:value-type="float">
            <text:p>1.009</text:p>
          </table:table-cell>
          <table:table-cell office:value-type="float" office:value="1" calcext:value-type="float">
            <text:p>1</text:p>
          </table:table-cell>
          <table:table-cell office:value-type="float" office:value="0.536076068878" calcext:value-type="float">
            <text:p>0.5360760689</text:p>
          </table:table-cell>
          <table:table-cell office:value-type="string" calcext:value-type="string">
            <text:p>YES</text:p>
          </table:table-cell>
          <table:table-cell table:formula="of:=[.C164]+[.E164]" office:value-type="float" office:value="1.545076068878" calcext:value-type="float">
            <text:p>1.5450760689</text:p>
          </table:table-cell>
          <table:table-cell/>
          <table:table-cell table:formula="of:=IF([.C164]&lt;&gt;0; 1;0)" office:value-type="float" office:value="1" calcext:value-type="float">
            <text:p>1</text:p>
          </table:table-cell>
          <table:table-cell table:formula="of:=IF(AND([.I164];[.F16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.pddl</text:p>
          </table:table-cell>
          <table:table-cell office:value-type="string" calcext:value-type="string">
            <text:p>SAT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12725973129" calcext:value-type="float">
            <text:p>0.1127259731</text:p>
          </table:table-cell>
          <table:table-cell office:value-type="string" calcext:value-type="string">
            <text:p>YES</text:p>
          </table:table-cell>
          <table:table-cell table:formula="of:=[.C165]+[.E165]" office:value-type="float" office:value="0.222725973129" calcext:value-type="float">
            <text:p>0.2227259731</text:p>
          </table:table-cell>
          <table:table-cell/>
          <table:table-cell table:formula="of:=IF([.C165]&lt;&gt;0; 1;0)" office:value-type="float" office:value="1" calcext:value-type="float">
            <text:p>1</text:p>
          </table:table-cell>
          <table:table-cell table:formula="of:=IF(AND([.I165];[.F165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2.576" calcext:value-type="float">
            <text:p>2.576</text:p>
          </table:table-cell>
          <table:table-cell office:value-type="float" office:value="1" calcext:value-type="float">
            <text:p>1</text:p>
          </table:table-cell>
          <table:table-cell office:value-type="float" office:value="2.03656196594" calcext:value-type="float">
            <text:p>2.0365619659</text:p>
          </table:table-cell>
          <table:table-cell office:value-type="string" calcext:value-type="string">
            <text:p>YES</text:p>
          </table:table-cell>
          <table:table-cell table:formula="of:=[.C166]+[.E166]" office:value-type="float" office:value="4.61256196594" calcext:value-type="float">
            <text:p>4.6125619659</text:p>
          </table:table-cell>
          <table:table-cell/>
          <table:table-cell table:formula="of:=IF([.C166]&lt;&gt;0; 1;0)" office:value-type="float" office:value="1" calcext:value-type="float">
            <text:p>1</text:p>
          </table:table-cell>
          <table:table-cell table:formula="of:=IF(AND([.I166];[.F166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23.pddl</text:p>
          </table:table-cell>
          <table:table-cell office:value-type="string" calcext:value-type="string">
            <text:p>SAT</text:p>
          </table:table-cell>
          <table:table-cell office:value-type="float" office:value="1.455" calcext:value-type="float">
            <text:p>1.455</text:p>
          </table:table-cell>
          <table:table-cell office:value-type="float" office:value="1" calcext:value-type="float">
            <text:p>1</text:p>
          </table:table-cell>
          <table:table-cell office:value-type="float" office:value="1.34972381592" calcext:value-type="float">
            <text:p>1.3497238159</text:p>
          </table:table-cell>
          <table:table-cell office:value-type="string" calcext:value-type="string">
            <text:p>YES</text:p>
          </table:table-cell>
          <table:table-cell table:formula="of:=[.C167]+[.E167]" office:value-type="float" office:value="2.80472381592" calcext:value-type="float">
            <text:p>2.8047238159</text:p>
          </table:table-cell>
          <table:table-cell/>
          <table:table-cell table:formula="of:=IF([.C167]&lt;&gt;0; 1;0)" office:value-type="float" office:value="1" calcext:value-type="float">
            <text:p>1</text:p>
          </table:table-cell>
          <table:table-cell table:formula="of:=IF(AND([.I167];[.F167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4.579" calcext:value-type="float">
            <text:p>4.579</text:p>
          </table:table-cell>
          <table:table-cell office:value-type="float" office:value="1" calcext:value-type="float">
            <text:p>1</text:p>
          </table:table-cell>
          <table:table-cell office:value-type="float" office:value="3.64707708359" calcext:value-type="float">
            <text:p>3.6470770836</text:p>
          </table:table-cell>
          <table:table-cell office:value-type="string" calcext:value-type="string">
            <text:p>YES</text:p>
          </table:table-cell>
          <table:table-cell table:formula="of:=[.C168]+[.E168]" office:value-type="float" office:value="8.22607708359" calcext:value-type="float">
            <text:p>8.2260770836</text:p>
          </table:table-cell>
          <table:table-cell/>
          <table:table-cell table:formula="of:=IF([.C168]&lt;&gt;0; 1;0)" office:value-type="float" office:value="1" calcext:value-type="float">
            <text:p>1</text:p>
          </table:table-cell>
          <table:table-cell table:formula="of:=IF(AND([.I168];[.F168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1.229" calcext:value-type="float">
            <text:p>1.229</text:p>
          </table:table-cell>
          <table:table-cell office:value-type="float" office:value="1" calcext:value-type="float">
            <text:p>1</text:p>
          </table:table-cell>
          <table:table-cell office:value-type="float" office:value="1.27058196068" calcext:value-type="float">
            <text:p>1.2705819607</text:p>
          </table:table-cell>
          <table:table-cell office:value-type="string" calcext:value-type="string">
            <text:p>YES</text:p>
          </table:table-cell>
          <table:table-cell table:formula="of:=[.C169]+[.E169]" office:value-type="float" office:value="2.49958196068" calcext:value-type="float">
            <text:p>2.4995819607</text:p>
          </table:table-cell>
          <table:table-cell/>
          <table:table-cell table:formula="of:=IF([.C169]&lt;&gt;0; 1;0)" office:value-type="float" office:value="1" calcext:value-type="float">
            <text:p>1</text:p>
          </table:table-cell>
          <table:table-cell table:formula="of:=IF(AND([.I169];[.F169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21.pddl</text:p>
          </table:table-cell>
          <table:table-cell office:value-type="string" calcext:value-type="string">
            <text:p>SAT</text:p>
          </table:table-cell>
          <table:table-cell office:value-type="float" office:value="7.166" calcext:value-type="float">
            <text:p>7.166</text:p>
          </table:table-cell>
          <table:table-cell office:value-type="float" office:value="1" calcext:value-type="float">
            <text:p>1</text:p>
          </table:table-cell>
          <table:table-cell office:value-type="float" office:value="5.37559390068" calcext:value-type="float">
            <text:p>5.3755939007</text:p>
          </table:table-cell>
          <table:table-cell office:value-type="string" calcext:value-type="string">
            <text:p>YES</text:p>
          </table:table-cell>
          <table:table-cell table:formula="of:=[.C170]+[.E170]" office:value-type="float" office:value="12.54159390068" calcext:value-type="float">
            <text:p>12.5415939007</text:p>
          </table:table-cell>
          <table:table-cell/>
          <table:table-cell table:formula="of:=IF([.C170]&lt;&gt;0; 1;0)" office:value-type="float" office:value="1" calcext:value-type="float">
            <text:p>1</text:p>
          </table:table-cell>
          <table:table-cell table:formula="of:=IF(AND([.I170];[.F17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1.083" calcext:value-type="float">
            <text:p>1.083</text:p>
          </table:table-cell>
          <table:table-cell office:value-type="float" office:value="1" calcext:value-type="float">
            <text:p>1</text:p>
          </table:table-cell>
          <table:table-cell office:value-type="float" office:value="1.09735488892" calcext:value-type="float">
            <text:p>1.0973548889</text:p>
          </table:table-cell>
          <table:table-cell office:value-type="string" calcext:value-type="string">
            <text:p>YES</text:p>
          </table:table-cell>
          <table:table-cell table:formula="of:=[.C171]+[.E171]" office:value-type="float" office:value="2.18035488892" calcext:value-type="float">
            <text:p>2.1803548889</text:p>
          </table:table-cell>
          <table:table-cell/>
          <table:table-cell table:formula="of:=IF([.C171]&lt;&gt;0; 1;0)" office:value-type="float" office:value="1" calcext:value-type="float">
            <text:p>1</text:p>
          </table:table-cell>
          <table:table-cell table:formula="of:=IF(AND([.I171];[.F171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logistics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2.737" calcext:value-type="float">
            <text:p>2.737</text:p>
          </table:table-cell>
          <table:table-cell office:value-type="float" office:value="1" calcext:value-type="float">
            <text:p>1</text:p>
          </table:table-cell>
          <table:table-cell office:value-type="float" office:value="2.56358885765" calcext:value-type="float">
            <text:p>2.5635888577</text:p>
          </table:table-cell>
          <table:table-cell office:value-type="string" calcext:value-type="string">
            <text:p>YES</text:p>
          </table:table-cell>
          <table:table-cell table:formula="of:=[.C172]+[.E172]" office:value-type="float" office:value="5.30058885765" calcext:value-type="float">
            <text:p>5.3005888577</text:p>
          </table:table-cell>
          <table:table-cell/>
          <table:table-cell table:formula="of:=IF([.C172]&lt;&gt;0; 1;0)" office:value-type="float" office:value="1" calcext:value-type="float">
            <text:p>1</text:p>
          </table:table-cell>
          <table:table-cell table:formula="of:=IF(AND([.I172];[.F172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6.pddl</text:p>
          </table:table-cell>
          <table:table-cell office:value-type="string" calcext:value-type="string">
            <text:p>SAT</text:p>
          </table:table-cell>
          <table:table-cell office:value-type="float" office:value="3.799" calcext:value-type="float">
            <text:p>3.799</text:p>
          </table:table-cell>
          <table:table-cell office:value-type="float" office:value="1" calcext:value-type="float">
            <text:p>1</text:p>
          </table:table-cell>
          <table:table-cell office:value-type="float" office:value="3.24230599403" calcext:value-type="float">
            <text:p>3.242305994</text:p>
          </table:table-cell>
          <table:table-cell office:value-type="string" calcext:value-type="string">
            <text:p>NO</text:p>
          </table:table-cell>
          <table:table-cell table:formula="of:=[.C173]+[.E173]" office:value-type="float" office:value="7.04130599403" calcext:value-type="float">
            <text:p>7.041305994</text:p>
          </table:table-cell>
          <table:table-cell/>
          <table:table-cell table:formula="of:=IF([.C173]&lt;&gt;0; 1;0)" office:value-type="float" office:value="1" calcext:value-type="float">
            <text:p>1</text:p>
          </table:table-cell>
          <table:table-cell table:formula="of:=IF(AND([.I173];[.F17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1.pddl</text:p>
          </table:table-cell>
          <table:table-cell office:value-type="string" calcext:value-type="string">
            <text:p>SAT</text:p>
          </table:table-cell>
          <table:table-cell office:value-type="float" office:value="4.919" calcext:value-type="float">
            <text:p>4.919</text:p>
          </table:table-cell>
          <table:table-cell office:value-type="float" office:value="1" calcext:value-type="float">
            <text:p>1</text:p>
          </table:table-cell>
          <table:table-cell office:value-type="float" office:value="4.50551390648" calcext:value-type="float">
            <text:p>4.5055139065</text:p>
          </table:table-cell>
          <table:table-cell office:value-type="string" calcext:value-type="string">
            <text:p>NO</text:p>
          </table:table-cell>
          <table:table-cell table:formula="of:=[.C174]+[.E174]" office:value-type="float" office:value="9.42451390648" calcext:value-type="float">
            <text:p>9.4245139065</text:p>
          </table:table-cell>
          <table:table-cell/>
          <table:table-cell table:formula="of:=IF([.C174]&lt;&gt;0; 1;0)" office:value-type="float" office:value="1" calcext:value-type="float">
            <text:p>1</text:p>
          </table:table-cell>
          <table:table-cell table:formula="of:=IF(AND([.I174];[.F17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5.pddl</text:p>
          </table:table-cell>
          <table:table-cell office:value-type="string" calcext:value-type="string">
            <text:p>SAT</text:p>
          </table:table-cell>
          <table:table-cell office:value-type="float" office:value="1.714" calcext:value-type="float">
            <text:p>1.714</text:p>
          </table:table-cell>
          <table:table-cell office:value-type="float" office:value="1" calcext:value-type="float">
            <text:p>1</text:p>
          </table:table-cell>
          <table:table-cell office:value-type="float" office:value="2.06338310242" calcext:value-type="float">
            <text:p>2.0633831024</text:p>
          </table:table-cell>
          <table:table-cell office:value-type="string" calcext:value-type="string">
            <text:p>NO</text:p>
          </table:table-cell>
          <table:table-cell table:formula="of:=[.C175]+[.E175]" office:value-type="float" office:value="3.77738310242" calcext:value-type="float">
            <text:p>3.7773831024</text:p>
          </table:table-cell>
          <table:table-cell/>
          <table:table-cell table:formula="of:=IF([.C175]&lt;&gt;0; 1;0)" office:value-type="float" office:value="1" calcext:value-type="float">
            <text:p>1</text:p>
          </table:table-cell>
          <table:table-cell table:formula="of:=IF(AND([.I175];[.F175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9.pddl</text:p>
          </table:table-cell>
          <table:table-cell office:value-type="string" calcext:value-type="string">
            <text:p>SAT</text:p>
          </table:table-cell>
          <table:table-cell office:value-type="float" office:value="6.895" calcext:value-type="float">
            <text:p>6.895</text:p>
          </table:table-cell>
          <table:table-cell office:value-type="float" office:value="1" calcext:value-type="float">
            <text:p>1</text:p>
          </table:table-cell>
          <table:table-cell office:value-type="float" office:value="5.76552391052" calcext:value-type="float">
            <text:p>5.7655239105</text:p>
          </table:table-cell>
          <table:table-cell office:value-type="string" calcext:value-type="string">
            <text:p>NO</text:p>
          </table:table-cell>
          <table:table-cell table:formula="of:=[.C176]+[.E176]" office:value-type="float" office:value="12.66052391052" calcext:value-type="float">
            <text:p>12.6605239105</text:p>
          </table:table-cell>
          <table:table-cell/>
          <table:table-cell table:formula="of:=IF([.C176]&lt;&gt;0; 1;0)" office:value-type="float" office:value="1" calcext:value-type="float">
            <text:p>1</text:p>
          </table:table-cell>
          <table:table-cell table:formula="of:=IF(AND([.I176];[.F176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2.pddl</text:p>
          </table:table-cell>
          <table:table-cell office:value-type="string" calcext:value-type="string">
            <text:p>SAT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2.04454112053" calcext:value-type="float">
            <text:p>2.0445411205</text:p>
          </table:table-cell>
          <table:table-cell office:value-type="string" calcext:value-type="string">
            <text:p>NO</text:p>
          </table:table-cell>
          <table:table-cell table:formula="of:=[.C177]+[.E177]" office:value-type="float" office:value="3.76454112053" calcext:value-type="float">
            <text:p>3.7645411205</text:p>
          </table:table-cell>
          <table:table-cell/>
          <table:table-cell table:formula="of:=IF([.C177]&lt;&gt;0; 1;0)" office:value-type="float" office:value="1" calcext:value-type="float">
            <text:p>1</text:p>
          </table:table-cell>
          <table:table-cell table:formula="of:=IF(AND([.I177];[.F17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7.pddl</text:p>
          </table:table-cell>
          <table:table-cell office:value-type="string" calcext:value-type="string">
            <text:p>SAT</text:p>
          </table:table-cell>
          <table:table-cell office:value-type="float" office:value="2.807" calcext:value-type="float">
            <text:p>2.807</text:p>
          </table:table-cell>
          <table:table-cell office:value-type="float" office:value="1" calcext:value-type="float">
            <text:p>1</text:p>
          </table:table-cell>
          <table:table-cell office:value-type="float" office:value="3.17599892616" calcext:value-type="float">
            <text:p>3.1759989262</text:p>
          </table:table-cell>
          <table:table-cell office:value-type="string" calcext:value-type="string">
            <text:p>NO</text:p>
          </table:table-cell>
          <table:table-cell table:formula="of:=[.C178]+[.E178]" office:value-type="float" office:value="5.98299892616" calcext:value-type="float">
            <text:p>5.9829989262</text:p>
          </table:table-cell>
          <table:table-cell/>
          <table:table-cell table:formula="of:=IF([.C178]&lt;&gt;0; 1;0)" office:value-type="float" office:value="1" calcext:value-type="float">
            <text:p>1</text:p>
          </table:table-cell>
          <table:table-cell table:formula="of:=IF(AND([.I178];[.F178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2.pddl</text:p>
          </table:table-cell>
          <table:table-cell office:value-type="string" calcext:value-type="string">
            <text:p>SAT</text:p>
          </table:table-cell>
          <table:table-cell office:value-type="float" office:value="4.953" calcext:value-type="float">
            <text:p>4.953</text:p>
          </table:table-cell>
          <table:table-cell office:value-type="float" office:value="1" calcext:value-type="float">
            <text:p>1</text:p>
          </table:table-cell>
          <table:table-cell office:value-type="float" office:value="4.43646502495" calcext:value-type="float">
            <text:p>4.436465025</text:p>
          </table:table-cell>
          <table:table-cell office:value-type="string" calcext:value-type="string">
            <text:p>NO</text:p>
          </table:table-cell>
          <table:table-cell table:formula="of:=[.C179]+[.E179]" office:value-type="float" office:value="9.38946502495" calcext:value-type="float">
            <text:p>9.389465025</text:p>
          </table:table-cell>
          <table:table-cell/>
          <table:table-cell table:formula="of:=IF([.C179]&lt;&gt;0; 1;0)" office:value-type="float" office:value="1" calcext:value-type="float">
            <text:p>1</text:p>
          </table:table-cell>
          <table:table-cell table:formula="of:=IF(AND([.I179];[.F17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0.pddl</text:p>
          </table:table-cell>
          <table:table-cell office:value-type="string" calcext:value-type="string">
            <text:p>SAT</text:p>
          </table:table-cell>
          <table:table-cell office:value-type="float" office:value="3.097" calcext:value-type="float">
            <text:p>3.097</text:p>
          </table:table-cell>
          <table:table-cell office:value-type="float" office:value="1" calcext:value-type="float">
            <text:p>1</text:p>
          </table:table-cell>
          <table:table-cell office:value-type="float" office:value="3.19204306602" calcext:value-type="float">
            <text:p>3.192043066</text:p>
          </table:table-cell>
          <table:table-cell office:value-type="string" calcext:value-type="string">
            <text:p>NO</text:p>
          </table:table-cell>
          <table:table-cell table:formula="of:=[.C180]+[.E180]" office:value-type="float" office:value="6.28904306602" calcext:value-type="float">
            <text:p>6.289043066</text:p>
          </table:table-cell>
          <table:table-cell/>
          <table:table-cell table:formula="of:=IF([.C180]&lt;&gt;0; 1;0)" office:value-type="float" office:value="1" calcext:value-type="float">
            <text:p>1</text:p>
          </table:table-cell>
          <table:table-cell table:formula="of:=IF(AND([.I180];[.F180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3.pddl</text:p>
          </table:table-cell>
          <table:table-cell office:value-type="string" calcext:value-type="string">
            <text:p>SAT</text:p>
          </table:table-cell>
          <table:table-cell office:value-type="float" office:value="1.713" calcext:value-type="float">
            <text:p>1.713</text:p>
          </table:table-cell>
          <table:table-cell office:value-type="float" office:value="1" calcext:value-type="float">
            <text:p>1</text:p>
          </table:table-cell>
          <table:table-cell office:value-type="float" office:value="2.06698393822" calcext:value-type="float">
            <text:p>2.0669839382</text:p>
          </table:table-cell>
          <table:table-cell office:value-type="string" calcext:value-type="string">
            <text:p>NO</text:p>
          </table:table-cell>
          <table:table-cell table:formula="of:=[.C181]+[.E181]" office:value-type="float" office:value="3.77998393822" calcext:value-type="float">
            <text:p>3.7799839382</text:p>
          </table:table-cell>
          <table:table-cell/>
          <table:table-cell table:formula="of:=IF([.C181]&lt;&gt;0; 1;0)" office:value-type="float" office:value="1" calcext:value-type="float">
            <text:p>1</text:p>
          </table:table-cell>
          <table:table-cell table:formula="of:=IF(AND([.I181];[.F18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5.pddl</text:p>
          </table:table-cell>
          <table:table-cell office:value-type="string" calcext:value-type="string">
            <text:p>SAT</text:p>
          </table:table-cell>
          <table:table-cell office:value-type="float" office:value="4.945" calcext:value-type="float">
            <text:p>4.945</text:p>
          </table:table-cell>
          <table:table-cell office:value-type="float" office:value="1" calcext:value-type="float">
            <text:p>1</text:p>
          </table:table-cell>
          <table:table-cell office:value-type="float" office:value="4.36979794502" calcext:value-type="float">
            <text:p>4.369797945</text:p>
          </table:table-cell>
          <table:table-cell office:value-type="string" calcext:value-type="string">
            <text:p>NO</text:p>
          </table:table-cell>
          <table:table-cell table:formula="of:=[.C182]+[.E182]" office:value-type="float" office:value="9.31479794502" calcext:value-type="float">
            <text:p>9.314797945</text:p>
          </table:table-cell>
          <table:table-cell/>
          <table:table-cell table:formula="of:=IF([.C182]&lt;&gt;0; 1;0)" office:value-type="float" office:value="1" calcext:value-type="float">
            <text:p>1</text:p>
          </table:table-cell>
          <table:table-cell table:formula="of:=IF(AND([.I182];[.F18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.pddl</text:p>
          </table:table-cell>
          <table:table-cell office:value-type="string" calcext:value-type="string">
            <text:p>SAT</text:p>
          </table:table-cell>
          <table:table-cell office:value-type="float" office:value="1.711" calcext:value-type="float">
            <text:p>1.711</text:p>
          </table:table-cell>
          <table:table-cell office:value-type="float" office:value="1" calcext:value-type="float">
            <text:p>1</text:p>
          </table:table-cell>
          <table:table-cell office:value-type="float" office:value="2.12924003601" calcext:value-type="float">
            <text:p>2.129240036</text:p>
          </table:table-cell>
          <table:table-cell office:value-type="string" calcext:value-type="string">
            <text:p>NO</text:p>
          </table:table-cell>
          <table:table-cell table:formula="of:=[.C183]+[.E183]" office:value-type="float" office:value="3.84024003601" calcext:value-type="float">
            <text:p>3.840240036</text:p>
          </table:table-cell>
          <table:table-cell/>
          <table:table-cell table:formula="of:=IF([.C183]&lt;&gt;0; 1;0)" office:value-type="float" office:value="1" calcext:value-type="float">
            <text:p>1</text:p>
          </table:table-cell>
          <table:table-cell table:formula="of:=IF(AND([.I183];[.F18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9.pddl</text:p>
          </table:table-cell>
          <table:table-cell office:value-type="string" calcext:value-type="string">
            <text:p>SAT</text:p>
          </table:table-cell>
          <table:table-cell office:value-type="float" office:value="2.981" calcext:value-type="float">
            <text:p>2.981</text:p>
          </table:table-cell>
          <table:table-cell office:value-type="float" office:value="1" calcext:value-type="float">
            <text:p>1</text:p>
          </table:table-cell>
          <table:table-cell office:value-type="float" office:value="3.24324989319" calcext:value-type="float">
            <text:p>3.2432498932</text:p>
          </table:table-cell>
          <table:table-cell office:value-type="string" calcext:value-type="string">
            <text:p>NO</text:p>
          </table:table-cell>
          <table:table-cell table:formula="of:=[.C184]+[.E184]" office:value-type="float" office:value="6.22424989319" calcext:value-type="float">
            <text:p>6.2242498932</text:p>
          </table:table-cell>
          <table:table-cell/>
          <table:table-cell table:formula="of:=IF([.C184]&lt;&gt;0; 1;0)" office:value-type="float" office:value="1" calcext:value-type="float">
            <text:p>1</text:p>
          </table:table-cell>
          <table:table-cell table:formula="of:=IF(AND([.I184];[.F18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3.pddl</text:p>
          </table:table-cell>
          <table:table-cell office:value-type="string" calcext:value-type="string">
            <text:p>SAT</text:p>
          </table:table-cell>
          <table:table-cell office:value-type="float" office:value="4.958" calcext:value-type="float">
            <text:p>4.958</text:p>
          </table:table-cell>
          <table:table-cell office:value-type="float" office:value="1" calcext:value-type="float">
            <text:p>1</text:p>
          </table:table-cell>
          <table:table-cell office:value-type="float" office:value="4.38758897781" calcext:value-type="float">
            <text:p>4.3875889778</text:p>
          </table:table-cell>
          <table:table-cell office:value-type="string" calcext:value-type="string">
            <text:p>NO</text:p>
          </table:table-cell>
          <table:table-cell table:formula="of:=[.C185]+[.E185]" office:value-type="float" office:value="9.34558897781" calcext:value-type="float">
            <text:p>9.3455889778</text:p>
          </table:table-cell>
          <table:table-cell/>
          <table:table-cell table:formula="of:=IF([.C185]&lt;&gt;0; 1;0)" office:value-type="float" office:value="1" calcext:value-type="float">
            <text:p>1</text:p>
          </table:table-cell>
          <table:table-cell table:formula="of:=IF(AND([.I185];[.F185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8.pddl</text:p>
          </table:table-cell>
          <table:table-cell office:value-type="string" calcext:value-type="string">
            <text:p>SAT</text:p>
          </table:table-cell>
          <table:table-cell office:value-type="float" office:value="2.836" calcext:value-type="float">
            <text:p>2.836</text:p>
          </table:table-cell>
          <table:table-cell office:value-type="float" office:value="1" calcext:value-type="float">
            <text:p>1</text:p>
          </table:table-cell>
          <table:table-cell office:value-type="float" office:value="3.20043587685" calcext:value-type="float">
            <text:p>3.2004358769</text:p>
          </table:table-cell>
          <table:table-cell office:value-type="string" calcext:value-type="string">
            <text:p>NO</text:p>
          </table:table-cell>
          <table:table-cell table:formula="of:=[.C186]+[.E186]" office:value-type="float" office:value="6.03643587685" calcext:value-type="float">
            <text:p>6.0364358769</text:p>
          </table:table-cell>
          <table:table-cell/>
          <table:table-cell table:formula="of:=IF([.C186]&lt;&gt;0; 1;0)" office:value-type="float" office:value="1" calcext:value-type="float">
            <text:p>1</text:p>
          </table:table-cell>
          <table:table-cell table:formula="of:=IF(AND([.I186];[.F186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4.pddl</text:p>
          </table:table-cell>
          <table:table-cell office:value-type="string" calcext:value-type="string">
            <text:p>SAT</text:p>
          </table:table-cell>
          <table:table-cell office:value-type="float" office:value="1.712" calcext:value-type="float">
            <text:p>1.712</text:p>
          </table:table-cell>
          <table:table-cell office:value-type="float" office:value="1" calcext:value-type="float">
            <text:p>1</text:p>
          </table:table-cell>
          <table:table-cell office:value-type="float" office:value="2.06234383583" calcext:value-type="float">
            <text:p>2.0623438358</text:p>
          </table:table-cell>
          <table:table-cell office:value-type="string" calcext:value-type="string">
            <text:p>NO</text:p>
          </table:table-cell>
          <table:table-cell table:formula="of:=[.C187]+[.E187]" office:value-type="float" office:value="3.77434383583" calcext:value-type="float">
            <text:p>3.7743438358</text:p>
          </table:table-cell>
          <table:table-cell/>
          <table:table-cell table:formula="of:=IF([.C187]&lt;&gt;0; 1;0)" office:value-type="float" office:value="1" calcext:value-type="float">
            <text:p>1</text:p>
          </table:table-cell>
          <table:table-cell table:formula="of:=IF(AND([.I187];[.F18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2000/freecell-strips-typed/instance-14.pddl</text:p>
          </table:table-cell>
          <table:table-cell office:value-type="string" calcext:value-type="string">
            <text:p>SAT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4.38145899773" calcext:value-type="float">
            <text:p>4.3814589977</text:p>
          </table:table-cell>
          <table:table-cell office:value-type="string" calcext:value-type="string">
            <text:p>NO</text:p>
          </table:table-cell>
          <table:table-cell table:formula="of:=[.C188]+[.E188]" office:value-type="float" office:value="8.57145899773" calcext:value-type="float">
            <text:p>8.5714589977</text:p>
          </table:table-cell>
          <table:table-cell/>
          <table:table-cell table:formula="of:=IF([.C188]&lt;&gt;0; 1;0)" office:value-type="float" office:value="1" calcext:value-type="float">
            <text:p>1</text:p>
          </table:table-cell>
          <table:table-cell table:formula="of:=IF(AND([.I188];[.F188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d-round-2-strips/instance-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89]+[.E189]" office:value-type="float" office:value="0" calcext:value-type="float">
            <text:p>0</text:p>
          </table:table-cell>
          <table:table-cell/>
          <table:table-cell table:formula="of:=IF([.C189]&lt;&gt;0; 1;0)" office:value-type="float" office:value="0" calcext:value-type="float">
            <text:p>0</text:p>
          </table:table-cell>
          <table:table-cell table:formula="of:=IF(AND([.I189];[.F18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grid-round-2-strips/instance-1.pddl</text:p>
          </table:table-cell>
          <table:table-cell office:value-type="string" calcext:value-type="string">
            <text:p>SAT</text:p>
          </table:table-cell>
          <table:table-cell office:value-type="float" office:value="1.432" calcext:value-type="float">
            <text:p>1.432</text:p>
          </table:table-cell>
          <table:table-cell office:value-type="float" office:value="1" calcext:value-type="float">
            <text:p>1</text:p>
          </table:table-cell>
          <table:table-cell office:value-type="float" office:value="0.897519111633" calcext:value-type="float">
            <text:p>0.8975191116</text:p>
          </table:table-cell>
          <table:table-cell office:value-type="string" calcext:value-type="string">
            <text:p>YES</text:p>
          </table:table-cell>
          <table:table-cell table:formula="of:=[.C190]+[.E190]" office:value-type="float" office:value="2.329519111633" calcext:value-type="float">
            <text:p>2.3295191116</text:p>
          </table:table-cell>
          <table:table-cell/>
          <table:table-cell table:formula="of:=IF([.C190]&lt;&gt;0; 1;0)" office:value-type="float" office:value="1" calcext:value-type="float">
            <text:p>1</text:p>
          </table:table-cell>
          <table:table-cell table:formula="of:=IF(AND([.I190];[.F19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27.pddl</text:p>
          </table:table-cell>
          <table:table-cell office:value-type="string" calcext:value-type="string">
            <text:p>SAT</text:p>
          </table:table-cell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  <table:table-cell office:value-type="float" office:value="0.488379955292" calcext:value-type="float">
            <text:p>0.4883799553</text:p>
          </table:table-cell>
          <table:table-cell office:value-type="string" calcext:value-type="string">
            <text:p>NO</text:p>
          </table:table-cell>
          <table:table-cell table:formula="of:=[.C191]+[.E191]" office:value-type="float" office:value="0.880379955292" calcext:value-type="float">
            <text:p>0.8803799553</text:p>
          </table:table-cell>
          <table:table-cell/>
          <table:table-cell table:formula="of:=IF([.C191]&lt;&gt;0; 1;0)" office:value-type="float" office:value="1" calcext:value-type="float">
            <text:p>1</text:p>
          </table:table-cell>
          <table:table-cell table:formula="of:=IF(AND([.I191];[.F19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2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92]+[.E192]" office:value-type="float" office:value="0" calcext:value-type="float">
            <text:p>0</text:p>
          </table:table-cell>
          <table:table-cell/>
          <table:table-cell table:formula="of:=IF([.C192]&lt;&gt;0; 1;0)" office:value-type="float" office:value="0" calcext:value-type="float">
            <text:p>0</text:p>
          </table:table-cell>
          <table:table-cell table:formula="of:=IF(AND([.I192];[.F19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93]+[.E193]" office:value-type="float" office:value="0" calcext:value-type="float">
            <text:p>0</text:p>
          </table:table-cell>
          <table:table-cell/>
          <table:table-cell table:formula="of:=IF([.C193]&lt;&gt;0; 1;0)" office:value-type="float" office:value="0" calcext:value-type="float">
            <text:p>0</text:p>
          </table:table-cell>
          <table:table-cell table:formula="of:=IF(AND([.I193];[.F19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29.pddl</text:p>
          </table:table-cell>
          <table:table-cell office:value-type="string" calcext:value-type="string">
            <text:p>SAT</text:p>
          </table:table-cell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office:value-type="float" office:value="0.57466006279" calcext:value-type="float">
            <text:p>0.5746600628</text:p>
          </table:table-cell>
          <table:table-cell office:value-type="string" calcext:value-type="string">
            <text:p>YES</text:p>
          </table:table-cell>
          <table:table-cell table:formula="of:=[.C194]+[.E194]" office:value-type="float" office:value="1.00166006279" calcext:value-type="float">
            <text:p>1.0016600628</text:p>
          </table:table-cell>
          <table:table-cell/>
          <table:table-cell table:formula="of:=IF([.C194]&lt;&gt;0; 1;0)" office:value-type="float" office:value="1" calcext:value-type="float">
            <text:p>1</text:p>
          </table:table-cell>
          <table:table-cell table:formula="of:=IF(AND([.I194];[.F194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30.pddl</text:p>
          </table:table-cell>
          <table:table-cell office:value-type="string" calcext:value-type="string">
            <text:p>SAT</text:p>
          </table:table-cell>
          <table:table-cell office:value-type="float" office:value="1.488" calcext:value-type="float">
            <text:p>1.488</text:p>
          </table:table-cell>
          <table:table-cell office:value-type="float" office:value="1" calcext:value-type="float">
            <text:p>1</text:p>
          </table:table-cell>
          <table:table-cell office:value-type="float" office:value="1.71373915672" calcext:value-type="float">
            <text:p>1.7137391567</text:p>
          </table:table-cell>
          <table:table-cell office:value-type="string" calcext:value-type="string">
            <text:p>NO</text:p>
          </table:table-cell>
          <table:table-cell table:formula="of:=[.C195]+[.E195]" office:value-type="float" office:value="3.20173915672" calcext:value-type="float">
            <text:p>3.2017391567</text:p>
          </table:table-cell>
          <table:table-cell/>
          <table:table-cell table:formula="of:=IF([.C195]&lt;&gt;0; 1;0)" office:value-type="float" office:value="1" calcext:value-type="float">
            <text:p>1</text:p>
          </table:table-cell>
          <table:table-cell table:formula="of:=IF(AND([.I195];[.F195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7.587" calcext:value-type="float">
            <text:p>7.587</text:p>
          </table:table-cell>
          <table:table-cell office:value-type="float" office:value="1" calcext:value-type="float">
            <text:p>1</text:p>
          </table:table-cell>
          <table:table-cell office:value-type="float" office:value="7.3285009861" calcext:value-type="float">
            <text:p>7.3285009861</text:p>
          </table:table-cell>
          <table:table-cell office:value-type="string" calcext:value-type="string">
            <text:p>NO</text:p>
          </table:table-cell>
          <table:table-cell table:formula="of:=[.C196]+[.E196]" office:value-type="float" office:value="14.9155009861" calcext:value-type="float">
            <text:p>14.9155009861</text:p>
          </table:table-cell>
          <table:table-cell/>
          <table:table-cell table:formula="of:=IF([.C196]&lt;&gt;0; 1;0)" office:value-type="float" office:value="1" calcext:value-type="float">
            <text:p>1</text:p>
          </table:table-cell>
          <table:table-cell table:formula="of:=IF(AND([.I196];[.F196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19.pddl</text:p>
          </table:table-cell>
          <table:table-cell office:value-type="string" calcext:value-type="string">
            <text:p>SAT</text:p>
          </table:table-cell>
          <table:table-cell office:value-type="float" office:value="2.702" calcext:value-type="float">
            <text:p>2.702</text:p>
          </table:table-cell>
          <table:table-cell office:value-type="float" office:value="1" calcext:value-type="float">
            <text:p>1</text:p>
          </table:table-cell>
          <table:table-cell office:value-type="float" office:value="2.96480989456" calcext:value-type="float">
            <text:p>2.9648098946</text:p>
          </table:table-cell>
          <table:table-cell office:value-type="string" calcext:value-type="string">
            <text:p>NO</text:p>
          </table:table-cell>
          <table:table-cell table:formula="of:=[.C197]+[.E197]" office:value-type="float" office:value="5.66680989456" calcext:value-type="float">
            <text:p>5.6668098946</text:p>
          </table:table-cell>
          <table:table-cell/>
          <table:table-cell table:formula="of:=IF([.C197]&lt;&gt;0; 1;0)" office:value-type="float" office:value="1" calcext:value-type="float">
            <text:p>1</text:p>
          </table:table-cell>
          <table:table-cell table:formula="of:=IF(AND([.I197];[.F197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1.55485892296" calcext:value-type="float">
            <text:p>1.554858923</text:p>
          </table:table-cell>
          <table:table-cell office:value-type="string" calcext:value-type="string">
            <text:p>NO</text:p>
          </table:table-cell>
          <table:table-cell table:formula="of:=[.C198]+[.E198]" office:value-type="float" office:value="2.93485892296" calcext:value-type="float">
            <text:p>2.934858923</text:p>
          </table:table-cell>
          <table:table-cell/>
          <table:table-cell table:formula="of:=IF([.C198]&lt;&gt;0; 1;0)" office:value-type="float" office:value="1" calcext:value-type="float">
            <text:p>1</text:p>
          </table:table-cell>
          <table:table-cell table:formula="of:=IF(AND([.I198];[.F198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1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formula="of:=[.C199]+[.E199]" office:value-type="float" office:value="0" calcext:value-type="float">
            <text:p>0</text:p>
          </table:table-cell>
          <table:table-cell/>
          <table:table-cell table:formula="of:=IF([.C199]&lt;&gt;0; 1;0)" office:value-type="float" office:value="0" calcext:value-type="float">
            <text:p>0</text:p>
          </table:table-cell>
          <table:table-cell table:formula="of:=IF(AND([.I199];[.F199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595" calcext:value-type="float">
            <text:p>0.595</text:p>
          </table:table-cell>
          <table:table-cell office:value-type="float" office:value="1" calcext:value-type="float">
            <text:p>1</text:p>
          </table:table-cell>
          <table:table-cell office:value-type="float" office:value="0.720164060593" calcext:value-type="float">
            <text:p>0.7201640606</text:p>
          </table:table-cell>
          <table:table-cell office:value-type="string" calcext:value-type="string">
            <text:p>YES</text:p>
          </table:table-cell>
          <table:table-cell table:formula="of:=[.C200]+[.E200]" office:value-type="float" office:value="1.315164060593" calcext:value-type="float">
            <text:p>1.3151640606</text:p>
          </table:table-cell>
          <table:table-cell/>
          <table:table-cell table:formula="of:=IF([.C200]&lt;&gt;0; 1;0)" office:value-type="float" office:value="1" calcext:value-type="float">
            <text:p>1</text:p>
          </table:table-cell>
          <table:table-cell table:formula="of:=IF(AND([.I200];[.F200]=&quot;YES&quot;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7.29401397705" calcext:value-type="float">
            <text:p>7.2940139771</text:p>
          </table:table-cell>
          <table:table-cell office:value-type="string" calcext:value-type="string">
            <text:p>NO</text:p>
          </table:table-cell>
          <table:table-cell table:formula="of:=[.C201]+[.E201]" office:value-type="float" office:value="15.12401397705" calcext:value-type="float">
            <text:p>15.1240139771</text:p>
          </table:table-cell>
          <table:table-cell/>
          <table:table-cell table:formula="of:=IF([.C201]&lt;&gt;0; 1;0)" office:value-type="float" office:value="1" calcext:value-type="float">
            <text:p>1</text:p>
          </table:table-cell>
          <table:table-cell table:formula="of:=IF(AND([.I201];[.F201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0.859" calcext:value-type="float">
            <text:p>0.859</text:p>
          </table:table-cell>
          <table:table-cell office:value-type="float" office:value="1" calcext:value-type="float">
            <text:p>1</text:p>
          </table:table-cell>
          <table:table-cell office:value-type="float" office:value="0.986677885056" calcext:value-type="float">
            <text:p>0.9866778851</text:p>
          </table:table-cell>
          <table:table-cell office:value-type="string" calcext:value-type="string">
            <text:p>NO</text:p>
          </table:table-cell>
          <table:table-cell table:formula="of:=[.C202]+[.E202]" office:value-type="float" office:value="1.845677885056" calcext:value-type="float">
            <text:p>1.8456778851</text:p>
          </table:table-cell>
          <table:table-cell/>
          <table:table-cell table:formula="of:=IF([.C202]&lt;&gt;0; 1;0)" office:value-type="float" office:value="1" calcext:value-type="float">
            <text:p>1</text:p>
          </table:table-cell>
          <table:table-cell table:formula="of:=IF(AND([.I202];[.F202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26.pddl</text:p>
          </table:table-cell>
          <table:table-cell office:value-type="string" calcext:value-type="string">
            <text:p>SAT</text:p>
          </table:table-cell>
          <table:table-cell office:value-type="float" office:value="0.568" calcext:value-type="float">
            <text:p>0.568</text:p>
          </table:table-cell>
          <table:table-cell office:value-type="float" office:value="1" calcext:value-type="float">
            <text:p>1</text:p>
          </table:table-cell>
          <table:table-cell office:value-type="float" office:value="0.648788928986" calcext:value-type="float">
            <text:p>0.648788929</text:p>
          </table:table-cell>
          <table:table-cell office:value-type="string" calcext:value-type="string">
            <text:p>NO</text:p>
          </table:table-cell>
          <table:table-cell table:formula="of:=[.C203]+[.E203]" office:value-type="float" office:value="1.216788928986" calcext:value-type="float">
            <text:p>1.216788929</text:p>
          </table:table-cell>
          <table:table-cell/>
          <table:table-cell table:formula="of:=IF([.C203]&lt;&gt;0; 1;0)" office:value-type="float" office:value="1" calcext:value-type="float">
            <text:p>1</text:p>
          </table:table-cell>
          <table:table-cell table:formula="of:=IF(AND([.I203];[.F203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c-1998/mystery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14.528" calcext:value-type="float">
            <text:p>14.528</text:p>
          </table:table-cell>
          <table:table-cell office:value-type="float" office:value="1" calcext:value-type="float">
            <text:p>1</text:p>
          </table:table-cell>
          <table:table-cell office:value-type="float" office:value="8.30535507202" calcext:value-type="float">
            <text:p>8.305355072</text:p>
          </table:table-cell>
          <table:table-cell office:value-type="string" calcext:value-type="string">
            <text:p>NO</text:p>
          </table:table-cell>
          <table:table-cell table:formula="of:=[.C204]+[.E204]" office:value-type="float" office:value="22.83335507202" calcext:value-type="float">
            <text:p>22.833355072</text:p>
          </table:table-cell>
          <table:table-cell/>
          <table:table-cell table:formula="of:=IF([.C204]&lt;&gt;0; 1;0)" office:value-type="float" office:value="1" calcext:value-type="float">
            <text:p>1</text:p>
          </table:table-cell>
          <table:table-cell table:formula="of:=IF(AND([.I204];[.F204]=&quot;YES&quot;)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has plan</text:p>
          </table:table-cell>
          <table:table-cell table:formula="of:=COUNTIF([.I4:.I204];&quot;=1&quot;)" office:value-type="float" office:value="182" calcext:value-type="float">
            <text:p>182</text:p>
          </table:table-cell>
          <table:table-cell/>
          <table:table-cell office:value-type="string" calcext:value-type="string">
            <text:p>% of plans found that are serializable</text:p>
          </table:table-cell>
          <table:table-cell table:formula="of:=[.L208]/[.L207]" office:value-type="float" office:value="0.791208791208791" calcext:value-type="float">
            <text:p>0.7912087912</text:p>
          </table:table-cell>
        </table:table-row>
        <table:table-row table:style-name="ro1">
          <table:table-cell/>
          <table:table-cell office:value-type="string" calcext:value-type="string">
            <text:p>average solving time</text:p>
          </table:table-cell>
          <table:table-cell table:formula="of:=SUM([.C4:.C204])/COUNT([.C4:.C204])" office:value-type="float" office:value="2.55339800995025" calcext:value-type="float">
            <text:p>2.55339801</text:p>
          </table:table-cell>
          <table:table-cell table:number-columns-repeated="7"/>
          <table:table-cell office:value-type="string" calcext:value-type="string">
            <text:p>has serializable plan</text:p>
          </table:table-cell>
          <table:table-cell table:formula="of:=COUNTIF([.J4:.J204];&quot;=1&quot;)" office:value-type="float" office:value="144" calcext:value-type="float">
            <text:p>144</text:p>
          </table:table-cell>
          <table:table-cell table:number-columns-repeated="3"/>
        </table:table-row>
      </table:table>
      <table:table table:name="time comparison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Plasp normal</text:p>
          </table:table-cell>
          <table:covered-table-cell/>
          <table:table-cell table:number-columns-repeated="2"/>
          <table:table-cell office:value-type="string" calcext:value-type="string">
            <text:p>this is the modified plasp with the new “serial” checker</text:p>
          </table:table-cell>
          <table:table-cell table:number-columns-repeated="5"/>
          <table:table-cell office:value-type="string" calcext:value-type="string">
            <text:p>Amount of solutions checked</text:p>
          </table:table-cell>
          <table:table-cell office:value-type="string" calcext:value-type="string">
            <text:p>amount of time the check took with postprocess encoding</text:p>
          </table:table-cell>
          <table:table-cell office:value-type="string" calcext:value-type="string">
            <text:p>check time + solving time</text:p>
          </table:table-cell>
          <table:table-cell table:number-columns-repeated="3"/>
          <table:table-cell office:value-type="string" calcext:value-type="string">
            <text:p>solved by all three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olving time</text:p>
          </table:table-cell>
          <table:table-cell table:number-columns-repeated="2"/>
          <table:table-cell office:value-type="string" calcext:value-type="string">
            <text:p>Solving time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heck_time_serial</text:p>
          </table:table-cell>
          <table:table-cell table:number-columns-repeated="2"/>
          <table:table-cell office:value-type="string" calcext:value-type="string">
            <text:p>Solving time</text:p>
          </table:table-cell>
          <table:table-cell office:value-type="string" calcext:value-type="string">
            <text:p>Checks made</text:p>
          </table:table-cell>
          <table:table-cell office:value-type="string" calcext:value-type="string">
            <text:p>Check time Postprocess</text:p>
          </table:table-cell>
          <table:table-cell office:value-type="string" calcext:value-type="string">
            <text:p>combined time</text:p>
          </table:table-cell>
          <table:table-cell table:number-columns-repeated="3"/>
          <table:table-cell office:value-type="string" calcext:value-type="string">
            <text:p>0 means not solved by all, 1 means solved by all</text:p>
          </table:table-cell>
        </table:table-row>
        <table:table-row table:style-name="ro1">
          <table:table-cell office:value-type="string" calcext:value-type="string">
            <text:p>ipc-2000/blocks-strips-typed/instance-20.pddl</text:p>
          </table:table-cell>
          <table:table-cell office:value-type="string" calcext:value-type="string">
            <text:p>SAT</text:p>
          </table:table-cell>
          <table:table-cell office:value-type="float" office:value="2.192" calcext:value-type="float">
            <text:p>2.192</text:p>
          </table:table-cell>
          <table:table-cell table:number-columns-repeated="2"/>
          <table:table-cell office:value-type="float" office:value="0.573" calcext:value-type="float">
            <text:p>0.573</text:p>
          </table:table-cell>
          <table:table-cell table:formula="of:=[.F4]+[.H4]" office:value-type="float" office:value="0.778862998962" calcext:value-type="float">
            <text:p>0.778862999</text:p>
          </table:table-cell>
          <table:table-cell office:value-type="float" office:value="0.205862998962" calcext:value-type="float">
            <text:p>0.205862999</text:p>
          </table:table-cell>
          <table:table-cell table:number-columns-repeated="2"/>
          <table:table-cell office:value-type="float" office:value="0.577" calcext:value-type="float">
            <text:p>0.577</text:p>
          </table:table-cell>
          <table:table-cell office:value-type="float" office:value="1" calcext:value-type="float">
            <text:p>1</text:p>
          </table:table-cell>
          <table:table-cell office:value-type="float" office:value="0.125864028931" calcext:value-type="float">
            <text:p>0.1258640289</text:p>
          </table:table-cell>
          <table:table-cell table:formula="of:=[.K4] + [.M4]" office:value-type="float" office:value="0.702864028931" calcext:value-type="float">
            <text:p>0.7028640289</text:p>
          </table:table-cell>
          <table:table-cell table:number-columns-repeated="3"/>
          <table:table-cell table:formula="of:=IF([.C4]*[.G4]*[.N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7.088" calcext:value-type="float">
            <text:p>7.088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table:formula="of:=[.F5]+[.H5]" office:value-type="float" office:value="1.208317901611" calcext:value-type="float">
            <text:p>1.2083179016</text:p>
          </table:table-cell>
          <table:table-cell office:value-type="float" office:value="0.456317901611" calcext:value-type="float">
            <text:p>0.4563179016</text:p>
          </table:table-cell>
          <table:table-cell table:number-columns-repeated="2"/>
          <table:table-cell office:value-type="float" office:value="0.729" calcext:value-type="float">
            <text:p>0.729</text:p>
          </table:table-cell>
          <table:table-cell office:value-type="float" office:value="1" calcext:value-type="float">
            <text:p>1</text:p>
          </table:table-cell>
          <table:table-cell office:value-type="float" office:value="0.230108976364" calcext:value-type="float">
            <text:p>0.2301089764</text:p>
          </table:table-cell>
          <table:table-cell table:formula="of:=[.K5] + [.M5]" office:value-type="float" office:value="0.959108976364" calcext:value-type="float">
            <text:p>0.9591089764</text:p>
          </table:table-cell>
          <table:table-cell table:number-columns-repeated="3"/>
          <table:table-cell table:formula="of:=IF([.C5]*[.G5]*[.N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6.pddl</text:p>
          </table:table-cell>
          <table:table-cell office:value-type="string" calcext:value-type="string">
            <text:p>SAT</text:p>
          </table:table-cell>
          <table:table-cell office:value-type="float" office:value="0.996" calcext:value-type="float">
            <text:p>0.996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formula="of:=[.F6]+[.H6]" office:value-type="float" office:value="0.330252994537" calcext:value-type="float">
            <text:p>0.3302529945</text:p>
          </table:table-cell>
          <table:table-cell office:value-type="float" office:value="0.141252994537" calcext:value-type="float">
            <text:p>0.141252994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0.0940001010895" calcext:value-type="float">
            <text:p>0.0940001011</text:p>
          </table:table-cell>
          <table:table-cell table:formula="of:=[.K6] + [.M6]" office:value-type="float" office:value="0.2830001010895" calcext:value-type="float">
            <text:p>0.2830001011</text:p>
          </table:table-cell>
          <table:table-cell table:number-columns-repeated="3"/>
          <table:table-cell table:formula="of:=IF([.C6]*[.G6]*[.N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1.pddl</text:p>
          </table:table-cell>
          <table:table-cell office:value-type="string" calcext:value-type="string">
            <text:p>SAT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formula="of:=[.F7]+[.H7]" office:value-type="float" office:value="0.2613371105194" calcext:value-type="float">
            <text:p>0.2613371105</text:p>
          </table:table-cell>
          <table:table-cell office:value-type="float" office:value="0.0893371105194" calcext:value-type="float">
            <text:p>0.0893371105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0.0606341362" calcext:value-type="float">
            <text:p>0.0606341362</text:p>
          </table:table-cell>
          <table:table-cell table:formula="of:=[.K7] + [.M7]" office:value-type="float" office:value="0.2326341362" calcext:value-type="float">
            <text:p>0.2326341362</text:p>
          </table:table-cell>
          <table:table-cell table:number-columns-repeated="3"/>
          <table:table-cell table:formula="of:=IF([.C7]*[.G7]*[.N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7.086" calcext:value-type="float">
            <text:p>7.086</text:p>
          </table:table-cell>
          <table:table-cell table:number-columns-repeated="2"/>
          <table:table-cell office:value-type="float" office:value="0.857" calcext:value-type="float">
            <text:p>0.857</text:p>
          </table:table-cell>
          <table:table-cell table:formula="of:=[.F8]+[.H8]" office:value-type="float" office:value="1.290280944824" calcext:value-type="float">
            <text:p>1.2902809448</text:p>
          </table:table-cell>
          <table:table-cell office:value-type="float" office:value="0.433280944824" calcext:value-type="float">
            <text:p>0.4332809448</text:p>
          </table:table-cell>
          <table:table-cell table:number-columns-repeated="2"/>
          <table:table-cell office:value-type="float" office:value="0.856" calcext:value-type="float">
            <text:p>0.856</text:p>
          </table:table-cell>
          <table:table-cell office:value-type="float" office:value="1" calcext:value-type="float">
            <text:p>1</text:p>
          </table:table-cell>
          <table:table-cell office:value-type="float" office:value="0.225409984589" calcext:value-type="float">
            <text:p>0.2254099846</text:p>
          </table:table-cell>
          <table:table-cell table:formula="of:=[.K8] + [.M8]" office:value-type="float" office:value="1.081409984589" calcext:value-type="float">
            <text:p>1.0814099846</text:p>
          </table:table-cell>
          <table:table-cell table:number-columns-repeated="3"/>
          <table:table-cell table:formula="of:=IF([.C8]*[.G8]*[.N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0.596" calcext:value-type="float">
            <text:p>0.596</text:p>
          </table:table-cell>
          <table:table-cell table:formula="of:=[.F9]+[.H9]" office:value-type="float" office:value="0.84368614769" calcext:value-type="float">
            <text:p>0.8436861477</text:p>
          </table:table-cell>
          <table:table-cell office:value-type="float" office:value="0.24768614769" calcext:value-type="float">
            <text:p>0.2476861477</text:p>
          </table:table-cell>
          <table:table-cell table:number-columns-repeated="2"/>
          <table:table-cell office:value-type="float" office:value="0.595" calcext:value-type="float">
            <text:p>0.595</text:p>
          </table:table-cell>
          <table:table-cell office:value-type="float" office:value="1" calcext:value-type="float">
            <text:p>1</text:p>
          </table:table-cell>
          <table:table-cell office:value-type="float" office:value="0.144459009171" calcext:value-type="float">
            <text:p>0.1444590092</text:p>
          </table:table-cell>
          <table:table-cell table:formula="of:=[.K9] + [.M9]" office:value-type="float" office:value="0.739459009171" calcext:value-type="float">
            <text:p>0.7394590092</text:p>
          </table:table-cell>
          <table:table-cell table:number-columns-repeated="3"/>
          <table:table-cell table:formula="of:=IF([.C9]*[.G9]*[.N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7.pddl</text:p>
          </table:table-cell>
          <table:table-cell office:value-type="string" calcext:value-type="string">
            <text:p>SAT</text:p>
          </table:table-cell>
          <table:table-cell office:value-type="float" office:value="1.033" calcext:value-type="float">
            <text:p>1.033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formula="of:=[.F10]+[.H10]" office:value-type="float" office:value="0.335566017151" calcext:value-type="float">
            <text:p>0.3355660172</text:p>
          </table:table-cell>
          <table:table-cell office:value-type="float" office:value="0.138566017151" calcext:value-type="float">
            <text:p>0.1385660172</text:p>
          </table:table-cell>
          <table:table-cell table:number-columns-repeated="2"/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office:value-type="float" office:value="0.0940098762512" calcext:value-type="float">
            <text:p>0.0940098763</text:p>
          </table:table-cell>
          <table:table-cell table:formula="of:=[.K10] + [.M10]" office:value-type="float" office:value="0.2860098762512" calcext:value-type="float">
            <text:p>0.2860098763</text:p>
          </table:table-cell>
          <table:table-cell table:number-columns-repeated="3"/>
          <table:table-cell table:formula="of:=IF([.C10]*[.G10]*[.N1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9.pddl</text:p>
          </table:table-cell>
          <table:table-cell office:value-type="string" calcext:value-type="string">
            <text:p>SAT</text:p>
          </table:table-cell>
          <table:table-cell office:value-type="float" office:value="2.043" calcext:value-type="float">
            <text:p>2.043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table:formula="of:=[.F11]+[.H11]" office:value-type="float" office:value="0.518147981644" calcext:value-type="float">
            <text:p>0.5181479816</text:p>
          </table:table-cell>
          <table:table-cell office:value-type="float" office:value="0.205147981644" calcext:value-type="float">
            <text:p>0.2051479816</text:p>
          </table:table-cell>
          <table:table-cell table:number-columns-repeated="2"/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office:value-type="float" office:value="0.119467973709" calcext:value-type="float">
            <text:p>0.1194679737</text:p>
          </table:table-cell>
          <table:table-cell table:formula="of:=[.K11] + [.M11]" office:value-type="float" office:value="0.431467973709" calcext:value-type="float">
            <text:p>0.4314679737</text:p>
          </table:table-cell>
          <table:table-cell table:number-columns-repeated="3"/>
          <table:table-cell table:formula="of:=IF([.C11]*[.G11]*[.N1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2.pddl</text:p>
          </table:table-cell>
          <table:table-cell office:value-type="string" calcext:value-type="string">
            <text:p>SAT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formula="of:=[.F12]+[.H12]" office:value-type="float" office:value="0.162329044342" calcext:value-type="float">
            <text:p>0.1623290443</text:p>
          </table:table-cell>
          <table:table-cell office:value-type="float" office:value="0.072329044342" calcext:value-type="float">
            <text:p>0.0723290443</text:p>
          </table:table-cell>
          <table:table-cell table:number-columns-repeated="2"/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0570991039276" calcext:value-type="float">
            <text:p>0.0570991039</text:p>
          </table:table-cell>
          <table:table-cell table:formula="of:=[.K12] + [.M12]" office:value-type="float" office:value="0.1480991039276" calcext:value-type="float">
            <text:p>0.1480991039</text:p>
          </table:table-cell>
          <table:table-cell table:number-columns-repeated="3"/>
          <table:table-cell table:formula="of:=IF([.C12]*[.G12]*[.N1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3.69" calcext:value-type="float">
            <text:p>3.69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table:formula="of:=[.F13]+[.H13]" office:value-type="float" office:value="1.12441796875" calcext:value-type="float">
            <text:p>1.1244179688</text:p>
          </table:table-cell>
          <table:table-cell office:value-type="float" office:value="0.25341796875" calcext:value-type="float">
            <text:p>0.2534179688</text:p>
          </table:table-cell>
          <table:table-cell table:number-columns-repeated="2"/>
          <table:table-cell office:value-type="float" office:value="0.864" calcext:value-type="float">
            <text:p>0.864</text:p>
          </table:table-cell>
          <table:table-cell office:value-type="float" office:value="1" calcext:value-type="float">
            <text:p>1</text:p>
          </table:table-cell>
          <table:table-cell office:value-type="float" office:value="0.143877983093" calcext:value-type="float">
            <text:p>0.1438779831</text:p>
          </table:table-cell>
          <table:table-cell table:formula="of:=[.K13] + [.M13]" office:value-type="float" office:value="1.007877983093" calcext:value-type="float">
            <text:p>1.0078779831</text:p>
          </table:table-cell>
          <table:table-cell table:number-columns-repeated="3"/>
          <table:table-cell table:formula="of:=IF([.C13]*[.G13]*[.N1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5.pddl</text:p>
          </table:table-cell>
          <table:table-cell office:value-type="string" calcext:value-type="string">
            <text:p>SAT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table:formula="of:=[.F14]+[.H14]" office:value-type="float" office:value="0.2099179191589" calcext:value-type="float">
            <text:p>0.2099179192</text:p>
          </table:table-cell>
          <table:table-cell office:value-type="float" office:value="0.0929179191589" calcext:value-type="float">
            <text:p>0.0929179192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31589794159" calcext:value-type="float">
            <text:p>0.0731589794</text:p>
          </table:table-cell>
          <table:table-cell table:formula="of:=[.K14] + [.M14]" office:value-type="float" office:value="0.1901589794159" calcext:value-type="float">
            <text:p>0.1901589794</text:p>
          </table:table-cell>
          <table:table-cell table:number-columns-repeated="3"/>
          <table:table-cell table:formula="of:=IF([.C14]*[.G14]*[.N1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3.pddl</text:p>
          </table:table-cell>
          <table:table-cell office:value-type="string" calcext:value-type="string">
            <text:p>SAT</text:p>
          </table:table-cell>
          <table:table-cell office:value-type="float" office:value="2.127" calcext:value-type="float">
            <text:p>2.127</text:p>
          </table:table-cell>
          <table:table-cell table:number-columns-repeated="2"/>
          <table:table-cell office:value-type="float" office:value="0.453" calcext:value-type="float">
            <text:p>0.453</text:p>
          </table:table-cell>
          <table:table-cell table:formula="of:=[.F15]+[.H15]" office:value-type="float" office:value="0.662311008453" calcext:value-type="float">
            <text:p>0.6623110085</text:p>
          </table:table-cell>
          <table:table-cell office:value-type="float" office:value="0.209311008453" calcext:value-type="float">
            <text:p>0.2093110085</text:p>
          </table:table-cell>
          <table:table-cell table:number-columns-repeated="2"/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office:value-type="float" office:value="0.139936923981" calcext:value-type="float">
            <text:p>0.139936924</text:p>
          </table:table-cell>
          <table:table-cell table:formula="of:=[.K15] + [.M15]" office:value-type="float" office:value="0.593936923981" calcext:value-type="float">
            <text:p>0.593936924</text:p>
          </table:table-cell>
          <table:table-cell table:number-columns-repeated="3"/>
          <table:table-cell table:formula="of:=IF([.C15]*[.G15]*[.N1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8.657" calcext:value-type="float">
            <text:p>8.657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[.F16]+[.H16]" office:value-type="float" office:value="1.228333900452" calcext:value-type="float">
            <text:p>1.2283339005</text:p>
          </table:table-cell>
          <table:table-cell office:value-type="float" office:value="0.505333900452" calcext:value-type="float">
            <text:p>0.5053339005</text:p>
          </table:table-cell>
          <table:table-cell table:number-columns-repeated="2"/>
          <table:table-cell office:value-type="float" office:value="0.721" calcext:value-type="float">
            <text:p>0.721</text:p>
          </table:table-cell>
          <table:table-cell office:value-type="float" office:value="1" calcext:value-type="float">
            <text:p>1</text:p>
          </table:table-cell>
          <table:table-cell office:value-type="float" office:value="0.258916854858" calcext:value-type="float">
            <text:p>0.2589168549</text:p>
          </table:table-cell>
          <table:table-cell table:formula="of:=[.K16] + [.M16]" office:value-type="float" office:value="0.979916854858" calcext:value-type="float">
            <text:p>0.9799168549</text:p>
          </table:table-cell>
          <table:table-cell table:number-columns-repeated="3"/>
          <table:table-cell table:formula="of:=IF([.C16]*[.G16]*[.N1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3.882" calcext:value-type="float">
            <text:p>3.882</text:p>
          </table:table-cell>
          <table:table-cell table:number-columns-repeated="2"/>
          <table:table-cell office:value-type="float" office:value="0.584" calcext:value-type="float">
            <text:p>0.584</text:p>
          </table:table-cell>
          <table:table-cell table:formula="of:=[.F17]+[.H17]" office:value-type="float" office:value="0.885331996918" calcext:value-type="float">
            <text:p>0.8853319969</text:p>
          </table:table-cell>
          <table:table-cell office:value-type="float" office:value="0.301331996918" calcext:value-type="float">
            <text:p>0.3013319969</text:p>
          </table:table-cell>
          <table:table-cell table:number-columns-repeated="2"/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0.170025110245" calcext:value-type="float">
            <text:p>0.1700251102</text:p>
          </table:table-cell>
          <table:table-cell table:formula="of:=[.K17] + [.M17]" office:value-type="float" office:value="0.755025110245" calcext:value-type="float">
            <text:p>0.7550251102</text:p>
          </table:table-cell>
          <table:table-cell table:number-columns-repeated="3"/>
          <table:table-cell table:formula="of:=IF([.C17]*[.G17]*[.N1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3.pddl</text:p>
          </table:table-cell>
          <table:table-cell office:value-type="string" calcext:value-type="string">
            <text:p>SAT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table:formula="of:=[.F18]+[.H18]" office:value-type="float" office:value="0.210983007431" calcext:value-type="float">
            <text:p>0.2109830074</text:p>
          </table:table-cell>
          <table:table-cell office:value-type="float" office:value="0.092983007431" calcext:value-type="float">
            <text:p>0.0929830074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41550922394" calcext:value-type="float">
            <text:p>0.0741550922</text:p>
          </table:table-cell>
          <table:table-cell table:formula="of:=[.K18] + [.M18]" office:value-type="float" office:value="0.1911550922394" calcext:value-type="float">
            <text:p>0.1911550922</text:p>
          </table:table-cell>
          <table:table-cell table:number-columns-repeated="3"/>
          <table:table-cell table:formula="of:=IF([.C18]*[.G18]*[.N1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8.pddl</text:p>
          </table:table-cell>
          <table:table-cell office:value-type="string" calcext:value-type="string">
            <text:p>SAT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  <table:table-cell office:value-type="float" office:value="0.193" calcext:value-type="float">
            <text:p>0.193</text:p>
          </table:table-cell>
          <table:table-cell table:formula="of:=[.F19]+[.H19]" office:value-type="float" office:value="0.333300989151" calcext:value-type="float">
            <text:p>0.3333009892</text:p>
          </table:table-cell>
          <table:table-cell office:value-type="float" office:value="0.140300989151" calcext:value-type="float">
            <text:p>0.1403009892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.0948829650879" calcext:value-type="float">
            <text:p>0.0948829651</text:p>
          </table:table-cell>
          <table:table-cell table:formula="of:=[.K19] + [.M19]" office:value-type="float" office:value="0.2848829650879" calcext:value-type="float">
            <text:p>0.2848829651</text:p>
          </table:table-cell>
          <table:table-cell table:number-columns-repeated="3"/>
          <table:table-cell table:formula="of:=IF([.C19]*[.G19]*[.N1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3.944" calcext:value-type="float">
            <text:p>3.944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table:formula="of:=[.F20]+[.H20]" office:value-type="float" office:value="1.214229923248" calcext:value-type="float">
            <text:p>1.2142299232</text:p>
          </table:table-cell>
          <table:table-cell office:value-type="float" office:value="0.308229923248" calcext:value-type="float">
            <text:p>0.3082299232</text:p>
          </table:table-cell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1" calcext:value-type="float">
            <text:p>1</text:p>
          </table:table-cell>
          <table:table-cell office:value-type="float" office:value="0.1761739254" calcext:value-type="float">
            <text:p>0.1761739254</text:p>
          </table:table-cell>
          <table:table-cell table:formula="of:=[.K20] + [.M20]" office:value-type="float" office:value="1.0781739254" calcext:value-type="float">
            <text:p>1.0781739254</text:p>
          </table:table-cell>
          <table:table-cell table:number-columns-repeated="3"/>
          <table:table-cell table:formula="of:=IF([.C20]*[.G20]*[.N2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1.pddl</text:p>
          </table:table-cell>
          <table:table-cell office:value-type="string" calcext:value-type="string">
            <text:p>SAT</text:p>
          </table:table-cell>
          <table:table-cell office:value-type="float" office:value="2.072" calcext:value-type="float">
            <text:p>2.072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table:formula="of:=[.F21]+[.H21]" office:value-type="float" office:value="0.628312086105" calcext:value-type="float">
            <text:p>0.6283120861</text:p>
          </table:table-cell>
          <table:table-cell office:value-type="float" office:value="0.204312086105" calcext:value-type="float">
            <text:p>0.2043120861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office:value-type="float" office:value="0.120343923569" calcext:value-type="float">
            <text:p>0.1203439236</text:p>
          </table:table-cell>
          <table:table-cell table:formula="of:=[.K21] + [.M21]" office:value-type="float" office:value="0.539343923569" calcext:value-type="float">
            <text:p>0.5393439236</text:p>
          </table:table-cell>
          <table:table-cell table:number-columns-repeated="3"/>
          <table:table-cell table:formula="of:=IF([.C21]*[.G21]*[.N2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4.pddl</text:p>
          </table:table-cell>
          <table:table-cell office:value-type="string" calcext:value-type="string">
            <text:p>SAT</text:p>
          </table:table-cell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table:formula="of:=[.F22]+[.H22]" office:value-type="float" office:value="0.2111429862976" calcext:value-type="float">
            <text:p>0.2111429863</text:p>
          </table:table-cell>
          <table:table-cell office:value-type="float" office:value="0.0931429862976" calcext:value-type="float">
            <text:p>0.0931429863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34992027283" calcext:value-type="float">
            <text:p>0.0734992027</text:p>
          </table:table-cell>
          <table:table-cell table:formula="of:=[.K22] + [.M22]" office:value-type="float" office:value="0.1904992027283" calcext:value-type="float">
            <text:p>0.1904992027</text:p>
          </table:table-cell>
          <table:table-cell table:number-columns-repeated="3"/>
          <table:table-cell table:formula="of:=IF([.C22]*[.G22]*[.N2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3]+[.H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3] + [.M23]" office:value-type="float" office:value="0" calcext:value-type="float">
            <text:p>0</text:p>
          </table:table-cell>
          <table:table-cell table:number-columns-repeated="3"/>
          <table:table-cell table:formula="of:=IF([.C23]*[.G23]*[.N2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1.496" calcext:value-type="float">
            <text:p>1.4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4]+[.H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4] + [.M24]" office:value-type="float" office:value="0" calcext:value-type="float">
            <text:p>0</text:p>
          </table:table-cell>
          <table:table-cell table:number-columns-repeated="3"/>
          <table:table-cell table:formula="of:=IF([.C24]*[.G24]*[.N2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table:formula="of:=[.F25]+[.H25]" office:value-type="float" office:value="0.1229389400482" calcext:value-type="float">
            <text:p>0.12293894</text:p>
          </table:table-cell>
          <table:table-cell office:value-type="float" office:value="0.0759389400482" calcext:value-type="float">
            <text:p>0.07593894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office:value-type="float" office:value="0.0533270835876" calcext:value-type="float">
            <text:p>0.0533270836</text:p>
          </table:table-cell>
          <table:table-cell table:formula="of:=[.K25] + [.M25]" office:value-type="float" office:value="0.1003270835876" calcext:value-type="float">
            <text:p>0.1003270836</text:p>
          </table:table-cell>
          <table:table-cell table:number-columns-repeated="3"/>
          <table:table-cell table:formula="of:=IF([.C25]*[.G25]*[.N2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H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6] + [.M26]" office:value-type="float" office:value="0" calcext:value-type="float">
            <text:p>0</text:p>
          </table:table-cell>
          <table:table-cell table:number-columns-repeated="3"/>
          <table:table-cell table:formula="of:=IF([.C26]*[.G26]*[.N2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2.pddl</text:p>
          </table:table-cell>
          <table:table-cell office:value-type="string" calcext:value-type="string">
            <text:p>SAT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7]+[.H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7] + [.M27]" office:value-type="float" office:value="0" calcext:value-type="float">
            <text:p>0</text:p>
          </table:table-cell>
          <table:table-cell table:number-columns-repeated="3"/>
          <table:table-cell table:formula="of:=IF([.C27]*[.G27]*[.N2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8]+[.H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8] + [.M28]" office:value-type="float" office:value="0" calcext:value-type="float">
            <text:p>0</text:p>
          </table:table-cell>
          <table:table-cell table:number-columns-repeated="3"/>
          <table:table-cell table:formula="of:=IF([.C28]*[.G28]*[.N2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9]+[.H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9] + [.M29]" office:value-type="float" office:value="0" calcext:value-type="float">
            <text:p>0</text:p>
          </table:table-cell>
          <table:table-cell table:number-columns-repeated="3"/>
          <table:table-cell table:formula="of:=IF([.C29]*[.G29]*[.N2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SAT</text:p>
          </table:table-cell>
          <table:table-cell office:value-type="float" office:value="108.809" calcext:value-type="float">
            <text:p>108.8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0]+[.H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0] + [.M30]" office:value-type="float" office:value="0" calcext:value-type="float">
            <text:p>0</text:p>
          </table:table-cell>
          <table:table-cell table:number-columns-repeated="3"/>
          <table:table-cell table:formula="of:=IF([.C30]*[.G30]*[.N3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1]+[.H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1] + [.M31]" office:value-type="float" office:value="0" calcext:value-type="float">
            <text:p>0</text:p>
          </table:table-cell>
          <table:table-cell table:number-columns-repeated="3"/>
          <table:table-cell table:formula="of:=IF([.C31]*[.G31]*[.N3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10.453" calcext:value-type="float">
            <text:p>10.4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2]+[.H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2] + [.M32]" office:value-type="float" office:value="0" calcext:value-type="float">
            <text:p>0</text:p>
          </table:table-cell>
          <table:table-cell table:number-columns-repeated="3"/>
          <table:table-cell table:formula="of:=IF([.C32]*[.G32]*[.N3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8.pddl</text:p>
          </table:table-cell>
          <table:table-cell office:value-type="string" calcext:value-type="string">
            <text:p>SAT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3]+[.H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3] + [.M33]" office:value-type="float" office:value="0" calcext:value-type="float">
            <text:p>0</text:p>
          </table:table-cell>
          <table:table-cell table:number-columns-repeated="3"/>
          <table:table-cell table:formula="of:=IF([.C33]*[.G33]*[.N3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4]+[.H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4] + [.M34]" office:value-type="float" office:value="0" calcext:value-type="float">
            <text:p>0</text:p>
          </table:table-cell>
          <table:table-cell table:number-columns-repeated="3"/>
          <table:table-cell table:formula="of:=IF([.C34]*[.G34]*[.N3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1.755" calcext:value-type="float">
            <text:p>11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5]+[.H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35] + [.M35]" office:value-type="float" office:value="0" calcext:value-type="float">
            <text:p>0</text:p>
          </table:table-cell>
          <table:table-cell table:number-columns-repeated="3"/>
          <table:table-cell table:formula="of:=IF([.C35]*[.G35]*[.N3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7.pddl</text:p>
          </table:table-cell>
          <table:table-cell office:value-type="string" calcext:value-type="string">
            <text:p>SAT</text:p>
          </table:table-cell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F36]+[.H36]" office:value-type="float" office:value="0.092057888031" calcext:value-type="float">
            <text:p>0.092057888</text:p>
          </table:table-cell>
          <table:table-cell office:value-type="float" office:value="0.050057888031" calcext:value-type="float">
            <text:p>0.050057888</text:p>
          </table:table-cell>
          <table:table-cell table:number-columns-repeated="2"/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6121063232" calcext:value-type="float">
            <text:p>0.0356121063</text:p>
          </table:table-cell>
          <table:table-cell table:formula="of:=[.K36] + [.M36]" office:value-type="float" office:value="0.0786121063232" calcext:value-type="float">
            <text:p>0.0786121063</text:p>
          </table:table-cell>
          <table:table-cell table:number-columns-repeated="3"/>
          <table:table-cell table:formula="of:=IF([.C36]*[.G36]*[.N3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2.669" calcext:value-type="float">
            <text:p>2.669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table:formula="of:=[.F37]+[.H37]" office:value-type="float" office:value="0.544383928299" calcext:value-type="float">
            <text:p>0.5443839283</text:p>
          </table:table-cell>
          <table:table-cell office:value-type="float" office:value="0.147383928299" calcext:value-type="float">
            <text:p>0.1473839283</text:p>
          </table:table-cell>
          <table:table-cell table:number-columns-repeated="2"/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office:value-type="float" office:value="0.0754859447479" calcext:value-type="float">
            <text:p>0.0754859447</text:p>
          </table:table-cell>
          <table:table-cell table:formula="of:=[.K37] + [.M37]" office:value-type="float" office:value="0.4814859447479" calcext:value-type="float">
            <text:p>0.4814859447</text:p>
          </table:table-cell>
          <table:table-cell table:number-columns-repeated="3"/>
          <table:table-cell table:formula="of:=IF([.C37]*[.G37]*[.N3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7.pddl</text:p>
          </table:table-cell>
          <table:table-cell office:value-type="string" calcext:value-type="string">
            <text:p>SAT</text:p>
          </table:table-cell>
          <table:table-cell office:value-type="float" office:value="1.918" calcext:value-type="float">
            <text:p>1.918</text:p>
          </table:table-cell>
          <table:table-cell table:number-columns-repeated="2"/>
          <table:table-cell office:value-type="float" office:value="0.251" calcext:value-type="float">
            <text:p>0.251</text:p>
          </table:table-cell>
          <table:table-cell table:formula="of:=[.F38]+[.H38]" office:value-type="float" office:value="0.352334095001" calcext:value-type="float">
            <text:p>0.352334095</text:p>
          </table:table-cell>
          <table:table-cell office:value-type="float" office:value="0.101334095001" calcext:value-type="float">
            <text:p>0.101334095</text:p>
          </table:table-cell>
          <table:table-cell table:number-columns-repeated="2"/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0.0614120960236" calcext:value-type="float">
            <text:p>0.061412096</text:p>
          </table:table-cell>
          <table:table-cell table:formula="of:=[.K38] + [.M38]" office:value-type="float" office:value="0.3134120960236" calcext:value-type="float">
            <text:p>0.313412096</text:p>
          </table:table-cell>
          <table:table-cell table:number-columns-repeated="3"/>
          <table:table-cell table:formula="of:=IF([.C38]*[.G38]*[.N3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294" calcext:value-type="float">
            <text:p>0.294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F39]+[.H39]" office:value-type="float" office:value="0.0963210506439" calcext:value-type="float">
            <text:p>0.0963210506</text:p>
          </table:table-cell>
          <table:table-cell office:value-type="float" office:value="0.0543210506439" calcext:value-type="float">
            <text:p>0.0543210506</text:p>
          </table:table-cell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355770587921" calcext:value-type="float">
            <text:p>0.0355770588</text:p>
          </table:table-cell>
          <table:table-cell table:formula="of:=[.K39] + [.M39]" office:value-type="float" office:value="0.0795770587921" calcext:value-type="float">
            <text:p>0.0795770588</text:p>
          </table:table-cell>
          <table:table-cell table:number-columns-repeated="3"/>
          <table:table-cell table:formula="of:=IF([.C39]*[.G39]*[.N3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table:formula="of:=[.F40]+[.H40]" office:value-type="float" office:value="0.463476026535" calcext:value-type="float">
            <text:p>0.4634760265</text:p>
          </table:table-cell>
          <table:table-cell office:value-type="float" office:value="0.100476026535" calcext:value-type="float">
            <text:p>0.1004760265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office:value-type="float" office:value="0.0607771873474" calcext:value-type="float">
            <text:p>0.0607771873</text:p>
          </table:table-cell>
          <table:table-cell table:formula="of:=[.K40] + [.M40]" office:value-type="float" office:value="0.4237771873474" calcext:value-type="float">
            <text:p>0.4237771873</text:p>
          </table:table-cell>
          <table:table-cell table:number-columns-repeated="3"/>
          <table:table-cell table:formula="of:=IF([.C40]*[.G40]*[.N4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1.414" calcext:value-type="float">
            <text:p>1.414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table:formula="of:=[.F41]+[.H41]" office:value-type="float" office:value="0.442825902939" calcext:value-type="float">
            <text:p>0.4428259029</text:p>
          </table:table-cell>
          <table:table-cell office:value-type="float" office:value="0.128825902939" calcext:value-type="float">
            <text:p>0.1288259029</text:p>
          </table:table-cell>
          <table:table-cell table:number-columns-repeated="2"/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office:value-type="float" office:value="0.0755221843719" calcext:value-type="float">
            <text:p>0.0755221844</text:p>
          </table:table-cell>
          <table:table-cell table:formula="of:=[.K41] + [.M41]" office:value-type="float" office:value="0.3935221843719" calcext:value-type="float">
            <text:p>0.3935221844</text:p>
          </table:table-cell>
          <table:table-cell table:number-columns-repeated="3"/>
          <table:table-cell table:formula="of:=IF([.C41]*[.G41]*[.N4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table:formula="of:=[.F42]+[.H42]" office:value-type="float" office:value="0.0998558750153" calcext:value-type="float">
            <text:p>0.099855875</text:p>
          </table:table-cell>
          <table:table-cell office:value-type="float" office:value="0.0508558750153" calcext:value-type="float">
            <text:p>0.050855875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.0355679988861" calcext:value-type="float">
            <text:p>0.0355679989</text:p>
          </table:table-cell>
          <table:table-cell table:formula="of:=[.K42] + [.M42]" office:value-type="float" office:value="0.0845679988861" calcext:value-type="float">
            <text:p>0.0845679989</text:p>
          </table:table-cell>
          <table:table-cell table:number-columns-repeated="3"/>
          <table:table-cell table:formula="of:=IF([.C42]*[.G42]*[.N4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float" office:value="0.362" calcext:value-type="float">
            <text:p>0.362</text:p>
          </table:table-cell>
          <table:table-cell table:formula="of:=[.F43]+[.H43]" office:value-type="float" office:value="0.491850149155" calcext:value-type="float">
            <text:p>0.4918501492</text:p>
          </table:table-cell>
          <table:table-cell office:value-type="float" office:value="0.129850149155" calcext:value-type="float">
            <text:p>0.1298501492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office:value-type="float" office:value="0.0754480361938" calcext:value-type="float">
            <text:p>0.0754480362</text:p>
          </table:table-cell>
          <table:table-cell table:formula="of:=[.K43] + [.M43]" office:value-type="float" office:value="0.4314480361938" calcext:value-type="float">
            <text:p>0.4314480362</text:p>
          </table:table-cell>
          <table:table-cell table:number-columns-repeated="3"/>
          <table:table-cell table:formula="of:=IF([.C43]*[.G43]*[.N4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6.pddl</text:p>
          </table:table-cell>
          <table:table-cell office:value-type="string" calcext:value-type="string">
            <text:p>SAT</text:p>
          </table:table-cell>
          <table:table-cell office:value-type="float" office:value="2.023" calcext:value-type="float">
            <text:p>2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H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0.060534954071" calcext:value-type="float">
            <text:p>0.0605349541</text:p>
          </table:table-cell>
          <table:table-cell table:formula="of:=[.K44] + [.M44]" office:value-type="float" office:value="0.456534954071" calcext:value-type="float">
            <text:p>0.4565349541</text:p>
          </table:table-cell>
          <table:table-cell table:number-columns-repeated="3"/>
          <table:table-cell table:formula="of:=IF([.C44]*[.G44]*[.N4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329" calcext:value-type="float">
            <text:p>0.329</text:p>
          </table:table-cell>
          <table:table-cell table:number-columns-repeated="2"/>
          <table:table-cell office:value-type="float" office:value="0.044" calcext:value-type="float">
            <text:p>0.044</text:p>
          </table:table-cell>
          <table:table-cell table:formula="of:=[.F45]+[.H45]" office:value-type="float" office:value="0.1059637966156" calcext:value-type="float">
            <text:p>0.1059637966</text:p>
          </table:table-cell>
          <table:table-cell office:value-type="float" office:value="0.0619637966156" calcext:value-type="float">
            <text:p>0.0619637966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355799198151" calcext:value-type="float">
            <text:p>0.0355799198</text:p>
          </table:table-cell>
          <table:table-cell table:formula="of:=[.K45] + [.M45]" office:value-type="float" office:value="0.0805799198151" calcext:value-type="float">
            <text:p>0.0805799198</text:p>
          </table:table-cell>
          <table:table-cell table:number-columns-repeated="3"/>
          <table:table-cell table:formula="of:=IF([.C45]*[.G45]*[.N4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4.pddl</text:p>
          </table:table-cell>
          <table:table-cell office:value-type="string" calcext:value-type="string">
            <text:p>SAT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formula="of:=[.F46]+[.H46]" office:value-type="float" office:value="0.1252710151672" calcext:value-type="float">
            <text:p>0.1252710152</text:p>
          </table:table-cell>
          <table:table-cell office:value-type="float" office:value="0.0702710151672" calcext:value-type="float">
            <text:p>0.0702710152</text:p>
          </table:table-cell>
          <table:table-cell table:number-columns-repeated="2"/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0.0467500686646" calcext:value-type="float">
            <text:p>0.0467500687</text:p>
          </table:table-cell>
          <table:table-cell table:formula="of:=[.K46] + [.M46]" office:value-type="float" office:value="0.1027500686646" calcext:value-type="float">
            <text:p>0.1027500687</text:p>
          </table:table-cell>
          <table:table-cell table:number-columns-repeated="3"/>
          <table:table-cell table:formula="of:=IF([.C46]*[.G46]*[.N4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3.pddl</text:p>
          </table:table-cell>
          <table:table-cell office:value-type="string" calcext:value-type="string">
            <text:p>SAT</text:p>
          </table:table-cell>
          <table:table-cell office:value-type="float" office:value="0.423" calcext:value-type="float">
            <text:p>0.423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table:formula="of:=[.F47]+[.H47]" office:value-type="float" office:value="0.1184051303864" calcext:value-type="float">
            <text:p>0.1184051304</text:p>
          </table:table-cell>
          <table:table-cell office:value-type="float" office:value="0.0654051303864" calcext:value-type="float">
            <text:p>0.0654051304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0.0463478565216" calcext:value-type="float">
            <text:p>0.0463478565</text:p>
          </table:table-cell>
          <table:table-cell table:formula="of:=[.K47] + [.M47]" office:value-type="float" office:value="0.0993478565216" calcext:value-type="float">
            <text:p>0.0993478565</text:p>
          </table:table-cell>
          <table:table-cell table:number-columns-repeated="3"/>
          <table:table-cell table:formula="of:=IF([.C47]*[.G47]*[.N4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5.pddl</text:p>
          </table:table-cell>
          <table:table-cell office:value-type="string" calcext:value-type="string">
            <text:p>SAT</text:p>
          </table:table-cell>
          <table:table-cell office:value-type="float" office:value="1.466" calcext:value-type="float">
            <text:p>1.466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table:formula="of:=[.F48]+[.H48]" office:value-type="float" office:value="0.2339279212952" calcext:value-type="float">
            <text:p>0.2339279213</text:p>
          </table:table-cell>
          <table:table-cell office:value-type="float" office:value="0.0799279212952" calcext:value-type="float">
            <text:p>0.0799279213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0.0487360954285" calcext:value-type="float">
            <text:p>0.0487360954</text:p>
          </table:table-cell>
          <table:table-cell table:formula="of:=[.K48] + [.M48]" office:value-type="float" office:value="0.2027360954285" calcext:value-type="float">
            <text:p>0.2027360954</text:p>
          </table:table-cell>
          <table:table-cell table:number-columns-repeated="3"/>
          <table:table-cell table:formula="of:=IF([.C48]*[.G48]*[.N4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1.pddl</text:p>
          </table:table-cell>
          <table:table-cell office:value-type="string" calcext:value-type="string">
            <text:p>SAT</text:p>
          </table:table-cell>
          <table:table-cell office:value-type="float" office:value="2.867" calcext:value-type="float">
            <text:p>2.867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formula="of:=[.F49]+[.H49]" office:value-type="float" office:value="0.462945962906" calcext:value-type="float">
            <text:p>0.4629459629</text:p>
          </table:table-cell>
          <table:table-cell office:value-type="float" office:value="0.136945962906" calcext:value-type="float">
            <text:p>0.1369459629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075364112854" calcext:value-type="float">
            <text:p>0.0753641129</text:p>
          </table:table-cell>
          <table:table-cell table:formula="of:=[.K49] + [.M49]" office:value-type="float" office:value="0.405364112854" calcext:value-type="float">
            <text:p>0.4053641129</text:p>
          </table:table-cell>
          <table:table-cell table:number-columns-repeated="3"/>
          <table:table-cell table:formula="of:=IF([.C49]*[.G49]*[.N4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469" calcext:value-type="float">
            <text:p>0.469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formula="of:=[.F50]+[.H50]" office:value-type="float" office:value="0.1255590248108" calcext:value-type="float">
            <text:p>0.1255590248</text:p>
          </table:table-cell>
          <table:table-cell office:value-type="float" office:value="0.0705590248108" calcext:value-type="float">
            <text:p>0.0705590248</text:p>
          </table:table-cell>
          <table:table-cell table:number-columns-repeated="2"/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0494849681854" calcext:value-type="float">
            <text:p>0.0494849682</text:p>
          </table:table-cell>
          <table:table-cell table:formula="of:=[.K50] + [.M50]" office:value-type="float" office:value="0.1074849681854" calcext:value-type="float">
            <text:p>0.1074849682</text:p>
          </table:table-cell>
          <table:table-cell table:number-columns-repeated="3"/>
          <table:table-cell table:formula="of:=IF([.C50]*[.G50]*[.N5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F51]+[.H51]" office:value-type="float" office:value="0.1033350868225" calcext:value-type="float">
            <text:p>0.1033350868</text:p>
          </table:table-cell>
          <table:table-cell office:value-type="float" office:value="0.0613350868225" calcext:value-type="float">
            <text:p>0.0613350868</text:p>
          </table:table-cell>
          <table:table-cell table:number-columns-repeated="2"/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9668731689" calcext:value-type="float">
            <text:p>0.0359668732</text:p>
          </table:table-cell>
          <table:table-cell table:formula="of:=[.K51] + [.M51]" office:value-type="float" office:value="0.0789668731689" calcext:value-type="float">
            <text:p>0.0789668732</text:p>
          </table:table-cell>
          <table:table-cell table:number-columns-repeated="3"/>
          <table:table-cell table:formula="of:=IF([.C51]*[.G51]*[.N5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1.979" calcext:value-type="float">
            <text:p>1.979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F52]+[.H52]" office:value-type="float" office:value="0.335495090485" calcext:value-type="float">
            <text:p>0.3354950905</text:p>
          </table:table-cell>
          <table:table-cell office:value-type="float" office:value="0.110495090485" calcext:value-type="float">
            <text:p>0.1104950905</text:p>
          </table:table-cell>
          <table:table-cell table:number-columns-repeated="2"/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0.0606868267059" calcext:value-type="float">
            <text:p>0.0606868267</text:p>
          </table:table-cell>
          <table:table-cell table:formula="of:=[.K52] + [.M52]" office:value-type="float" office:value="0.2846868267059" calcext:value-type="float">
            <text:p>0.2846868267</text:p>
          </table:table-cell>
          <table:table-cell table:number-columns-repeated="3"/>
          <table:table-cell table:formula="of:=IF([.C52]*[.G52]*[.N5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9.pddl</text:p>
          </table:table-cell>
          <table:table-cell office:value-type="string" calcext:value-type="string">
            <text:p>SAT</text:p>
          </table:table-cell>
          <table:table-cell office:value-type="float" office:value="1.976" calcext:value-type="float">
            <text:p>1.976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table:formula="of:=[.F53]+[.H53]" office:value-type="float" office:value="0.390063894272" calcext:value-type="float">
            <text:p>0.3900638943</text:p>
          </table:table-cell>
          <table:table-cell office:value-type="float" office:value="0.102063894272" calcext:value-type="float">
            <text:p>0.1020638943</text:p>
          </table:table-cell>
          <table:table-cell table:number-columns-repeated="2"/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office:value-type="float" office:value="0.0610089302063" calcext:value-type="float">
            <text:p>0.0610089302</text:p>
          </table:table-cell>
          <table:table-cell table:formula="of:=[.K53] + [.M53]" office:value-type="float" office:value="0.3520089302063" calcext:value-type="float">
            <text:p>0.3520089302</text:p>
          </table:table-cell>
          <table:table-cell table:number-columns-repeated="3"/>
          <table:table-cell table:formula="of:=IF([.C53]*[.G53]*[.N5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2.924" calcext:value-type="float">
            <text:p>2.924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table:formula="of:=[.F54]+[.H54]" office:value-type="float" office:value="0.446048027039" calcext:value-type="float">
            <text:p>0.446048027</text:p>
          </table:table-cell>
          <table:table-cell office:value-type="float" office:value="0.140048027039" calcext:value-type="float">
            <text:p>0.140048027</text:p>
          </table:table-cell>
          <table:table-cell table:number-columns-repeated="2"/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0.075562953949" calcext:value-type="float">
            <text:p>0.0755629539</text:p>
          </table:table-cell>
          <table:table-cell table:formula="of:=[.K54] + [.M54]" office:value-type="float" office:value="0.382562953949" calcext:value-type="float">
            <text:p>0.3825629539</text:p>
          </table:table-cell>
          <table:table-cell table:number-columns-repeated="3"/>
          <table:table-cell table:formula="of:=IF([.C54]*[.G54]*[.N5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2.pddl</text:p>
          </table:table-cell>
          <table:table-cell office:value-type="string" calcext:value-type="string">
            <text:p>SAT</text:p>
          </table:table-cell>
          <table:table-cell office:value-type="float" office:value="0.628" calcext:value-type="float">
            <text:p>0.6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F55]+[.H55]" office:value-type="float" office:value="0.2886089897156" calcext:value-type="float">
            <text:p>0.2886089897</text:p>
          </table:table-cell>
          <table:table-cell office:value-type="float" office:value="0.0786089897156" calcext:value-type="float">
            <text:p>0.0786089897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.0487811565399" calcext:value-type="float">
            <text:p>0.0487811565</text:p>
          </table:table-cell>
          <table:table-cell table:formula="of:=[.K55] + [.M55]" office:value-type="float" office:value="0.2567811565399" calcext:value-type="float">
            <text:p>0.2567811565</text:p>
          </table:table-cell>
          <table:table-cell table:number-columns-repeated="3"/>
          <table:table-cell table:formula="of:=IF([.C55]*[.G55]*[.N5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03" calcext:value-type="float">
            <text:p>1.703</text:p>
          </table:table-cell>
          <table:table-cell table:formula="of:=[.F56]+[.H56]" office:value-type="float" office:value="1.815953901291" calcext:value-type="float">
            <text:p>1.8159539013</text:p>
          </table:table-cell>
          <table:table-cell office:value-type="float" office:value="0.112953901291" calcext:value-type="float">
            <text:p>0.1129539013</text:p>
          </table:table-cell>
          <table:table-cell table:number-columns-repeated="2"/>
          <table:table-cell office:value-type="float" office:value="1.726" calcext:value-type="float">
            <text:p>1.726</text:p>
          </table:table-cell>
          <table:table-cell office:value-type="float" office:value="1" calcext:value-type="float">
            <text:p>1</text:p>
          </table:table-cell>
          <table:table-cell office:value-type="float" office:value="0.0614418983459" calcext:value-type="float">
            <text:p>0.0614418983</text:p>
          </table:table-cell>
          <table:table-cell table:formula="of:=[.K56] + [.M56]" office:value-type="float" office:value="1.7874418983459" calcext:value-type="float">
            <text:p>1.7874418983</text:p>
          </table:table-cell>
          <table:table-cell table:number-columns-repeated="3"/>
          <table:table-cell table:formula="of:=IF([.C56]*[.G56]*[.N5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23" calcext:value-type="float">
            <text:p>17.823</text:p>
          </table:table-cell>
          <table:table-cell table:formula="of:=[.F57]+[.H57]" office:value-type="float" office:value="18.357713983536" calcext:value-type="float">
            <text:p>18.3577139835</text:p>
          </table:table-cell>
          <table:table-cell office:value-type="float" office:value="0.534713983536" calcext:value-type="float">
            <text:p>0.5347139835</text:p>
          </table:table-cell>
          <table:table-cell table:number-columns-repeated="2"/>
          <table:table-cell office:value-type="float" office:value="17.716" calcext:value-type="float">
            <text:p>17.716</text:p>
          </table:table-cell>
          <table:table-cell office:value-type="float" office:value="1" calcext:value-type="float">
            <text:p>1</text:p>
          </table:table-cell>
          <table:table-cell office:value-type="float" office:value="0.1407289505" calcext:value-type="float">
            <text:p>0.1407289505</text:p>
          </table:table-cell>
          <table:table-cell table:formula="of:=[.K57] + [.M57]" office:value-type="float" office:value="17.8567289505" calcext:value-type="float">
            <text:p>17.8567289505</text:p>
          </table:table-cell>
          <table:table-cell table:number-columns-repeated="3"/>
          <table:table-cell table:formula="of:=IF([.C57]*[.G57]*[.N5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61.073" calcext:value-type="float">
            <text:p>61.073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F58]+[.H58]" office:value-type="float" office:value="0.8982270431519" calcext:value-type="float">
            <text:p>0.8982270432</text:p>
          </table:table-cell>
          <table:table-cell office:value-type="float" office:value="0.0782270431519" calcext:value-type="float">
            <text:p>0.0782270432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.0488069057465" calcext:value-type="float">
            <text:p>0.0488069057</text:p>
          </table:table-cell>
          <table:table-cell table:formula="of:=[.K58] + [.M58]" office:value-type="float" office:value="0.8738069057465" calcext:value-type="float">
            <text:p>0.8738069057</text:p>
          </table:table-cell>
          <table:table-cell table:number-columns-repeated="3"/>
          <table:table-cell table:formula="of:=IF([.C58]*[.G58]*[.N5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327" calcext:value-type="float">
            <text:p>3.327</text:p>
          </table:table-cell>
          <table:table-cell table:formula="of:=[.F59]+[.H59]" office:value-type="float" office:value="3.475337125778" calcext:value-type="float">
            <text:p>3.4753371258</text:p>
          </table:table-cell>
          <table:table-cell office:value-type="float" office:value="0.148337125778" calcext:value-type="float">
            <text:p>0.1483371258</text:p>
          </table:table-cell>
          <table:table-cell table:number-columns-repeated="2"/>
          <table:table-cell office:value-type="float" office:value="3.316" calcext:value-type="float">
            <text:p>3.316</text:p>
          </table:table-cell>
          <table:table-cell office:value-type="float" office:value="1" calcext:value-type="float">
            <text:p>1</text:p>
          </table:table-cell>
          <table:table-cell office:value-type="float" office:value="0.0761058330536" calcext:value-type="float">
            <text:p>0.0761058331</text:p>
          </table:table-cell>
          <table:table-cell table:formula="of:=[.K59] + [.M59]" office:value-type="float" office:value="3.3921058330536" calcext:value-type="float">
            <text:p>3.3921058331</text:p>
          </table:table-cell>
          <table:table-cell table:number-columns-repeated="3"/>
          <table:table-cell table:formula="of:=IF([.C59]*[.G59]*[.N5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377" calcext:value-type="float">
            <text:p>12.377</text:p>
          </table:table-cell>
          <table:table-cell table:formula="of:=[.F60]+[.H60]" office:value-type="float" office:value="12.849007036209" calcext:value-type="float">
            <text:p>12.8490070362</text:p>
          </table:table-cell>
          <table:table-cell office:value-type="float" office:value="0.472007036209" calcext:value-type="float">
            <text:p>0.4720070362</text:p>
          </table:table-cell>
          <table:table-cell table:number-columns-repeated="2"/>
          <table:table-cell office:value-type="float" office:value="12.309" calcext:value-type="float">
            <text:p>12.309</text:p>
          </table:table-cell>
          <table:table-cell office:value-type="float" office:value="1" calcext:value-type="float">
            <text:p>1</text:p>
          </table:table-cell>
          <table:table-cell office:value-type="float" office:value="0.140344142914" calcext:value-type="float">
            <text:p>0.1403441429</text:p>
          </table:table-cell>
          <table:table-cell table:formula="of:=[.K60] + [.M60]" office:value-type="float" office:value="12.449344142914" calcext:value-type="float">
            <text:p>12.4493441429</text:p>
          </table:table-cell>
          <table:table-cell table:number-columns-repeated="3"/>
          <table:table-cell table:formula="of:=IF([.C60]*[.G60]*[.N6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254" calcext:value-type="float">
            <text:p>13.254</text:p>
          </table:table-cell>
          <table:table-cell table:formula="of:=[.F61]+[.H61]" office:value-type="float" office:value="13.675329021454" calcext:value-type="float">
            <text:p>13.6753290215</text:p>
          </table:table-cell>
          <table:table-cell office:value-type="float" office:value="0.421329021454" calcext:value-type="float">
            <text:p>0.4213290215</text:p>
          </table:table-cell>
          <table:table-cell table:number-columns-repeated="2"/>
          <table:table-cell office:value-type="float" office:value="13.312" calcext:value-type="float">
            <text:p>13.312</text:p>
          </table:table-cell>
          <table:table-cell office:value-type="float" office:value="1" calcext:value-type="float">
            <text:p>1</text:p>
          </table:table-cell>
          <table:table-cell office:value-type="float" office:value="0.13024020195" calcext:value-type="float">
            <text:p>0.130240202</text:p>
          </table:table-cell>
          <table:table-cell table:formula="of:=[.K61] + [.M61]" office:value-type="float" office:value="13.44224020195" calcext:value-type="float">
            <text:p>13.442240202</text:p>
          </table:table-cell>
          <table:table-cell table:number-columns-repeated="3"/>
          <table:table-cell table:formula="of:=IF([.C61]*[.G61]*[.N6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F62]+[.H62]" office:value-type="float" office:value="0.0954189777374" calcext:value-type="float">
            <text:p>0.0954189777</text:p>
          </table:table-cell>
          <table:table-cell office:value-type="float" office:value="0.0454189777374" calcext:value-type="float">
            <text:p>0.045418977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3169298172" calcext:value-type="float">
            <text:p>0.0316929817</text:p>
          </table:table-cell>
          <table:table-cell table:formula="of:=[.K62] + [.M62]" office:value-type="float" office:value="0.08169298172" calcext:value-type="float">
            <text:p>0.0816929817</text:p>
          </table:table-cell>
          <table:table-cell table:number-columns-repeated="3"/>
          <table:table-cell table:formula="of:=IF([.C62]*[.G62]*[.N6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583" calcext:value-type="float">
            <text:p>13.583</text:p>
          </table:table-cell>
          <table:table-cell table:formula="of:=[.F63]+[.H63]" office:value-type="float" office:value="13.99618488121" calcext:value-type="float">
            <text:p>13.9961848812</text:p>
          </table:table-cell>
          <table:table-cell office:value-type="float" office:value="0.41318488121" calcext:value-type="float">
            <text:p>0.4131848812</text:p>
          </table:table-cell>
          <table:table-cell table:number-columns-repeated="2"/>
          <table:table-cell office:value-type="float" office:value="13.555" calcext:value-type="float">
            <text:p>13.555</text:p>
          </table:table-cell>
          <table:table-cell office:value-type="float" office:value="1" calcext:value-type="float">
            <text:p>1</text:p>
          </table:table-cell>
          <table:table-cell office:value-type="float" office:value="0.124432086945" calcext:value-type="float">
            <text:p>0.1244320869</text:p>
          </table:table-cell>
          <table:table-cell table:formula="of:=[.K63] + [.M63]" office:value-type="float" office:value="13.679432086945" calcext:value-type="float">
            <text:p>13.6794320869</text:p>
          </table:table-cell>
          <table:table-cell table:number-columns-repeated="3"/>
          <table:table-cell table:formula="of:=IF([.C63]*[.G63]*[.N6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441.675" calcext:value-type="float">
            <text:p>441.675</text:p>
          </table:table-cell>
          <table:table-cell table:number-columns-repeated="2"/>
          <table:table-cell office:value-type="float" office:value="5.367" calcext:value-type="float">
            <text:p>5.367</text:p>
          </table:table-cell>
          <table:table-cell table:formula="of:=[.F64]+[.H64]" office:value-type="float" office:value="5.572705881119" calcext:value-type="float">
            <text:p>5.5727058811</text:p>
          </table:table-cell>
          <table:table-cell office:value-type="float" office:value="0.205705881119" calcext:value-type="float">
            <text:p>0.2057058811</text:p>
          </table:table-cell>
          <table:table-cell table:number-columns-repeated="2"/>
          <table:table-cell office:value-type="float" office:value="5.248" calcext:value-type="float">
            <text:p>5.248</text:p>
          </table:table-cell>
          <table:table-cell office:value-type="float" office:value="1" calcext:value-type="float">
            <text:p>1</text:p>
          </table:table-cell>
          <table:table-cell office:value-type="float" office:value="0.0885372161865" calcext:value-type="float">
            <text:p>0.0885372162</text:p>
          </table:table-cell>
          <table:table-cell table:formula="of:=[.K64] + [.M64]" office:value-type="float" office:value="5.3365372161865" calcext:value-type="float">
            <text:p>5.3365372162</text:p>
          </table:table-cell>
          <table:table-cell table:number-columns-repeated="3"/>
          <table:table-cell table:formula="of:=IF([.C64]*[.G64]*[.N6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02" calcext:value-type="float">
            <text:p>0.302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table:formula="of:=[.F65]+[.H65]" office:value-type="float" office:value="0.4012288761139" calcext:value-type="float">
            <text:p>0.4012288761</text:p>
          </table:table-cell>
          <table:table-cell office:value-type="float" office:value="0.0562288761139" calcext:value-type="float">
            <text:p>0.0562288761</text:p>
          </table:table-cell>
          <table:table-cell table:number-columns-repeated="2"/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office:value-type="float" office:value="0.0405249595642" calcext:value-type="float">
            <text:p>0.0405249596</text:p>
          </table:table-cell>
          <table:table-cell table:formula="of:=[.K65] + [.M65]" office:value-type="float" office:value="0.3835249595642" calcext:value-type="float">
            <text:p>0.3835249596</text:p>
          </table:table-cell>
          <table:table-cell table:number-columns-repeated="3"/>
          <table:table-cell table:formula="of:=IF([.C65]*[.G65]*[.N6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3.pddl</text:p>
          </table:table-cell>
          <table:table-cell office:value-type="string" calcext:value-type="string">
            <text:p>SAT</text:p>
          </table:table-cell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087" calcext:value-type="float">
            <text:p>0.087</text:p>
          </table:table-cell>
          <table:table-cell table:formula="of:=[.F66]+[.H66]" office:value-type="float" office:value="0.44951115799" calcext:value-type="float">
            <text:p>0.449511158</text:p>
          </table:table-cell>
          <table:table-cell office:value-type="float" office:value="0.36251115799" calcext:value-type="float">
            <text:p>0.362511158</text:p>
          </table:table-cell>
          <table:table-cell table:number-columns-repeated="2"/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office:value-type="float" office:value="0.0991318225861" calcext:value-type="float">
            <text:p>0.0991318226</text:p>
          </table:table-cell>
          <table:table-cell table:formula="of:=[.K66] + [.M66]" office:value-type="float" office:value="0.1851318225861" calcext:value-type="float">
            <text:p>0.1851318226</text:p>
          </table:table-cell>
          <table:table-cell table:number-columns-repeated="3"/>
          <table:table-cell table:formula="of:=IF([.C66]*[.G66]*[.N6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1.pddl</text:p>
          </table:table-cell>
          <table:table-cell office:value-type="string" calcext:value-type="string">
            <text:p>SAT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table:formula="of:=[.F67]+[.H67]" office:value-type="float" office:value="0.1247650814056" calcext:value-type="float">
            <text:p>0.1247650814</text:p>
          </table:table-cell>
          <table:table-cell office:value-type="float" office:value="0.0797650814056" calcext:value-type="float">
            <text:p>0.0797650814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510020256042" calcext:value-type="float">
            <text:p>0.0510020256</text:p>
          </table:table-cell>
          <table:table-cell table:formula="of:=[.K67] + [.M67]" office:value-type="float" office:value="0.0960020256042" calcext:value-type="float">
            <text:p>0.0960020256</text:p>
          </table:table-cell>
          <table:table-cell table:number-columns-repeated="3"/>
          <table:table-cell table:formula="of:=IF([.C67]*[.G67]*[.N6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2.pddl</text:p>
          </table:table-cell>
          <table:table-cell office:value-type="string" calcext:value-type="string">
            <text:p>SAT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table:formula="of:=[.F68]+[.H68]" office:value-type="float" office:value="0.17670003891" calcext:value-type="float">
            <text:p>0.1767000389</text:p>
          </table:table-cell>
          <table:table-cell office:value-type="float" office:value="0.13170003891" calcext:value-type="float">
            <text:p>0.1317000389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405840873718" calcext:value-type="float">
            <text:p>0.0405840874</text:p>
          </table:table-cell>
          <table:table-cell table:formula="of:=[.K68] + [.M68]" office:value-type="float" office:value="0.0855840873718" calcext:value-type="float">
            <text:p>0.0855840874</text:p>
          </table:table-cell>
          <table:table-cell table:number-columns-repeated="3"/>
          <table:table-cell table:formula="of:=IF([.C68]*[.G68]*[.N6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7.pddl</text:p>
          </table:table-cell>
          <table:table-cell office:value-type="string" calcext:value-type="string">
            <text:p>SAT</text:p>
          </table:table-cell>
          <table:table-cell office:value-type="float" office:value="6.858" calcext:value-type="float">
            <text:p>6.858</text:p>
          </table:table-cell>
          <table:table-cell table:number-columns-repeated="2"/>
          <table:table-cell office:value-type="float" office:value="1.039" calcext:value-type="float">
            <text:p>1.039</text:p>
          </table:table-cell>
          <table:table-cell table:formula="of:=[.F69]+[.H69]" office:value-type="float" office:value="1.465670074463" calcext:value-type="float">
            <text:p>1.4656700745</text:p>
          </table:table-cell>
          <table:table-cell office:value-type="float" office:value="0.426670074463" calcext:value-type="float">
            <text:p>0.4266700745</text:p>
          </table:table-cell>
          <table:table-cell table:number-columns-repeated="2"/>
          <table:table-cell office:value-type="float" office:value="1.031" calcext:value-type="float">
            <text:p>1.031</text:p>
          </table:table-cell>
          <table:table-cell office:value-type="float" office:value="1" calcext:value-type="float">
            <text:p>1</text:p>
          </table:table-cell>
          <table:table-cell office:value-type="float" office:value="0.20133805275" calcext:value-type="float">
            <text:p>0.2013380528</text:p>
          </table:table-cell>
          <table:table-cell table:formula="of:=[.K69] + [.M69]" office:value-type="float" office:value="1.23233805275" calcext:value-type="float">
            <text:p>1.2323380528</text:p>
          </table:table-cell>
          <table:table-cell table:number-columns-repeated="3"/>
          <table:table-cell table:formula="of:=IF([.C69]*[.G69]*[.N6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7.pddl</text:p>
          </table:table-cell>
          <table:table-cell office:value-type="string" calcext:value-type="string">
            <text:p>SAT</text:p>
          </table:table-cell>
          <table:table-cell office:value-type="float" office:value="30.133" calcext:value-type="float">
            <text:p>30.133</text:p>
          </table:table-cell>
          <table:table-cell table:number-columns-repeated="2"/>
          <table:table-cell office:value-type="float" office:value="4.121" calcext:value-type="float">
            <text:p>4.121</text:p>
          </table:table-cell>
          <table:table-cell table:formula="of:=[.F70]+[.H70]" office:value-type="float" office:value="5.1464509449" calcext:value-type="float">
            <text:p>5.1464509449</text:p>
          </table:table-cell>
          <table:table-cell office:value-type="float" office:value="1.0254509449" calcext:value-type="float">
            <text:p>1.0254509449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float" office:value="0.379726886749" calcext:value-type="float">
            <text:p>0.3797268867</text:p>
          </table:table-cell>
          <table:table-cell table:formula="of:=[.K70] + [.M70]" office:value-type="float" office:value="4.749726886749" calcext:value-type="float">
            <text:p>4.7497268867</text:p>
          </table:table-cell>
          <table:table-cell table:number-columns-repeated="3"/>
          <table:table-cell table:formula="of:=IF([.C70]*[.G70]*[.N7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7.085" calcext:value-type="float">
            <text:p>7.085</text:p>
          </table:table-cell>
          <table:table-cell table:number-columns-repeated="2"/>
          <table:table-cell office:value-type="float" office:value="0.731" calcext:value-type="float">
            <text:p>0.731</text:p>
          </table:table-cell>
          <table:table-cell table:formula="of:=[.F71]+[.H71]" office:value-type="float" office:value="1.153497987747" calcext:value-type="float">
            <text:p>1.1534979877</text:p>
          </table:table-cell>
          <table:table-cell office:value-type="float" office:value="0.422497987747" calcext:value-type="float">
            <text:p>0.4224979877</text:p>
          </table:table-cell>
          <table:table-cell table:number-columns-repeated="2"/>
          <table:table-cell office:value-type="float" office:value="0.718" calcext:value-type="float">
            <text:p>0.718</text:p>
          </table:table-cell>
          <table:table-cell office:value-type="float" office:value="1" calcext:value-type="float">
            <text:p>1</text:p>
          </table:table-cell>
          <table:table-cell office:value-type="float" office:value="0.223062992096" calcext:value-type="float">
            <text:p>0.2230629921</text:p>
          </table:table-cell>
          <table:table-cell table:formula="of:=[.K71] + [.M71]" office:value-type="float" office:value="0.941062992096" calcext:value-type="float">
            <text:p>0.9410629921</text:p>
          </table:table-cell>
          <table:table-cell table:number-columns-repeated="3"/>
          <table:table-cell table:formula="of:=IF([.C71]*[.G71]*[.N7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8.pddl</text:p>
          </table:table-cell>
          <table:table-cell office:value-type="string" calcext:value-type="string">
            <text:p>SAT</text:p>
          </table:table-cell>
          <table:table-cell office:value-type="float" office:value="35.24" calcext:value-type="float">
            <text:p>35.24</text:p>
          </table:table-cell>
          <table:table-cell table:number-columns-repeated="2"/>
          <table:table-cell office:value-type="float" office:value="3.957" calcext:value-type="float">
            <text:p>3.957</text:p>
          </table:table-cell>
          <table:table-cell table:formula="of:=[.F72]+[.H72]" office:value-type="float" office:value="5.11791609001" calcext:value-type="float">
            <text:p>5.11791609</text:p>
          </table:table-cell>
          <table:table-cell office:value-type="float" office:value="1.16091609001" calcext:value-type="float">
            <text:p>1.16091609</text:p>
          </table:table-cell>
          <table:table-cell table:number-columns-repeated="2"/>
          <table:table-cell office:value-type="float" office:value="3.973" calcext:value-type="float">
            <text:p>3.973</text:p>
          </table:table-cell>
          <table:table-cell office:value-type="float" office:value="1" calcext:value-type="float">
            <text:p>1</text:p>
          </table:table-cell>
          <table:table-cell office:value-type="float" office:value="0.383324146271" calcext:value-type="float">
            <text:p>0.3833241463</text:p>
          </table:table-cell>
          <table:table-cell table:formula="of:=[.K72] + [.M72]" office:value-type="float" office:value="4.356324146271" calcext:value-type="float">
            <text:p>4.3563241463</text:p>
          </table:table-cell>
          <table:table-cell table:number-columns-repeated="3"/>
          <table:table-cell table:formula="of:=IF([.C72]*[.G72]*[.N7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7.091" calcext:value-type="float">
            <text:p>7.091</text:p>
          </table:table-cell>
          <table:table-cell table:number-columns-repeated="2"/>
          <table:table-cell office:value-type="float" office:value="0.849" calcext:value-type="float">
            <text:p>0.849</text:p>
          </table:table-cell>
          <table:table-cell table:formula="of:=[.F73]+[.H73]" office:value-type="float" office:value="1.295980953217" calcext:value-type="float">
            <text:p>1.2959809532</text:p>
          </table:table-cell>
          <table:table-cell office:value-type="float" office:value="0.446980953217" calcext:value-type="float">
            <text:p>0.4469809532</text:p>
          </table:table-cell>
          <table:table-cell table:number-columns-repeated="2"/>
          <table:table-cell office:value-type="float" office:value="0.841" calcext:value-type="float">
            <text:p>0.841</text:p>
          </table:table-cell>
          <table:table-cell office:value-type="float" office:value="1" calcext:value-type="float">
            <text:p>1</text:p>
          </table:table-cell>
          <table:table-cell office:value-type="float" office:value="0.2238509655" calcext:value-type="float">
            <text:p>0.2238509655</text:p>
          </table:table-cell>
          <table:table-cell table:formula="of:=[.K73] + [.M73]" office:value-type="float" office:value="1.0648509655" calcext:value-type="float">
            <text:p>1.0648509655</text:p>
          </table:table-cell>
          <table:table-cell table:number-columns-repeated="3"/>
          <table:table-cell table:formula="of:=IF([.C73]*[.G73]*[.N7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3.119" calcext:value-type="float">
            <text:p>3.119</text:p>
          </table:table-cell>
          <table:table-cell table:number-columns-repeated="2"/>
          <table:table-cell office:value-type="float" office:value="0.591" calcext:value-type="float">
            <text:p>0.591</text:p>
          </table:table-cell>
          <table:table-cell table:formula="of:=[.F74]+[.H74]" office:value-type="float" office:value="0.838589826584" calcext:value-type="float">
            <text:p>0.8385898266</text:p>
          </table:table-cell>
          <table:table-cell office:value-type="float" office:value="0.247589826584" calcext:value-type="float">
            <text:p>0.2475898266</text:p>
          </table:table-cell>
          <table:table-cell table:number-columns-repeated="2"/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 office:value-type="float" office:value="0.14291882515" calcext:value-type="float">
            <text:p>0.1429188252</text:p>
          </table:table-cell>
          <table:table-cell table:formula="of:=[.K74] + [.M74]" office:value-type="float" office:value="0.72891882515" calcext:value-type="float">
            <text:p>0.7289188252</text:p>
          </table:table-cell>
          <table:table-cell table:number-columns-repeated="3"/>
          <table:table-cell table:formula="of:=IF([.C74]*[.G74]*[.N7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2.pddl</text:p>
          </table:table-cell>
          <table:table-cell office:value-type="string" calcext:value-type="string">
            <text:p>SAT</text:p>
          </table:table-cell>
          <table:table-cell office:value-type="float" office:value="115.266" calcext:value-type="float">
            <text:p>115.266</text:p>
          </table:table-cell>
          <table:table-cell table:number-columns-repeated="2"/>
          <table:table-cell office:value-type="float" office:value="6.636" calcext:value-type="float">
            <text:p>6.636</text:p>
          </table:table-cell>
          <table:table-cell table:formula="of:=[.F75]+[.H75]" office:value-type="float" office:value="8.27615698433" calcext:value-type="float">
            <text:p>8.2761569843</text:p>
          </table:table-cell>
          <table:table-cell office:value-type="float" office:value="1.64015698433" calcext:value-type="float">
            <text:p>1.6401569843</text:p>
          </table:table-cell>
          <table:table-cell table:number-columns-repeated="2"/>
          <table:table-cell office:value-type="float" office:value="6.745" calcext:value-type="float">
            <text:p>6.745</text:p>
          </table:table-cell>
          <table:table-cell office:value-type="float" office:value="1" calcext:value-type="float">
            <text:p>1</text:p>
          </table:table-cell>
          <table:table-cell office:value-type="float" office:value="0.505931854248" calcext:value-type="float">
            <text:p>0.5059318542</text:p>
          </table:table-cell>
          <table:table-cell table:formula="of:=[.K75] + [.M75]" office:value-type="float" office:value="7.250931854248" calcext:value-type="float">
            <text:p>7.2509318542</text:p>
          </table:table-cell>
          <table:table-cell table:number-columns-repeated="3"/>
          <table:table-cell table:formula="of:=IF([.C75]*[.G75]*[.N7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6.pddl</text:p>
          </table:table-cell>
          <table:table-cell office:value-type="string" calcext:value-type="string">
            <text:p>SAT</text:p>
          </table:table-cell>
          <table:table-cell office:value-type="float" office:value="90.22" calcext:value-type="float">
            <text:p>90.22</text:p>
          </table:table-cell>
          <table:table-cell table:number-columns-repeated="2"/>
          <table:table-cell office:value-type="float" office:value="2.312" calcext:value-type="float">
            <text:p>2.312</text:p>
          </table:table-cell>
          <table:table-cell table:formula="of:=[.F76]+[.H76]" office:value-type="float" office:value="3.215486967087" calcext:value-type="float">
            <text:p>3.2154869671</text:p>
          </table:table-cell>
          <table:table-cell office:value-type="float" office:value="0.903486967087" calcext:value-type="float">
            <text:p>0.9034869671</text:p>
          </table:table-cell>
          <table:table-cell table:number-columns-repeated="2"/>
          <table:table-cell office:value-type="float" office:value="2.052" calcext:value-type="float">
            <text:p>2.052</text:p>
          </table:table-cell>
          <table:table-cell office:value-type="float" office:value="1" calcext:value-type="float">
            <text:p>1</text:p>
          </table:table-cell>
          <table:table-cell office:value-type="float" office:value="0.336499929428" calcext:value-type="float">
            <text:p>0.3364999294</text:p>
          </table:table-cell>
          <table:table-cell table:formula="of:=[.K76] + [.M76]" office:value-type="float" office:value="2.388499929428" calcext:value-type="float">
            <text:p>2.3884999294</text:p>
          </table:table-cell>
          <table:table-cell table:number-columns-repeated="3"/>
          <table:table-cell table:formula="of:=IF([.C76]*[.G76]*[.N7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3.539" calcext:value-type="float">
            <text:p>3.539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table:formula="of:=[.F77]+[.H77]" office:value-type="float" office:value="1.100001098633" calcext:value-type="float">
            <text:p>1.1000010986</text:p>
          </table:table-cell>
          <table:table-cell office:value-type="float" office:value="0.248001098633" calcext:value-type="float">
            <text:p>0.2480010986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143000841141" calcext:value-type="float">
            <text:p>0.1430008411</text:p>
          </table:table-cell>
          <table:table-cell table:formula="of:=[.K77] + [.M77]" office:value-type="float" office:value="1.003000841141" calcext:value-type="float">
            <text:p>1.0030008411</text:p>
          </table:table-cell>
          <table:table-cell table:number-columns-repeated="3"/>
          <table:table-cell table:formula="of:=IF([.C77]*[.G77]*[.N7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8.pddl</text:p>
          </table:table-cell>
          <table:table-cell office:value-type="string" calcext:value-type="string">
            <text:p>SAT</text:p>
          </table:table-cell>
          <table:table-cell office:value-type="float" office:value="6.732" calcext:value-type="float">
            <text:p>6.732</text:p>
          </table:table-cell>
          <table:table-cell table:number-columns-repeated="2"/>
          <table:table-cell office:value-type="float" office:value="0.821" calcext:value-type="float">
            <text:p>0.821</text:p>
          </table:table-cell>
          <table:table-cell table:formula="of:=[.F78]+[.H78]" office:value-type="float" office:value="1.243657012939" calcext:value-type="float">
            <text:p>1.2436570129</text:p>
          </table:table-cell>
          <table:table-cell office:value-type="float" office:value="0.422657012939" calcext:value-type="float">
            <text:p>0.4226570129</text:p>
          </table:table-cell>
          <table:table-cell table:number-columns-repeated="2"/>
          <table:table-cell office:value-type="float" office:value="0.817" calcext:value-type="float">
            <text:p>0.817</text:p>
          </table:table-cell>
          <table:table-cell office:value-type="float" office:value="1" calcext:value-type="float">
            <text:p>1</text:p>
          </table:table-cell>
          <table:table-cell office:value-type="float" office:value="0.202752113342" calcext:value-type="float">
            <text:p>0.2027521133</text:p>
          </table:table-cell>
          <table:table-cell table:formula="of:=[.K78] + [.M78]" office:value-type="float" office:value="1.019752113342" calcext:value-type="float">
            <text:p>1.0197521133</text:p>
          </table:table-cell>
          <table:table-cell table:number-columns-repeated="3"/>
          <table:table-cell table:formula="of:=IF([.C78]*[.G78]*[.N7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4.pddl</text:p>
          </table:table-cell>
          <table:table-cell office:value-type="string" calcext:value-type="string">
            <text:p>SAT</text:p>
          </table:table-cell>
          <table:table-cell office:value-type="float" office:value="18.192" calcext:value-type="float">
            <text:p>18.192</text:p>
          </table:table-cell>
          <table:table-cell table:number-columns-repeated="2"/>
          <table:table-cell office:value-type="float" office:value="3.656" calcext:value-type="float">
            <text:p>3.656</text:p>
          </table:table-cell>
          <table:table-cell table:formula="of:=[.F79]+[.H79]" office:value-type="float" office:value="4.42565880394" calcext:value-type="float">
            <text:p>4.4256588039</text:p>
          </table:table-cell>
          <table:table-cell office:value-type="float" office:value="0.76965880394" calcext:value-type="float">
            <text:p>0.7696588039</text:p>
          </table:table-cell>
          <table:table-cell table:number-columns-repeated="2"/>
          <table:table-cell office:value-type="float" office:value="3.664" calcext:value-type="float">
            <text:p>3.664</text:p>
          </table:table-cell>
          <table:table-cell office:value-type="float" office:value="1" calcext:value-type="float">
            <text:p>1</text:p>
          </table:table-cell>
          <table:table-cell office:value-type="float" office:value="0.301606893539" calcext:value-type="float">
            <text:p>0.3016068935</text:p>
          </table:table-cell>
          <table:table-cell table:formula="of:=[.K79] + [.M79]" office:value-type="float" office:value="3.965606893539" calcext:value-type="float">
            <text:p>3.9656068935</text:p>
          </table:table-cell>
          <table:table-cell table:number-columns-repeated="3"/>
          <table:table-cell table:formula="of:=IF([.C79]*[.G79]*[.N7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3.pddl</text:p>
          </table:table-cell>
          <table:table-cell office:value-type="string" calcext:value-type="string">
            <text:p>SAT</text:p>
          </table:table-cell>
          <table:table-cell office:value-type="float" office:value="17.935" calcext:value-type="float">
            <text:p>17.935</text:p>
          </table:table-cell>
          <table:table-cell table:number-columns-repeated="2"/>
          <table:table-cell office:value-type="float" office:value="3.151" calcext:value-type="float">
            <text:p>3.151</text:p>
          </table:table-cell>
          <table:table-cell table:formula="of:=[.F80]+[.H80]" office:value-type="float" office:value="3.936191059113" calcext:value-type="float">
            <text:p>3.9361910591</text:p>
          </table:table-cell>
          <table:table-cell office:value-type="float" office:value="0.785191059113" calcext:value-type="float">
            <text:p>0.7851910591</text:p>
          </table:table-cell>
          <table:table-cell table:number-columns-repeated="2"/>
          <table:table-cell office:value-type="float" office:value="3.164" calcext:value-type="float">
            <text:p>3.164</text:p>
          </table:table-cell>
          <table:table-cell office:value-type="float" office:value="1" calcext:value-type="float">
            <text:p>1</text:p>
          </table:table-cell>
          <table:table-cell office:value-type="float" office:value="0.303864002228" calcext:value-type="float">
            <text:p>0.3038640022</text:p>
          </table:table-cell>
          <table:table-cell table:formula="of:=[.K80] + [.M80]" office:value-type="float" office:value="3.467864002228" calcext:value-type="float">
            <text:p>3.4678640022</text:p>
          </table:table-cell>
          <table:table-cell table:number-columns-repeated="3"/>
          <table:table-cell table:formula="of:=IF([.C80]*[.G80]*[.N8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5.pddl</text:p>
          </table:table-cell>
          <table:table-cell office:value-type="string" calcext:value-type="string">
            <text:p>SAT</text:p>
          </table:table-cell>
          <table:table-cell office:value-type="float" office:value="18.806" calcext:value-type="float">
            <text:p>18.806</text:p>
          </table:table-cell>
          <table:table-cell table:number-columns-repeated="2"/>
          <table:table-cell office:value-type="float" office:value="1.691" calcext:value-type="float">
            <text:p>1.691</text:p>
          </table:table-cell>
          <table:table-cell table:formula="of:=[.F81]+[.H81]" office:value-type="float" office:value="2.481441036224" calcext:value-type="float">
            <text:p>2.4814410362</text:p>
          </table:table-cell>
          <table:table-cell office:value-type="float" office:value="0.790441036224" calcext:value-type="float">
            <text:p>0.7904410362</text:p>
          </table:table-cell>
          <table:table-cell table:number-columns-repeated="2"/>
          <table:table-cell office:value-type="float" office:value="1.692" calcext:value-type="float">
            <text:p>1.692</text:p>
          </table:table-cell>
          <table:table-cell office:value-type="float" office:value="1" calcext:value-type="float">
            <text:p>1</text:p>
          </table:table-cell>
          <table:table-cell office:value-type="float" office:value="0.341865062714" calcext:value-type="float">
            <text:p>0.3418650627</text:p>
          </table:table-cell>
          <table:table-cell table:formula="of:=[.K81] + [.M81]" office:value-type="float" office:value="2.033865062714" calcext:value-type="float">
            <text:p>2.0338650627</text:p>
          </table:table-cell>
          <table:table-cell table:number-columns-repeated="3"/>
          <table:table-cell table:formula="of:=IF([.C81]*[.G81]*[.N8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1.pddl</text:p>
          </table:table-cell>
          <table:table-cell office:value-type="string" calcext:value-type="string">
            <text:p>SAT</text:p>
          </table:table-cell>
          <table:table-cell office:value-type="float" office:value="96.731" calcext:value-type="float">
            <text:p>96.731</text:p>
          </table:table-cell>
          <table:table-cell table:number-columns-repeated="2"/>
          <table:table-cell office:value-type="float" office:value="4.203" calcext:value-type="float">
            <text:p>4.203</text:p>
          </table:table-cell>
          <table:table-cell table:formula="of:=[.F82]+[.H82]" office:value-type="float" office:value="5.5154320507" calcext:value-type="float">
            <text:p>5.5154320507</text:p>
          </table:table-cell>
          <table:table-cell office:value-type="float" office:value="1.3124320507" calcext:value-type="float">
            <text:p>1.3124320507</text:p>
          </table:table-cell>
          <table:table-cell table:number-columns-repeated="2"/>
          <table:table-cell office:value-type="float" office:value="4.188" calcext:value-type="float">
            <text:p>4.188</text:p>
          </table:table-cell>
          <table:table-cell office:value-type="float" office:value="1" calcext:value-type="float">
            <text:p>1</text:p>
          </table:table-cell>
          <table:table-cell office:value-type="float" office:value="0.457958936691" calcext:value-type="float">
            <text:p>0.4579589367</text:p>
          </table:table-cell>
          <table:table-cell table:formula="of:=[.K82] + [.M82]" office:value-type="float" office:value="4.645958936691" calcext:value-type="float">
            <text:p>4.6459589367</text:p>
          </table:table-cell>
          <table:table-cell table:number-columns-repeated="3"/>
          <table:table-cell table:formula="of:=IF([.C82]*[.G82]*[.N8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8.675" calcext:value-type="float">
            <text:p>8.675</text:p>
          </table:table-cell>
          <table:table-cell table:number-columns-repeated="2"/>
          <table:table-cell office:value-type="float" office:value="0.713" calcext:value-type="float">
            <text:p>0.713</text:p>
          </table:table-cell>
          <table:table-cell table:formula="of:=[.F83]+[.H83]" office:value-type="float" office:value="1.210491836548" calcext:value-type="float">
            <text:p>1.2104918365</text:p>
          </table:table-cell>
          <table:table-cell office:value-type="float" office:value="0.497491836548" calcext:value-type="float">
            <text:p>0.4974918365</text:p>
          </table:table-cell>
          <table:table-cell table:number-columns-repeated="2"/>
          <table:table-cell office:value-type="float" office:value="0.709" calcext:value-type="float">
            <text:p>0.709</text:p>
          </table:table-cell>
          <table:table-cell office:value-type="float" office:value="1" calcext:value-type="float">
            <text:p>1</text:p>
          </table:table-cell>
          <table:table-cell office:value-type="float" office:value="0.258891820908" calcext:value-type="float">
            <text:p>0.2588918209</text:p>
          </table:table-cell>
          <table:table-cell table:formula="of:=[.K83] + [.M83]" office:value-type="float" office:value="0.967891820908" calcext:value-type="float">
            <text:p>0.9678918209</text:p>
          </table:table-cell>
          <table:table-cell table:number-columns-repeated="3"/>
          <table:table-cell table:formula="of:=IF([.C83]*[.G83]*[.N8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3.814" calcext:value-type="float">
            <text:p>3.814</text:p>
          </table:table-cell>
          <table:table-cell table:number-columns-repeated="2"/>
          <table:table-cell office:value-type="float" office:value="0.578" calcext:value-type="float">
            <text:p>0.578</text:p>
          </table:table-cell>
          <table:table-cell table:formula="of:=[.F84]+[.H84]" office:value-type="float" office:value="0.881212881088" calcext:value-type="float">
            <text:p>0.8812128811</text:p>
          </table:table-cell>
          <table:table-cell office:value-type="float" office:value="0.303212881088" calcext:value-type="float">
            <text:p>0.3032128811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7752981186" calcext:value-type="float">
            <text:p>0.1677529812</text:p>
          </table:table-cell>
          <table:table-cell table:formula="of:=[.K84] + [.M84]" office:value-type="float" office:value="0.747752981186" calcext:value-type="float">
            <text:p>0.7477529812</text:p>
          </table:table-cell>
          <table:table-cell table:number-columns-repeated="3"/>
          <table:table-cell table:formula="of:=IF([.C84]*[.G84]*[.N8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3.814" calcext:value-type="float">
            <text:p>3.814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 table:formula="of:=[.F85]+[.H85]" office:value-type="float" office:value="1.1930430336" calcext:value-type="float">
            <text:p>1.1930430336</text:p>
          </table:table-cell>
          <table:table-cell office:value-type="float" office:value="0.3010430336" calcext:value-type="float">
            <text:p>0.3010430336</text:p>
          </table:table-cell>
          <table:table-cell table:number-columns-repeated="2"/>
          <table:table-cell office:value-type="float" office:value="0.891" calcext:value-type="float">
            <text:p>0.891</text:p>
          </table:table-cell>
          <table:table-cell office:value-type="float" office:value="1" calcext:value-type="float">
            <text:p>1</text:p>
          </table:table-cell>
          <table:table-cell office:value-type="float" office:value="0.168986797333" calcext:value-type="float">
            <text:p>0.1689867973</text:p>
          </table:table-cell>
          <table:table-cell table:formula="of:=[.K85] + [.M85]" office:value-type="float" office:value="1.059986797333" calcext:value-type="float">
            <text:p>1.0599867973</text:p>
          </table:table-cell>
          <table:table-cell table:number-columns-repeated="3"/>
          <table:table-cell table:formula="of:=IF([.C85]*[.G85]*[.N8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0.pddl</text:p>
          </table:table-cell>
          <table:table-cell office:value-type="string" calcext:value-type="string">
            <text:p>SAT</text:p>
          </table:table-cell>
          <table:table-cell office:value-type="float" office:value="35.708" calcext:value-type="float">
            <text:p>35.708</text:p>
          </table:table-cell>
          <table:table-cell table:number-columns-repeated="2"/>
          <table:table-cell office:value-type="float" office:value="2.546" calcext:value-type="float">
            <text:p>2.546</text:p>
          </table:table-cell>
          <table:table-cell table:formula="of:=[.F86]+[.H86]" office:value-type="float" office:value="3.77868508911" calcext:value-type="float">
            <text:p>3.7786850891</text:p>
          </table:table-cell>
          <table:table-cell office:value-type="float" office:value="1.23268508911" calcext:value-type="float">
            <text:p>1.2326850891</text:p>
          </table:table-cell>
          <table:table-cell table:number-columns-repeated="2"/>
          <table:table-cell office:value-type="float" office:value="2.388" calcext:value-type="float">
            <text:p>2.388</text:p>
          </table:table-cell>
          <table:table-cell office:value-type="float" office:value="1" calcext:value-type="float">
            <text:p>1</text:p>
          </table:table-cell>
          <table:table-cell office:value-type="float" office:value="0.413524150848" calcext:value-type="float">
            <text:p>0.4135241508</text:p>
          </table:table-cell>
          <table:table-cell table:formula="of:=[.K86] + [.M86]" office:value-type="float" office:value="2.801524150848" calcext:value-type="float">
            <text:p>2.8015241508</text:p>
          </table:table-cell>
          <table:table-cell table:number-columns-repeated="3"/>
          <table:table-cell table:formula="of:=IF([.C86]*[.G86]*[.N8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9.pddl</text:p>
          </table:table-cell>
          <table:table-cell office:value-type="string" calcext:value-type="string">
            <text:p>SAT</text:p>
          </table:table-cell>
          <table:table-cell office:value-type="float" office:value="52.382" calcext:value-type="float">
            <text:p>52.382</text:p>
          </table:table-cell>
          <table:table-cell table:number-columns-repeated="2"/>
          <table:table-cell office:value-type="float" office:value="6.391" calcext:value-type="float">
            <text:p>6.391</text:p>
          </table:table-cell>
          <table:table-cell table:formula="of:=[.F87]+[.H87]" office:value-type="float" office:value="7.73413201904" calcext:value-type="float">
            <text:p>7.734132019</text:p>
          </table:table-cell>
          <table:table-cell office:value-type="float" office:value="1.34313201904" calcext:value-type="float">
            <text:p>1.343132019</text:p>
          </table:table-cell>
          <table:table-cell table:number-columns-repeated="2"/>
          <table:table-cell office:value-type="float" office:value="6.262" calcext:value-type="float">
            <text:p>6.262</text:p>
          </table:table-cell>
          <table:table-cell office:value-type="float" office:value="1" calcext:value-type="float">
            <text:p>1</text:p>
          </table:table-cell>
          <table:table-cell office:value-type="float" office:value="0.424434900284" calcext:value-type="float">
            <text:p>0.4244349003</text:p>
          </table:table-cell>
          <table:table-cell table:formula="of:=[.K87] + [.M87]" office:value-type="float" office:value="6.686434900284" calcext:value-type="float">
            <text:p>6.6864349003</text:p>
          </table:table-cell>
          <table:table-cell table:number-columns-repeated="3"/>
          <table:table-cell table:formula="of:=IF([.C87]*[.G87]*[.N8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2.pddl</text:p>
          </table:table-cell>
          <table:table-cell office:value-type="string" calcext:value-type="string">
            <text:p>SAT</text:p>
          </table:table-cell>
          <table:table-cell office:value-type="float" office:value="14.076" calcext:value-type="float">
            <text:p>14.076</text:p>
          </table:table-cell>
          <table:table-cell table:number-columns-repeated="2"/>
          <table:table-cell office:value-type="float" office:value="2.295" calcext:value-type="float">
            <text:p>2.295</text:p>
          </table:table-cell>
          <table:table-cell table:formula="of:=[.F88]+[.H88]" office:value-type="float" office:value="2.982429904938" calcext:value-type="float">
            <text:p>2.9824299049</text:p>
          </table:table-cell>
          <table:table-cell office:value-type="float" office:value="0.687429904938" calcext:value-type="float">
            <text:p>0.6874299049</text:p>
          </table:table-cell>
          <table:table-cell table:number-columns-repeated="2"/>
          <table:table-cell office:value-type="float" office:value="2.281" calcext:value-type="float">
            <text:p>2.281</text:p>
          </table:table-cell>
          <table:table-cell office:value-type="float" office:value="1" calcext:value-type="float">
            <text:p>1</text:p>
          </table:table-cell>
          <table:table-cell office:value-type="float" office:value="0.266965150833" calcext:value-type="float">
            <text:p>0.2669651508</text:p>
          </table:table-cell>
          <table:table-cell table:formula="of:=[.K88] + [.M88]" office:value-type="float" office:value="2.547965150833" calcext:value-type="float">
            <text:p>2.5479651508</text:p>
          </table:table-cell>
          <table:table-cell table:number-columns-repeated="3"/>
          <table:table-cell table:formula="of:=IF([.C88]*[.G88]*[.N8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9]+[.H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89] + [.M89]" office:value-type="float" office:value="0" calcext:value-type="float">
            <text:p>0</text:p>
          </table:table-cell>
          <table:table-cell table:number-columns-repeated="3"/>
          <table:table-cell table:formula="of:=IF([.C89]*[.G89]*[.N8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6.pddl</text:p>
          </table:table-cell>
          <table:table-cell office:value-type="string" calcext:value-type="string">
            <text:p>SAT</text:p>
          </table:table-cell>
          <table:table-cell office:value-type="float" office:value="43.216" calcext:value-type="float">
            <text:p>43.216</text:p>
          </table:table-cell>
          <table:table-cell table:number-columns-repeated="2"/>
          <table:table-cell office:value-type="float" office:value="6.527" calcext:value-type="float">
            <text:p>6.527</text:p>
          </table:table-cell>
          <table:table-cell table:formula="of:=[.F90]+[.H90]" office:value-type="float" office:value="9.62166195107" calcext:value-type="float">
            <text:p>9.6216619511</text:p>
          </table:table-cell>
          <table:table-cell office:value-type="float" office:value="3.09466195107" calcext:value-type="float">
            <text:p>3.0946619511</text:p>
          </table:table-cell>
          <table:table-cell table:number-columns-repeated="2"/>
          <table:table-cell office:value-type="float" office:value="6.648" calcext:value-type="float">
            <text:p>6.648</text:p>
          </table:table-cell>
          <table:table-cell office:value-type="float" office:value="1" calcext:value-type="float">
            <text:p>1</text:p>
          </table:table-cell>
          <table:table-cell office:value-type="float" office:value="1.17073512077" calcext:value-type="float">
            <text:p>1.1707351208</text:p>
          </table:table-cell>
          <table:table-cell table:formula="of:=[.K90] + [.M90]" office:value-type="float" office:value="7.81873512077" calcext:value-type="float">
            <text:p>7.8187351208</text:p>
          </table:table-cell>
          <table:table-cell table:number-columns-repeated="3"/>
          <table:table-cell table:formula="of:=IF([.C90]*[.G90]*[.N9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6.pddl</text:p>
          </table:table-cell>
          <table:table-cell office:value-type="string" calcext:value-type="string">
            <text:p>SAT</text:p>
          </table:table-cell>
          <table:table-cell office:value-type="float" office:value="12.228" calcext:value-type="float">
            <text:p>12.228</text:p>
          </table:table-cell>
          <table:table-cell table:number-columns-repeated="2"/>
          <table:table-cell office:value-type="float" office:value="0.883" calcext:value-type="float">
            <text:p>0.883</text:p>
          </table:table-cell>
          <table:table-cell table:formula="of:=[.F91]+[.H91]" office:value-type="float" office:value="4.76057205963" calcext:value-type="float">
            <text:p>4.7605720596</text:p>
          </table:table-cell>
          <table:table-cell office:value-type="float" office:value="3.87757205963" calcext:value-type="float">
            <text:p>3.8775720596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5623717308" calcext:value-type="float">
            <text:p>0.8562371731</text:p>
          </table:table-cell>
          <table:table-cell table:formula="of:=[.K91] + [.M91]" office:value-type="float" office:value="1.73623717308" calcext:value-type="float">
            <text:p>1.7362371731</text:p>
          </table:table-cell>
          <table:table-cell table:number-columns-repeated="3"/>
          <table:table-cell table:formula="of:=IF([.C91]*[.G91]*[.N9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26.812" calcext:value-type="float">
            <text:p>26.8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2]+[.H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92] + [.M92]" office:value-type="float" office:value="0" calcext:value-type="float">
            <text:p>0</text:p>
          </table:table-cell>
          <table:table-cell table:number-columns-repeated="3"/>
          <table:table-cell table:formula="of:=IF([.C92]*[.G92]*[.N9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8.183" calcext:value-type="float">
            <text:p>8.183</text:p>
          </table:table-cell>
          <table:table-cell table:number-columns-repeated="2"/>
          <table:table-cell office:value-type="float" office:value="1.195" calcext:value-type="float">
            <text:p>1.195</text:p>
          </table:table-cell>
          <table:table-cell table:formula="of:=[.F93]+[.H93]" office:value-type="float" office:value="2.31011588097" calcext:value-type="float">
            <text:p>2.310115881</text:p>
          </table:table-cell>
          <table:table-cell office:value-type="float" office:value="1.11511588097" calcext:value-type="float">
            <text:p>1.115115881</text:p>
          </table:table-cell>
          <table:table-cell table:number-columns-repeated="2"/>
          <table:table-cell office:value-type="float" office:value="1.041" calcext:value-type="float">
            <text:p>1.041</text:p>
          </table:table-cell>
          <table:table-cell office:value-type="float" office:value="1" calcext:value-type="float">
            <text:p>1</text:p>
          </table:table-cell>
          <table:table-cell office:value-type="float" office:value="0.536206960678" calcext:value-type="float">
            <text:p>0.5362069607</text:p>
          </table:table-cell>
          <table:table-cell table:formula="of:=[.K93] + [.M93]" office:value-type="float" office:value="1.577206960678" calcext:value-type="float">
            <text:p>1.5772069607</text:p>
          </table:table-cell>
          <table:table-cell table:number-columns-repeated="3"/>
          <table:table-cell table:formula="of:=IF([.C93]*[.G93]*[.N9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7.pddl</text:p>
          </table:table-cell>
          <table:table-cell office:value-type="string" calcext:value-type="string">
            <text:p>SAT</text:p>
          </table:table-cell>
          <table:table-cell office:value-type="float" office:value="49.014" calcext:value-type="float">
            <text:p>49.014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table:formula="of:=[.F94]+[.H94]" office:value-type="float" office:value="17.3910439491" calcext:value-type="float">
            <text:p>17.3910439491</text:p>
          </table:table-cell>
          <table:table-cell office:value-type="float" office:value="15.4660439491" calcext:value-type="float">
            <text:p>15.4660439491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1.88160181046" calcext:value-type="float">
            <text:p>1.8816018105</text:p>
          </table:table-cell>
          <table:table-cell table:formula="of:=[.K94] + [.M94]" office:value-type="float" office:value="3.77160181046" calcext:value-type="float">
            <text:p>3.7716018105</text:p>
          </table:table-cell>
          <table:table-cell table:number-columns-repeated="3"/>
          <table:table-cell table:formula="of:=IF([.C94]*[.G94]*[.N9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9.pddl</text:p>
          </table:table-cell>
          <table:table-cell office:value-type="string" calcext:value-type="string">
            <text:p>SAT</text:p>
          </table:table-cell>
          <table:table-cell office:value-type="float" office:value="27.805" calcext:value-type="float">
            <text:p>27.805</text:p>
          </table:table-cell>
          <table:table-cell table:number-columns-repeated="2"/>
          <table:table-cell office:value-type="float" office:value="1.596" calcext:value-type="float">
            <text:p>1.596</text:p>
          </table:table-cell>
          <table:table-cell table:formula="of:=[.F95]+[.H95]" office:value-type="float" office:value="15.1405070267" calcext:value-type="float">
            <text:p>15.1405070267</text:p>
          </table:table-cell>
          <table:table-cell office:value-type="float" office:value="13.5445070267" calcext:value-type="float">
            <text:p>13.5445070267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float" office:value="1.41001605988" calcext:value-type="float">
            <text:p>1.4100160599</text:p>
          </table:table-cell>
          <table:table-cell table:formula="of:=[.K95] + [.M95]" office:value-type="float" office:value="2.99001605988" calcext:value-type="float">
            <text:p>2.9900160599</text:p>
          </table:table-cell>
          <table:table-cell table:number-columns-repeated="3"/>
          <table:table-cell table:formula="of:=IF([.C95]*[.G95]*[.N9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1.669" calcext:value-type="float">
            <text:p>1.669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formula="of:=[.F96]+[.H96]" office:value-type="float" office:value="0.634655992508" calcext:value-type="float">
            <text:p>0.6346559925</text:p>
          </table:table-cell>
          <table:table-cell office:value-type="float" office:value="0.367655992508" calcext:value-type="float">
            <text:p>0.3676559925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269103050232" calcext:value-type="float">
            <text:p>0.2691030502</text:p>
          </table:table-cell>
          <table:table-cell table:formula="of:=[.K96] + [.M96]" office:value-type="float" office:value="0.529103050232" calcext:value-type="float">
            <text:p>0.5291030502</text:p>
          </table:table-cell>
          <table:table-cell table:number-columns-repeated="3"/>
          <table:table-cell table:formula="of:=IF([.C96]*[.G96]*[.N9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2.pddl</text:p>
          </table:table-cell>
          <table:table-cell office:value-type="string" calcext:value-type="string">
            <text:p>SAT</text:p>
          </table:table-cell>
          <table:table-cell office:value-type="float" office:value="147.247" calcext:value-type="float">
            <text:p>147.2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7]+[.H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97] + [.M97]" office:value-type="float" office:value="0" calcext:value-type="float">
            <text:p>0</text:p>
          </table:table-cell>
          <table:table-cell table:number-columns-repeated="3"/>
          <table:table-cell table:formula="of:=IF([.C97]*[.G97]*[.N9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5.015" calcext:value-type="float">
            <text:p>5.015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formula="of:=[.F98]+[.H98]" office:value-type="float" office:value="2.10460981369" calcext:value-type="float">
            <text:p>2.1046098137</text:p>
          </table:table-cell>
          <table:table-cell office:value-type="float" office:value="1.51460981369" calcext:value-type="float">
            <text:p>1.5146098137</text:p>
          </table:table-cell>
          <table:table-cell table:number-columns-repeated="2"/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 office:value-type="float" office:value="0.5112388134" calcext:value-type="float">
            <text:p>0.5112388134</text:p>
          </table:table-cell>
          <table:table-cell table:formula="of:=[.K98] + [.M98]" office:value-type="float" office:value="1.0942388134" calcext:value-type="float">
            <text:p>1.0942388134</text:p>
          </table:table-cell>
          <table:table-cell table:number-columns-repeated="3"/>
          <table:table-cell table:formula="of:=IF([.C98]*[.G98]*[.N9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3.pddl</text:p>
          </table:table-cell>
          <table:table-cell office:value-type="string" calcext:value-type="string">
            <text:p>SAT</text:p>
          </table:table-cell>
          <table:table-cell office:value-type="float" office:value="1.105" calcext:value-type="float">
            <text:p>1.105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formula="of:=[.F99]+[.H99]" office:value-type="float" office:value="0.546020023346" calcext:value-type="float">
            <text:p>0.5460200233</text:p>
          </table:table-cell>
          <table:table-cell office:value-type="float" office:value="0.329020023346" calcext:value-type="float">
            <text:p>0.3290200233</text:p>
          </table:table-cell>
          <table:table-cell table:number-columns-repeated="2"/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office:value-type="float" office:value="0.223213911057" calcext:value-type="float">
            <text:p>0.2232139111</text:p>
          </table:table-cell>
          <table:table-cell table:formula="of:=[.K99] + [.M99]" office:value-type="float" office:value="0.438213911057" calcext:value-type="float">
            <text:p>0.4382139111</text:p>
          </table:table-cell>
          <table:table-cell table:number-columns-repeated="3"/>
          <table:table-cell table:formula="of:=IF([.C99]*[.G99]*[.N9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0]+[.H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0] + [.M100]" office:value-type="float" office:value="0" calcext:value-type="float">
            <text:p>0</text:p>
          </table:table-cell>
          <table:table-cell table:number-columns-repeated="3"/>
          <table:table-cell table:formula="of:=IF([.C100]*[.G100]*[.N10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46.091" calcext:value-type="float">
            <text:p>46.0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1]+[.H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1] + [.M101]" office:value-type="float" office:value="0" calcext:value-type="float">
            <text:p>0</text:p>
          </table:table-cell>
          <table:table-cell table:number-columns-repeated="3"/>
          <table:table-cell table:formula="of:=IF([.C101]*[.G101]*[.N10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7.05" calcext:value-type="float">
            <text:p>7.05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table:formula="of:=[.F102]+[.H102]" office:value-type="float" office:value="2.2242591095" calcext:value-type="float">
            <text:p>2.2242591095</text:p>
          </table:table-cell>
          <table:table-cell office:value-type="float" office:value="1.3792591095" calcext:value-type="float">
            <text:p>1.3792591095</text:p>
          </table:table-cell>
          <table:table-cell table:number-columns-repeated="2"/>
          <table:table-cell office:value-type="float" office:value="0.823" calcext:value-type="float">
            <text:p>0.823</text:p>
          </table:table-cell>
          <table:table-cell office:value-type="float" office:value="1" calcext:value-type="float">
            <text:p>1</text:p>
          </table:table-cell>
          <table:table-cell office:value-type="float" office:value="0.640036821365" calcext:value-type="float">
            <text:p>0.6400368214</text:p>
          </table:table-cell>
          <table:table-cell table:formula="of:=[.K102] + [.M102]" office:value-type="float" office:value="1.463036821365" calcext:value-type="float">
            <text:p>1.4630368214</text:p>
          </table:table-cell>
          <table:table-cell table:number-columns-repeated="3"/>
          <table:table-cell table:formula="of:=IF([.C102]*[.G102]*[.N10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3]+[.H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3] + [.M103]" office:value-type="float" office:value="0" calcext:value-type="float">
            <text:p>0</text:p>
          </table:table-cell>
          <table:table-cell table:number-columns-repeated="3"/>
          <table:table-cell table:formula="of:=IF([.C103]*[.G103]*[.N10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8.pddl</text:p>
          </table:table-cell>
          <table:table-cell office:value-type="string" calcext:value-type="string">
            <text:p>SAT</text:p>
          </table:table-cell>
          <table:table-cell office:value-type="float" office:value="9.768" calcext:value-type="float">
            <text:p>9.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4]+[.H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4] + [.M104]" office:value-type="float" office:value="0" calcext:value-type="float">
            <text:p>0</text:p>
          </table:table-cell>
          <table:table-cell table:number-columns-repeated="3"/>
          <table:table-cell table:formula="of:=IF([.C104]*[.G104]*[.N10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3.411" calcext:value-type="float">
            <text:p>3.411</text:p>
          </table:table-cell>
          <table:table-cell table:number-columns-repeated="2"/>
          <table:table-cell office:value-type="float" office:value="0.603" calcext:value-type="float">
            <text:p>0.603</text:p>
          </table:table-cell>
          <table:table-cell table:formula="of:=[.F105]+[.H105]" office:value-type="float" office:value="1.242563798904" calcext:value-type="float">
            <text:p>1.2425637989</text:p>
          </table:table-cell>
          <table:table-cell office:value-type="float" office:value="0.639563798904" calcext:value-type="float">
            <text:p>0.639563798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6776804924" calcext:value-type="float">
            <text:p>0.3677680492</text:p>
          </table:table-cell>
          <table:table-cell table:formula="of:=[.K105] + [.M105]" office:value-type="float" office:value="0.96776804924" calcext:value-type="float">
            <text:p>0.9677680492</text:p>
          </table:table-cell>
          <table:table-cell table:number-columns-repeated="3"/>
          <table:table-cell table:formula="of:=IF([.C105]*[.G105]*[.N10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28.889" calcext:value-type="float">
            <text:p>28.889</text:p>
          </table:table-cell>
          <table:table-cell table:number-columns-repeated="2"/>
          <table:table-cell office:value-type="float" office:value="1.587" calcext:value-type="float">
            <text:p>1.587</text:p>
          </table:table-cell>
          <table:table-cell table:formula="of:=[.F106]+[.H106]" office:value-type="float" office:value="5.4931858654" calcext:value-type="float">
            <text:p>5.4931858654</text:p>
          </table:table-cell>
          <table:table-cell office:value-type="float" office:value="3.9061858654" calcext:value-type="float">
            <text:p>3.9061858654</text:p>
          </table:table-cell>
          <table:table-cell table:number-columns-repeated="2"/>
          <table:table-cell office:value-type="float" office:value="1.566" calcext:value-type="float">
            <text:p>1.566</text:p>
          </table:table-cell>
          <table:table-cell office:value-type="float" office:value="1" calcext:value-type="float">
            <text:p>1</text:p>
          </table:table-cell>
          <table:table-cell office:value-type="float" office:value="1.42266798019" calcext:value-type="float">
            <text:p>1.4226679802</text:p>
          </table:table-cell>
          <table:table-cell table:formula="of:=[.K106] + [.M106]" office:value-type="float" office:value="2.98866798019" calcext:value-type="float">
            <text:p>2.9886679802</text:p>
          </table:table-cell>
          <table:table-cell table:number-columns-repeated="3"/>
          <table:table-cell table:formula="of:=IF([.C106]*[.G106]*[.N10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1.483" calcext:value-type="float">
            <text:p>1.4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7]+[.H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7] + [.M107]" office:value-type="float" office:value="0" calcext:value-type="float">
            <text:p>0</text:p>
          </table:table-cell>
          <table:table-cell table:number-columns-repeated="3"/>
          <table:table-cell table:formula="of:=IF([.C107]*[.G107]*[.N10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8]+[.H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8] + [.M108]" office:value-type="float" office:value="0" calcext:value-type="float">
            <text:p>0</text:p>
          </table:table-cell>
          <table:table-cell table:number-columns-repeated="3"/>
          <table:table-cell table:formula="of:=IF([.C108]*[.G108]*[.N10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9]+[.H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09] + [.M109]" office:value-type="float" office:value="0" calcext:value-type="float">
            <text:p>0</text:p>
          </table:table-cell>
          <table:table-cell table:number-columns-repeated="3"/>
          <table:table-cell table:formula="of:=IF([.C109]*[.G109]*[.N10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2.pddl</text:p>
          </table:table-cell>
          <table:table-cell office:value-type="string" calcext:value-type="string">
            <text:p>SAT</text:p>
          </table:table-cell>
          <table:table-cell office:value-type="float" office:value="12.236" calcext:value-type="float">
            <text:p>12.2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0]+[.H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0] + [.M110]" office:value-type="float" office:value="0" calcext:value-type="float">
            <text:p>0</text:p>
          </table:table-cell>
          <table:table-cell table:number-columns-repeated="3"/>
          <table:table-cell table:formula="of:=IF([.C110]*[.G110]*[.N11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SAT</text:p>
          </table:table-cell>
          <table:table-cell office:value-type="float" office:value="102.396" calcext:value-type="float">
            <text:p>102.3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1]+[.H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1] + [.M111]" office:value-type="float" office:value="0" calcext:value-type="float">
            <text:p>0</text:p>
          </table:table-cell>
          <table:table-cell table:number-columns-repeated="3"/>
          <table:table-cell table:formula="of:=IF([.C111]*[.G111]*[.N11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694" calcext:value-type="float">
            <text:p>0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2]+[.H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2] + [.M112]" office:value-type="float" office:value="0" calcext:value-type="float">
            <text:p>0</text:p>
          </table:table-cell>
          <table:table-cell table:number-columns-repeated="3"/>
          <table:table-cell table:formula="of:=IF([.C112]*[.G112]*[.N11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10.535" calcext:value-type="float">
            <text:p>10.5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3]+[.H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3] + [.M113]" office:value-type="float" office:value="0" calcext:value-type="float">
            <text:p>0</text:p>
          </table:table-cell>
          <table:table-cell table:number-columns-repeated="3"/>
          <table:table-cell table:formula="of:=IF([.C113]*[.G113]*[.N11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4]+[.H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4] + [.M114]" office:value-type="float" office:value="0" calcext:value-type="float">
            <text:p>0</text:p>
          </table:table-cell>
          <table:table-cell table:number-columns-repeated="3"/>
          <table:table-cell table:formula="of:=IF([.C114]*[.G114]*[.N11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1.559" calcext:value-type="float">
            <text:p>11.5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15]+[.H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15] + [.M115]" office:value-type="float" office:value="0" calcext:value-type="float">
            <text:p>0</text:p>
          </table:table-cell>
          <table:table-cell table:number-columns-repeated="3"/>
          <table:table-cell table:formula="of:=IF([.C115]*[.G115]*[.N11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2.67" calcext:value-type="float">
            <text:p>2.67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table:formula="of:=[.F116]+[.H116]" office:value-type="float" office:value="0.554087905884" calcext:value-type="float">
            <text:p>0.5540879059</text:p>
          </table:table-cell>
          <table:table-cell office:value-type="float" office:value="0.149087905884" calcext:value-type="float">
            <text:p>0.1490879059</text:p>
          </table:table-cell>
          <table:table-cell table:number-columns-repeated="2"/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 office:value-type="float" office:value="0.0753769874573" calcext:value-type="float">
            <text:p>0.0753769875</text:p>
          </table:table-cell>
          <table:table-cell table:formula="of:=[.K116] + [.M116]" office:value-type="float" office:value="0.4793769874573" calcext:value-type="float">
            <text:p>0.4793769875</text:p>
          </table:table-cell>
          <table:table-cell table:number-columns-repeated="3"/>
          <table:table-cell table:formula="of:=IF([.C116]*[.G116]*[.N11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8.pddl</text:p>
          </table:table-cell>
          <table:table-cell office:value-type="string" calcext:value-type="string">
            <text:p>SAT</text:p>
          </table:table-cell>
          <table:table-cell office:value-type="float" office:value="9.241" calcext:value-type="float">
            <text:p>9.241</text:p>
          </table:table-cell>
          <table:table-cell table:number-columns-repeated="2"/>
          <table:table-cell office:value-type="float" office:value="1.138" calcext:value-type="float">
            <text:p>1.138</text:p>
          </table:table-cell>
          <table:table-cell table:formula="of:=[.F117]+[.H117]" office:value-type="float" office:value="1.41138385582" calcext:value-type="float">
            <text:p>1.4113838558</text:p>
          </table:table-cell>
          <table:table-cell office:value-type="float" office:value="0.27338385582" calcext:value-type="float">
            <text:p>0.2733838558</text:p>
          </table:table-cell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1" calcext:value-type="float">
            <text:p>1</text:p>
          </table:table-cell>
          <table:table-cell office:value-type="float" office:value="0.148043870926" calcext:value-type="float">
            <text:p>0.1480438709</text:p>
          </table:table-cell>
          <table:table-cell table:formula="of:=[.K117] + [.M117]" office:value-type="float" office:value="1.542043870926" calcext:value-type="float">
            <text:p>1.5420438709</text:p>
          </table:table-cell>
          <table:table-cell table:number-columns-repeated="3"/>
          <table:table-cell table:formula="of:=IF([.C117]*[.G117]*[.N11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table:formula="of:=[.F118]+[.H118]" office:value-type="float" office:value="0.464607872009" calcext:value-type="float">
            <text:p>0.464607872</text:p>
          </table:table-cell>
          <table:table-cell office:value-type="float" office:value="0.100607872009" calcext:value-type="float">
            <text:p>0.100607872</text:p>
          </table:table-cell>
          <table:table-cell table:number-columns-repeated="2"/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office:value-type="float" office:value="0.060830116272" calcext:value-type="float">
            <text:p>0.0608301163</text:p>
          </table:table-cell>
          <table:table-cell table:formula="of:=[.K118] + [.M118]" office:value-type="float" office:value="0.426830116272" calcext:value-type="float">
            <text:p>0.4268301163</text:p>
          </table:table-cell>
          <table:table-cell table:number-columns-repeated="3"/>
          <table:table-cell table:formula="of:=IF([.C118]*[.G118]*[.N11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7.pddl</text:p>
          </table:table-cell>
          <table:table-cell office:value-type="string" calcext:value-type="string">
            <text:p>SAT</text:p>
          </table:table-cell>
          <table:table-cell office:value-type="float" office:value="9.14" calcext:value-type="float">
            <text:p>9.14</text:p>
          </table:table-cell>
          <table:table-cell table:number-columns-repeated="2"/>
          <table:table-cell office:value-type="float" office:value="1.107" calcext:value-type="float">
            <text:p>1.107</text:p>
          </table:table-cell>
          <table:table-cell table:formula="of:=[.F119]+[.H119]" office:value-type="float" office:value="1.41618097496" calcext:value-type="float">
            <text:p>1.416180975</text:p>
          </table:table-cell>
          <table:table-cell office:value-type="float" office:value="0.30918097496" calcext:value-type="float">
            <text:p>0.309180975</text:p>
          </table:table-cell>
          <table:table-cell table:number-columns-repeated="2"/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 office:value-type="float" office:value="0.131099939346" calcext:value-type="float">
            <text:p>0.1310999393</text:p>
          </table:table-cell>
          <table:table-cell table:formula="of:=[.K119] + [.M119]" office:value-type="float" office:value="1.239099939346" calcext:value-type="float">
            <text:p>1.2390999393</text:p>
          </table:table-cell>
          <table:table-cell table:number-columns-repeated="3"/>
          <table:table-cell table:formula="of:=IF([.C119]*[.G119]*[.N11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1.401" calcext:value-type="float">
            <text:p>1.401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table:formula="of:=[.F120]+[.H120]" office:value-type="float" office:value="0.443803014755" calcext:value-type="float">
            <text:p>0.4438030148</text:p>
          </table:table-cell>
          <table:table-cell office:value-type="float" office:value="0.128803014755" calcext:value-type="float">
            <text:p>0.1288030148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0.0753178596497" calcext:value-type="float">
            <text:p>0.0753178596</text:p>
          </table:table-cell>
          <table:table-cell table:formula="of:=[.K120] + [.M120]" office:value-type="float" office:value="0.3893178596497" calcext:value-type="float">
            <text:p>0.3893178596</text:p>
          </table:table-cell>
          <table:table-cell table:number-columns-repeated="3"/>
          <table:table-cell table:formula="of:=IF([.C120]*[.G120]*[.N12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5.pddl</text:p>
          </table:table-cell>
          <table:table-cell office:value-type="string" calcext:value-type="string">
            <text:p>SAT</text:p>
          </table:table-cell>
          <table:table-cell office:value-type="float" office:value="5.089" calcext:value-type="float">
            <text:p>5.089</text:p>
          </table:table-cell>
          <table:table-cell table:number-columns-repeated="2"/>
          <table:table-cell office:value-type="float" office:value="0.567" calcext:value-type="float">
            <text:p>0.567</text:p>
          </table:table-cell>
          <table:table-cell table:formula="of:=[.F121]+[.H121]" office:value-type="float" office:value="0.801267950058" calcext:value-type="float">
            <text:p>0.8012679501</text:p>
          </table:table-cell>
          <table:table-cell office:value-type="float" office:value="0.234267950058" calcext:value-type="float">
            <text:p>0.2342679501</text:p>
          </table:table-cell>
          <table:table-cell table:number-columns-repeated="2"/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 office:value-type="float" office:value="0.112488985062" calcext:value-type="float">
            <text:p>0.1124889851</text:p>
          </table:table-cell>
          <table:table-cell table:formula="of:=[.K121] + [.M121]" office:value-type="float" office:value="0.675488985062" calcext:value-type="float">
            <text:p>0.6754889851</text:p>
          </table:table-cell>
          <table:table-cell table:number-columns-repeated="3"/>
          <table:table-cell table:formula="of:=IF([.C121]*[.G121]*[.N12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6.pddl</text:p>
          </table:table-cell>
          <table:table-cell office:value-type="string" calcext:value-type="string">
            <text:p>SAT</text:p>
          </table:table-cell>
          <table:table-cell office:value-type="float" office:value="9.486" calcext:value-type="float">
            <text:p>9.486</text:p>
          </table:table-cell>
          <table:table-cell table:number-columns-repeated="2"/>
          <table:table-cell office:value-type="float" office:value="1.121" calcext:value-type="float">
            <text:p>1.121</text:p>
          </table:table-cell>
          <table:table-cell table:formula="of:=[.F122]+[.H122]" office:value-type="float" office:value="1.389541812897" calcext:value-type="float">
            <text:p>1.3895418129</text:p>
          </table:table-cell>
          <table:table-cell office:value-type="float" office:value="0.268541812897" calcext:value-type="float">
            <text:p>0.2685418129</text:p>
          </table:table-cell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1" calcext:value-type="float">
            <text:p>1</text:p>
          </table:table-cell>
          <table:table-cell office:value-type="float" office:value="0.131302833557" calcext:value-type="float">
            <text:p>0.1313028336</text:p>
          </table:table-cell>
          <table:table-cell table:formula="of:=[.K122] + [.M122]" office:value-type="float" office:value="1.265302833557" calcext:value-type="float">
            <text:p>1.2653028336</text:p>
          </table:table-cell>
          <table:table-cell table:number-columns-repeated="3"/>
          <table:table-cell table:formula="of:=IF([.C122]*[.G122]*[.N12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2.982" calcext:value-type="float">
            <text:p>2.982</text:p>
          </table:table-cell>
          <table:table-cell table:number-columns-repeated="2"/>
          <table:table-cell office:value-type="float" office:value="0.352" calcext:value-type="float">
            <text:p>0.352</text:p>
          </table:table-cell>
          <table:table-cell table:formula="of:=[.F123]+[.H123]" office:value-type="float" office:value="0.482259990692" calcext:value-type="float">
            <text:p>0.4822599907</text:p>
          </table:table-cell>
          <table:table-cell office:value-type="float" office:value="0.130259990692" calcext:value-type="float">
            <text:p>0.1302599907</text:p>
          </table:table-cell>
          <table:table-cell table:number-columns-repeated="2"/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office:value-type="float" office:value="0.0758008956909" calcext:value-type="float">
            <text:p>0.0758008957</text:p>
          </table:table-cell>
          <table:table-cell table:formula="of:=[.K123] + [.M123]" office:value-type="float" office:value="0.4328008956909" calcext:value-type="float">
            <text:p>0.4328008957</text:p>
          </table:table-cell>
          <table:table-cell table:number-columns-repeated="3"/>
          <table:table-cell table:formula="of:=IF([.C123]*[.G123]*[.N12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7.pddl</text:p>
          </table:table-cell>
          <table:table-cell office:value-type="string" calcext:value-type="string">
            <text:p>SAT</text:p>
          </table:table-cell>
          <table:table-cell office:value-type="float" office:value="3.675" calcext:value-type="float">
            <text:p>3.675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table:formula="of:=[.F124]+[.H124]" office:value-type="float" office:value="0.531950153351" calcext:value-type="float">
            <text:p>0.5319501534</text:p>
          </table:table-cell>
          <table:table-cell office:value-type="float" office:value="0.167950153351" calcext:value-type="float">
            <text:p>0.1679501534</text:p>
          </table:table-cell>
          <table:table-cell table:number-columns-repeated="2"/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office:value-type="float" office:value="0.0910878181458" calcext:value-type="float">
            <text:p>0.0910878181</text:p>
          </table:table-cell>
          <table:table-cell table:formula="of:=[.K124] + [.M124]" office:value-type="float" office:value="0.4520878181458" calcext:value-type="float">
            <text:p>0.4520878181</text:p>
          </table:table-cell>
          <table:table-cell table:number-columns-repeated="3"/>
          <table:table-cell table:formula="of:=IF([.C124]*[.G124]*[.N12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4.pddl</text:p>
          </table:table-cell>
          <table:table-cell office:value-type="string" calcext:value-type="string">
            <text:p>SAT</text:p>
          </table:table-cell>
          <table:table-cell office:value-type="float" office:value="7.591" calcext:value-type="float">
            <text:p>7.59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table:formula="of:=[.F125]+[.H125]" office:value-type="float" office:value="1.416359802246" calcext:value-type="float">
            <text:p>1.4163598022</text:p>
          </table:table-cell>
          <table:table-cell office:value-type="float" office:value="0.220359802246" calcext:value-type="float">
            <text:p>0.2203598022</text:p>
          </table:table-cell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0.112074136734" calcext:value-type="float">
            <text:p>0.1120741367</text:p>
          </table:table-cell>
          <table:table-cell table:formula="of:=[.K125] + [.M125]" office:value-type="float" office:value="1.167074136734" calcext:value-type="float">
            <text:p>1.1670741367</text:p>
          </table:table-cell>
          <table:table-cell table:number-columns-repeated="3"/>
          <table:table-cell table:formula="of:=IF([.C125]*[.G125]*[.N12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1.pddl</text:p>
          </table:table-cell>
          <table:table-cell office:value-type="string" calcext:value-type="string">
            <text:p>SAT</text:p>
          </table:table-cell>
          <table:table-cell office:value-type="float" office:value="7.495" calcext:value-type="float">
            <text:p>7.495</text:p>
          </table:table-cell>
          <table:table-cell table:number-columns-repeated="2"/>
          <table:table-cell office:value-type="float" office:value="1.023" calcext:value-type="float">
            <text:p>1.023</text:p>
          </table:table-cell>
          <table:table-cell table:formula="of:=[.F126]+[.H126]" office:value-type="float" office:value="1.248273132324" calcext:value-type="float">
            <text:p>1.2482731323</text:p>
          </table:table-cell>
          <table:table-cell office:value-type="float" office:value="0.225273132324" calcext:value-type="float">
            <text:p>0.2252731323</text:p>
          </table:table-cell>
          <table:table-cell table:number-columns-repeated="2"/>
          <table:table-cell office:value-type="float" office:value="1.032" calcext:value-type="float">
            <text:p>1.032</text:p>
          </table:table-cell>
          <table:table-cell office:value-type="float" office:value="1" calcext:value-type="float">
            <text:p>1</text:p>
          </table:table-cell>
          <table:table-cell office:value-type="float" office:value="0.111053943634" calcext:value-type="float">
            <text:p>0.1110539436</text:p>
          </table:table-cell>
          <table:table-cell table:formula="of:=[.K126] + [.M126]" office:value-type="float" office:value="1.143053943634" calcext:value-type="float">
            <text:p>1.1430539436</text:p>
          </table:table-cell>
          <table:table-cell table:number-columns-repeated="3"/>
          <table:table-cell table:formula="of:=IF([.C126]*[.G126]*[.N126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3.pddl</text:p>
          </table:table-cell>
          <table:table-cell office:value-type="string" calcext:value-type="string">
            <text:p>SAT</text:p>
          </table:table-cell>
          <table:table-cell office:value-type="float" office:value="7.185" calcext:value-type="float">
            <text:p>7.185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 table:formula="of:=[.F127]+[.H127]" office:value-type="float" office:value="1.135563930511" calcext:value-type="float">
            <text:p>1.1355639305</text:p>
          </table:table-cell>
          <table:table-cell office:value-type="float" office:value="0.226563930511" calcext:value-type="float">
            <text:p>0.2265639305</text:p>
          </table:table-cell>
          <table:table-cell table:number-columns-repeated="2"/>
          <table:table-cell office:value-type="float" office:value="0.913" calcext:value-type="float">
            <text:p>0.913</text:p>
          </table:table-cell>
          <table:table-cell office:value-type="float" office:value="1" calcext:value-type="float">
            <text:p>1</text:p>
          </table:table-cell>
          <table:table-cell office:value-type="float" office:value="0.112910985947" calcext:value-type="float">
            <text:p>0.1129109859</text:p>
          </table:table-cell>
          <table:table-cell table:formula="of:=[.K127] + [.M127]" office:value-type="float" office:value="1.025910985947" calcext:value-type="float">
            <text:p>1.0259109859</text:p>
          </table:table-cell>
          <table:table-cell table:number-columns-repeated="3"/>
          <table:table-cell table:formula="of:=IF([.C127]*[.G127]*[.N127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9.pddl</text:p>
          </table:table-cell>
          <table:table-cell office:value-type="string" calcext:value-type="string">
            <text:p>SAT</text:p>
          </table:table-cell>
          <table:table-cell office:value-type="float" office:value="3.966" calcext:value-type="float">
            <text:p>3.966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table:formula="of:=[.F128]+[.H128]" office:value-type="float" office:value="0.882537908554" calcext:value-type="float">
            <text:p>0.8825379086</text:p>
          </table:table-cell>
          <table:table-cell office:value-type="float" office:value="0.187537908554" calcext:value-type="float">
            <text:p>0.1875379086</text:p>
          </table:table-cell>
          <table:table-cell table:number-columns-repeated="2"/>
          <table:table-cell office:value-type="float" office:value="0.708" calcext:value-type="float">
            <text:p>0.708</text:p>
          </table:table-cell>
          <table:table-cell office:value-type="float" office:value="1" calcext:value-type="float">
            <text:p>1</text:p>
          </table:table-cell>
          <table:table-cell office:value-type="float" office:value="0.104299068451" calcext:value-type="float">
            <text:p>0.1042990685</text:p>
          </table:table-cell>
          <table:table-cell table:formula="of:=[.K128] + [.M128]" office:value-type="float" office:value="0.812299068451" calcext:value-type="float">
            <text:p>0.8122990685</text:p>
          </table:table-cell>
          <table:table-cell table:number-columns-repeated="3"/>
          <table:table-cell table:formula="of:=IF([.C128]*[.G128]*[.N12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6.pddl</text:p>
          </table:table-cell>
          <table:table-cell office:value-type="string" calcext:value-type="string">
            <text:p>SAT</text:p>
          </table:table-cell>
          <table:table-cell office:value-type="float" office:value="3.764" calcext:value-type="float">
            <text:p>3.764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table:formula="of:=[.F129]+[.H129]" office:value-type="float" office:value="0.497314975739" calcext:value-type="float">
            <text:p>0.4973149757</text:p>
          </table:table-cell>
          <table:table-cell office:value-type="float" office:value="0.174314975739" calcext:value-type="float">
            <text:p>0.1743149757</text:p>
          </table:table-cell>
          <table:table-cell table:number-columns-repeated="2"/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 office:value-type="float" office:value="0.0924248695374" calcext:value-type="float">
            <text:p>0.0924248695</text:p>
          </table:table-cell>
          <table:table-cell table:formula="of:=[.K129] + [.M129]" office:value-type="float" office:value="0.4214248695374" calcext:value-type="float">
            <text:p>0.4214248695</text:p>
          </table:table-cell>
          <table:table-cell table:number-columns-repeated="3"/>
          <table:table-cell table:formula="of:=IF([.C129]*[.G129]*[.N12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8.pddl</text:p>
          </table:table-cell>
          <table:table-cell office:value-type="string" calcext:value-type="string">
            <text:p>SAT</text:p>
          </table:table-cell>
          <table:table-cell office:value-type="float" office:value="3.921" calcext:value-type="float">
            <text:p>3.921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table:formula="of:=[.F130]+[.H130]" office:value-type="float" office:value="0.588333892822" calcext:value-type="float">
            <text:p>0.5883338928</text:p>
          </table:table-cell>
          <table:table-cell office:value-type="float" office:value="0.163333892822" calcext:value-type="float">
            <text:p>0.1633338928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0.0911500453949" calcext:value-type="float">
            <text:p>0.0911500454</text:p>
          </table:table-cell>
          <table:table-cell table:formula="of:=[.K130] + [.M130]" office:value-type="float" office:value="0.5151500453949" calcext:value-type="float">
            <text:p>0.5151500454</text:p>
          </table:table-cell>
          <table:table-cell table:number-columns-repeated="3"/>
          <table:table-cell table:formula="of:=IF([.C130]*[.G130]*[.N13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9.pddl</text:p>
          </table:table-cell>
          <table:table-cell office:value-type="string" calcext:value-type="string">
            <text:p>SAT</text:p>
          </table:table-cell>
          <table:table-cell office:value-type="float" office:value="9.506" calcext:value-type="float">
            <text:p>9.506</text:p>
          </table:table-cell>
          <table:table-cell table:number-columns-repeated="2"/>
          <table:table-cell office:value-type="float" office:value="1.069" calcext:value-type="float">
            <text:p>1.069</text:p>
          </table:table-cell>
          <table:table-cell table:formula="of:=[.F131]+[.H131]" office:value-type="float" office:value="1.349665159225" calcext:value-type="float">
            <text:p>1.3496651592</text:p>
          </table:table-cell>
          <table:table-cell office:value-type="float" office:value="0.280665159225" calcext:value-type="float">
            <text:p>0.2806651592</text:p>
          </table:table-cell>
          <table:table-cell table:number-columns-repeated="2"/>
          <table:table-cell office:value-type="float" office:value="1.109" calcext:value-type="float">
            <text:p>1.109</text:p>
          </table:table-cell>
          <table:table-cell office:value-type="float" office:value="1" calcext:value-type="float">
            <text:p>1</text:p>
          </table:table-cell>
          <table:table-cell office:value-type="float" office:value="0.131884813309" calcext:value-type="float">
            <text:p>0.1318848133</text:p>
          </table:table-cell>
          <table:table-cell table:formula="of:=[.K131] + [.M131]" office:value-type="float" office:value="1.240884813309" calcext:value-type="float">
            <text:p>1.2408848133</text:p>
          </table:table-cell>
          <table:table-cell table:number-columns-repeated="3"/>
          <table:table-cell table:formula="of:=IF([.C131]*[.G131]*[.N13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1.995" calcext:value-type="float">
            <text:p>1.995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F132]+[.H132]" office:value-type="float" office:value="0.335790967941" calcext:value-type="float">
            <text:p>0.3357909679</text:p>
          </table:table-cell>
          <table:table-cell office:value-type="float" office:value="0.110790967941" calcext:value-type="float">
            <text:p>0.110790967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0.0609741210938" calcext:value-type="float">
            <text:p>0.0609741211</text:p>
          </table:table-cell>
          <table:table-cell table:formula="of:=[.K132] + [.M132]" office:value-type="float" office:value="0.2879741210938" calcext:value-type="float">
            <text:p>0.2879741211</text:p>
          </table:table-cell>
          <table:table-cell table:number-columns-repeated="3"/>
          <table:table-cell table:formula="of:=IF([.C132]*[.G132]*[.N132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0.pddl</text:p>
          </table:table-cell>
          <table:table-cell office:value-type="string" calcext:value-type="string">
            <text:p>SAT</text:p>
          </table:table-cell>
          <table:table-cell office:value-type="float" office:value="3.737" calcext:value-type="float">
            <text:p>3.737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table:formula="of:=[.F133]+[.H133]" office:value-type="float" office:value="0.534993017197" calcext:value-type="float">
            <text:p>0.5349930172</text:p>
          </table:table-cell>
          <table:table-cell office:value-type="float" office:value="0.171993017197" calcext:value-type="float">
            <text:p>0.1719930172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office:value-type="float" office:value="1" calcext:value-type="float">
            <text:p>1</text:p>
          </table:table-cell>
          <table:table-cell office:value-type="float" office:value="0.0923428535461" calcext:value-type="float">
            <text:p>0.0923428535</text:p>
          </table:table-cell>
          <table:table-cell table:formula="of:=[.K133] + [.M133]" office:value-type="float" office:value="0.4563428535461" calcext:value-type="float">
            <text:p>0.4563428535</text:p>
          </table:table-cell>
          <table:table-cell table:number-columns-repeated="3"/>
          <table:table-cell table:formula="of:=IF([.C133]*[.G133]*[.N13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2.719" calcext:value-type="float">
            <text:p>2.719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table:formula="of:=[.F134]+[.H134]" office:value-type="float" office:value="0.446839981079" calcext:value-type="float">
            <text:p>0.4468399811</text:p>
          </table:table-cell>
          <table:table-cell office:value-type="float" office:value="0.141839981079" calcext:value-type="float">
            <text:p>0.1418399811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 office:value-type="float" office:value="0.080057144165" calcext:value-type="float">
            <text:p>0.0800571442</text:p>
          </table:table-cell>
          <table:table-cell table:formula="of:=[.K134] + [.M134]" office:value-type="float" office:value="0.385057144165" calcext:value-type="float">
            <text:p>0.3850571442</text:p>
          </table:table-cell>
          <table:table-cell table:number-columns-repeated="3"/>
          <table:table-cell table:formula="of:=IF([.C134]*[.G134]*[.N13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2.pddl</text:p>
          </table:table-cell>
          <table:table-cell office:value-type="string" calcext:value-type="string">
            <text:p>SAT</text:p>
          </table:table-cell>
          <table:table-cell office:value-type="float" office:value="5.04" calcext:value-type="float">
            <text:p>5.04</text:p>
          </table:table-cell>
          <table:table-cell table:number-columns-repeated="2"/>
          <table:table-cell office:value-type="float" office:value="0.482" calcext:value-type="float">
            <text:p>0.482</text:p>
          </table:table-cell>
          <table:table-cell table:formula="of:=[.F135]+[.H135]" office:value-type="float" office:value="0.709262973785" calcext:value-type="float">
            <text:p>0.7092629738</text:p>
          </table:table-cell>
          <table:table-cell office:value-type="float" office:value="0.227262973785" calcext:value-type="float">
            <text:p>0.2272629738</text:p>
          </table:table-cell>
          <table:table-cell table:number-columns-repeated="2"/>
          <table:table-cell office:value-type="float" office:value="0.514" calcext:value-type="float">
            <text:p>0.514</text:p>
          </table:table-cell>
          <table:table-cell office:value-type="float" office:value="1" calcext:value-type="float">
            <text:p>1</text:p>
          </table:table-cell>
          <table:table-cell office:value-type="float" office:value="0.110906839371" calcext:value-type="float">
            <text:p>0.1109068394</text:p>
          </table:table-cell>
          <table:table-cell table:formula="of:=[.K135] + [.M135]" office:value-type="float" office:value="0.624906839371" calcext:value-type="float">
            <text:p>0.6249068394</text:p>
          </table:table-cell>
          <table:table-cell table:number-columns-repeated="3"/>
          <table:table-cell table:formula="of:=IF([.C135]*[.G135]*[.N13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583" calcext:value-type="float">
            <text:p>12.583</text:p>
          </table:table-cell>
          <table:table-cell table:formula="of:=[.F136]+[.H136]" office:value-type="float" office:value="13.300196941376" calcext:value-type="float">
            <text:p>13.3001969414</text:p>
          </table:table-cell>
          <table:table-cell office:value-type="float" office:value="0.717196941376" calcext:value-type="float">
            <text:p>0.7171969414</text:p>
          </table:table-cell>
          <table:table-cell table:number-columns-repeated="2"/>
          <table:table-cell office:value-type="float" office:value="12.819" calcext:value-type="float">
            <text:p>12.819</text:p>
          </table:table-cell>
          <table:table-cell office:value-type="float" office:value="1" calcext:value-type="float">
            <text:p>1</text:p>
          </table:table-cell>
          <table:table-cell office:value-type="float" office:value="0.205729007721" calcext:value-type="float">
            <text:p>0.2057290077</text:p>
          </table:table-cell>
          <table:table-cell table:formula="of:=[.K136] + [.M136]" office:value-type="float" office:value="13.024729007721" calcext:value-type="float">
            <text:p>13.0247290077</text:p>
          </table:table-cell>
          <table:table-cell table:number-columns-repeated="3"/>
          <table:table-cell table:formula="of:=IF([.C136]*[.G136]*[.N13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697" calcext:value-type="float">
            <text:p>1.697</text:p>
          </table:table-cell>
          <table:table-cell table:formula="of:=[.F137]+[.H137]" office:value-type="float" office:value="1.809510919571" calcext:value-type="float">
            <text:p>1.8095109196</text:p>
          </table:table-cell>
          <table:table-cell office:value-type="float" office:value="0.112510919571" calcext:value-type="float">
            <text:p>0.1125109196</text:p>
          </table:table-cell>
          <table:table-cell table:number-columns-repeated="2"/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  <table:table-cell office:value-type="float" office:value="0.0612370967865" calcext:value-type="float">
            <text:p>0.0612370968</text:p>
          </table:table-cell>
          <table:table-cell table:formula="of:=[.K137] + [.M137]" office:value-type="float" office:value="1.7602370967865" calcext:value-type="float">
            <text:p>1.7602370968</text:p>
          </table:table-cell>
          <table:table-cell table:number-columns-repeated="3"/>
          <table:table-cell table:formula="of:=IF([.C137]*[.G137]*[.N13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.094" calcext:value-type="float">
            <text:p>19.094</text:p>
          </table:table-cell>
          <table:table-cell table:formula="of:=[.F138]+[.H138]" office:value-type="float" office:value="19.814399856567" calcext:value-type="float">
            <text:p>19.8143998566</text:p>
          </table:table-cell>
          <table:table-cell office:value-type="float" office:value="0.720399856567" calcext:value-type="float">
            <text:p>0.7203998566</text:p>
          </table:table-cell>
          <table:table-cell table:number-columns-repeated="2"/>
          <table:table-cell office:value-type="float" office:value="19.608" calcext:value-type="float">
            <text:p>19.608</text:p>
          </table:table-cell>
          <table:table-cell office:value-type="float" office:value="1" calcext:value-type="float">
            <text:p>1</text:p>
          </table:table-cell>
          <table:table-cell office:value-type="float" office:value="0.183153867722" calcext:value-type="float">
            <text:p>0.1831538677</text:p>
          </table:table-cell>
          <table:table-cell table:formula="of:=[.K138] + [.M138]" office:value-type="float" office:value="19.791153867722" calcext:value-type="float">
            <text:p>19.7911538677</text:p>
          </table:table-cell>
          <table:table-cell table:number-columns-repeated="3"/>
          <table:table-cell table:formula="of:=IF([.C138]*[.G138]*[.N13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698" calcext:value-type="float">
            <text:p>17.698</text:p>
          </table:table-cell>
          <table:table-cell table:formula="of:=[.F139]+[.H139]" office:value-type="float" office:value="18.261284873962" calcext:value-type="float">
            <text:p>18.261284874</text:p>
          </table:table-cell>
          <table:table-cell office:value-type="float" office:value="0.563284873962" calcext:value-type="float">
            <text:p>0.563284874</text:p>
          </table:table-cell>
          <table:table-cell table:number-columns-repeated="2"/>
          <table:table-cell office:value-type="float" office:value="17.793" calcext:value-type="float">
            <text:p>17.793</text:p>
          </table:table-cell>
          <table:table-cell office:value-type="float" office:value="1" calcext:value-type="float">
            <text:p>1</text:p>
          </table:table-cell>
          <table:table-cell office:value-type="float" office:value="0.140726089478" calcext:value-type="float">
            <text:p>0.1407260895</text:p>
          </table:table-cell>
          <table:table-cell table:formula="of:=[.K139] + [.M139]" office:value-type="float" office:value="17.933726089478" calcext:value-type="float">
            <text:p>17.9337260895</text:p>
          </table:table-cell>
          <table:table-cell table:number-columns-repeated="3"/>
          <table:table-cell table:formula="of:=IF([.C139]*[.G139]*[.N13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63.842" calcext:value-type="float">
            <text:p>63.842</text:p>
          </table:table-cell>
          <table:table-cell table:number-columns-repeated="2"/>
          <table:table-cell office:value-type="float" office:value="0.821" calcext:value-type="float">
            <text:p>0.821</text:p>
          </table:table-cell>
          <table:table-cell table:formula="of:=[.F140]+[.H140]" office:value-type="float" office:value="0.8997189006805" calcext:value-type="float">
            <text:p>0.8997189007</text:p>
          </table:table-cell>
          <table:table-cell office:value-type="float" office:value="0.0787189006805" calcext:value-type="float">
            <text:p>0.0787189007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office:value-type="float" office:value="1" calcext:value-type="float">
            <text:p>1</text:p>
          </table:table-cell>
          <table:table-cell office:value-type="float" office:value="0.0488460063934" calcext:value-type="float">
            <text:p>0.0488460064</text:p>
          </table:table-cell>
          <table:table-cell table:formula="of:=[.K140] + [.M140]" office:value-type="float" office:value="0.8728460063934" calcext:value-type="float">
            <text:p>0.8728460064</text:p>
          </table:table-cell>
          <table:table-cell table:number-columns-repeated="3"/>
          <table:table-cell table:formula="of:=IF([.C140]*[.G140]*[.N14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.566" calcext:value-type="float">
            <text:p>18.566</text:p>
          </table:table-cell>
          <table:table-cell table:formula="of:=[.F141]+[.H141]" office:value-type="float" office:value="19.308816925049" calcext:value-type="float">
            <text:p>19.308816925</text:p>
          </table:table-cell>
          <table:table-cell office:value-type="float" office:value="0.742816925049" calcext:value-type="float">
            <text:p>0.742816925</text:p>
          </table:table-cell>
          <table:table-cell table:number-columns-repeated="2"/>
          <table:table-cell office:value-type="float" office:value="19.228" calcext:value-type="float">
            <text:p>19.228</text:p>
          </table:table-cell>
          <table:table-cell office:value-type="float" office:value="1" calcext:value-type="float">
            <text:p>1</text:p>
          </table:table-cell>
          <table:table-cell office:value-type="float" office:value="0.193164825439" calcext:value-type="float">
            <text:p>0.1931648254</text:p>
          </table:table-cell>
          <table:table-cell table:formula="of:=[.K141] + [.M141]" office:value-type="float" office:value="19.421164825439" calcext:value-type="float">
            <text:p>19.4211648254</text:p>
          </table:table-cell>
          <table:table-cell table:number-columns-repeated="3"/>
          <table:table-cell table:formula="of:=IF([.C141]*[.G141]*[.N14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.381" calcext:value-type="float">
            <text:p>15.381</text:p>
          </table:table-cell>
          <table:table-cell table:formula="of:=[.F142]+[.H142]" office:value-type="float" office:value="16.150462108612" calcext:value-type="float">
            <text:p>16.1504621086</text:p>
          </table:table-cell>
          <table:table-cell office:value-type="float" office:value="0.769462108612" calcext:value-type="float">
            <text:p>0.7694621086</text:p>
          </table:table-cell>
          <table:table-cell table:number-columns-repeated="2"/>
          <table:table-cell office:value-type="float" office:value="15.409" calcext:value-type="float">
            <text:p>15.409</text:p>
          </table:table-cell>
          <table:table-cell office:value-type="float" office:value="1" calcext:value-type="float">
            <text:p>1</text:p>
          </table:table-cell>
          <table:table-cell office:value-type="float" office:value="0.205453872681" calcext:value-type="float">
            <text:p>0.2054538727</text:p>
          </table:table-cell>
          <table:table-cell table:formula="of:=[.K142] + [.M142]" office:value-type="float" office:value="15.614453872681" calcext:value-type="float">
            <text:p>15.6144538727</text:p>
          </table:table-cell>
          <table:table-cell table:number-columns-repeated="3"/>
          <table:table-cell table:formula="of:=IF([.C142]*[.G142]*[.N14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295" calcext:value-type="float">
            <text:p>3.295</text:p>
          </table:table-cell>
          <table:table-cell table:formula="of:=[.F143]+[.H143]" office:value-type="float" office:value="3.444142980576" calcext:value-type="float">
            <text:p>3.4441429806</text:p>
          </table:table-cell>
          <table:table-cell office:value-type="float" office:value="0.149142980576" calcext:value-type="float">
            <text:p>0.1491429806</text:p>
          </table:table-cell>
          <table:table-cell table:number-columns-repeated="2"/>
          <table:table-cell office:value-type="float" office:value="3.396" calcext:value-type="float">
            <text:p>3.396</text:p>
          </table:table-cell>
          <table:table-cell office:value-type="float" office:value="1" calcext:value-type="float">
            <text:p>1</text:p>
          </table:table-cell>
          <table:table-cell office:value-type="float" office:value="0.0764348506927" calcext:value-type="float">
            <text:p>0.0764348507</text:p>
          </table:table-cell>
          <table:table-cell table:formula="of:=[.K143] + [.M143]" office:value-type="float" office:value="3.4724348506927" calcext:value-type="float">
            <text:p>3.4724348507</text:p>
          </table:table-cell>
          <table:table-cell table:number-columns-repeated="3"/>
          <table:table-cell table:formula="of:=IF([.C143]*[.G143]*[.N14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table:formula="of:=[.F144]+[.H144]" office:value-type="float" office:value="12.766872930527" calcext:value-type="float">
            <text:p>12.7668729305</text:p>
          </table:table-cell>
          <table:table-cell office:value-type="float" office:value="0.466872930527" calcext:value-type="float">
            <text:p>0.4668729305</text:p>
          </table:table-cell>
          <table:table-cell table:number-columns-repeated="2"/>
          <table:table-cell office:value-type="float" office:value="12.54" calcext:value-type="float">
            <text:p>12.54</text:p>
          </table:table-cell>
          <table:table-cell office:value-type="float" office:value="1" calcext:value-type="float">
            <text:p>1</text:p>
          </table:table-cell>
          <table:table-cell office:value-type="float" office:value="0.141045808792" calcext:value-type="float">
            <text:p>0.1410458088</text:p>
          </table:table-cell>
          <table:table-cell table:formula="of:=[.K144] + [.M144]" office:value-type="float" office:value="12.681045808792" calcext:value-type="float">
            <text:p>12.6810458088</text:p>
          </table:table-cell>
          <table:table-cell table:number-columns-repeated="3"/>
          <table:table-cell table:formula="of:=IF([.C144]*[.G144]*[.N14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19" calcext:value-type="float">
            <text:p>13.19</text:p>
          </table:table-cell>
          <table:table-cell table:formula="of:=[.F145]+[.H145]" office:value-type="float" office:value="13.60485786438" calcext:value-type="float">
            <text:p>13.6048578644</text:p>
          </table:table-cell>
          <table:table-cell office:value-type="float" office:value="0.41485786438" calcext:value-type="float">
            <text:p>0.4148578644</text:p>
          </table:table-cell>
          <table:table-cell table:number-columns-repeated="2"/>
          <table:table-cell office:value-type="float" office:value="13.117" calcext:value-type="float">
            <text:p>13.117</text:p>
          </table:table-cell>
          <table:table-cell office:value-type="float" office:value="1" calcext:value-type="float">
            <text:p>1</text:p>
          </table:table-cell>
          <table:table-cell office:value-type="float" office:value="0.131319999695" calcext:value-type="float">
            <text:p>0.1313199997</text:p>
          </table:table-cell>
          <table:table-cell table:formula="of:=[.K145] + [.M145]" office:value-type="float" office:value="13.248319999695" calcext:value-type="float">
            <text:p>13.2483199997</text:p>
          </table:table-cell>
          <table:table-cell table:number-columns-repeated="3"/>
          <table:table-cell table:formula="of:=IF([.C145]*[.G145]*[.N14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.701" calcext:value-type="float">
            <text:p>14.701</text:p>
          </table:table-cell>
          <table:table-cell table:formula="of:=[.F146]+[.H146]" office:value-type="float" office:value="15.310455108643" calcext:value-type="float">
            <text:p>15.3104551086</text:p>
          </table:table-cell>
          <table:table-cell office:value-type="float" office:value="0.609455108643" calcext:value-type="float">
            <text:p>0.6094551086</text:p>
          </table:table-cell>
          <table:table-cell table:number-columns-repeated="2"/>
          <table:table-cell office:value-type="float" office:value="15.184" calcext:value-type="float">
            <text:p>15.184</text:p>
          </table:table-cell>
          <table:table-cell office:value-type="float" office:value="1" calcext:value-type="float">
            <text:p>1</text:p>
          </table:table-cell>
          <table:table-cell office:value-type="float" office:value="0.173566102982" calcext:value-type="float">
            <text:p>0.173566103</text:p>
          </table:table-cell>
          <table:table-cell table:formula="of:=[.K146] + [.M146]" office:value-type="float" office:value="15.357566102982" calcext:value-type="float">
            <text:p>15.357566103</text:p>
          </table:table-cell>
          <table:table-cell table:number-columns-repeated="3"/>
          <table:table-cell table:formula="of:=IF([.C146]*[.G146]*[.N14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.868" calcext:value-type="float">
            <text:p>13.868</text:p>
          </table:table-cell>
          <table:table-cell table:formula="of:=[.F147]+[.H147]" office:value-type="float" office:value="14.281322210312" calcext:value-type="float">
            <text:p>14.2813222103</text:p>
          </table:table-cell>
          <table:table-cell office:value-type="float" office:value="0.413322210312" calcext:value-type="float">
            <text:p>0.4133222103</text:p>
          </table:table-cell>
          <table:table-cell table:number-columns-repeated="2"/>
          <table:table-cell office:value-type="float" office:value="13.528" calcext:value-type="float">
            <text:p>13.528</text:p>
          </table:table-cell>
          <table:table-cell office:value-type="float" office:value="1" calcext:value-type="float">
            <text:p>1</text:p>
          </table:table-cell>
          <table:table-cell office:value-type="float" office:value="0.124833106995" calcext:value-type="float">
            <text:p>0.124833107</text:p>
          </table:table-cell>
          <table:table-cell table:formula="of:=[.K147] + [.M147]" office:value-type="float" office:value="13.652833106995" calcext:value-type="float">
            <text:p>13.652833107</text:p>
          </table:table-cell>
          <table:table-cell table:number-columns-repeated="3"/>
          <table:table-cell table:formula="of:=IF([.C147]*[.G147]*[.N14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863.568" calcext:value-type="float">
            <text:p>863.568</text:p>
          </table:table-cell>
          <table:table-cell table:number-columns-repeated="2"/>
          <table:table-cell office:value-type="float" office:value="17.216" calcext:value-type="float">
            <text:p>17.216</text:p>
          </table:table-cell>
          <table:table-cell table:formula="of:=[.F148]+[.H148]" office:value-type="float" office:value="17.815037885666" calcext:value-type="float">
            <text:p>17.8150378857</text:p>
          </table:table-cell>
          <table:table-cell office:value-type="float" office:value="0.599037885666" calcext:value-type="float">
            <text:p>0.5990378857</text:p>
          </table:table-cell>
          <table:table-cell table:number-columns-repeated="2"/>
          <table:table-cell office:value-type="float" office:value="17.389" calcext:value-type="float">
            <text:p>17.389</text:p>
          </table:table-cell>
          <table:table-cell office:value-type="float" office:value="1" calcext:value-type="float">
            <text:p>1</text:p>
          </table:table-cell>
          <table:table-cell office:value-type="float" office:value="0.157430887222" calcext:value-type="float">
            <text:p>0.1574308872</text:p>
          </table:table-cell>
          <table:table-cell table:formula="of:=[.K148] + [.M148]" office:value-type="float" office:value="17.546430887222" calcext:value-type="float">
            <text:p>17.5464308872</text:p>
          </table:table-cell>
          <table:table-cell table:number-columns-repeated="3"/>
          <table:table-cell table:formula="of:=IF([.C148]*[.G148]*[.N148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.27" calcext:value-type="float">
            <text:p>16.27</text:p>
          </table:table-cell>
          <table:table-cell table:formula="of:=[.F149]+[.H149]" office:value-type="float" office:value="17.06009103775" calcext:value-type="float">
            <text:p>17.0600910378</text:p>
          </table:table-cell>
          <table:table-cell office:value-type="float" office:value="0.79009103775" calcext:value-type="float">
            <text:p>0.7900910378</text:p>
          </table:table-cell>
          <table:table-cell table:number-columns-repeated="2"/>
          <table:table-cell office:value-type="float" office:value="16.424" calcext:value-type="float">
            <text:p>16.424</text:p>
          </table:table-cell>
          <table:table-cell office:value-type="float" office:value="1" calcext:value-type="float">
            <text:p>1</text:p>
          </table:table-cell>
          <table:table-cell office:value-type="float" office:value="0.223295927048" calcext:value-type="float">
            <text:p>0.223295927</text:p>
          </table:table-cell>
          <table:table-cell table:formula="of:=[.K149] + [.M149]" office:value-type="float" office:value="16.647295927048" calcext:value-type="float">
            <text:p>16.647295927</text:p>
          </table:table-cell>
          <table:table-cell table:number-columns-repeated="3"/>
          <table:table-cell table:formula="of:=IF([.C149]*[.G149]*[.N14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464.238" calcext:value-type="float">
            <text:p>464.238</text:p>
          </table:table-cell>
          <table:table-cell table:number-columns-repeated="2"/>
          <table:table-cell office:value-type="float" office:value="5.283" calcext:value-type="float">
            <text:p>5.283</text:p>
          </table:table-cell>
          <table:table-cell table:formula="of:=[.F150]+[.H150]" office:value-type="float" office:value="5.489753015518" calcext:value-type="float">
            <text:p>5.4897530155</text:p>
          </table:table-cell>
          <table:table-cell office:value-type="float" office:value="0.206753015518" calcext:value-type="float">
            <text:p>0.2067530155</text:p>
          </table:table-cell>
          <table:table-cell table:number-columns-repeated="2"/>
          <table:table-cell office:value-type="float" office:value="5.224" calcext:value-type="float">
            <text:p>5.224</text:p>
          </table:table-cell>
          <table:table-cell office:value-type="float" office:value="1" calcext:value-type="float">
            <text:p>1</text:p>
          </table:table-cell>
          <table:table-cell office:value-type="float" office:value="0.08864402771" calcext:value-type="float">
            <text:p>0.0886440277</text:p>
          </table:table-cell>
          <table:table-cell table:formula="of:=[.K150] + [.M150]" office:value-type="float" office:value="5.31264402771" calcext:value-type="float">
            <text:p>5.3126440277</text:p>
          </table:table-cell>
          <table:table-cell table:number-columns-repeated="3"/>
          <table:table-cell table:formula="of:=IF([.C150]*[.G150]*[.N15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table:formula="of:=[.F151]+[.H151]" office:value-type="float" office:value="0.4006819438934" calcext:value-type="float">
            <text:p>0.4006819439</text:p>
          </table:table-cell>
          <table:table-cell office:value-type="float" office:value="0.0556819438934" calcext:value-type="float">
            <text:p>0.0556819439</text:p>
          </table:table-cell>
          <table:table-cell table:number-columns-repeated="2"/>
          <table:table-cell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 office:value-type="float" office:value="0.0405509471893" calcext:value-type="float">
            <text:p>0.0405509472</text:p>
          </table:table-cell>
          <table:table-cell table:formula="of:=[.K151] + [.M151]" office:value-type="float" office:value="0.3845509471893" calcext:value-type="float">
            <text:p>0.3845509472</text:p>
          </table:table-cell>
          <table:table-cell table:number-columns-repeated="3"/>
          <table:table-cell table:formula="of:=IF([.C151]*[.G151]*[.N151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938" calcext:value-type="float">
            <text:p>17.938</text:p>
          </table:table-cell>
          <table:table-cell table:formula="of:=[.F152]+[.H152]" office:value-type="float" office:value="18.582953012466" calcext:value-type="float">
            <text:p>18.5829530125</text:p>
          </table:table-cell>
          <table:table-cell office:value-type="float" office:value="0.644953012466" calcext:value-type="float">
            <text:p>0.6449530125</text:p>
          </table:table-cell>
          <table:table-cell table:number-columns-repeated="2"/>
          <table:table-cell office:value-type="float" office:value="17.85" calcext:value-type="float">
            <text:p>17.85</text:p>
          </table:table-cell>
          <table:table-cell office:value-type="float" office:value="1" calcext:value-type="float">
            <text:p>1</text:p>
          </table:table-cell>
          <table:table-cell office:value-type="float" office:value="0.1637570858" calcext:value-type="float">
            <text:p>0.1637570858</text:p>
          </table:table-cell>
          <table:table-cell table:formula="of:=[.K152] + [.M152]" office:value-type="float" office:value="18.0137570858" calcext:value-type="float">
            <text:p>18.0137570858</text:p>
          </table:table-cell>
          <table:table-cell table:number-columns-repeated="3"/>
          <table:table-cell table:formula="of:=IF([.C152]*[.G152]*[.N15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29.391" calcext:value-type="float">
            <text:p>29.3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53]+[.H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21631383896" calcext:value-type="float">
            <text:p>1.216313839</text:p>
          </table:table-cell>
          <table:table-cell table:formula="of:=[.K153] + [.M153]" office:value-type="float" office:value="2.46631383896" calcext:value-type="float">
            <text:p>2.466313839</text:p>
          </table:table-cell>
          <table:table-cell table:number-columns-repeated="3"/>
          <table:table-cell table:formula="of:=IF([.C153]*[.G153]*[.N15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43.915" calcext:value-type="float">
            <text:p>43.9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54]+[.H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415" calcext:value-type="float">
            <text:p>2.415</text:p>
          </table:table-cell>
          <table:table-cell office:value-type="float" office:value="1" calcext:value-type="float">
            <text:p>1</text:p>
          </table:table-cell>
          <table:table-cell office:value-type="float" office:value="2.81451702118" calcext:value-type="float">
            <text:p>2.8145170212</text:p>
          </table:table-cell>
          <table:table-cell table:formula="of:=[.K154] + [.M154]" office:value-type="float" office:value="5.22951702118" calcext:value-type="float">
            <text:p>5.2295170212</text:p>
          </table:table-cell>
          <table:table-cell table:number-columns-repeated="3"/>
          <table:table-cell table:formula="of:=IF([.C154]*[.G154]*[.N15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2.555" calcext:value-type="float">
            <text:p>2.555</text:p>
          </table:table-cell>
          <table:table-cell table:number-columns-repeated="2"/>
          <table:table-cell office:value-type="float" office:value="0.416" calcext:value-type="float">
            <text:p>0.416</text:p>
          </table:table-cell>
          <table:table-cell table:formula="of:=[.F155]+[.H155]" office:value-type="float" office:value="210.813877932" calcext:value-type="float">
            <text:p>210.813877932</text:p>
          </table:table-cell>
          <table:table-cell office:value-type="float" office:value="210.397877932" calcext:value-type="float">
            <text:p>210.397877932</text:p>
          </table:table-cell>
          <table:table-cell table:number-columns-repeated="2"/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0.495564937592" calcext:value-type="float">
            <text:p>0.4955649376</text:p>
          </table:table-cell>
          <table:table-cell table:formula="of:=[.K155] + [.M155]" office:value-type="float" office:value="0.910564937592" calcext:value-type="float">
            <text:p>0.9105649376</text:p>
          </table:table-cell>
          <table:table-cell table:number-columns-repeated="3"/>
          <table:table-cell table:formula="of:=IF([.C155]*[.G155]*[.N15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2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56]+[.H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556" calcext:value-type="float">
            <text:p>6.556</text:p>
          </table:table-cell>
          <table:table-cell office:value-type="float" office:value="1" calcext:value-type="float">
            <text:p>1</text:p>
          </table:table-cell>
          <table:table-cell office:value-type="float" office:value="4.52257394791" calcext:value-type="float">
            <text:p>4.5225739479</text:p>
          </table:table-cell>
          <table:table-cell table:formula="of:=[.K156] + [.M156]" office:value-type="float" office:value="11.07857394791" calcext:value-type="float">
            <text:p>11.0785739479</text:p>
          </table:table-cell>
          <table:table-cell table:number-columns-repeated="3"/>
          <table:table-cell table:formula="of:=IF([.C156]*[.G156]*[.N15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9.203" calcext:value-type="float">
            <text:p>9.2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57]+[.H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011" calcext:value-type="float">
            <text:p>2.011</text:p>
          </table:table-cell>
          <table:table-cell office:value-type="float" office:value="1" calcext:value-type="float">
            <text:p>1</text:p>
          </table:table-cell>
          <table:table-cell office:value-type="float" office:value="1.30513095856" calcext:value-type="float">
            <text:p>1.3051309586</text:p>
          </table:table-cell>
          <table:table-cell table:formula="of:=[.K157] + [.M157]" office:value-type="float" office:value="3.31613095856" calcext:value-type="float">
            <text:p>3.3161309586</text:p>
          </table:table-cell>
          <table:table-cell table:number-columns-repeated="3"/>
          <table:table-cell table:formula="of:=IF([.C157]*[.G157]*[.N15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58]+[.H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154" calcext:value-type="float">
            <text:p>12.154</text:p>
          </table:table-cell>
          <table:table-cell office:value-type="float" office:value="1" calcext:value-type="float">
            <text:p>1</text:p>
          </table:table-cell>
          <table:table-cell office:value-type="float" office:value="5.0510468483" calcext:value-type="float">
            <text:p>5.0510468483</text:p>
          </table:table-cell>
          <table:table-cell table:formula="of:=[.K158] + [.M158]" office:value-type="float" office:value="17.2050468483" calcext:value-type="float">
            <text:p>17.2050468483</text:p>
          </table:table-cell>
          <table:table-cell table:number-columns-repeated="3"/>
          <table:table-cell table:formula="of:=IF([.C158]*[.G158]*[.N15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1.86" calcext:value-type="float">
            <text:p>1.86</text:p>
          </table:table-cell>
          <table:table-cell table:number-columns-repeated="2"/>
          <table:table-cell office:value-type="float" office:value="0.221" calcext:value-type="float">
            <text:p>0.221</text:p>
          </table:table-cell>
          <table:table-cell table:formula="of:=[.F159]+[.H159]" office:value-type="float" office:value="3.10801796532" calcext:value-type="float">
            <text:p>3.1080179653</text:p>
          </table:table-cell>
          <table:table-cell office:value-type="float" office:value="2.88701796532" calcext:value-type="float">
            <text:p>2.8870179653</text:p>
          </table:table-cell>
          <table:table-cell table:number-columns-repeated="2"/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office:value-type="float" office:value="0.270979166031" calcext:value-type="float">
            <text:p>0.270979166</text:p>
          </table:table-cell>
          <table:table-cell table:formula="of:=[.K159] + [.M159]" office:value-type="float" office:value="0.488979166031" calcext:value-type="float">
            <text:p>0.488979166</text:p>
          </table:table-cell>
          <table:table-cell table:number-columns-repeated="3"/>
          <table:table-cell table:formula="of:=IF([.C159]*[.G159]*[.N159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6.624" calcext:value-type="float">
            <text:p>6.62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160]+[.H160]" office:value-type="float" office:value="17.0081219673" calcext:value-type="float">
            <text:p>17.0081219673</text:p>
          </table:table-cell>
          <table:table-cell office:value-type="float" office:value="16.5081219673" calcext:value-type="float">
            <text:p>16.5081219673</text:p>
          </table:table-cell>
          <table:table-cell table:number-columns-repeated="2"/>
          <table:table-cell office:value-type="float" office:value="0.502" calcext:value-type="float">
            <text:p>0.502</text:p>
          </table:table-cell>
          <table:table-cell office:value-type="float" office:value="1" calcext:value-type="float">
            <text:p>1</text:p>
          </table:table-cell>
          <table:table-cell office:value-type="float" office:value="0.502810001373" calcext:value-type="float">
            <text:p>0.5028100014</text:p>
          </table:table-cell>
          <table:table-cell table:formula="of:=[.K160] + [.M160]" office:value-type="float" office:value="1.004810001373" calcext:value-type="float">
            <text:p>1.0048100014</text:p>
          </table:table-cell>
          <table:table-cell table:number-columns-repeated="3"/>
          <table:table-cell table:formula="of:=IF([.C160]*[.G160]*[.N16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1]+[.H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.128" calcext:value-type="float">
            <text:p>4.128</text:p>
          </table:table-cell>
          <table:table-cell office:value-type="float" office:value="1" calcext:value-type="float">
            <text:p>1</text:p>
          </table:table-cell>
          <table:table-cell office:value-type="float" office:value="4.33606314659" calcext:value-type="float">
            <text:p>4.3360631466</text:p>
          </table:table-cell>
          <table:table-cell table:formula="of:=[.K161] + [.M161]" office:value-type="float" office:value="8.46406314659" calcext:value-type="float">
            <text:p>8.4640631466</text:p>
          </table:table-cell>
          <table:table-cell table:number-columns-repeated="3"/>
          <table:table-cell table:formula="of:=IF([.C161]*[.G161]*[.N16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2]+[.H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573" calcext:value-type="float">
            <text:p>5.573</text:p>
          </table:table-cell>
          <table:table-cell office:value-type="float" office:value="1" calcext:value-type="float">
            <text:p>1</text:p>
          </table:table-cell>
          <table:table-cell office:value-type="float" office:value="2.35755896568" calcext:value-type="float">
            <text:p>2.3575589657</text:p>
          </table:table-cell>
          <table:table-cell table:formula="of:=[.K162] + [.M162]" office:value-type="float" office:value="7.93055896568" calcext:value-type="float">
            <text:p>7.9305589657</text:p>
          </table:table-cell>
          <table:table-cell table:number-columns-repeated="3"/>
          <table:table-cell table:formula="of:=IF([.C162]*[.G162]*[.N16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11.935" calcext:value-type="float">
            <text:p>11.935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[.F163]+[.H163]" office:value-type="float" office:value="187.152802992" calcext:value-type="float">
            <text:p>187.152802992</text:p>
          </table:table-cell>
          <table:table-cell office:value-type="float" office:value="186.477802992" calcext:value-type="float">
            <text:p>186.477802992</text:p>
          </table:table-cell>
          <table:table-cell table:number-columns-repeated="2"/>
          <table:table-cell office:value-type="float" office:value="0.665" calcext:value-type="float">
            <text:p>0.665</text:p>
          </table:table-cell>
          <table:table-cell office:value-type="float" office:value="1" calcext:value-type="float">
            <text:p>1</text:p>
          </table:table-cell>
          <table:table-cell office:value-type="float" office:value="0.644029855728" calcext:value-type="float">
            <text:p>0.6440298557</text:p>
          </table:table-cell>
          <table:table-cell table:formula="of:=[.K163] + [.M163]" office:value-type="float" office:value="1.309029855728" calcext:value-type="float">
            <text:p>1.3090298557</text:p>
          </table:table-cell>
          <table:table-cell table:number-columns-repeated="3"/>
          <table:table-cell table:formula="of:=IF([.C163]*[.G163]*[.N163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5.794" calcext:value-type="float">
            <text:p>5.794</text:p>
          </table:table-cell>
          <table:table-cell table:number-columns-repeated="2"/>
          <table:table-cell office:value-type="float" office:value="0.986" calcext:value-type="float">
            <text:p>0.986</text:p>
          </table:table-cell>
          <table:table-cell table:formula="of:=[.F164]+[.H164]" office:value-type="float" office:value="154.756653009" calcext:value-type="float">
            <text:p>154.756653009</text:p>
          </table:table-cell>
          <table:table-cell office:value-type="float" office:value="153.770653009" calcext:value-type="float">
            <text:p>153.770653009</text:p>
          </table:table-cell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1" calcext:value-type="float">
            <text:p>1</text:p>
          </table:table-cell>
          <table:table-cell office:value-type="float" office:value="0.610893011093" calcext:value-type="float">
            <text:p>0.6108930111</text:p>
          </table:table-cell>
          <table:table-cell table:formula="of:=[.K164] + [.M164]" office:value-type="float" office:value="1.728893011093" calcext:value-type="float">
            <text:p>1.7288930111</text:p>
          </table:table-cell>
          <table:table-cell table:number-columns-repeated="3"/>
          <table:table-cell table:formula="of:=IF([.C164]*[.G164]*[.N16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.pddl</text:p>
          </table:table-cell>
          <table:table-cell office:value-type="string" calcext:value-type="string">
            <text:p>SAT</text:p>
          </table:table-cell>
          <table:table-cell office:value-type="float" office:value="0.411" calcext:value-type="float">
            <text:p>0.411</text:p>
          </table:table-cell>
          <table:table-cell table:number-columns-repeated="2"/>
          <table:table-cell office:value-type="float" office:value="0.112" calcext:value-type="float">
            <text:p>0.112</text:p>
          </table:table-cell>
          <table:table-cell table:formula="of:=[.F165]+[.H165]" office:value-type="float" office:value="0.506456863403" calcext:value-type="float">
            <text:p>0.5064568634</text:p>
          </table:table-cell>
          <table:table-cell office:value-type="float" office:value="0.394456863403" calcext:value-type="float">
            <text:p>0.3944568634</text:p>
          </table:table-cell>
          <table:table-cell table:number-columns-repeated="2"/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.112202882767" calcext:value-type="float">
            <text:p>0.1122028828</text:p>
          </table:table-cell>
          <table:table-cell table:formula="of:=[.K165] + [.M165]" office:value-type="float" office:value="0.223202882767" calcext:value-type="float">
            <text:p>0.2232028828</text:p>
          </table:table-cell>
          <table:table-cell table:number-columns-repeated="3"/>
          <table:table-cell table:formula="of:=IF([.C165]*[.G165]*[.N165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37.983" calcext:value-type="float">
            <text:p>37.9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6]+[.H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596" calcext:value-type="float">
            <text:p>2.596</text:p>
          </table:table-cell>
          <table:table-cell office:value-type="float" office:value="1" calcext:value-type="float">
            <text:p>1</text:p>
          </table:table-cell>
          <table:table-cell office:value-type="float" office:value="2.05960607529" calcext:value-type="float">
            <text:p>2.0596060753</text:p>
          </table:table-cell>
          <table:table-cell table:formula="of:=[.K166] + [.M166]" office:value-type="float" office:value="4.65560607529" calcext:value-type="float">
            <text:p>4.6556060753</text:p>
          </table:table-cell>
          <table:table-cell table:number-columns-repeated="3"/>
          <table:table-cell table:formula="of:=IF([.C166]*[.G166]*[.N16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3.pddl</text:p>
          </table:table-cell>
          <table:table-cell office:value-type="string" calcext:value-type="string">
            <text:p>SAT</text:p>
          </table:table-cell>
          <table:table-cell office:value-type="float" office:value="108.429" calcext:value-type="float">
            <text:p>108.4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7]+[.H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1" calcext:value-type="float">
            <text:p>1</text:p>
          </table:table-cell>
          <table:table-cell office:value-type="float" office:value="1.35141682625" calcext:value-type="float">
            <text:p>1.3514168263</text:p>
          </table:table-cell>
          <table:table-cell table:formula="of:=[.K167] + [.M167]" office:value-type="float" office:value="2.81041682625" calcext:value-type="float">
            <text:p>2.8104168263</text:p>
          </table:table-cell>
          <table:table-cell table:number-columns-repeated="3"/>
          <table:table-cell table:formula="of:=IF([.C167]*[.G167]*[.N16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8]+[.H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.598" calcext:value-type="float">
            <text:p>4.598</text:p>
          </table:table-cell>
          <table:table-cell office:value-type="float" office:value="1" calcext:value-type="float">
            <text:p>1</text:p>
          </table:table-cell>
          <table:table-cell office:value-type="float" office:value="3.65067005157" calcext:value-type="float">
            <text:p>3.6506700516</text:p>
          </table:table-cell>
          <table:table-cell table:formula="of:=[.K168] + [.M168]" office:value-type="float" office:value="8.24867005157" calcext:value-type="float">
            <text:p>8.2486700516</text:p>
          </table:table-cell>
          <table:table-cell table:number-columns-repeated="3"/>
          <table:table-cell table:formula="of:=IF([.C168]*[.G168]*[.N16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31.487" calcext:value-type="float">
            <text:p>31.4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9]+[.H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1" calcext:value-type="float">
            <text:p>1</text:p>
          </table:table-cell>
          <table:table-cell office:value-type="float" office:value="1.23629498482" calcext:value-type="float">
            <text:p>1.2362949848</text:p>
          </table:table-cell>
          <table:table-cell table:formula="of:=[.K169] + [.M169]" office:value-type="float" office:value="2.46529498482" calcext:value-type="float">
            <text:p>2.4652949848</text:p>
          </table:table-cell>
          <table:table-cell table:number-columns-repeated="3"/>
          <table:table-cell table:formula="of:=IF([.C169]*[.G169]*[.N16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0]+[.H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341" calcext:value-type="float">
            <text:p>7.341</text:p>
          </table:table-cell>
          <table:table-cell office:value-type="float" office:value="1" calcext:value-type="float">
            <text:p>1</text:p>
          </table:table-cell>
          <table:table-cell office:value-type="float" office:value="5.39440202713" calcext:value-type="float">
            <text:p>5.3944020271</text:p>
          </table:table-cell>
          <table:table-cell table:formula="of:=[.K170] + [.M170]" office:value-type="float" office:value="12.73540202713" calcext:value-type="float">
            <text:p>12.7354020271</text:p>
          </table:table-cell>
          <table:table-cell table:number-columns-repeated="3"/>
          <table:table-cell table:formula="of:=IF([.C170]*[.G170]*[.N17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17.529" calcext:value-type="float">
            <text:p>17.5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1]+[.H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1" calcext:value-type="float">
            <text:p>1</text:p>
          </table:table-cell>
          <table:table-cell office:value-type="float" office:value="1.10027694702" calcext:value-type="float">
            <text:p>1.100276947</text:p>
          </table:table-cell>
          <table:table-cell table:formula="of:=[.K171] + [.M171]" office:value-type="float" office:value="2.19227694702" calcext:value-type="float">
            <text:p>2.192276947</text:p>
          </table:table-cell>
          <table:table-cell table:number-columns-repeated="3"/>
          <table:table-cell table:formula="of:=IF([.C171]*[.G171]*[.N17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52.963" calcext:value-type="float">
            <text:p>52.9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2]+[.H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02" calcext:value-type="float">
            <text:p>2.702</text:p>
          </table:table-cell>
          <table:table-cell office:value-type="float" office:value="1" calcext:value-type="float">
            <text:p>1</text:p>
          </table:table-cell>
          <table:table-cell office:value-type="float" office:value="2.5347840786" calcext:value-type="float">
            <text:p>2.5347840786</text:p>
          </table:table-cell>
          <table:table-cell table:formula="of:=[.K172] + [.M172]" office:value-type="float" office:value="5.2367840786" calcext:value-type="float">
            <text:p>5.2367840786</text:p>
          </table:table-cell>
          <table:table-cell table:number-columns-repeated="3"/>
          <table:table-cell table:formula="of:=IF([.C172]*[.G172]*[.N17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3]+[.H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3] + [.M173]" office:value-type="float" office:value="0" calcext:value-type="float">
            <text:p>0</text:p>
          </table:table-cell>
          <table:table-cell table:number-columns-repeated="3"/>
          <table:table-cell table:formula="of:=IF([.C173]*[.G173]*[.N17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4]+[.H1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4] + [.M174]" office:value-type="float" office:value="0" calcext:value-type="float">
            <text:p>0</text:p>
          </table:table-cell>
          <table:table-cell table:number-columns-repeated="3"/>
          <table:table-cell table:formula="of:=IF([.C174]*[.G174]*[.N17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5]+[.H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5] + [.M175]" office:value-type="float" office:value="0" calcext:value-type="float">
            <text:p>0</text:p>
          </table:table-cell>
          <table:table-cell table:number-columns-repeated="3"/>
          <table:table-cell table:formula="of:=IF([.C175]*[.G175]*[.N17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6]+[.H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6] + [.M176]" office:value-type="float" office:value="0" calcext:value-type="float">
            <text:p>0</text:p>
          </table:table-cell>
          <table:table-cell table:number-columns-repeated="3"/>
          <table:table-cell table:formula="of:=IF([.C176]*[.G176]*[.N17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7]+[.H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7] + [.M177]" office:value-type="float" office:value="0" calcext:value-type="float">
            <text:p>0</text:p>
          </table:table-cell>
          <table:table-cell table:number-columns-repeated="3"/>
          <table:table-cell table:formula="of:=IF([.C177]*[.G177]*[.N17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8]+[.H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8] + [.M178]" office:value-type="float" office:value="0" calcext:value-type="float">
            <text:p>0</text:p>
          </table:table-cell>
          <table:table-cell table:number-columns-repeated="3"/>
          <table:table-cell table:formula="of:=IF([.C178]*[.G178]*[.N17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9]+[.H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79] + [.M179]" office:value-type="float" office:value="0" calcext:value-type="float">
            <text:p>0</text:p>
          </table:table-cell>
          <table:table-cell table:number-columns-repeated="3"/>
          <table:table-cell table:formula="of:=IF([.C179]*[.G179]*[.N17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0]+[.H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0] + [.M180]" office:value-type="float" office:value="0" calcext:value-type="float">
            <text:p>0</text:p>
          </table:table-cell>
          <table:table-cell table:number-columns-repeated="3"/>
          <table:table-cell table:formula="of:=IF([.C180]*[.G180]*[.N180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1]+[.H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.312" calcext:value-type="float">
            <text:p>61.312</text:p>
          </table:table-cell>
          <table:table-cell office:value-type="float" office:value="14" calcext:value-type="float">
            <text:p>14</text:p>
          </table:table-cell>
          <table:table-cell office:value-type="float" office:value="29.2852361202" calcext:value-type="float">
            <text:p>29.2852361202</text:p>
          </table:table-cell>
          <table:table-cell table:formula="of:=[.K181] + [.M181]" office:value-type="float" office:value="90.5972361202" calcext:value-type="float">
            <text:p>90.5972361202</text:p>
          </table:table-cell>
          <table:table-cell table:number-columns-repeated="3"/>
          <table:table-cell table:formula="of:=IF([.C181]*[.G181]*[.N18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2]+[.H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2] + [.M182]" office:value-type="float" office:value="0" calcext:value-type="float">
            <text:p>0</text:p>
          </table:table-cell>
          <table:table-cell table:number-columns-repeated="3"/>
          <table:table-cell table:formula="of:=IF([.C182]*[.G182]*[.N18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3]+[.H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3] + [.M183]" office:value-type="float" office:value="0" calcext:value-type="float">
            <text:p>0</text:p>
          </table:table-cell>
          <table:table-cell table:number-columns-repeated="3"/>
          <table:table-cell table:formula="of:=IF([.C183]*[.G183]*[.N18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4]+[.H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4] + [.M184]" office:value-type="float" office:value="0" calcext:value-type="float">
            <text:p>0</text:p>
          </table:table-cell>
          <table:table-cell table:number-columns-repeated="3"/>
          <table:table-cell table:formula="of:=IF([.C184]*[.G184]*[.N184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5]+[.H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5] + [.M185]" office:value-type="float" office:value="0" calcext:value-type="float">
            <text:p>0</text:p>
          </table:table-cell>
          <table:table-cell table:number-columns-repeated="3"/>
          <table:table-cell table:formula="of:=IF([.C185]*[.G185]*[.N18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6]+[.H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6] + [.M186]" office:value-type="float" office:value="0" calcext:value-type="float">
            <text:p>0</text:p>
          </table:table-cell>
          <table:table-cell table:number-columns-repeated="3"/>
          <table:table-cell table:formula="of:=IF([.C186]*[.G186]*[.N18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7]+[.H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7] + [.M187]" office:value-type="float" office:value="0" calcext:value-type="float">
            <text:p>0</text:p>
          </table:table-cell>
          <table:table-cell table:number-columns-repeated="3"/>
          <table:table-cell table:formula="of:=IF([.C187]*[.G187]*[.N18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8]+[.H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8] + [.M188]" office:value-type="float" office:value="0" calcext:value-type="float">
            <text:p>0</text:p>
          </table:table-cell>
          <table:table-cell table:number-columns-repeated="3"/>
          <table:table-cell table:formula="of:=IF([.C188]*[.G188]*[.N18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9]+[.H1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89] + [.M189]" office:value-type="float" office:value="0" calcext:value-type="float">
            <text:p>0</text:p>
          </table:table-cell>
          <table:table-cell table:number-columns-repeated="3"/>
          <table:table-cell table:formula="of:=IF([.C189]*[.G189]*[.N18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1.pddl</text:p>
          </table:table-cell>
          <table:table-cell office:value-type="string" calcext:value-type="string">
            <text:p>SAT</text:p>
          </table:table-cell>
          <table:table-cell office:value-type="float" office:value="72.196" calcext:value-type="float">
            <text:p>72.196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table:formula="of:=[.F190]+[.H190]" office:value-type="float" office:value="3.49657885551" calcext:value-type="float">
            <text:p>3.4965788555</text:p>
          </table:table-cell>
          <table:table-cell office:value-type="float" office:value="2.07657885551" calcext:value-type="float">
            <text:p>2.0765788555</text:p>
          </table:table-cell>
          <table:table-cell table:number-columns-repeated="2"/>
          <table:table-cell office:value-type="float" office:value="1.426" calcext:value-type="float">
            <text:p>1.426</text:p>
          </table:table-cell>
          <table:table-cell office:value-type="float" office:value="1" calcext:value-type="float">
            <text:p>1</text:p>
          </table:table-cell>
          <table:table-cell office:value-type="float" office:value="0.900684833527" calcext:value-type="float">
            <text:p>0.9006848335</text:p>
          </table:table-cell>
          <table:table-cell table:formula="of:=[.K190] + [.M190]" office:value-type="float" office:value="2.326684833527" calcext:value-type="float">
            <text:p>2.3266848335</text:p>
          </table:table-cell>
          <table:table-cell table:number-columns-repeated="3"/>
          <table:table-cell table:formula="of:=IF([.C190]*[.G190]*[.N19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27.pddl</text:p>
          </table:table-cell>
          <table:table-cell office:value-type="string" calcext:value-type="string">
            <text:p>SAT</text:p>
          </table:table-cell>
          <table:table-cell office:value-type="float" office:value="7.058" calcext:value-type="float">
            <text:p>7.0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1]+[.H1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1] + [.M191]" office:value-type="float" office:value="0" calcext:value-type="float">
            <text:p>0</text:p>
          </table:table-cell>
          <table:table-cell table:number-columns-repeated="3"/>
          <table:table-cell table:formula="of:=IF([.C191]*[.G191]*[.N19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2]+[.H1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2] + [.M192]" office:value-type="float" office:value="0" calcext:value-type="float">
            <text:p>0</text:p>
          </table:table-cell>
          <table:table-cell table:number-columns-repeated="3"/>
          <table:table-cell table:formula="of:=IF([.C192]*[.G192]*[.N19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3]+[.H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3] + [.M193]" office:value-type="float" office:value="0" calcext:value-type="float">
            <text:p>0</text:p>
          </table:table-cell>
          <table:table-cell table:number-columns-repeated="3"/>
          <table:table-cell table:formula="of:=IF([.C193]*[.G193]*[.N19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9.pddl</text:p>
          </table:table-cell>
          <table:table-cell office:value-type="string" calcext:value-type="string">
            <text:p>SAT</text:p>
          </table:table-cell>
          <table:table-cell office:value-type="float" office:value="10.611" calcext:value-type="float">
            <text:p>10.611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table:formula="of:=[.F194]+[.H194]" office:value-type="float" office:value="1.079885892868" calcext:value-type="float">
            <text:p>1.0798858929</text:p>
          </table:table-cell>
          <table:table-cell office:value-type="float" office:value="0.649885892868" calcext:value-type="float">
            <text:p>0.6498858929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office:value-type="float" office:value="0.537685155869" calcext:value-type="float">
            <text:p>0.5376851559</text:p>
          </table:table-cell>
          <table:table-cell table:formula="of:=[.K194] + [.M194]" office:value-type="float" office:value="0.965685155869" calcext:value-type="float">
            <text:p>0.9656851559</text:p>
          </table:table-cell>
          <table:table-cell table:number-columns-repeated="3"/>
          <table:table-cell table:formula="of:=IF([.C194]*[.G194]*[.N194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3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5]+[.H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5] + [.M195]" office:value-type="float" office:value="0" calcext:value-type="float">
            <text:p>0</text:p>
          </table:table-cell>
          <table:table-cell table:number-columns-repeated="3"/>
          <table:table-cell table:formula="of:=IF([.C195]*[.G195]*[.N195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6]+[.H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6] + [.M196]" office:value-type="float" office:value="0" calcext:value-type="float">
            <text:p>0</text:p>
          </table:table-cell>
          <table:table-cell table:number-columns-repeated="3"/>
          <table:table-cell table:formula="of:=IF([.C196]*[.G196]*[.N196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7]+[.H1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7] + [.M197]" office:value-type="float" office:value="0" calcext:value-type="float">
            <text:p>0</text:p>
          </table:table-cell>
          <table:table-cell table:number-columns-repeated="3"/>
          <table:table-cell table:formula="of:=IF([.C197]*[.G197]*[.N197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53.721" calcext:value-type="float">
            <text:p>53.7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8]+[.H1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8] + [.M198]" office:value-type="float" office:value="0" calcext:value-type="float">
            <text:p>0</text:p>
          </table:table-cell>
          <table:table-cell table:number-columns-repeated="3"/>
          <table:table-cell table:formula="of:=IF([.C198]*[.G198]*[.N198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99]+[.H1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199] + [.M199]" office:value-type="float" office:value="0" calcext:value-type="float">
            <text:p>0</text:p>
          </table:table-cell>
          <table:table-cell table:number-columns-repeated="3"/>
          <table:table-cell table:formula="of:=IF([.C199]*[.G199]*[.N199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12.749" calcext:value-type="float">
            <text:p>12.749</text:p>
          </table:table-cell>
          <table:table-cell table:number-columns-repeated="2"/>
          <table:table-cell office:value-type="float" office:value="0.594" calcext:value-type="float">
            <text:p>0.594</text:p>
          </table:table-cell>
          <table:table-cell table:formula="of:=[.F200]+[.H200]" office:value-type="float" office:value="1.532734054565" calcext:value-type="float">
            <text:p>1.5327340546</text:p>
          </table:table-cell>
          <table:table-cell office:value-type="float" office:value="0.938734054565" calcext:value-type="float">
            <text:p>0.9387340546</text:p>
          </table:table-cell>
          <table:table-cell table:number-columns-repeated="2"/>
          <table:table-cell office:value-type="float" office:value="0.593" calcext:value-type="float">
            <text:p>0.593</text:p>
          </table:table-cell>
          <table:table-cell office:value-type="float" office:value="1" calcext:value-type="float">
            <text:p>1</text:p>
          </table:table-cell>
          <table:table-cell office:value-type="float" office:value="0.720767974854" calcext:value-type="float">
            <text:p>0.7207679749</text:p>
          </table:table-cell>
          <table:table-cell table:formula="of:=[.K200] + [.M200]" office:value-type="float" office:value="1.313767974854" calcext:value-type="float">
            <text:p>1.3137679749</text:p>
          </table:table-cell>
          <table:table-cell table:number-columns-repeated="3"/>
          <table:table-cell table:formula="of:=IF([.C200]*[.G200]*[.N200] = 0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1]+[.H2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01] + [.M201]" office:value-type="float" office:value="0" calcext:value-type="float">
            <text:p>0</text:p>
          </table:table-cell>
          <table:table-cell table:number-columns-repeated="3"/>
          <table:table-cell table:formula="of:=IF([.C201]*[.G201]*[.N201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20.757" calcext:value-type="float">
            <text:p>20.7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2]+[.H2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02] + [.M202]" office:value-type="float" office:value="0" calcext:value-type="float">
            <text:p>0</text:p>
          </table:table-cell>
          <table:table-cell table:number-columns-repeated="3"/>
          <table:table-cell table:formula="of:=IF([.C202]*[.G202]*[.N202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6.pddl</text:p>
          </table:table-cell>
          <table:table-cell office:value-type="string" calcext:value-type="string">
            <text:p>SAT</text:p>
          </table:table-cell>
          <table:table-cell office:value-type="float" office:value="11.371" calcext:value-type="float">
            <text:p>11.3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3]+[.H2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03] + [.M203]" office:value-type="float" office:value="0" calcext:value-type="float">
            <text:p>0</text:p>
          </table:table-cell>
          <table:table-cell table:number-columns-repeated="3"/>
          <table:table-cell table:formula="of:=IF([.C203]*[.G203]*[.N203] = 0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4]+[.H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K204] + [.M204]" office:value-type="float" office:value="0" calcext:value-type="float">
            <text:p>0</text:p>
          </table:table-cell>
          <table:table-cell table:number-columns-repeated="3"/>
          <table:table-cell table:formula="of:=IF([.C204]*[.G204]*[.N204] = 0; 0; 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 time just on solving</text:p>
          </table:table-cell>
          <table:table-cell/>
          <table:table-cell table:style-name="ce1" office:value-type="string" calcext:value-type="string">
            <text:p>Average time just on checking</text:p>
          </table:table-cell>
          <table:table-cell table:number-columns-repeated="2"/>
          <table:table-cell office:value-type="string" calcext:value-type="string">
            <text:p>Average time just on solving</text:p>
          </table:table-cell>
          <table:table-cell/>
          <table:table-cell table:style-name="ce1" office:value-type="string" calcext:value-type="string">
            <text:p>Average time just on checking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IF([.F4:.F204]; &quot;&lt;&gt; 0&quot;)" office:value-type="float" office:value="363.305" calcext:value-type="float">
            <text:p>363.305</text:p>
          </table:table-cell>
          <table:table-cell/>
          <table:table-cell table:formula="of:=SUMIF([.H4:.H204]; &quot;&lt;&gt; 0&quot;)" office:value-type="float" office:value="655.318842172726" calcext:value-type="float">
            <text:p>655.3188421727</text:p>
          </table:table-cell>
          <table:table-cell table:number-columns-repeated="2"/>
          <table:table-cell table:formula="of:=SUMIF([.K4:.K204]; &quot;&lt;&gt; 0&quot;)" office:value-type="float" office:value="481.965" calcext:value-type="float">
            <text:p>481.965</text:p>
          </table:table-cell>
          <table:table-cell/>
          <table:table-cell table:formula="of:=SUMIF([.M4:.M204]; &quot;&lt;&gt; 0&quot;)" office:value-type="float" office:value="97.2123420238432" calcext:value-type="float">
            <text:p>97.212342023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COUNTIF([.F4:.F204]; &quot;&lt;&gt;0&quot;)" office:value-type="float" office:value="129" calcext:value-type="float">
            <text:p>129</text:p>
          </table:table-cell>
          <table:table-cell/>
          <table:table-cell table:formula="of:=COUNTIF([.H4:.H204]; &quot;&lt;&gt;0&quot;)" office:value-type="float" office:value="129" calcext:value-type="float">
            <text:p>129</text:p>
          </table:table-cell>
          <table:table-cell table:number-columns-repeated="2"/>
          <table:table-cell table:formula="of:=COUNTIF([.K4:.K204]; &quot;&lt;&gt;0&quot;)" office:value-type="float" office:value="145" calcext:value-type="float">
            <text:p>145</text:p>
          </table:table-cell>
          <table:table-cell/>
          <table:table-cell table:formula="of:=COUNTIF([.M4:.M204]; &quot;&lt;&gt;0&quot;)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table:formula="of:=[.F206] / [.F207]" office:value-type="float" office:value="2.81631782945736" calcext:value-type="float">
            <text:p>2.8163178295</text:p>
          </table:table-cell>
          <table:table-cell/>
          <table:table-cell table:style-name="ce2" table:formula="of:=[.H206] / [.H207]" office:value-type="float" office:value="5.07999102459478" calcext:value-type="float">
            <text:p>5.0799910246</text:p>
          </table:table-cell>
          <table:table-cell table:number-columns-repeated="2"/>
          <table:table-cell table:style-name="ce2" table:formula="of:=[.K206] / [.K207]" office:value-type="float" office:value="3.32389655172414" calcext:value-type="float">
            <text:p>3.3238965517</text:p>
          </table:table-cell>
          <table:table-cell/>
          <table:table-cell table:style-name="ce2" table:formula="of:=[.M206] / [.M207]" office:value-type="float" office:value="0.670429944992022" calcext:value-type="float">
            <text:p>0.6704299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aximum check time</text:p>
          </table:table-cell>
          <table:table-cell table:formula="of:=MAX([.H4:.H204])" office:value-type="float" office:value="210.397877932" calcext:value-type="float">
            <text:p>210.397877932</text:p>
          </table:table-cell>
          <table:table-cell table:number-columns-repeated="3"/>
          <table:table-cell office:value-type="string" calcext:value-type="string">
            <text:p>maximum check time</text:p>
          </table:table-cell>
          <table:table-cell table:formula="of:=MAX([.M4:.M204])" office:value-type="float" office:value="29.2852361202" calcext:value-type="float">
            <text:p>29.2852361202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 of times on solved instances</text:p>
          </table:table-cell>
          <table:table-cell table:style-name="ce1" table:formula="of:=SUMIF([.C4:.C204]; &quot;&lt;&gt; 0&quot;)" office:value-type="float" office:value="3890.597" calcext:value-type="float">
            <text:p>3890.597</text:p>
          </table:table-cell>
          <table:table-cell table:number-columns-repeated="2"/>
          <table:table-cell office:value-type="string" calcext:value-type="string">
            <text:p>sum of times on solved instances</text:p>
          </table:table-cell>
          <table:table-cell table:style-name="ce1" table:formula="of:=SUMIF([.G4:.G204]; &quot;&lt;&gt; 0&quot;)" office:value-type="float" office:value="1018.62384217273" calcext:value-type="float">
            <text:p>1018.6238421727</text:p>
          </table:table-cell>
          <table:table-cell table:number-columns-repeated="5"/>
          <table:table-cell office:value-type="string" calcext:value-type="string">
            <text:p>sum of times on solved instances</text:p>
          </table:table-cell>
          <table:table-cell table:style-name="ce1" table:formula="of:=SUMIF([.N4:.N204]; &quot;&lt;&gt; 0&quot;)" office:value-type="float" office:value="579.177342023843" calcext:value-type="float">
            <text:p>579.1773420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ount of solved instances</text:p>
          </table:table-cell>
          <table:table-cell table:formula="of:=COUNTIF([.C4:.C204]; &quot;&lt;&gt;0&quot;)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amount of solved instances</text:p>
          </table:table-cell>
          <table:table-cell table:formula="of:=COUNTIF([.G4:.G204]; &quot;&lt;&gt;0&quot;)"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amount of solved instances</text:p>
          </table:table-cell>
          <table:table-cell table:formula="of:=COUNTIF([.N4:.N204]; &quot;&lt;&gt;0&quot;)"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 solving time</text:p>
          </table:table-cell>
          <table:table-cell table:formula="of:=[.C213] / [.C214]" office:value-type="float" office:value="27.0180347222222" calcext:value-type="float">
            <text:p>27.0180347222</text:p>
          </table:table-cell>
          <table:table-cell table:number-columns-repeated="2"/>
          <table:table-cell office:value-type="string" calcext:value-type="string">
            <text:p>Average solving time</text:p>
          </table:table-cell>
          <table:table-cell table:formula="of:=[.G213] / [.G214]" office:value-type="float" office:value="7.89630885405214" calcext:value-type="float">
            <text:p>7.8963088541</text:p>
          </table:table-cell>
          <table:table-cell table:number-columns-repeated="5"/>
          <table:table-cell office:value-type="string" calcext:value-type="string">
            <text:p>Average solving time</text:p>
          </table:table-cell>
          <table:table-cell table:formula="of:=[.N213] / [.N214]" office:value-type="float" office:value="3.99432649671616" calcext:value-type="float">
            <text:p>3.9943264967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 of time on common solved instances</text:p>
          </table:table-cell>
          <table:table-cell table:formula="of:=SUMIFS([.C4:.C204]; [.R4:.R204]; &quot;&lt;&gt;0&quot;)" office:value-type="float" office:value="2961.033" calcext:value-type="float">
            <text:p>2961.033</text:p>
          </table:table-cell>
          <table:table-cell table:number-columns-repeated="2"/>
          <table:table-cell office:value-type="string" calcext:value-type="string">
            <text:p>sum of time on common solved instances</text:p>
          </table:table-cell>
          <table:table-cell table:formula="of:=SUMIFS([.G4:.G204]; [.R4:.R204]; &quot;&lt;&gt;0&quot;)" office:value-type="float" office:value="770.758949453457" calcext:value-type="float">
            <text:p>770.7589494535</text:p>
          </table:table-cell>
          <table:table-cell table:number-columns-repeated="5"/>
          <table:table-cell office:value-type="string" calcext:value-type="string">
            <text:p>sum of time on common solved instances</text:p>
          </table:table-cell>
          <table:table-cell table:formula="of:=SUMIFS([.N4:.N204]; [.R4:.R204]; &quot;&lt;&gt;0&quot;)" office:value-type="float" office:value="150.862904476171" calcext:value-type="float">
            <text:p>150.8629044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ount of common solved instances</text:p>
          </table:table-cell>
          <table:table-cell table:formula="of:=COUNTIF([.R4:.R204]; &quot;&lt;&gt;0&quot;)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amount of common solved instances</text:p>
          </table:table-cell>
          <table:table-cell table:formula="of:=COUNTIF([.R4:.R204]; &quot;&lt;&gt;0&quot;)"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amount of common solved instances</text:p>
          </table:table-cell>
          <table:table-cell table:formula="of:=COUNTIF([.R4:.R204]; &quot;&lt;&gt;0&quot;)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 solving time</text:p>
          </table:table-cell>
          <table:table-cell table:formula="of:=[.C219]/[.C220]" office:value-type="float" office:value="26.9184818181818" calcext:value-type="float">
            <text:p>26.9184818182</text:p>
          </table:table-cell>
          <table:table-cell table:number-columns-repeated="2"/>
          <table:table-cell office:value-type="string" calcext:value-type="string">
            <text:p>Average solving time</text:p>
          </table:table-cell>
          <table:table-cell table:formula="of:=[.G219]/[.G220]" office:value-type="float" office:value="7.00689954048598" calcext:value-type="float">
            <text:p>7.0068995405</text:p>
          </table:table-cell>
          <table:table-cell table:number-columns-repeated="5"/>
          <table:table-cell office:value-type="string" calcext:value-type="string">
            <text:p>Average solving time</text:p>
          </table:table-cell>
          <table:table-cell table:formula="of:=[.N219]/[.N220]" office:value-type="float" office:value="1.37148094978338" calcext:value-type="float">
            <text:p>1.371480949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sum of check time on common solved instances</text:p>
          </table:table-cell>
          <table:table-cell table:formula="of:=SUMIFS([.H4:.H204]; [.R4:.R204]; &quot;&lt;&gt;0&quot;)" office:value-type="float" office:value="646.101949453457" calcext:value-type="float">
            <text:p>646.1019494535</text:p>
          </table:table-cell>
          <table:table-cell table:number-columns-repeated="3"/>
          <table:table-cell office:value-type="string" calcext:value-type="string">
            <text:p>sum of check time on common solved instances</text:p>
          </table:table-cell>
          <table:table-cell table:formula="of:=SUMIFS([.M4:.M204]; [.R4:.R204]; &quot;&lt;&gt;0&quot;)" office:value-type="float" office:value="26.2389044761715" calcext:value-type="float">
            <text:p>26.238904476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mount of common solved instances</text:p>
          </table:table-cell>
          <table:table-cell table:formula="of:=COUNTIF([.R4:.R204]; &quot;&lt;&gt;0&quot;)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amount of common solved instances</text:p>
          </table:table-cell>
          <table:table-cell table:formula="of:=COUNTIF([.R4:.R204]; &quot;&lt;&gt;0&quot;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verage check time</text:p>
          </table:table-cell>
          <table:table-cell table:formula="of:=[.H223]/[.H224]" office:value-type="float" office:value="5.87365408594052" calcext:value-type="float">
            <text:p>5.8736540859</text:p>
          </table:table-cell>
          <table:table-cell table:number-columns-repeated="3"/>
          <table:table-cell office:value-type="string" calcext:value-type="string">
            <text:p>Average check time</text:p>
          </table:table-cell>
          <table:table-cell table:formula="of:=[.M223]/[.M224]" office:value-type="float" office:value="0.238535495237923" calcext:value-type="float">
            <text:p>0.2385354952</text:p>
          </table:table-cell>
          <table:table-cell table:number-columns-repeated="5"/>
        </table:table-row>
      </table:table>
      <table:table table:name="modified plasp with new checker details" table:style-name="ta1"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this is the modified plasp with the new “serial” checker</text:p>
          </table:table-cell>
          <table:table-cell table:number-columns-repeated="8"/>
          <table:table-cell office:value-type="string" calcext:value-type="string">
            <text:p>solved by all thre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amount of parallel actions in a ste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ving time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heck_time_serial</text:p>
          </table:table-cell>
          <table:table-cell office:value-type="string" calcext:value-type="string">
            <text:p>check_steps</text:p>
          </table:table-cell>
          <table:table-cell office:value-type="string" calcext:value-type="string">
            <text:p>serial_ground</text:p>
          </table:table-cell>
          <table:table-cell office:value-type="string" calcext:value-type="string">
            <text:p>serial_solve</text:p>
          </table:table-cell>
          <table:table-cell office:value-type="string" calcext:value-type="string">
            <text:p>serial_extract</text:p>
          </table:table-cell>
          <table:table-cell table:number-columns-repeated="2"/>
          <table:table-cell office:value-type="string" calcext:value-type="string">
            <text:p>0 means not solved by all, 1 means solved by all</text:p>
          </table:table-cell>
        </table:table-row>
        <table:table-row table:style-name="ro1">
          <table:table-cell office:value-type="string" calcext:value-type="string">
            <text:p>ipc-2000/blocks-strips-typed/instance-20.pddl</text:p>
          </table:table-cell>
          <table:table-cell office:value-type="float" office:value="0.573" calcext:value-type="float">
            <text:p>0.573</text:p>
          </table:table-cell>
          <table:table-cell table:formula="of:=[.B4]+[.D4]" office:value-type="float" office:value="0.778862998962" calcext:value-type="float">
            <text:p>0.778862999</text:p>
          </table:table-cell>
          <table:table-cell office:value-type="float" office:value="0.205862998962" calcext:value-type="float">
            <text:p>0.205862999</text:p>
          </table:table-cell>
          <table:table-cell office:value-type="float" office:value="1" calcext:value-type="float">
            <text:p>1</text:p>
          </table:table-cell>
          <table:table-cell table:formula="of:=0.0793380737305+0.0123693943024" office:value-type="float" office:value="0.0917074680329" calcext:value-type="float">
            <text:p>0.091707468</text:p>
          </table:table-cell>
          <table:table-cell office:value-type="float" office:value="0.0501737594604" calcext:value-type="float">
            <text:p>0.0501737595</text:p>
          </table:table-cell>
          <table:table-cell office:value-type="float" office:value="0.063894033432" calcext:value-type="float">
            <text:p>0.0638940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float" office:value="0.752" calcext:value-type="float">
            <text:p>0.752</text:p>
          </table:table-cell>
          <table:table-cell table:formula="of:=[.B5]+[.D5]" office:value-type="float" office:value="1.208317901611" calcext:value-type="float">
            <text:p>1.2083179016</text:p>
          </table:table-cell>
          <table:table-cell office:value-type="float" office:value="0.456317901611" calcext:value-type="float">
            <text:p>0.4563179016</text:p>
          </table:table-cell>
          <table:table-cell office:value-type="float" office:value="1" calcext:value-type="float">
            <text:p>1</text:p>
          </table:table-cell>
          <table:table-cell table:formula="of:=0.169572114944+0.0258460044861" office:value-type="float" office:value="0.1954181194301" calcext:value-type="float">
            <text:p>0.1954181194</text:p>
          </table:table-cell>
          <table:table-cell office:value-type="float" office:value="0.138813018799" calcext:value-type="float">
            <text:p>0.1388130188</text:p>
          </table:table-cell>
          <table:table-cell office:value-type="float" office:value="0.121896743774" calcext:value-type="float">
            <text:p>0.1218967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6.pddl</text:p>
          </table:table-cell>
          <table:table-cell office:value-type="float" office:value="0.189" calcext:value-type="float">
            <text:p>0.189</text:p>
          </table:table-cell>
          <table:table-cell table:formula="of:=[.B6]+[.D6]" office:value-type="float" office:value="0.330252994537" calcext:value-type="float">
            <text:p>0.3302529945</text:p>
          </table:table-cell>
          <table:table-cell office:value-type="float" office:value="0.141252994537" calcext:value-type="float">
            <text:p>0.1412529945</text:p>
          </table:table-cell>
          <table:table-cell office:value-type="float" office:value="1" calcext:value-type="float">
            <text:p>1</text:p>
          </table:table-cell>
          <table:table-cell table:formula="of:=0.0640761852264+0.00929117202759" office:value-type="float" office:value="0.07336735725399" calcext:value-type="float">
            <text:p>0.0733673573</text:p>
          </table:table-cell>
          <table:table-cell office:value-type="float" office:value="0.0318105220795" calcext:value-type="float">
            <text:p>0.0318105221</text:p>
          </table:table-cell>
          <table:table-cell office:value-type="float" office:value="0.0359959602356" calcext:value-type="float">
            <text:p>0.03599596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1.pddl</text:p>
          </table:table-cell>
          <table:table-cell office:value-type="float" office:value="0.172" calcext:value-type="float">
            <text:p>0.172</text:p>
          </table:table-cell>
          <table:table-cell table:formula="of:=[.B7]+[.D7]" office:value-type="float" office:value="0.2613371105194" calcext:value-type="float">
            <text:p>0.2613371105</text:p>
          </table:table-cell>
          <table:table-cell office:value-type="float" office:value="0.0893371105194" calcext:value-type="float">
            <text:p>0.0893371105</text:p>
          </table:table-cell>
          <table:table-cell office:value-type="float" office:value="1" calcext:value-type="float">
            <text:p>1</text:p>
          </table:table-cell>
          <table:table-cell table:formula="of:=0.0399429798126+0.00649642944336" office:value-type="float" office:value="0.04643940925596" calcext:value-type="float">
            <text:p>0.0464394093</text:p>
          </table:table-cell>
          <table:table-cell office:value-type="float" office:value="0.0184636116028" calcext:value-type="float">
            <text:p>0.0184636116</text:p>
          </table:table-cell>
          <table:table-cell office:value-type="float" office:value="0.0243713855743" calcext:value-type="float">
            <text:p>0.02437138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float" office:value="0.857" calcext:value-type="float">
            <text:p>0.857</text:p>
          </table:table-cell>
          <table:table-cell table:formula="of:=[.B8]+[.D8]" office:value-type="float" office:value="1.290280944824" calcext:value-type="float">
            <text:p>1.2902809448</text:p>
          </table:table-cell>
          <table:table-cell office:value-type="float" office:value="0.433280944824" calcext:value-type="float">
            <text:p>0.4332809448</text:p>
          </table:table-cell>
          <table:table-cell office:value-type="float" office:value="1" calcext:value-type="float">
            <text:p>1</text:p>
          </table:table-cell>
          <table:table-cell table:formula="of:=0.160552978516+0.024031162262" office:value-type="float" office:value="0.184584140778" calcext:value-type="float">
            <text:p>0.1845841408</text:p>
          </table:table-cell>
          <table:table-cell office:value-type="float" office:value="0.132675886154" calcext:value-type="float">
            <text:p>0.1326758862</text:p>
          </table:table-cell>
          <table:table-cell office:value-type="float" office:value="0.115862369537" calcext:value-type="float">
            <text:p>0.1158623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float" office:value="0.596" calcext:value-type="float">
            <text:p>0.596</text:p>
          </table:table-cell>
          <table:table-cell table:formula="of:=[.B9]+[.D9]" office:value-type="float" office:value="0.84368614769" calcext:value-type="float">
            <text:p>0.8436861477</text:p>
          </table:table-cell>
          <table:table-cell office:value-type="float" office:value="0.24768614769" calcext:value-type="float">
            <text:p>0.2476861477</text:p>
          </table:table-cell>
          <table:table-cell office:value-type="float" office:value="1" calcext:value-type="float">
            <text:p>1</text:p>
          </table:table-cell>
          <table:table-cell table:formula="of:=0.0965578556061+0.0143802165985" office:value-type="float" office:value="0.1109380722046" calcext:value-type="float">
            <text:p>0.1109380722</text:p>
          </table:table-cell>
          <table:table-cell office:value-type="float" office:value="0.0639228820801" calcext:value-type="float">
            <text:p>0.0639228821</text:p>
          </table:table-cell>
          <table:table-cell office:value-type="float" office:value="0.072713136673" calcext:value-type="float">
            <text:p>0.0727131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7.pddl</text:p>
          </table:table-cell>
          <table:table-cell office:value-type="float" office:value="0.197" calcext:value-type="float">
            <text:p>0.197</text:p>
          </table:table-cell>
          <table:table-cell table:formula="of:=[.B10]+[.D10]" office:value-type="float" office:value="0.335566017151" calcext:value-type="float">
            <text:p>0.3355660172</text:p>
          </table:table-cell>
          <table:table-cell office:value-type="float" office:value="0.138566017151" calcext:value-type="float">
            <text:p>0.1385660172</text:p>
          </table:table-cell>
          <table:table-cell office:value-type="float" office:value="1" calcext:value-type="float">
            <text:p>1</text:p>
          </table:table-cell>
          <table:table-cell table:formula="of:=0.0635590553284+0.00909566879272" office:value-type="float" office:value="0.07265472412112" calcext:value-type="float">
            <text:p>0.0726547241</text:p>
          </table:table-cell>
          <table:table-cell office:value-type="float" office:value="0.0307328701019" calcext:value-type="float">
            <text:p>0.0307328701</text:p>
          </table:table-cell>
          <table:table-cell office:value-type="float" office:value="0.0351071357727" calcext:value-type="float">
            <text:p>0.0351071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9.pddl</text:p>
          </table:table-cell>
          <table:table-cell office:value-type="float" office:value="0.313" calcext:value-type="float">
            <text:p>0.313</text:p>
          </table:table-cell>
          <table:table-cell table:formula="of:=[.B11]+[.D11]" office:value-type="float" office:value="0.518147981644" calcext:value-type="float">
            <text:p>0.5181479816</text:p>
          </table:table-cell>
          <table:table-cell office:value-type="float" office:value="0.205147981644" calcext:value-type="float">
            <text:p>0.2051479816</text:p>
          </table:table-cell>
          <table:table-cell office:value-type="float" office:value="1" calcext:value-type="float">
            <text:p>1</text:p>
          </table:table-cell>
          <table:table-cell table:formula="of:=0.0788719654083+0.0121169090271" office:value-type="float" office:value="0.0909888744354" calcext:value-type="float">
            <text:p>0.0909888744</text:p>
          </table:table-cell>
          <table:table-cell office:value-type="float" office:value="0.0506505966187" calcext:value-type="float">
            <text:p>0.0506505966</text:p>
          </table:table-cell>
          <table:table-cell office:value-type="float" office:value="0.063380241394" calcext:value-type="float">
            <text:p>0.06338024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2.pddl</text:p>
          </table:table-cell>
          <table:table-cell office:value-type="float" office:value="0.09" calcext:value-type="float">
            <text:p>0.09</text:p>
          </table:table-cell>
          <table:table-cell table:formula="of:=[.B12]+[.D12]" office:value-type="float" office:value="0.162329044342" calcext:value-type="float">
            <text:p>0.1623290443</text:p>
          </table:table-cell>
          <table:table-cell office:value-type="float" office:value="0.072329044342" calcext:value-type="float">
            <text:p>0.0723290443</text:p>
          </table:table-cell>
          <table:table-cell office:value-type="float" office:value="1" calcext:value-type="float">
            <text:p>1</text:p>
          </table:table-cell>
          <table:table-cell table:formula="of:=0.039076089859+0.00576519966125" office:value-type="float" office:value="0.04484128952025" calcext:value-type="float">
            <text:p>0.0448412895</text:p>
          </table:table-cell>
          <table:table-cell office:value-type="float" office:value="0.0138726234436" calcext:value-type="float">
            <text:p>0.0138726234</text:p>
          </table:table-cell>
          <table:table-cell office:value-type="float" office:value="0.0135645866394" calcext:value-type="float">
            <text:p>0.0135645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float" office:value="0.871" calcext:value-type="float">
            <text:p>0.871</text:p>
          </table:table-cell>
          <table:table-cell table:formula="of:=[.B13]+[.D13]" office:value-type="float" office:value="1.12441796875" calcext:value-type="float">
            <text:p>1.1244179688</text:p>
          </table:table-cell>
          <table:table-cell office:value-type="float" office:value="0.25341796875" calcext:value-type="float">
            <text:p>0.2534179688</text:p>
          </table:table-cell>
          <table:table-cell office:value-type="float" office:value="1" calcext:value-type="float">
            <text:p>1</text:p>
          </table:table-cell>
          <table:table-cell table:formula="of:=0.10178399086+0.0144588947296" office:value-type="float" office:value="0.1162428855896" calcext:value-type="float">
            <text:p>0.1162428856</text:p>
          </table:table-cell>
          <table:table-cell office:value-type="float" office:value="0.064085483551" calcext:value-type="float">
            <text:p>0.0640854836</text:p>
          </table:table-cell>
          <table:table-cell office:value-type="float" office:value="0.0729839801788" calcext:value-type="float">
            <text:p>0.07298398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5.pddl</text:p>
          </table:table-cell>
          <table:table-cell office:value-type="float" office:value="0.117" calcext:value-type="float">
            <text:p>0.117</text:p>
          </table:table-cell>
          <table:table-cell table:formula="of:=[.B14]+[.D14]" office:value-type="float" office:value="0.2099179191589" calcext:value-type="float">
            <text:p>0.2099179192</text:p>
          </table:table-cell>
          <table:table-cell office:value-type="float" office:value="0.0929179191589" calcext:value-type="float">
            <text:p>0.0929179192</text:p>
          </table:table-cell>
          <table:table-cell office:value-type="float" office:value="1" calcext:value-type="float">
            <text:p>1</text:p>
          </table:table-cell>
          <table:table-cell table:formula="of:=0.0505299568176+0.00679683685303" office:value-type="float" office:value="0.05732679367063" calcext:value-type="float">
            <text:p>0.0573267937</text:p>
          </table:table-cell>
          <table:table-cell office:value-type="float" office:value="0.01850938797" calcext:value-type="float">
            <text:p>0.018509388</text:p>
          </table:table-cell>
          <table:table-cell office:value-type="float" office:value="0.017019033432" calcext:value-type="float">
            <text:p>0.0170190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3.pddl</text:p>
          </table:table-cell>
          <table:table-cell office:value-type="float" office:value="0.453" calcext:value-type="float">
            <text:p>0.453</text:p>
          </table:table-cell>
          <table:table-cell table:formula="of:=[.B15]+[.D15]" office:value-type="float" office:value="0.662311008453" calcext:value-type="float">
            <text:p>0.6623110085</text:p>
          </table:table-cell>
          <table:table-cell office:value-type="float" office:value="0.209311008453" calcext:value-type="float">
            <text:p>0.2093110085</text:p>
          </table:table-cell>
          <table:table-cell office:value-type="float" office:value="1" calcext:value-type="float">
            <text:p>1</text:p>
          </table:table-cell>
          <table:table-cell table:formula="of:=0.0961661338806+0.012526512146" office:value-type="float" office:value="0.1086926460266" calcext:value-type="float">
            <text:p>0.108692646</text:p>
          </table:table-cell>
          <table:table-cell office:value-type="float" office:value="0.0508971214294" calcext:value-type="float">
            <text:p>0.0508971214</text:p>
          </table:table-cell>
          <table:table-cell office:value-type="float" office:value="0.0496349334717" calcext:value-type="float">
            <text:p>0.04963493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float" office:value="0.723" calcext:value-type="float">
            <text:p>0.723</text:p>
          </table:table-cell>
          <table:table-cell table:formula="of:=[.B16]+[.D16]" office:value-type="float" office:value="1.228333900452" calcext:value-type="float">
            <text:p>1.2283339005</text:p>
          </table:table-cell>
          <table:table-cell office:value-type="float" office:value="0.505333900452" calcext:value-type="float">
            <text:p>0.5053339005</text:p>
          </table:table-cell>
          <table:table-cell office:value-type="float" office:value="1" calcext:value-type="float">
            <text:p>1</text:p>
          </table:table-cell>
          <table:table-cell table:formula="of:=0.185184001923+0.0284297466278" office:value-type="float" office:value="0.2136137485508" calcext:value-type="float">
            <text:p>0.2136137486</text:p>
          </table:table-cell>
          <table:table-cell office:value-type="float" office:value="0.159123897552" calcext:value-type="float">
            <text:p>0.1591238976</text:p>
          </table:table-cell>
          <table:table-cell office:value-type="float" office:value="0.132407665253" calcext:value-type="float">
            <text:p>0.13240766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float" office:value="0.584" calcext:value-type="float">
            <text:p>0.584</text:p>
          </table:table-cell>
          <table:table-cell table:formula="of:=[.B17]+[.D17]" office:value-type="float" office:value="0.885331996918" calcext:value-type="float">
            <text:p>0.8853319969</text:p>
          </table:table-cell>
          <table:table-cell office:value-type="float" office:value="0.301331996918" calcext:value-type="float">
            <text:p>0.3013319969</text:p>
          </table:table-cell>
          <table:table-cell office:value-type="float" office:value="1" calcext:value-type="float">
            <text:p>1</text:p>
          </table:table-cell>
          <table:table-cell table:formula="of:=0.1157310009+0.0175492763519" office:value-type="float" office:value="0.1332802772519" calcext:value-type="float">
            <text:p>0.1332802773</text:p>
          </table:table-cell>
          <table:table-cell office:value-type="float" office:value="0.0823903083801" calcext:value-type="float">
            <text:p>0.0823903084</text:p>
          </table:table-cell>
          <table:table-cell office:value-type="float" office:value="0.0855267047882" calcext:value-type="float">
            <text:p>0.08552670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3.pddl</text:p>
          </table:table-cell>
          <table:table-cell office:value-type="float" office:value="0.118" calcext:value-type="float">
            <text:p>0.118</text:p>
          </table:table-cell>
          <table:table-cell table:formula="of:=[.B18]+[.D18]" office:value-type="float" office:value="0.210983007431" calcext:value-type="float">
            <text:p>0.2109830074</text:p>
          </table:table-cell>
          <table:table-cell office:value-type="float" office:value="0.092983007431" calcext:value-type="float">
            <text:p>0.0929830074</text:p>
          </table:table-cell>
          <table:table-cell office:value-type="float" office:value="1" calcext:value-type="float">
            <text:p>1</text:p>
          </table:table-cell>
          <table:table-cell table:formula="of:=0.0506069660187+0.00684976577759" office:value-type="float" office:value="0.05745673179629" calcext:value-type="float">
            <text:p>0.0574567318</text:p>
          </table:table-cell>
          <table:table-cell office:value-type="float" office:value="0.0183525085449" calcext:value-type="float">
            <text:p>0.0183525085</text:p>
          </table:table-cell>
          <table:table-cell office:value-type="float" office:value="0.0171155929565" calcext:value-type="float">
            <text:p>0.017115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8.pddl</text:p>
          </table:table-cell>
          <table:table-cell office:value-type="float" office:value="0.193" calcext:value-type="float">
            <text:p>0.193</text:p>
          </table:table-cell>
          <table:table-cell table:formula="of:=[.B19]+[.D19]" office:value-type="float" office:value="0.333300989151" calcext:value-type="float">
            <text:p>0.3333009892</text:p>
          </table:table-cell>
          <table:table-cell office:value-type="float" office:value="0.140300989151" calcext:value-type="float">
            <text:p>0.1403009892</text:p>
          </table:table-cell>
          <table:table-cell office:value-type="float" office:value="1" calcext:value-type="float">
            <text:p>1</text:p>
          </table:table-cell>
          <table:table-cell table:formula="of:=0.0643479824066+0.00924301147461" office:value-type="float" office:value="0.07359099388121" calcext:value-type="float">
            <text:p>0.0735909939</text:p>
          </table:table-cell>
          <table:table-cell office:value-type="float" office:value="0.0314741134644" calcext:value-type="float">
            <text:p>0.0314741135</text:p>
          </table:table-cell>
          <table:table-cell office:value-type="float" office:value="0.0351612567902" calcext:value-type="float">
            <text:p>0.03516125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float" office:value="0.906" calcext:value-type="float">
            <text:p>0.906</text:p>
          </table:table-cell>
          <table:table-cell table:formula="of:=[.B20]+[.D20]" office:value-type="float" office:value="1.214229923248" calcext:value-type="float">
            <text:p>1.2142299232</text:p>
          </table:table-cell>
          <table:table-cell office:value-type="float" office:value="0.308229923248" calcext:value-type="float">
            <text:p>0.3082299232</text:p>
          </table:table-cell>
          <table:table-cell office:value-type="float" office:value="1" calcext:value-type="float">
            <text:p>1</text:p>
          </table:table-cell>
          <table:table-cell table:formula="of:=0.122159957886+0.017263174057" office:value-type="float" office:value="0.139423131943" calcext:value-type="float">
            <text:p>0.1394231319</text:p>
          </table:table-cell>
          <table:table-cell office:value-type="float" office:value="0.0830533504486" calcext:value-type="float">
            <text:p>0.0830533504</text:p>
          </table:table-cell>
          <table:table-cell office:value-type="float" office:value="0.0856168270111" calcext:value-type="float">
            <text:p>0.085616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1.pddl</text:p>
          </table:table-cell>
          <table:table-cell office:value-type="float" office:value="0.424" calcext:value-type="float">
            <text:p>0.424</text:p>
          </table:table-cell>
          <table:table-cell table:formula="of:=[.B21]+[.D21]" office:value-type="float" office:value="0.628312086105" calcext:value-type="float">
            <text:p>0.6283120861</text:p>
          </table:table-cell>
          <table:table-cell office:value-type="float" office:value="0.204312086105" calcext:value-type="float">
            <text:p>0.2043120861</text:p>
          </table:table-cell>
          <table:table-cell office:value-type="float" office:value="1" calcext:value-type="float">
            <text:p>1</text:p>
          </table:table-cell>
          <table:table-cell table:formula="of:=0.0795669555664+0.011857509613" office:value-type="float" office:value="0.0914244651794" calcext:value-type="float">
            <text:p>0.0914244652</text:p>
          </table:table-cell>
          <table:table-cell office:value-type="float" office:value="0.049889087677" calcext:value-type="float">
            <text:p>0.0498890877</text:p>
          </table:table-cell>
          <table:table-cell office:value-type="float" office:value="0.062881231308" calcext:value-type="float">
            <text:p>0.06288123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14.pddl</text:p>
          </table:table-cell>
          <table:table-cell office:value-type="float" office:value="0.118" calcext:value-type="float">
            <text:p>0.118</text:p>
          </table:table-cell>
          <table:table-cell table:formula="of:=[.B22]+[.D22]" office:value-type="float" office:value="0.2111429862976" calcext:value-type="float">
            <text:p>0.2111429863</text:p>
          </table:table-cell>
          <table:table-cell office:value-type="float" office:value="0.0931429862976" calcext:value-type="float">
            <text:p>0.0931429863</text:p>
          </table:table-cell>
          <table:table-cell office:value-type="float" office:value="1" calcext:value-type="float">
            <text:p>1</text:p>
          </table:table-cell>
          <table:table-cell table:formula="of:=0.0507669448853+0.00659418106079" office:value-type="float" office:value="0.05736112594609" calcext:value-type="float">
            <text:p>0.0573611259</text:p>
          </table:table-cell>
          <table:table-cell office:value-type="float" office:value="0.0184257030487" calcext:value-type="float">
            <text:p>0.018425703</text:p>
          </table:table-cell>
          <table:table-cell office:value-type="float" office:value="0.0173144340515" calcext:value-type="float">
            <text:p>0.0173144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6.pddl</text:p>
          </table:table-cell>
          <table:table-cell office:value-type="float" office:value="0" calcext:value-type="float">
            <text:p>0</text:p>
          </table:table-cell>
          <table:table-cell table:formula="of:=[.B23]+[.D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float" office:value="0" calcext:value-type="float">
            <text:p>0</text:p>
          </table:table-cell>
          <table:table-cell table:formula="of:=[.B24]+[.D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5.pddl</text:p>
          </table:table-cell>
          <table:table-cell office:value-type="float" office:value="0.047" calcext:value-type="float">
            <text:p>0.047</text:p>
          </table:table-cell>
          <table:table-cell table:formula="of:=[.B25]+[.D25]" office:value-type="float" office:value="0.1229389400482" calcext:value-type="float">
            <text:p>0.12293894</text:p>
          </table:table-cell>
          <table:table-cell office:value-type="float" office:value="0.0759389400482" calcext:value-type="float">
            <text:p>0.07593894</text:p>
          </table:table-cell>
          <table:table-cell office:value-type="float" office:value="5" calcext:value-type="float">
            <text:p>5</text:p>
          </table:table-cell>
          <table:table-cell table:formula="of:=0.0339879989624+0.0184020996094" office:value-type="float" office:value="0.0523900985718" calcext:value-type="float">
            <text:p>0.0523900986</text:p>
          </table:table-cell>
          <table:table-cell office:value-type="float" office:value="0.0209450721741" calcext:value-type="float">
            <text:p>0.0209450722</text:p>
          </table:table-cell>
          <table:table-cell office:value-type="float" office:value="0.0025749206543" calcext:value-type="float">
            <text:p>0.0025749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float" office:value="0" calcext:value-type="float">
            <text:p>0</text:p>
          </table:table-cell>
          <table:table-cell table:formula="of:=[.B26]+[.D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2.pddl</text:p>
          </table:table-cell>
          <table:table-cell office:value-type="float" office:value="0" calcext:value-type="float">
            <text:p>0</text:p>
          </table:table-cell>
          <table:table-cell table:formula="of:=[.B27]+[.D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float" office:value="0" calcext:value-type="float">
            <text:p>0</text:p>
          </table:table-cell>
          <table:table-cell table:formula="of:=[.B28]+[.D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0.pddl</text:p>
          </table:table-cell>
          <table:table-cell office:value-type="float" office:value="0" calcext:value-type="float">
            <text:p>0</text:p>
          </table:table-cell>
          <table:table-cell table:formula="of:=[.B29]+[.D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float" office:value="0" calcext:value-type="float">
            <text:p>0</text:p>
          </table:table-cell>
          <table:table-cell table:formula="of:=[.B30]+[.D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float" office:value="0" calcext:value-type="float">
            <text:p>0</text:p>
          </table:table-cell>
          <table:table-cell table:formula="of:=[.B31]+[.D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float" office:value="0" calcext:value-type="float">
            <text:p>0</text:p>
          </table:table-cell>
          <table:table-cell table:formula="of:=[.B32]+[.D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8.pddl</text:p>
          </table:table-cell>
          <table:table-cell office:value-type="float" office:value="0" calcext:value-type="float">
            <text:p>0</text:p>
          </table:table-cell>
          <table:table-cell table:formula="of:=[.B33]+[.D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4.pddl</text:p>
          </table:table-cell>
          <table:table-cell office:value-type="float" office:value="0" calcext:value-type="float">
            <text:p>0</text:p>
          </table:table-cell>
          <table:table-cell table:formula="of:=[.B34]+[.D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float" office:value="0" calcext:value-type="float">
            <text:p>0</text:p>
          </table:table-cell>
          <table:table-cell table:formula="of:=[.B35]+[.D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7.pddl</text:p>
          </table:table-cell>
          <table:table-cell office:value-type="float" office:value="0.042" calcext:value-type="float">
            <text:p>0.042</text:p>
          </table:table-cell>
          <table:table-cell table:formula="of:=[.B36]+[.D36]" office:value-type="float" office:value="0.092057888031" calcext:value-type="float">
            <text:p>0.092057888</text:p>
          </table:table-cell>
          <table:table-cell office:value-type="float" office:value="0.050057888031" calcext:value-type="float">
            <text:p>0.050057888</text:p>
          </table:table-cell>
          <table:table-cell office:value-type="float" office:value="3" calcext:value-type="float">
            <text:p>3</text:p>
          </table:table-cell>
          <table:table-cell table:formula="of:=0.0231449604034+0.0101737976074" office:value-type="float" office:value="0.0333187580108" calcext:value-type="float">
            <text:p>0.033318758</text:p>
          </table:table-cell>
          <table:table-cell office:value-type="float" office:value="0.0124642848969" calcext:value-type="float">
            <text:p>0.0124642849</text:p>
          </table:table-cell>
          <table:table-cell office:value-type="float" office:value="0.00424432754517" calcext:value-type="float">
            <text:p>0.00424432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float" office:value="0.397" calcext:value-type="float">
            <text:p>0.397</text:p>
          </table:table-cell>
          <table:table-cell table:formula="of:=[.B37]+[.D37]" office:value-type="float" office:value="0.544383928299" calcext:value-type="float">
            <text:p>0.5443839283</text:p>
          </table:table-cell>
          <table:table-cell office:value-type="float" office:value="0.147383928299" calcext:value-type="float">
            <text:p>0.1473839283</text:p>
          </table:table-cell>
          <table:table-cell office:value-type="float" office:value="4" calcext:value-type="float">
            <text:p>4</text:p>
          </table:table-cell>
          <table:table-cell table:formula="of:=0.050537109375+0.0327429771423" office:value-type="float" office:value="0.0832800865173" calcext:value-type="float">
            <text:p>0.0832800865</text:p>
          </table:table-cell>
          <table:table-cell office:value-type="float" office:value="0.0500509738922" calcext:value-type="float">
            <text:p>0.0500509739</text:p>
          </table:table-cell>
          <table:table-cell office:value-type="float" office:value="0.0139827728271" calcext:value-type="float">
            <text:p>0.01398277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7.pddl</text:p>
          </table:table-cell>
          <table:table-cell office:value-type="float" office:value="0.251" calcext:value-type="float">
            <text:p>0.251</text:p>
          </table:table-cell>
          <table:table-cell table:formula="of:=[.B38]+[.D38]" office:value-type="float" office:value="0.352334095001" calcext:value-type="float">
            <text:p>0.352334095</text:p>
          </table:table-cell>
          <table:table-cell office:value-type="float" office:value="0.101334095001" calcext:value-type="float">
            <text:p>0.101334095</text:p>
          </table:table-cell>
          <table:table-cell office:value-type="float" office:value="3" calcext:value-type="float">
            <text:p>3</text:p>
          </table:table-cell>
          <table:table-cell table:formula="of:=0.0391988754272+0.0203051567078" office:value-type="float" office:value="0.059504032135" calcext:value-type="float">
            <text:p>0.0595040321</text:p>
          </table:table-cell>
          <table:table-cell office:value-type="float" office:value="0.0304782390594" calcext:value-type="float">
            <text:p>0.0304782391</text:p>
          </table:table-cell>
          <table:table-cell office:value-type="float" office:value="0.0113003253937" calcext:value-type="float">
            <text:p>0.01130032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29.pddl</text:p>
          </table:table-cell>
          <table:table-cell office:value-type="float" office:value="0.042" calcext:value-type="float">
            <text:p>0.042</text:p>
          </table:table-cell>
          <table:table-cell table:formula="of:=[.B39]+[.D39]" office:value-type="float" office:value="0.0963210506439" calcext:value-type="float">
            <text:p>0.0963210506</text:p>
          </table:table-cell>
          <table:table-cell office:value-type="float" office:value="0.0543210506439" calcext:value-type="float">
            <text:p>0.0543210506</text:p>
          </table:table-cell>
          <table:table-cell office:value-type="float" office:value="3" calcext:value-type="float">
            <text:p>3</text:p>
          </table:table-cell>
          <table:table-cell table:formula="of:=0.0231690406799+0.0134139060974" office:value-type="float" office:value="0.0365829467773" calcext:value-type="float">
            <text:p>0.0365829468</text:p>
          </table:table-cell>
          <table:table-cell office:value-type="float" office:value="0.0135371685028" calcext:value-type="float">
            <text:p>0.0135371685</text:p>
          </table:table-cell>
          <table:table-cell office:value-type="float" office:value="0.00417017936707" calcext:value-type="float">
            <text:p>0.00417017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float" office:value="0.363" calcext:value-type="float">
            <text:p>0.363</text:p>
          </table:table-cell>
          <table:table-cell table:formula="of:=[.B40]+[.D40]" office:value-type="float" office:value="0.463476026535" calcext:value-type="float">
            <text:p>0.4634760265</text:p>
          </table:table-cell>
          <table:table-cell office:value-type="float" office:value="0.100476026535" calcext:value-type="float">
            <text:p>0.1004760265</text:p>
          </table:table-cell>
          <table:table-cell office:value-type="float" office:value="3" calcext:value-type="float">
            <text:p>3</text:p>
          </table:table-cell>
          <table:table-cell table:formula="of:=0.0396699905396+0.0199916362762" office:value-type="float" office:value="0.0596616268158" calcext:value-type="float">
            <text:p>0.0596616268</text:p>
          </table:table-cell>
          <table:table-cell office:value-type="float" office:value="0.0294563770294" calcext:value-type="float">
            <text:p>0.029456377</text:p>
          </table:table-cell>
          <table:table-cell office:value-type="float" office:value="0.0113062858582" calcext:value-type="float">
            <text:p>0.0113062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float" office:value="0.314" calcext:value-type="float">
            <text:p>0.314</text:p>
          </table:table-cell>
          <table:table-cell table:formula="of:=[.B41]+[.D41]" office:value-type="float" office:value="0.442825902939" calcext:value-type="float">
            <text:p>0.4428259029</text:p>
          </table:table-cell>
          <table:table-cell office:value-type="float" office:value="0.128825902939" calcext:value-type="float">
            <text:p>0.1288259029</text:p>
          </table:table-cell>
          <table:table-cell office:value-type="float" office:value="3" calcext:value-type="float">
            <text:p>3</text:p>
          </table:table-cell>
          <table:table-cell table:formula="of:=0.0496890544891+0.0243904590607" office:value-type="float" office:value="0.0740795135498" calcext:value-type="float">
            <text:p>0.0740795135</text:p>
          </table:table-cell>
          <table:table-cell office:value-type="float" office:value="0.0409379005432" calcext:value-type="float">
            <text:p>0.0409379005</text:p>
          </table:table-cell>
          <table:table-cell office:value-type="float" office:value="0.0137476921082" calcext:value-type="float">
            <text:p>0.01374769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0.pddl</text:p>
          </table:table-cell>
          <table:table-cell office:value-type="float" office:value="0.049" calcext:value-type="float">
            <text:p>0.049</text:p>
          </table:table-cell>
          <table:table-cell table:formula="of:=[.B42]+[.D42]" office:value-type="float" office:value="0.0998558750153" calcext:value-type="float">
            <text:p>0.099855875</text:p>
          </table:table-cell>
          <table:table-cell office:value-type="float" office:value="0.0508558750153" calcext:value-type="float">
            <text:p>0.050855875</text:p>
          </table:table-cell>
          <table:table-cell office:value-type="float" office:value="3" calcext:value-type="float">
            <text:p>3</text:p>
          </table:table-cell>
          <table:table-cell table:formula="of:=0.0230829715729+0.0102050304413" office:value-type="float" office:value="0.0332880020142" calcext:value-type="float">
            <text:p>0.033288002</text:p>
          </table:table-cell>
          <table:table-cell office:value-type="float" office:value="0.0131568908691" calcext:value-type="float">
            <text:p>0.0131568909</text:p>
          </table:table-cell>
          <table:table-cell office:value-type="float" office:value="0.00438261032104" calcext:value-type="float">
            <text:p>0.00438261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float" office:value="0.362" calcext:value-type="float">
            <text:p>0.362</text:p>
          </table:table-cell>
          <table:table-cell table:formula="of:=[.B43]+[.D43]" office:value-type="float" office:value="0.491850149155" calcext:value-type="float">
            <text:p>0.4918501492</text:p>
          </table:table-cell>
          <table:table-cell office:value-type="float" office:value="0.129850149155" calcext:value-type="float">
            <text:p>0.1298501492</text:p>
          </table:table-cell>
          <table:table-cell office:value-type="float" office:value="3" calcext:value-type="float">
            <text:p>3</text:p>
          </table:table-cell>
          <table:table-cell table:formula="of:=0.0498321056366+0.0243654251099" office:value-type="float" office:value="0.0741975307465" calcext:value-type="float">
            <text:p>0.0741975307</text:p>
          </table:table-cell>
          <table:table-cell office:value-type="float" office:value="0.0417008399963" calcext:value-type="float">
            <text:p>0.04170084</text:p>
          </table:table-cell>
          <table:table-cell office:value-type="float" office:value="0.0138862133026" calcext:value-type="float">
            <text:p>0.0138862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6.pddl</text:p>
          </table:table-cell>
          <table:table-cell office:value-type="float" office:value="0" calcext:value-type="float">
            <text:p>0</text:p>
          </table:table-cell>
          <table:table-cell table:formula="of:=[.B44]+[.D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8.pddl</text:p>
          </table:table-cell>
          <table:table-cell office:value-type="float" office:value="0.044" calcext:value-type="float">
            <text:p>0.044</text:p>
          </table:table-cell>
          <table:table-cell table:formula="of:=[.B45]+[.D45]" office:value-type="float" office:value="0.1059637966156" calcext:value-type="float">
            <text:p>0.1059637966</text:p>
          </table:table-cell>
          <table:table-cell office:value-type="float" office:value="0.0619637966156" calcext:value-type="float">
            <text:p>0.0619637966</text:p>
          </table:table-cell>
          <table:table-cell office:value-type="float" office:value="4" calcext:value-type="float">
            <text:p>4</text:p>
          </table:table-cell>
          <table:table-cell table:formula="of:=0.0232019424438+0.0180592536926" office:value-type="float" office:value="0.0412611961364" calcext:value-type="float">
            <text:p>0.0412611961</text:p>
          </table:table-cell>
          <table:table-cell office:value-type="float" office:value="0.0163884162903" calcext:value-type="float">
            <text:p>0.0163884163</text:p>
          </table:table-cell>
          <table:table-cell office:value-type="float" office:value="0.00428175926208" calcext:value-type="float">
            <text:p>0.0042817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4.pddl</text:p>
          </table:table-cell>
          <table:table-cell office:value-type="float" office:value="0.055" calcext:value-type="float">
            <text:p>0.055</text:p>
          </table:table-cell>
          <table:table-cell table:formula="of:=[.B46]+[.D46]" office:value-type="float" office:value="0.1252710151672" calcext:value-type="float">
            <text:p>0.1252710152</text:p>
          </table:table-cell>
          <table:table-cell office:value-type="float" office:value="0.0702710151672" calcext:value-type="float">
            <text:p>0.0702710152</text:p>
          </table:table-cell>
          <table:table-cell office:value-type="float" office:value="3" calcext:value-type="float">
            <text:p>3</text:p>
          </table:table-cell>
          <table:table-cell table:formula="of:=0.03040599823+0.0158290863037" office:value-type="float" office:value="0.0462350845337" calcext:value-type="float">
            <text:p>0.0462350845</text:p>
          </table:table-cell>
          <table:table-cell office:value-type="float" office:value="0.0186350345612" calcext:value-type="float">
            <text:p>0.0186350346</text:p>
          </table:table-cell>
          <table:table-cell office:value-type="float" office:value="0.00536561012268" calcext:value-type="float">
            <text:p>0.0053656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3.pddl</text:p>
          </table:table-cell>
          <table:table-cell office:value-type="float" office:value="0.053" calcext:value-type="float">
            <text:p>0.053</text:p>
          </table:table-cell>
          <table:table-cell table:formula="of:=[.B47]+[.D47]" office:value-type="float" office:value="0.1184051303864" calcext:value-type="float">
            <text:p>0.1184051304</text:p>
          </table:table-cell>
          <table:table-cell office:value-type="float" office:value="0.0654051303864" calcext:value-type="float">
            <text:p>0.0654051304</text:p>
          </table:table-cell>
          <table:table-cell office:value-type="float" office:value="3" calcext:value-type="float">
            <text:p>3</text:p>
          </table:table-cell>
          <table:table-cell table:formula="of:=0.0302670001984+0.012393951416" office:value-type="float" office:value="0.0426609516144" calcext:value-type="float">
            <text:p>0.0426609516</text:p>
          </table:table-cell>
          <table:table-cell office:value-type="float" office:value="0.0172061920166" calcext:value-type="float">
            <text:p>0.017206192</text:p>
          </table:table-cell>
          <table:table-cell office:value-type="float" office:value="0.00549077987671" calcext:value-type="float">
            <text:p>0.0054907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5.pddl</text:p>
          </table:table-cell>
          <table:table-cell office:value-type="float" office:value="0.154" calcext:value-type="float">
            <text:p>0.154</text:p>
          </table:table-cell>
          <table:table-cell table:formula="of:=[.B48]+[.D48]" office:value-type="float" office:value="0.2339279212952" calcext:value-type="float">
            <text:p>0.2339279213</text:p>
          </table:table-cell>
          <table:table-cell office:value-type="float" office:value="0.0799279212952" calcext:value-type="float">
            <text:p>0.0799279213</text:p>
          </table:table-cell>
          <table:table-cell office:value-type="float" office:value="3" calcext:value-type="float">
            <text:p>3</text:p>
          </table:table-cell>
          <table:table-cell table:formula="of:=0.0310940742493+0.0167036056519" office:value-type="float" office:value="0.0477976799012" calcext:value-type="float">
            <text:p>0.0477976799</text:p>
          </table:table-cell>
          <table:table-cell office:value-type="float" office:value="0.0227060317993" calcext:value-type="float">
            <text:p>0.0227060318</text:p>
          </table:table-cell>
          <table:table-cell office:value-type="float" office:value="0.0093777179718" calcext:value-type="float">
            <text:p>0.0093777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1.pddl</text:p>
          </table:table-cell>
          <table:table-cell office:value-type="float" office:value="0.326" calcext:value-type="float">
            <text:p>0.326</text:p>
          </table:table-cell>
          <table:table-cell table:formula="of:=[.B49]+[.D49]" office:value-type="float" office:value="0.462945962906" calcext:value-type="float">
            <text:p>0.4629459629</text:p>
          </table:table-cell>
          <table:table-cell office:value-type="float" office:value="0.136945962906" calcext:value-type="float">
            <text:p>0.1369459629</text:p>
          </table:table-cell>
          <table:table-cell office:value-type="float" office:value="4" calcext:value-type="float">
            <text:p>4</text:p>
          </table:table-cell>
          <table:table-cell table:formula="of:=0.049742937088+0.0276753902435" office:value-type="float" office:value="0.0774183273315" calcext:value-type="float">
            <text:p>0.0774183273</text:p>
          </table:table-cell>
          <table:table-cell office:value-type="float" office:value="0.0456953048706" calcext:value-type="float">
            <text:p>0.0456953049</text:p>
          </table:table-cell>
          <table:table-cell office:value-type="float" office:value="0.0137686729431" calcext:value-type="float">
            <text:p>0.01376867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1.pddl</text:p>
          </table:table-cell>
          <table:table-cell office:value-type="float" office:value="0.055" calcext:value-type="float">
            <text:p>0.055</text:p>
          </table:table-cell>
          <table:table-cell table:formula="of:=[.B50]+[.D50]" office:value-type="float" office:value="0.1255590248108" calcext:value-type="float">
            <text:p>0.1255590248</text:p>
          </table:table-cell>
          <table:table-cell office:value-type="float" office:value="0.0705590248108" calcext:value-type="float">
            <text:p>0.0705590248</text:p>
          </table:table-cell>
          <table:table-cell office:value-type="float" office:value="4" calcext:value-type="float">
            <text:p>4</text:p>
          </table:table-cell>
          <table:table-cell table:formula="of:=0.0301561355591+0.0143935680389" office:value-type="float" office:value="0.044549703598" calcext:value-type="float">
            <text:p>0.0445497036</text:p>
          </table:table-cell>
          <table:table-cell office:value-type="float" office:value="0.0205721855164" calcext:value-type="float">
            <text:p>0.0205721855</text:p>
          </table:table-cell>
          <table:table-cell office:value-type="float" office:value="0.00539875030518" calcext:value-type="float">
            <text:p>0.00539875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26.pddl</text:p>
          </table:table-cell>
          <table:table-cell office:value-type="float" office:value="0.042" calcext:value-type="float">
            <text:p>0.042</text:p>
          </table:table-cell>
          <table:table-cell table:formula="of:=[.B51]+[.D51]" office:value-type="float" office:value="0.1033350868225" calcext:value-type="float">
            <text:p>0.1033350868</text:p>
          </table:table-cell>
          <table:table-cell office:value-type="float" office:value="0.0613350868225" calcext:value-type="float">
            <text:p>0.0613350868</text:p>
          </table:table-cell>
          <table:table-cell office:value-type="float" office:value="5" calcext:value-type="float">
            <text:p>5</text:p>
          </table:table-cell>
          <table:table-cell table:formula="of:=0.0233738422394+0.0161464214325" office:value-type="float" office:value="0.0395202636719" calcext:value-type="float">
            <text:p>0.0395202637</text:p>
          </table:table-cell>
          <table:table-cell office:value-type="float" office:value="0.0175013542175" calcext:value-type="float">
            <text:p>0.0175013542</text:p>
          </table:table-cell>
          <table:table-cell office:value-type="float" office:value="0.00428104400635" calcext:value-type="float">
            <text:p>0.0042810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float" office:value="0.225" calcext:value-type="float">
            <text:p>0.225</text:p>
          </table:table-cell>
          <table:table-cell table:formula="of:=[.B52]+[.D52]" office:value-type="float" office:value="0.335495090485" calcext:value-type="float">
            <text:p>0.3354950905</text:p>
          </table:table-cell>
          <table:table-cell office:value-type="float" office:value="0.110495090485" calcext:value-type="float">
            <text:p>0.1104950905</text:p>
          </table:table-cell>
          <table:table-cell office:value-type="float" office:value="4" calcext:value-type="float">
            <text:p>4</text:p>
          </table:table-cell>
          <table:table-cell table:formula="of:=0.0393071174622+0.0227499008179" office:value-type="float" office:value="0.0620570182801" calcext:value-type="float">
            <text:p>0.0620570183</text:p>
          </table:table-cell>
          <table:table-cell office:value-type="float" office:value="0.0371158123016" calcext:value-type="float">
            <text:p>0.0371158123</text:p>
          </table:table-cell>
          <table:table-cell office:value-type="float" office:value="0.0112490653992" calcext:value-type="float">
            <text:p>0.0112490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9.pddl</text:p>
          </table:table-cell>
          <table:table-cell office:value-type="float" office:value="0.288" calcext:value-type="float">
            <text:p>0.288</text:p>
          </table:table-cell>
          <table:table-cell table:formula="of:=[.B53]+[.D53]" office:value-type="float" office:value="0.390063894272" calcext:value-type="float">
            <text:p>0.3900638943</text:p>
          </table:table-cell>
          <table:table-cell office:value-type="float" office:value="0.102063894272" calcext:value-type="float">
            <text:p>0.1020638943</text:p>
          </table:table-cell>
          <table:table-cell office:value-type="float" office:value="3" calcext:value-type="float">
            <text:p>3</text:p>
          </table:table-cell>
          <table:table-cell table:formula="of:=0.0398089885712+0.0200502872467" office:value-type="float" office:value="0.0598592758179" calcext:value-type="float">
            <text:p>0.0598592758</text:p>
          </table:table-cell>
          <table:table-cell office:value-type="float" office:value="0.0308148860931" calcext:value-type="float">
            <text:p>0.0308148861</text:p>
          </table:table-cell>
          <table:table-cell office:value-type="float" office:value="0.0113441944122" calcext:value-type="float">
            <text:p>0.01134419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float" office:value="0.306" calcext:value-type="float">
            <text:p>0.306</text:p>
          </table:table-cell>
          <table:table-cell table:formula="of:=[.B54]+[.D54]" office:value-type="float" office:value="0.446048027039" calcext:value-type="float">
            <text:p>0.446048027</text:p>
          </table:table-cell>
          <table:table-cell office:value-type="float" office:value="0.140048027039" calcext:value-type="float">
            <text:p>0.140048027</text:p>
          </table:table-cell>
          <table:table-cell office:value-type="float" office:value="4" calcext:value-type="float">
            <text:p>4</text:p>
          </table:table-cell>
          <table:table-cell table:formula="of:=0.0498471260071+0.0273933410645" office:value-type="float" office:value="0.0772404670716" calcext:value-type="float">
            <text:p>0.0772404671</text:p>
          </table:table-cell>
          <table:table-cell office:value-type="float" office:value="0.048558473587" calcext:value-type="float">
            <text:p>0.0485584736</text:p>
          </table:table-cell>
          <table:table-cell office:value-type="float" office:value="0.0141866207123" calcext:value-type="float">
            <text:p>0.0141866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2.pddl</text:p>
          </table:table-cell>
          <table:table-cell office:value-type="float" office:value="0.21" calcext:value-type="float">
            <text:p>0.21</text:p>
          </table:table-cell>
          <table:table-cell table:formula="of:=[.B55]+[.D55]" office:value-type="float" office:value="0.2886089897156" calcext:value-type="float">
            <text:p>0.2886089897</text:p>
          </table:table-cell>
          <table:table-cell office:value-type="float" office:value="0.0786089897156" calcext:value-type="float">
            <text:p>0.0786089897</text:p>
          </table:table-cell>
          <table:table-cell office:value-type="float" office:value="3" calcext:value-type="float">
            <text:p>3</text:p>
          </table:table-cell>
          <table:table-cell table:formula="of:=0.0313811302185+0.0162892341614" office:value-type="float" office:value="0.0476703643799" calcext:value-type="float">
            <text:p>0.0476703644</text:p>
          </table:table-cell>
          <table:table-cell office:value-type="float" office:value="0.0220811367035" calcext:value-type="float">
            <text:p>0.0220811367</text:p>
          </table:table-cell>
          <table:table-cell office:value-type="float" office:value="0.0088095664978" calcext:value-type="float">
            <text:p>0.0088095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float" office:value="1.703" calcext:value-type="float">
            <text:p>1.703</text:p>
          </table:table-cell>
          <table:table-cell table:formula="of:=[.B56]+[.D56]" office:value-type="float" office:value="1.815953901291" calcext:value-type="float">
            <text:p>1.8159539013</text:p>
          </table:table-cell>
          <table:table-cell office:value-type="float" office:value="0.112953901291" calcext:value-type="float">
            <text:p>0.1129539013</text:p>
          </table:table-cell>
          <table:table-cell office:value-type="float" office:value="3" calcext:value-type="float">
            <text:p>3</text:p>
          </table:table-cell>
          <table:table-cell table:formula="of:=0.0347440242767+0.018326997757" office:value-type="float" office:value="0.0530710220337" calcext:value-type="float">
            <text:p>0.053071022</text:p>
          </table:table-cell>
          <table:table-cell office:value-type="float" office:value="0.0338623523712" calcext:value-type="float">
            <text:p>0.0338623524</text:p>
          </table:table-cell>
          <table:table-cell office:value-type="float" office:value="0.025942325592" calcext:value-type="float">
            <text:p>0.02594232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float" office:value="17.823" calcext:value-type="float">
            <text:p>17.823</text:p>
          </table:table-cell>
          <table:table-cell table:formula="of:=[.B57]+[.D57]" office:value-type="float" office:value="18.357713983536" calcext:value-type="float">
            <text:p>18.3577139835</text:p>
          </table:table-cell>
          <table:table-cell office:value-type="float" office:value="0.534713983536" calcext:value-type="float">
            <text:p>0.5347139835</text:p>
          </table:table-cell>
          <table:table-cell office:value-type="float" office:value="3" calcext:value-type="float">
            <text:p>3</text:p>
          </table:table-cell>
          <table:table-cell table:formula="of:=0.0608999729156+0.0445203781128" office:value-type="float" office:value="0.1054203510284" calcext:value-type="float">
            <text:p>0.105420351</text:p>
          </table:table-cell>
          <table:table-cell office:value-type="float" office:value="0.180739402771" calcext:value-type="float">
            <text:p>0.1807394028</text:p>
          </table:table-cell>
          <table:table-cell office:value-type="float" office:value="0.24827337265" calcext:value-type="float">
            <text:p>0.24827337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float" office:value="0.82" calcext:value-type="float">
            <text:p>0.82</text:p>
          </table:table-cell>
          <table:table-cell table:formula="of:=[.B58]+[.D58]" office:value-type="float" office:value="0.8982270431519" calcext:value-type="float">
            <text:p>0.8982270432</text:p>
          </table:table-cell>
          <table:table-cell office:value-type="float" office:value="0.0782270431519" calcext:value-type="float">
            <text:p>0.0782270432</text:p>
          </table:table-cell>
          <table:table-cell office:value-type="float" office:value="3" calcext:value-type="float">
            <text:p>3</text:p>
          </table:table-cell>
          <table:table-cell table:formula="of:=0.0296499729156+0.0151996612549" office:value-type="float" office:value="0.0448496341705" calcext:value-type="float">
            <text:p>0.0448496342</text:p>
          </table:table-cell>
          <table:table-cell office:value-type="float" office:value="0.021057844162" calcext:value-type="float">
            <text:p>0.0210578442</text:p>
          </table:table-cell>
          <table:table-cell office:value-type="float" office:value="0.0122575759888" calcext:value-type="float">
            <text:p>0.0122575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float" office:value="3.327" calcext:value-type="float">
            <text:p>3.327</text:p>
          </table:table-cell>
          <table:table-cell table:formula="of:=[.B59]+[.D59]" office:value-type="float" office:value="3.475337125778" calcext:value-type="float">
            <text:p>3.4753371258</text:p>
          </table:table-cell>
          <table:table-cell office:value-type="float" office:value="0.148337125778" calcext:value-type="float">
            <text:p>0.1483371258</text:p>
          </table:table-cell>
          <table:table-cell office:value-type="float" office:value="3" calcext:value-type="float">
            <text:p>3</text:p>
          </table:table-cell>
          <table:table-cell table:formula="of:=0.0397131443024+0.0174040794373" office:value-type="float" office:value="0.0571172237397" calcext:value-type="float">
            <text:p>0.0571172237</text:p>
          </table:table-cell>
          <table:table-cell office:value-type="float" office:value="0.0472609996796" calcext:value-type="float">
            <text:p>0.0472609997</text:p>
          </table:table-cell>
          <table:table-cell office:value-type="float" office:value="0.0438551902771" calcext:value-type="float">
            <text:p>0.043855190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float" office:value="12.377" calcext:value-type="float">
            <text:p>12.377</text:p>
          </table:table-cell>
          <table:table-cell table:formula="of:=[.B60]+[.D60]" office:value-type="float" office:value="12.849007036209" calcext:value-type="float">
            <text:p>12.8490070362</text:p>
          </table:table-cell>
          <table:table-cell office:value-type="float" office:value="0.472007036209" calcext:value-type="float">
            <text:p>0.4720070362</text:p>
          </table:table-cell>
          <table:table-cell office:value-type="float" office:value="3" calcext:value-type="float">
            <text:p>3</text:p>
          </table:table-cell>
          <table:table-cell table:formula="of:=0.0660791397095+0.037556886673" office:value-type="float" office:value="0.1036360263825" calcext:value-type="float">
            <text:p>0.1036360264</text:p>
          </table:table-cell>
          <table:table-cell office:value-type="float" office:value="0.168951034546" calcext:value-type="float">
            <text:p>0.1689510345</text:p>
          </table:table-cell>
          <table:table-cell office:value-type="float" office:value="0.199172735214" calcext:value-type="float">
            <text:p>0.19917273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float" office:value="13.254" calcext:value-type="float">
            <text:p>13.254</text:p>
          </table:table-cell>
          <table:table-cell table:formula="of:=[.B61]+[.D61]" office:value-type="float" office:value="13.675329021454" calcext:value-type="float">
            <text:p>13.6753290215</text:p>
          </table:table-cell>
          <table:table-cell office:value-type="float" office:value="0.421329021454" calcext:value-type="float">
            <text:p>0.4213290215</text:p>
          </table:table-cell>
          <table:table-cell office:value-type="float" office:value="3" calcext:value-type="float">
            <text:p>3</text:p>
          </table:table-cell>
          <table:table-cell table:formula="of:=0.0610258579254+0.0325036048889" office:value-type="float" office:value="0.0935294628143" calcext:value-type="float">
            <text:p>0.0935294628</text:p>
          </table:table-cell>
          <table:table-cell office:value-type="float" office:value="0.13552904129" calcext:value-type="float">
            <text:p>0.1355290413</text:p>
          </table:table-cell>
          <table:table-cell office:value-type="float" office:value="0.192067146301" calcext:value-type="float">
            <text:p>0.19206714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3.pddl</text:p>
          </table:table-cell>
          <table:table-cell office:value-type="float" office:value="0.05" calcext:value-type="float">
            <text:p>0.05</text:p>
          </table:table-cell>
          <table:table-cell table:formula="of:=[.B62]+[.D62]" office:value-type="float" office:value="0.0954189777374" calcext:value-type="float">
            <text:p>0.0954189777</text:p>
          </table:table-cell>
          <table:table-cell office:value-type="float" office:value="0.0454189777374" calcext:value-type="float">
            <text:p>0.0454189777</text:p>
          </table:table-cell>
          <table:table-cell office:value-type="float" office:value="3" calcext:value-type="float">
            <text:p>3</text:p>
          </table:table-cell>
          <table:table-cell table:formula="of:=0.0201029777527+0.0114431381226" office:value-type="float" office:value="0.0315461158753" calcext:value-type="float">
            <text:p>0.0315461159</text:p>
          </table:table-cell>
          <table:table-cell office:value-type="float" office:value="0.0102531909943" calcext:value-type="float">
            <text:p>0.010253191</text:p>
          </table:table-cell>
          <table:table-cell office:value-type="float" office:value="0.00359535217285" calcext:value-type="float">
            <text:p>0.0035953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float" office:value="13.583" calcext:value-type="float">
            <text:p>13.583</text:p>
          </table:table-cell>
          <table:table-cell table:formula="of:=[.B63]+[.D63]" office:value-type="float" office:value="13.99618488121" calcext:value-type="float">
            <text:p>13.9961848812</text:p>
          </table:table-cell>
          <table:table-cell office:value-type="float" office:value="0.41318488121" calcext:value-type="float">
            <text:p>0.4131848812</text:p>
          </table:table-cell>
          <table:table-cell office:value-type="float" office:value="3" calcext:value-type="float">
            <text:p>3</text:p>
          </table:table-cell>
          <table:table-cell table:formula="of:=0.050873041153+0.0375199317932" office:value-type="float" office:value="0.0883929729462" calcext:value-type="float">
            <text:p>0.0883929729</text:p>
          </table:table-cell>
          <table:table-cell office:value-type="float" office:value="0.134295940399" calcext:value-type="float">
            <text:p>0.1342959404</text:p>
          </table:table-cell>
          <table:table-cell office:value-type="float" office:value="0.190259456635" calcext:value-type="float">
            <text:p>0.19025945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float" office:value="5.367" calcext:value-type="float">
            <text:p>5.367</text:p>
          </table:table-cell>
          <table:table-cell table:formula="of:=[.B64]+[.D64]" office:value-type="float" office:value="5.572705881119" calcext:value-type="float">
            <text:p>5.5727058811</text:p>
          </table:table-cell>
          <table:table-cell office:value-type="float" office:value="0.205705881119" calcext:value-type="float">
            <text:p>0.2057058811</text:p>
          </table:table-cell>
          <table:table-cell office:value-type="float" office:value="3" calcext:value-type="float">
            <text:p>3</text:p>
          </table:table-cell>
          <table:table-cell table:formula="of:=0.0462329387665+0.0219423770905" office:value-type="float" office:value="0.068175315857" calcext:value-type="float">
            <text:p>0.0681753159</text:p>
          </table:table-cell>
          <table:table-cell office:value-type="float" office:value="0.0671482086182" calcext:value-type="float">
            <text:p>0.0671482086</text:p>
          </table:table-cell>
          <table:table-cell office:value-type="float" office:value="0.0702629089355" calcext:value-type="float">
            <text:p>0.07026290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float" office:value="0.345" calcext:value-type="float">
            <text:p>0.345</text:p>
          </table:table-cell>
          <table:table-cell table:formula="of:=[.B65]+[.D65]" office:value-type="float" office:value="0.4012288761139" calcext:value-type="float">
            <text:p>0.4012288761</text:p>
          </table:table-cell>
          <table:table-cell office:value-type="float" office:value="0.0562288761139" calcext:value-type="float">
            <text:p>0.0562288761</text:p>
          </table:table-cell>
          <table:table-cell office:value-type="float" office:value="3" calcext:value-type="float">
            <text:p>3</text:p>
          </table:table-cell>
          <table:table-cell table:formula="of:=0.0250308513641+0.0102562904358" office:value-type="float" office:value="0.0352871417999" calcext:value-type="float">
            <text:p>0.0352871418</text:p>
          </table:table-cell>
          <table:table-cell office:value-type="float" office:value="0.013444185257" calcext:value-type="float">
            <text:p>0.0134441853</text:p>
          </table:table-cell>
          <table:table-cell office:value-type="float" office:value="0.00745820999146" calcext:value-type="float">
            <text:p>0.00745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3.pddl</text:p>
          </table:table-cell>
          <table:table-cell office:value-type="float" office:value="0.087" calcext:value-type="float">
            <text:p>0.087</text:p>
          </table:table-cell>
          <table:table-cell table:formula="of:=[.B66]+[.D66]" office:value-type="float" office:value="0.44951115799" calcext:value-type="float">
            <text:p>0.449511158</text:p>
          </table:table-cell>
          <table:table-cell office:value-type="float" office:value="0.36251115799" calcext:value-type="float">
            <text:p>0.362511158</text:p>
          </table:table-cell>
          <table:table-cell office:value-type="float" office:value="11" calcext:value-type="float">
            <text:p>11</text:p>
          </table:table-cell>
          <table:table-cell table:formula="of:=0.0618970394135+0.0615561008453" office:value-type="float" office:value="0.1234531402588" calcext:value-type="float">
            <text:p>0.1234531403</text:p>
          </table:table-cell>
          <table:table-cell office:value-type="float" office:value="0.234382152557" calcext:value-type="float">
            <text:p>0.2343821526</text:p>
          </table:table-cell>
          <table:table-cell office:value-type="float" office:value="0.00463247299194" calcext:value-type="float">
            <text:p>0.004632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1.pddl</text:p>
          </table:table-cell>
          <table:table-cell office:value-type="float" office:value="0.045" calcext:value-type="float">
            <text:p>0.045</text:p>
          </table:table-cell>
          <table:table-cell table:formula="of:=[.B67]+[.D67]" office:value-type="float" office:value="0.1247650814056" calcext:value-type="float">
            <text:p>0.1247650814</text:p>
          </table:table-cell>
          <table:table-cell office:value-type="float" office:value="0.0797650814056" calcext:value-type="float">
            <text:p>0.0797650814</text:p>
          </table:table-cell>
          <table:table-cell office:value-type="float" office:value="8" calcext:value-type="float">
            <text:p>8</text:p>
          </table:table-cell>
          <table:table-cell table:formula="of:=0.0324277877808+0.0210072994232" office:value-type="float" office:value="0.053435087204" calcext:value-type="float">
            <text:p>0.0534350872</text:p>
          </table:table-cell>
          <table:table-cell office:value-type="float" office:value="0.0238950252533" calcext:value-type="float">
            <text:p>0.0238950253</text:p>
          </table:table-cell>
          <table:table-cell office:value-type="float" office:value="0.00241041183472" calcext:value-type="float">
            <text:p>0.0024104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32.pddl</text:p>
          </table:table-cell>
          <table:table-cell office:value-type="float" office:value="0.045" calcext:value-type="float">
            <text:p>0.045</text:p>
          </table:table-cell>
          <table:table-cell table:formula="of:=[.B68]+[.D68]" office:value-type="float" office:value="0.17670003891" calcext:value-type="float">
            <text:p>0.1767000389</text:p>
          </table:table-cell>
          <table:table-cell office:value-type="float" office:value="0.13170003891" calcext:value-type="float">
            <text:p>0.1317000389</text:p>
          </table:table-cell>
          <table:table-cell office:value-type="float" office:value="8" calcext:value-type="float">
            <text:p>8</text:p>
          </table:table-cell>
          <table:table-cell table:formula="of:=0.02277302742+0.0197687149048" office:value-type="float" office:value="0.0425417423248" calcext:value-type="float">
            <text:p>0.0425417423</text:p>
          </table:table-cell>
          <table:table-cell office:value-type="float" office:value="0.0850782394409" calcext:value-type="float">
            <text:p>0.0850782394</text:p>
          </table:table-cell>
          <table:table-cell office:value-type="float" office:value="0.00404000282288" calcext:value-type="float">
            <text:p>0.00404000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7.pddl</text:p>
          </table:table-cell>
          <table:table-cell office:value-type="float" office:value="1.039" calcext:value-type="float">
            <text:p>1.039</text:p>
          </table:table-cell>
          <table:table-cell table:formula="of:=[.B69]+[.D69]" office:value-type="float" office:value="1.465670074463" calcext:value-type="float">
            <text:p>1.4656700745</text:p>
          </table:table-cell>
          <table:table-cell office:value-type="float" office:value="0.426670074463" calcext:value-type="float">
            <text:p>0.4266700745</text:p>
          </table:table-cell>
          <table:table-cell office:value-type="float" office:value="1" calcext:value-type="float">
            <text:p>1</text:p>
          </table:table-cell>
          <table:table-cell table:formula="of:=0.138923168182+0.0226743221283" office:value-type="float" office:value="0.1615974903103" calcext:value-type="float">
            <text:p>0.1615974903</text:p>
          </table:table-cell>
          <table:table-cell office:value-type="float" office:value="0.122157335281" calcext:value-type="float">
            <text:p>0.1221573353</text:p>
          </table:table-cell>
          <table:table-cell office:value-type="float" office:value="0.142729282379" calcext:value-type="float">
            <text:p>0.14272928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7.pddl</text:p>
          </table:table-cell>
          <table:table-cell office:value-type="float" office:value="4.121" calcext:value-type="float">
            <text:p>4.121</text:p>
          </table:table-cell>
          <table:table-cell table:formula="of:=[.B70]+[.D70]" office:value-type="float" office:value="5.1464509449" calcext:value-type="float">
            <text:p>5.1464509449</text:p>
          </table:table-cell>
          <table:table-cell office:value-type="float" office:value="1.0254509449" calcext:value-type="float">
            <text:p>1.0254509449</text:p>
          </table:table-cell>
          <table:table-cell office:value-type="float" office:value="1" calcext:value-type="float">
            <text:p>1</text:p>
          </table:table-cell>
          <table:table-cell table:formula="of:=0.272836208344+0.051465511322" office:value-type="float" office:value="0.324301719666" calcext:value-type="float">
            <text:p>0.3243017197</text:p>
          </table:table-cell>
          <table:table-cell office:value-type="float" office:value="0.377943992615" calcext:value-type="float">
            <text:p>0.3779439926</text:p>
          </table:table-cell>
          <table:table-cell office:value-type="float" office:value="0.322900772095" calcext:value-type="float">
            <text:p>0.32290077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float" office:value="0.731" calcext:value-type="float">
            <text:p>0.731</text:p>
          </table:table-cell>
          <table:table-cell table:formula="of:=[.B71]+[.D71]" office:value-type="float" office:value="1.153497987747" calcext:value-type="float">
            <text:p>1.1534979877</text:p>
          </table:table-cell>
          <table:table-cell office:value-type="float" office:value="0.422497987747" calcext:value-type="float">
            <text:p>0.4224979877</text:p>
          </table:table-cell>
          <table:table-cell office:value-type="float" office:value="1" calcext:value-type="float">
            <text:p>1</text:p>
          </table:table-cell>
          <table:table-cell table:formula="of:=0.158077955246+0.023252248764" office:value-type="float" office:value="0.18133020401" calcext:value-type="float">
            <text:p>0.181330204</text:p>
          </table:table-cell>
          <table:table-cell office:value-type="float" office:value="0.125458478928" calcext:value-type="float">
            <text:p>0.1254584789</text:p>
          </table:table-cell>
          <table:table-cell office:value-type="float" office:value="0.115558862686" calcext:value-type="float">
            <text:p>0.1155588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8.pddl</text:p>
          </table:table-cell>
          <table:table-cell office:value-type="float" office:value="3.957" calcext:value-type="float">
            <text:p>3.957</text:p>
          </table:table-cell>
          <table:table-cell table:formula="of:=[.B72]+[.D72]" office:value-type="float" office:value="5.11791609001" calcext:value-type="float">
            <text:p>5.11791609</text:p>
          </table:table-cell>
          <table:table-cell office:value-type="float" office:value="1.16091609001" calcext:value-type="float">
            <text:p>1.16091609</text:p>
          </table:table-cell>
          <table:table-cell office:value-type="float" office:value="1" calcext:value-type="float">
            <text:p>1</text:p>
          </table:table-cell>
          <table:table-cell table:formula="of:=0.270672798157+0.0564813613892" office:value-type="float" office:value="0.3271541595462" calcext:value-type="float">
            <text:p>0.3271541595</text:p>
          </table:table-cell>
          <table:table-cell office:value-type="float" office:value="0.4213783741" calcext:value-type="float">
            <text:p>0.4213783741</text:p>
          </table:table-cell>
          <table:table-cell office:value-type="float" office:value="0.412011384964" calcext:value-type="float">
            <text:p>0.4120113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float" office:value="0.849" calcext:value-type="float">
            <text:p>0.849</text:p>
          </table:table-cell>
          <table:table-cell table:formula="of:=[.B73]+[.D73]" office:value-type="float" office:value="1.295980953217" calcext:value-type="float">
            <text:p>1.2959809532</text:p>
          </table:table-cell>
          <table:table-cell office:value-type="float" office:value="0.446980953217" calcext:value-type="float">
            <text:p>0.4469809532</text:p>
          </table:table-cell>
          <table:table-cell office:value-type="float" office:value="1" calcext:value-type="float">
            <text:p>1</text:p>
          </table:table-cell>
          <table:table-cell table:formula="of:=0.165712118149+0.024605512619" office:value-type="float" office:value="0.190317630768" calcext:value-type="float">
            <text:p>0.1903176308</text:p>
          </table:table-cell>
          <table:table-cell office:value-type="float" office:value="0.139949798584" calcext:value-type="float">
            <text:p>0.1399497986</text:p>
          </table:table-cell>
          <table:table-cell office:value-type="float" office:value="0.116533517838" calcext:value-type="float">
            <text:p>0.1165335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float" office:value="0.591" calcext:value-type="float">
            <text:p>0.591</text:p>
          </table:table-cell>
          <table:table-cell table:formula="of:=[.B74]+[.D74]" office:value-type="float" office:value="0.838589826584" calcext:value-type="float">
            <text:p>0.8385898266</text:p>
          </table:table-cell>
          <table:table-cell office:value-type="float" office:value="0.247589826584" calcext:value-type="float">
            <text:p>0.2475898266</text:p>
          </table:table-cell>
          <table:table-cell office:value-type="float" office:value="1" calcext:value-type="float">
            <text:p>1</text:p>
          </table:table-cell>
          <table:table-cell table:formula="of:=0.0960259437561+0.0141150951385" office:value-type="float" office:value="0.1101410388946" calcext:value-type="float">
            <text:p>0.1101410389</text:p>
          </table:table-cell>
          <table:table-cell office:value-type="float" office:value="0.0626547336578" calcext:value-type="float">
            <text:p>0.0626547337</text:p>
          </table:table-cell>
          <table:table-cell office:value-type="float" office:value="0.0746734142303" calcext:value-type="float">
            <text:p>0.0746734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2.pddl</text:p>
          </table:table-cell>
          <table:table-cell office:value-type="float" office:value="6.636" calcext:value-type="float">
            <text:p>6.636</text:p>
          </table:table-cell>
          <table:table-cell table:formula="of:=[.B75]+[.D75]" office:value-type="float" office:value="8.27615698433" calcext:value-type="float">
            <text:p>8.2761569843</text:p>
          </table:table-cell>
          <table:table-cell office:value-type="float" office:value="1.64015698433" calcext:value-type="float">
            <text:p>1.6401569843</text:p>
          </table:table-cell>
          <table:table-cell office:value-type="float" office:value="1" calcext:value-type="float">
            <text:p>1</text:p>
          </table:table-cell>
          <table:table-cell table:formula="of:=0.37877202034+0.0706021785736" office:value-type="float" office:value="0.4493741989136" calcext:value-type="float">
            <text:p>0.4493741989</text:p>
          </table:table-cell>
          <table:table-cell office:value-type="float" office:value="0.62269949913" calcext:value-type="float">
            <text:p>0.6226994991</text:p>
          </table:table-cell>
          <table:table-cell office:value-type="float" office:value="0.567662239075" calcext:value-type="float">
            <text:p>0.56766223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6.pddl</text:p>
          </table:table-cell>
          <table:table-cell office:value-type="float" office:value="2.312" calcext:value-type="float">
            <text:p>2.312</text:p>
          </table:table-cell>
          <table:table-cell table:formula="of:=[.B76]+[.D76]" office:value-type="float" office:value="3.215486967087" calcext:value-type="float">
            <text:p>3.2154869671</text:p>
          </table:table-cell>
          <table:table-cell office:value-type="float" office:value="0.903486967087" calcext:value-type="float">
            <text:p>0.9034869671</text:p>
          </table:table-cell>
          <table:table-cell office:value-type="float" office:value="1" calcext:value-type="float">
            <text:p>1</text:p>
          </table:table-cell>
          <table:table-cell table:formula="of:=0.242937088013+0.0459892749786" office:value-type="float" office:value="0.2889263629916" calcext:value-type="float">
            <text:p>0.288926363</text:p>
          </table:table-cell>
          <table:table-cell office:value-type="float" office:value="0.318844079971" calcext:value-type="float">
            <text:p>0.31884408</text:p>
          </table:table-cell>
          <table:table-cell office:value-type="float" office:value="0.295402050018" calcext:value-type="float">
            <text:p>0.29540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float" office:value="0.852" calcext:value-type="float">
            <text:p>0.852</text:p>
          </table:table-cell>
          <table:table-cell table:formula="of:=[.B77]+[.D77]" office:value-type="float" office:value="1.100001098633" calcext:value-type="float">
            <text:p>1.1000010986</text:p>
          </table:table-cell>
          <table:table-cell office:value-type="float" office:value="0.248001098633" calcext:value-type="float">
            <text:p>0.2480010986</text:p>
          </table:table-cell>
          <table:table-cell office:value-type="float" office:value="1" calcext:value-type="float">
            <text:p>1</text:p>
          </table:table-cell>
          <table:table-cell table:formula="of:=0.0952961444855+0.0140655040741" office:value-type="float" office:value="0.1093616485596" calcext:value-type="float">
            <text:p>0.1093616486</text:p>
          </table:table-cell>
          <table:table-cell office:value-type="float" office:value="0.0633788108826" calcext:value-type="float">
            <text:p>0.0633788109</text:p>
          </table:table-cell>
          <table:table-cell office:value-type="float" office:value="0.0751392841339" calcext:value-type="float">
            <text:p>0.07513928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8.pddl</text:p>
          </table:table-cell>
          <table:table-cell office:value-type="float" office:value="0.821" calcext:value-type="float">
            <text:p>0.821</text:p>
          </table:table-cell>
          <table:table-cell table:formula="of:=[.B78]+[.D78]" office:value-type="float" office:value="1.243657012939" calcext:value-type="float">
            <text:p>1.2436570129</text:p>
          </table:table-cell>
          <table:table-cell office:value-type="float" office:value="0.422657012939" calcext:value-type="float">
            <text:p>0.4226570129</text:p>
          </table:table-cell>
          <table:table-cell office:value-type="float" office:value="1" calcext:value-type="float">
            <text:p>1</text:p>
          </table:table-cell>
          <table:table-cell table:formula="of:=0.140408039093+0.0228197574615" office:value-type="float" office:value="0.1632277965545" calcext:value-type="float">
            <text:p>0.1632277966</text:p>
          </table:table-cell>
          <table:table-cell office:value-type="float" office:value="0.121739387512" calcext:value-type="float">
            <text:p>0.1217393875</text:p>
          </table:table-cell>
          <table:table-cell office:value-type="float" office:value="0.137492418289" calcext:value-type="float">
            <text:p>0.13749241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4.pddl</text:p>
          </table:table-cell>
          <table:table-cell office:value-type="float" office:value="3.656" calcext:value-type="float">
            <text:p>3.656</text:p>
          </table:table-cell>
          <table:table-cell table:formula="of:=[.B79]+[.D79]" office:value-type="float" office:value="4.42565880394" calcext:value-type="float">
            <text:p>4.4256588039</text:p>
          </table:table-cell>
          <table:table-cell office:value-type="float" office:value="0.76965880394" calcext:value-type="float">
            <text:p>0.7696588039</text:p>
          </table:table-cell>
          <table:table-cell office:value-type="float" office:value="1" calcext:value-type="float">
            <text:p>1</text:p>
          </table:table-cell>
          <table:table-cell table:formula="of:=0.213217020035+0.0394747257233" office:value-type="float" office:value="0.2526917457583" calcext:value-type="float">
            <text:p>0.2526917458</text:p>
          </table:table-cell>
          <table:table-cell office:value-type="float" office:value="0.260291099548" calcext:value-type="float">
            <text:p>0.2602910995</text:p>
          </table:table-cell>
          <table:table-cell office:value-type="float" office:value="0.256395101547" calcext:value-type="float">
            <text:p>0.25639510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3.pddl</text:p>
          </table:table-cell>
          <table:table-cell office:value-type="float" office:value="3.151" calcext:value-type="float">
            <text:p>3.151</text:p>
          </table:table-cell>
          <table:table-cell table:formula="of:=[.B80]+[.D80]" office:value-type="float" office:value="3.936191059113" calcext:value-type="float">
            <text:p>3.9361910591</text:p>
          </table:table-cell>
          <table:table-cell office:value-type="float" office:value="0.785191059113" calcext:value-type="float">
            <text:p>0.7851910591</text:p>
          </table:table-cell>
          <table:table-cell office:value-type="float" office:value="1" calcext:value-type="float">
            <text:p>1</text:p>
          </table:table-cell>
          <table:table-cell table:formula="of:=0.20901799202+0.0391743183136" office:value-type="float" office:value="0.2481923103336" calcext:value-type="float">
            <text:p>0.2481923103</text:p>
          </table:table-cell>
          <table:table-cell office:value-type="float" office:value="0.268959999084" calcext:value-type="float">
            <text:p>0.2689599991</text:p>
          </table:table-cell>
          <table:table-cell office:value-type="float" office:value="0.267743349075" calcext:value-type="float">
            <text:p>0.2677433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5.pddl</text:p>
          </table:table-cell>
          <table:table-cell office:value-type="float" office:value="1.691" calcext:value-type="float">
            <text:p>1.691</text:p>
          </table:table-cell>
          <table:table-cell table:formula="of:=[.B81]+[.D81]" office:value-type="float" office:value="2.481441036224" calcext:value-type="float">
            <text:p>2.4814410362</text:p>
          </table:table-cell>
          <table:table-cell office:value-type="float" office:value="0.790441036224" calcext:value-type="float">
            <text:p>0.7904410362</text:p>
          </table:table-cell>
          <table:table-cell office:value-type="float" office:value="1" calcext:value-type="float">
            <text:p>1</text:p>
          </table:table-cell>
          <table:table-cell table:formula="of:=0.258239984512+0.0407462120056" office:value-type="float" office:value="0.2989861965176" calcext:value-type="float">
            <text:p>0.2989861965</text:p>
          </table:table-cell>
          <table:table-cell office:value-type="float" office:value="0.270521640778" calcext:value-type="float">
            <text:p>0.2705216408</text:p>
          </table:table-cell>
          <table:table-cell office:value-type="float" office:value="0.220688343048" calcext:value-type="float">
            <text:p>0.2206883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1.pddl</text:p>
          </table:table-cell>
          <table:table-cell office:value-type="float" office:value="4.203" calcext:value-type="float">
            <text:p>4.203</text:p>
          </table:table-cell>
          <table:table-cell table:formula="of:=[.B82]+[.D82]" office:value-type="float" office:value="5.5154320507" calcext:value-type="float">
            <text:p>5.5154320507</text:p>
          </table:table-cell>
          <table:table-cell office:value-type="float" office:value="1.3124320507" calcext:value-type="float">
            <text:p>1.3124320507</text:p>
          </table:table-cell>
          <table:table-cell office:value-type="float" office:value="1" calcext:value-type="float">
            <text:p>1</text:p>
          </table:table-cell>
          <table:table-cell table:formula="of:=0.340794086456+0.0609645843506" office:value-type="float" office:value="0.4017586708066" calcext:value-type="float">
            <text:p>0.4017586708</text:p>
          </table:table-cell>
          <table:table-cell office:value-type="float" office:value="0.516252994537" calcext:value-type="float">
            <text:p>0.5162529945</text:p>
          </table:table-cell>
          <table:table-cell office:value-type="float" office:value="0.394099473953" calcext:value-type="float">
            <text:p>0.394099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float" office:value="0.713" calcext:value-type="float">
            <text:p>0.713</text:p>
          </table:table-cell>
          <table:table-cell table:formula="of:=[.B83]+[.D83]" office:value-type="float" office:value="1.210491836548" calcext:value-type="float">
            <text:p>1.2104918365</text:p>
          </table:table-cell>
          <table:table-cell office:value-type="float" office:value="0.497491836548" calcext:value-type="float">
            <text:p>0.4974918365</text:p>
          </table:table-cell>
          <table:table-cell office:value-type="float" office:value="1" calcext:value-type="float">
            <text:p>1</text:p>
          </table:table-cell>
          <table:table-cell table:formula="of:=0.183506965637+0.0269186496735" office:value-type="float" office:value="0.2104256153105" calcext:value-type="float">
            <text:p>0.2104256153</text:p>
          </table:table-cell>
          <table:table-cell office:value-type="float" office:value="0.157069921494" calcext:value-type="float">
            <text:p>0.1570699215</text:p>
          </table:table-cell>
          <table:table-cell office:value-type="float" office:value="0.129819393158" calcext:value-type="float">
            <text:p>0.12981939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float" office:value="0.578" calcext:value-type="float">
            <text:p>0.578</text:p>
          </table:table-cell>
          <table:table-cell table:formula="of:=[.B84]+[.D84]" office:value-type="float" office:value="0.881212881088" calcext:value-type="float">
            <text:p>0.8812128811</text:p>
          </table:table-cell>
          <table:table-cell office:value-type="float" office:value="0.303212881088" calcext:value-type="float">
            <text:p>0.3032128811</text:p>
          </table:table-cell>
          <table:table-cell office:value-type="float" office:value="1" calcext:value-type="float">
            <text:p>1</text:p>
          </table:table-cell>
          <table:table-cell table:formula="of:=0.114083051682+0.0170915126801" office:value-type="float" office:value="0.1311745643621" calcext:value-type="float">
            <text:p>0.1311745644</text:p>
          </table:table-cell>
          <table:table-cell office:value-type="float" office:value="0.0822730064392" calcext:value-type="float">
            <text:p>0.0822730064</text:p>
          </table:table-cell>
          <table:table-cell office:value-type="float" office:value="0.0896337032318" calcext:value-type="float">
            <text:p>0.08963370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float" office:value="0.892" calcext:value-type="float">
            <text:p>0.892</text:p>
          </table:table-cell>
          <table:table-cell table:formula="of:=[.B85]+[.D85]" office:value-type="float" office:value="1.1930430336" calcext:value-type="float">
            <text:p>1.1930430336</text:p>
          </table:table-cell>
          <table:table-cell office:value-type="float" office:value="0.3010430336" calcext:value-type="float">
            <text:p>0.3010430336</text:p>
          </table:table-cell>
          <table:table-cell office:value-type="float" office:value="1" calcext:value-type="float">
            <text:p>1</text:p>
          </table:table-cell>
          <table:table-cell table:formula="of:=0.117680072784+0.0171449184418" office:value-type="float" office:value="0.1348249912258" calcext:value-type="float">
            <text:p>0.1348249912</text:p>
          </table:table-cell>
          <table:table-cell office:value-type="float" office:value="0.0808606147766" calcext:value-type="float">
            <text:p>0.0808606148</text:p>
          </table:table-cell>
          <table:table-cell office:value-type="float" office:value="0.0852265357971" calcext:value-type="float">
            <text:p>0.0852265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40.pddl</text:p>
          </table:table-cell>
          <table:table-cell office:value-type="float" office:value="2.546" calcext:value-type="float">
            <text:p>2.546</text:p>
          </table:table-cell>
          <table:table-cell table:formula="of:=[.B86]+[.D86]" office:value-type="float" office:value="3.77868508911" calcext:value-type="float">
            <text:p>3.7786850891</text:p>
          </table:table-cell>
          <table:table-cell office:value-type="float" office:value="1.23268508911" calcext:value-type="float">
            <text:p>1.2326850891</text:p>
          </table:table-cell>
          <table:table-cell office:value-type="float" office:value="1" calcext:value-type="float">
            <text:p>1</text:p>
          </table:table-cell>
          <table:table-cell table:formula="of:=0.35874915123+0.0556447505951" office:value-type="float" office:value="0.4143939018251" calcext:value-type="float">
            <text:p>0.4143939018</text:p>
          </table:table-cell>
          <table:table-cell office:value-type="float" office:value="0.454206705093" calcext:value-type="float">
            <text:p>0.4542067051</text:p>
          </table:table-cell>
          <table:table-cell office:value-type="float" office:value="0.363771438599" calcext:value-type="float">
            <text:p>0.36377143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9.pddl</text:p>
          </table:table-cell>
          <table:table-cell office:value-type="float" office:value="6.391" calcext:value-type="float">
            <text:p>6.391</text:p>
          </table:table-cell>
          <table:table-cell table:formula="of:=[.B87]+[.D87]" office:value-type="float" office:value="7.73413201904" calcext:value-type="float">
            <text:p>7.734132019</text:p>
          </table:table-cell>
          <table:table-cell office:value-type="float" office:value="1.34313201904" calcext:value-type="float">
            <text:p>1.343132019</text:p>
          </table:table-cell>
          <table:table-cell office:value-type="float" office:value="1" calcext:value-type="float">
            <text:p>1</text:p>
          </table:table-cell>
          <table:table-cell table:formula="of:=0.311028003693+0.06094789505" office:value-type="float" office:value="0.371975898743" calcext:value-type="float">
            <text:p>0.3719758987</text:p>
          </table:table-cell>
          <table:table-cell office:value-type="float" office:value="0.50265622139" calcext:value-type="float">
            <text:p>0.5026562214</text:p>
          </table:table-cell>
          <table:table-cell office:value-type="float" office:value="0.468130111694" calcext:value-type="float">
            <text:p>0.4681301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blocks-strips-typed/instance-32.pddl</text:p>
          </table:table-cell>
          <table:table-cell office:value-type="float" office:value="2.295" calcext:value-type="float">
            <text:p>2.295</text:p>
          </table:table-cell>
          <table:table-cell table:formula="of:=[.B88]+[.D88]" office:value-type="float" office:value="2.982429904938" calcext:value-type="float">
            <text:p>2.9824299049</text:p>
          </table:table-cell>
          <table:table-cell office:value-type="float" office:value="0.687429904938" calcext:value-type="float">
            <text:p>0.6874299049</text:p>
          </table:table-cell>
          <table:table-cell office:value-type="float" office:value="1" calcext:value-type="float">
            <text:p>1</text:p>
          </table:table-cell>
          <table:table-cell table:formula="of:=0.195000886917+0.0378434658051" office:value-type="float" office:value="0.2328443527221" calcext:value-type="float">
            <text:p>0.2328443527</text:p>
          </table:table-cell>
          <table:table-cell office:value-type="float" office:value="0.225230455399" calcext:value-type="float">
            <text:p>0.2252304554</text:p>
          </table:table-cell>
          <table:table-cell office:value-type="float" office:value="0.229067325592" calcext:value-type="float">
            <text:p>0.2290673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20.pddl</text:p>
          </table:table-cell>
          <table:table-cell office:value-type="float" office:value="0" calcext:value-type="float">
            <text:p>0</text:p>
          </table:table-cell>
          <table:table-cell table:formula="of:=[.B89]+[.D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6.pddl</text:p>
          </table:table-cell>
          <table:table-cell office:value-type="float" office:value="6.527" calcext:value-type="float">
            <text:p>6.527</text:p>
          </table:table-cell>
          <table:table-cell table:formula="of:=[.B90]+[.D90]" office:value-type="float" office:value="9.62166195107" calcext:value-type="float">
            <text:p>9.6216619511</text:p>
          </table:table-cell>
          <table:table-cell office:value-type="float" office:value="3.09466195107" calcext:value-type="float">
            <text:p>3.0946619511</text:p>
          </table:table-cell>
          <table:table-cell office:value-type="float" office:value="5" calcext:value-type="float">
            <text:p>5</text:p>
          </table:table-cell>
          <table:table-cell table:formula="of:=0.914798974991+0.364685297012" office:value-type="float" office:value="1.279484272003" calcext:value-type="float">
            <text:p>1.279484272</text:p>
          </table:table-cell>
          <table:table-cell office:value-type="float" office:value="1.49423265457" calcext:value-type="float">
            <text:p>1.4942326546</text:p>
          </table:table-cell>
          <table:table-cell office:value-type="float" office:value="0.320752382278" calcext:value-type="float">
            <text:p>0.3207523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6.pddl</text:p>
          </table:table-cell>
          <table:table-cell office:value-type="float" office:value="0.883" calcext:value-type="float">
            <text:p>0.883</text:p>
          </table:table-cell>
          <table:table-cell table:formula="of:=[.B91]+[.D91]" office:value-type="float" office:value="4.76057205963" calcext:value-type="float">
            <text:p>4.7605720596</text:p>
          </table:table-cell>
          <table:table-cell office:value-type="float" office:value="3.87757205963" calcext:value-type="float">
            <text:p>3.8775720596</text:p>
          </table:table-cell>
          <table:table-cell office:value-type="float" office:value="9" calcext:value-type="float">
            <text:p>9</text:p>
          </table:table-cell>
          <table:table-cell table:formula="of:=0.700778007507+0.452772140503" office:value-type="float" office:value="1.15355014801" calcext:value-type="float">
            <text:p>1.153550148</text:p>
          </table:table-cell>
          <table:table-cell office:value-type="float" office:value="2.65725922585" calcext:value-type="float">
            <text:p>2.6572592259</text:p>
          </table:table-cell>
          <table:table-cell office:value-type="float" office:value="0.0666799545288" calcext:value-type="float">
            <text:p>0.06667995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1.pddl</text:p>
          </table:table-cell>
          <table:table-cell office:value-type="float" office:value="0" calcext:value-type="float">
            <text:p>0</text:p>
          </table:table-cell>
          <table:table-cell table:formula="of:=[.B92]+[.D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5.pddl</text:p>
          </table:table-cell>
          <table:table-cell office:value-type="float" office:value="1.195" calcext:value-type="float">
            <text:p>1.195</text:p>
          </table:table-cell>
          <table:table-cell table:formula="of:=[.B93]+[.D93]" office:value-type="float" office:value="2.31011588097" calcext:value-type="float">
            <text:p>2.310115881</text:p>
          </table:table-cell>
          <table:table-cell office:value-type="float" office:value="1.11511588097" calcext:value-type="float">
            <text:p>1.115115881</text:p>
          </table:table-cell>
          <table:table-cell office:value-type="float" office:value="5" calcext:value-type="float">
            <text:p>5</text:p>
          </table:table-cell>
          <table:table-cell table:formula="of:=0.484163999557+0.127155065536" office:value-type="float" office:value="0.611319065093" calcext:value-type="float">
            <text:p>0.6113190651</text:p>
          </table:table-cell>
          <table:table-cell office:value-type="float" office:value="0.397969722748" calcext:value-type="float">
            <text:p>0.3979697227</text:p>
          </table:table-cell>
          <table:table-cell office:value-type="float" office:value="0.105691671371" calcext:value-type="float">
            <text:p>0.1056916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7.pddl</text:p>
          </table:table-cell>
          <table:table-cell office:value-type="float" office:value="1.925" calcext:value-type="float">
            <text:p>1.925</text:p>
          </table:table-cell>
          <table:table-cell table:formula="of:=[.B94]+[.D94]" office:value-type="float" office:value="17.3910439491" calcext:value-type="float">
            <text:p>17.3910439491</text:p>
          </table:table-cell>
          <table:table-cell office:value-type="float" office:value="15.4660439491" calcext:value-type="float">
            <text:p>15.4660439491</text:p>
          </table:table-cell>
          <table:table-cell office:value-type="float" office:value="10" calcext:value-type="float">
            <text:p>10</text:p>
          </table:table-cell>
          <table:table-cell table:formula="of:=1.5773499012+1.0530629158" office:value-type="float" office:value="2.630412817" calcext:value-type="float">
            <text:p>2.630412817</text:p>
          </table:table-cell>
          <table:table-cell office:value-type="float" office:value="12.678155899" calcext:value-type="float">
            <text:p>12.678155899</text:p>
          </table:table-cell>
          <table:table-cell office:value-type="float" office:value="0.157385110855" calcext:value-type="float">
            <text:p>0.1573851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9.pddl</text:p>
          </table:table-cell>
          <table:table-cell office:value-type="float" office:value="1.596" calcext:value-type="float">
            <text:p>1.596</text:p>
          </table:table-cell>
          <table:table-cell table:formula="of:=[.B95]+[.D95]" office:value-type="float" office:value="15.1405070267" calcext:value-type="float">
            <text:p>15.1405070267</text:p>
          </table:table-cell>
          <table:table-cell office:value-type="float" office:value="13.5445070267" calcext:value-type="float">
            <text:p>13.5445070267</text:p>
          </table:table-cell>
          <table:table-cell office:value-type="float" office:value="10" calcext:value-type="float">
            <text:p>10</text:p>
          </table:table-cell>
          <table:table-cell table:formula="of:=1.20938706398+0.708094596863" office:value-type="float" office:value="1.917481660843" calcext:value-type="float">
            <text:p>1.9174816608</text:p>
          </table:table-cell>
          <table:table-cell office:value-type="float" office:value="11.5064060688" calcext:value-type="float">
            <text:p>11.5064060688</text:p>
          </table:table-cell>
          <table:table-cell office:value-type="float" office:value="0.120537042618" calcext:value-type="float">
            <text:p>0.12053704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7.pddl</text:p>
          </table:table-cell>
          <table:table-cell office:value-type="float" office:value="0.267" calcext:value-type="float">
            <text:p>0.267</text:p>
          </table:table-cell>
          <table:table-cell table:formula="of:=[.B96]+[.D96]" office:value-type="float" office:value="0.634655992508" calcext:value-type="float">
            <text:p>0.6346559925</text:p>
          </table:table-cell>
          <table:table-cell office:value-type="float" office:value="0.367655992508" calcext:value-type="float">
            <text:p>0.3676559925</text:p>
          </table:table-cell>
          <table:table-cell office:value-type="float" office:value="4" calcext:value-type="float">
            <text:p>4</text:p>
          </table:table-cell>
          <table:table-cell table:formula="of:=0.201961040497+0.0475959777832" office:value-type="float" office:value="0.2495570182802" calcext:value-type="float">
            <text:p>0.2495570183</text:p>
          </table:table-cell>
          <table:table-cell office:value-type="float" office:value="0.0947692394257" calcext:value-type="float">
            <text:p>0.0947692394</text:p>
          </table:table-cell>
          <table:table-cell office:value-type="float" office:value="0.023268699646" calcext:value-type="float">
            <text:p>0.02326869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2.pddl</text:p>
          </table:table-cell>
          <table:table-cell office:value-type="float" office:value="0" calcext:value-type="float">
            <text:p>0</text:p>
          </table:table-cell>
          <table:table-cell table:formula="of:=[.B97]+[.D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0.pddl</text:p>
          </table:table-cell>
          <table:table-cell office:value-type="float" office:value="0.59" calcext:value-type="float">
            <text:p>0.59</text:p>
          </table:table-cell>
          <table:table-cell table:formula="of:=[.B98]+[.D98]" office:value-type="float" office:value="2.10460981369" calcext:value-type="float">
            <text:p>2.1046098137</text:p>
          </table:table-cell>
          <table:table-cell office:value-type="float" office:value="1.51460981369" calcext:value-type="float">
            <text:p>1.5146098137</text:p>
          </table:table-cell>
          <table:table-cell office:value-type="float" office:value="7" calcext:value-type="float">
            <text:p>7</text:p>
          </table:table-cell>
          <table:table-cell table:formula="of:=0.40038895607+0.150918245316" office:value-type="float" office:value="0.551307201386" calcext:value-type="float">
            <text:p>0.5513072014</text:p>
          </table:table-cell>
          <table:table-cell office:value-type="float" office:value="0.920545816422" calcext:value-type="float">
            <text:p>0.9205458164</text:p>
          </table:table-cell>
          <table:table-cell office:value-type="float" office:value="0.0426871776581" calcext:value-type="float">
            <text:p>0.04268717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3.pddl</text:p>
          </table:table-cell>
          <table:table-cell office:value-type="float" office:value="0.217" calcext:value-type="float">
            <text:p>0.217</text:p>
          </table:table-cell>
          <table:table-cell table:formula="of:=[.B99]+[.D99]" office:value-type="float" office:value="0.546020023346" calcext:value-type="float">
            <text:p>0.5460200233</text:p>
          </table:table-cell>
          <table:table-cell office:value-type="float" office:value="0.329020023346" calcext:value-type="float">
            <text:p>0.3290200233</text:p>
          </table:table-cell>
          <table:table-cell office:value-type="float" office:value="5" calcext:value-type="float">
            <text:p>5</text:p>
          </table:table-cell>
          <table:table-cell table:formula="of:=0.162003993988+0.0530910491943" office:value-type="float" office:value="0.2150950431823" calcext:value-type="float">
            <text:p>0.2150950432</text:p>
          </table:table-cell>
          <table:table-cell office:value-type="float" office:value="0.0951759815216" calcext:value-type="float">
            <text:p>0.0951759815</text:p>
          </table:table-cell>
          <table:table-cell office:value-type="float" office:value="0.0186851024628" calcext:value-type="float">
            <text:p>0.01868510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5.pddl</text:p>
          </table:table-cell>
          <table:table-cell office:value-type="float" office:value="0" calcext:value-type="float">
            <text:p>0</text:p>
          </table:table-cell>
          <table:table-cell table:formula="of:=[.B100]+[.D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9.pddl</text:p>
          </table:table-cell>
          <table:table-cell office:value-type="float" office:value="0" calcext:value-type="float">
            <text:p>0</text:p>
          </table:table-cell>
          <table:table-cell table:formula="of:=[.B101]+[.D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3.pddl</text:p>
          </table:table-cell>
          <table:table-cell office:value-type="float" office:value="0.845" calcext:value-type="float">
            <text:p>0.845</text:p>
          </table:table-cell>
          <table:table-cell table:formula="of:=[.B102]+[.D102]" office:value-type="float" office:value="2.2242591095" calcext:value-type="float">
            <text:p>2.2242591095</text:p>
          </table:table-cell>
          <table:table-cell office:value-type="float" office:value="1.3792591095" calcext:value-type="float">
            <text:p>1.3792591095</text:p>
          </table:table-cell>
          <table:table-cell office:value-type="float" office:value="7" calcext:value-type="float">
            <text:p>7</text:p>
          </table:table-cell>
          <table:table-cell table:formula="of:=0.498060941696+0.238012075424" office:value-type="float" office:value="0.73607301712" calcext:value-type="float">
            <text:p>0.7360730171</text:p>
          </table:table-cell>
          <table:table-cell office:value-type="float" office:value="0.587390422821" calcext:value-type="float">
            <text:p>0.5873904228</text:p>
          </table:table-cell>
          <table:table-cell office:value-type="float" office:value="0.0557172298431" calcext:value-type="float">
            <text:p>0.05571722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8.pddl</text:p>
          </table:table-cell>
          <table:table-cell office:value-type="float" office:value="0" calcext:value-type="float">
            <text:p>0</text:p>
          </table:table-cell>
          <table:table-cell table:formula="of:=[.B103]+[.D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8.pddl</text:p>
          </table:table-cell>
          <table:table-cell office:value-type="float" office:value="0" calcext:value-type="float">
            <text:p>0</text:p>
          </table:table-cell>
          <table:table-cell table:formula="of:=[.B104]+[.D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4.pddl</text:p>
          </table:table-cell>
          <table:table-cell office:value-type="float" office:value="0.603" calcext:value-type="float">
            <text:p>0.603</text:p>
          </table:table-cell>
          <table:table-cell table:formula="of:=[.B105]+[.D105]" office:value-type="float" office:value="1.242563798904" calcext:value-type="float">
            <text:p>1.2425637989</text:p>
          </table:table-cell>
          <table:table-cell office:value-type="float" office:value="0.639563798904" calcext:value-type="float">
            <text:p>0.6395637989</text:p>
          </table:table-cell>
          <table:table-cell office:value-type="float" office:value="5" calcext:value-type="float">
            <text:p>5</text:p>
          </table:table-cell>
          <table:table-cell table:formula="of:=0.273627996445+0.0980706214905" office:value-type="float" office:value="0.3716986179355" calcext:value-type="float">
            <text:p>0.3716986179</text:p>
          </table:table-cell>
          <table:table-cell office:value-type="float" office:value="0.220314741135" calcext:value-type="float">
            <text:p>0.2203147411</text:p>
          </table:table-cell>
          <table:table-cell office:value-type="float" office:value="0.0474576950073" calcext:value-type="float">
            <text:p>0.047457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epots-strips-automatic/instance-14.pddl</text:p>
          </table:table-cell>
          <table:table-cell office:value-type="float" office:value="1.587" calcext:value-type="float">
            <text:p>1.587</text:p>
          </table:table-cell>
          <table:table-cell table:formula="of:=[.B106]+[.D106]" office:value-type="float" office:value="5.4931858654" calcext:value-type="float">
            <text:p>5.4931858654</text:p>
          </table:table-cell>
          <table:table-cell office:value-type="float" office:value="3.9061858654" calcext:value-type="float">
            <text:p>3.9061858654</text:p>
          </table:table-cell>
          <table:table-cell office:value-type="float" office:value="7" calcext:value-type="float">
            <text:p>7</text:p>
          </table:table-cell>
          <table:table-cell table:formula="of:=1.12492895126+0.466424703598" office:value-type="float" office:value="1.591353654858" calcext:value-type="float">
            <text:p>1.5913536549</text:p>
          </table:table-cell>
          <table:table-cell office:value-type="float" office:value="2.20054364204" calcext:value-type="float">
            <text:p>2.200543642</text:p>
          </table:table-cell>
          <table:table-cell office:value-type="float" office:value="0.11420583725" calcext:value-type="float">
            <text:p>0.1142058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float" office:value="0" calcext:value-type="float">
            <text:p>0</text:p>
          </table:table-cell>
          <table:table-cell table:formula="of:=[.B107]+[.D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float" office:value="0" calcext:value-type="float">
            <text:p>0</text:p>
          </table:table-cell>
          <table:table-cell table:formula="of:=[.B108]+[.D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float" office:value="0" calcext:value-type="float">
            <text:p>0</text:p>
          </table:table-cell>
          <table:table-cell table:formula="of:=[.B109]+[.D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2.pddl</text:p>
          </table:table-cell>
          <table:table-cell office:value-type="float" office:value="0" calcext:value-type="float">
            <text:p>0</text:p>
          </table:table-cell>
          <table:table-cell table:formula="of:=[.B110]+[.D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float" office:value="0" calcext:value-type="float">
            <text:p>0</text:p>
          </table:table-cell>
          <table:table-cell table:formula="of:=[.B111]+[.D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float" office:value="0" calcext:value-type="float">
            <text:p>0</text:p>
          </table:table-cell>
          <table:table-cell table:formula="of:=[.B112]+[.D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float" office:value="0" calcext:value-type="float">
            <text:p>0</text:p>
          </table:table-cell>
          <table:table-cell table:formula="of:=[.B113]+[.D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8.pddl</text:p>
          </table:table-cell>
          <table:table-cell office:value-type="float" office:value="0" calcext:value-type="float">
            <text:p>0</text:p>
          </table:table-cell>
          <table:table-cell table:formula="of:=[.B114]+[.D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float" office:value="0" calcext:value-type="float">
            <text:p>0</text:p>
          </table:table-cell>
          <table:table-cell table:formula="of:=[.B115]+[.D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float" office:value="0.405" calcext:value-type="float">
            <text:p>0.405</text:p>
          </table:table-cell>
          <table:table-cell table:formula="of:=[.B116]+[.D116]" office:value-type="float" office:value="0.554087905884" calcext:value-type="float">
            <text:p>0.5540879059</text:p>
          </table:table-cell>
          <table:table-cell office:value-type="float" office:value="0.149087905884" calcext:value-type="float">
            <text:p>0.1490879059</text:p>
          </table:table-cell>
          <table:table-cell office:value-type="float" office:value="4" calcext:value-type="float">
            <text:p>4</text:p>
          </table:table-cell>
          <table:table-cell table:formula="of:=0.050106048584+0.0332322120667" office:value-type="float" office:value="0.0833382606507" calcext:value-type="float">
            <text:p>0.0833382607</text:p>
          </table:table-cell>
          <table:table-cell office:value-type="float" office:value="0.0510761737823" calcext:value-type="float">
            <text:p>0.0510761738</text:p>
          </table:table-cell>
          <table:table-cell office:value-type="float" office:value="0.0146114826202" calcext:value-type="float">
            <text:p>0.0146114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8.pddl</text:p>
          </table:table-cell>
          <table:table-cell office:value-type="float" office:value="1.138" calcext:value-type="float">
            <text:p>1.138</text:p>
          </table:table-cell>
          <table:table-cell table:formula="of:=[.B117]+[.D117]" office:value-type="float" office:value="1.41138385582" calcext:value-type="float">
            <text:p>1.4113838558</text:p>
          </table:table-cell>
          <table:table-cell office:value-type="float" office:value="0.27338385582" calcext:value-type="float">
            <text:p>0.2733838558</text:p>
          </table:table-cell>
          <table:table-cell office:value-type="float" office:value="3" calcext:value-type="float">
            <text:p>3</text:p>
          </table:table-cell>
          <table:table-cell table:formula="of:=0.0911469459534+0.0445828437805" office:value-type="float" office:value="0.1357297897339" calcext:value-type="float">
            <text:p>0.1357297897</text:p>
          </table:table-cell>
          <table:table-cell office:value-type="float" office:value="0.105136871338" calcext:value-type="float">
            <text:p>0.1051368713</text:p>
          </table:table-cell>
          <table:table-cell office:value-type="float" office:value="0.0324211120605" calcext:value-type="float">
            <text:p>0.0324211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float" office:value="0.364" calcext:value-type="float">
            <text:p>0.364</text:p>
          </table:table-cell>
          <table:table-cell table:formula="of:=[.B118]+[.D118]" office:value-type="float" office:value="0.464607872009" calcext:value-type="float">
            <text:p>0.464607872</text:p>
          </table:table-cell>
          <table:table-cell office:value-type="float" office:value="0.100607872009" calcext:value-type="float">
            <text:p>0.100607872</text:p>
          </table:table-cell>
          <table:table-cell office:value-type="float" office:value="3" calcext:value-type="float">
            <text:p>3</text:p>
          </table:table-cell>
          <table:table-cell table:formula="of:=0.0395238399506+0.0202524662018" office:value-type="float" office:value="0.0597763061524" calcext:value-type="float">
            <text:p>0.0597763062</text:p>
          </table:table-cell>
          <table:table-cell office:value-type="float" office:value="0.0298230648041" calcext:value-type="float">
            <text:p>0.0298230648</text:p>
          </table:table-cell>
          <table:table-cell office:value-type="float" office:value="0.0109574794769" calcext:value-type="float">
            <text:p>0.01095747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7.pddl</text:p>
          </table:table-cell>
          <table:table-cell office:value-type="float" office:value="1.107" calcext:value-type="float">
            <text:p>1.107</text:p>
          </table:table-cell>
          <table:table-cell table:formula="of:=[.B119]+[.D119]" office:value-type="float" office:value="1.41618097496" calcext:value-type="float">
            <text:p>1.416180975</text:p>
          </table:table-cell>
          <table:table-cell office:value-type="float" office:value="0.30918097496" calcext:value-type="float">
            <text:p>0.309180975</text:p>
          </table:table-cell>
          <table:table-cell office:value-type="float" office:value="4" calcext:value-type="float">
            <text:p>4</text:p>
          </table:table-cell>
          <table:table-cell table:formula="of:=0.0917258262634+0.0563161373138" office:value-type="float" office:value="0.1480419635772" calcext:value-type="float">
            <text:p>0.1480419636</text:p>
          </table:table-cell>
          <table:table-cell office:value-type="float" office:value="0.128022909164" calcext:value-type="float">
            <text:p>0.1280229092</text:p>
          </table:table-cell>
          <table:table-cell office:value-type="float" office:value="0.0330126285553" calcext:value-type="float">
            <text:p>0.03301262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float" office:value="0.315" calcext:value-type="float">
            <text:p>0.315</text:p>
          </table:table-cell>
          <table:table-cell table:formula="of:=[.B120]+[.D120]" office:value-type="float" office:value="0.443803014755" calcext:value-type="float">
            <text:p>0.4438030148</text:p>
          </table:table-cell>
          <table:table-cell office:value-type="float" office:value="0.128803014755" calcext:value-type="float">
            <text:p>0.1288030148</text:p>
          </table:table-cell>
          <table:table-cell office:value-type="float" office:value="3" calcext:value-type="float">
            <text:p>3</text:p>
          </table:table-cell>
          <table:table-cell table:formula="of:=0.0496168136597+0.0242080688477" office:value-type="float" office:value="0.0738248825074" calcext:value-type="float">
            <text:p>0.0738248825</text:p>
          </table:table-cell>
          <table:table-cell office:value-type="float" office:value="0.0412964820862" calcext:value-type="float">
            <text:p>0.0412964821</text:p>
          </table:table-cell>
          <table:table-cell office:value-type="float" office:value="0.0136179924011" calcext:value-type="float">
            <text:p>0.01361799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5.pddl</text:p>
          </table:table-cell>
          <table:table-cell office:value-type="float" office:value="0.567" calcext:value-type="float">
            <text:p>0.567</text:p>
          </table:table-cell>
          <table:table-cell table:formula="of:=[.B121]+[.D121]" office:value-type="float" office:value="0.801267950058" calcext:value-type="float">
            <text:p>0.8012679501</text:p>
          </table:table-cell>
          <table:table-cell office:value-type="float" office:value="0.234267950058" calcext:value-type="float">
            <text:p>0.2342679501</text:p>
          </table:table-cell>
          <table:table-cell office:value-type="float" office:value="5" calcext:value-type="float">
            <text:p>5</text:p>
          </table:table-cell>
          <table:table-cell table:formula="of:=0.0760941505432+0.0517191886902" office:value-type="float" office:value="0.1278133392334" calcext:value-type="float">
            <text:p>0.1278133392</text:p>
          </table:table-cell>
          <table:table-cell office:value-type="float" office:value="0.0869200229645" calcext:value-type="float">
            <text:p>0.086920023</text:p>
          </table:table-cell>
          <table:table-cell office:value-type="float" office:value="0.0194518566132" calcext:value-type="float">
            <text:p>0.01945185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6.pddl</text:p>
          </table:table-cell>
          <table:table-cell office:value-type="float" office:value="1.121" calcext:value-type="float">
            <text:p>1.121</text:p>
          </table:table-cell>
          <table:table-cell table:formula="of:=[.B122]+[.D122]" office:value-type="float" office:value="1.389541812897" calcext:value-type="float">
            <text:p>1.3895418129</text:p>
          </table:table-cell>
          <table:table-cell office:value-type="float" office:value="0.268541812897" calcext:value-type="float">
            <text:p>0.2685418129</text:p>
          </table:table-cell>
          <table:table-cell office:value-type="float" office:value="3" calcext:value-type="float">
            <text:p>3</text:p>
          </table:table-cell>
          <table:table-cell table:formula="of:=0.0917270183563+0.0365335941315" office:value-type="float" office:value="0.1282606124878" calcext:value-type="float">
            <text:p>0.1282606125</text:p>
          </table:table-cell>
          <table:table-cell office:value-type="float" office:value="0.107788801193" calcext:value-type="float">
            <text:p>0.1077888012</text:p>
          </table:table-cell>
          <table:table-cell office:value-type="float" office:value="0.0323941707611" calcext:value-type="float">
            <text:p>0.03239417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float" office:value="0.352" calcext:value-type="float">
            <text:p>0.352</text:p>
          </table:table-cell>
          <table:table-cell table:formula="of:=[.B123]+[.D123]" office:value-type="float" office:value="0.482259990692" calcext:value-type="float">
            <text:p>0.4822599907</text:p>
          </table:table-cell>
          <table:table-cell office:value-type="float" office:value="0.130259990692" calcext:value-type="float">
            <text:p>0.1302599907</text:p>
          </table:table-cell>
          <table:table-cell office:value-type="float" office:value="3" calcext:value-type="float">
            <text:p>3</text:p>
          </table:table-cell>
          <table:table-cell table:formula="of:=0.0503170490265+0.0243744850159" office:value-type="float" office:value="0.0746915340424" calcext:value-type="float">
            <text:p>0.074691534</text:p>
          </table:table-cell>
          <table:table-cell office:value-type="float" office:value="0.0419738292694" calcext:value-type="float">
            <text:p>0.0419738293</text:p>
          </table:table-cell>
          <table:table-cell office:value-type="float" office:value="0.01353764534" calcext:value-type="float">
            <text:p>0.01353764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7.pddl</text:p>
          </table:table-cell>
          <table:table-cell office:value-type="float" office:value="0.364" calcext:value-type="float">
            <text:p>0.364</text:p>
          </table:table-cell>
          <table:table-cell table:formula="of:=[.B124]+[.D124]" office:value-type="float" office:value="0.531950153351" calcext:value-type="float">
            <text:p>0.5319501534</text:p>
          </table:table-cell>
          <table:table-cell office:value-type="float" office:value="0.167950153351" calcext:value-type="float">
            <text:p>0.1679501534</text:p>
          </table:table-cell>
          <table:table-cell office:value-type="float" office:value="3" calcext:value-type="float">
            <text:p>3</text:p>
          </table:table-cell>
          <table:table-cell table:formula="of:=0.0631508827209+0.0296475887299" office:value-type="float" office:value="0.0927984714508" calcext:value-type="float">
            <text:p>0.0927984715</text:p>
          </table:table-cell>
          <table:table-cell office:value-type="float" office:value="0.0586822032928" calcext:value-type="float">
            <text:p>0.0586822033</text:p>
          </table:table-cell>
          <table:table-cell office:value-type="float" office:value="0.0163977146149" calcext:value-type="float">
            <text:p>0.0163977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4.pddl</text:p>
          </table:table-cell>
          <table:table-cell office:value-type="float" office:value="1.196" calcext:value-type="float">
            <text:p>1.196</text:p>
          </table:table-cell>
          <table:table-cell table:formula="of:=[.B125]+[.D125]" office:value-type="float" office:value="1.416359802246" calcext:value-type="float">
            <text:p>1.4163598022</text:p>
          </table:table-cell>
          <table:table-cell office:value-type="float" office:value="0.220359802246" calcext:value-type="float">
            <text:p>0.2203598022</text:p>
          </table:table-cell>
          <table:table-cell office:value-type="float" office:value="3" calcext:value-type="float">
            <text:p>3</text:p>
          </table:table-cell>
          <table:table-cell table:formula="of:=0.0757579803467+0.0307202339172" office:value-type="float" office:value="0.1064782142639" calcext:value-type="float">
            <text:p>0.1064782143</text:p>
          </table:table-cell>
          <table:table-cell office:value-type="float" office:value="0.0857760906219" calcext:value-type="float">
            <text:p>0.0857760906</text:p>
          </table:table-cell>
          <table:table-cell office:value-type="float" office:value="0.0280148983002" calcext:value-type="float">
            <text:p>0.02801489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1.pddl</text:p>
          </table:table-cell>
          <table:table-cell office:value-type="float" office:value="1.023" calcext:value-type="float">
            <text:p>1.023</text:p>
          </table:table-cell>
          <table:table-cell table:formula="of:=[.B126]+[.D126]" office:value-type="float" office:value="1.248273132324" calcext:value-type="float">
            <text:p>1.2482731323</text:p>
          </table:table-cell>
          <table:table-cell office:value-type="float" office:value="0.225273132324" calcext:value-type="float">
            <text:p>0.2252731323</text:p>
          </table:table-cell>
          <table:table-cell office:value-type="float" office:value="3" calcext:value-type="float">
            <text:p>3</text:p>
          </table:table-cell>
          <table:table-cell table:formula="of:=0.0754480361938+0.0377058982849" office:value-type="float" office:value="0.1131539344787" calcext:value-type="float">
            <text:p>0.1131539345</text:p>
          </table:table-cell>
          <table:table-cell office:value-type="float" office:value="0.0835435390472" calcext:value-type="float">
            <text:p>0.083543539</text:p>
          </table:table-cell>
          <table:table-cell office:value-type="float" office:value="0.0284795761108" calcext:value-type="float">
            <text:p>0.02847957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3.pddl</text:p>
          </table:table-cell>
          <table:table-cell office:value-type="float" office:value="0.909" calcext:value-type="float">
            <text:p>0.909</text:p>
          </table:table-cell>
          <table:table-cell table:formula="of:=[.B127]+[.D127]" office:value-type="float" office:value="1.135563930511" calcext:value-type="float">
            <text:p>1.1355639305</text:p>
          </table:table-cell>
          <table:table-cell office:value-type="float" office:value="0.226563930511" calcext:value-type="float">
            <text:p>0.2265639305</text:p>
          </table:table-cell>
          <table:table-cell office:value-type="float" office:value="3" calcext:value-type="float">
            <text:p>3</text:p>
          </table:table-cell>
          <table:table-cell table:formula="of:=0.0765919685364+0.0375797748566" office:value-type="float" office:value="0.114171743393" calcext:value-type="float">
            <text:p>0.1141717434</text:p>
          </table:table-cell>
          <table:table-cell office:value-type="float" office:value="0.0838630199432" calcext:value-type="float">
            <text:p>0.0838630199</text:p>
          </table:table-cell>
          <table:table-cell office:value-type="float" office:value="0.0284326076508" calcext:value-type="float">
            <text:p>0.02843260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9.pddl</text:p>
          </table:table-cell>
          <table:table-cell office:value-type="float" office:value="0.695" calcext:value-type="float">
            <text:p>0.695</text:p>
          </table:table-cell>
          <table:table-cell table:formula="of:=[.B128]+[.D128]" office:value-type="float" office:value="0.882537908554" calcext:value-type="float">
            <text:p>0.8825379086</text:p>
          </table:table-cell>
          <table:table-cell office:value-type="float" office:value="0.187537908554" calcext:value-type="float">
            <text:p>0.1875379086</text:p>
          </table:table-cell>
          <table:table-cell office:value-type="float" office:value="5" calcext:value-type="float">
            <text:p>5</text:p>
          </table:table-cell>
          <table:table-cell table:formula="of:=0.063460111618+0.0423951148987" office:value-type="float" office:value="0.1058552265167" calcext:value-type="float">
            <text:p>0.1058552265</text:p>
          </table:table-cell>
          <table:table-cell office:value-type="float" office:value="0.0651314258575" calcext:value-type="float">
            <text:p>0.0651314259</text:p>
          </table:table-cell>
          <table:table-cell office:value-type="float" office:value="0.0164806842804" calcext:value-type="float">
            <text:p>0.01648068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6.pddl</text:p>
          </table:table-cell>
          <table:table-cell office:value-type="float" office:value="0.323" calcext:value-type="float">
            <text:p>0.323</text:p>
          </table:table-cell>
          <table:table-cell table:formula="of:=[.B129]+[.D129]" office:value-type="float" office:value="0.497314975739" calcext:value-type="float">
            <text:p>0.4973149757</text:p>
          </table:table-cell>
          <table:table-cell office:value-type="float" office:value="0.174314975739" calcext:value-type="float">
            <text:p>0.1743149757</text:p>
          </table:table-cell>
          <table:table-cell office:value-type="float" office:value="4" calcext:value-type="float">
            <text:p>4</text:p>
          </table:table-cell>
          <table:table-cell table:formula="of:=0.0629899501801+0.0330238342285" office:value-type="float" office:value="0.0960137844086" calcext:value-type="float">
            <text:p>0.0960137844</text:p>
          </table:table-cell>
          <table:table-cell office:value-type="float" office:value="0.061740398407" calcext:value-type="float">
            <text:p>0.0617403984</text:p>
          </table:table-cell>
          <table:table-cell office:value-type="float" office:value="0.0164840221405" calcext:value-type="float">
            <text:p>0.0164840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8.pddl</text:p>
          </table:table-cell>
          <table:table-cell office:value-type="float" office:value="0.425" calcext:value-type="float">
            <text:p>0.425</text:p>
          </table:table-cell>
          <table:table-cell table:formula="of:=[.B130]+[.D130]" office:value-type="float" office:value="0.588333892822" calcext:value-type="float">
            <text:p>0.5883338928</text:p>
          </table:table-cell>
          <table:table-cell office:value-type="float" office:value="0.163333892822" calcext:value-type="float">
            <text:p>0.1633338928</text:p>
          </table:table-cell>
          <table:table-cell office:value-type="float" office:value="3" calcext:value-type="float">
            <text:p>3</text:p>
          </table:table-cell>
          <table:table-cell table:formula="of:=0.0633571147919+0.0292503833771" office:value-type="float" office:value="0.092607498169" calcext:value-type="float">
            <text:p>0.0926074982</text:p>
          </table:table-cell>
          <table:table-cell office:value-type="float" office:value="0.0541243553162" calcext:value-type="float">
            <text:p>0.0541243553</text:p>
          </table:table-cell>
          <table:table-cell office:value-type="float" office:value="0.0165350437164" calcext:value-type="float">
            <text:p>0.0165350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9.pddl</text:p>
          </table:table-cell>
          <table:table-cell office:value-type="float" office:value="1.069" calcext:value-type="float">
            <text:p>1.069</text:p>
          </table:table-cell>
          <table:table-cell table:formula="of:=[.B131]+[.D131]" office:value-type="float" office:value="1.349665159225" calcext:value-type="float">
            <text:p>1.3496651592</text:p>
          </table:table-cell>
          <table:table-cell office:value-type="float" office:value="0.280665159225" calcext:value-type="float">
            <text:p>0.2806651592</text:p>
          </table:table-cell>
          <table:table-cell office:value-type="float" office:value="3" calcext:value-type="float">
            <text:p>3</text:p>
          </table:table-cell>
          <table:table-cell table:formula="of:=0.0920920372009+0.0448985099792" office:value-type="float" office:value="0.1369905471801" calcext:value-type="float">
            <text:p>0.1369905472</text:p>
          </table:table-cell>
          <table:table-cell office:value-type="float" office:value="0.110441684723" calcext:value-type="float">
            <text:p>0.1104416847</text:p>
          </table:table-cell>
          <table:table-cell office:value-type="float" office:value="0.0331284999847" calcext:value-type="float">
            <text:p>0.0331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float" office:value="0.225" calcext:value-type="float">
            <text:p>0.225</text:p>
          </table:table-cell>
          <table:table-cell table:formula="of:=[.B132]+[.D132]" office:value-type="float" office:value="0.335790967941" calcext:value-type="float">
            <text:p>0.3357909679</text:p>
          </table:table-cell>
          <table:table-cell office:value-type="float" office:value="0.110790967941" calcext:value-type="float">
            <text:p>0.1107909679</text:p>
          </table:table-cell>
          <table:table-cell office:value-type="float" office:value="4" calcext:value-type="float">
            <text:p>4</text:p>
          </table:table-cell>
          <table:table-cell table:formula="of:=0.0393130779266+0.0228290557861" office:value-type="float" office:value="0.0621421337127" calcext:value-type="float">
            <text:p>0.0621421337</text:p>
          </table:table-cell>
          <table:table-cell office:value-type="float" office:value="0.0373017787933" calcext:value-type="float">
            <text:p>0.0373017788</text:p>
          </table:table-cell>
          <table:table-cell office:value-type="float" office:value="0.0112907886505" calcext:value-type="float">
            <text:p>0.01129078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0.pddl</text:p>
          </table:table-cell>
          <table:table-cell office:value-type="float" office:value="0.363" calcext:value-type="float">
            <text:p>0.363</text:p>
          </table:table-cell>
          <table:table-cell table:formula="of:=[.B133]+[.D133]" office:value-type="float" office:value="0.534993017197" calcext:value-type="float">
            <text:p>0.5349930172</text:p>
          </table:table-cell>
          <table:table-cell office:value-type="float" office:value="0.171993017197" calcext:value-type="float">
            <text:p>0.1719930172</text:p>
          </table:table-cell>
          <table:table-cell office:value-type="float" office:value="4" calcext:value-type="float">
            <text:p>4</text:p>
          </table:table-cell>
          <table:table-cell table:formula="of:=0.0636520385742+0.0274317264557" office:value-type="float" office:value="0.0910837650299" calcext:value-type="float">
            <text:p>0.091083765</text:p>
          </table:table-cell>
          <table:table-cell office:value-type="float" office:value="0.0640013217926" calcext:value-type="float">
            <text:p>0.0640013218</text:p>
          </table:table-cell>
          <table:table-cell office:value-type="float" office:value="0.0168354511261" calcext:value-type="float">
            <text:p>0.0168354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float" office:value="0.305" calcext:value-type="float">
            <text:p>0.305</text:p>
          </table:table-cell>
          <table:table-cell table:formula="of:=[.B134]+[.D134]" office:value-type="float" office:value="0.446839981079" calcext:value-type="float">
            <text:p>0.4468399811</text:p>
          </table:table-cell>
          <table:table-cell office:value-type="float" office:value="0.141839981079" calcext:value-type="float">
            <text:p>0.1418399811</text:p>
          </table:table-cell>
          <table:table-cell office:value-type="float" office:value="4" calcext:value-type="float">
            <text:p>4</text:p>
          </table:table-cell>
          <table:table-cell table:formula="of:=0.0498831272125+0.0279440879822" office:value-type="float" office:value="0.0778272151947" calcext:value-type="float">
            <text:p>0.0778272152</text:p>
          </table:table-cell>
          <table:table-cell office:value-type="float" office:value="0.0494368076324" calcext:value-type="float">
            <text:p>0.0494368076</text:p>
          </table:table-cell>
          <table:table-cell office:value-type="float" office:value="0.0145115852356" calcext:value-type="float">
            <text:p>0.0145115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2000/elevator-strips-simple-typed/instance-52.pddl</text:p>
          </table:table-cell>
          <table:table-cell office:value-type="float" office:value="0.482" calcext:value-type="float">
            <text:p>0.482</text:p>
          </table:table-cell>
          <table:table-cell table:formula="of:=[.B135]+[.D135]" office:value-type="float" office:value="0.709262973785" calcext:value-type="float">
            <text:p>0.7092629738</text:p>
          </table:table-cell>
          <table:table-cell office:value-type="float" office:value="0.227262973785" calcext:value-type="float">
            <text:p>0.2272629738</text:p>
          </table:table-cell>
          <table:table-cell office:value-type="float" office:value="4" calcext:value-type="float">
            <text:p>4</text:p>
          </table:table-cell>
          <table:table-cell table:formula="of:=0.0762629508972+0.0477602481842" office:value-type="float" office:value="0.1240231990814" calcext:value-type="float">
            <text:p>0.1240231991</text:p>
          </table:table-cell>
          <table:table-cell office:value-type="float" office:value="0.083508014679" calcext:value-type="float">
            <text:p>0.0835080147</text:p>
          </table:table-cell>
          <table:table-cell office:value-type="float" office:value="0.0196459293365" calcext:value-type="float">
            <text:p>0.0196459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20.pddl</text:p>
          </table:table-cell>
          <table:table-cell office:value-type="float" office:value="12.583" calcext:value-type="float">
            <text:p>12.583</text:p>
          </table:table-cell>
          <table:table-cell table:formula="of:=[.B136]+[.D136]" office:value-type="float" office:value="13.300196941376" calcext:value-type="float">
            <text:p>13.3001969414</text:p>
          </table:table-cell>
          <table:table-cell office:value-type="float" office:value="0.717196941376" calcext:value-type="float">
            <text:p>0.7171969414</text:p>
          </table:table-cell>
          <table:table-cell office:value-type="float" office:value="3" calcext:value-type="float">
            <text:p>3</text:p>
          </table:table-cell>
          <table:table-cell table:formula="of:=0.112356185913+0.0621025562286" office:value-type="float" office:value="0.1744587421416" calcext:value-type="float">
            <text:p>0.1744587421</text:p>
          </table:table-cell>
          <table:table-cell office:value-type="float" office:value="0.312490701675" calcext:value-type="float">
            <text:p>0.3124907017</text:p>
          </table:table-cell>
          <table:table-cell office:value-type="float" office:value="0.229964733124" calcext:value-type="float">
            <text:p>0.22996473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float" office:value="1.697" calcext:value-type="float">
            <text:p>1.697</text:p>
          </table:table-cell>
          <table:table-cell table:formula="of:=[.B137]+[.D137]" office:value-type="float" office:value="1.809510919571" calcext:value-type="float">
            <text:p>1.8095109196</text:p>
          </table:table-cell>
          <table:table-cell office:value-type="float" office:value="0.112510919571" calcext:value-type="float">
            <text:p>0.1125109196</text:p>
          </table:table-cell>
          <table:table-cell office:value-type="float" office:value="3" calcext:value-type="float">
            <text:p>3</text:p>
          </table:table-cell>
          <table:table-cell table:formula="of:=0.0345370769501+0.0179316997528" office:value-type="float" office:value="0.0524687767029" calcext:value-type="float">
            <text:p>0.0524687767</text:p>
          </table:table-cell>
          <table:table-cell office:value-type="float" office:value="0.0337443351746" calcext:value-type="float">
            <text:p>0.0337443352</text:p>
          </table:table-cell>
          <table:table-cell office:value-type="float" office:value="0.0262212753296" calcext:value-type="float">
            <text:p>0.02622127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6.pddl</text:p>
          </table:table-cell>
          <table:table-cell office:value-type="float" office:value="19.094" calcext:value-type="float">
            <text:p>19.094</text:p>
          </table:table-cell>
          <table:table-cell table:formula="of:=[.B138]+[.D138]" office:value-type="float" office:value="19.814399856567" calcext:value-type="float">
            <text:p>19.8143998566</text:p>
          </table:table-cell>
          <table:table-cell office:value-type="float" office:value="0.720399856567" calcext:value-type="float">
            <text:p>0.7203998566</text:p>
          </table:table-cell>
          <table:table-cell office:value-type="float" office:value="3" calcext:value-type="float">
            <text:p>3</text:p>
          </table:table-cell>
          <table:table-cell table:formula="of:=0.0884609222412+0.0539655685425" office:value-type="float" office:value="0.1424264907837" calcext:value-type="float">
            <text:p>0.1424264908</text:p>
          </table:table-cell>
          <table:table-cell office:value-type="float" office:value="0.293652772903" calcext:value-type="float">
            <text:p>0.2936527729</text:p>
          </table:table-cell>
          <table:table-cell office:value-type="float" office:value="0.283967494965" calcext:value-type="float">
            <text:p>0.2839674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float" office:value="17.698" calcext:value-type="float">
            <text:p>17.698</text:p>
          </table:table-cell>
          <table:table-cell table:formula="of:=[.B139]+[.D139]" office:value-type="float" office:value="18.261284873962" calcext:value-type="float">
            <text:p>18.261284874</text:p>
          </table:table-cell>
          <table:table-cell office:value-type="float" office:value="0.563284873962" calcext:value-type="float">
            <text:p>0.563284874</text:p>
          </table:table-cell>
          <table:table-cell office:value-type="float" office:value="3" calcext:value-type="float">
            <text:p>3</text:p>
          </table:table-cell>
          <table:table-cell table:formula="of:=0.0638868808746+0.0478928089142" office:value-type="float" office:value="0.1117796897888" calcext:value-type="float">
            <text:p>0.1117796898</text:p>
          </table:table-cell>
          <table:table-cell office:value-type="float" office:value="0.190465450287" calcext:value-type="float">
            <text:p>0.1904654503</text:p>
          </table:table-cell>
          <table:table-cell office:value-type="float" office:value="0.260765314102" calcext:value-type="float">
            <text:p>0.26076531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float" office:value="0.821" calcext:value-type="float">
            <text:p>0.821</text:p>
          </table:table-cell>
          <table:table-cell table:formula="of:=[.B140]+[.D140]" office:value-type="float" office:value="0.8997189006805" calcext:value-type="float">
            <text:p>0.8997189007</text:p>
          </table:table-cell>
          <table:table-cell office:value-type="float" office:value="0.0787189006805" calcext:value-type="float">
            <text:p>0.0787189007</text:p>
          </table:table-cell>
          <table:table-cell office:value-type="float" office:value="3" calcext:value-type="float">
            <text:p>3</text:p>
          </table:table-cell>
          <table:table-cell table:formula="of:=0.029620885849+0.0153276920319" office:value-type="float" office:value="0.0449485778809" calcext:value-type="float">
            <text:p>0.0449485779</text:p>
          </table:table-cell>
          <table:table-cell office:value-type="float" office:value="0.0213899612427" calcext:value-type="float">
            <text:p>0.0213899612</text:p>
          </table:table-cell>
          <table:table-cell office:value-type="float" office:value="0.0123274326324" calcext:value-type="float">
            <text:p>0.0123274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7.pddl</text:p>
          </table:table-cell>
          <table:table-cell office:value-type="float" office:value="18.566" calcext:value-type="float">
            <text:p>18.566</text:p>
          </table:table-cell>
          <table:table-cell table:formula="of:=[.B141]+[.D141]" office:value-type="float" office:value="19.308816925049" calcext:value-type="float">
            <text:p>19.308816925</text:p>
          </table:table-cell>
          <table:table-cell office:value-type="float" office:value="0.742816925049" calcext:value-type="float">
            <text:p>0.742816925</text:p>
          </table:table-cell>
          <table:table-cell office:value-type="float" office:value="3" calcext:value-type="float">
            <text:p>3</text:p>
          </table:table-cell>
          <table:table-cell table:formula="of:=0.0950870513916+0.0582683086395" office:value-type="float" office:value="0.1533553600311" calcext:value-type="float">
            <text:p>0.15335536</text:p>
          </table:table-cell>
          <table:table-cell office:value-type="float" office:value="0.28858923912" calcext:value-type="float">
            <text:p>0.2885892391</text:p>
          </table:table-cell>
          <table:table-cell office:value-type="float" office:value="0.300554513931" calcext:value-type="float">
            <text:p>0.300554513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9.pddl</text:p>
          </table:table-cell>
          <table:table-cell office:value-type="float" office:value="15.381" calcext:value-type="float">
            <text:p>15.381</text:p>
          </table:table-cell>
          <table:table-cell table:formula="of:=[.B142]+[.D142]" office:value-type="float" office:value="16.150462108612" calcext:value-type="float">
            <text:p>16.1504621086</text:p>
          </table:table-cell>
          <table:table-cell office:value-type="float" office:value="0.769462108612" calcext:value-type="float">
            <text:p>0.7694621086</text:p>
          </table:table-cell>
          <table:table-cell office:value-type="float" office:value="3" calcext:value-type="float">
            <text:p>3</text:p>
          </table:table-cell>
          <table:table-cell table:formula="of:=0.107313871384+0.0616300106049" office:value-type="float" office:value="0.1689438819889" calcext:value-type="float">
            <text:p>0.168943882</text:p>
          </table:table-cell>
          <table:table-cell office:value-type="float" office:value="0.3258228302" calcext:value-type="float">
            <text:p>0.3258228302</text:p>
          </table:table-cell>
          <table:table-cell office:value-type="float" office:value="0.274370908737" calcext:value-type="float">
            <text:p>0.27437090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float" office:value="3.295" calcext:value-type="float">
            <text:p>3.295</text:p>
          </table:table-cell>
          <table:table-cell table:formula="of:=[.B143]+[.D143]" office:value-type="float" office:value="3.444142980576" calcext:value-type="float">
            <text:p>3.4441429806</text:p>
          </table:table-cell>
          <table:table-cell office:value-type="float" office:value="0.149142980576" calcext:value-type="float">
            <text:p>0.1491429806</text:p>
          </table:table-cell>
          <table:table-cell office:value-type="float" office:value="3" calcext:value-type="float">
            <text:p>3</text:p>
          </table:table-cell>
          <table:table-cell table:formula="of:=0.0398960113525+0.0175120830536" office:value-type="float" office:value="0.0574080944061" calcext:value-type="float">
            <text:p>0.0574080944</text:p>
          </table:table-cell>
          <table:table-cell office:value-type="float" office:value="0.0468370914459" calcext:value-type="float">
            <text:p>0.0468370914</text:p>
          </table:table-cell>
          <table:table-cell office:value-type="float" office:value="0.0448021888733" calcext:value-type="float">
            <text:p>0.04480218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float" office:value="12.3" calcext:value-type="float">
            <text:p>12.3</text:p>
          </table:table-cell>
          <table:table-cell table:formula="of:=[.B144]+[.D144]" office:value-type="float" office:value="12.766872930527" calcext:value-type="float">
            <text:p>12.7668729305</text:p>
          </table:table-cell>
          <table:table-cell office:value-type="float" office:value="0.466872930527" calcext:value-type="float">
            <text:p>0.4668729305</text:p>
          </table:table-cell>
          <table:table-cell office:value-type="float" office:value="3" calcext:value-type="float">
            <text:p>3</text:p>
          </table:table-cell>
          <table:table-cell table:formula="of:=0.0661430358887+0.037823677063" office:value-type="float" office:value="0.1039667129517" calcext:value-type="float">
            <text:p>0.103966713</text:p>
          </table:table-cell>
          <table:table-cell office:value-type="float" office:value="0.168961286545" calcext:value-type="float">
            <text:p>0.1689612865</text:p>
          </table:table-cell>
          <table:table-cell office:value-type="float" office:value="0.193708658218" calcext:value-type="float">
            <text:p>0.19370865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float" office:value="13.19" calcext:value-type="float">
            <text:p>13.19</text:p>
          </table:table-cell>
          <table:table-cell table:formula="of:=[.B145]+[.D145]" office:value-type="float" office:value="13.60485786438" calcext:value-type="float">
            <text:p>13.6048578644</text:p>
          </table:table-cell>
          <table:table-cell office:value-type="float" office:value="0.41485786438" calcext:value-type="float">
            <text:p>0.4148578644</text:p>
          </table:table-cell>
          <table:table-cell office:value-type="float" office:value="3" calcext:value-type="float">
            <text:p>3</text:p>
          </table:table-cell>
          <table:table-cell table:formula="of:=0.0608448982239+0.0314016342163" office:value-type="float" office:value="0.0922465324402" calcext:value-type="float">
            <text:p>0.0922465324</text:p>
          </table:table-cell>
          <table:table-cell office:value-type="float" office:value="0.132774829865" calcext:value-type="float">
            <text:p>0.1327748299</text:p>
          </table:table-cell>
          <table:table-cell office:value-type="float" office:value="0.189621448517" calcext:value-type="float">
            <text:p>0.189621448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5.pddl</text:p>
          </table:table-cell>
          <table:table-cell office:value-type="float" office:value="14.701" calcext:value-type="float">
            <text:p>14.701</text:p>
          </table:table-cell>
          <table:table-cell table:formula="of:=[.B146]+[.D146]" office:value-type="float" office:value="15.310455108643" calcext:value-type="float">
            <text:p>15.3104551086</text:p>
          </table:table-cell>
          <table:table-cell office:value-type="float" office:value="0.609455108643" calcext:value-type="float">
            <text:p>0.6094551086</text:p>
          </table:table-cell>
          <table:table-cell office:value-type="float" office:value="3" calcext:value-type="float">
            <text:p>3</text:p>
          </table:table-cell>
          <table:table-cell table:formula="of:=0.0835330486298+0.0476360321045" office:value-type="float" office:value="0.1311690807343" calcext:value-type="float">
            <text:p>0.1311690807</text:p>
          </table:table-cell>
          <table:table-cell office:value-type="float" office:value="0.234479427338" calcext:value-type="float">
            <text:p>0.2344794273</text:p>
          </table:table-cell>
          <table:table-cell office:value-type="float" office:value="0.243527412415" calcext:value-type="float">
            <text:p>0.24352741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float" office:value="13.868" calcext:value-type="float">
            <text:p>13.868</text:p>
          </table:table-cell>
          <table:table-cell table:formula="of:=[.B147]+[.D147]" office:value-type="float" office:value="14.281322210312" calcext:value-type="float">
            <text:p>14.2813222103</text:p>
          </table:table-cell>
          <table:table-cell office:value-type="float" office:value="0.413322210312" calcext:value-type="float">
            <text:p>0.4133222103</text:p>
          </table:table-cell>
          <table:table-cell office:value-type="float" office:value="3" calcext:value-type="float">
            <text:p>3</text:p>
          </table:table-cell>
          <table:table-cell table:formula="of:=0.0507409572601+0.0373826026917" office:value-type="float" office:value="0.0881235599518" calcext:value-type="float">
            <text:p>0.08812356</text:p>
          </table:table-cell>
          <table:table-cell office:value-type="float" office:value="0.13440990448" calcext:value-type="float">
            <text:p>0.1344099045</text:p>
          </table:table-cell>
          <table:table-cell office:value-type="float" office:value="0.190565109253" calcext:value-type="float">
            <text:p>0.190565109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13.pddl</text:p>
          </table:table-cell>
          <table:table-cell office:value-type="float" office:value="17.216" calcext:value-type="float">
            <text:p>17.216</text:p>
          </table:table-cell>
          <table:table-cell table:formula="of:=[.B148]+[.D148]" office:value-type="float" office:value="17.815037885666" calcext:value-type="float">
            <text:p>17.8150378857</text:p>
          </table:table-cell>
          <table:table-cell office:value-type="float" office:value="0.599037885666" calcext:value-type="float">
            <text:p>0.5990378857</text:p>
          </table:table-cell>
          <table:table-cell office:value-type="float" office:value="3" calcext:value-type="float">
            <text:p>3</text:p>
          </table:table-cell>
          <table:table-cell table:formula="of:=0.0758039951324+0.0441076755524" office:value-type="float" office:value="0.1199116706848" calcext:value-type="float">
            <text:p>0.1199116707</text:p>
          </table:table-cell>
          <table:table-cell office:value-type="float" office:value="0.216205596924" calcext:value-type="float">
            <text:p>0.2162055969</text:p>
          </table:table-cell>
          <table:table-cell office:value-type="float" office:value="0.262629985809" calcext:value-type="float">
            <text:p>0.2626299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8.pddl</text:p>
          </table:table-cell>
          <table:table-cell office:value-type="float" office:value="16.27" calcext:value-type="float">
            <text:p>16.27</text:p>
          </table:table-cell>
          <table:table-cell table:formula="of:=[.B149]+[.D149]" office:value-type="float" office:value="17.06009103775" calcext:value-type="float">
            <text:p>17.0600910378</text:p>
          </table:table-cell>
          <table:table-cell office:value-type="float" office:value="0.79009103775" calcext:value-type="float">
            <text:p>0.7900910378</text:p>
          </table:table-cell>
          <table:table-cell office:value-type="float" office:value="3" calcext:value-type="float">
            <text:p>3</text:p>
          </table:table-cell>
          <table:table-cell table:formula="of:=0.101353168488+0.0704176425934" office:value-type="float" office:value="0.1717708110814" calcext:value-type="float">
            <text:p>0.1717708111</text:p>
          </table:table-cell>
          <table:table-cell office:value-type="float" office:value="0.329433917999" calcext:value-type="float">
            <text:p>0.329433918</text:p>
          </table:table-cell>
          <table:table-cell office:value-type="float" office:value="0.288541793823" calcext:value-type="float">
            <text:p>0.28854179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float" office:value="5.283" calcext:value-type="float">
            <text:p>5.283</text:p>
          </table:table-cell>
          <table:table-cell table:formula="of:=[.B150]+[.D150]" office:value-type="float" office:value="5.489753015518" calcext:value-type="float">
            <text:p>5.4897530155</text:p>
          </table:table-cell>
          <table:table-cell office:value-type="float" office:value="0.206753015518" calcext:value-type="float">
            <text:p>0.2067530155</text:p>
          </table:table-cell>
          <table:table-cell office:value-type="float" office:value="3" calcext:value-type="float">
            <text:p>3</text:p>
          </table:table-cell>
          <table:table-cell table:formula="of:=0.0452620983124+0.0220477581024" office:value-type="float" office:value="0.0673098564148" calcext:value-type="float">
            <text:p>0.0673098564</text:p>
          </table:table-cell>
          <table:table-cell office:value-type="float" office:value="0.0677073001862" calcext:value-type="float">
            <text:p>0.0677073002</text:p>
          </table:table-cell>
          <table:table-cell office:value-type="float" office:value="0.0716159343719" calcext:value-type="float">
            <text:p>0.07161593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float" office:value="0.345" calcext:value-type="float">
            <text:p>0.345</text:p>
          </table:table-cell>
          <table:table-cell table:formula="of:=[.B151]+[.D151]" office:value-type="float" office:value="0.4006819438934" calcext:value-type="float">
            <text:p>0.4006819439</text:p>
          </table:table-cell>
          <table:table-cell office:value-type="float" office:value="0.0556819438934" calcext:value-type="float">
            <text:p>0.0556819439</text:p>
          </table:table-cell>
          <table:table-cell office:value-type="float" office:value="3" calcext:value-type="float">
            <text:p>3</text:p>
          </table:table-cell>
          <table:table-cell table:formula="of:=0.0249700546265+0.0102031230927" office:value-type="float" office:value="0.0351731777192" calcext:value-type="float">
            <text:p>0.0351731777</text:p>
          </table:table-cell>
          <table:table-cell office:value-type="float" office:value="0.0133953094482" calcext:value-type="float">
            <text:p>0.0133953094</text:p>
          </table:table-cell>
          <table:table-cell office:value-type="float" office:value="0.00707340240479" calcext:value-type="float">
            <text:p>0.00707340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gripper-round-1-strips/instance-14.pddl</text:p>
          </table:table-cell>
          <table:table-cell office:value-type="float" office:value="17.938" calcext:value-type="float">
            <text:p>17.938</text:p>
          </table:table-cell>
          <table:table-cell table:formula="of:=[.B152]+[.D152]" office:value-type="float" office:value="18.582953012466" calcext:value-type="float">
            <text:p>18.5829530125</text:p>
          </table:table-cell>
          <table:table-cell office:value-type="float" office:value="0.644953012466" calcext:value-type="float">
            <text:p>0.6449530125</text:p>
          </table:table-cell>
          <table:table-cell office:value-type="float" office:value="3" calcext:value-type="float">
            <text:p>3</text:p>
          </table:table-cell>
          <table:table-cell table:formula="of:=0.0771160125732+0.0546469688416" office:value-type="float" office:value="0.1317629814148" calcext:value-type="float">
            <text:p>0.1317629814</text:p>
          </table:table-cell>
          <table:table-cell office:value-type="float" office:value="0.235283136368" calcext:value-type="float">
            <text:p>0.2352831364</text:p>
          </table:table-cell>
          <table:table-cell office:value-type="float" office:value="0.277598142624" calcext:value-type="float">
            <text:p>0.27759814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6.pddl</text:p>
          </table:table-cell>
          <table:table-cell office:value-type="float" office:value="0" calcext:value-type="float">
            <text:p>0</text:p>
          </table:table-cell>
          <table:table-cell table:formula="of:=[.B153]+[.D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6.pddl</text:p>
          </table:table-cell>
          <table:table-cell office:value-type="float" office:value="0" calcext:value-type="float">
            <text:p>0</text:p>
          </table:table-cell>
          <table:table-cell table:formula="of:=[.B154]+[.D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1.pddl</text:p>
          </table:table-cell>
          <table:table-cell office:value-type="float" office:value="0.416" calcext:value-type="float">
            <text:p>0.416</text:p>
          </table:table-cell>
          <table:table-cell table:formula="of:=[.B155]+[.D155]" office:value-type="float" office:value="210.813877932" calcext:value-type="float">
            <text:p>210.813877932</text:p>
          </table:table-cell>
          <table:table-cell office:value-type="float" office:value="210.397877932" calcext:value-type="float">
            <text:p>210.397877932</text:p>
          </table:table-cell>
          <table:table-cell office:value-type="float" office:value="21" calcext:value-type="float">
            <text:p>21</text:p>
          </table:table-cell>
          <table:table-cell table:formula="of:=0.334119081497+0.563694000244" office:value-type="float" office:value="0.897813081741" calcext:value-type="float">
            <text:p>0.8978130817</text:p>
          </table:table-cell>
          <table:table-cell office:value-type="float" office:value="209.459680319" calcext:value-type="float">
            <text:p>209.459680319</text:p>
          </table:table-cell>
          <table:table-cell office:value-type="float" office:value="0.04030418396" calcext:value-type="float">
            <text:p>0.040304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24.pddl</text:p>
          </table:table-cell>
          <table:table-cell office:value-type="float" office:value="0" calcext:value-type="float">
            <text:p>0</text:p>
          </table:table-cell>
          <table:table-cell table:formula="of:=[.B156]+[.D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7.pddl</text:p>
          </table:table-cell>
          <table:table-cell office:value-type="float" office:value="0" calcext:value-type="float">
            <text:p>0</text:p>
          </table:table-cell>
          <table:table-cell table:formula="of:=[.B157]+[.D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9.pddl</text:p>
          </table:table-cell>
          <table:table-cell office:value-type="float" office:value="0" calcext:value-type="float">
            <text:p>0</text:p>
          </table:table-cell>
          <table:table-cell table:formula="of:=[.B158]+[.D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.pddl</text:p>
          </table:table-cell>
          <table:table-cell office:value-type="float" office:value="0.221" calcext:value-type="float">
            <text:p>0.221</text:p>
          </table:table-cell>
          <table:table-cell table:formula="of:=[.B159]+[.D159]" office:value-type="float" office:value="3.10801796532" calcext:value-type="float">
            <text:p>3.1080179653</text:p>
          </table:table-cell>
          <table:table-cell office:value-type="float" office:value="2.88701796532" calcext:value-type="float">
            <text:p>2.8870179653</text:p>
          </table:table-cell>
          <table:table-cell office:value-type="float" office:value="14" calcext:value-type="float">
            <text:p>14</text:p>
          </table:table-cell>
          <table:table-cell table:formula="of:=0.195683002472+0.171420812607" office:value-type="float" office:value="0.367103815079" calcext:value-type="float">
            <text:p>0.3671038151</text:p>
          </table:table-cell>
          <table:table-cell office:value-type="float" office:value="2.507989645" calcext:value-type="float">
            <text:p>2.507989645</text:p>
          </table:table-cell>
          <table:table-cell office:value-type="float" office:value="0.0118780136108" calcext:value-type="float">
            <text:p>0.0118780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7.pddl</text:p>
          </table:table-cell>
          <table:table-cell office:value-type="float" office:value="0.5" calcext:value-type="float">
            <text:p>0.5</text:p>
          </table:table-cell>
          <table:table-cell table:formula="of:=[.B160]+[.D160]" office:value-type="float" office:value="17.0081219673" calcext:value-type="float">
            <text:p>17.0081219673</text:p>
          </table:table-cell>
          <table:table-cell office:value-type="float" office:value="16.5081219673" calcext:value-type="float">
            <text:p>16.5081219673</text:p>
          </table:table-cell>
          <table:table-cell office:value-type="float" office:value="16" calcext:value-type="float">
            <text:p>16</text:p>
          </table:table-cell>
          <table:table-cell table:formula="of:=0.375796079636+0.451163291931" office:value-type="float" office:value="0.826959371567" calcext:value-type="float">
            <text:p>0.8269593716</text:p>
          </table:table-cell>
          <table:table-cell office:value-type="float" office:value="15.636991024" calcext:value-type="float">
            <text:p>15.636991024</text:p>
          </table:table-cell>
          <table:table-cell office:value-type="float" office:value="0.0440855026245" calcext:value-type="float">
            <text:p>0.04408550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2.pddl</text:p>
          </table:table-cell>
          <table:table-cell office:value-type="float" office:value="0" calcext:value-type="float">
            <text:p>0</text:p>
          </table:table-cell>
          <table:table-cell table:formula="of:=[.B161]+[.D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0.pddl</text:p>
          </table:table-cell>
          <table:table-cell office:value-type="float" office:value="0" calcext:value-type="float">
            <text:p>0</text:p>
          </table:table-cell>
          <table:table-cell table:formula="of:=[.B162]+[.D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3.pddl</text:p>
          </table:table-cell>
          <table:table-cell office:value-type="float" office:value="0.675" calcext:value-type="float">
            <text:p>0.675</text:p>
          </table:table-cell>
          <table:table-cell table:formula="of:=[.B163]+[.D163]" office:value-type="float" office:value="187.152802992" calcext:value-type="float">
            <text:p>187.152802992</text:p>
          </table:table-cell>
          <table:table-cell office:value-type="float" office:value="186.477802992" calcext:value-type="float">
            <text:p>186.477802992</text:p>
          </table:table-cell>
          <table:table-cell office:value-type="float" office:value="20" calcext:value-type="float">
            <text:p>20</text:p>
          </table:table-cell>
          <table:table-cell table:formula="of:=0.517596960068+0.85569691658" office:value-type="float" office:value="1.373293876648" calcext:value-type="float">
            <text:p>1.3732938766</text:p>
          </table:table-cell>
          <table:table-cell office:value-type="float" office:value="185.047798157" calcext:value-type="float">
            <text:p>185.047798157</text:p>
          </table:table-cell>
          <table:table-cell office:value-type="float" office:value="0.0566246509552" calcext:value-type="float">
            <text:p>0.056624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5.pddl</text:p>
          </table:table-cell>
          <table:table-cell office:value-type="float" office:value="0.986" calcext:value-type="float">
            <text:p>0.986</text:p>
          </table:table-cell>
          <table:table-cell table:formula="of:=[.B164]+[.D164]" office:value-type="float" office:value="154.756653009" calcext:value-type="float">
            <text:p>154.756653009</text:p>
          </table:table-cell>
          <table:table-cell office:value-type="float" office:value="153.770653009" calcext:value-type="float">
            <text:p>153.770653009</text:p>
          </table:table-cell>
          <table:table-cell office:value-type="float" office:value="19" calcext:value-type="float">
            <text:p>19</text:p>
          </table:table-cell>
          <table:table-cell table:formula="of:=0.362151145935+0.609298467636" office:value-type="float" office:value="0.971449613571" calcext:value-type="float">
            <text:p>0.9714496136</text:p>
          </table:table-cell>
          <table:table-cell office:value-type="float" office:value="152.731087446" calcext:value-type="float">
            <text:p>152.731087446</text:p>
          </table:table-cell>
          <table:table-cell office:value-type="float" office:value="0.0679891109467" calcext:value-type="float">
            <text:p>0.0679891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1.pddl</text:p>
          </table:table-cell>
          <table:table-cell office:value-type="float" office:value="0.112" calcext:value-type="float">
            <text:p>0.112</text:p>
          </table:table-cell>
          <table:table-cell table:formula="of:=[.B165]+[.D165]" office:value-type="float" office:value="0.506456863403" calcext:value-type="float">
            <text:p>0.5064568634</text:p>
          </table:table-cell>
          <table:table-cell office:value-type="float" office:value="0.394456863403" calcext:value-type="float">
            <text:p>0.3944568634</text:p>
          </table:table-cell>
          <table:table-cell office:value-type="float" office:value="11" calcext:value-type="float">
            <text:p>11</text:p>
          </table:table-cell>
          <table:table-cell table:formula="of:=0.0693628787994+0.0801930427551" office:value-type="float" office:value="0.1495559215545" calcext:value-type="float">
            <text:p>0.1495559216</text:p>
          </table:table-cell>
          <table:table-cell office:value-type="float" office:value="0.234311342239" calcext:value-type="float">
            <text:p>0.2343113422</text:p>
          </table:table-cell>
          <table:table-cell office:value-type="float" office:value="0.0105199813843" calcext:value-type="float">
            <text:p>0.01051998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logistics-round-1-strips/instance-9.pddl</text:p>
          </table:table-cell>
          <table:table-cell office:value-type="float" office:value="0" calcext:value-type="float">
            <text:p>0</text:p>
          </table:table-cell>
          <table:table-cell table:formula="of:=[.B166]+[.D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3.pddl</text:p>
          </table:table-cell>
          <table:table-cell office:value-type="float" office:value="0" calcext:value-type="float">
            <text:p>0</text:p>
          </table:table-cell>
          <table:table-cell table:formula="of:=[.B167]+[.D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3.pddl</text:p>
          </table:table-cell>
          <table:table-cell office:value-type="float" office:value="0" calcext:value-type="float">
            <text:p>0</text:p>
          </table:table-cell>
          <table:table-cell table:formula="of:=[.B168]+[.D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8.pddl</text:p>
          </table:table-cell>
          <table:table-cell office:value-type="float" office:value="0" calcext:value-type="float">
            <text:p>0</text:p>
          </table:table-cell>
          <table:table-cell table:formula="of:=[.B169]+[.D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1.pddl</text:p>
          </table:table-cell>
          <table:table-cell office:value-type="float" office:value="0" calcext:value-type="float">
            <text:p>0</text:p>
          </table:table-cell>
          <table:table-cell table:formula="of:=[.B170]+[.D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4.pddl</text:p>
          </table:table-cell>
          <table:table-cell office:value-type="float" office:value="0" calcext:value-type="float">
            <text:p>0</text:p>
          </table:table-cell>
          <table:table-cell table:formula="of:=[.B171]+[.D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4.pddl</text:p>
          </table:table-cell>
          <table:table-cell office:value-type="float" office:value="0" calcext:value-type="float">
            <text:p>0</text:p>
          </table:table-cell>
          <table:table-cell table:formula="of:=[.B172]+[.D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6.pddl</text:p>
          </table:table-cell>
          <table:table-cell office:value-type="float" office:value="0" calcext:value-type="float">
            <text:p>0</text:p>
          </table:table-cell>
          <table:table-cell table:formula="of:=[.B173]+[.D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1.pddl</text:p>
          </table:table-cell>
          <table:table-cell office:value-type="float" office:value="0" calcext:value-type="float">
            <text:p>0</text:p>
          </table:table-cell>
          <table:table-cell table:formula="of:=[.B174]+[.D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5.pddl</text:p>
          </table:table-cell>
          <table:table-cell office:value-type="float" office:value="0" calcext:value-type="float">
            <text:p>0</text:p>
          </table:table-cell>
          <table:table-cell table:formula="of:=[.B175]+[.D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9.pddl</text:p>
          </table:table-cell>
          <table:table-cell office:value-type="float" office:value="0" calcext:value-type="float">
            <text:p>0</text:p>
          </table:table-cell>
          <table:table-cell table:formula="of:=[.B176]+[.D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2.pddl</text:p>
          </table:table-cell>
          <table:table-cell office:value-type="float" office:value="0" calcext:value-type="float">
            <text:p>0</text:p>
          </table:table-cell>
          <table:table-cell table:formula="of:=[.B177]+[.D17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7.pddl</text:p>
          </table:table-cell>
          <table:table-cell office:value-type="float" office:value="0" calcext:value-type="float">
            <text:p>0</text:p>
          </table:table-cell>
          <table:table-cell table:formula="of:=[.B178]+[.D17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2.pddl</text:p>
          </table:table-cell>
          <table:table-cell office:value-type="float" office:value="0" calcext:value-type="float">
            <text:p>0</text:p>
          </table:table-cell>
          <table:table-cell table:formula="of:=[.B179]+[.D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0.pddl</text:p>
          </table:table-cell>
          <table:table-cell office:value-type="float" office:value="0" calcext:value-type="float">
            <text:p>0</text:p>
          </table:table-cell>
          <table:table-cell table:formula="of:=[.B180]+[.D18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3.pddl</text:p>
          </table:table-cell>
          <table:table-cell office:value-type="float" office:value="0" calcext:value-type="float">
            <text:p>0</text:p>
          </table:table-cell>
          <table:table-cell table:formula="of:=[.B181]+[.D1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5.pddl</text:p>
          </table:table-cell>
          <table:table-cell office:value-type="float" office:value="0" calcext:value-type="float">
            <text:p>0</text:p>
          </table:table-cell>
          <table:table-cell table:formula="of:=[.B182]+[.D1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.pddl</text:p>
          </table:table-cell>
          <table:table-cell office:value-type="float" office:value="0" calcext:value-type="float">
            <text:p>0</text:p>
          </table:table-cell>
          <table:table-cell table:formula="of:=[.B183]+[.D1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9.pddl</text:p>
          </table:table-cell>
          <table:table-cell office:value-type="float" office:value="0" calcext:value-type="float">
            <text:p>0</text:p>
          </table:table-cell>
          <table:table-cell table:formula="of:=[.B184]+[.D1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3.pddl</text:p>
          </table:table-cell>
          <table:table-cell office:value-type="float" office:value="0" calcext:value-type="float">
            <text:p>0</text:p>
          </table:table-cell>
          <table:table-cell table:formula="of:=[.B185]+[.D1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8.pddl</text:p>
          </table:table-cell>
          <table:table-cell office:value-type="float" office:value="0" calcext:value-type="float">
            <text:p>0</text:p>
          </table:table-cell>
          <table:table-cell table:formula="of:=[.B186]+[.D1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4.pddl</text:p>
          </table:table-cell>
          <table:table-cell office:value-type="float" office:value="0" calcext:value-type="float">
            <text:p>0</text:p>
          </table:table-cell>
          <table:table-cell table:formula="of:=[.B187]+[.D1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4.pddl</text:p>
          </table:table-cell>
          <table:table-cell office:value-type="float" office:value="0" calcext:value-type="float">
            <text:p>0</text:p>
          </table:table-cell>
          <table:table-cell table:formula="of:=[.B188]+[.D1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2.pddl</text:p>
          </table:table-cell>
          <table:table-cell office:value-type="float" office:value="0" calcext:value-type="float">
            <text:p>0</text:p>
          </table:table-cell>
          <table:table-cell table:formula="of:=[.B189]+[.D1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1.pddl</text:p>
          </table:table-cell>
          <table:table-cell office:value-type="float" office:value="1.42" calcext:value-type="float">
            <text:p>1.42</text:p>
          </table:table-cell>
          <table:table-cell table:formula="of:=[.B190]+[.D190]" office:value-type="float" office:value="3.49657885551" calcext:value-type="float">
            <text:p>3.4965788555</text:p>
          </table:table-cell>
          <table:table-cell office:value-type="float" office:value="2.07657885551" calcext:value-type="float">
            <text:p>2.0765788555</text:p>
          </table:table-cell>
          <table:table-cell office:value-type="float" office:value="2" calcext:value-type="float">
            <text:p>2</text:p>
          </table:table-cell>
          <table:table-cell table:formula="of:=0.868076086044+0.187294721603" office:value-type="float" office:value="1.055370807647" calcext:value-type="float">
            <text:p>1.0553708076</text:p>
          </table:table-cell>
          <table:table-cell office:value-type="float" office:value="0.880874633789" calcext:value-type="float">
            <text:p>0.8808746338</text:p>
          </table:table-cell>
          <table:table-cell office:value-type="float" office:value="0.140157938004" calcext:value-type="float">
            <text:p>0.1401579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27.pddl</text:p>
          </table:table-cell>
          <table:table-cell office:value-type="float" office:value="0" calcext:value-type="float">
            <text:p>0</text:p>
          </table:table-cell>
          <table:table-cell table:formula="of:=[.B191]+[.D1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0.pddl</text:p>
          </table:table-cell>
          <table:table-cell office:value-type="float" office:value="0" calcext:value-type="float">
            <text:p>0</text:p>
          </table:table-cell>
          <table:table-cell table:formula="of:=[.B192]+[.D1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6.pddl</text:p>
          </table:table-cell>
          <table:table-cell office:value-type="float" office:value="0" calcext:value-type="float">
            <text:p>0</text:p>
          </table:table-cell>
          <table:table-cell table:formula="of:=[.B193]+[.D1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9.pddl</text:p>
          </table:table-cell>
          <table:table-cell office:value-type="float" office:value="0.43" calcext:value-type="float">
            <text:p>0.43</text:p>
          </table:table-cell>
          <table:table-cell table:formula="of:=[.B194]+[.D194]" office:value-type="float" office:value="1.079885892868" calcext:value-type="float">
            <text:p>1.0798858929</text:p>
          </table:table-cell>
          <table:table-cell office:value-type="float" office:value="0.649885892868" calcext:value-type="float">
            <text:p>0.6498858929</text:p>
          </table:table-cell>
          <table:table-cell office:value-type="float" office:value="4" calcext:value-type="float">
            <text:p>4</text:p>
          </table:table-cell>
          <table:table-cell table:formula="of:=0.391277074814+0.0947594642639" office:value-type="float" office:value="0.4860365390779" calcext:value-type="float">
            <text:p>0.4860365391</text:p>
          </table:table-cell>
          <table:table-cell office:value-type="float" office:value="0.141620635986" calcext:value-type="float">
            <text:p>0.141620636</text:p>
          </table:table-cell>
          <table:table-cell office:value-type="float" office:value="0.0221891403198" calcext:value-type="float">
            <text:p>0.02218914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30.pddl</text:p>
          </table:table-cell>
          <table:table-cell office:value-type="float" office:value="0" calcext:value-type="float">
            <text:p>0</text:p>
          </table:table-cell>
          <table:table-cell table:formula="of:=[.B195]+[.D1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7.pddl</text:p>
          </table:table-cell>
          <table:table-cell office:value-type="float" office:value="0" calcext:value-type="float">
            <text:p>0</text:p>
          </table:table-cell>
          <table:table-cell table:formula="of:=[.B196]+[.D1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9.pddl</text:p>
          </table:table-cell>
          <table:table-cell office:value-type="float" office:value="0" calcext:value-type="float">
            <text:p>0</text:p>
          </table:table-cell>
          <table:table-cell table:formula="of:=[.B197]+[.D1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.pddl</text:p>
          </table:table-cell>
          <table:table-cell office:value-type="float" office:value="0" calcext:value-type="float">
            <text:p>0</text:p>
          </table:table-cell>
          <table:table-cell table:formula="of:=[.B198]+[.D1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0.pddl</text:p>
          </table:table-cell>
          <table:table-cell office:value-type="float" office:value="0" calcext:value-type="float">
            <text:p>0</text:p>
          </table:table-cell>
          <table:table-cell table:formula="of:=[.B199]+[.D1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3.pddl</text:p>
          </table:table-cell>
          <table:table-cell office:value-type="float" office:value="0.594" calcext:value-type="float">
            <text:p>0.594</text:p>
          </table:table-cell>
          <table:table-cell table:formula="of:=[.B200]+[.D200]" office:value-type="float" office:value="1.532734054565" calcext:value-type="float">
            <text:p>1.5327340546</text:p>
          </table:table-cell>
          <table:table-cell office:value-type="float" office:value="0.938734054565" calcext:value-type="float">
            <text:p>0.9387340546</text:p>
          </table:table-cell>
          <table:table-cell office:value-type="float" office:value="4" calcext:value-type="float">
            <text:p>4</text:p>
          </table:table-cell>
          <table:table-cell table:formula="of:=0.53326010704+0.151463747025" office:value-type="float" office:value="0.684723854065" calcext:value-type="float">
            <text:p>0.6847238541</text:p>
          </table:table-cell>
          <table:table-cell office:value-type="float" office:value="0.223519563675" calcext:value-type="float">
            <text:p>0.2235195637</text:p>
          </table:table-cell>
          <table:table-cell office:value-type="float" office:value="0.030445098877" calcext:value-type="float">
            <text:p>0.03044509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c-1998/mystery-round-1-strips/instance-15.pddl</text:p>
          </table:table-cell>
          <table:table-cell office:value-type="float" office:value="0" calcext:value-type="float">
            <text:p>0</text:p>
          </table:table-cell>
          <table:table-cell table:formula="of:=[.B201]+[.D2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9.pddl</text:p>
          </table:table-cell>
          <table:table-cell office:value-type="float" office:value="0" calcext:value-type="float">
            <text:p>0</text:p>
          </table:table-cell>
          <table:table-cell table:formula="of:=[.B202]+[.D2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6.pddl</text:p>
          </table:table-cell>
          <table:table-cell office:value-type="float" office:value="0" calcext:value-type="float">
            <text:p>0</text:p>
          </table:table-cell>
          <table:table-cell table:formula="of:=[.B203]+[.D2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3.pddl</text:p>
          </table:table-cell>
          <table:table-cell office:value-type="float" office:value="0" calcext:value-type="float">
            <text:p>0</text:p>
          </table:table-cell>
          <table:table-cell table:formula="of:=[.B204]+[.D2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um of values</text:p>
          </table:table-cell>
          <table:table-cell table:formula="of:=SUMIF([.B4:.B204]; &quot;&lt;&gt; 0&quot;)" office:value-type="float" office:value="363.305" calcext:value-type="float">
            <text:p>363.305</text:p>
          </table:table-cell>
          <table:table-cell table:formula="of:=SUMIF([.C4:.C204]; &quot;&lt;&gt; 0&quot;)" office:value-type="float" office:value="1018.62384217273" calcext:value-type="float">
            <text:p>1018.6238421727</text:p>
          </table:table-cell>
          <table:table-cell table:formula="of:=SUMIF([.D4:.D204]; &quot;&lt;&gt; 0&quot;)" office:value-type="float" office:value="655.318842172726" calcext:value-type="float">
            <text:p>655.3188421727</text:p>
          </table:table-cell>
          <table:table-cell/>
          <table:table-cell table:formula="of:=SUMIF([.F4:.F204]; &quot;&lt;&gt; 0&quot;)" office:value-type="float" office:value="30.9668667316402" calcext:value-type="float">
            <text:p>30.9668667316</text:p>
          </table:table-cell>
          <table:table-cell table:formula="of:=SUMIF([.G4:.G204]; &quot;&lt;&gt; 0&quot;)" office:value-type="float" office:value="612.199612140798" calcext:value-type="float">
            <text:p>612.1996121408</text:p>
          </table:table-cell>
          <table:table-cell table:formula="of:=SUMIF([.H4:.H204]; &quot;&lt;&gt; 0&quot;)" office:value-type="float" office:value="12.1358599662762" calcext:value-type="float">
            <text:p>12.135859966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mount of values</text:p>
          </table:table-cell>
          <table:table-cell table:formula="of:=COUNTIF([.B4:.B204]; &quot;&lt;&gt;0&quot;)" office:value-type="float" office:value="129" calcext:value-type="float">
            <text:p>129</text:p>
          </table:table-cell>
          <table:table-cell table:formula="of:=COUNTIF([.C4:.C204]; &quot;&lt;&gt;0&quot;)" office:value-type="float" office:value="129" calcext:value-type="float">
            <text:p>129</text:p>
          </table:table-cell>
          <table:table-cell table:formula="of:=COUNTIF([.D4:.D204]; &quot;&lt;&gt;0&quot;)" office:value-type="float" office:value="129" calcext:value-type="float">
            <text:p>129</text:p>
          </table:table-cell>
          <table:table-cell/>
          <table:table-cell table:formula="of:=COUNTIF([.F4:.F204]; &quot;&lt;&gt;0&quot;)" office:value-type="float" office:value="129" calcext:value-type="float">
            <text:p>129</text:p>
          </table:table-cell>
          <table:table-cell table:formula="of:=COUNTIF([.G4:.G204]; &quot;&lt;&gt;0&quot;)" office:value-type="float" office:value="129" calcext:value-type="float">
            <text:p>129</text:p>
          </table:table-cell>
          <table:table-cell table:formula="of:=COUNTIF([.H4:.H204]; &quot;&lt;&gt;0&quot;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gae</text:p>
          </table:table-cell>
          <table:table-cell table:formula="of:=[.B206] / [.B207]" office:value-type="float" office:value="2.81631782945736" calcext:value-type="float">
            <text:p>2.8163178295</text:p>
          </table:table-cell>
          <table:table-cell table:formula="of:=[.C206] / [.C207]" office:value-type="float" office:value="7.89630885405214" calcext:value-type="float">
            <text:p>7.8963088541</text:p>
          </table:table-cell>
          <table:table-cell table:formula="of:=[.D206] / [.D207]" office:value-type="float" office:value="5.07999102459478" calcext:value-type="float">
            <text:p>5.0799910246</text:p>
          </table:table-cell>
          <table:table-cell/>
          <table:table-cell table:formula="of:=[.F206] / [.F207]" office:value-type="float" office:value="0.240053230477831" calcext:value-type="float">
            <text:p>0.2400532305</text:p>
          </table:table-cell>
          <table:table-cell table:formula="of:=[.G206] / [.G207]" office:value-type="float" office:value="4.74573342744805" calcext:value-type="float">
            <text:p>4.7457334274</text:p>
          </table:table-cell>
          <table:table-cell table:formula="of:=[.H206] / [.H207]" office:value-type="float" office:value="0.0940764338471025" calcext:value-type="float">
            <text:p>0.094076433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sum of values</text:p>
          </table:table-cell>
          <table:table-cell table:formula="of:=SUMIFS([.B4:.B204];[.K4:.K204]; &quot;&lt;&gt; 0&quot;)" office:value-type="float" office:value="124.657" calcext:value-type="float">
            <text:p>124.657</text:p>
          </table:table-cell>
          <table:table-cell table:formula="of:=SUMIFS([.C4:.C204];[.K4:.K204]; &quot;&lt;&gt; 0&quot;)" office:value-type="float" office:value="770.758949453457" calcext:value-type="float">
            <text:p>770.7589494535</text:p>
          </table:table-cell>
          <table:table-cell table:formula="of:=SUMIFS([.D4:.D204];[.K4:.K204]; &quot;&lt;&gt; 0&quot;)" office:value-type="float" office:value="646.101949453457" calcext:value-type="float">
            <text:p>646.1019494535</text:p>
          </table:table-cell>
          <table:table-cell/>
          <table:table-cell table:formula="of:=SUMIFS([.F4:.F204];[.K4:.K204]; &quot;&lt;&gt; 0&quot;)" office:value-type="float" office:value="28.8858189582781" calcext:value-type="float">
            <text:p>28.8858189583</text:p>
          </table:table-cell>
          <table:table-cell table:formula="of:=SUMIFS([.G4:.G204];[.K4:.K204]; &quot;&lt;&gt; 0&quot;)" office:value-type="float" office:value="608.772028446341" calcext:value-type="float">
            <text:p>608.7720284463</text:p>
          </table:table-cell>
          <table:table-cell table:formula="of:=SUMIFS([.H4:.H204];[.K4:.K204]; &quot;&lt;&gt; 0&quot;)" office:value-type="float" office:value="8.43208074569522" calcext:value-type="float">
            <text:p>8.432080745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mount of values</text:p>
          </table:table-cell>
          <table:table-cell table:formula="of:=COUNTIF([.K4:.K204]; &quot;&lt;&gt;0&quot;)" office:value-type="float" office:value="110" calcext:value-type="float">
            <text:p>110</text:p>
          </table:table-cell>
          <table:table-cell table:formula="of:=COUNTIF([.K4:.K204]; &quot;&lt;&gt;0&quot;)" office:value-type="float" office:value="110" calcext:value-type="float">
            <text:p>110</text:p>
          </table:table-cell>
          <table:table-cell table:formula="of:=COUNTIF([.K4:.K204]; &quot;&lt;&gt;0&quot;)" office:value-type="float" office:value="110" calcext:value-type="float">
            <text:p>110</text:p>
          </table:table-cell>
          <table:table-cell/>
          <table:table-cell table:formula="of:=COUNTIF([.K4:.K204]; &quot;&lt;&gt;0&quot;)" office:value-type="float" office:value="110" calcext:value-type="float">
            <text:p>110</text:p>
          </table:table-cell>
          <table:table-cell table:formula="of:=COUNTIF([.K4:.K204]; &quot;&lt;&gt;0&quot;)" office:value-type="float" office:value="110" calcext:value-type="float">
            <text:p>110</text:p>
          </table:table-cell>
          <table:table-cell table:formula="of:=COUNTIF([.K4:.K204]; &quot;&lt;&gt;0&quot;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gae</text:p>
          </table:table-cell>
          <table:table-cell table:formula="of:=[.B211] / [.B212]" office:value-type="float" office:value="1.13324545454545" calcext:value-type="float">
            <text:p>1.1332454545</text:p>
          </table:table-cell>
          <table:table-cell table:formula="of:=[.C211] / [.C212]" office:value-type="float" office:value="7.00689954048598" calcext:value-type="float">
            <text:p>7.0068995405</text:p>
          </table:table-cell>
          <table:table-cell table:formula="of:=[.D211] / [.D212]" office:value-type="float" office:value="5.87365408594052" calcext:value-type="float">
            <text:p>5.8736540859</text:p>
          </table:table-cell>
          <table:table-cell/>
          <table:table-cell table:formula="of:=[.F211] / [.F212]" office:value-type="float" office:value="0.262598354166165" calcext:value-type="float">
            <text:p>0.2625983542</text:p>
          </table:table-cell>
          <table:table-cell table:formula="of:=[.G211] / [.G212]" office:value-type="float" office:value="5.53429116769401" calcext:value-type="float">
            <text:p>5.5342911677</text:p>
          </table:table-cell>
          <table:table-cell table:formula="of:=[.H211] / [.H212]" office:value-type="float" office:value="0.0766552795063202" calcext:value-type="float">
            <text:p>0.076655279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formula="of:=MAX([.B4:.B204])" office:value-type="float" office:value="19.094" calcext:value-type="float">
            <text:p>19.094</text:p>
          </table:table-cell>
          <table:table-cell table:formula="of:=MAX([.C4:.C204])" office:value-type="float" office:value="210.813877932" calcext:value-type="float">
            <text:p>210.813877932</text:p>
          </table:table-cell>
          <table:table-cell table:formula="of:=MAX([.D4:.D204])" office:value-type="float" office:value="210.397877932" calcext:value-type="float">
            <text:p>210.397877932</text:p>
          </table:table-cell>
          <table:table-cell/>
          <table:table-cell table:formula="of:=MAX([.F4:.F204])" office:value-type="float" office:value="2.630412817" calcext:value-type="float">
            <text:p>2.630412817</text:p>
          </table:table-cell>
          <table:table-cell table:formula="of:=MAX([.G4:.G204])" office:value-type="float" office:value="209.459680319" calcext:value-type="float">
            <text:p>209.459680319</text:p>
          </table:table-cell>
          <table:table-cell table:formula="of:=MAX([.H4:.H204])" office:value-type="float" office:value="0.567662239075" calcext:value-type="float">
            <text:p>0.5676622391</text:p>
          </table:table-cell>
          <table:table-cell table:number-columns-repeated="3"/>
        </table:table-row>
      </table:table>
      <table:table table:name="raw ish stat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Plasp normal</text:p>
          </table:table-cell>
          <table:covered-table-cell/>
          <table:table-cell/>
          <table:table-cell office:value-type="string" calcext:value-type="string" table:number-columns-spanned="2" table:number-rows-spanned="1">
            <text:p>Plasp modificado + postprocess encoding</text:p>
          </table:table-cell>
          <table:covered-table-cell/>
          <table:table-cell office:value-type="string" calcext:value-type="string">
            <text:p>Amount of solutions checked</text:p>
          </table:table-cell>
          <table:table-cell office:value-type="string" calcext:value-type="string">
            <text:p>amount of time the check took with postprocess encoding</text:p>
          </table:table-cell>
          <table:table-cell office:value-type="string" calcext:value-type="string">
            <text:p>check time + solving time</text:p>
          </table:table-cell>
          <table:table-cell/>
          <table:table-cell office:value-type="string" calcext:value-type="string">
            <text:p>negative value means modified is better</text:p>
          </table:table-cell>
          <table:table-cell table:number-columns-repeated="5"/>
          <table:table-cell office:value-type="string" calcext:value-type="string">
            <text:p>Replace 0s by the maximum time (900)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his is the modified plasp with the new “serial” checker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maximum amount of parallel actions in a st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olving time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olving time</text:p>
          </table:table-cell>
          <table:table-cell office:value-type="string" calcext:value-type="string">
            <text:p>Checks made</text:p>
          </table:table-cell>
          <table:table-cell office:value-type="string" calcext:value-type="string">
            <text:p>Check time Postprocess</text:p>
          </table:table-cell>
          <table:table-cell office:value-type="string" calcext:value-type="string">
            <text:p>combined time</text:p>
          </table:table-cell>
          <table:table-cell/>
          <table:table-cell office:value-type="string" calcext:value-type="string">
            <text:p>time dif both solved</text:p>
          </table:table-cell>
          <table:table-cell/>
          <table:table-cell office:value-type="string" calcext:value-type="string">
            <text:p>time dif all</text:p>
          </table:table-cell>
          <table:table-cell table:number-columns-repeated="3"/>
          <table:table-cell office:value-type="string" calcext:value-type="string">
            <text:p>time with penalty best</text:p>
          </table:table-cell>
          <table:table-cell/>
          <table:table-cell table:style-name="Default" office:value-type="string" calcext:value-type="string">
            <text:p>time with penalty lazy</text:p>
          </table:table-cell>
          <table:table-cell table:number-columns-repeated="2"/>
          <table:table-cell office:value-type="string" calcext:value-type="string">
            <text:p>Solving time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heck_time_serial</text:p>
          </table:table-cell>
          <table:table-cell office:value-type="string" calcext:value-type="string">
            <text:p>check_steps</text:p>
          </table:table-cell>
          <table:table-cell office:value-type="string" calcext:value-type="string">
            <text:p>serial_ground</text:p>
          </table:table-cell>
          <table:table-cell office:value-type="string" calcext:value-type="string">
            <text:p>serial_solve</text:p>
          </table:table-cell>
          <table:table-cell office:value-type="string" calcext:value-type="string">
            <text:p>serial_extract</text:p>
          </table:table-cell>
        </table:table-row>
        <table:table-row table:style-name="ro1">
          <table:table-cell office:value-type="string" calcext:value-type="string">
            <text:p>ipc-2000/blocks-strips-typed/instance-20.pddl</text:p>
          </table:table-cell>
          <table:table-cell office:value-type="string" calcext:value-type="string">
            <text:p>SAT</text:p>
          </table:table-cell>
          <table:table-cell office:value-type="float" office:value="2.192" calcext:value-type="float">
            <text:p>2.192</text:p>
          </table:table-cell>
          <table:table-cell office:value-type="string" calcext:value-type="string">
            <text:p>ipc-2000/blocks-strips-typed/instance-20.pddl</text:p>
          </table:table-cell>
          <table:table-cell office:value-type="string" calcext:value-type="string">
            <text:p>SAT</text:p>
          </table:table-cell>
          <table:table-cell office:value-type="float" office:value="0.577" calcext:value-type="float">
            <text:p>0.577</text:p>
          </table:table-cell>
          <table:table-cell office:value-type="float" office:value="1" calcext:value-type="float">
            <text:p>1</text:p>
          </table:table-cell>
          <table:table-cell office:value-type="float" office:value="0.125864028931" calcext:value-type="float">
            <text:p>0.1258640289</text:p>
          </table:table-cell>
          <table:table-cell table:formula="of:=[.F4] + [.H4]" office:value-type="float" office:value="0.702864028931" calcext:value-type="float">
            <text:p>0.7028640289</text:p>
          </table:table-cell>
          <table:table-cell/>
          <table:table-cell table:formula="of:=IF(AND([.C4]&lt;&gt;0;  [.I4] &lt;&gt; 0); [.I4] - [.C4]; 0)" office:value-type="float" office:value="-1.489135971069" calcext:value-type="float">
            <text:p>-1.4891359711</text:p>
          </table:table-cell>
          <table:table-cell/>
          <table:table-cell table:formula="of:=[.I4] - [.C4]" office:value-type="float" office:value="-1.489135971069" calcext:value-type="float">
            <text:p>-1.4891359711</text:p>
          </table:table-cell>
          <table:table-cell table:number-columns-repeated="3"/>
          <table:table-cell table:formula="of:=IF([.C4]&lt;&gt;0; [.C4]; 900)" office:value-type="float" office:value="2.192" calcext:value-type="float">
            <text:p>2.192</text:p>
          </table:table-cell>
          <table:table-cell/>
          <table:table-cell table:formula="of:=IF([.I4]&lt;&gt;0; [.I4]; 900)" office:value-type="float" office:value="0.702864028931" calcext:value-type="float">
            <text:p>0.7028640289</text:p>
          </table:table-cell>
          <table:table-cell table:number-columns-repeated="2"/>
          <table:table-cell office:value-type="float" office:value="0.573" calcext:value-type="float">
            <text:p>0.573</text:p>
          </table:table-cell>
          <table:table-cell table:formula="of:=[.V4]+[.X4]" office:value-type="float" office:value="0.778862998962" calcext:value-type="float">
            <text:p>0.778862999</text:p>
          </table:table-cell>
          <table:table-cell office:value-type="float" office:value="0.205862998962" calcext:value-type="float">
            <text:p>0.205862999</text:p>
          </table:table-cell>
          <table:table-cell office:value-type="float" office:value="1" calcext:value-type="float">
            <text:p>1</text:p>
          </table:table-cell>
          <table:table-cell table:formula="of:=0.0793380737305+0.0123693943024" office:value-type="float" office:value="0.0917074680329" calcext:value-type="float">
            <text:p>0.091707468</text:p>
          </table:table-cell>
          <table:table-cell office:value-type="float" office:value="0.0501737594604" calcext:value-type="float">
            <text:p>0.0501737595</text:p>
          </table:table-cell>
          <table:table-cell office:value-type="float" office:value="0.063894033432" calcext:value-type="float">
            <text:p>0.0638940334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729" calcext:value-type="float">
            <text:p>0.729</text:p>
          </table:table-cell>
          <table:table-cell office:value-type="float" office:value="1" calcext:value-type="float">
            <text:p>1</text:p>
          </table:table-cell>
          <table:table-cell office:value-type="float" office:value="0.230108976364" calcext:value-type="float">
            <text:p>0.2301089764</text:p>
          </table:table-cell>
          <table:table-cell table:formula="of:=[.F5] + [.H5]" office:value-type="float" office:value="0.959108976364" calcext:value-type="float">
            <text:p>0.9591089764</text:p>
          </table:table-cell>
          <table:table-cell/>
          <table:table-cell table:formula="of:=IF(AND([.C5]&lt;&gt;0;  [.I5] &lt;&gt; 0); [.I5] - [.C5]; 0)" office:value-type="float" office:value="-6.128891023636" calcext:value-type="float">
            <text:p>-6.1288910236</text:p>
          </table:table-cell>
          <table:table-cell/>
          <table:table-cell table:formula="of:=[.I5] - [.C5]" office:value-type="float" office:value="-6.128891023636" calcext:value-type="float">
            <text:p>-6.1288910236</text:p>
          </table:table-cell>
          <table:table-cell table:number-columns-repeated="3"/>
          <table:table-cell table:formula="of:=IF([.C5]&lt;&gt;0; [.C5]; 900)" office:value-type="float" office:value="7.088" calcext:value-type="float">
            <text:p>7.088</text:p>
          </table:table-cell>
          <table:table-cell/>
          <table:table-cell table:formula="of:=IF([.I5]&lt;&gt;0; [.I5]; 900)" office:value-type="float" office:value="0.959108976364" calcext:value-type="float">
            <text:p>0.9591089764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table:formula="of:=[.V5]+[.X5]" office:value-type="float" office:value="1.208317901611" calcext:value-type="float">
            <text:p>1.2083179016</text:p>
          </table:table-cell>
          <table:table-cell office:value-type="float" office:value="0.456317901611" calcext:value-type="float">
            <text:p>0.4563179016</text:p>
          </table:table-cell>
          <table:table-cell office:value-type="float" office:value="1" calcext:value-type="float">
            <text:p>1</text:p>
          </table:table-cell>
          <table:table-cell table:formula="of:=0.169572114944+0.0258460044861" office:value-type="float" office:value="0.1954181194301" calcext:value-type="float">
            <text:p>0.1954181194</text:p>
          </table:table-cell>
          <table:table-cell office:value-type="float" office:value="0.138813018799" calcext:value-type="float">
            <text:p>0.1388130188</text:p>
          </table:table-cell>
          <table:table-cell office:value-type="float" office:value="0.121896743774" calcext:value-type="float">
            <text:p>0.1218967438</text:p>
          </table:table-cell>
        </table:table-row>
        <table:table-row table:style-name="ro1">
          <table:table-cell office:value-type="string" calcext:value-type="string">
            <text:p>ipc-2000/blocks-strips-typed/instance-16.pddl</text:p>
          </table:table-cell>
          <table:table-cell office:value-type="string" calcext:value-type="string">
            <text:p>SAT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ipc-2000/blocks-strips-typed/instance-16.pddl</text:p>
          </table:table-cell>
          <table:table-cell office:value-type="string" calcext:value-type="string">
            <text:p>SAT</text:p>
          </table:table-cell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0.0940001010895" calcext:value-type="float">
            <text:p>0.0940001011</text:p>
          </table:table-cell>
          <table:table-cell table:formula="of:=[.F6] + [.H6]" office:value-type="float" office:value="0.2830001010895" calcext:value-type="float">
            <text:p>0.2830001011</text:p>
          </table:table-cell>
          <table:table-cell/>
          <table:table-cell table:formula="of:=IF(AND([.C6]&lt;&gt;0;  [.I6] &lt;&gt; 0); [.I6] - [.C6]; 0)" office:value-type="float" office:value="-0.7129998989105" calcext:value-type="float">
            <text:p>-0.7129998989</text:p>
          </table:table-cell>
          <table:table-cell/>
          <table:table-cell table:formula="of:=[.I6] - [.C6]" office:value-type="float" office:value="-0.7129998989105" calcext:value-type="float">
            <text:p>-0.7129998989</text:p>
          </table:table-cell>
          <table:table-cell table:number-columns-repeated="3"/>
          <table:table-cell table:formula="of:=IF([.C6]&lt;&gt;0; [.C6]; 900)" office:value-type="float" office:value="0.996" calcext:value-type="float">
            <text:p>0.996</text:p>
          </table:table-cell>
          <table:table-cell/>
          <table:table-cell table:formula="of:=IF([.I6]&lt;&gt;0; [.I6]; 900)" office:value-type="float" office:value="0.2830001010895" calcext:value-type="float">
            <text:p>0.2830001011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formula="of:=[.V6]+[.X6]" office:value-type="float" office:value="0.330252994537" calcext:value-type="float">
            <text:p>0.3302529945</text:p>
          </table:table-cell>
          <table:table-cell office:value-type="float" office:value="0.141252994537" calcext:value-type="float">
            <text:p>0.1412529945</text:p>
          </table:table-cell>
          <table:table-cell office:value-type="float" office:value="1" calcext:value-type="float">
            <text:p>1</text:p>
          </table:table-cell>
          <table:table-cell table:formula="of:=0.0640761852264+0.00929117202759" office:value-type="float" office:value="0.07336735725399" calcext:value-type="float">
            <text:p>0.0733673573</text:p>
          </table:table-cell>
          <table:table-cell office:value-type="float" office:value="0.0318105220795" calcext:value-type="float">
            <text:p>0.0318105221</text:p>
          </table:table-cell>
          <table:table-cell office:value-type="float" office:value="0.0359959602356" calcext:value-type="float">
            <text:p>0.0359959602</text:p>
          </table:table-cell>
        </table:table-row>
        <table:table-row table:style-name="ro1">
          <table:table-cell office:value-type="string" calcext:value-type="string">
            <text:p>ipc-2000/blocks-strips-typed/instance-11.pddl</text:p>
          </table:table-cell>
          <table:table-cell office:value-type="string" calcext:value-type="string">
            <text:p>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ipc-2000/blocks-strips-typed/instance-11.pddl</text:p>
          </table:table-cell>
          <table:table-cell office:value-type="string" calcext:value-type="string">
            <text:p>SAT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0.0606341362" calcext:value-type="float">
            <text:p>0.0606341362</text:p>
          </table:table-cell>
          <table:table-cell table:formula="of:=[.F7] + [.H7]" office:value-type="float" office:value="0.2326341362" calcext:value-type="float">
            <text:p>0.2326341362</text:p>
          </table:table-cell>
          <table:table-cell/>
          <table:table-cell table:formula="of:=IF(AND([.C7]&lt;&gt;0;  [.I7] &lt;&gt; 0); [.I7] - [.C7]; 0)" office:value-type="float" office:value="-0.2273658638" calcext:value-type="float">
            <text:p>-0.2273658638</text:p>
          </table:table-cell>
          <table:table-cell/>
          <table:table-cell table:formula="of:=[.I7] - [.C7]" office:value-type="float" office:value="-0.2273658638" calcext:value-type="float">
            <text:p>-0.2273658638</text:p>
          </table:table-cell>
          <table:table-cell table:number-columns-repeated="3"/>
          <table:table-cell table:formula="of:=IF([.C7]&lt;&gt;0; [.C7]; 900)" office:value-type="float" office:value="0.46" calcext:value-type="float">
            <text:p>0.46</text:p>
          </table:table-cell>
          <table:table-cell/>
          <table:table-cell table:formula="of:=IF([.I7]&lt;&gt;0; [.I7]; 900)" office:value-type="float" office:value="0.2326341362" calcext:value-type="float">
            <text:p>0.2326341362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formula="of:=[.V7]+[.X7]" office:value-type="float" office:value="0.2613371105194" calcext:value-type="float">
            <text:p>0.2613371105</text:p>
          </table:table-cell>
          <table:table-cell office:value-type="float" office:value="0.0893371105194" calcext:value-type="float">
            <text:p>0.0893371105</text:p>
          </table:table-cell>
          <table:table-cell office:value-type="float" office:value="1" calcext:value-type="float">
            <text:p>1</text:p>
          </table:table-cell>
          <table:table-cell table:formula="of:=0.0399429798126+0.00649642944336" office:value-type="float" office:value="0.04643940925596" calcext:value-type="float">
            <text:p>0.0464394093</text:p>
          </table:table-cell>
          <table:table-cell office:value-type="float" office:value="0.0184636116028" calcext:value-type="float">
            <text:p>0.0184636116</text:p>
          </table:table-cell>
          <table:table-cell office:value-type="float" office:value="0.0243713855743" calcext:value-type="float">
            <text:p>0.0243713856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7.086" calcext:value-type="float">
            <text:p>7.086</text:p>
          </table:table-cell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856" calcext:value-type="float">
            <text:p>0.856</text:p>
          </table:table-cell>
          <table:table-cell office:value-type="float" office:value="1" calcext:value-type="float">
            <text:p>1</text:p>
          </table:table-cell>
          <table:table-cell office:value-type="float" office:value="0.225409984589" calcext:value-type="float">
            <text:p>0.2254099846</text:p>
          </table:table-cell>
          <table:table-cell table:formula="of:=[.F8] + [.H8]" office:value-type="float" office:value="1.081409984589" calcext:value-type="float">
            <text:p>1.0814099846</text:p>
          </table:table-cell>
          <table:table-cell/>
          <table:table-cell table:formula="of:=IF(AND([.C8]&lt;&gt;0;  [.I8] &lt;&gt; 0); [.I8] - [.C8]; 0)" office:value-type="float" office:value="-6.004590015411" calcext:value-type="float">
            <text:p>-6.0045900154</text:p>
          </table:table-cell>
          <table:table-cell/>
          <table:table-cell table:formula="of:=[.I8] - [.C8]" office:value-type="float" office:value="-6.004590015411" calcext:value-type="float">
            <text:p>-6.0045900154</text:p>
          </table:table-cell>
          <table:table-cell table:number-columns-repeated="3"/>
          <table:table-cell table:formula="of:=IF([.C8]&lt;&gt;0; [.C8]; 900)" office:value-type="float" office:value="7.086" calcext:value-type="float">
            <text:p>7.086</text:p>
          </table:table-cell>
          <table:table-cell/>
          <table:table-cell table:formula="of:=IF([.I8]&lt;&gt;0; [.I8]; 900)" office:value-type="float" office:value="1.081409984589" calcext:value-type="float">
            <text:p>1.0814099846</text:p>
          </table:table-cell>
          <table:table-cell table:number-columns-repeated="2"/>
          <table:table-cell office:value-type="float" office:value="0.857" calcext:value-type="float">
            <text:p>0.857</text:p>
          </table:table-cell>
          <table:table-cell table:formula="of:=[.V8]+[.X8]" office:value-type="float" office:value="1.290280944824" calcext:value-type="float">
            <text:p>1.2902809448</text:p>
          </table:table-cell>
          <table:table-cell office:value-type="float" office:value="0.433280944824" calcext:value-type="float">
            <text:p>0.4332809448</text:p>
          </table:table-cell>
          <table:table-cell office:value-type="float" office:value="1" calcext:value-type="float">
            <text:p>1</text:p>
          </table:table-cell>
          <table:table-cell table:formula="of:=0.160552978516+0.024031162262" office:value-type="float" office:value="0.184584140778" calcext:value-type="float">
            <text:p>0.1845841408</text:p>
          </table:table-cell>
          <table:table-cell office:value-type="float" office:value="0.132675886154" calcext:value-type="float">
            <text:p>0.1326758862</text:p>
          </table:table-cell>
          <table:table-cell office:value-type="float" office:value="0.115862369537" calcext:value-type="float">
            <text:p>0.1158623695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3.173" calcext:value-type="float">
            <text:p>3.173</text:p>
          </table:table-cell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0.595" calcext:value-type="float">
            <text:p>0.595</text:p>
          </table:table-cell>
          <table:table-cell office:value-type="float" office:value="1" calcext:value-type="float">
            <text:p>1</text:p>
          </table:table-cell>
          <table:table-cell office:value-type="float" office:value="0.144459009171" calcext:value-type="float">
            <text:p>0.1444590092</text:p>
          </table:table-cell>
          <table:table-cell table:formula="of:=[.F9] + [.H9]" office:value-type="float" office:value="0.739459009171" calcext:value-type="float">
            <text:p>0.7394590092</text:p>
          </table:table-cell>
          <table:table-cell/>
          <table:table-cell table:formula="of:=IF(AND([.C9]&lt;&gt;0;  [.I9] &lt;&gt; 0); [.I9] - [.C9]; 0)" office:value-type="float" office:value="-2.433540990829" calcext:value-type="float">
            <text:p>-2.4335409908</text:p>
          </table:table-cell>
          <table:table-cell/>
          <table:table-cell table:formula="of:=[.I9] - [.C9]" office:value-type="float" office:value="-2.433540990829" calcext:value-type="float">
            <text:p>-2.4335409908</text:p>
          </table:table-cell>
          <table:table-cell table:number-columns-repeated="3"/>
          <table:table-cell table:formula="of:=IF([.C9]&lt;&gt;0; [.C9]; 900)" office:value-type="float" office:value="3.173" calcext:value-type="float">
            <text:p>3.173</text:p>
          </table:table-cell>
          <table:table-cell/>
          <table:table-cell table:formula="of:=IF([.I9]&lt;&gt;0; [.I9]; 900)" office:value-type="float" office:value="0.739459009171" calcext:value-type="float">
            <text:p>0.7394590092</text:p>
          </table:table-cell>
          <table:table-cell table:number-columns-repeated="2"/>
          <table:table-cell office:value-type="float" office:value="0.596" calcext:value-type="float">
            <text:p>0.596</text:p>
          </table:table-cell>
          <table:table-cell table:formula="of:=[.V9]+[.X9]" office:value-type="float" office:value="0.84368614769" calcext:value-type="float">
            <text:p>0.8436861477</text:p>
          </table:table-cell>
          <table:table-cell office:value-type="float" office:value="0.24768614769" calcext:value-type="float">
            <text:p>0.2476861477</text:p>
          </table:table-cell>
          <table:table-cell office:value-type="float" office:value="1" calcext:value-type="float">
            <text:p>1</text:p>
          </table:table-cell>
          <table:table-cell table:formula="of:=0.0965578556061+0.0143802165985" office:value-type="float" office:value="0.1109380722046" calcext:value-type="float">
            <text:p>0.1109380722</text:p>
          </table:table-cell>
          <table:table-cell office:value-type="float" office:value="0.0639228820801" calcext:value-type="float">
            <text:p>0.0639228821</text:p>
          </table:table-cell>
          <table:table-cell office:value-type="float" office:value="0.072713136673" calcext:value-type="float">
            <text:p>0.0727131367</text:p>
          </table:table-cell>
        </table:table-row>
        <table:table-row table:style-name="ro1">
          <table:table-cell office:value-type="string" calcext:value-type="string">
            <text:p>ipc-2000/blocks-strips-typed/instance-17.pddl</text:p>
          </table:table-cell>
          <table:table-cell office:value-type="string" calcext:value-type="string">
            <text:p>SAT</text:p>
          </table:table-cell>
          <table:table-cell office:value-type="float" office:value="1.033" calcext:value-type="float">
            <text:p>1.033</text:p>
          </table:table-cell>
          <table:table-cell office:value-type="string" calcext:value-type="string">
            <text:p>ipc-2000/blocks-strips-typed/instance-17.pddl</text:p>
          </table:table-cell>
          <table:table-cell office:value-type="string" calcext:value-type="string">
            <text:p>SAT</text:p>
          </table:table-cell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office:value-type="float" office:value="0.0940098762512" calcext:value-type="float">
            <text:p>0.0940098763</text:p>
          </table:table-cell>
          <table:table-cell table:formula="of:=[.F10] + [.H10]" office:value-type="float" office:value="0.2860098762512" calcext:value-type="float">
            <text:p>0.2860098763</text:p>
          </table:table-cell>
          <table:table-cell/>
          <table:table-cell table:formula="of:=IF(AND([.C10]&lt;&gt;0;  [.I10] &lt;&gt; 0); [.I10] - [.C10]; 0)" office:value-type="float" office:value="-0.7469901237488" calcext:value-type="float">
            <text:p>-0.7469901237</text:p>
          </table:table-cell>
          <table:table-cell/>
          <table:table-cell table:formula="of:=[.I10] - [.C10]" office:value-type="float" office:value="-0.7469901237488" calcext:value-type="float">
            <text:p>-0.7469901237</text:p>
          </table:table-cell>
          <table:table-cell table:number-columns-repeated="3"/>
          <table:table-cell table:formula="of:=IF([.C10]&lt;&gt;0; [.C10]; 900)" office:value-type="float" office:value="1.033" calcext:value-type="float">
            <text:p>1.033</text:p>
          </table:table-cell>
          <table:table-cell/>
          <table:table-cell table:formula="of:=IF([.I10]&lt;&gt;0; [.I10]; 900)" office:value-type="float" office:value="0.2860098762512" calcext:value-type="float">
            <text:p>0.2860098763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formula="of:=[.V10]+[.X10]" office:value-type="float" office:value="0.335566017151" calcext:value-type="float">
            <text:p>0.3355660172</text:p>
          </table:table-cell>
          <table:table-cell office:value-type="float" office:value="0.138566017151" calcext:value-type="float">
            <text:p>0.1385660172</text:p>
          </table:table-cell>
          <table:table-cell office:value-type="float" office:value="1" calcext:value-type="float">
            <text:p>1</text:p>
          </table:table-cell>
          <table:table-cell table:formula="of:=0.0635590553284+0.00909566879272" office:value-type="float" office:value="0.07265472412112" calcext:value-type="float">
            <text:p>0.0726547241</text:p>
          </table:table-cell>
          <table:table-cell office:value-type="float" office:value="0.0307328701019" calcext:value-type="float">
            <text:p>0.0307328701</text:p>
          </table:table-cell>
          <table:table-cell office:value-type="float" office:value="0.0351071357727" calcext:value-type="float">
            <text:p>0.0351071358</text:p>
          </table:table-cell>
        </table:table-row>
        <table:table-row table:style-name="ro1">
          <table:table-cell office:value-type="string" calcext:value-type="string">
            <text:p>ipc-2000/blocks-strips-typed/instance-19.pddl</text:p>
          </table:table-cell>
          <table:table-cell office:value-type="string" calcext:value-type="string">
            <text:p>SAT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ipc-2000/blocks-strips-typed/instance-19.pddl</text:p>
          </table:table-cell>
          <table:table-cell office:value-type="string" calcext:value-type="string">
            <text:p>SAT</text:p>
          </table:table-cell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office:value-type="float" office:value="0.119467973709" calcext:value-type="float">
            <text:p>0.1194679737</text:p>
          </table:table-cell>
          <table:table-cell table:formula="of:=[.F11] + [.H11]" office:value-type="float" office:value="0.431467973709" calcext:value-type="float">
            <text:p>0.4314679737</text:p>
          </table:table-cell>
          <table:table-cell/>
          <table:table-cell table:formula="of:=IF(AND([.C11]&lt;&gt;0;  [.I11] &lt;&gt; 0); [.I11] - [.C11]; 0)" office:value-type="float" office:value="-1.611532026291" calcext:value-type="float">
            <text:p>-1.6115320263</text:p>
          </table:table-cell>
          <table:table-cell/>
          <table:table-cell table:formula="of:=[.I11] - [.C11]" office:value-type="float" office:value="-1.611532026291" calcext:value-type="float">
            <text:p>-1.6115320263</text:p>
          </table:table-cell>
          <table:table-cell table:number-columns-repeated="3"/>
          <table:table-cell table:formula="of:=IF([.C11]&lt;&gt;0; [.C11]; 900)" office:value-type="float" office:value="2.043" calcext:value-type="float">
            <text:p>2.043</text:p>
          </table:table-cell>
          <table:table-cell/>
          <table:table-cell table:formula="of:=IF([.I11]&lt;&gt;0; [.I11]; 900)" office:value-type="float" office:value="0.431467973709" calcext:value-type="float">
            <text:p>0.4314679737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table:formula="of:=[.V11]+[.X11]" office:value-type="float" office:value="0.518147981644" calcext:value-type="float">
            <text:p>0.5181479816</text:p>
          </table:table-cell>
          <table:table-cell office:value-type="float" office:value="0.205147981644" calcext:value-type="float">
            <text:p>0.2051479816</text:p>
          </table:table-cell>
          <table:table-cell office:value-type="float" office:value="1" calcext:value-type="float">
            <text:p>1</text:p>
          </table:table-cell>
          <table:table-cell table:formula="of:=0.0788719654083+0.0121169090271" office:value-type="float" office:value="0.0909888744354" calcext:value-type="float">
            <text:p>0.0909888744</text:p>
          </table:table-cell>
          <table:table-cell office:value-type="float" office:value="0.0506505966187" calcext:value-type="float">
            <text:p>0.0506505966</text:p>
          </table:table-cell>
          <table:table-cell office:value-type="float" office:value="0.063380241394" calcext:value-type="float">
            <text:p>0.0633802414</text:p>
          </table:table-cell>
        </table:table-row>
        <table:table-row table:style-name="ro1">
          <table:table-cell office:value-type="string" calcext:value-type="string">
            <text:p>ipc-2000/blocks-strips-typed/instance-12.pddl</text:p>
          </table:table-cell>
          <table:table-cell office:value-type="string" calcext:value-type="string">
            <text:p>SAT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ipc-2000/blocks-strips-typed/instance-12.pddl</text:p>
          </table:table-cell>
          <table:table-cell office:value-type="string" calcext:value-type="string">
            <text:p>SAT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0570991039276" calcext:value-type="float">
            <text:p>0.0570991039</text:p>
          </table:table-cell>
          <table:table-cell table:formula="of:=[.F12] + [.H12]" office:value-type="float" office:value="0.1480991039276" calcext:value-type="float">
            <text:p>0.1480991039</text:p>
          </table:table-cell>
          <table:table-cell/>
          <table:table-cell table:formula="of:=IF(AND([.C12]&lt;&gt;0;  [.I12] &lt;&gt; 0); [.I12] - [.C12]; 0)" office:value-type="float" office:value="-0.1559008960724" calcext:value-type="float">
            <text:p>-0.1559008961</text:p>
          </table:table-cell>
          <table:table-cell/>
          <table:table-cell table:formula="of:=[.I12] - [.C12]" office:value-type="float" office:value="-0.1559008960724" calcext:value-type="float">
            <text:p>-0.1559008961</text:p>
          </table:table-cell>
          <table:table-cell table:number-columns-repeated="3"/>
          <table:table-cell table:formula="of:=IF([.C12]&lt;&gt;0; [.C12]; 900)" office:value-type="float" office:value="0.304" calcext:value-type="float">
            <text:p>0.304</text:p>
          </table:table-cell>
          <table:table-cell/>
          <table:table-cell table:formula="of:=IF([.I12]&lt;&gt;0; [.I12]; 900)" office:value-type="float" office:value="0.1480991039276" calcext:value-type="float">
            <text:p>0.148099103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formula="of:=[.V12]+[.X12]" office:value-type="float" office:value="0.162329044342" calcext:value-type="float">
            <text:p>0.1623290443</text:p>
          </table:table-cell>
          <table:table-cell office:value-type="float" office:value="0.072329044342" calcext:value-type="float">
            <text:p>0.0723290443</text:p>
          </table:table-cell>
          <table:table-cell office:value-type="float" office:value="1" calcext:value-type="float">
            <text:p>1</text:p>
          </table:table-cell>
          <table:table-cell table:formula="of:=0.039076089859+0.00576519966125" office:value-type="float" office:value="0.04484128952025" calcext:value-type="float">
            <text:p>0.0448412895</text:p>
          </table:table-cell>
          <table:table-cell office:value-type="float" office:value="0.0138726234436" calcext:value-type="float">
            <text:p>0.0138726234</text:p>
          </table:table-cell>
          <table:table-cell office:value-type="float" office:value="0.0135645866394" calcext:value-type="float">
            <text:p>0.0135645866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0.864" calcext:value-type="float">
            <text:p>0.864</text:p>
          </table:table-cell>
          <table:table-cell office:value-type="float" office:value="1" calcext:value-type="float">
            <text:p>1</text:p>
          </table:table-cell>
          <table:table-cell office:value-type="float" office:value="0.143877983093" calcext:value-type="float">
            <text:p>0.1438779831</text:p>
          </table:table-cell>
          <table:table-cell table:formula="of:=[.F13] + [.H13]" office:value-type="float" office:value="1.007877983093" calcext:value-type="float">
            <text:p>1.0078779831</text:p>
          </table:table-cell>
          <table:table-cell/>
          <table:table-cell table:formula="of:=IF(AND([.C13]&lt;&gt;0;  [.I13] &lt;&gt; 0); [.I13] - [.C13]; 0)" office:value-type="float" office:value="-2.682122016907" calcext:value-type="float">
            <text:p>-2.6821220169</text:p>
          </table:table-cell>
          <table:table-cell/>
          <table:table-cell table:formula="of:=[.I13] - [.C13]" office:value-type="float" office:value="-2.682122016907" calcext:value-type="float">
            <text:p>-2.6821220169</text:p>
          </table:table-cell>
          <table:table-cell table:number-columns-repeated="3"/>
          <table:table-cell table:formula="of:=IF([.C13]&lt;&gt;0; [.C13]; 900)" office:value-type="float" office:value="3.69" calcext:value-type="float">
            <text:p>3.69</text:p>
          </table:table-cell>
          <table:table-cell/>
          <table:table-cell table:formula="of:=IF([.I13]&lt;&gt;0; [.I13]; 900)" office:value-type="float" office:value="1.007877983093" calcext:value-type="float">
            <text:p>1.0078779831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table:formula="of:=[.V13]+[.X13]" office:value-type="float" office:value="1.12441796875" calcext:value-type="float">
            <text:p>1.1244179688</text:p>
          </table:table-cell>
          <table:table-cell office:value-type="float" office:value="0.25341796875" calcext:value-type="float">
            <text:p>0.2534179688</text:p>
          </table:table-cell>
          <table:table-cell office:value-type="float" office:value="1" calcext:value-type="float">
            <text:p>1</text:p>
          </table:table-cell>
          <table:table-cell table:formula="of:=0.10178399086+0.0144588947296" office:value-type="float" office:value="0.1162428855896" calcext:value-type="float">
            <text:p>0.1162428856</text:p>
          </table:table-cell>
          <table:table-cell office:value-type="float" office:value="0.064085483551" calcext:value-type="float">
            <text:p>0.0640854836</text:p>
          </table:table-cell>
          <table:table-cell office:value-type="float" office:value="0.0729839801788" calcext:value-type="float">
            <text:p>0.0729839802</text:p>
          </table:table-cell>
        </table:table-row>
        <table:table-row table:style-name="ro1">
          <table:table-cell office:value-type="string" calcext:value-type="string">
            <text:p>ipc-2000/blocks-strips-typed/instance-15.pddl</text:p>
          </table:table-cell>
          <table:table-cell office:value-type="string" calcext:value-type="string">
            <text:p>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ipc-2000/blocks-strips-typed/instance-15.pddl</text:p>
          </table:table-cell>
          <table:table-cell office:value-type="string" calcext:value-type="string">
            <text:p>SAT</text:p>
          </table:table-cell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31589794159" calcext:value-type="float">
            <text:p>0.0731589794</text:p>
          </table:table-cell>
          <table:table-cell table:formula="of:=[.F14] + [.H14]" office:value-type="float" office:value="0.1901589794159" calcext:value-type="float">
            <text:p>0.1901589794</text:p>
          </table:table-cell>
          <table:table-cell/>
          <table:table-cell table:formula="of:=IF(AND([.C14]&lt;&gt;0;  [.I14] &lt;&gt; 0); [.I14] - [.C14]; 0)" office:value-type="float" office:value="-0.2698410205841" calcext:value-type="float">
            <text:p>-0.2698410206</text:p>
          </table:table-cell>
          <table:table-cell/>
          <table:table-cell table:formula="of:=[.I14] - [.C14]" office:value-type="float" office:value="-0.2698410205841" calcext:value-type="float">
            <text:p>-0.2698410206</text:p>
          </table:table-cell>
          <table:table-cell table:number-columns-repeated="3"/>
          <table:table-cell table:formula="of:=IF([.C14]&lt;&gt;0; [.C14]; 900)" office:value-type="float" office:value="0.46" calcext:value-type="float">
            <text:p>0.46</text:p>
          </table:table-cell>
          <table:table-cell/>
          <table:table-cell table:formula="of:=IF([.I14]&lt;&gt;0; [.I14]; 900)" office:value-type="float" office:value="0.1901589794159" calcext:value-type="float">
            <text:p>0.1901589794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table:formula="of:=[.V14]+[.X14]" office:value-type="float" office:value="0.2099179191589" calcext:value-type="float">
            <text:p>0.2099179192</text:p>
          </table:table-cell>
          <table:table-cell office:value-type="float" office:value="0.0929179191589" calcext:value-type="float">
            <text:p>0.0929179192</text:p>
          </table:table-cell>
          <table:table-cell office:value-type="float" office:value="1" calcext:value-type="float">
            <text:p>1</text:p>
          </table:table-cell>
          <table:table-cell table:formula="of:=0.0505299568176+0.00679683685303" office:value-type="float" office:value="0.05732679367063" calcext:value-type="float">
            <text:p>0.0573267937</text:p>
          </table:table-cell>
          <table:table-cell office:value-type="float" office:value="0.01850938797" calcext:value-type="float">
            <text:p>0.018509388</text:p>
          </table:table-cell>
          <table:table-cell office:value-type="float" office:value="0.017019033432" calcext:value-type="float">
            <text:p>0.0170190334</text:p>
          </table:table-cell>
        </table:table-row>
        <table:table-row table:style-name="ro1">
          <table:table-cell office:value-type="string" calcext:value-type="string">
            <text:p>ipc-2000/blocks-strips-typed/instance-23.pddl</text:p>
          </table:table-cell>
          <table:table-cell office:value-type="string" calcext:value-type="string">
            <text:p>SAT</text:p>
          </table:table-cell>
          <table:table-cell office:value-type="float" office:value="2.127" calcext:value-type="float">
            <text:p>2.127</text:p>
          </table:table-cell>
          <table:table-cell office:value-type="string" calcext:value-type="string">
            <text:p>ipc-2000/blocks-strips-typed/instance-23.pddl</text:p>
          </table:table-cell>
          <table:table-cell office:value-type="string" calcext:value-type="string">
            <text:p>SAT</text:p>
          </table:table-cell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office:value-type="float" office:value="0.139936923981" calcext:value-type="float">
            <text:p>0.139936924</text:p>
          </table:table-cell>
          <table:table-cell table:formula="of:=[.F15] + [.H15]" office:value-type="float" office:value="0.593936923981" calcext:value-type="float">
            <text:p>0.593936924</text:p>
          </table:table-cell>
          <table:table-cell/>
          <table:table-cell table:formula="of:=IF(AND([.C15]&lt;&gt;0;  [.I15] &lt;&gt; 0); [.I15] - [.C15]; 0)" office:value-type="float" office:value="-1.533063076019" calcext:value-type="float">
            <text:p>-1.533063076</text:p>
          </table:table-cell>
          <table:table-cell/>
          <table:table-cell table:formula="of:=[.I15] - [.C15]" office:value-type="float" office:value="-1.533063076019" calcext:value-type="float">
            <text:p>-1.533063076</text:p>
          </table:table-cell>
          <table:table-cell table:number-columns-repeated="3"/>
          <table:table-cell table:formula="of:=IF([.C15]&lt;&gt;0; [.C15]; 900)" office:value-type="float" office:value="2.127" calcext:value-type="float">
            <text:p>2.127</text:p>
          </table:table-cell>
          <table:table-cell/>
          <table:table-cell table:formula="of:=IF([.I15]&lt;&gt;0; [.I15]; 900)" office:value-type="float" office:value="0.593936923981" calcext:value-type="float">
            <text:p>0.593936924</text:p>
          </table:table-cell>
          <table:table-cell table:number-columns-repeated="2"/>
          <table:table-cell office:value-type="float" office:value="0.453" calcext:value-type="float">
            <text:p>0.453</text:p>
          </table:table-cell>
          <table:table-cell table:formula="of:=[.V15]+[.X15]" office:value-type="float" office:value="0.662311008453" calcext:value-type="float">
            <text:p>0.6623110085</text:p>
          </table:table-cell>
          <table:table-cell office:value-type="float" office:value="0.209311008453" calcext:value-type="float">
            <text:p>0.2093110085</text:p>
          </table:table-cell>
          <table:table-cell office:value-type="float" office:value="1" calcext:value-type="float">
            <text:p>1</text:p>
          </table:table-cell>
          <table:table-cell table:formula="of:=0.0961661338806+0.012526512146" office:value-type="float" office:value="0.1086926460266" calcext:value-type="float">
            <text:p>0.108692646</text:p>
          </table:table-cell>
          <table:table-cell office:value-type="float" office:value="0.0508971214294" calcext:value-type="float">
            <text:p>0.0508971214</text:p>
          </table:table-cell>
          <table:table-cell office:value-type="float" office:value="0.0496349334717" calcext:value-type="float">
            <text:p>0.0496349335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8.657" calcext:value-type="float">
            <text:p>8.657</text:p>
          </table:table-cell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721" calcext:value-type="float">
            <text:p>0.721</text:p>
          </table:table-cell>
          <table:table-cell office:value-type="float" office:value="1" calcext:value-type="float">
            <text:p>1</text:p>
          </table:table-cell>
          <table:table-cell office:value-type="float" office:value="0.258916854858" calcext:value-type="float">
            <text:p>0.2589168549</text:p>
          </table:table-cell>
          <table:table-cell table:formula="of:=[.F16] + [.H16]" office:value-type="float" office:value="0.979916854858" calcext:value-type="float">
            <text:p>0.9799168549</text:p>
          </table:table-cell>
          <table:table-cell/>
          <table:table-cell table:formula="of:=IF(AND([.C16]&lt;&gt;0;  [.I16] &lt;&gt; 0); [.I16] - [.C16]; 0)" office:value-type="float" office:value="-7.677083145142" calcext:value-type="float">
            <text:p>-7.6770831451</text:p>
          </table:table-cell>
          <table:table-cell/>
          <table:table-cell table:formula="of:=[.I16] - [.C16]" office:value-type="float" office:value="-7.677083145142" calcext:value-type="float">
            <text:p>-7.6770831451</text:p>
          </table:table-cell>
          <table:table-cell table:number-columns-repeated="3"/>
          <table:table-cell table:formula="of:=IF([.C16]&lt;&gt;0; [.C16]; 900)" office:value-type="float" office:value="8.657" calcext:value-type="float">
            <text:p>8.657</text:p>
          </table:table-cell>
          <table:table-cell/>
          <table:table-cell table:formula="of:=IF([.I16]&lt;&gt;0; [.I16]; 900)" office:value-type="float" office:value="0.979916854858" calcext:value-type="float">
            <text:p>0.9799168549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[.V16]+[.X16]" office:value-type="float" office:value="1.228333900452" calcext:value-type="float">
            <text:p>1.2283339005</text:p>
          </table:table-cell>
          <table:table-cell office:value-type="float" office:value="0.505333900452" calcext:value-type="float">
            <text:p>0.5053339005</text:p>
          </table:table-cell>
          <table:table-cell office:value-type="float" office:value="1" calcext:value-type="float">
            <text:p>1</text:p>
          </table:table-cell>
          <table:table-cell table:formula="of:=0.185184001923+0.0284297466278" office:value-type="float" office:value="0.2136137485508" calcext:value-type="float">
            <text:p>0.2136137486</text:p>
          </table:table-cell>
          <table:table-cell office:value-type="float" office:value="0.159123897552" calcext:value-type="float">
            <text:p>0.1591238976</text:p>
          </table:table-cell>
          <table:table-cell office:value-type="float" office:value="0.132407665253" calcext:value-type="float">
            <text:p>0.1324076653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3.882" calcext:value-type="float">
            <text:p>3.882</text:p>
          </table:table-cell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0.170025110245" calcext:value-type="float">
            <text:p>0.1700251102</text:p>
          </table:table-cell>
          <table:table-cell table:formula="of:=[.F17] + [.H17]" office:value-type="float" office:value="0.755025110245" calcext:value-type="float">
            <text:p>0.7550251102</text:p>
          </table:table-cell>
          <table:table-cell/>
          <table:table-cell table:formula="of:=IF(AND([.C17]&lt;&gt;0;  [.I17] &lt;&gt; 0); [.I17] - [.C17]; 0)" office:value-type="float" office:value="-3.126974889755" calcext:value-type="float">
            <text:p>-3.1269748898</text:p>
          </table:table-cell>
          <table:table-cell/>
          <table:table-cell table:formula="of:=[.I17] - [.C17]" office:value-type="float" office:value="-3.126974889755" calcext:value-type="float">
            <text:p>-3.1269748898</text:p>
          </table:table-cell>
          <table:table-cell table:number-columns-repeated="3"/>
          <table:table-cell table:formula="of:=IF([.C17]&lt;&gt;0; [.C17]; 900)" office:value-type="float" office:value="3.882" calcext:value-type="float">
            <text:p>3.882</text:p>
          </table:table-cell>
          <table:table-cell/>
          <table:table-cell table:formula="of:=IF([.I17]&lt;&gt;0; [.I17]; 900)" office:value-type="float" office:value="0.755025110245" calcext:value-type="float">
            <text:p>0.7550251102</text:p>
          </table:table-cell>
          <table:table-cell table:number-columns-repeated="2"/>
          <table:table-cell office:value-type="float" office:value="0.584" calcext:value-type="float">
            <text:p>0.584</text:p>
          </table:table-cell>
          <table:table-cell table:formula="of:=[.V17]+[.X17]" office:value-type="float" office:value="0.885331996918" calcext:value-type="float">
            <text:p>0.8853319969</text:p>
          </table:table-cell>
          <table:table-cell office:value-type="float" office:value="0.301331996918" calcext:value-type="float">
            <text:p>0.3013319969</text:p>
          </table:table-cell>
          <table:table-cell office:value-type="float" office:value="1" calcext:value-type="float">
            <text:p>1</text:p>
          </table:table-cell>
          <table:table-cell table:formula="of:=0.1157310009+0.0175492763519" office:value-type="float" office:value="0.1332802772519" calcext:value-type="float">
            <text:p>0.1332802773</text:p>
          </table:table-cell>
          <table:table-cell office:value-type="float" office:value="0.0823903083801" calcext:value-type="float">
            <text:p>0.0823903084</text:p>
          </table:table-cell>
          <table:table-cell office:value-type="float" office:value="0.0855267047882" calcext:value-type="float">
            <text:p>0.0855267048</text:p>
          </table:table-cell>
        </table:table-row>
        <table:table-row table:style-name="ro1">
          <table:table-cell office:value-type="string" calcext:value-type="string">
            <text:p>ipc-2000/blocks-strips-typed/instance-13.pddl</text:p>
          </table:table-cell>
          <table:table-cell office:value-type="string" calcext:value-type="string">
            <text:p>SAT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ipc-2000/blocks-strips-typed/instance-13.pddl</text:p>
          </table:table-cell>
          <table:table-cell office:value-type="string" calcext:value-type="string">
            <text:p>SAT</text:p>
          </table:table-cell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41550922394" calcext:value-type="float">
            <text:p>0.0741550922</text:p>
          </table:table-cell>
          <table:table-cell table:formula="of:=[.F18] + [.H18]" office:value-type="float" office:value="0.1911550922394" calcext:value-type="float">
            <text:p>0.1911550922</text:p>
          </table:table-cell>
          <table:table-cell/>
          <table:table-cell table:formula="of:=IF(AND([.C18]&lt;&gt;0;  [.I18] &lt;&gt; 0); [.I18] - [.C18]; 0)" office:value-type="float" office:value="-0.2718449077606" calcext:value-type="float">
            <text:p>-0.2718449078</text:p>
          </table:table-cell>
          <table:table-cell/>
          <table:table-cell table:formula="of:=[.I18] - [.C18]" office:value-type="float" office:value="-0.2718449077606" calcext:value-type="float">
            <text:p>-0.2718449078</text:p>
          </table:table-cell>
          <table:table-cell table:number-columns-repeated="3"/>
          <table:table-cell table:formula="of:=IF([.C18]&lt;&gt;0; [.C18]; 900)" office:value-type="float" office:value="0.463" calcext:value-type="float">
            <text:p>0.463</text:p>
          </table:table-cell>
          <table:table-cell/>
          <table:table-cell table:formula="of:=IF([.I18]&lt;&gt;0; [.I18]; 900)" office:value-type="float" office:value="0.1911550922394" calcext:value-type="float">
            <text:p>0.1911550922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table:formula="of:=[.V18]+[.X18]" office:value-type="float" office:value="0.210983007431" calcext:value-type="float">
            <text:p>0.2109830074</text:p>
          </table:table-cell>
          <table:table-cell office:value-type="float" office:value="0.092983007431" calcext:value-type="float">
            <text:p>0.0929830074</text:p>
          </table:table-cell>
          <table:table-cell office:value-type="float" office:value="1" calcext:value-type="float">
            <text:p>1</text:p>
          </table:table-cell>
          <table:table-cell table:formula="of:=0.0506069660187+0.00684976577759" office:value-type="float" office:value="0.05745673179629" calcext:value-type="float">
            <text:p>0.0574567318</text:p>
          </table:table-cell>
          <table:table-cell office:value-type="float" office:value="0.0183525085449" calcext:value-type="float">
            <text:p>0.0183525085</text:p>
          </table:table-cell>
          <table:table-cell office:value-type="float" office:value="0.0171155929565" calcext:value-type="float">
            <text:p>0.017115593</text:p>
          </table:table-cell>
        </table:table-row>
        <table:table-row table:style-name="ro1">
          <table:table-cell office:value-type="string" calcext:value-type="string">
            <text:p>ipc-2000/blocks-strips-typed/instance-18.pddl</text:p>
          </table:table-cell>
          <table:table-cell office:value-type="string" calcext:value-type="string">
            <text:p>SAT</text:p>
          </table:table-cell>
          <table:table-cell office:value-type="float" office:value="1.077" calcext:value-type="float">
            <text:p>1.077</text:p>
          </table:table-cell>
          <table:table-cell office:value-type="string" calcext:value-type="string">
            <text:p>ipc-2000/blocks-strips-typed/instance-18.pddl</text:p>
          </table:table-cell>
          <table:table-cell office:value-type="string" calcext:value-type="string">
            <text:p>SAT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.0948829650879" calcext:value-type="float">
            <text:p>0.0948829651</text:p>
          </table:table-cell>
          <table:table-cell table:formula="of:=[.F19] + [.H19]" office:value-type="float" office:value="0.2848829650879" calcext:value-type="float">
            <text:p>0.2848829651</text:p>
          </table:table-cell>
          <table:table-cell/>
          <table:table-cell table:formula="of:=IF(AND([.C19]&lt;&gt;0;  [.I19] &lt;&gt; 0); [.I19] - [.C19]; 0)" office:value-type="float" office:value="-0.7921170349121" calcext:value-type="float">
            <text:p>-0.7921170349</text:p>
          </table:table-cell>
          <table:table-cell/>
          <table:table-cell table:formula="of:=[.I19] - [.C19]" office:value-type="float" office:value="-0.7921170349121" calcext:value-type="float">
            <text:p>-0.7921170349</text:p>
          </table:table-cell>
          <table:table-cell table:number-columns-repeated="3"/>
          <table:table-cell table:formula="of:=IF([.C19]&lt;&gt;0; [.C19]; 900)" office:value-type="float" office:value="1.077" calcext:value-type="float">
            <text:p>1.077</text:p>
          </table:table-cell>
          <table:table-cell/>
          <table:table-cell table:formula="of:=IF([.I19]&lt;&gt;0; [.I19]; 900)" office:value-type="float" office:value="0.2848829650879" calcext:value-type="float">
            <text:p>0.2848829651</text:p>
          </table:table-cell>
          <table:table-cell table:number-columns-repeated="2"/>
          <table:table-cell office:value-type="float" office:value="0.193" calcext:value-type="float">
            <text:p>0.193</text:p>
          </table:table-cell>
          <table:table-cell table:formula="of:=[.V19]+[.X19]" office:value-type="float" office:value="0.333300989151" calcext:value-type="float">
            <text:p>0.3333009892</text:p>
          </table:table-cell>
          <table:table-cell office:value-type="float" office:value="0.140300989151" calcext:value-type="float">
            <text:p>0.1403009892</text:p>
          </table:table-cell>
          <table:table-cell office:value-type="float" office:value="1" calcext:value-type="float">
            <text:p>1</text:p>
          </table:table-cell>
          <table:table-cell table:formula="of:=0.0643479824066+0.00924301147461" office:value-type="float" office:value="0.07359099388121" calcext:value-type="float">
            <text:p>0.0735909939</text:p>
          </table:table-cell>
          <table:table-cell office:value-type="float" office:value="0.0314741134644" calcext:value-type="float">
            <text:p>0.0314741135</text:p>
          </table:table-cell>
          <table:table-cell office:value-type="float" office:value="0.0351612567902" calcext:value-type="float">
            <text:p>0.0351612568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3.944" calcext:value-type="float">
            <text:p>3.944</text:p>
          </table:table-cell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0.902" calcext:value-type="float">
            <text:p>0.902</text:p>
          </table:table-cell>
          <table:table-cell office:value-type="float" office:value="1" calcext:value-type="float">
            <text:p>1</text:p>
          </table:table-cell>
          <table:table-cell office:value-type="float" office:value="0.1761739254" calcext:value-type="float">
            <text:p>0.1761739254</text:p>
          </table:table-cell>
          <table:table-cell table:formula="of:=[.F20] + [.H20]" office:value-type="float" office:value="1.0781739254" calcext:value-type="float">
            <text:p>1.0781739254</text:p>
          </table:table-cell>
          <table:table-cell/>
          <table:table-cell table:formula="of:=IF(AND([.C20]&lt;&gt;0;  [.I20] &lt;&gt; 0); [.I20] - [.C20]; 0)" office:value-type="float" office:value="-2.8658260746" calcext:value-type="float">
            <text:p>-2.8658260746</text:p>
          </table:table-cell>
          <table:table-cell/>
          <table:table-cell table:formula="of:=[.I20] - [.C20]" office:value-type="float" office:value="-2.8658260746" calcext:value-type="float">
            <text:p>-2.8658260746</text:p>
          </table:table-cell>
          <table:table-cell table:number-columns-repeated="3"/>
          <table:table-cell table:formula="of:=IF([.C20]&lt;&gt;0; [.C20]; 900)" office:value-type="float" office:value="3.944" calcext:value-type="float">
            <text:p>3.944</text:p>
          </table:table-cell>
          <table:table-cell/>
          <table:table-cell table:formula="of:=IF([.I20]&lt;&gt;0; [.I20]; 900)" office:value-type="float" office:value="1.0781739254" calcext:value-type="float">
            <text:p>1.0781739254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table:formula="of:=[.V20]+[.X20]" office:value-type="float" office:value="1.214229923248" calcext:value-type="float">
            <text:p>1.2142299232</text:p>
          </table:table-cell>
          <table:table-cell office:value-type="float" office:value="0.308229923248" calcext:value-type="float">
            <text:p>0.3082299232</text:p>
          </table:table-cell>
          <table:table-cell office:value-type="float" office:value="1" calcext:value-type="float">
            <text:p>1</text:p>
          </table:table-cell>
          <table:table-cell table:formula="of:=0.122159957886+0.017263174057" office:value-type="float" office:value="0.139423131943" calcext:value-type="float">
            <text:p>0.1394231319</text:p>
          </table:table-cell>
          <table:table-cell office:value-type="float" office:value="0.0830533504486" calcext:value-type="float">
            <text:p>0.0830533504</text:p>
          </table:table-cell>
          <table:table-cell office:value-type="float" office:value="0.0856168270111" calcext:value-type="float">
            <text:p>0.085616827</text:p>
          </table:table-cell>
        </table:table-row>
        <table:table-row table:style-name="ro1">
          <table:table-cell office:value-type="string" calcext:value-type="string">
            <text:p>ipc-2000/blocks-strips-typed/instance-21.pddl</text:p>
          </table:table-cell>
          <table:table-cell office:value-type="string" calcext:value-type="string">
            <text:p>SAT</text:p>
          </table:table-cell>
          <table:table-cell office:value-type="float" office:value="2.072" calcext:value-type="float">
            <text:p>2.072</text:p>
          </table:table-cell>
          <table:table-cell office:value-type="string" calcext:value-type="string">
            <text:p>ipc-2000/blocks-strips-typed/instance-21.pddl</text:p>
          </table:table-cell>
          <table:table-cell office:value-type="string" calcext:value-type="string">
            <text:p>SAT</text:p>
          </table:table-cell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office:value-type="float" office:value="0.120343923569" calcext:value-type="float">
            <text:p>0.1203439236</text:p>
          </table:table-cell>
          <table:table-cell table:formula="of:=[.F21] + [.H21]" office:value-type="float" office:value="0.539343923569" calcext:value-type="float">
            <text:p>0.5393439236</text:p>
          </table:table-cell>
          <table:table-cell/>
          <table:table-cell table:formula="of:=IF(AND([.C21]&lt;&gt;0;  [.I21] &lt;&gt; 0); [.I21] - [.C21]; 0)" office:value-type="float" office:value="-1.532656076431" calcext:value-type="float">
            <text:p>-1.5326560764</text:p>
          </table:table-cell>
          <table:table-cell/>
          <table:table-cell table:formula="of:=[.I21] - [.C21]" office:value-type="float" office:value="-1.532656076431" calcext:value-type="float">
            <text:p>-1.5326560764</text:p>
          </table:table-cell>
          <table:table-cell table:number-columns-repeated="3"/>
          <table:table-cell table:formula="of:=IF([.C21]&lt;&gt;0; [.C21]; 900)" office:value-type="float" office:value="2.072" calcext:value-type="float">
            <text:p>2.072</text:p>
          </table:table-cell>
          <table:table-cell/>
          <table:table-cell table:formula="of:=IF([.I21]&lt;&gt;0; [.I21]; 900)" office:value-type="float" office:value="0.539343923569" calcext:value-type="float">
            <text:p>0.5393439236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table:formula="of:=[.V21]+[.X21]" office:value-type="float" office:value="0.628312086105" calcext:value-type="float">
            <text:p>0.6283120861</text:p>
          </table:table-cell>
          <table:table-cell office:value-type="float" office:value="0.204312086105" calcext:value-type="float">
            <text:p>0.2043120861</text:p>
          </table:table-cell>
          <table:table-cell office:value-type="float" office:value="1" calcext:value-type="float">
            <text:p>1</text:p>
          </table:table-cell>
          <table:table-cell table:formula="of:=0.0795669555664+0.011857509613" office:value-type="float" office:value="0.0914244651794" calcext:value-type="float">
            <text:p>0.0914244652</text:p>
          </table:table-cell>
          <table:table-cell office:value-type="float" office:value="0.049889087677" calcext:value-type="float">
            <text:p>0.0498890877</text:p>
          </table:table-cell>
          <table:table-cell office:value-type="float" office:value="0.062881231308" calcext:value-type="float">
            <text:p>0.0628812313</text:p>
          </table:table-cell>
        </table:table-row>
        <table:table-row table:style-name="ro1">
          <table:table-cell office:value-type="string" calcext:value-type="string">
            <text:p>ipc-2000/blocks-strips-typed/instance-14.pddl</text:p>
          </table:table-cell>
          <table:table-cell office:value-type="string" calcext:value-type="string">
            <text:p>SAT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ipc-2000/blocks-strips-typed/instance-14.pddl</text:p>
          </table:table-cell>
          <table:table-cell office:value-type="string" calcext:value-type="string">
            <text:p>SAT</text:p>
          </table:table-cell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office:value-type="float" office:value="0.0734992027283" calcext:value-type="float">
            <text:p>0.0734992027</text:p>
          </table:table-cell>
          <table:table-cell table:formula="of:=[.F22] + [.H22]" office:value-type="float" office:value="0.1904992027283" calcext:value-type="float">
            <text:p>0.1904992027</text:p>
          </table:table-cell>
          <table:table-cell/>
          <table:table-cell table:formula="of:=IF(AND([.C22]&lt;&gt;0;  [.I22] &lt;&gt; 0); [.I22] - [.C22]; 0)" office:value-type="float" office:value="-0.2635007972717" calcext:value-type="float">
            <text:p>-0.2635007973</text:p>
          </table:table-cell>
          <table:table-cell/>
          <table:table-cell table:formula="of:=[.I22] - [.C22]" office:value-type="float" office:value="-0.2635007972717" calcext:value-type="float">
            <text:p>-0.2635007973</text:p>
          </table:table-cell>
          <table:table-cell table:number-columns-repeated="3"/>
          <table:table-cell table:formula="of:=IF([.C22]&lt;&gt;0; [.C22]; 900)" office:value-type="float" office:value="0.454" calcext:value-type="float">
            <text:p>0.454</text:p>
          </table:table-cell>
          <table:table-cell/>
          <table:table-cell table:formula="of:=IF([.I22]&lt;&gt;0; [.I22]; 900)" office:value-type="float" office:value="0.1904992027283" calcext:value-type="float">
            <text:p>0.1904992027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table:formula="of:=[.V22]+[.X22]" office:value-type="float" office:value="0.2111429862976" calcext:value-type="float">
            <text:p>0.2111429863</text:p>
          </table:table-cell>
          <table:table-cell office:value-type="float" office:value="0.0931429862976" calcext:value-type="float">
            <text:p>0.0931429863</text:p>
          </table:table-cell>
          <table:table-cell office:value-type="float" office:value="1" calcext:value-type="float">
            <text:p>1</text:p>
          </table:table-cell>
          <table:table-cell table:formula="of:=0.0507669448853+0.00659418106079" office:value-type="float" office:value="0.05736112594609" calcext:value-type="float">
            <text:p>0.0573611259</text:p>
          </table:table-cell>
          <table:table-cell office:value-type="float" office:value="0.0184257030487" calcext:value-type="float">
            <text:p>0.018425703</text:p>
          </table:table-cell>
          <table:table-cell office:value-type="float" office:value="0.0173144340515" calcext:value-type="float">
            <text:p>0.0173144341</text:p>
          </table:table-cell>
        </table:table-row>
        <table:table-row table:style-name="ro1">
          <table:table-cell office:value-type="string" calcext:value-type="string">
            <text:p>ipc-2002/driverlog-strips-automatic/instance-1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riverlog-strips-automatic/instance-1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3] + [.H23]" office:value-type="float" office:value="0" calcext:value-type="float">
            <text:p>0</text:p>
          </table:table-cell>
          <table:table-cell/>
          <table:table-cell table:formula="of:=IF(AND([.C23]&lt;&gt;0;  [.I23] &lt;&gt; 0); [.I23] - [.C23]; 0)" office:value-type="float" office:value="0" calcext:value-type="float">
            <text:p>0</text:p>
          </table:table-cell>
          <table:table-cell/>
          <table:table-cell table:formula="of:=[.I23] - [.C23]" office:value-type="float" office:value="0" calcext:value-type="float">
            <text:p>0</text:p>
          </table:table-cell>
          <table:table-cell table:number-columns-repeated="3"/>
          <table:table-cell table:formula="of:=IF([.C23]&lt;&gt;0; [.C23]; 900)" office:value-type="float" office:value="900" calcext:value-type="float">
            <text:p>900</text:p>
          </table:table-cell>
          <table:table-cell/>
          <table:table-cell table:formula="of:=IF([.I23]&lt;&gt;0; [.I2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3]+[.X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1.496" calcext:value-type="float">
            <text:p>1.496</text:p>
          </table:table-cell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4] + [.H24]" office:value-type="float" office:value="0" calcext:value-type="float">
            <text:p>0</text:p>
          </table:table-cell>
          <table:table-cell/>
          <table:table-cell table:formula="of:=IF(AND([.C24]&lt;&gt;0;  [.I24] &lt;&gt; 0); [.I24] - [.C24]; 0)" office:value-type="float" office:value="0" calcext:value-type="float">
            <text:p>0</text:p>
          </table:table-cell>
          <table:table-cell/>
          <table:table-cell table:formula="of:=[.I24] - [.C24]" office:value-type="float" office:value="-1.496" calcext:value-type="float">
            <text:p>-1.496</text:p>
          </table:table-cell>
          <table:table-cell table:number-columns-repeated="3"/>
          <table:table-cell table:formula="of:=IF([.C24]&lt;&gt;0; [.C24]; 900)" office:value-type="float" office:value="1.496" calcext:value-type="float">
            <text:p>1.496</text:p>
          </table:table-cell>
          <table:table-cell/>
          <table:table-cell table:formula="of:=IF([.I24]&lt;&gt;0; [.I2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4]+[.X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pc-2002/driverlog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office:value-type="float" office:value="0.0533270835876" calcext:value-type="float">
            <text:p>0.0533270836</text:p>
          </table:table-cell>
          <table:table-cell table:formula="of:=[.F25] + [.H25]" office:value-type="float" office:value="0.1003270835876" calcext:value-type="float">
            <text:p>0.1003270836</text:p>
          </table:table-cell>
          <table:table-cell/>
          <table:table-cell table:formula="of:=IF(AND([.C25]&lt;&gt;0;  [.I25] &lt;&gt; 0); [.I25] - [.C25]; 0)" office:value-type="float" office:value="-0.0196729164124" calcext:value-type="float">
            <text:p>-0.0196729164</text:p>
          </table:table-cell>
          <table:table-cell/>
          <table:table-cell table:formula="of:=[.I25] - [.C25]" office:value-type="float" office:value="-0.0196729164124" calcext:value-type="float">
            <text:p>-0.0196729164</text:p>
          </table:table-cell>
          <table:table-cell table:number-columns-repeated="3"/>
          <table:table-cell table:formula="of:=IF([.C25]&lt;&gt;0; [.C25]; 900)" office:value-type="float" office:value="0.12" calcext:value-type="float">
            <text:p>0.12</text:p>
          </table:table-cell>
          <table:table-cell/>
          <table:table-cell table:formula="of:=IF([.I25]&lt;&gt;0; [.I25]; 900)" office:value-type="float" office:value="0.1003270835876" calcext:value-type="float">
            <text:p>0.1003270836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table:formula="of:=[.V25]+[.X25]" office:value-type="float" office:value="0.1229389400482" calcext:value-type="float">
            <text:p>0.12293894</text:p>
          </table:table-cell>
          <table:table-cell office:value-type="float" office:value="0.0759389400482" calcext:value-type="float">
            <text:p>0.07593894</text:p>
          </table:table-cell>
          <table:table-cell office:value-type="float" office:value="5" calcext:value-type="float">
            <text:p>5</text:p>
          </table:table-cell>
          <table:table-cell table:formula="of:=0.0339879989624+0.0184020996094" office:value-type="float" office:value="0.0523900985718" calcext:value-type="float">
            <text:p>0.0523900986</text:p>
          </table:table-cell>
          <table:table-cell office:value-type="float" office:value="0.0209450721741" calcext:value-type="float">
            <text:p>0.0209450722</text:p>
          </table:table-cell>
          <table:table-cell office:value-type="float" office:value="0.0025749206543" calcext:value-type="float">
            <text:p>0.0025749207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6] + [.H26]" office:value-type="float" office:value="0" calcext:value-type="float">
            <text:p>0</text:p>
          </table:table-cell>
          <table:table-cell/>
          <table:table-cell table:formula="of:=IF(AND([.C26]&lt;&gt;0;  [.I26] &lt;&gt; 0); [.I26] - [.C26]; 0)" office:value-type="float" office:value="0" calcext:value-type="float">
            <text:p>0</text:p>
          </table:table-cell>
          <table:table-cell/>
          <table:table-cell table:formula="of:=[.I26] - [.C26]" office:value-type="float" office:value="0" calcext:value-type="float">
            <text:p>0</text:p>
          </table:table-cell>
          <table:table-cell table:number-columns-repeated="3"/>
          <table:table-cell table:formula="of:=IF([.C26]&lt;&gt;0; [.C26]; 900)" office:value-type="float" office:value="900" calcext:value-type="float">
            <text:p>900</text:p>
          </table:table-cell>
          <table:table-cell/>
          <table:table-cell table:formula="of:=IF([.I26]&lt;&gt;0; [.I26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6]+[.X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2.pddl</text:p>
          </table:table-cell>
          <table:table-cell office:value-type="string" calcext:value-type="string">
            <text:p>SAT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ipc-2002/driverlog-strips-automatic/instance-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7] + [.H27]" office:value-type="float" office:value="0" calcext:value-type="float">
            <text:p>0</text:p>
          </table:table-cell>
          <table:table-cell/>
          <table:table-cell table:formula="of:=IF(AND([.C27]&lt;&gt;0;  [.I27] &lt;&gt; 0); [.I27] - [.C27]; 0)" office:value-type="float" office:value="0" calcext:value-type="float">
            <text:p>0</text:p>
          </table:table-cell>
          <table:table-cell/>
          <table:table-cell table:formula="of:=[.I27] - [.C27]" office:value-type="float" office:value="-0.115" calcext:value-type="float">
            <text:p>-0.115</text:p>
          </table:table-cell>
          <table:table-cell table:number-columns-repeated="3"/>
          <table:table-cell table:formula="of:=IF([.C27]&lt;&gt;0; [.C27]; 900)" office:value-type="float" office:value="0.115" calcext:value-type="float">
            <text:p>0.115</text:p>
          </table:table-cell>
          <table:table-cell/>
          <table:table-cell table:formula="of:=IF([.I27]&lt;&gt;0; [.I2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7]+[.X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8] + [.H28]" office:value-type="float" office:value="0" calcext:value-type="float">
            <text:p>0</text:p>
          </table:table-cell>
          <table:table-cell/>
          <table:table-cell table:formula="of:=IF(AND([.C28]&lt;&gt;0;  [.I28] &lt;&gt; 0); [.I28] - [.C28]; 0)" office:value-type="float" office:value="0" calcext:value-type="float">
            <text:p>0</text:p>
          </table:table-cell>
          <table:table-cell/>
          <table:table-cell table:formula="of:=[.I28] - [.C28]" office:value-type="float" office:value="-0.171" calcext:value-type="float">
            <text:p>-0.171</text:p>
          </table:table-cell>
          <table:table-cell table:number-columns-repeated="3"/>
          <table:table-cell table:formula="of:=IF([.C28]&lt;&gt;0; [.C28]; 900)" office:value-type="float" office:value="0.171" calcext:value-type="float">
            <text:p>0.171</text:p>
          </table:table-cell>
          <table:table-cell/>
          <table:table-cell table:formula="of:=IF([.I28]&lt;&gt;0; [.I28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8]+[.X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ipc-2002/driverlog-strips-automatic/instance-1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9] + [.H29]" office:value-type="float" office:value="0" calcext:value-type="float">
            <text:p>0</text:p>
          </table:table-cell>
          <table:table-cell/>
          <table:table-cell table:formula="of:=IF(AND([.C29]&lt;&gt;0;  [.I29] &lt;&gt; 0); [.I29] - [.C29]; 0)" office:value-type="float" office:value="0" calcext:value-type="float">
            <text:p>0</text:p>
          </table:table-cell>
          <table:table-cell/>
          <table:table-cell table:formula="of:=[.I29] - [.C29]" office:value-type="float" office:value="-0.883" calcext:value-type="float">
            <text:p>-0.883</text:p>
          </table:table-cell>
          <table:table-cell table:number-columns-repeated="3"/>
          <table:table-cell table:formula="of:=IF([.C29]&lt;&gt;0; [.C29]; 900)" office:value-type="float" office:value="0.883" calcext:value-type="float">
            <text:p>0.883</text:p>
          </table:table-cell>
          <table:table-cell/>
          <table:table-cell table:formula="of:=IF([.I29]&lt;&gt;0; [.I2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9]+[.X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SAT</text:p>
          </table:table-cell>
          <table:table-cell office:value-type="float" office:value="108.809" calcext:value-type="float">
            <text:p>108.809</text:p>
          </table:table-cell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0] + [.H30]" office:value-type="float" office:value="0" calcext:value-type="float">
            <text:p>0</text:p>
          </table:table-cell>
          <table:table-cell/>
          <table:table-cell table:formula="of:=IF(AND([.C30]&lt;&gt;0;  [.I30] &lt;&gt; 0); [.I30] - [.C30]; 0)" office:value-type="float" office:value="0" calcext:value-type="float">
            <text:p>0</text:p>
          </table:table-cell>
          <table:table-cell/>
          <table:table-cell table:formula="of:=[.I30] - [.C30]" office:value-type="float" office:value="-108.809" calcext:value-type="float">
            <text:p>-108.809</text:p>
          </table:table-cell>
          <table:table-cell table:number-columns-repeated="3"/>
          <table:table-cell table:formula="of:=IF([.C30]&lt;&gt;0; [.C30]; 900)" office:value-type="float" office:value="108.809" calcext:value-type="float">
            <text:p>108.809</text:p>
          </table:table-cell>
          <table:table-cell/>
          <table:table-cell table:formula="of:=IF([.I30]&lt;&gt;0; [.I30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0]+[.X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 + [.H31]" office:value-type="float" office:value="0" calcext:value-type="float">
            <text:p>0</text:p>
          </table:table-cell>
          <table:table-cell/>
          <table:table-cell table:formula="of:=IF(AND([.C31]&lt;&gt;0;  [.I31] &lt;&gt; 0); [.I31] - [.C31]; 0)" office:value-type="float" office:value="0" calcext:value-type="float">
            <text:p>0</text:p>
          </table:table-cell>
          <table:table-cell/>
          <table:table-cell table:formula="of:=[.I31] - [.C31]" office:value-type="float" office:value="-0.689" calcext:value-type="float">
            <text:p>-0.689</text:p>
          </table:table-cell>
          <table:table-cell table:number-columns-repeated="3"/>
          <table:table-cell table:formula="of:=IF([.C31]&lt;&gt;0; [.C31]; 900)" office:value-type="float" office:value="0.689" calcext:value-type="float">
            <text:p>0.689</text:p>
          </table:table-cell>
          <table:table-cell/>
          <table:table-cell table:formula="of:=IF([.I31]&lt;&gt;0; [.I31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1]+[.X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10.453" calcext:value-type="float">
            <text:p>10.453</text:p>
          </table:table-cell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2] + [.H32]" office:value-type="float" office:value="0" calcext:value-type="float">
            <text:p>0</text:p>
          </table:table-cell>
          <table:table-cell/>
          <table:table-cell table:formula="of:=IF(AND([.C32]&lt;&gt;0;  [.I32] &lt;&gt; 0); [.I32] - [.C32]; 0)" office:value-type="float" office:value="0" calcext:value-type="float">
            <text:p>0</text:p>
          </table:table-cell>
          <table:table-cell/>
          <table:table-cell table:formula="of:=[.I32] - [.C32]" office:value-type="float" office:value="-10.453" calcext:value-type="float">
            <text:p>-10.453</text:p>
          </table:table-cell>
          <table:table-cell table:number-columns-repeated="3"/>
          <table:table-cell table:formula="of:=IF([.C32]&lt;&gt;0; [.C32]; 900)" office:value-type="float" office:value="10.453" calcext:value-type="float">
            <text:p>10.453</text:p>
          </table:table-cell>
          <table:table-cell/>
          <table:table-cell table:formula="of:=IF([.I32]&lt;&gt;0; [.I3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2]+[.X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8.pddl</text:p>
          </table:table-cell>
          <table:table-cell office:value-type="string" calcext:value-type="string">
            <text:p>SAT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ipc-2002/driverlog-strips-automatic/instance-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3] + [.H33]" office:value-type="float" office:value="0" calcext:value-type="float">
            <text:p>0</text:p>
          </table:table-cell>
          <table:table-cell/>
          <table:table-cell table:formula="of:=IF(AND([.C33]&lt;&gt;0;  [.I33] &lt;&gt; 0); [.I33] - [.C33]; 0)" office:value-type="float" office:value="0" calcext:value-type="float">
            <text:p>0</text:p>
          </table:table-cell>
          <table:table-cell/>
          <table:table-cell table:formula="of:=[.I33] - [.C33]" office:value-type="float" office:value="-0.261" calcext:value-type="float">
            <text:p>-0.261</text:p>
          </table:table-cell>
          <table:table-cell table:number-columns-repeated="3"/>
          <table:table-cell table:formula="of:=IF([.C33]&lt;&gt;0; [.C33]; 900)" office:value-type="float" office:value="0.261" calcext:value-type="float">
            <text:p>0.261</text:p>
          </table:table-cell>
          <table:table-cell/>
          <table:table-cell table:formula="of:=IF([.I33]&lt;&gt;0; [.I3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3]+[.X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ipc-2002/driverlog-strips-automatic/instance-4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4] + [.H34]" office:value-type="float" office:value="0" calcext:value-type="float">
            <text:p>0</text:p>
          </table:table-cell>
          <table:table-cell/>
          <table:table-cell table:formula="of:=IF(AND([.C34]&lt;&gt;0;  [.I34] &lt;&gt; 0); [.I34] - [.C34]; 0)" office:value-type="float" office:value="0" calcext:value-type="float">
            <text:p>0</text:p>
          </table:table-cell>
          <table:table-cell/>
          <table:table-cell table:formula="of:=[.I34] - [.C34]" office:value-type="float" office:value="-0.111" calcext:value-type="float">
            <text:p>-0.111</text:p>
          </table:table-cell>
          <table:table-cell table:number-columns-repeated="3"/>
          <table:table-cell table:formula="of:=IF([.C34]&lt;&gt;0; [.C34]; 900)" office:value-type="float" office:value="0.111" calcext:value-type="float">
            <text:p>0.111</text:p>
          </table:table-cell>
          <table:table-cell/>
          <table:table-cell table:formula="of:=IF([.I34]&lt;&gt;0; [.I3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4]+[.X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1.755" calcext:value-type="float">
            <text:p>11.755</text:p>
          </table:table-cell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5] + [.H35]" office:value-type="float" office:value="0" calcext:value-type="float">
            <text:p>0</text:p>
          </table:table-cell>
          <table:table-cell/>
          <table:table-cell table:formula="of:=IF(AND([.C35]&lt;&gt;0;  [.I35] &lt;&gt; 0); [.I35] - [.C35]; 0)" office:value-type="float" office:value="0" calcext:value-type="float">
            <text:p>0</text:p>
          </table:table-cell>
          <table:table-cell/>
          <table:table-cell table:formula="of:=[.I35] - [.C35]" office:value-type="float" office:value="-11.755" calcext:value-type="float">
            <text:p>-11.755</text:p>
          </table:table-cell>
          <table:table-cell table:number-columns-repeated="3"/>
          <table:table-cell table:formula="of:=IF([.C35]&lt;&gt;0; [.C35]; 900)" office:value-type="float" office:value="11.755" calcext:value-type="float">
            <text:p>11.755</text:p>
          </table:table-cell>
          <table:table-cell/>
          <table:table-cell table:formula="of:=IF([.I35]&lt;&gt;0; [.I35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35]+[.X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7.pddl</text:p>
          </table:table-cell>
          <table:table-cell office:value-type="string" calcext:value-type="string">
            <text:p>SAT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ipc-2000/elevator-strips-simple-typed/instance-27.pddl</text:p>
          </table:table-cell>
          <table:table-cell office:value-type="string" calcext:value-type="string">
            <text:p>SAT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6121063232" calcext:value-type="float">
            <text:p>0.0356121063</text:p>
          </table:table-cell>
          <table:table-cell table:formula="of:=[.F36] + [.H36]" office:value-type="float" office:value="0.0786121063232" calcext:value-type="float">
            <text:p>0.0786121063</text:p>
          </table:table-cell>
          <table:table-cell/>
          <table:table-cell table:formula="of:=IF(AND([.C36]&lt;&gt;0;  [.I36] &lt;&gt; 0); [.I36] - [.C36]; 0)" office:value-type="float" office:value="-0.2043878936768" calcext:value-type="float">
            <text:p>-0.2043878937</text:p>
          </table:table-cell>
          <table:table-cell/>
          <table:table-cell table:formula="of:=[.I36] - [.C36]" office:value-type="float" office:value="-0.2043878936768" calcext:value-type="float">
            <text:p>-0.2043878937</text:p>
          </table:table-cell>
          <table:table-cell table:number-columns-repeated="3"/>
          <table:table-cell table:formula="of:=IF([.C36]&lt;&gt;0; [.C36]; 900)" office:value-type="float" office:value="0.283" calcext:value-type="float">
            <text:p>0.283</text:p>
          </table:table-cell>
          <table:table-cell/>
          <table:table-cell table:formula="of:=IF([.I36]&lt;&gt;0; [.I36]; 900)" office:value-type="float" office:value="0.0786121063232" calcext:value-type="float">
            <text:p>0.0786121063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V36]+[.X36]" office:value-type="float" office:value="0.092057888031" calcext:value-type="float">
            <text:p>0.092057888</text:p>
          </table:table-cell>
          <table:table-cell office:value-type="float" office:value="0.050057888031" calcext:value-type="float">
            <text:p>0.050057888</text:p>
          </table:table-cell>
          <table:table-cell office:value-type="float" office:value="3" calcext:value-type="float">
            <text:p>3</text:p>
          </table:table-cell>
          <table:table-cell table:formula="of:=0.0231449604034+0.0101737976074" office:value-type="float" office:value="0.0333187580108" calcext:value-type="float">
            <text:p>0.033318758</text:p>
          </table:table-cell>
          <table:table-cell office:value-type="float" office:value="0.0124642848969" calcext:value-type="float">
            <text:p>0.0124642849</text:p>
          </table:table-cell>
          <table:table-cell office:value-type="float" office:value="0.00424432754517" calcext:value-type="float">
            <text:p>0.0042443275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2.669" calcext:value-type="float">
            <text:p>2.669</text:p>
          </table:table-cell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office:value-type="float" office:value="0.0754859447479" calcext:value-type="float">
            <text:p>0.0754859447</text:p>
          </table:table-cell>
          <table:table-cell table:formula="of:=[.F37] + [.H37]" office:value-type="float" office:value="0.4814859447479" calcext:value-type="float">
            <text:p>0.4814859447</text:p>
          </table:table-cell>
          <table:table-cell/>
          <table:table-cell table:formula="of:=IF(AND([.C37]&lt;&gt;0;  [.I37] &lt;&gt; 0); [.I37] - [.C37]; 0)" office:value-type="float" office:value="-2.1875140552521" calcext:value-type="float">
            <text:p>-2.1875140553</text:p>
          </table:table-cell>
          <table:table-cell/>
          <table:table-cell table:formula="of:=[.I37] - [.C37]" office:value-type="float" office:value="-2.1875140552521" calcext:value-type="float">
            <text:p>-2.1875140553</text:p>
          </table:table-cell>
          <table:table-cell table:number-columns-repeated="3"/>
          <table:table-cell table:formula="of:=IF([.C37]&lt;&gt;0; [.C37]; 900)" office:value-type="float" office:value="2.669" calcext:value-type="float">
            <text:p>2.669</text:p>
          </table:table-cell>
          <table:table-cell/>
          <table:table-cell table:formula="of:=IF([.I37]&lt;&gt;0; [.I37]; 900)" office:value-type="float" office:value="0.4814859447479" calcext:value-type="float">
            <text:p>0.4814859447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table:formula="of:=[.V37]+[.X37]" office:value-type="float" office:value="0.544383928299" calcext:value-type="float">
            <text:p>0.5443839283</text:p>
          </table:table-cell>
          <table:table-cell office:value-type="float" office:value="0.147383928299" calcext:value-type="float">
            <text:p>0.1473839283</text:p>
          </table:table-cell>
          <table:table-cell office:value-type="float" office:value="4" calcext:value-type="float">
            <text:p>4</text:p>
          </table:table-cell>
          <table:table-cell table:formula="of:=0.050537109375+0.0327429771423" office:value-type="float" office:value="0.0832800865173" calcext:value-type="float">
            <text:p>0.0832800865</text:p>
          </table:table-cell>
          <table:table-cell office:value-type="float" office:value="0.0500509738922" calcext:value-type="float">
            <text:p>0.0500509739</text:p>
          </table:table-cell>
          <table:table-cell office:value-type="float" office:value="0.0139827728271" calcext:value-type="float">
            <text:p>0.0139827728</text:p>
          </table:table-cell>
        </table:table-row>
        <table:table-row table:style-name="ro1">
          <table:table-cell office:value-type="string" calcext:value-type="string">
            <text:p>ipc-2000/elevator-strips-simple-typed/instance-37.pddl</text:p>
          </table:table-cell>
          <table:table-cell office:value-type="string" calcext:value-type="string">
            <text:p>SAT</text:p>
          </table:table-cell>
          <table:table-cell office:value-type="float" office:value="1.918" calcext:value-type="float">
            <text:p>1.918</text:p>
          </table:table-cell>
          <table:table-cell office:value-type="string" calcext:value-type="string">
            <text:p>ipc-2000/elevator-strips-simple-typed/instance-37.pddl</text:p>
          </table:table-cell>
          <table:table-cell office:value-type="string" calcext:value-type="string">
            <text:p>SAT</text:p>
          </table:table-cell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0.0614120960236" calcext:value-type="float">
            <text:p>0.061412096</text:p>
          </table:table-cell>
          <table:table-cell table:formula="of:=[.F38] + [.H38]" office:value-type="float" office:value="0.3134120960236" calcext:value-type="float">
            <text:p>0.313412096</text:p>
          </table:table-cell>
          <table:table-cell/>
          <table:table-cell table:formula="of:=IF(AND([.C38]&lt;&gt;0;  [.I38] &lt;&gt; 0); [.I38] - [.C38]; 0)" office:value-type="float" office:value="-1.6045879039764" calcext:value-type="float">
            <text:p>-1.604587904</text:p>
          </table:table-cell>
          <table:table-cell/>
          <table:table-cell table:formula="of:=[.I38] - [.C38]" office:value-type="float" office:value="-1.6045879039764" calcext:value-type="float">
            <text:p>-1.604587904</text:p>
          </table:table-cell>
          <table:table-cell table:number-columns-repeated="3"/>
          <table:table-cell table:formula="of:=IF([.C38]&lt;&gt;0; [.C38]; 900)" office:value-type="float" office:value="1.918" calcext:value-type="float">
            <text:p>1.918</text:p>
          </table:table-cell>
          <table:table-cell/>
          <table:table-cell table:formula="of:=IF([.I38]&lt;&gt;0; [.I38]; 900)" office:value-type="float" office:value="0.3134120960236" calcext:value-type="float">
            <text:p>0.313412096</text:p>
          </table:table-cell>
          <table:table-cell table:number-columns-repeated="2"/>
          <table:table-cell office:value-type="float" office:value="0.251" calcext:value-type="float">
            <text:p>0.251</text:p>
          </table:table-cell>
          <table:table-cell table:formula="of:=[.V38]+[.X38]" office:value-type="float" office:value="0.352334095001" calcext:value-type="float">
            <text:p>0.352334095</text:p>
          </table:table-cell>
          <table:table-cell office:value-type="float" office:value="0.101334095001" calcext:value-type="float">
            <text:p>0.101334095</text:p>
          </table:table-cell>
          <table:table-cell office:value-type="float" office:value="3" calcext:value-type="float">
            <text:p>3</text:p>
          </table:table-cell>
          <table:table-cell table:formula="of:=0.0391988754272+0.0203051567078" office:value-type="float" office:value="0.059504032135" calcext:value-type="float">
            <text:p>0.0595040321</text:p>
          </table:table-cell>
          <table:table-cell office:value-type="float" office:value="0.0304782390594" calcext:value-type="float">
            <text:p>0.0304782391</text:p>
          </table:table-cell>
          <table:table-cell office:value-type="float" office:value="0.0113003253937" calcext:value-type="float">
            <text:p>0.0113003254</text:p>
          </table:table-cell>
        </table:table-row>
        <table:table-row table:style-name="ro1">
          <table:table-cell office:value-type="string" calcext:value-type="string">
            <text:p>ipc-2000/elevator-strips-simple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ipc-2000/elevator-strips-simple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355770587921" calcext:value-type="float">
            <text:p>0.0355770588</text:p>
          </table:table-cell>
          <table:table-cell table:formula="of:=[.F39] + [.H39]" office:value-type="float" office:value="0.0795770587921" calcext:value-type="float">
            <text:p>0.0795770588</text:p>
          </table:table-cell>
          <table:table-cell/>
          <table:table-cell table:formula="of:=IF(AND([.C39]&lt;&gt;0;  [.I39] &lt;&gt; 0); [.I39] - [.C39]; 0)" office:value-type="float" office:value="-0.2144229412079" calcext:value-type="float">
            <text:p>-0.2144229412</text:p>
          </table:table-cell>
          <table:table-cell/>
          <table:table-cell table:formula="of:=[.I39] - [.C39]" office:value-type="float" office:value="-0.2144229412079" calcext:value-type="float">
            <text:p>-0.2144229412</text:p>
          </table:table-cell>
          <table:table-cell table:number-columns-repeated="3"/>
          <table:table-cell table:formula="of:=IF([.C39]&lt;&gt;0; [.C39]; 900)" office:value-type="float" office:value="0.294" calcext:value-type="float">
            <text:p>0.294</text:p>
          </table:table-cell>
          <table:table-cell/>
          <table:table-cell table:formula="of:=IF([.I39]&lt;&gt;0; [.I39]; 900)" office:value-type="float" office:value="0.0795770587921" calcext:value-type="float">
            <text:p>0.0795770588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V39]+[.X39]" office:value-type="float" office:value="0.0963210506439" calcext:value-type="float">
            <text:p>0.0963210506</text:p>
          </table:table-cell>
          <table:table-cell office:value-type="float" office:value="0.0543210506439" calcext:value-type="float">
            <text:p>0.0543210506</text:p>
          </table:table-cell>
          <table:table-cell office:value-type="float" office:value="3" calcext:value-type="float">
            <text:p>3</text:p>
          </table:table-cell>
          <table:table-cell table:formula="of:=0.0231690406799+0.0134139060974" office:value-type="float" office:value="0.0365829467773" calcext:value-type="float">
            <text:p>0.0365829468</text:p>
          </table:table-cell>
          <table:table-cell office:value-type="float" office:value="0.0135371685028" calcext:value-type="float">
            <text:p>0.0135371685</text:p>
          </table:table-cell>
          <table:table-cell office:value-type="float" office:value="0.00417017936707" calcext:value-type="float">
            <text:p>0.0041701794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office:value-type="float" office:value="0.0607771873474" calcext:value-type="float">
            <text:p>0.0607771873</text:p>
          </table:table-cell>
          <table:table-cell table:formula="of:=[.F40] + [.H40]" office:value-type="float" office:value="0.4237771873474" calcext:value-type="float">
            <text:p>0.4237771873</text:p>
          </table:table-cell>
          <table:table-cell/>
          <table:table-cell table:formula="of:=IF(AND([.C40]&lt;&gt;0;  [.I40] &lt;&gt; 0); [.I40] - [.C40]; 0)" office:value-type="float" office:value="-0.6112228126526" calcext:value-type="float">
            <text:p>-0.6112228127</text:p>
          </table:table-cell>
          <table:table-cell/>
          <table:table-cell table:formula="of:=[.I40] - [.C40]" office:value-type="float" office:value="-0.6112228126526" calcext:value-type="float">
            <text:p>-0.6112228127</text:p>
          </table:table-cell>
          <table:table-cell table:number-columns-repeated="3"/>
          <table:table-cell table:formula="of:=IF([.C40]&lt;&gt;0; [.C40]; 900)" office:value-type="float" office:value="1.035" calcext:value-type="float">
            <text:p>1.035</text:p>
          </table:table-cell>
          <table:table-cell/>
          <table:table-cell table:formula="of:=IF([.I40]&lt;&gt;0; [.I40]; 900)" office:value-type="float" office:value="0.4237771873474" calcext:value-type="float">
            <text:p>0.4237771873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table:formula="of:=[.V40]+[.X40]" office:value-type="float" office:value="0.463476026535" calcext:value-type="float">
            <text:p>0.4634760265</text:p>
          </table:table-cell>
          <table:table-cell office:value-type="float" office:value="0.100476026535" calcext:value-type="float">
            <text:p>0.1004760265</text:p>
          </table:table-cell>
          <table:table-cell office:value-type="float" office:value="3" calcext:value-type="float">
            <text:p>3</text:p>
          </table:table-cell>
          <table:table-cell table:formula="of:=0.0396699905396+0.0199916362762" office:value-type="float" office:value="0.0596616268158" calcext:value-type="float">
            <text:p>0.0596616268</text:p>
          </table:table-cell>
          <table:table-cell office:value-type="float" office:value="0.0294563770294" calcext:value-type="float">
            <text:p>0.029456377</text:p>
          </table:table-cell>
          <table:table-cell office:value-type="float" office:value="0.0113062858582" calcext:value-type="float">
            <text:p>0.0113062859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1.414" calcext:value-type="float">
            <text:p>1.414</text:p>
          </table:table-cell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office:value-type="float" office:value="0.0755221843719" calcext:value-type="float">
            <text:p>0.0755221844</text:p>
          </table:table-cell>
          <table:table-cell table:formula="of:=[.F41] + [.H41]" office:value-type="float" office:value="0.3935221843719" calcext:value-type="float">
            <text:p>0.3935221844</text:p>
          </table:table-cell>
          <table:table-cell/>
          <table:table-cell table:formula="of:=IF(AND([.C41]&lt;&gt;0;  [.I41] &lt;&gt; 0); [.I41] - [.C41]; 0)" office:value-type="float" office:value="-1.0204778156281" calcext:value-type="float">
            <text:p>-1.0204778156</text:p>
          </table:table-cell>
          <table:table-cell/>
          <table:table-cell table:formula="of:=[.I41] - [.C41]" office:value-type="float" office:value="-1.0204778156281" calcext:value-type="float">
            <text:p>-1.0204778156</text:p>
          </table:table-cell>
          <table:table-cell table:number-columns-repeated="3"/>
          <table:table-cell table:formula="of:=IF([.C41]&lt;&gt;0; [.C41]; 900)" office:value-type="float" office:value="1.414" calcext:value-type="float">
            <text:p>1.414</text:p>
          </table:table-cell>
          <table:table-cell/>
          <table:table-cell table:formula="of:=IF([.I41]&lt;&gt;0; [.I41]; 900)" office:value-type="float" office:value="0.3935221843719" calcext:value-type="float">
            <text:p>0.3935221844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table:formula="of:=[.V41]+[.X41]" office:value-type="float" office:value="0.442825902939" calcext:value-type="float">
            <text:p>0.4428259029</text:p>
          </table:table-cell>
          <table:table-cell office:value-type="float" office:value="0.128825902939" calcext:value-type="float">
            <text:p>0.1288259029</text:p>
          </table:table-cell>
          <table:table-cell office:value-type="float" office:value="3" calcext:value-type="float">
            <text:p>3</text:p>
          </table:table-cell>
          <table:table-cell table:formula="of:=0.0496890544891+0.0243904590607" office:value-type="float" office:value="0.0740795135498" calcext:value-type="float">
            <text:p>0.0740795135</text:p>
          </table:table-cell>
          <table:table-cell office:value-type="float" office:value="0.0409379005432" calcext:value-type="float">
            <text:p>0.0409379005</text:p>
          </table:table-cell>
          <table:table-cell office:value-type="float" office:value="0.0137476921082" calcext:value-type="float">
            <text:p>0.0137476921</text:p>
          </table:table-cell>
        </table:table-row>
        <table:table-row table:style-name="ro1">
          <table:table-cell office:value-type="string" calcext:value-type="string">
            <text:p>ipc-2000/elevator-strips-simple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ipc-2000/elevator-strips-simple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.0355679988861" calcext:value-type="float">
            <text:p>0.0355679989</text:p>
          </table:table-cell>
          <table:table-cell table:formula="of:=[.F42] + [.H42]" office:value-type="float" office:value="0.0845679988861" calcext:value-type="float">
            <text:p>0.0845679989</text:p>
          </table:table-cell>
          <table:table-cell/>
          <table:table-cell table:formula="of:=IF(AND([.C42]&lt;&gt;0;  [.I42] &lt;&gt; 0); [.I42] - [.C42]; 0)" office:value-type="float" office:value="-0.2714320011139" calcext:value-type="float">
            <text:p>-0.2714320011</text:p>
          </table:table-cell>
          <table:table-cell/>
          <table:table-cell table:formula="of:=[.I42] - [.C42]" office:value-type="float" office:value="-0.2714320011139" calcext:value-type="float">
            <text:p>-0.2714320011</text:p>
          </table:table-cell>
          <table:table-cell table:number-columns-repeated="3"/>
          <table:table-cell table:formula="of:=IF([.C42]&lt;&gt;0; [.C42]; 900)" office:value-type="float" office:value="0.356" calcext:value-type="float">
            <text:p>0.356</text:p>
          </table:table-cell>
          <table:table-cell/>
          <table:table-cell table:formula="of:=IF([.I42]&lt;&gt;0; [.I42]; 900)" office:value-type="float" office:value="0.0845679988861" calcext:value-type="float">
            <text:p>0.0845679989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table:formula="of:=[.V42]+[.X42]" office:value-type="float" office:value="0.0998558750153" calcext:value-type="float">
            <text:p>0.099855875</text:p>
          </table:table-cell>
          <table:table-cell office:value-type="float" office:value="0.0508558750153" calcext:value-type="float">
            <text:p>0.050855875</text:p>
          </table:table-cell>
          <table:table-cell office:value-type="float" office:value="3" calcext:value-type="float">
            <text:p>3</text:p>
          </table:table-cell>
          <table:table-cell table:formula="of:=0.0230829715729+0.0102050304413" office:value-type="float" office:value="0.0332880020142" calcext:value-type="float">
            <text:p>0.033288002</text:p>
          </table:table-cell>
          <table:table-cell office:value-type="float" office:value="0.0131568908691" calcext:value-type="float">
            <text:p>0.0131568909</text:p>
          </table:table-cell>
          <table:table-cell office:value-type="float" office:value="0.00438261032104" calcext:value-type="float">
            <text:p>0.0043826103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office:value-type="float" office:value="0.0754480361938" calcext:value-type="float">
            <text:p>0.0754480362</text:p>
          </table:table-cell>
          <table:table-cell table:formula="of:=[.F43] + [.H43]" office:value-type="float" office:value="0.4314480361938" calcext:value-type="float">
            <text:p>0.4314480362</text:p>
          </table:table-cell>
          <table:table-cell/>
          <table:table-cell table:formula="of:=IF(AND([.C43]&lt;&gt;0;  [.I43] &lt;&gt; 0); [.I43] - [.C43]; 0)" office:value-type="float" office:value="-2.4785519638062" calcext:value-type="float">
            <text:p>-2.4785519638</text:p>
          </table:table-cell>
          <table:table-cell/>
          <table:table-cell table:formula="of:=[.I43] - [.C43]" office:value-type="float" office:value="-2.4785519638062" calcext:value-type="float">
            <text:p>-2.4785519638</text:p>
          </table:table-cell>
          <table:table-cell table:number-columns-repeated="3"/>
          <table:table-cell table:formula="of:=IF([.C43]&lt;&gt;0; [.C43]; 900)" office:value-type="float" office:value="2.91" calcext:value-type="float">
            <text:p>2.91</text:p>
          </table:table-cell>
          <table:table-cell/>
          <table:table-cell table:formula="of:=IF([.I43]&lt;&gt;0; [.I43]; 900)" office:value-type="float" office:value="0.4314480361938" calcext:value-type="float">
            <text:p>0.4314480362</text:p>
          </table:table-cell>
          <table:table-cell table:number-columns-repeated="2"/>
          <table:table-cell office:value-type="float" office:value="0.362" calcext:value-type="float">
            <text:p>0.362</text:p>
          </table:table-cell>
          <table:table-cell table:formula="of:=[.V43]+[.X43]" office:value-type="float" office:value="0.491850149155" calcext:value-type="float">
            <text:p>0.4918501492</text:p>
          </table:table-cell>
          <table:table-cell office:value-type="float" office:value="0.129850149155" calcext:value-type="float">
            <text:p>0.1298501492</text:p>
          </table:table-cell>
          <table:table-cell office:value-type="float" office:value="3" calcext:value-type="float">
            <text:p>3</text:p>
          </table:table-cell>
          <table:table-cell table:formula="of:=0.0498321056366+0.0243654251099" office:value-type="float" office:value="0.0741975307465" calcext:value-type="float">
            <text:p>0.0741975307</text:p>
          </table:table-cell>
          <table:table-cell office:value-type="float" office:value="0.0417008399963" calcext:value-type="float">
            <text:p>0.04170084</text:p>
          </table:table-cell>
          <table:table-cell office:value-type="float" office:value="0.0138862133026" calcext:value-type="float">
            <text:p>0.0138862133</text:p>
          </table:table-cell>
        </table:table-row>
        <table:table-row table:style-name="ro1">
          <table:table-cell office:value-type="string" calcext:value-type="string">
            <text:p>ipc-2000/elevator-strips-simple-typed/instance-36.pddl</text:p>
          </table:table-cell>
          <table:table-cell office:value-type="string" calcext:value-type="string">
            <text:p>SAT</text:p>
          </table:table-cell>
          <table:table-cell office:value-type="float" office:value="2.023" calcext:value-type="float">
            <text:p>2.023</text:p>
          </table:table-cell>
          <table:table-cell office:value-type="string" calcext:value-type="string">
            <text:p>ipc-2000/elevator-strips-simple-typed/instance-36.pddl</text:p>
          </table:table-cell>
          <table:table-cell office:value-type="string" calcext:value-type="string">
            <text:p>SAT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0.060534954071" calcext:value-type="float">
            <text:p>0.0605349541</text:p>
          </table:table-cell>
          <table:table-cell table:formula="of:=[.F44] + [.H44]" office:value-type="float" office:value="0.456534954071" calcext:value-type="float">
            <text:p>0.4565349541</text:p>
          </table:table-cell>
          <table:table-cell/>
          <table:table-cell table:formula="of:=IF(AND([.C44]&lt;&gt;0;  [.I44] &lt;&gt; 0); [.I44] - [.C44]; 0)" office:value-type="float" office:value="-1.566465045929" calcext:value-type="float">
            <text:p>-1.5664650459</text:p>
          </table:table-cell>
          <table:table-cell/>
          <table:table-cell table:formula="of:=[.I44] - [.C44]" office:value-type="float" office:value="-1.566465045929" calcext:value-type="float">
            <text:p>-1.5664650459</text:p>
          </table:table-cell>
          <table:table-cell table:number-columns-repeated="3"/>
          <table:table-cell table:formula="of:=IF([.C44]&lt;&gt;0; [.C44]; 900)" office:value-type="float" office:value="2.023" calcext:value-type="float">
            <text:p>2.023</text:p>
          </table:table-cell>
          <table:table-cell/>
          <table:table-cell table:formula="of:=IF([.I44]&lt;&gt;0; [.I44]; 900)" office:value-type="float" office:value="0.456534954071" calcext:value-type="float">
            <text:p>0.45653495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44]+[.X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ipc-2000/elevator-strips-simple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355799198151" calcext:value-type="float">
            <text:p>0.0355799198</text:p>
          </table:table-cell>
          <table:table-cell table:formula="of:=[.F45] + [.H45]" office:value-type="float" office:value="0.0805799198151" calcext:value-type="float">
            <text:p>0.0805799198</text:p>
          </table:table-cell>
          <table:table-cell/>
          <table:table-cell table:formula="of:=IF(AND([.C45]&lt;&gt;0;  [.I45] &lt;&gt; 0); [.I45] - [.C45]; 0)" office:value-type="float" office:value="-0.2484200801849" calcext:value-type="float">
            <text:p>-0.2484200802</text:p>
          </table:table-cell>
          <table:table-cell/>
          <table:table-cell table:formula="of:=[.I45] - [.C45]" office:value-type="float" office:value="-0.2484200801849" calcext:value-type="float">
            <text:p>-0.2484200802</text:p>
          </table:table-cell>
          <table:table-cell table:number-columns-repeated="3"/>
          <table:table-cell table:formula="of:=IF([.C45]&lt;&gt;0; [.C45]; 900)" office:value-type="float" office:value="0.329" calcext:value-type="float">
            <text:p>0.329</text:p>
          </table:table-cell>
          <table:table-cell/>
          <table:table-cell table:formula="of:=IF([.I45]&lt;&gt;0; [.I45]; 900)" office:value-type="float" office:value="0.0805799198151" calcext:value-type="float">
            <text:p>0.0805799198</text:p>
          </table:table-cell>
          <table:table-cell table:number-columns-repeated="2"/>
          <table:table-cell office:value-type="float" office:value="0.044" calcext:value-type="float">
            <text:p>0.044</text:p>
          </table:table-cell>
          <table:table-cell table:formula="of:=[.V45]+[.X45]" office:value-type="float" office:value="0.1059637966156" calcext:value-type="float">
            <text:p>0.1059637966</text:p>
          </table:table-cell>
          <table:table-cell office:value-type="float" office:value="0.0619637966156" calcext:value-type="float">
            <text:p>0.0619637966</text:p>
          </table:table-cell>
          <table:table-cell office:value-type="float" office:value="4" calcext:value-type="float">
            <text:p>4</text:p>
          </table:table-cell>
          <table:table-cell table:formula="of:=0.0232019424438+0.0180592536926" office:value-type="float" office:value="0.0412611961364" calcext:value-type="float">
            <text:p>0.0412611961</text:p>
          </table:table-cell>
          <table:table-cell office:value-type="float" office:value="0.0163884162903" calcext:value-type="float">
            <text:p>0.0163884163</text:p>
          </table:table-cell>
          <table:table-cell office:value-type="float" office:value="0.00428175926208" calcext:value-type="float">
            <text:p>0.0042817593</text:p>
          </table:table-cell>
        </table:table-row>
        <table:table-row table:style-name="ro1">
          <table:table-cell office:value-type="string" calcext:value-type="string">
            <text:p>ipc-2000/elevator-strips-simple-typed/instance-34.pddl</text:p>
          </table:table-cell>
          <table:table-cell office:value-type="string" calcext:value-type="string">
            <text:p>SAT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ipc-2000/elevator-strips-simple-typed/instance-34.pddl</text:p>
          </table:table-cell>
          <table:table-cell office:value-type="string" calcext:value-type="string">
            <text:p>SAT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0.0467500686646" calcext:value-type="float">
            <text:p>0.0467500687</text:p>
          </table:table-cell>
          <table:table-cell table:formula="of:=[.F46] + [.H46]" office:value-type="float" office:value="0.1027500686646" calcext:value-type="float">
            <text:p>0.1027500687</text:p>
          </table:table-cell>
          <table:table-cell/>
          <table:table-cell table:formula="of:=IF(AND([.C46]&lt;&gt;0;  [.I46] &lt;&gt; 0); [.I46] - [.C46]; 0)" office:value-type="float" office:value="-0.3992499313354" calcext:value-type="float">
            <text:p>-0.3992499313</text:p>
          </table:table-cell>
          <table:table-cell/>
          <table:table-cell table:formula="of:=[.I46] - [.C46]" office:value-type="float" office:value="-0.3992499313354" calcext:value-type="float">
            <text:p>-0.3992499313</text:p>
          </table:table-cell>
          <table:table-cell table:number-columns-repeated="3"/>
          <table:table-cell table:formula="of:=IF([.C46]&lt;&gt;0; [.C46]; 900)" office:value-type="float" office:value="0.502" calcext:value-type="float">
            <text:p>0.502</text:p>
          </table:table-cell>
          <table:table-cell/>
          <table:table-cell table:formula="of:=IF([.I46]&lt;&gt;0; [.I46]; 900)" office:value-type="float" office:value="0.1027500686646" calcext:value-type="float">
            <text:p>0.1027500687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formula="of:=[.V46]+[.X46]" office:value-type="float" office:value="0.1252710151672" calcext:value-type="float">
            <text:p>0.1252710152</text:p>
          </table:table-cell>
          <table:table-cell office:value-type="float" office:value="0.0702710151672" calcext:value-type="float">
            <text:p>0.0702710152</text:p>
          </table:table-cell>
          <table:table-cell office:value-type="float" office:value="3" calcext:value-type="float">
            <text:p>3</text:p>
          </table:table-cell>
          <table:table-cell table:formula="of:=0.03040599823+0.0158290863037" office:value-type="float" office:value="0.0462350845337" calcext:value-type="float">
            <text:p>0.0462350845</text:p>
          </table:table-cell>
          <table:table-cell office:value-type="float" office:value="0.0186350345612" calcext:value-type="float">
            <text:p>0.0186350346</text:p>
          </table:table-cell>
          <table:table-cell office:value-type="float" office:value="0.00536561012268" calcext:value-type="float">
            <text:p>0.0053656101</text:p>
          </table:table-cell>
        </table:table-row>
        <table:table-row table:style-name="ro1">
          <table:table-cell office:value-type="string" calcext:value-type="string">
            <text:p>ipc-2000/elevator-strips-simple-typed/instance-33.pddl</text:p>
          </table:table-cell>
          <table:table-cell office:value-type="string" calcext:value-type="string">
            <text:p>SAT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ipc-2000/elevator-strips-simple-typed/instance-33.pddl</text:p>
          </table:table-cell>
          <table:table-cell office:value-type="string" calcext:value-type="string">
            <text:p>SAT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0.0463478565216" calcext:value-type="float">
            <text:p>0.0463478565</text:p>
          </table:table-cell>
          <table:table-cell table:formula="of:=[.F47] + [.H47]" office:value-type="float" office:value="0.0993478565216" calcext:value-type="float">
            <text:p>0.0993478565</text:p>
          </table:table-cell>
          <table:table-cell/>
          <table:table-cell table:formula="of:=IF(AND([.C47]&lt;&gt;0;  [.I47] &lt;&gt; 0); [.I47] - [.C47]; 0)" office:value-type="float" office:value="-0.3236521434784" calcext:value-type="float">
            <text:p>-0.3236521435</text:p>
          </table:table-cell>
          <table:table-cell/>
          <table:table-cell table:formula="of:=[.I47] - [.C47]" office:value-type="float" office:value="-0.3236521434784" calcext:value-type="float">
            <text:p>-0.3236521435</text:p>
          </table:table-cell>
          <table:table-cell table:number-columns-repeated="3"/>
          <table:table-cell table:formula="of:=IF([.C47]&lt;&gt;0; [.C47]; 900)" office:value-type="float" office:value="0.423" calcext:value-type="float">
            <text:p>0.423</text:p>
          </table:table-cell>
          <table:table-cell/>
          <table:table-cell table:formula="of:=IF([.I47]&lt;&gt;0; [.I47]; 900)" office:value-type="float" office:value="0.0993478565216" calcext:value-type="float">
            <text:p>0.0993478565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table:formula="of:=[.V47]+[.X47]" office:value-type="float" office:value="0.1184051303864" calcext:value-type="float">
            <text:p>0.1184051304</text:p>
          </table:table-cell>
          <table:table-cell office:value-type="float" office:value="0.0654051303864" calcext:value-type="float">
            <text:p>0.0654051304</text:p>
          </table:table-cell>
          <table:table-cell office:value-type="float" office:value="3" calcext:value-type="float">
            <text:p>3</text:p>
          </table:table-cell>
          <table:table-cell table:formula="of:=0.0302670001984+0.012393951416" office:value-type="float" office:value="0.0426609516144" calcext:value-type="float">
            <text:p>0.0426609516</text:p>
          </table:table-cell>
          <table:table-cell office:value-type="float" office:value="0.0172061920166" calcext:value-type="float">
            <text:p>0.017206192</text:p>
          </table:table-cell>
          <table:table-cell office:value-type="float" office:value="0.00549077987671" calcext:value-type="float">
            <text:p>0.0054907799</text:p>
          </table:table-cell>
        </table:table-row>
        <table:table-row table:style-name="ro1">
          <table:table-cell office:value-type="string" calcext:value-type="string">
            <text:p>ipc-2000/elevator-strips-simple-typed/instance-35.pddl</text:p>
          </table:table-cell>
          <table:table-cell office:value-type="string" calcext:value-type="string">
            <text:p>SAT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ipc-2000/elevator-strips-simple-typed/instance-35.pddl</text:p>
          </table:table-cell>
          <table:table-cell office:value-type="string" calcext:value-type="string">
            <text:p>SAT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0.0487360954285" calcext:value-type="float">
            <text:p>0.0487360954</text:p>
          </table:table-cell>
          <table:table-cell table:formula="of:=[.F48] + [.H48]" office:value-type="float" office:value="0.2027360954285" calcext:value-type="float">
            <text:p>0.2027360954</text:p>
          </table:table-cell>
          <table:table-cell/>
          <table:table-cell table:formula="of:=IF(AND([.C48]&lt;&gt;0;  [.I48] &lt;&gt; 0); [.I48] - [.C48]; 0)" office:value-type="float" office:value="-1.2632639045715" calcext:value-type="float">
            <text:p>-1.2632639046</text:p>
          </table:table-cell>
          <table:table-cell/>
          <table:table-cell table:formula="of:=[.I48] - [.C48]" office:value-type="float" office:value="-1.2632639045715" calcext:value-type="float">
            <text:p>-1.2632639046</text:p>
          </table:table-cell>
          <table:table-cell table:number-columns-repeated="3"/>
          <table:table-cell table:formula="of:=IF([.C48]&lt;&gt;0; [.C48]; 900)" office:value-type="float" office:value="1.466" calcext:value-type="float">
            <text:p>1.466</text:p>
          </table:table-cell>
          <table:table-cell/>
          <table:table-cell table:formula="of:=IF([.I48]&lt;&gt;0; [.I48]; 900)" office:value-type="float" office:value="0.2027360954285" calcext:value-type="float">
            <text:p>0.2027360954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table:formula="of:=[.V48]+[.X48]" office:value-type="float" office:value="0.2339279212952" calcext:value-type="float">
            <text:p>0.2339279213</text:p>
          </table:table-cell>
          <table:table-cell office:value-type="float" office:value="0.0799279212952" calcext:value-type="float">
            <text:p>0.0799279213</text:p>
          </table:table-cell>
          <table:table-cell office:value-type="float" office:value="3" calcext:value-type="float">
            <text:p>3</text:p>
          </table:table-cell>
          <table:table-cell table:formula="of:=0.0310940742493+0.0167036056519" office:value-type="float" office:value="0.0477976799012" calcext:value-type="float">
            <text:p>0.0477976799</text:p>
          </table:table-cell>
          <table:table-cell office:value-type="float" office:value="0.0227060317993" calcext:value-type="float">
            <text:p>0.0227060318</text:p>
          </table:table-cell>
          <table:table-cell office:value-type="float" office:value="0.0093777179718" calcext:value-type="float">
            <text:p>0.009377718</text:p>
          </table:table-cell>
        </table:table-row>
        <table:table-row table:style-name="ro1">
          <table:table-cell office:value-type="string" calcext:value-type="string">
            <text:p>ipc-2000/elevator-strips-simple-typed/instance-41.pddl</text:p>
          </table:table-cell>
          <table:table-cell office:value-type="string" calcext:value-type="string">
            <text:p>SAT</text:p>
          </table:table-cell>
          <table:table-cell office:value-type="float" office:value="2.867" calcext:value-type="float">
            <text:p>2.867</text:p>
          </table:table-cell>
          <table:table-cell office:value-type="string" calcext:value-type="string">
            <text:p>ipc-2000/elevator-strips-simple-typed/instance-41.pddl</text:p>
          </table:table-cell>
          <table:table-cell office:value-type="string" calcext:value-type="string">
            <text:p>SAT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075364112854" calcext:value-type="float">
            <text:p>0.0753641129</text:p>
          </table:table-cell>
          <table:table-cell table:formula="of:=[.F49] + [.H49]" office:value-type="float" office:value="0.405364112854" calcext:value-type="float">
            <text:p>0.4053641129</text:p>
          </table:table-cell>
          <table:table-cell/>
          <table:table-cell table:formula="of:=IF(AND([.C49]&lt;&gt;0;  [.I49] &lt;&gt; 0); [.I49] - [.C49]; 0)" office:value-type="float" office:value="-2.461635887146" calcext:value-type="float">
            <text:p>-2.4616358871</text:p>
          </table:table-cell>
          <table:table-cell/>
          <table:table-cell table:formula="of:=[.I49] - [.C49]" office:value-type="float" office:value="-2.461635887146" calcext:value-type="float">
            <text:p>-2.4616358871</text:p>
          </table:table-cell>
          <table:table-cell table:number-columns-repeated="3"/>
          <table:table-cell table:formula="of:=IF([.C49]&lt;&gt;0; [.C49]; 900)" office:value-type="float" office:value="2.867" calcext:value-type="float">
            <text:p>2.867</text:p>
          </table:table-cell>
          <table:table-cell/>
          <table:table-cell table:formula="of:=IF([.I49]&lt;&gt;0; [.I49]; 900)" office:value-type="float" office:value="0.405364112854" calcext:value-type="float">
            <text:p>0.405364112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formula="of:=[.V49]+[.X49]" office:value-type="float" office:value="0.462945962906" calcext:value-type="float">
            <text:p>0.4629459629</text:p>
          </table:table-cell>
          <table:table-cell office:value-type="float" office:value="0.136945962906" calcext:value-type="float">
            <text:p>0.1369459629</text:p>
          </table:table-cell>
          <table:table-cell office:value-type="float" office:value="4" calcext:value-type="float">
            <text:p>4</text:p>
          </table:table-cell>
          <table:table-cell table:formula="of:=0.049742937088+0.0276753902435" office:value-type="float" office:value="0.0774183273315" calcext:value-type="float">
            <text:p>0.0774183273</text:p>
          </table:table-cell>
          <table:table-cell office:value-type="float" office:value="0.0456953048706" calcext:value-type="float">
            <text:p>0.0456953049</text:p>
          </table:table-cell>
          <table:table-cell office:value-type="float" office:value="0.0137686729431" calcext:value-type="float">
            <text:p>0.0137686729</text:p>
          </table:table-cell>
        </table:table-row>
        <table:table-row table:style-name="ro1">
          <table:table-cell office:value-type="string" calcext:value-type="string">
            <text:p>ipc-2000/elevator-strips-simple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ipc-2000/elevator-strips-simple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0494849681854" calcext:value-type="float">
            <text:p>0.0494849682</text:p>
          </table:table-cell>
          <table:table-cell table:formula="of:=[.F50] + [.H50]" office:value-type="float" office:value="0.1074849681854" calcext:value-type="float">
            <text:p>0.1074849682</text:p>
          </table:table-cell>
          <table:table-cell/>
          <table:table-cell table:formula="of:=IF(AND([.C50]&lt;&gt;0;  [.I50] &lt;&gt; 0); [.I50] - [.C50]; 0)" office:value-type="float" office:value="-0.3615150318146" calcext:value-type="float">
            <text:p>-0.3615150318</text:p>
          </table:table-cell>
          <table:table-cell/>
          <table:table-cell table:formula="of:=[.I50] - [.C50]" office:value-type="float" office:value="-0.3615150318146" calcext:value-type="float">
            <text:p>-0.3615150318</text:p>
          </table:table-cell>
          <table:table-cell table:number-columns-repeated="3"/>
          <table:table-cell table:formula="of:=IF([.C50]&lt;&gt;0; [.C50]; 900)" office:value-type="float" office:value="0.469" calcext:value-type="float">
            <text:p>0.469</text:p>
          </table:table-cell>
          <table:table-cell/>
          <table:table-cell table:formula="of:=IF([.I50]&lt;&gt;0; [.I50]; 900)" office:value-type="float" office:value="0.1074849681854" calcext:value-type="float">
            <text:p>0.1074849682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formula="of:=[.V50]+[.X50]" office:value-type="float" office:value="0.1255590248108" calcext:value-type="float">
            <text:p>0.1255590248</text:p>
          </table:table-cell>
          <table:table-cell office:value-type="float" office:value="0.0705590248108" calcext:value-type="float">
            <text:p>0.0705590248</text:p>
          </table:table-cell>
          <table:table-cell office:value-type="float" office:value="4" calcext:value-type="float">
            <text:p>4</text:p>
          </table:table-cell>
          <table:table-cell table:formula="of:=0.0301561355591+0.0143935680389" office:value-type="float" office:value="0.044549703598" calcext:value-type="float">
            <text:p>0.0445497036</text:p>
          </table:table-cell>
          <table:table-cell office:value-type="float" office:value="0.0205721855164" calcext:value-type="float">
            <text:p>0.0205721855</text:p>
          </table:table-cell>
          <table:table-cell office:value-type="float" office:value="0.00539875030518" calcext:value-type="float">
            <text:p>0.0053987503</text:p>
          </table:table-cell>
        </table:table-row>
        <table:table-row table:style-name="ro1">
          <table:table-cell office:value-type="string" calcext:value-type="string">
            <text:p>ipc-2000/elevator-strips-simple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ipc-2000/elevator-strips-simple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0.0359668731689" calcext:value-type="float">
            <text:p>0.0359668732</text:p>
          </table:table-cell>
          <table:table-cell table:formula="of:=[.F51] + [.H51]" office:value-type="float" office:value="0.0789668731689" calcext:value-type="float">
            <text:p>0.0789668732</text:p>
          </table:table-cell>
          <table:table-cell/>
          <table:table-cell table:formula="of:=IF(AND([.C51]&lt;&gt;0;  [.I51] &lt;&gt; 0); [.I51] - [.C51]; 0)" office:value-type="float" office:value="-0.2420331268311" calcext:value-type="float">
            <text:p>-0.2420331268</text:p>
          </table:table-cell>
          <table:table-cell/>
          <table:table-cell table:formula="of:=[.I51] - [.C51]" office:value-type="float" office:value="-0.2420331268311" calcext:value-type="float">
            <text:p>-0.2420331268</text:p>
          </table:table-cell>
          <table:table-cell table:number-columns-repeated="3"/>
          <table:table-cell table:formula="of:=IF([.C51]&lt;&gt;0; [.C51]; 900)" office:value-type="float" office:value="0.321" calcext:value-type="float">
            <text:p>0.321</text:p>
          </table:table-cell>
          <table:table-cell/>
          <table:table-cell table:formula="of:=IF([.I51]&lt;&gt;0; [.I51]; 900)" office:value-type="float" office:value="0.0789668731689" calcext:value-type="float">
            <text:p>0.0789668732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formula="of:=[.V51]+[.X51]" office:value-type="float" office:value="0.1033350868225" calcext:value-type="float">
            <text:p>0.1033350868</text:p>
          </table:table-cell>
          <table:table-cell office:value-type="float" office:value="0.0613350868225" calcext:value-type="float">
            <text:p>0.0613350868</text:p>
          </table:table-cell>
          <table:table-cell office:value-type="float" office:value="5" calcext:value-type="float">
            <text:p>5</text:p>
          </table:table-cell>
          <table:table-cell table:formula="of:=0.0233738422394+0.0161464214325" office:value-type="float" office:value="0.0395202636719" calcext:value-type="float">
            <text:p>0.0395202637</text:p>
          </table:table-cell>
          <table:table-cell office:value-type="float" office:value="0.0175013542175" calcext:value-type="float">
            <text:p>0.0175013542</text:p>
          </table:table-cell>
          <table:table-cell office:value-type="float" office:value="0.00428104400635" calcext:value-type="float">
            <text:p>0.004281044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1.979" calcext:value-type="float">
            <text:p>1.979</text:p>
          </table:table-cell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0.0606868267059" calcext:value-type="float">
            <text:p>0.0606868267</text:p>
          </table:table-cell>
          <table:table-cell table:formula="of:=[.F52] + [.H52]" office:value-type="float" office:value="0.2846868267059" calcext:value-type="float">
            <text:p>0.2846868267</text:p>
          </table:table-cell>
          <table:table-cell/>
          <table:table-cell table:formula="of:=IF(AND([.C52]&lt;&gt;0;  [.I52] &lt;&gt; 0); [.I52] - [.C52]; 0)" office:value-type="float" office:value="-1.6943131732941" calcext:value-type="float">
            <text:p>-1.6943131733</text:p>
          </table:table-cell>
          <table:table-cell/>
          <table:table-cell table:formula="of:=[.I52] - [.C52]" office:value-type="float" office:value="-1.6943131732941" calcext:value-type="float">
            <text:p>-1.6943131733</text:p>
          </table:table-cell>
          <table:table-cell table:number-columns-repeated="3"/>
          <table:table-cell table:formula="of:=IF([.C52]&lt;&gt;0; [.C52]; 900)" office:value-type="float" office:value="1.979" calcext:value-type="float">
            <text:p>1.979</text:p>
          </table:table-cell>
          <table:table-cell/>
          <table:table-cell table:formula="of:=IF([.I52]&lt;&gt;0; [.I52]; 900)" office:value-type="float" office:value="0.2846868267059" calcext:value-type="float">
            <text:p>0.2846868267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V52]+[.X52]" office:value-type="float" office:value="0.335495090485" calcext:value-type="float">
            <text:p>0.3354950905</text:p>
          </table:table-cell>
          <table:table-cell office:value-type="float" office:value="0.110495090485" calcext:value-type="float">
            <text:p>0.1104950905</text:p>
          </table:table-cell>
          <table:table-cell office:value-type="float" office:value="4" calcext:value-type="float">
            <text:p>4</text:p>
          </table:table-cell>
          <table:table-cell table:formula="of:=0.0393071174622+0.0227499008179" office:value-type="float" office:value="0.0620570182801" calcext:value-type="float">
            <text:p>0.0620570183</text:p>
          </table:table-cell>
          <table:table-cell office:value-type="float" office:value="0.0371158123016" calcext:value-type="float">
            <text:p>0.0371158123</text:p>
          </table:table-cell>
          <table:table-cell office:value-type="float" office:value="0.0112490653992" calcext:value-type="float">
            <text:p>0.0112490654</text:p>
          </table:table-cell>
        </table:table-row>
        <table:table-row table:style-name="ro1">
          <table:table-cell office:value-type="string" calcext:value-type="string">
            <text:p>ipc-2000/elevator-strips-simple-typed/instance-39.pddl</text:p>
          </table:table-cell>
          <table:table-cell office:value-type="string" calcext:value-type="string">
            <text:p>SAT</text:p>
          </table:table-cell>
          <table:table-cell office:value-type="float" office:value="1.976" calcext:value-type="float">
            <text:p>1.976</text:p>
          </table:table-cell>
          <table:table-cell office:value-type="string" calcext:value-type="string">
            <text:p>ipc-2000/elevator-strips-simple-typed/instance-39.pddl</text:p>
          </table:table-cell>
          <table:table-cell office:value-type="string" calcext:value-type="string">
            <text:p>SAT</text:p>
          </table:table-cell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office:value-type="float" office:value="0.0610089302063" calcext:value-type="float">
            <text:p>0.0610089302</text:p>
          </table:table-cell>
          <table:table-cell table:formula="of:=[.F53] + [.H53]" office:value-type="float" office:value="0.3520089302063" calcext:value-type="float">
            <text:p>0.3520089302</text:p>
          </table:table-cell>
          <table:table-cell/>
          <table:table-cell table:formula="of:=IF(AND([.C53]&lt;&gt;0;  [.I53] &lt;&gt; 0); [.I53] - [.C53]; 0)" office:value-type="float" office:value="-1.6239910697937" calcext:value-type="float">
            <text:p>-1.6239910698</text:p>
          </table:table-cell>
          <table:table-cell/>
          <table:table-cell table:formula="of:=[.I53] - [.C53]" office:value-type="float" office:value="-1.6239910697937" calcext:value-type="float">
            <text:p>-1.6239910698</text:p>
          </table:table-cell>
          <table:table-cell table:number-columns-repeated="3"/>
          <table:table-cell table:formula="of:=IF([.C53]&lt;&gt;0; [.C53]; 900)" office:value-type="float" office:value="1.976" calcext:value-type="float">
            <text:p>1.976</text:p>
          </table:table-cell>
          <table:table-cell/>
          <table:table-cell table:formula="of:=IF([.I53]&lt;&gt;0; [.I53]; 900)" office:value-type="float" office:value="0.3520089302063" calcext:value-type="float">
            <text:p>0.3520089302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table:formula="of:=[.V53]+[.X53]" office:value-type="float" office:value="0.390063894272" calcext:value-type="float">
            <text:p>0.3900638943</text:p>
          </table:table-cell>
          <table:table-cell office:value-type="float" office:value="0.102063894272" calcext:value-type="float">
            <text:p>0.1020638943</text:p>
          </table:table-cell>
          <table:table-cell office:value-type="float" office:value="3" calcext:value-type="float">
            <text:p>3</text:p>
          </table:table-cell>
          <table:table-cell table:formula="of:=0.0398089885712+0.0200502872467" office:value-type="float" office:value="0.0598592758179" calcext:value-type="float">
            <text:p>0.0598592758</text:p>
          </table:table-cell>
          <table:table-cell office:value-type="float" office:value="0.0308148860931" calcext:value-type="float">
            <text:p>0.0308148861</text:p>
          </table:table-cell>
          <table:table-cell office:value-type="float" office:value="0.0113441944122" calcext:value-type="float">
            <text:p>0.0113441944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2.924" calcext:value-type="float">
            <text:p>2.924</text:p>
          </table:table-cell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0.075562953949" calcext:value-type="float">
            <text:p>0.0755629539</text:p>
          </table:table-cell>
          <table:table-cell table:formula="of:=[.F54] + [.H54]" office:value-type="float" office:value="0.382562953949" calcext:value-type="float">
            <text:p>0.3825629539</text:p>
          </table:table-cell>
          <table:table-cell/>
          <table:table-cell table:formula="of:=IF(AND([.C54]&lt;&gt;0;  [.I54] &lt;&gt; 0); [.I54] - [.C54]; 0)" office:value-type="float" office:value="-2.541437046051" calcext:value-type="float">
            <text:p>-2.5414370461</text:p>
          </table:table-cell>
          <table:table-cell/>
          <table:table-cell table:formula="of:=[.I54] - [.C54]" office:value-type="float" office:value="-2.541437046051" calcext:value-type="float">
            <text:p>-2.5414370461</text:p>
          </table:table-cell>
          <table:table-cell table:number-columns-repeated="3"/>
          <table:table-cell table:formula="of:=IF([.C54]&lt;&gt;0; [.C54]; 900)" office:value-type="float" office:value="2.924" calcext:value-type="float">
            <text:p>2.924</text:p>
          </table:table-cell>
          <table:table-cell/>
          <table:table-cell table:formula="of:=IF([.I54]&lt;&gt;0; [.I54]; 900)" office:value-type="float" office:value="0.382562953949" calcext:value-type="float">
            <text:p>0.3825629539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table:formula="of:=[.V54]+[.X54]" office:value-type="float" office:value="0.446048027039" calcext:value-type="float">
            <text:p>0.446048027</text:p>
          </table:table-cell>
          <table:table-cell office:value-type="float" office:value="0.140048027039" calcext:value-type="float">
            <text:p>0.140048027</text:p>
          </table:table-cell>
          <table:table-cell office:value-type="float" office:value="4" calcext:value-type="float">
            <text:p>4</text:p>
          </table:table-cell>
          <table:table-cell table:formula="of:=0.0498471260071+0.0273933410645" office:value-type="float" office:value="0.0772404670716" calcext:value-type="float">
            <text:p>0.0772404671</text:p>
          </table:table-cell>
          <table:table-cell office:value-type="float" office:value="0.048558473587" calcext:value-type="float">
            <text:p>0.0485584736</text:p>
          </table:table-cell>
          <table:table-cell office:value-type="float" office:value="0.0141866207123" calcext:value-type="float">
            <text:p>0.0141866207</text:p>
          </table:table-cell>
        </table:table-row>
        <table:table-row table:style-name="ro1">
          <table:table-cell office:value-type="string" calcext:value-type="string">
            <text:p>ipc-2000/elevator-strips-simple-typed/instance-32.pddl</text:p>
          </table:table-cell>
          <table:table-cell office:value-type="string" calcext:value-type="string">
            <text:p>SAT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ipc-2000/elevator-strips-simple-typed/instance-32.pddl</text:p>
          </table:table-cell>
          <table:table-cell office:value-type="string" calcext:value-type="string">
            <text:p>SAT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.0487811565399" calcext:value-type="float">
            <text:p>0.0487811565</text:p>
          </table:table-cell>
          <table:table-cell table:formula="of:=[.F55] + [.H55]" office:value-type="float" office:value="0.2567811565399" calcext:value-type="float">
            <text:p>0.2567811565</text:p>
          </table:table-cell>
          <table:table-cell/>
          <table:table-cell table:formula="of:=IF(AND([.C55]&lt;&gt;0;  [.I55] &lt;&gt; 0); [.I55] - [.C55]; 0)" office:value-type="float" office:value="-0.3712188434601" calcext:value-type="float">
            <text:p>-0.3712188435</text:p>
          </table:table-cell>
          <table:table-cell/>
          <table:table-cell table:formula="of:=[.I55] - [.C55]" office:value-type="float" office:value="-0.3712188434601" calcext:value-type="float">
            <text:p>-0.3712188435</text:p>
          </table:table-cell>
          <table:table-cell table:number-columns-repeated="3"/>
          <table:table-cell table:formula="of:=IF([.C55]&lt;&gt;0; [.C55]; 900)" office:value-type="float" office:value="0.628" calcext:value-type="float">
            <text:p>0.628</text:p>
          </table:table-cell>
          <table:table-cell/>
          <table:table-cell table:formula="of:=IF([.I55]&lt;&gt;0; [.I55]; 900)" office:value-type="float" office:value="0.2567811565399" calcext:value-type="float">
            <text:p>0.2567811565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V55]+[.X55]" office:value-type="float" office:value="0.2886089897156" calcext:value-type="float">
            <text:p>0.2886089897</text:p>
          </table:table-cell>
          <table:table-cell office:value-type="float" office:value="0.0786089897156" calcext:value-type="float">
            <text:p>0.0786089897</text:p>
          </table:table-cell>
          <table:table-cell office:value-type="float" office:value="3" calcext:value-type="float">
            <text:p>3</text:p>
          </table:table-cell>
          <table:table-cell table:formula="of:=0.0313811302185+0.0162892341614" office:value-type="float" office:value="0.0476703643799" calcext:value-type="float">
            <text:p>0.0476703644</text:p>
          </table:table-cell>
          <table:table-cell office:value-type="float" office:value="0.0220811367035" calcext:value-type="float">
            <text:p>0.0220811367</text:p>
          </table:table-cell>
          <table:table-cell office:value-type="float" office:value="0.0088095664978" calcext:value-type="float">
            <text:p>0.0088095665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726" calcext:value-type="float">
            <text:p>1.726</text:p>
          </table:table-cell>
          <table:table-cell office:value-type="float" office:value="1" calcext:value-type="float">
            <text:p>1</text:p>
          </table:table-cell>
          <table:table-cell office:value-type="float" office:value="0.0614418983459" calcext:value-type="float">
            <text:p>0.0614418983</text:p>
          </table:table-cell>
          <table:table-cell table:formula="of:=[.F56] + [.H56]" office:value-type="float" office:value="1.7874418983459" calcext:value-type="float">
            <text:p>1.7874418983</text:p>
          </table:table-cell>
          <table:table-cell/>
          <table:table-cell table:formula="of:=IF(AND([.C56]&lt;&gt;0;  [.I56] &lt;&gt; 0); [.I56] - [.C56]; 0)" office:value-type="float" office:value="0" calcext:value-type="float">
            <text:p>0</text:p>
          </table:table-cell>
          <table:table-cell/>
          <table:table-cell table:formula="of:=[.I56] - [.C56]" office:value-type="float" office:value="1.7874418983459" calcext:value-type="float">
            <text:p>1.7874418983</text:p>
          </table:table-cell>
          <table:table-cell table:number-columns-repeated="3"/>
          <table:table-cell table:formula="of:=IF([.C56]&lt;&gt;0; [.C56]; 900)" office:value-type="float" office:value="900" calcext:value-type="float">
            <text:p>900</text:p>
          </table:table-cell>
          <table:table-cell/>
          <table:table-cell table:formula="of:=IF([.I56]&lt;&gt;0; [.I56]; 900)" office:value-type="float" office:value="1.7874418983459" calcext:value-type="float">
            <text:p>1.7874418983</text:p>
          </table:table-cell>
          <table:table-cell table:number-columns-repeated="2"/>
          <table:table-cell office:value-type="float" office:value="1.703" calcext:value-type="float">
            <text:p>1.703</text:p>
          </table:table-cell>
          <table:table-cell table:formula="of:=[.V56]+[.X56]" office:value-type="float" office:value="1.815953901291" calcext:value-type="float">
            <text:p>1.8159539013</text:p>
          </table:table-cell>
          <table:table-cell office:value-type="float" office:value="0.112953901291" calcext:value-type="float">
            <text:p>0.1129539013</text:p>
          </table:table-cell>
          <table:table-cell office:value-type="float" office:value="3" calcext:value-type="float">
            <text:p>3</text:p>
          </table:table-cell>
          <table:table-cell table:formula="of:=0.0347440242767+0.018326997757" office:value-type="float" office:value="0.0530710220337" calcext:value-type="float">
            <text:p>0.053071022</text:p>
          </table:table-cell>
          <table:table-cell office:value-type="float" office:value="0.0338623523712" calcext:value-type="float">
            <text:p>0.0338623524</text:p>
          </table:table-cell>
          <table:table-cell office:value-type="float" office:value="0.025942325592" calcext:value-type="float">
            <text:p>0.0259423256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17.716" calcext:value-type="float">
            <text:p>17.716</text:p>
          </table:table-cell>
          <table:table-cell office:value-type="float" office:value="1" calcext:value-type="float">
            <text:p>1</text:p>
          </table:table-cell>
          <table:table-cell office:value-type="float" office:value="0.1407289505" calcext:value-type="float">
            <text:p>0.1407289505</text:p>
          </table:table-cell>
          <table:table-cell table:formula="of:=[.F57] + [.H57]" office:value-type="float" office:value="17.8567289505" calcext:value-type="float">
            <text:p>17.8567289505</text:p>
          </table:table-cell>
          <table:table-cell/>
          <table:table-cell table:formula="of:=IF(AND([.C57]&lt;&gt;0;  [.I57] &lt;&gt; 0); [.I57] - [.C57]; 0)" office:value-type="float" office:value="0" calcext:value-type="float">
            <text:p>0</text:p>
          </table:table-cell>
          <table:table-cell/>
          <table:table-cell table:formula="of:=[.I57] - [.C57]" office:value-type="float" office:value="17.8567289505" calcext:value-type="float">
            <text:p>17.8567289505</text:p>
          </table:table-cell>
          <table:table-cell table:number-columns-repeated="3"/>
          <table:table-cell table:formula="of:=IF([.C57]&lt;&gt;0; [.C57]; 900)" office:value-type="float" office:value="900" calcext:value-type="float">
            <text:p>900</text:p>
          </table:table-cell>
          <table:table-cell/>
          <table:table-cell table:formula="of:=IF([.I57]&lt;&gt;0; [.I57]; 900)" office:value-type="float" office:value="17.8567289505" calcext:value-type="float">
            <text:p>17.8567289505</text:p>
          </table:table-cell>
          <table:table-cell table:number-columns-repeated="2"/>
          <table:table-cell office:value-type="float" office:value="17.823" calcext:value-type="float">
            <text:p>17.823</text:p>
          </table:table-cell>
          <table:table-cell table:formula="of:=[.V57]+[.X57]" office:value-type="float" office:value="18.357713983536" calcext:value-type="float">
            <text:p>18.3577139835</text:p>
          </table:table-cell>
          <table:table-cell office:value-type="float" office:value="0.534713983536" calcext:value-type="float">
            <text:p>0.5347139835</text:p>
          </table:table-cell>
          <table:table-cell office:value-type="float" office:value="3" calcext:value-type="float">
            <text:p>3</text:p>
          </table:table-cell>
          <table:table-cell table:formula="of:=0.0608999729156+0.0445203781128" office:value-type="float" office:value="0.1054203510284" calcext:value-type="float">
            <text:p>0.105420351</text:p>
          </table:table-cell>
          <table:table-cell office:value-type="float" office:value="0.180739402771" calcext:value-type="float">
            <text:p>0.1807394028</text:p>
          </table:table-cell>
          <table:table-cell office:value-type="float" office:value="0.24827337265" calcext:value-type="float">
            <text:p>0.2482733727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61.073" calcext:value-type="float">
            <text:p>61.073</text:p>
          </table:table-cell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.0488069057465" calcext:value-type="float">
            <text:p>0.0488069057</text:p>
          </table:table-cell>
          <table:table-cell table:formula="of:=[.F58] + [.H58]" office:value-type="float" office:value="0.8738069057465" calcext:value-type="float">
            <text:p>0.8738069057</text:p>
          </table:table-cell>
          <table:table-cell/>
          <table:table-cell table:formula="of:=IF(AND([.C58]&lt;&gt;0;  [.I58] &lt;&gt; 0); [.I58] - [.C58]; 0)" office:value-type="float" office:value="-60.1991930942535" calcext:value-type="float">
            <text:p>-60.1991930943</text:p>
          </table:table-cell>
          <table:table-cell/>
          <table:table-cell table:formula="of:=[.I58] - [.C58]" office:value-type="float" office:value="-60.1991930942535" calcext:value-type="float">
            <text:p>-60.1991930943</text:p>
          </table:table-cell>
          <table:table-cell table:number-columns-repeated="3"/>
          <table:table-cell table:formula="of:=IF([.C58]&lt;&gt;0; [.C58]; 900)" office:value-type="float" office:value="61.073" calcext:value-type="float">
            <text:p>61.073</text:p>
          </table:table-cell>
          <table:table-cell/>
          <table:table-cell table:formula="of:=IF([.I58]&lt;&gt;0; [.I58]; 900)" office:value-type="float" office:value="0.8738069057465" calcext:value-type="float">
            <text:p>0.8738069057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V58]+[.X58]" office:value-type="float" office:value="0.8982270431519" calcext:value-type="float">
            <text:p>0.8982270432</text:p>
          </table:table-cell>
          <table:table-cell office:value-type="float" office:value="0.0782270431519" calcext:value-type="float">
            <text:p>0.0782270432</text:p>
          </table:table-cell>
          <table:table-cell office:value-type="float" office:value="3" calcext:value-type="float">
            <text:p>3</text:p>
          </table:table-cell>
          <table:table-cell table:formula="of:=0.0296499729156+0.0151996612549" office:value-type="float" office:value="0.0448496341705" calcext:value-type="float">
            <text:p>0.0448496342</text:p>
          </table:table-cell>
          <table:table-cell office:value-type="float" office:value="0.021057844162" calcext:value-type="float">
            <text:p>0.0210578442</text:p>
          </table:table-cell>
          <table:table-cell office:value-type="float" office:value="0.0122575759888" calcext:value-type="float">
            <text:p>0.012257576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3.316" calcext:value-type="float">
            <text:p>3.316</text:p>
          </table:table-cell>
          <table:table-cell office:value-type="float" office:value="1" calcext:value-type="float">
            <text:p>1</text:p>
          </table:table-cell>
          <table:table-cell office:value-type="float" office:value="0.0761058330536" calcext:value-type="float">
            <text:p>0.0761058331</text:p>
          </table:table-cell>
          <table:table-cell table:formula="of:=[.F59] + [.H59]" office:value-type="float" office:value="3.3921058330536" calcext:value-type="float">
            <text:p>3.3921058331</text:p>
          </table:table-cell>
          <table:table-cell/>
          <table:table-cell table:formula="of:=IF(AND([.C59]&lt;&gt;0;  [.I59] &lt;&gt; 0); [.I59] - [.C59]; 0)" office:value-type="float" office:value="0" calcext:value-type="float">
            <text:p>0</text:p>
          </table:table-cell>
          <table:table-cell/>
          <table:table-cell table:formula="of:=[.I59] - [.C59]" office:value-type="float" office:value="3.3921058330536" calcext:value-type="float">
            <text:p>3.3921058331</text:p>
          </table:table-cell>
          <table:table-cell table:number-columns-repeated="3"/>
          <table:table-cell table:formula="of:=IF([.C59]&lt;&gt;0; [.C59]; 900)" office:value-type="float" office:value="900" calcext:value-type="float">
            <text:p>900</text:p>
          </table:table-cell>
          <table:table-cell/>
          <table:table-cell table:formula="of:=IF([.I59]&lt;&gt;0; [.I59]; 900)" office:value-type="float" office:value="3.3921058330536" calcext:value-type="float">
            <text:p>3.3921058331</text:p>
          </table:table-cell>
          <table:table-cell table:number-columns-repeated="2"/>
          <table:table-cell office:value-type="float" office:value="3.327" calcext:value-type="float">
            <text:p>3.327</text:p>
          </table:table-cell>
          <table:table-cell table:formula="of:=[.V59]+[.X59]" office:value-type="float" office:value="3.475337125778" calcext:value-type="float">
            <text:p>3.4753371258</text:p>
          </table:table-cell>
          <table:table-cell office:value-type="float" office:value="0.148337125778" calcext:value-type="float">
            <text:p>0.1483371258</text:p>
          </table:table-cell>
          <table:table-cell office:value-type="float" office:value="3" calcext:value-type="float">
            <text:p>3</text:p>
          </table:table-cell>
          <table:table-cell table:formula="of:=0.0397131443024+0.0174040794373" office:value-type="float" office:value="0.0571172237397" calcext:value-type="float">
            <text:p>0.0571172237</text:p>
          </table:table-cell>
          <table:table-cell office:value-type="float" office:value="0.0472609996796" calcext:value-type="float">
            <text:p>0.0472609997</text:p>
          </table:table-cell>
          <table:table-cell office:value-type="float" office:value="0.0438551902771" calcext:value-type="float">
            <text:p>0.0438551903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12.309" calcext:value-type="float">
            <text:p>12.309</text:p>
          </table:table-cell>
          <table:table-cell office:value-type="float" office:value="1" calcext:value-type="float">
            <text:p>1</text:p>
          </table:table-cell>
          <table:table-cell office:value-type="float" office:value="0.140344142914" calcext:value-type="float">
            <text:p>0.1403441429</text:p>
          </table:table-cell>
          <table:table-cell table:formula="of:=[.F60] + [.H60]" office:value-type="float" office:value="12.449344142914" calcext:value-type="float">
            <text:p>12.4493441429</text:p>
          </table:table-cell>
          <table:table-cell/>
          <table:table-cell table:formula="of:=IF(AND([.C60]&lt;&gt;0;  [.I60] &lt;&gt; 0); [.I60] - [.C60]; 0)" office:value-type="float" office:value="0" calcext:value-type="float">
            <text:p>0</text:p>
          </table:table-cell>
          <table:table-cell/>
          <table:table-cell table:formula="of:=[.I60] - [.C60]" office:value-type="float" office:value="12.449344142914" calcext:value-type="float">
            <text:p>12.4493441429</text:p>
          </table:table-cell>
          <table:table-cell table:number-columns-repeated="3"/>
          <table:table-cell table:formula="of:=IF([.C60]&lt;&gt;0; [.C60]; 900)" office:value-type="float" office:value="900" calcext:value-type="float">
            <text:p>900</text:p>
          </table:table-cell>
          <table:table-cell/>
          <table:table-cell table:formula="of:=IF([.I60]&lt;&gt;0; [.I60]; 900)" office:value-type="float" office:value="12.449344142914" calcext:value-type="float">
            <text:p>12.4493441429</text:p>
          </table:table-cell>
          <table:table-cell table:number-columns-repeated="2"/>
          <table:table-cell office:value-type="float" office:value="12.377" calcext:value-type="float">
            <text:p>12.377</text:p>
          </table:table-cell>
          <table:table-cell table:formula="of:=[.V60]+[.X60]" office:value-type="float" office:value="12.849007036209" calcext:value-type="float">
            <text:p>12.8490070362</text:p>
          </table:table-cell>
          <table:table-cell office:value-type="float" office:value="0.472007036209" calcext:value-type="float">
            <text:p>0.4720070362</text:p>
          </table:table-cell>
          <table:table-cell office:value-type="float" office:value="3" calcext:value-type="float">
            <text:p>3</text:p>
          </table:table-cell>
          <table:table-cell table:formula="of:=0.0660791397095+0.037556886673" office:value-type="float" office:value="0.1036360263825" calcext:value-type="float">
            <text:p>0.1036360264</text:p>
          </table:table-cell>
          <table:table-cell office:value-type="float" office:value="0.168951034546" calcext:value-type="float">
            <text:p>0.1689510345</text:p>
          </table:table-cell>
          <table:table-cell office:value-type="float" office:value="0.199172735214" calcext:value-type="float">
            <text:p>0.1991727352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13.312" calcext:value-type="float">
            <text:p>13.312</text:p>
          </table:table-cell>
          <table:table-cell office:value-type="float" office:value="1" calcext:value-type="float">
            <text:p>1</text:p>
          </table:table-cell>
          <table:table-cell office:value-type="float" office:value="0.13024020195" calcext:value-type="float">
            <text:p>0.130240202</text:p>
          </table:table-cell>
          <table:table-cell table:formula="of:=[.F61] + [.H61]" office:value-type="float" office:value="13.44224020195" calcext:value-type="float">
            <text:p>13.442240202</text:p>
          </table:table-cell>
          <table:table-cell/>
          <table:table-cell table:formula="of:=IF(AND([.C61]&lt;&gt;0;  [.I61] &lt;&gt; 0); [.I61] - [.C61]; 0)" office:value-type="float" office:value="0" calcext:value-type="float">
            <text:p>0</text:p>
          </table:table-cell>
          <table:table-cell/>
          <table:table-cell table:formula="of:=[.I61] - [.C61]" office:value-type="float" office:value="13.44224020195" calcext:value-type="float">
            <text:p>13.442240202</text:p>
          </table:table-cell>
          <table:table-cell table:number-columns-repeated="3"/>
          <table:table-cell table:formula="of:=IF([.C61]&lt;&gt;0; [.C61]; 900)" office:value-type="float" office:value="900" calcext:value-type="float">
            <text:p>900</text:p>
          </table:table-cell>
          <table:table-cell/>
          <table:table-cell table:formula="of:=IF([.I61]&lt;&gt;0; [.I61]; 900)" office:value-type="float" office:value="13.44224020195" calcext:value-type="float">
            <text:p>13.442240202</text:p>
          </table:table-cell>
          <table:table-cell table:number-columns-repeated="2"/>
          <table:table-cell office:value-type="float" office:value="13.254" calcext:value-type="float">
            <text:p>13.254</text:p>
          </table:table-cell>
          <table:table-cell table:formula="of:=[.V61]+[.X61]" office:value-type="float" office:value="13.675329021454" calcext:value-type="float">
            <text:p>13.6753290215</text:p>
          </table:table-cell>
          <table:table-cell office:value-type="float" office:value="0.421329021454" calcext:value-type="float">
            <text:p>0.4213290215</text:p>
          </table:table-cell>
          <table:table-cell office:value-type="float" office:value="3" calcext:value-type="float">
            <text:p>3</text:p>
          </table:table-cell>
          <table:table-cell table:formula="of:=0.0610258579254+0.0325036048889" office:value-type="float" office:value="0.0935294628143" calcext:value-type="float">
            <text:p>0.0935294628</text:p>
          </table:table-cell>
          <table:table-cell office:value-type="float" office:value="0.13552904129" calcext:value-type="float">
            <text:p>0.1355290413</text:p>
          </table:table-cell>
          <table:table-cell office:value-type="float" office:value="0.192067146301" calcext:value-type="float">
            <text:p>0.1920671463</text:p>
          </table:table-cell>
        </table:table-row>
        <table:table-row table:style-name="ro1">
          <table:table-cell office:value-type="string" calcext:value-type="string">
            <text:p>ipc-1998/gripper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ipc-1998/gripper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3169298172" calcext:value-type="float">
            <text:p>0.0316929817</text:p>
          </table:table-cell>
          <table:table-cell table:formula="of:=[.F62] + [.H62]" office:value-type="float" office:value="0.08169298172" calcext:value-type="float">
            <text:p>0.0816929817</text:p>
          </table:table-cell>
          <table:table-cell/>
          <table:table-cell table:formula="of:=IF(AND([.C62]&lt;&gt;0;  [.I62] &lt;&gt; 0); [.I62] - [.C62]; 0)" office:value-type="float" office:value="-0.06530701828" calcext:value-type="float">
            <text:p>-0.0653070183</text:p>
          </table:table-cell>
          <table:table-cell/>
          <table:table-cell table:formula="of:=[.I62] - [.C62]" office:value-type="float" office:value="-0.06530701828" calcext:value-type="float">
            <text:p>-0.0653070183</text:p>
          </table:table-cell>
          <table:table-cell table:number-columns-repeated="3"/>
          <table:table-cell table:formula="of:=IF([.C62]&lt;&gt;0; [.C62]; 900)" office:value-type="float" office:value="0.147" calcext:value-type="float">
            <text:p>0.147</text:p>
          </table:table-cell>
          <table:table-cell/>
          <table:table-cell table:formula="of:=IF([.I62]&lt;&gt;0; [.I62]; 900)" office:value-type="float" office:value="0.08169298172" calcext:value-type="float">
            <text:p>0.081692981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V62]+[.X62]" office:value-type="float" office:value="0.0954189777374" calcext:value-type="float">
            <text:p>0.0954189777</text:p>
          </table:table-cell>
          <table:table-cell office:value-type="float" office:value="0.0454189777374" calcext:value-type="float">
            <text:p>0.0454189777</text:p>
          </table:table-cell>
          <table:table-cell office:value-type="float" office:value="3" calcext:value-type="float">
            <text:p>3</text:p>
          </table:table-cell>
          <table:table-cell table:formula="of:=0.0201029777527+0.0114431381226" office:value-type="float" office:value="0.0315461158753" calcext:value-type="float">
            <text:p>0.0315461159</text:p>
          </table:table-cell>
          <table:table-cell office:value-type="float" office:value="0.0102531909943" calcext:value-type="float">
            <text:p>0.010253191</text:p>
          </table:table-cell>
          <table:table-cell office:value-type="float" office:value="0.00359535217285" calcext:value-type="float">
            <text:p>0.0035953522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13.555" calcext:value-type="float">
            <text:p>13.555</text:p>
          </table:table-cell>
          <table:table-cell office:value-type="float" office:value="1" calcext:value-type="float">
            <text:p>1</text:p>
          </table:table-cell>
          <table:table-cell office:value-type="float" office:value="0.124432086945" calcext:value-type="float">
            <text:p>0.1244320869</text:p>
          </table:table-cell>
          <table:table-cell table:formula="of:=[.F63] + [.H63]" office:value-type="float" office:value="13.679432086945" calcext:value-type="float">
            <text:p>13.6794320869</text:p>
          </table:table-cell>
          <table:table-cell/>
          <table:table-cell table:formula="of:=IF(AND([.C63]&lt;&gt;0;  [.I63] &lt;&gt; 0); [.I63] - [.C63]; 0)" office:value-type="float" office:value="0" calcext:value-type="float">
            <text:p>0</text:p>
          </table:table-cell>
          <table:table-cell/>
          <table:table-cell table:formula="of:=[.I63] - [.C63]" office:value-type="float" office:value="13.679432086945" calcext:value-type="float">
            <text:p>13.6794320869</text:p>
          </table:table-cell>
          <table:table-cell table:number-columns-repeated="3"/>
          <table:table-cell table:formula="of:=IF([.C63]&lt;&gt;0; [.C63]; 900)" office:value-type="float" office:value="900" calcext:value-type="float">
            <text:p>900</text:p>
          </table:table-cell>
          <table:table-cell/>
          <table:table-cell table:formula="of:=IF([.I63]&lt;&gt;0; [.I63]; 900)" office:value-type="float" office:value="13.679432086945" calcext:value-type="float">
            <text:p>13.6794320869</text:p>
          </table:table-cell>
          <table:table-cell table:number-columns-repeated="2"/>
          <table:table-cell office:value-type="float" office:value="13.583" calcext:value-type="float">
            <text:p>13.583</text:p>
          </table:table-cell>
          <table:table-cell table:formula="of:=[.V63]+[.X63]" office:value-type="float" office:value="13.99618488121" calcext:value-type="float">
            <text:p>13.9961848812</text:p>
          </table:table-cell>
          <table:table-cell office:value-type="float" office:value="0.41318488121" calcext:value-type="float">
            <text:p>0.4131848812</text:p>
          </table:table-cell>
          <table:table-cell office:value-type="float" office:value="3" calcext:value-type="float">
            <text:p>3</text:p>
          </table:table-cell>
          <table:table-cell table:formula="of:=0.050873041153+0.0375199317932" office:value-type="float" office:value="0.0883929729462" calcext:value-type="float">
            <text:p>0.0883929729</text:p>
          </table:table-cell>
          <table:table-cell office:value-type="float" office:value="0.134295940399" calcext:value-type="float">
            <text:p>0.1342959404</text:p>
          </table:table-cell>
          <table:table-cell office:value-type="float" office:value="0.190259456635" calcext:value-type="float">
            <text:p>0.1902594566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441.675" calcext:value-type="float">
            <text:p>441.675</text:p>
          </table:table-cell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5.248" calcext:value-type="float">
            <text:p>5.248</text:p>
          </table:table-cell>
          <table:table-cell office:value-type="float" office:value="1" calcext:value-type="float">
            <text:p>1</text:p>
          </table:table-cell>
          <table:table-cell office:value-type="float" office:value="0.0885372161865" calcext:value-type="float">
            <text:p>0.0885372162</text:p>
          </table:table-cell>
          <table:table-cell table:formula="of:=[.F64] + [.H64]" office:value-type="float" office:value="5.3365372161865" calcext:value-type="float">
            <text:p>5.3365372162</text:p>
          </table:table-cell>
          <table:table-cell/>
          <table:table-cell table:formula="of:=IF(AND([.C64]&lt;&gt;0;  [.I64] &lt;&gt; 0); [.I64] - [.C64]; 0)" office:value-type="float" office:value="-436.338462783814" calcext:value-type="float">
            <text:p>-436.3384627838</text:p>
          </table:table-cell>
          <table:table-cell/>
          <table:table-cell table:formula="of:=[.I64] - [.C64]" office:value-type="float" office:value="-436.338462783814" calcext:value-type="float">
            <text:p>-436.3384627838</text:p>
          </table:table-cell>
          <table:table-cell table:number-columns-repeated="3"/>
          <table:table-cell table:formula="of:=IF([.C64]&lt;&gt;0; [.C64]; 900)" office:value-type="float" office:value="441.675" calcext:value-type="float">
            <text:p>441.675</text:p>
          </table:table-cell>
          <table:table-cell/>
          <table:table-cell table:formula="of:=IF([.I64]&lt;&gt;0; [.I64]; 900)" office:value-type="float" office:value="5.3365372161865" calcext:value-type="float">
            <text:p>5.3365372162</text:p>
          </table:table-cell>
          <table:table-cell table:number-columns-repeated="2"/>
          <table:table-cell office:value-type="float" office:value="5.367" calcext:value-type="float">
            <text:p>5.367</text:p>
          </table:table-cell>
          <table:table-cell table:formula="of:=[.V64]+[.X64]" office:value-type="float" office:value="5.572705881119" calcext:value-type="float">
            <text:p>5.5727058811</text:p>
          </table:table-cell>
          <table:table-cell office:value-type="float" office:value="0.205705881119" calcext:value-type="float">
            <text:p>0.2057058811</text:p>
          </table:table-cell>
          <table:table-cell office:value-type="float" office:value="3" calcext:value-type="float">
            <text:p>3</text:p>
          </table:table-cell>
          <table:table-cell table:formula="of:=0.0462329387665+0.0219423770905" office:value-type="float" office:value="0.068175315857" calcext:value-type="float">
            <text:p>0.0681753159</text:p>
          </table:table-cell>
          <table:table-cell office:value-type="float" office:value="0.0671482086182" calcext:value-type="float">
            <text:p>0.0671482086</text:p>
          </table:table-cell>
          <table:table-cell office:value-type="float" office:value="0.0702629089355" calcext:value-type="float">
            <text:p>0.0702629089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office:value-type="float" office:value="0.0405249595642" calcext:value-type="float">
            <text:p>0.0405249596</text:p>
          </table:table-cell>
          <table:table-cell table:formula="of:=[.F65] + [.H65]" office:value-type="float" office:value="0.3835249595642" calcext:value-type="float">
            <text:p>0.3835249596</text:p>
          </table:table-cell>
          <table:table-cell/>
          <table:table-cell table:formula="of:=IF(AND([.C65]&lt;&gt;0;  [.I65] &lt;&gt; 0); [.I65] - [.C65]; 0)" office:value-type="float" office:value="0.0815249595642" calcext:value-type="float">
            <text:p>0.0815249596</text:p>
          </table:table-cell>
          <table:table-cell/>
          <table:table-cell table:formula="of:=[.I65] - [.C65]" office:value-type="float" office:value="0.0815249595642" calcext:value-type="float">
            <text:p>0.0815249596</text:p>
          </table:table-cell>
          <table:table-cell table:number-columns-repeated="3"/>
          <table:table-cell table:formula="of:=IF([.C65]&lt;&gt;0; [.C65]; 900)" office:value-type="float" office:value="0.302" calcext:value-type="float">
            <text:p>0.302</text:p>
          </table:table-cell>
          <table:table-cell/>
          <table:table-cell table:formula="of:=IF([.I65]&lt;&gt;0; [.I65]; 900)" office:value-type="float" office:value="0.3835249595642" calcext:value-type="float">
            <text:p>0.3835249596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table:formula="of:=[.V65]+[.X65]" office:value-type="float" office:value="0.4012288761139" calcext:value-type="float">
            <text:p>0.4012288761</text:p>
          </table:table-cell>
          <table:table-cell office:value-type="float" office:value="0.0562288761139" calcext:value-type="float">
            <text:p>0.0562288761</text:p>
          </table:table-cell>
          <table:table-cell office:value-type="float" office:value="3" calcext:value-type="float">
            <text:p>3</text:p>
          </table:table-cell>
          <table:table-cell table:formula="of:=0.0250308513641+0.0102562904358" office:value-type="float" office:value="0.0352871417999" calcext:value-type="float">
            <text:p>0.0352871418</text:p>
          </table:table-cell>
          <table:table-cell office:value-type="float" office:value="0.013444185257" calcext:value-type="float">
            <text:p>0.0134441853</text:p>
          </table:table-cell>
          <table:table-cell office:value-type="float" office:value="0.00745820999146" calcext:value-type="float">
            <text:p>0.00745821</text:p>
          </table:table-cell>
        </table:table-row>
        <table:table-row table:style-name="ro1">
          <table:table-cell office:value-type="string" calcext:value-type="string">
            <text:p>ipc-1998/logistics-round-1-strips/instance-33.pddl</text:p>
          </table:table-cell>
          <table:table-cell office:value-type="string" calcext:value-type="string">
            <text:p>SAT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ipc-1998/logistics-round-1-strips/instance-33.pddl</text:p>
          </table:table-cell>
          <table:table-cell office:value-type="string" calcext:value-type="string">
            <text:p>SAT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office:value-type="float" office:value="0.0991318225861" calcext:value-type="float">
            <text:p>0.0991318226</text:p>
          </table:table-cell>
          <table:table-cell table:formula="of:=[.F66] + [.H66]" office:value-type="float" office:value="0.1851318225861" calcext:value-type="float">
            <text:p>0.1851318226</text:p>
          </table:table-cell>
          <table:table-cell/>
          <table:table-cell table:formula="of:=IF(AND([.C66]&lt;&gt;0;  [.I66] &lt;&gt; 0); [.I66] - [.C66]; 0)" office:value-type="float" office:value="-0.0428681774139" calcext:value-type="float">
            <text:p>-0.0428681774</text:p>
          </table:table-cell>
          <table:table-cell/>
          <table:table-cell table:formula="of:=[.I66] - [.C66]" office:value-type="float" office:value="-0.0428681774139" calcext:value-type="float">
            <text:p>-0.0428681774</text:p>
          </table:table-cell>
          <table:table-cell table:number-columns-repeated="3"/>
          <table:table-cell table:formula="of:=IF([.C66]&lt;&gt;0; [.C66]; 900)" office:value-type="float" office:value="0.228" calcext:value-type="float">
            <text:p>0.228</text:p>
          </table:table-cell>
          <table:table-cell/>
          <table:table-cell table:formula="of:=IF([.I66]&lt;&gt;0; [.I66]; 900)" office:value-type="float" office:value="0.1851318225861" calcext:value-type="float">
            <text:p>0.1851318226</text:p>
          </table:table-cell>
          <table:table-cell table:number-columns-repeated="2"/>
          <table:table-cell office:value-type="float" office:value="0.087" calcext:value-type="float">
            <text:p>0.087</text:p>
          </table:table-cell>
          <table:table-cell table:formula="of:=[.V66]+[.X66]" office:value-type="float" office:value="0.44951115799" calcext:value-type="float">
            <text:p>0.449511158</text:p>
          </table:table-cell>
          <table:table-cell office:value-type="float" office:value="0.36251115799" calcext:value-type="float">
            <text:p>0.362511158</text:p>
          </table:table-cell>
          <table:table-cell office:value-type="float" office:value="11" calcext:value-type="float">
            <text:p>11</text:p>
          </table:table-cell>
          <table:table-cell table:formula="of:=0.0618970394135+0.0615561008453" office:value-type="float" office:value="0.1234531402588" calcext:value-type="float">
            <text:p>0.1234531403</text:p>
          </table:table-cell>
          <table:table-cell office:value-type="float" office:value="0.234382152557" calcext:value-type="float">
            <text:p>0.2343821526</text:p>
          </table:table-cell>
          <table:table-cell office:value-type="float" office:value="0.00463247299194" calcext:value-type="float">
            <text:p>0.004632473</text:p>
          </table:table-cell>
        </table:table-row>
        <table:table-row table:style-name="ro1">
          <table:table-cell office:value-type="string" calcext:value-type="string">
            <text:p>ipc-1998/logistics-round-1-strips/instance-31.pddl</text:p>
          </table:table-cell>
          <table:table-cell office:value-type="string" calcext:value-type="string">
            <text:p>SAT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ipc-1998/logistics-round-1-strips/instance-31.pddl</text:p>
          </table:table-cell>
          <table:table-cell office:value-type="string" calcext:value-type="string">
            <text:p>SAT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510020256042" calcext:value-type="float">
            <text:p>0.0510020256</text:p>
          </table:table-cell>
          <table:table-cell table:formula="of:=[.F67] + [.H67]" office:value-type="float" office:value="0.0960020256042" calcext:value-type="float">
            <text:p>0.0960020256</text:p>
          </table:table-cell>
          <table:table-cell/>
          <table:table-cell table:formula="of:=IF(AND([.C67]&lt;&gt;0;  [.I67] &lt;&gt; 0); [.I67] - [.C67]; 0)" office:value-type="float" office:value="-0.0209979743958" calcext:value-type="float">
            <text:p>-0.0209979744</text:p>
          </table:table-cell>
          <table:table-cell/>
          <table:table-cell table:formula="of:=[.I67] - [.C67]" office:value-type="float" office:value="-0.0209979743958" calcext:value-type="float">
            <text:p>-0.0209979744</text:p>
          </table:table-cell>
          <table:table-cell table:number-columns-repeated="3"/>
          <table:table-cell table:formula="of:=IF([.C67]&lt;&gt;0; [.C67]; 900)" office:value-type="float" office:value="0.117" calcext:value-type="float">
            <text:p>0.117</text:p>
          </table:table-cell>
          <table:table-cell/>
          <table:table-cell table:formula="of:=IF([.I67]&lt;&gt;0; [.I67]; 900)" office:value-type="float" office:value="0.0960020256042" calcext:value-type="float">
            <text:p>0.0960020256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table:formula="of:=[.V67]+[.X67]" office:value-type="float" office:value="0.1247650814056" calcext:value-type="float">
            <text:p>0.1247650814</text:p>
          </table:table-cell>
          <table:table-cell office:value-type="float" office:value="0.0797650814056" calcext:value-type="float">
            <text:p>0.0797650814</text:p>
          </table:table-cell>
          <table:table-cell office:value-type="float" office:value="8" calcext:value-type="float">
            <text:p>8</text:p>
          </table:table-cell>
          <table:table-cell table:formula="of:=0.0324277877808+0.0210072994232" office:value-type="float" office:value="0.053435087204" calcext:value-type="float">
            <text:p>0.0534350872</text:p>
          </table:table-cell>
          <table:table-cell office:value-type="float" office:value="0.0238950252533" calcext:value-type="float">
            <text:p>0.0238950253</text:p>
          </table:table-cell>
          <table:table-cell office:value-type="float" office:value="0.00241041183472" calcext:value-type="float">
            <text:p>0.0024104118</text:p>
          </table:table-cell>
        </table:table-row>
        <table:table-row table:style-name="ro1">
          <table:table-cell office:value-type="string" calcext:value-type="string">
            <text:p>ipc-1998/logistics-round-1-strips/instance-32.pddl</text:p>
          </table:table-cell>
          <table:table-cell office:value-type="string" calcext:value-type="string">
            <text:p>SA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ipc-1998/logistics-round-1-strips/instance-32.pddl</text:p>
          </table:table-cell>
          <table:table-cell office:value-type="string" calcext:value-type="string">
            <text:p>SAT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0405840873718" calcext:value-type="float">
            <text:p>0.0405840874</text:p>
          </table:table-cell>
          <table:table-cell table:formula="of:=[.F68] + [.H68]" office:value-type="float" office:value="0.0855840873718" calcext:value-type="float">
            <text:p>0.0855840874</text:p>
          </table:table-cell>
          <table:table-cell/>
          <table:table-cell table:formula="of:=IF(AND([.C68]&lt;&gt;0;  [.I68] &lt;&gt; 0); [.I68] - [.C68]; 0)" office:value-type="float" office:value="-0.0104159126282" calcext:value-type="float">
            <text:p>-0.0104159126</text:p>
          </table:table-cell>
          <table:table-cell/>
          <table:table-cell table:formula="of:=[.I68] - [.C68]" office:value-type="float" office:value="-0.0104159126282" calcext:value-type="float">
            <text:p>-0.0104159126</text:p>
          </table:table-cell>
          <table:table-cell table:number-columns-repeated="3"/>
          <table:table-cell table:formula="of:=IF([.C68]&lt;&gt;0; [.C68]; 900)" office:value-type="float" office:value="0.096" calcext:value-type="float">
            <text:p>0.096</text:p>
          </table:table-cell>
          <table:table-cell/>
          <table:table-cell table:formula="of:=IF([.I68]&lt;&gt;0; [.I68]; 900)" office:value-type="float" office:value="0.0855840873718" calcext:value-type="float">
            <text:p>0.0855840874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table:formula="of:=[.V68]+[.X68]" office:value-type="float" office:value="0.17670003891" calcext:value-type="float">
            <text:p>0.1767000389</text:p>
          </table:table-cell>
          <table:table-cell office:value-type="float" office:value="0.13170003891" calcext:value-type="float">
            <text:p>0.1317000389</text:p>
          </table:table-cell>
          <table:table-cell office:value-type="float" office:value="8" calcext:value-type="float">
            <text:p>8</text:p>
          </table:table-cell>
          <table:table-cell table:formula="of:=0.02277302742+0.0197687149048" office:value-type="float" office:value="0.0425417423248" calcext:value-type="float">
            <text:p>0.0425417423</text:p>
          </table:table-cell>
          <table:table-cell office:value-type="float" office:value="0.0850782394409" calcext:value-type="float">
            <text:p>0.0850782394</text:p>
          </table:table-cell>
          <table:table-cell office:value-type="float" office:value="0.00404000282288" calcext:value-type="float">
            <text:p>0.0040400028</text:p>
          </table:table-cell>
        </table:table-row>
        <table:table-row table:style-name="ro1">
          <table:table-cell office:value-type="string" calcext:value-type="string">
            <text:p>ipc-2000/blocks-strips-typed/instance-27.pddl</text:p>
          </table:table-cell>
          <table:table-cell office:value-type="string" calcext:value-type="string">
            <text:p>SAT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ipc-2000/blocks-strips-typed/instance-27.pddl</text:p>
          </table:table-cell>
          <table:table-cell office:value-type="string" calcext:value-type="string">
            <text:p>SAT</text:p>
          </table:table-cell>
          <table:table-cell office:value-type="float" office:value="1.031" calcext:value-type="float">
            <text:p>1.031</text:p>
          </table:table-cell>
          <table:table-cell office:value-type="float" office:value="1" calcext:value-type="float">
            <text:p>1</text:p>
          </table:table-cell>
          <table:table-cell office:value-type="float" office:value="0.20133805275" calcext:value-type="float">
            <text:p>0.2013380528</text:p>
          </table:table-cell>
          <table:table-cell table:formula="of:=[.F69] + [.H69]" office:value-type="float" office:value="1.23233805275" calcext:value-type="float">
            <text:p>1.2323380528</text:p>
          </table:table-cell>
          <table:table-cell/>
          <table:table-cell table:formula="of:=IF(AND([.C69]&lt;&gt;0;  [.I69] &lt;&gt; 0); [.I69] - [.C69]; 0)" office:value-type="float" office:value="-5.62566194725" calcext:value-type="float">
            <text:p>-5.6256619473</text:p>
          </table:table-cell>
          <table:table-cell/>
          <table:table-cell table:formula="of:=[.I69] - [.C69]" office:value-type="float" office:value="-5.62566194725" calcext:value-type="float">
            <text:p>-5.6256619473</text:p>
          </table:table-cell>
          <table:table-cell table:number-columns-repeated="3"/>
          <table:table-cell table:formula="of:=IF([.C69]&lt;&gt;0; [.C69]; 900)" office:value-type="float" office:value="6.858" calcext:value-type="float">
            <text:p>6.858</text:p>
          </table:table-cell>
          <table:table-cell/>
          <table:table-cell table:formula="of:=IF([.I69]&lt;&gt;0; [.I69]; 900)" office:value-type="float" office:value="1.23233805275" calcext:value-type="float">
            <text:p>1.2323380528</text:p>
          </table:table-cell>
          <table:table-cell table:number-columns-repeated="2"/>
          <table:table-cell office:value-type="float" office:value="1.039" calcext:value-type="float">
            <text:p>1.039</text:p>
          </table:table-cell>
          <table:table-cell table:formula="of:=[.V69]+[.X69]" office:value-type="float" office:value="1.465670074463" calcext:value-type="float">
            <text:p>1.4656700745</text:p>
          </table:table-cell>
          <table:table-cell office:value-type="float" office:value="0.426670074463" calcext:value-type="float">
            <text:p>0.4266700745</text:p>
          </table:table-cell>
          <table:table-cell office:value-type="float" office:value="1" calcext:value-type="float">
            <text:p>1</text:p>
          </table:table-cell>
          <table:table-cell table:formula="of:=0.138923168182+0.0226743221283" office:value-type="float" office:value="0.1615974903103" calcext:value-type="float">
            <text:p>0.1615974903</text:p>
          </table:table-cell>
          <table:table-cell office:value-type="float" office:value="0.122157335281" calcext:value-type="float">
            <text:p>0.1221573353</text:p>
          </table:table-cell>
          <table:table-cell office:value-type="float" office:value="0.142729282379" calcext:value-type="float">
            <text:p>0.1427292824</text:p>
          </table:table-cell>
        </table:table-row>
        <table:table-row table:style-name="ro1">
          <table:table-cell office:value-type="string" calcext:value-type="string">
            <text:p>ipc-2000/blocks-strips-typed/instance-37.pddl</text:p>
          </table:table-cell>
          <table:table-cell office:value-type="string" calcext:value-type="string">
            <text:p>SAT</text:p>
          </table:table-cell>
          <table:table-cell office:value-type="float" office:value="30.133" calcext:value-type="float">
            <text:p>30.133</text:p>
          </table:table-cell>
          <table:table-cell office:value-type="string" calcext:value-type="string">
            <text:p>ipc-2000/blocks-strips-typed/instance-37.pddl</text:p>
          </table:table-cell>
          <table:table-cell office:value-type="string" calcext:value-type="string">
            <text:p>SAT</text:p>
          </table:table-cell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float" office:value="0.379726886749" calcext:value-type="float">
            <text:p>0.3797268867</text:p>
          </table:table-cell>
          <table:table-cell table:formula="of:=[.F70] + [.H70]" office:value-type="float" office:value="4.749726886749" calcext:value-type="float">
            <text:p>4.7497268867</text:p>
          </table:table-cell>
          <table:table-cell/>
          <table:table-cell table:formula="of:=IF(AND([.C70]&lt;&gt;0;  [.I70] &lt;&gt; 0); [.I70] - [.C70]; 0)" office:value-type="float" office:value="-25.383273113251" calcext:value-type="float">
            <text:p>-25.3832731133</text:p>
          </table:table-cell>
          <table:table-cell/>
          <table:table-cell table:formula="of:=[.I70] - [.C70]" office:value-type="float" office:value="-25.383273113251" calcext:value-type="float">
            <text:p>-25.3832731133</text:p>
          </table:table-cell>
          <table:table-cell table:number-columns-repeated="3"/>
          <table:table-cell table:formula="of:=IF([.C70]&lt;&gt;0; [.C70]; 900)" office:value-type="float" office:value="30.133" calcext:value-type="float">
            <text:p>30.133</text:p>
          </table:table-cell>
          <table:table-cell/>
          <table:table-cell table:formula="of:=IF([.I70]&lt;&gt;0; [.I70]; 900)" office:value-type="float" office:value="4.749726886749" calcext:value-type="float">
            <text:p>4.7497268867</text:p>
          </table:table-cell>
          <table:table-cell table:number-columns-repeated="2"/>
          <table:table-cell office:value-type="float" office:value="4.121" calcext:value-type="float">
            <text:p>4.121</text:p>
          </table:table-cell>
          <table:table-cell table:formula="of:=[.V70]+[.X70]" office:value-type="float" office:value="5.1464509449" calcext:value-type="float">
            <text:p>5.1464509449</text:p>
          </table:table-cell>
          <table:table-cell office:value-type="float" office:value="1.0254509449" calcext:value-type="float">
            <text:p>1.0254509449</text:p>
          </table:table-cell>
          <table:table-cell office:value-type="float" office:value="1" calcext:value-type="float">
            <text:p>1</text:p>
          </table:table-cell>
          <table:table-cell table:formula="of:=0.272836208344+0.051465511322" office:value-type="float" office:value="0.324301719666" calcext:value-type="float">
            <text:p>0.3243017197</text:p>
          </table:table-cell>
          <table:table-cell office:value-type="float" office:value="0.377943992615" calcext:value-type="float">
            <text:p>0.3779439926</text:p>
          </table:table-cell>
          <table:table-cell office:value-type="float" office:value="0.322900772095" calcext:value-type="float">
            <text:p>0.3229007721</text:p>
          </table:table-cell>
        </table:table-row>
        <table:table-row table:style-name="ro1"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7.085" calcext:value-type="float">
            <text:p>7.085</text:p>
          </table:table-cell>
          <table:table-cell office:value-type="string" calcext:value-type="string">
            <text:p>ipc-2000/blocks-strips-typed/instance-29.pddl</text:p>
          </table:table-cell>
          <table:table-cell office:value-type="string" calcext:value-type="string">
            <text:p>SAT</text:p>
          </table:table-cell>
          <table:table-cell office:value-type="float" office:value="0.718" calcext:value-type="float">
            <text:p>0.718</text:p>
          </table:table-cell>
          <table:table-cell office:value-type="float" office:value="1" calcext:value-type="float">
            <text:p>1</text:p>
          </table:table-cell>
          <table:table-cell office:value-type="float" office:value="0.223062992096" calcext:value-type="float">
            <text:p>0.2230629921</text:p>
          </table:table-cell>
          <table:table-cell table:formula="of:=[.F71] + [.H71]" office:value-type="float" office:value="0.941062992096" calcext:value-type="float">
            <text:p>0.9410629921</text:p>
          </table:table-cell>
          <table:table-cell/>
          <table:table-cell table:formula="of:=IF(AND([.C71]&lt;&gt;0;  [.I71] &lt;&gt; 0); [.I71] - [.C71]; 0)" office:value-type="float" office:value="-6.143937007904" calcext:value-type="float">
            <text:p>-6.1439370079</text:p>
          </table:table-cell>
          <table:table-cell/>
          <table:table-cell table:formula="of:=[.I71] - [.C71]" office:value-type="float" office:value="-6.143937007904" calcext:value-type="float">
            <text:p>-6.1439370079</text:p>
          </table:table-cell>
          <table:table-cell table:number-columns-repeated="3"/>
          <table:table-cell table:formula="of:=IF([.C71]&lt;&gt;0; [.C71]; 900)" office:value-type="float" office:value="7.085" calcext:value-type="float">
            <text:p>7.085</text:p>
          </table:table-cell>
          <table:table-cell/>
          <table:table-cell table:formula="of:=IF([.I71]&lt;&gt;0; [.I71]; 900)" office:value-type="float" office:value="0.941062992096" calcext:value-type="float">
            <text:p>0.9410629921</text:p>
          </table:table-cell>
          <table:table-cell table:number-columns-repeated="2"/>
          <table:table-cell office:value-type="float" office:value="0.731" calcext:value-type="float">
            <text:p>0.731</text:p>
          </table:table-cell>
          <table:table-cell table:formula="of:=[.V71]+[.X71]" office:value-type="float" office:value="1.153497987747" calcext:value-type="float">
            <text:p>1.1534979877</text:p>
          </table:table-cell>
          <table:table-cell office:value-type="float" office:value="0.422497987747" calcext:value-type="float">
            <text:p>0.4224979877</text:p>
          </table:table-cell>
          <table:table-cell office:value-type="float" office:value="1" calcext:value-type="float">
            <text:p>1</text:p>
          </table:table-cell>
          <table:table-cell table:formula="of:=0.158077955246+0.023252248764" office:value-type="float" office:value="0.18133020401" calcext:value-type="float">
            <text:p>0.181330204</text:p>
          </table:table-cell>
          <table:table-cell office:value-type="float" office:value="0.125458478928" calcext:value-type="float">
            <text:p>0.1254584789</text:p>
          </table:table-cell>
          <table:table-cell office:value-type="float" office:value="0.115558862686" calcext:value-type="float">
            <text:p>0.1155588627</text:p>
          </table:table-cell>
        </table:table-row>
        <table:table-row table:style-name="ro1">
          <table:table-cell office:value-type="string" calcext:value-type="string">
            <text:p>ipc-2000/blocks-strips-typed/instance-38.pddl</text:p>
          </table:table-cell>
          <table:table-cell office:value-type="string" calcext:value-type="string">
            <text:p>SAT</text:p>
          </table:table-cell>
          <table:table-cell office:value-type="float" office:value="35.24" calcext:value-type="float">
            <text:p>35.24</text:p>
          </table:table-cell>
          <table:table-cell office:value-type="string" calcext:value-type="string">
            <text:p>ipc-2000/blocks-strips-typed/instance-38.pddl</text:p>
          </table:table-cell>
          <table:table-cell office:value-type="string" calcext:value-type="string">
            <text:p>SAT</text:p>
          </table:table-cell>
          <table:table-cell office:value-type="float" office:value="3.973" calcext:value-type="float">
            <text:p>3.973</text:p>
          </table:table-cell>
          <table:table-cell office:value-type="float" office:value="1" calcext:value-type="float">
            <text:p>1</text:p>
          </table:table-cell>
          <table:table-cell office:value-type="float" office:value="0.383324146271" calcext:value-type="float">
            <text:p>0.3833241463</text:p>
          </table:table-cell>
          <table:table-cell table:formula="of:=[.F72] + [.H72]" office:value-type="float" office:value="4.356324146271" calcext:value-type="float">
            <text:p>4.3563241463</text:p>
          </table:table-cell>
          <table:table-cell/>
          <table:table-cell table:formula="of:=IF(AND([.C72]&lt;&gt;0;  [.I72] &lt;&gt; 0); [.I72] - [.C72]; 0)" office:value-type="float" office:value="-30.883675853729" calcext:value-type="float">
            <text:p>-30.8836758537</text:p>
          </table:table-cell>
          <table:table-cell/>
          <table:table-cell table:formula="of:=[.I72] - [.C72]" office:value-type="float" office:value="-30.883675853729" calcext:value-type="float">
            <text:p>-30.8836758537</text:p>
          </table:table-cell>
          <table:table-cell table:number-columns-repeated="3"/>
          <table:table-cell table:formula="of:=IF([.C72]&lt;&gt;0; [.C72]; 900)" office:value-type="float" office:value="35.24" calcext:value-type="float">
            <text:p>35.24</text:p>
          </table:table-cell>
          <table:table-cell/>
          <table:table-cell table:formula="of:=IF([.I72]&lt;&gt;0; [.I72]; 900)" office:value-type="float" office:value="4.356324146271" calcext:value-type="float">
            <text:p>4.3563241463</text:p>
          </table:table-cell>
          <table:table-cell table:number-columns-repeated="2"/>
          <table:table-cell office:value-type="float" office:value="3.957" calcext:value-type="float">
            <text:p>3.957</text:p>
          </table:table-cell>
          <table:table-cell table:formula="of:=[.V72]+[.X72]" office:value-type="float" office:value="5.11791609001" calcext:value-type="float">
            <text:p>5.11791609</text:p>
          </table:table-cell>
          <table:table-cell office:value-type="float" office:value="1.16091609001" calcext:value-type="float">
            <text:p>1.16091609</text:p>
          </table:table-cell>
          <table:table-cell office:value-type="float" office:value="1" calcext:value-type="float">
            <text:p>1</text:p>
          </table:table-cell>
          <table:table-cell table:formula="of:=0.270672798157+0.0564813613892" office:value-type="float" office:value="0.3271541595462" calcext:value-type="float">
            <text:p>0.3271541595</text:p>
          </table:table-cell>
          <table:table-cell office:value-type="float" office:value="0.4213783741" calcext:value-type="float">
            <text:p>0.4213783741</text:p>
          </table:table-cell>
          <table:table-cell office:value-type="float" office:value="0.412011384964" calcext:value-type="float">
            <text:p>0.412011385</text:p>
          </table:table-cell>
        </table:table-row>
        <table:table-row table:style-name="ro1"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7.091" calcext:value-type="float">
            <text:p>7.091</text:p>
          </table:table-cell>
          <table:table-cell office:value-type="string" calcext:value-type="string">
            <text:p>ipc-2000/blocks-strips-typed/instance-30.pddl</text:p>
          </table:table-cell>
          <table:table-cell office:value-type="string" calcext:value-type="string">
            <text:p>SAT</text:p>
          </table:table-cell>
          <table:table-cell office:value-type="float" office:value="0.841" calcext:value-type="float">
            <text:p>0.841</text:p>
          </table:table-cell>
          <table:table-cell office:value-type="float" office:value="1" calcext:value-type="float">
            <text:p>1</text:p>
          </table:table-cell>
          <table:table-cell office:value-type="float" office:value="0.2238509655" calcext:value-type="float">
            <text:p>0.2238509655</text:p>
          </table:table-cell>
          <table:table-cell table:formula="of:=[.F73] + [.H73]" office:value-type="float" office:value="1.0648509655" calcext:value-type="float">
            <text:p>1.0648509655</text:p>
          </table:table-cell>
          <table:table-cell/>
          <table:table-cell table:formula="of:=IF(AND([.C73]&lt;&gt;0;  [.I73] &lt;&gt; 0); [.I73] - [.C73]; 0)" office:value-type="float" office:value="-6.0261490345" calcext:value-type="float">
            <text:p>-6.0261490345</text:p>
          </table:table-cell>
          <table:table-cell/>
          <table:table-cell table:formula="of:=[.I73] - [.C73]" office:value-type="float" office:value="-6.0261490345" calcext:value-type="float">
            <text:p>-6.0261490345</text:p>
          </table:table-cell>
          <table:table-cell table:number-columns-repeated="3"/>
          <table:table-cell table:formula="of:=IF([.C73]&lt;&gt;0; [.C73]; 900)" office:value-type="float" office:value="7.091" calcext:value-type="float">
            <text:p>7.091</text:p>
          </table:table-cell>
          <table:table-cell/>
          <table:table-cell table:formula="of:=IF([.I73]&lt;&gt;0; [.I73]; 900)" office:value-type="float" office:value="1.0648509655" calcext:value-type="float">
            <text:p>1.0648509655</text:p>
          </table:table-cell>
          <table:table-cell table:number-columns-repeated="2"/>
          <table:table-cell office:value-type="float" office:value="0.849" calcext:value-type="float">
            <text:p>0.849</text:p>
          </table:table-cell>
          <table:table-cell table:formula="of:=[.V73]+[.X73]" office:value-type="float" office:value="1.295980953217" calcext:value-type="float">
            <text:p>1.2959809532</text:p>
          </table:table-cell>
          <table:table-cell office:value-type="float" office:value="0.446980953217" calcext:value-type="float">
            <text:p>0.4469809532</text:p>
          </table:table-cell>
          <table:table-cell office:value-type="float" office:value="1" calcext:value-type="float">
            <text:p>1</text:p>
          </table:table-cell>
          <table:table-cell table:formula="of:=0.165712118149+0.024605512619" office:value-type="float" office:value="0.190317630768" calcext:value-type="float">
            <text:p>0.1903176308</text:p>
          </table:table-cell>
          <table:table-cell office:value-type="float" office:value="0.139949798584" calcext:value-type="float">
            <text:p>0.1399497986</text:p>
          </table:table-cell>
          <table:table-cell office:value-type="float" office:value="0.116533517838" calcext:value-type="float">
            <text:p>0.1165335178</text:p>
          </table:table-cell>
        </table:table-row>
        <table:table-row table:style-name="ro1"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ipc-2000/blocks-strips-typed/instance-24.pddl</text:p>
          </table:table-cell>
          <table:table-cell office:value-type="string" calcext:value-type="string">
            <text:p>SAT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 office:value-type="float" office:value="0.14291882515" calcext:value-type="float">
            <text:p>0.1429188252</text:p>
          </table:table-cell>
          <table:table-cell table:formula="of:=[.F74] + [.H74]" office:value-type="float" office:value="0.72891882515" calcext:value-type="float">
            <text:p>0.7289188252</text:p>
          </table:table-cell>
          <table:table-cell/>
          <table:table-cell table:formula="of:=IF(AND([.C74]&lt;&gt;0;  [.I74] &lt;&gt; 0); [.I74] - [.C74]; 0)" office:value-type="float" office:value="-2.39008117485" calcext:value-type="float">
            <text:p>-2.3900811749</text:p>
          </table:table-cell>
          <table:table-cell/>
          <table:table-cell table:formula="of:=[.I74] - [.C74]" office:value-type="float" office:value="-2.39008117485" calcext:value-type="float">
            <text:p>-2.3900811749</text:p>
          </table:table-cell>
          <table:table-cell table:number-columns-repeated="3"/>
          <table:table-cell table:formula="of:=IF([.C74]&lt;&gt;0; [.C74]; 900)" office:value-type="float" office:value="3.119" calcext:value-type="float">
            <text:p>3.119</text:p>
          </table:table-cell>
          <table:table-cell/>
          <table:table-cell table:formula="of:=IF([.I74]&lt;&gt;0; [.I74]; 900)" office:value-type="float" office:value="0.72891882515" calcext:value-type="float">
            <text:p>0.7289188252</text:p>
          </table:table-cell>
          <table:table-cell table:number-columns-repeated="2"/>
          <table:table-cell office:value-type="float" office:value="0.591" calcext:value-type="float">
            <text:p>0.591</text:p>
          </table:table-cell>
          <table:table-cell table:formula="of:=[.V74]+[.X74]" office:value-type="float" office:value="0.838589826584" calcext:value-type="float">
            <text:p>0.8385898266</text:p>
          </table:table-cell>
          <table:table-cell office:value-type="float" office:value="0.247589826584" calcext:value-type="float">
            <text:p>0.2475898266</text:p>
          </table:table-cell>
          <table:table-cell office:value-type="float" office:value="1" calcext:value-type="float">
            <text:p>1</text:p>
          </table:table-cell>
          <table:table-cell table:formula="of:=0.0960259437561+0.0141150951385" office:value-type="float" office:value="0.1101410388946" calcext:value-type="float">
            <text:p>0.1101410389</text:p>
          </table:table-cell>
          <table:table-cell office:value-type="float" office:value="0.0626547336578" calcext:value-type="float">
            <text:p>0.0626547337</text:p>
          </table:table-cell>
          <table:table-cell office:value-type="float" office:value="0.0746734142303" calcext:value-type="float">
            <text:p>0.0746734142</text:p>
          </table:table-cell>
        </table:table-row>
        <table:table-row table:style-name="ro1">
          <table:table-cell office:value-type="string" calcext:value-type="string">
            <text:p>ipc-2000/blocks-strips-typed/instance-42.pddl</text:p>
          </table:table-cell>
          <table:table-cell office:value-type="string" calcext:value-type="string">
            <text:p>SAT</text:p>
          </table:table-cell>
          <table:table-cell office:value-type="float" office:value="115.266" calcext:value-type="float">
            <text:p>115.266</text:p>
          </table:table-cell>
          <table:table-cell office:value-type="string" calcext:value-type="string">
            <text:p>ipc-2000/blocks-strips-typed/instance-42.pddl</text:p>
          </table:table-cell>
          <table:table-cell office:value-type="string" calcext:value-type="string">
            <text:p>SAT</text:p>
          </table:table-cell>
          <table:table-cell office:value-type="float" office:value="6.745" calcext:value-type="float">
            <text:p>6.745</text:p>
          </table:table-cell>
          <table:table-cell office:value-type="float" office:value="1" calcext:value-type="float">
            <text:p>1</text:p>
          </table:table-cell>
          <table:table-cell office:value-type="float" office:value="0.505931854248" calcext:value-type="float">
            <text:p>0.5059318542</text:p>
          </table:table-cell>
          <table:table-cell table:formula="of:=[.F75] + [.H75]" office:value-type="float" office:value="7.250931854248" calcext:value-type="float">
            <text:p>7.2509318542</text:p>
          </table:table-cell>
          <table:table-cell/>
          <table:table-cell table:formula="of:=IF(AND([.C75]&lt;&gt;0;  [.I75] &lt;&gt; 0); [.I75] - [.C75]; 0)" office:value-type="float" office:value="-108.015068145752" calcext:value-type="float">
            <text:p>-108.0150681458</text:p>
          </table:table-cell>
          <table:table-cell/>
          <table:table-cell table:formula="of:=[.I75] - [.C75]" office:value-type="float" office:value="-108.015068145752" calcext:value-type="float">
            <text:p>-108.0150681458</text:p>
          </table:table-cell>
          <table:table-cell table:number-columns-repeated="3"/>
          <table:table-cell table:formula="of:=IF([.C75]&lt;&gt;0; [.C75]; 900)" office:value-type="float" office:value="115.266" calcext:value-type="float">
            <text:p>115.266</text:p>
          </table:table-cell>
          <table:table-cell/>
          <table:table-cell table:formula="of:=IF([.I75]&lt;&gt;0; [.I75]; 900)" office:value-type="float" office:value="7.250931854248" calcext:value-type="float">
            <text:p>7.2509318542</text:p>
          </table:table-cell>
          <table:table-cell table:number-columns-repeated="2"/>
          <table:table-cell office:value-type="float" office:value="6.636" calcext:value-type="float">
            <text:p>6.636</text:p>
          </table:table-cell>
          <table:table-cell table:formula="of:=[.V75]+[.X75]" office:value-type="float" office:value="8.27615698433" calcext:value-type="float">
            <text:p>8.2761569843</text:p>
          </table:table-cell>
          <table:table-cell office:value-type="float" office:value="1.64015698433" calcext:value-type="float">
            <text:p>1.6401569843</text:p>
          </table:table-cell>
          <table:table-cell office:value-type="float" office:value="1" calcext:value-type="float">
            <text:p>1</text:p>
          </table:table-cell>
          <table:table-cell table:formula="of:=0.37877202034+0.0706021785736" office:value-type="float" office:value="0.4493741989136" calcext:value-type="float">
            <text:p>0.4493741989</text:p>
          </table:table-cell>
          <table:table-cell office:value-type="float" office:value="0.62269949913" calcext:value-type="float">
            <text:p>0.6226994991</text:p>
          </table:table-cell>
          <table:table-cell office:value-type="float" office:value="0.567662239075" calcext:value-type="float">
            <text:p>0.5676622391</text:p>
          </table:table-cell>
        </table:table-row>
        <table:table-row table:style-name="ro1">
          <table:table-cell office:value-type="string" calcext:value-type="string">
            <text:p>ipc-2000/blocks-strips-typed/instance-36.pddl</text:p>
          </table:table-cell>
          <table:table-cell office:value-type="string" calcext:value-type="string">
            <text:p>SAT</text:p>
          </table:table-cell>
          <table:table-cell office:value-type="float" office:value="90.22" calcext:value-type="float">
            <text:p>90.22</text:p>
          </table:table-cell>
          <table:table-cell office:value-type="string" calcext:value-type="string">
            <text:p>ipc-2000/blocks-strips-typed/instance-36.pddl</text:p>
          </table:table-cell>
          <table:table-cell office:value-type="string" calcext:value-type="string">
            <text:p>SAT</text:p>
          </table:table-cell>
          <table:table-cell office:value-type="float" office:value="2.052" calcext:value-type="float">
            <text:p>2.052</text:p>
          </table:table-cell>
          <table:table-cell office:value-type="float" office:value="1" calcext:value-type="float">
            <text:p>1</text:p>
          </table:table-cell>
          <table:table-cell office:value-type="float" office:value="0.336499929428" calcext:value-type="float">
            <text:p>0.3364999294</text:p>
          </table:table-cell>
          <table:table-cell table:formula="of:=[.F76] + [.H76]" office:value-type="float" office:value="2.388499929428" calcext:value-type="float">
            <text:p>2.3884999294</text:p>
          </table:table-cell>
          <table:table-cell/>
          <table:table-cell table:formula="of:=IF(AND([.C76]&lt;&gt;0;  [.I76] &lt;&gt; 0); [.I76] - [.C76]; 0)" office:value-type="float" office:value="-87.831500070572" calcext:value-type="float">
            <text:p>-87.8315000706</text:p>
          </table:table-cell>
          <table:table-cell/>
          <table:table-cell table:formula="of:=[.I76] - [.C76]" office:value-type="float" office:value="-87.831500070572" calcext:value-type="float">
            <text:p>-87.8315000706</text:p>
          </table:table-cell>
          <table:table-cell table:number-columns-repeated="3"/>
          <table:table-cell table:formula="of:=IF([.C76]&lt;&gt;0; [.C76]; 900)" office:value-type="float" office:value="90.22" calcext:value-type="float">
            <text:p>90.22</text:p>
          </table:table-cell>
          <table:table-cell/>
          <table:table-cell table:formula="of:=IF([.I76]&lt;&gt;0; [.I76]; 900)" office:value-type="float" office:value="2.388499929428" calcext:value-type="float">
            <text:p>2.3884999294</text:p>
          </table:table-cell>
          <table:table-cell table:number-columns-repeated="2"/>
          <table:table-cell office:value-type="float" office:value="2.312" calcext:value-type="float">
            <text:p>2.312</text:p>
          </table:table-cell>
          <table:table-cell table:formula="of:=[.V76]+[.X76]" office:value-type="float" office:value="3.215486967087" calcext:value-type="float">
            <text:p>3.2154869671</text:p>
          </table:table-cell>
          <table:table-cell office:value-type="float" office:value="0.903486967087" calcext:value-type="float">
            <text:p>0.9034869671</text:p>
          </table:table-cell>
          <table:table-cell office:value-type="float" office:value="1" calcext:value-type="float">
            <text:p>1</text:p>
          </table:table-cell>
          <table:table-cell table:formula="of:=0.242937088013+0.0459892749786" office:value-type="float" office:value="0.2889263629916" calcext:value-type="float">
            <text:p>0.288926363</text:p>
          </table:table-cell>
          <table:table-cell office:value-type="float" office:value="0.318844079971" calcext:value-type="float">
            <text:p>0.31884408</text:p>
          </table:table-cell>
          <table:table-cell office:value-type="float" office:value="0.295402050018" calcext:value-type="float">
            <text:p>0.29540205</text:p>
          </table:table-cell>
        </table:table-row>
        <table:table-row table:style-name="ro1"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ipc-2000/blocks-strips-typed/instance-22.pddl</text:p>
          </table:table-cell>
          <table:table-cell office:value-type="string" calcext:value-type="string">
            <text:p>SA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143000841141" calcext:value-type="float">
            <text:p>0.1430008411</text:p>
          </table:table-cell>
          <table:table-cell table:formula="of:=[.F77] + [.H77]" office:value-type="float" office:value="1.003000841141" calcext:value-type="float">
            <text:p>1.0030008411</text:p>
          </table:table-cell>
          <table:table-cell/>
          <table:table-cell table:formula="of:=IF(AND([.C77]&lt;&gt;0;  [.I77] &lt;&gt; 0); [.I77] - [.C77]; 0)" office:value-type="float" office:value="-2.535999158859" calcext:value-type="float">
            <text:p>-2.5359991589</text:p>
          </table:table-cell>
          <table:table-cell/>
          <table:table-cell table:formula="of:=[.I77] - [.C77]" office:value-type="float" office:value="-2.535999158859" calcext:value-type="float">
            <text:p>-2.5359991589</text:p>
          </table:table-cell>
          <table:table-cell table:number-columns-repeated="3"/>
          <table:table-cell table:formula="of:=IF([.C77]&lt;&gt;0; [.C77]; 900)" office:value-type="float" office:value="3.539" calcext:value-type="float">
            <text:p>3.539</text:p>
          </table:table-cell>
          <table:table-cell/>
          <table:table-cell table:formula="of:=IF([.I77]&lt;&gt;0; [.I77]; 900)" office:value-type="float" office:value="1.003000841141" calcext:value-type="float">
            <text:p>1.003000841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table:formula="of:=[.V77]+[.X77]" office:value-type="float" office:value="1.100001098633" calcext:value-type="float">
            <text:p>1.1000010986</text:p>
          </table:table-cell>
          <table:table-cell office:value-type="float" office:value="0.248001098633" calcext:value-type="float">
            <text:p>0.2480010986</text:p>
          </table:table-cell>
          <table:table-cell office:value-type="float" office:value="1" calcext:value-type="float">
            <text:p>1</text:p>
          </table:table-cell>
          <table:table-cell table:formula="of:=0.0952961444855+0.0140655040741" office:value-type="float" office:value="0.1093616485596" calcext:value-type="float">
            <text:p>0.1093616486</text:p>
          </table:table-cell>
          <table:table-cell office:value-type="float" office:value="0.0633788108826" calcext:value-type="float">
            <text:p>0.0633788109</text:p>
          </table:table-cell>
          <table:table-cell office:value-type="float" office:value="0.0751392841339" calcext:value-type="float">
            <text:p>0.0751392841</text:p>
          </table:table-cell>
        </table:table-row>
        <table:table-row table:style-name="ro1">
          <table:table-cell office:value-type="string" calcext:value-type="string">
            <text:p>ipc-2000/blocks-strips-typed/instance-28.pddl</text:p>
          </table:table-cell>
          <table:table-cell office:value-type="string" calcext:value-type="string">
            <text:p>SAT</text:p>
          </table:table-cell>
          <table:table-cell office:value-type="float" office:value="6.732" calcext:value-type="float">
            <text:p>6.732</text:p>
          </table:table-cell>
          <table:table-cell office:value-type="string" calcext:value-type="string">
            <text:p>ipc-2000/blocks-strips-typed/instance-28.pddl</text:p>
          </table:table-cell>
          <table:table-cell office:value-type="string" calcext:value-type="string">
            <text:p>SAT</text:p>
          </table:table-cell>
          <table:table-cell office:value-type="float" office:value="0.817" calcext:value-type="float">
            <text:p>0.817</text:p>
          </table:table-cell>
          <table:table-cell office:value-type="float" office:value="1" calcext:value-type="float">
            <text:p>1</text:p>
          </table:table-cell>
          <table:table-cell office:value-type="float" office:value="0.202752113342" calcext:value-type="float">
            <text:p>0.2027521133</text:p>
          </table:table-cell>
          <table:table-cell table:formula="of:=[.F78] + [.H78]" office:value-type="float" office:value="1.019752113342" calcext:value-type="float">
            <text:p>1.0197521133</text:p>
          </table:table-cell>
          <table:table-cell/>
          <table:table-cell table:formula="of:=IF(AND([.C78]&lt;&gt;0;  [.I78] &lt;&gt; 0); [.I78] - [.C78]; 0)" office:value-type="float" office:value="-5.712247886658" calcext:value-type="float">
            <text:p>-5.7122478867</text:p>
          </table:table-cell>
          <table:table-cell/>
          <table:table-cell table:formula="of:=[.I78] - [.C78]" office:value-type="float" office:value="-5.712247886658" calcext:value-type="float">
            <text:p>-5.7122478867</text:p>
          </table:table-cell>
          <table:table-cell table:number-columns-repeated="3"/>
          <table:table-cell table:formula="of:=IF([.C78]&lt;&gt;0; [.C78]; 900)" office:value-type="float" office:value="6.732" calcext:value-type="float">
            <text:p>6.732</text:p>
          </table:table-cell>
          <table:table-cell/>
          <table:table-cell table:formula="of:=IF([.I78]&lt;&gt;0; [.I78]; 900)" office:value-type="float" office:value="1.019752113342" calcext:value-type="float">
            <text:p>1.0197521133</text:p>
          </table:table-cell>
          <table:table-cell table:number-columns-repeated="2"/>
          <table:table-cell office:value-type="float" office:value="0.821" calcext:value-type="float">
            <text:p>0.821</text:p>
          </table:table-cell>
          <table:table-cell table:formula="of:=[.V78]+[.X78]" office:value-type="float" office:value="1.243657012939" calcext:value-type="float">
            <text:p>1.2436570129</text:p>
          </table:table-cell>
          <table:table-cell office:value-type="float" office:value="0.422657012939" calcext:value-type="float">
            <text:p>0.4226570129</text:p>
          </table:table-cell>
          <table:table-cell office:value-type="float" office:value="1" calcext:value-type="float">
            <text:p>1</text:p>
          </table:table-cell>
          <table:table-cell table:formula="of:=0.140408039093+0.0228197574615" office:value-type="float" office:value="0.1632277965545" calcext:value-type="float">
            <text:p>0.1632277966</text:p>
          </table:table-cell>
          <table:table-cell office:value-type="float" office:value="0.121739387512" calcext:value-type="float">
            <text:p>0.1217393875</text:p>
          </table:table-cell>
          <table:table-cell office:value-type="float" office:value="0.137492418289" calcext:value-type="float">
            <text:p>0.1374924183</text:p>
          </table:table-cell>
        </table:table-row>
        <table:table-row table:style-name="ro1">
          <table:table-cell office:value-type="string" calcext:value-type="string">
            <text:p>ipc-2000/blocks-strips-typed/instance-34.pddl</text:p>
          </table:table-cell>
          <table:table-cell office:value-type="string" calcext:value-type="string">
            <text:p>SAT</text:p>
          </table:table-cell>
          <table:table-cell office:value-type="float" office:value="18.192" calcext:value-type="float">
            <text:p>18.192</text:p>
          </table:table-cell>
          <table:table-cell office:value-type="string" calcext:value-type="string">
            <text:p>ipc-2000/blocks-strips-typed/instance-34.pddl</text:p>
          </table:table-cell>
          <table:table-cell office:value-type="string" calcext:value-type="string">
            <text:p>SAT</text:p>
          </table:table-cell>
          <table:table-cell office:value-type="float" office:value="3.664" calcext:value-type="float">
            <text:p>3.664</text:p>
          </table:table-cell>
          <table:table-cell office:value-type="float" office:value="1" calcext:value-type="float">
            <text:p>1</text:p>
          </table:table-cell>
          <table:table-cell office:value-type="float" office:value="0.301606893539" calcext:value-type="float">
            <text:p>0.3016068935</text:p>
          </table:table-cell>
          <table:table-cell table:formula="of:=[.F79] + [.H79]" office:value-type="float" office:value="3.965606893539" calcext:value-type="float">
            <text:p>3.9656068935</text:p>
          </table:table-cell>
          <table:table-cell/>
          <table:table-cell table:formula="of:=IF(AND([.C79]&lt;&gt;0;  [.I79] &lt;&gt; 0); [.I79] - [.C79]; 0)" office:value-type="float" office:value="-14.226393106461" calcext:value-type="float">
            <text:p>-14.2263931065</text:p>
          </table:table-cell>
          <table:table-cell/>
          <table:table-cell table:formula="of:=[.I79] - [.C79]" office:value-type="float" office:value="-14.226393106461" calcext:value-type="float">
            <text:p>-14.2263931065</text:p>
          </table:table-cell>
          <table:table-cell table:number-columns-repeated="3"/>
          <table:table-cell table:formula="of:=IF([.C79]&lt;&gt;0; [.C79]; 900)" office:value-type="float" office:value="18.192" calcext:value-type="float">
            <text:p>18.192</text:p>
          </table:table-cell>
          <table:table-cell/>
          <table:table-cell table:formula="of:=IF([.I79]&lt;&gt;0; [.I79]; 900)" office:value-type="float" office:value="3.965606893539" calcext:value-type="float">
            <text:p>3.9656068935</text:p>
          </table:table-cell>
          <table:table-cell table:number-columns-repeated="2"/>
          <table:table-cell office:value-type="float" office:value="3.656" calcext:value-type="float">
            <text:p>3.656</text:p>
          </table:table-cell>
          <table:table-cell table:formula="of:=[.V79]+[.X79]" office:value-type="float" office:value="4.42565880394" calcext:value-type="float">
            <text:p>4.4256588039</text:p>
          </table:table-cell>
          <table:table-cell office:value-type="float" office:value="0.76965880394" calcext:value-type="float">
            <text:p>0.7696588039</text:p>
          </table:table-cell>
          <table:table-cell office:value-type="float" office:value="1" calcext:value-type="float">
            <text:p>1</text:p>
          </table:table-cell>
          <table:table-cell table:formula="of:=0.213217020035+0.0394747257233" office:value-type="float" office:value="0.2526917457583" calcext:value-type="float">
            <text:p>0.2526917458</text:p>
          </table:table-cell>
          <table:table-cell office:value-type="float" office:value="0.260291099548" calcext:value-type="float">
            <text:p>0.2602910995</text:p>
          </table:table-cell>
          <table:table-cell office:value-type="float" office:value="0.256395101547" calcext:value-type="float">
            <text:p>0.2563951015</text:p>
          </table:table-cell>
        </table:table-row>
        <table:table-row table:style-name="ro1">
          <table:table-cell office:value-type="string" calcext:value-type="string">
            <text:p>ipc-2000/blocks-strips-typed/instance-33.pddl</text:p>
          </table:table-cell>
          <table:table-cell office:value-type="string" calcext:value-type="string">
            <text:p>SAT</text:p>
          </table:table-cell>
          <table:table-cell office:value-type="float" office:value="17.935" calcext:value-type="float">
            <text:p>17.935</text:p>
          </table:table-cell>
          <table:table-cell office:value-type="string" calcext:value-type="string">
            <text:p>ipc-2000/blocks-strips-typed/instance-33.pddl</text:p>
          </table:table-cell>
          <table:table-cell office:value-type="string" calcext:value-type="string">
            <text:p>SAT</text:p>
          </table:table-cell>
          <table:table-cell office:value-type="float" office:value="3.164" calcext:value-type="float">
            <text:p>3.164</text:p>
          </table:table-cell>
          <table:table-cell office:value-type="float" office:value="1" calcext:value-type="float">
            <text:p>1</text:p>
          </table:table-cell>
          <table:table-cell office:value-type="float" office:value="0.303864002228" calcext:value-type="float">
            <text:p>0.3038640022</text:p>
          </table:table-cell>
          <table:table-cell table:formula="of:=[.F80] + [.H80]" office:value-type="float" office:value="3.467864002228" calcext:value-type="float">
            <text:p>3.4678640022</text:p>
          </table:table-cell>
          <table:table-cell/>
          <table:table-cell table:formula="of:=IF(AND([.C80]&lt;&gt;0;  [.I80] &lt;&gt; 0); [.I80] - [.C80]; 0)" office:value-type="float" office:value="-14.467135997772" calcext:value-type="float">
            <text:p>-14.4671359978</text:p>
          </table:table-cell>
          <table:table-cell/>
          <table:table-cell table:formula="of:=[.I80] - [.C80]" office:value-type="float" office:value="-14.467135997772" calcext:value-type="float">
            <text:p>-14.4671359978</text:p>
          </table:table-cell>
          <table:table-cell table:number-columns-repeated="3"/>
          <table:table-cell table:formula="of:=IF([.C80]&lt;&gt;0; [.C80]; 900)" office:value-type="float" office:value="17.935" calcext:value-type="float">
            <text:p>17.935</text:p>
          </table:table-cell>
          <table:table-cell/>
          <table:table-cell table:formula="of:=IF([.I80]&lt;&gt;0; [.I80]; 900)" office:value-type="float" office:value="3.467864002228" calcext:value-type="float">
            <text:p>3.4678640022</text:p>
          </table:table-cell>
          <table:table-cell table:number-columns-repeated="2"/>
          <table:table-cell office:value-type="float" office:value="3.151" calcext:value-type="float">
            <text:p>3.151</text:p>
          </table:table-cell>
          <table:table-cell table:formula="of:=[.V80]+[.X80]" office:value-type="float" office:value="3.936191059113" calcext:value-type="float">
            <text:p>3.9361910591</text:p>
          </table:table-cell>
          <table:table-cell office:value-type="float" office:value="0.785191059113" calcext:value-type="float">
            <text:p>0.7851910591</text:p>
          </table:table-cell>
          <table:table-cell office:value-type="float" office:value="1" calcext:value-type="float">
            <text:p>1</text:p>
          </table:table-cell>
          <table:table-cell table:formula="of:=0.20901799202+0.0391743183136" office:value-type="float" office:value="0.2481923103336" calcext:value-type="float">
            <text:p>0.2481923103</text:p>
          </table:table-cell>
          <table:table-cell office:value-type="float" office:value="0.268959999084" calcext:value-type="float">
            <text:p>0.2689599991</text:p>
          </table:table-cell>
          <table:table-cell office:value-type="float" office:value="0.267743349075" calcext:value-type="float">
            <text:p>0.2677433491</text:p>
          </table:table-cell>
        </table:table-row>
        <table:table-row table:style-name="ro1">
          <table:table-cell office:value-type="string" calcext:value-type="string">
            <text:p>ipc-2000/blocks-strips-typed/instance-35.pddl</text:p>
          </table:table-cell>
          <table:table-cell office:value-type="string" calcext:value-type="string">
            <text:p>SAT</text:p>
          </table:table-cell>
          <table:table-cell office:value-type="float" office:value="18.806" calcext:value-type="float">
            <text:p>18.806</text:p>
          </table:table-cell>
          <table:table-cell office:value-type="string" calcext:value-type="string">
            <text:p>ipc-2000/blocks-strips-typed/instance-35.pddl</text:p>
          </table:table-cell>
          <table:table-cell office:value-type="string" calcext:value-type="string">
            <text:p>SAT</text:p>
          </table:table-cell>
          <table:table-cell office:value-type="float" office:value="1.692" calcext:value-type="float">
            <text:p>1.692</text:p>
          </table:table-cell>
          <table:table-cell office:value-type="float" office:value="1" calcext:value-type="float">
            <text:p>1</text:p>
          </table:table-cell>
          <table:table-cell office:value-type="float" office:value="0.341865062714" calcext:value-type="float">
            <text:p>0.3418650627</text:p>
          </table:table-cell>
          <table:table-cell table:formula="of:=[.F81] + [.H81]" office:value-type="float" office:value="2.033865062714" calcext:value-type="float">
            <text:p>2.0338650627</text:p>
          </table:table-cell>
          <table:table-cell/>
          <table:table-cell table:formula="of:=IF(AND([.C81]&lt;&gt;0;  [.I81] &lt;&gt; 0); [.I81] - [.C81]; 0)" office:value-type="float" office:value="-16.772134937286" calcext:value-type="float">
            <text:p>-16.7721349373</text:p>
          </table:table-cell>
          <table:table-cell/>
          <table:table-cell table:formula="of:=[.I81] - [.C81]" office:value-type="float" office:value="-16.772134937286" calcext:value-type="float">
            <text:p>-16.7721349373</text:p>
          </table:table-cell>
          <table:table-cell table:number-columns-repeated="3"/>
          <table:table-cell table:formula="of:=IF([.C81]&lt;&gt;0; [.C81]; 900)" office:value-type="float" office:value="18.806" calcext:value-type="float">
            <text:p>18.806</text:p>
          </table:table-cell>
          <table:table-cell/>
          <table:table-cell table:formula="of:=IF([.I81]&lt;&gt;0; [.I81]; 900)" office:value-type="float" office:value="2.033865062714" calcext:value-type="float">
            <text:p>2.0338650627</text:p>
          </table:table-cell>
          <table:table-cell table:number-columns-repeated="2"/>
          <table:table-cell office:value-type="float" office:value="1.691" calcext:value-type="float">
            <text:p>1.691</text:p>
          </table:table-cell>
          <table:table-cell table:formula="of:=[.V81]+[.X81]" office:value-type="float" office:value="2.481441036224" calcext:value-type="float">
            <text:p>2.4814410362</text:p>
          </table:table-cell>
          <table:table-cell office:value-type="float" office:value="0.790441036224" calcext:value-type="float">
            <text:p>0.7904410362</text:p>
          </table:table-cell>
          <table:table-cell office:value-type="float" office:value="1" calcext:value-type="float">
            <text:p>1</text:p>
          </table:table-cell>
          <table:table-cell table:formula="of:=0.258239984512+0.0407462120056" office:value-type="float" office:value="0.2989861965176" calcext:value-type="float">
            <text:p>0.2989861965</text:p>
          </table:table-cell>
          <table:table-cell office:value-type="float" office:value="0.270521640778" calcext:value-type="float">
            <text:p>0.2705216408</text:p>
          </table:table-cell>
          <table:table-cell office:value-type="float" office:value="0.220688343048" calcext:value-type="float">
            <text:p>0.220688343</text:p>
          </table:table-cell>
        </table:table-row>
        <table:table-row table:style-name="ro1">
          <table:table-cell office:value-type="string" calcext:value-type="string">
            <text:p>ipc-2000/blocks-strips-typed/instance-41.pddl</text:p>
          </table:table-cell>
          <table:table-cell office:value-type="string" calcext:value-type="string">
            <text:p>SAT</text:p>
          </table:table-cell>
          <table:table-cell office:value-type="float" office:value="96.731" calcext:value-type="float">
            <text:p>96.731</text:p>
          </table:table-cell>
          <table:table-cell office:value-type="string" calcext:value-type="string">
            <text:p>ipc-2000/blocks-strips-typed/instance-41.pddl</text:p>
          </table:table-cell>
          <table:table-cell office:value-type="string" calcext:value-type="string">
            <text:p>SAT</text:p>
          </table:table-cell>
          <table:table-cell office:value-type="float" office:value="4.188" calcext:value-type="float">
            <text:p>4.188</text:p>
          </table:table-cell>
          <table:table-cell office:value-type="float" office:value="1" calcext:value-type="float">
            <text:p>1</text:p>
          </table:table-cell>
          <table:table-cell office:value-type="float" office:value="0.457958936691" calcext:value-type="float">
            <text:p>0.4579589367</text:p>
          </table:table-cell>
          <table:table-cell table:formula="of:=[.F82] + [.H82]" office:value-type="float" office:value="4.645958936691" calcext:value-type="float">
            <text:p>4.6459589367</text:p>
          </table:table-cell>
          <table:table-cell/>
          <table:table-cell table:formula="of:=IF(AND([.C82]&lt;&gt;0;  [.I82] &lt;&gt; 0); [.I82] - [.C82]; 0)" office:value-type="float" office:value="-92.085041063309" calcext:value-type="float">
            <text:p>-92.0850410633</text:p>
          </table:table-cell>
          <table:table-cell/>
          <table:table-cell table:formula="of:=[.I82] - [.C82]" office:value-type="float" office:value="-92.085041063309" calcext:value-type="float">
            <text:p>-92.0850410633</text:p>
          </table:table-cell>
          <table:table-cell table:number-columns-repeated="3"/>
          <table:table-cell table:formula="of:=IF([.C82]&lt;&gt;0; [.C82]; 900)" office:value-type="float" office:value="96.731" calcext:value-type="float">
            <text:p>96.731</text:p>
          </table:table-cell>
          <table:table-cell/>
          <table:table-cell table:formula="of:=IF([.I82]&lt;&gt;0; [.I82]; 900)" office:value-type="float" office:value="4.645958936691" calcext:value-type="float">
            <text:p>4.6459589367</text:p>
          </table:table-cell>
          <table:table-cell table:number-columns-repeated="2"/>
          <table:table-cell office:value-type="float" office:value="4.203" calcext:value-type="float">
            <text:p>4.203</text:p>
          </table:table-cell>
          <table:table-cell table:formula="of:=[.V82]+[.X82]" office:value-type="float" office:value="5.5154320507" calcext:value-type="float">
            <text:p>5.5154320507</text:p>
          </table:table-cell>
          <table:table-cell office:value-type="float" office:value="1.3124320507" calcext:value-type="float">
            <text:p>1.3124320507</text:p>
          </table:table-cell>
          <table:table-cell office:value-type="float" office:value="1" calcext:value-type="float">
            <text:p>1</text:p>
          </table:table-cell>
          <table:table-cell table:formula="of:=0.340794086456+0.0609645843506" office:value-type="float" office:value="0.4017586708066" calcext:value-type="float">
            <text:p>0.4017586708</text:p>
          </table:table-cell>
          <table:table-cell office:value-type="float" office:value="0.516252994537" calcext:value-type="float">
            <text:p>0.5162529945</text:p>
          </table:table-cell>
          <table:table-cell office:value-type="float" office:value="0.394099473953" calcext:value-type="float">
            <text:p>0.394099474</text:p>
          </table:table-cell>
        </table:table-row>
        <table:table-row table:style-name="ro1"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8.675" calcext:value-type="float">
            <text:p>8.675</text:p>
          </table:table-cell>
          <table:table-cell office:value-type="string" calcext:value-type="string">
            <text:p>ipc-2000/blocks-strips-typed/instance-31.pddl</text:p>
          </table:table-cell>
          <table:table-cell office:value-type="string" calcext:value-type="string">
            <text:p>SAT</text:p>
          </table:table-cell>
          <table:table-cell office:value-type="float" office:value="0.709" calcext:value-type="float">
            <text:p>0.709</text:p>
          </table:table-cell>
          <table:table-cell office:value-type="float" office:value="1" calcext:value-type="float">
            <text:p>1</text:p>
          </table:table-cell>
          <table:table-cell office:value-type="float" office:value="0.258891820908" calcext:value-type="float">
            <text:p>0.2588918209</text:p>
          </table:table-cell>
          <table:table-cell table:formula="of:=[.F83] + [.H83]" office:value-type="float" office:value="0.967891820908" calcext:value-type="float">
            <text:p>0.9678918209</text:p>
          </table:table-cell>
          <table:table-cell/>
          <table:table-cell table:formula="of:=IF(AND([.C83]&lt;&gt;0;  [.I83] &lt;&gt; 0); [.I83] - [.C83]; 0)" office:value-type="float" office:value="-7.707108179092" calcext:value-type="float">
            <text:p>-7.7071081791</text:p>
          </table:table-cell>
          <table:table-cell/>
          <table:table-cell table:formula="of:=[.I83] - [.C83]" office:value-type="float" office:value="-7.707108179092" calcext:value-type="float">
            <text:p>-7.7071081791</text:p>
          </table:table-cell>
          <table:table-cell table:number-columns-repeated="3"/>
          <table:table-cell table:formula="of:=IF([.C83]&lt;&gt;0; [.C83]; 900)" office:value-type="float" office:value="8.675" calcext:value-type="float">
            <text:p>8.675</text:p>
          </table:table-cell>
          <table:table-cell/>
          <table:table-cell table:formula="of:=IF([.I83]&lt;&gt;0; [.I83]; 900)" office:value-type="float" office:value="0.967891820908" calcext:value-type="float">
            <text:p>0.9678918209</text:p>
          </table:table-cell>
          <table:table-cell table:number-columns-repeated="2"/>
          <table:table-cell office:value-type="float" office:value="0.713" calcext:value-type="float">
            <text:p>0.713</text:p>
          </table:table-cell>
          <table:table-cell table:formula="of:=[.V83]+[.X83]" office:value-type="float" office:value="1.210491836548" calcext:value-type="float">
            <text:p>1.2104918365</text:p>
          </table:table-cell>
          <table:table-cell office:value-type="float" office:value="0.497491836548" calcext:value-type="float">
            <text:p>0.4974918365</text:p>
          </table:table-cell>
          <table:table-cell office:value-type="float" office:value="1" calcext:value-type="float">
            <text:p>1</text:p>
          </table:table-cell>
          <table:table-cell table:formula="of:=0.183506965637+0.0269186496735" office:value-type="float" office:value="0.2104256153105" calcext:value-type="float">
            <text:p>0.2104256153</text:p>
          </table:table-cell>
          <table:table-cell office:value-type="float" office:value="0.157069921494" calcext:value-type="float">
            <text:p>0.1570699215</text:p>
          </table:table-cell>
          <table:table-cell office:value-type="float" office:value="0.129819393158" calcext:value-type="float">
            <text:p>0.1298193932</text:p>
          </table:table-cell>
        </table:table-row>
        <table:table-row table:style-name="ro1"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3.814" calcext:value-type="float">
            <text:p>3.814</text:p>
          </table:table-cell>
          <table:table-cell office:value-type="string" calcext:value-type="string">
            <text:p>ipc-2000/blocks-strips-typed/instance-26.pddl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7752981186" calcext:value-type="float">
            <text:p>0.1677529812</text:p>
          </table:table-cell>
          <table:table-cell table:formula="of:=[.F84] + [.H84]" office:value-type="float" office:value="0.747752981186" calcext:value-type="float">
            <text:p>0.7477529812</text:p>
          </table:table-cell>
          <table:table-cell/>
          <table:table-cell table:formula="of:=IF(AND([.C84]&lt;&gt;0;  [.I84] &lt;&gt; 0); [.I84] - [.C84]; 0)" office:value-type="float" office:value="-3.066247018814" calcext:value-type="float">
            <text:p>-3.0662470188</text:p>
          </table:table-cell>
          <table:table-cell/>
          <table:table-cell table:formula="of:=[.I84] - [.C84]" office:value-type="float" office:value="-3.066247018814" calcext:value-type="float">
            <text:p>-3.0662470188</text:p>
          </table:table-cell>
          <table:table-cell table:number-columns-repeated="3"/>
          <table:table-cell table:formula="of:=IF([.C84]&lt;&gt;0; [.C84]; 900)" office:value-type="float" office:value="3.814" calcext:value-type="float">
            <text:p>3.814</text:p>
          </table:table-cell>
          <table:table-cell/>
          <table:table-cell table:formula="of:=IF([.I84]&lt;&gt;0; [.I84]; 900)" office:value-type="float" office:value="0.747752981186" calcext:value-type="float">
            <text:p>0.7477529812</text:p>
          </table:table-cell>
          <table:table-cell table:number-columns-repeated="2"/>
          <table:table-cell office:value-type="float" office:value="0.578" calcext:value-type="float">
            <text:p>0.578</text:p>
          </table:table-cell>
          <table:table-cell table:formula="of:=[.V84]+[.X84]" office:value-type="float" office:value="0.881212881088" calcext:value-type="float">
            <text:p>0.8812128811</text:p>
          </table:table-cell>
          <table:table-cell office:value-type="float" office:value="0.303212881088" calcext:value-type="float">
            <text:p>0.3032128811</text:p>
          </table:table-cell>
          <table:table-cell office:value-type="float" office:value="1" calcext:value-type="float">
            <text:p>1</text:p>
          </table:table-cell>
          <table:table-cell table:formula="of:=0.114083051682+0.0170915126801" office:value-type="float" office:value="0.1311745643621" calcext:value-type="float">
            <text:p>0.1311745644</text:p>
          </table:table-cell>
          <table:table-cell office:value-type="float" office:value="0.0822730064392" calcext:value-type="float">
            <text:p>0.0822730064</text:p>
          </table:table-cell>
          <table:table-cell office:value-type="float" office:value="0.0896337032318" calcext:value-type="float">
            <text:p>0.0896337032</text:p>
          </table:table-cell>
        </table:table-row>
        <table:table-row table:style-name="ro1"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3.814" calcext:value-type="float">
            <text:p>3.814</text:p>
          </table:table-cell>
          <table:table-cell office:value-type="string" calcext:value-type="string">
            <text:p>ipc-2000/blocks-strips-typed/instance-25.pddl</text:p>
          </table:table-cell>
          <table:table-cell office:value-type="string" calcext:value-type="string">
            <text:p>SAT</text:p>
          </table:table-cell>
          <table:table-cell office:value-type="float" office:value="0.891" calcext:value-type="float">
            <text:p>0.891</text:p>
          </table:table-cell>
          <table:table-cell office:value-type="float" office:value="1" calcext:value-type="float">
            <text:p>1</text:p>
          </table:table-cell>
          <table:table-cell office:value-type="float" office:value="0.168986797333" calcext:value-type="float">
            <text:p>0.1689867973</text:p>
          </table:table-cell>
          <table:table-cell table:formula="of:=[.F85] + [.H85]" office:value-type="float" office:value="1.059986797333" calcext:value-type="float">
            <text:p>1.0599867973</text:p>
          </table:table-cell>
          <table:table-cell/>
          <table:table-cell table:formula="of:=IF(AND([.C85]&lt;&gt;0;  [.I85] &lt;&gt; 0); [.I85] - [.C85]; 0)" office:value-type="float" office:value="-2.754013202667" calcext:value-type="float">
            <text:p>-2.7540132027</text:p>
          </table:table-cell>
          <table:table-cell/>
          <table:table-cell table:formula="of:=[.I85] - [.C85]" office:value-type="float" office:value="-2.754013202667" calcext:value-type="float">
            <text:p>-2.7540132027</text:p>
          </table:table-cell>
          <table:table-cell table:number-columns-repeated="3"/>
          <table:table-cell table:formula="of:=IF([.C85]&lt;&gt;0; [.C85]; 900)" office:value-type="float" office:value="3.814" calcext:value-type="float">
            <text:p>3.814</text:p>
          </table:table-cell>
          <table:table-cell/>
          <table:table-cell table:formula="of:=IF([.I85]&lt;&gt;0; [.I85]; 900)" office:value-type="float" office:value="1.059986797333" calcext:value-type="float">
            <text:p>1.0599867973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 table:formula="of:=[.V85]+[.X85]" office:value-type="float" office:value="1.1930430336" calcext:value-type="float">
            <text:p>1.1930430336</text:p>
          </table:table-cell>
          <table:table-cell office:value-type="float" office:value="0.3010430336" calcext:value-type="float">
            <text:p>0.3010430336</text:p>
          </table:table-cell>
          <table:table-cell office:value-type="float" office:value="1" calcext:value-type="float">
            <text:p>1</text:p>
          </table:table-cell>
          <table:table-cell table:formula="of:=0.117680072784+0.0171449184418" office:value-type="float" office:value="0.1348249912258" calcext:value-type="float">
            <text:p>0.1348249912</text:p>
          </table:table-cell>
          <table:table-cell office:value-type="float" office:value="0.0808606147766" calcext:value-type="float">
            <text:p>0.0808606148</text:p>
          </table:table-cell>
          <table:table-cell office:value-type="float" office:value="0.0852265357971" calcext:value-type="float">
            <text:p>0.0852265358</text:p>
          </table:table-cell>
        </table:table-row>
        <table:table-row table:style-name="ro1">
          <table:table-cell office:value-type="string" calcext:value-type="string">
            <text:p>ipc-2000/blocks-strips-typed/instance-40.pddl</text:p>
          </table:table-cell>
          <table:table-cell office:value-type="string" calcext:value-type="string">
            <text:p>SAT</text:p>
          </table:table-cell>
          <table:table-cell office:value-type="float" office:value="35.708" calcext:value-type="float">
            <text:p>35.708</text:p>
          </table:table-cell>
          <table:table-cell office:value-type="string" calcext:value-type="string">
            <text:p>ipc-2000/blocks-strips-typed/instance-40.pddl</text:p>
          </table:table-cell>
          <table:table-cell office:value-type="string" calcext:value-type="string">
            <text:p>SAT</text:p>
          </table:table-cell>
          <table:table-cell office:value-type="float" office:value="2.388" calcext:value-type="float">
            <text:p>2.388</text:p>
          </table:table-cell>
          <table:table-cell office:value-type="float" office:value="1" calcext:value-type="float">
            <text:p>1</text:p>
          </table:table-cell>
          <table:table-cell office:value-type="float" office:value="0.413524150848" calcext:value-type="float">
            <text:p>0.4135241508</text:p>
          </table:table-cell>
          <table:table-cell table:formula="of:=[.F86] + [.H86]" office:value-type="float" office:value="2.801524150848" calcext:value-type="float">
            <text:p>2.8015241508</text:p>
          </table:table-cell>
          <table:table-cell/>
          <table:table-cell table:formula="of:=IF(AND([.C86]&lt;&gt;0;  [.I86] &lt;&gt; 0); [.I86] - [.C86]; 0)" office:value-type="float" office:value="-32.906475849152" calcext:value-type="float">
            <text:p>-32.9064758492</text:p>
          </table:table-cell>
          <table:table-cell/>
          <table:table-cell table:formula="of:=[.I86] - [.C86]" office:value-type="float" office:value="-32.906475849152" calcext:value-type="float">
            <text:p>-32.9064758492</text:p>
          </table:table-cell>
          <table:table-cell table:number-columns-repeated="3"/>
          <table:table-cell table:formula="of:=IF([.C86]&lt;&gt;0; [.C86]; 900)" office:value-type="float" office:value="35.708" calcext:value-type="float">
            <text:p>35.708</text:p>
          </table:table-cell>
          <table:table-cell/>
          <table:table-cell table:formula="of:=IF([.I86]&lt;&gt;0; [.I86]; 900)" office:value-type="float" office:value="2.801524150848" calcext:value-type="float">
            <text:p>2.8015241508</text:p>
          </table:table-cell>
          <table:table-cell table:number-columns-repeated="2"/>
          <table:table-cell office:value-type="float" office:value="2.546" calcext:value-type="float">
            <text:p>2.546</text:p>
          </table:table-cell>
          <table:table-cell table:formula="of:=[.V86]+[.X86]" office:value-type="float" office:value="3.77868508911" calcext:value-type="float">
            <text:p>3.7786850891</text:p>
          </table:table-cell>
          <table:table-cell office:value-type="float" office:value="1.23268508911" calcext:value-type="float">
            <text:p>1.2326850891</text:p>
          </table:table-cell>
          <table:table-cell office:value-type="float" office:value="1" calcext:value-type="float">
            <text:p>1</text:p>
          </table:table-cell>
          <table:table-cell table:formula="of:=0.35874915123+0.0556447505951" office:value-type="float" office:value="0.4143939018251" calcext:value-type="float">
            <text:p>0.4143939018</text:p>
          </table:table-cell>
          <table:table-cell office:value-type="float" office:value="0.454206705093" calcext:value-type="float">
            <text:p>0.4542067051</text:p>
          </table:table-cell>
          <table:table-cell office:value-type="float" office:value="0.363771438599" calcext:value-type="float">
            <text:p>0.3637714386</text:p>
          </table:table-cell>
        </table:table-row>
        <table:table-row table:style-name="ro1">
          <table:table-cell office:value-type="string" calcext:value-type="string">
            <text:p>ipc-2000/blocks-strips-typed/instance-39.pddl</text:p>
          </table:table-cell>
          <table:table-cell office:value-type="string" calcext:value-type="string">
            <text:p>SAT</text:p>
          </table:table-cell>
          <table:table-cell office:value-type="float" office:value="52.382" calcext:value-type="float">
            <text:p>52.382</text:p>
          </table:table-cell>
          <table:table-cell office:value-type="string" calcext:value-type="string">
            <text:p>ipc-2000/blocks-strips-typed/instance-39.pddl</text:p>
          </table:table-cell>
          <table:table-cell office:value-type="string" calcext:value-type="string">
            <text:p>SAT</text:p>
          </table:table-cell>
          <table:table-cell office:value-type="float" office:value="6.262" calcext:value-type="float">
            <text:p>6.262</text:p>
          </table:table-cell>
          <table:table-cell office:value-type="float" office:value="1" calcext:value-type="float">
            <text:p>1</text:p>
          </table:table-cell>
          <table:table-cell office:value-type="float" office:value="0.424434900284" calcext:value-type="float">
            <text:p>0.4244349003</text:p>
          </table:table-cell>
          <table:table-cell table:formula="of:=[.F87] + [.H87]" office:value-type="float" office:value="6.686434900284" calcext:value-type="float">
            <text:p>6.6864349003</text:p>
          </table:table-cell>
          <table:table-cell/>
          <table:table-cell table:formula="of:=IF(AND([.C87]&lt;&gt;0;  [.I87] &lt;&gt; 0); [.I87] - [.C87]; 0)" office:value-type="float" office:value="-45.695565099716" calcext:value-type="float">
            <text:p>-45.6955650997</text:p>
          </table:table-cell>
          <table:table-cell/>
          <table:table-cell table:formula="of:=[.I87] - [.C87]" office:value-type="float" office:value="-45.695565099716" calcext:value-type="float">
            <text:p>-45.6955650997</text:p>
          </table:table-cell>
          <table:table-cell table:number-columns-repeated="3"/>
          <table:table-cell table:formula="of:=IF([.C87]&lt;&gt;0; [.C87]; 900)" office:value-type="float" office:value="52.382" calcext:value-type="float">
            <text:p>52.382</text:p>
          </table:table-cell>
          <table:table-cell/>
          <table:table-cell table:formula="of:=IF([.I87]&lt;&gt;0; [.I87]; 900)" office:value-type="float" office:value="6.686434900284" calcext:value-type="float">
            <text:p>6.6864349003</text:p>
          </table:table-cell>
          <table:table-cell table:number-columns-repeated="2"/>
          <table:table-cell office:value-type="float" office:value="6.391" calcext:value-type="float">
            <text:p>6.391</text:p>
          </table:table-cell>
          <table:table-cell table:formula="of:=[.V87]+[.X87]" office:value-type="float" office:value="7.73413201904" calcext:value-type="float">
            <text:p>7.734132019</text:p>
          </table:table-cell>
          <table:table-cell office:value-type="float" office:value="1.34313201904" calcext:value-type="float">
            <text:p>1.343132019</text:p>
          </table:table-cell>
          <table:table-cell office:value-type="float" office:value="1" calcext:value-type="float">
            <text:p>1</text:p>
          </table:table-cell>
          <table:table-cell table:formula="of:=0.311028003693+0.06094789505" office:value-type="float" office:value="0.371975898743" calcext:value-type="float">
            <text:p>0.3719758987</text:p>
          </table:table-cell>
          <table:table-cell office:value-type="float" office:value="0.50265622139" calcext:value-type="float">
            <text:p>0.5026562214</text:p>
          </table:table-cell>
          <table:table-cell office:value-type="float" office:value="0.468130111694" calcext:value-type="float">
            <text:p>0.4681301117</text:p>
          </table:table-cell>
        </table:table-row>
        <table:table-row table:style-name="ro1">
          <table:table-cell office:value-type="string" calcext:value-type="string">
            <text:p>ipc-2000/blocks-strips-typed/instance-32.pddl</text:p>
          </table:table-cell>
          <table:table-cell office:value-type="string" calcext:value-type="string">
            <text:p>SAT</text:p>
          </table:table-cell>
          <table:table-cell office:value-type="float" office:value="14.076" calcext:value-type="float">
            <text:p>14.076</text:p>
          </table:table-cell>
          <table:table-cell office:value-type="string" calcext:value-type="string">
            <text:p>ipc-2000/blocks-strips-typed/instance-32.pddl</text:p>
          </table:table-cell>
          <table:table-cell office:value-type="string" calcext:value-type="string">
            <text:p>SAT</text:p>
          </table:table-cell>
          <table:table-cell office:value-type="float" office:value="2.281" calcext:value-type="float">
            <text:p>2.281</text:p>
          </table:table-cell>
          <table:table-cell office:value-type="float" office:value="1" calcext:value-type="float">
            <text:p>1</text:p>
          </table:table-cell>
          <table:table-cell office:value-type="float" office:value="0.266965150833" calcext:value-type="float">
            <text:p>0.2669651508</text:p>
          </table:table-cell>
          <table:table-cell table:formula="of:=[.F88] + [.H88]" office:value-type="float" office:value="2.547965150833" calcext:value-type="float">
            <text:p>2.5479651508</text:p>
          </table:table-cell>
          <table:table-cell/>
          <table:table-cell table:formula="of:=IF(AND([.C88]&lt;&gt;0;  [.I88] &lt;&gt; 0); [.I88] - [.C88]; 0)" office:value-type="float" office:value="-11.528034849167" calcext:value-type="float">
            <text:p>-11.5280348492</text:p>
          </table:table-cell>
          <table:table-cell/>
          <table:table-cell table:formula="of:=[.I88] - [.C88]" office:value-type="float" office:value="-11.528034849167" calcext:value-type="float">
            <text:p>-11.5280348492</text:p>
          </table:table-cell>
          <table:table-cell table:number-columns-repeated="3"/>
          <table:table-cell table:formula="of:=IF([.C88]&lt;&gt;0; [.C88]; 900)" office:value-type="float" office:value="14.076" calcext:value-type="float">
            <text:p>14.076</text:p>
          </table:table-cell>
          <table:table-cell/>
          <table:table-cell table:formula="of:=IF([.I88]&lt;&gt;0; [.I88]; 900)" office:value-type="float" office:value="2.547965150833" calcext:value-type="float">
            <text:p>2.5479651508</text:p>
          </table:table-cell>
          <table:table-cell table:number-columns-repeated="2"/>
          <table:table-cell office:value-type="float" office:value="2.295" calcext:value-type="float">
            <text:p>2.295</text:p>
          </table:table-cell>
          <table:table-cell table:formula="of:=[.V88]+[.X88]" office:value-type="float" office:value="2.982429904938" calcext:value-type="float">
            <text:p>2.9824299049</text:p>
          </table:table-cell>
          <table:table-cell office:value-type="float" office:value="0.687429904938" calcext:value-type="float">
            <text:p>0.6874299049</text:p>
          </table:table-cell>
          <table:table-cell office:value-type="float" office:value="1" calcext:value-type="float">
            <text:p>1</text:p>
          </table:table-cell>
          <table:table-cell table:formula="of:=0.195000886917+0.0378434658051" office:value-type="float" office:value="0.2328443527221" calcext:value-type="float">
            <text:p>0.2328443527</text:p>
          </table:table-cell>
          <table:table-cell office:value-type="float" office:value="0.225230455399" calcext:value-type="float">
            <text:p>0.2252304554</text:p>
          </table:table-cell>
          <table:table-cell office:value-type="float" office:value="0.229067325592" calcext:value-type="float">
            <text:p>0.2290673256</text:p>
          </table:table-cell>
        </table:table-row>
        <table:table-row table:style-name="ro1">
          <table:table-cell office:value-type="string" calcext:value-type="string">
            <text:p>ipc-2002/depots-strips-automatic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epots-strips-automatic/instance-2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89] + [.H89]" office:value-type="float" office:value="0" calcext:value-type="float">
            <text:p>0</text:p>
          </table:table-cell>
          <table:table-cell/>
          <table:table-cell table:formula="of:=IF(AND([.C89]&lt;&gt;0;  [.I89] &lt;&gt; 0); [.I89] - [.C89]; 0)" office:value-type="float" office:value="0" calcext:value-type="float">
            <text:p>0</text:p>
          </table:table-cell>
          <table:table-cell/>
          <table:table-cell table:formula="of:=[.I89] - [.C89]" office:value-type="float" office:value="0" calcext:value-type="float">
            <text:p>0</text:p>
          </table:table-cell>
          <table:table-cell table:number-columns-repeated="3"/>
          <table:table-cell table:formula="of:=IF([.C89]&lt;&gt;0; [.C89]; 900)" office:value-type="float" office:value="900" calcext:value-type="float">
            <text:p>900</text:p>
          </table:table-cell>
          <table:table-cell/>
          <table:table-cell table:formula="of:=IF([.I89]&lt;&gt;0; [.I8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89]+[.X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6.pddl</text:p>
          </table:table-cell>
          <table:table-cell office:value-type="string" calcext:value-type="string">
            <text:p>SAT</text:p>
          </table:table-cell>
          <table:table-cell office:value-type="float" office:value="43.216" calcext:value-type="float">
            <text:p>43.216</text:p>
          </table:table-cell>
          <table:table-cell office:value-type="string" calcext:value-type="string">
            <text:p>ipc-2002/depots-strips-automatic/instance-6.pddl</text:p>
          </table:table-cell>
          <table:table-cell office:value-type="string" calcext:value-type="string">
            <text:p>SAT</text:p>
          </table:table-cell>
          <table:table-cell office:value-type="float" office:value="6.648" calcext:value-type="float">
            <text:p>6.648</text:p>
          </table:table-cell>
          <table:table-cell office:value-type="float" office:value="1" calcext:value-type="float">
            <text:p>1</text:p>
          </table:table-cell>
          <table:table-cell office:value-type="float" office:value="1.17073512077" calcext:value-type="float">
            <text:p>1.1707351208</text:p>
          </table:table-cell>
          <table:table-cell table:formula="of:=[.F90] + [.H90]" office:value-type="float" office:value="7.81873512077" calcext:value-type="float">
            <text:p>7.8187351208</text:p>
          </table:table-cell>
          <table:table-cell/>
          <table:table-cell table:formula="of:=IF(AND([.C90]&lt;&gt;0;  [.I90] &lt;&gt; 0); [.I90] - [.C90]; 0)" office:value-type="float" office:value="-35.39726487923" calcext:value-type="float">
            <text:p>-35.3972648792</text:p>
          </table:table-cell>
          <table:table-cell/>
          <table:table-cell table:formula="of:=[.I90] - [.C90]" office:value-type="float" office:value="-35.39726487923" calcext:value-type="float">
            <text:p>-35.3972648792</text:p>
          </table:table-cell>
          <table:table-cell table:number-columns-repeated="3"/>
          <table:table-cell table:formula="of:=IF([.C90]&lt;&gt;0; [.C90]; 900)" office:value-type="float" office:value="43.216" calcext:value-type="float">
            <text:p>43.216</text:p>
          </table:table-cell>
          <table:table-cell/>
          <table:table-cell table:formula="of:=IF([.I90]&lt;&gt;0; [.I90]; 900)" office:value-type="float" office:value="7.81873512077" calcext:value-type="float">
            <text:p>7.8187351208</text:p>
          </table:table-cell>
          <table:table-cell table:number-columns-repeated="2"/>
          <table:table-cell office:value-type="float" office:value="6.527" calcext:value-type="float">
            <text:p>6.527</text:p>
          </table:table-cell>
          <table:table-cell table:formula="of:=[.V90]+[.X90]" office:value-type="float" office:value="9.62166195107" calcext:value-type="float">
            <text:p>9.6216619511</text:p>
          </table:table-cell>
          <table:table-cell office:value-type="float" office:value="3.09466195107" calcext:value-type="float">
            <text:p>3.0946619511</text:p>
          </table:table-cell>
          <table:table-cell office:value-type="float" office:value="5" calcext:value-type="float">
            <text:p>5</text:p>
          </table:table-cell>
          <table:table-cell table:formula="of:=0.914798974991+0.364685297012" office:value-type="float" office:value="1.279484272003" calcext:value-type="float">
            <text:p>1.279484272</text:p>
          </table:table-cell>
          <table:table-cell office:value-type="float" office:value="1.49423265457" calcext:value-type="float">
            <text:p>1.4942326546</text:p>
          </table:table-cell>
          <table:table-cell office:value-type="float" office:value="0.320752382278" calcext:value-type="float">
            <text:p>0.3207523823</text:p>
          </table:table-cell>
        </table:table-row>
        <table:table-row table:style-name="ro1">
          <table:table-cell office:value-type="string" calcext:value-type="string">
            <text:p>ipc-2002/depots-strips-automatic/instance-16.pddl</text:p>
          </table:table-cell>
          <table:table-cell office:value-type="string" calcext:value-type="string">
            <text:p>SAT</text:p>
          </table:table-cell>
          <table:table-cell office:value-type="float" office:value="12.228" calcext:value-type="float">
            <text:p>12.228</text:p>
          </table:table-cell>
          <table:table-cell office:value-type="string" calcext:value-type="string">
            <text:p>ipc-2002/depots-strips-automatic/instance-16.pddl</text:p>
          </table:table-cell>
          <table:table-cell office:value-type="string" calcext:value-type="string">
            <text:p>SAT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5623717308" calcext:value-type="float">
            <text:p>0.8562371731</text:p>
          </table:table-cell>
          <table:table-cell table:formula="of:=[.F91] + [.H91]" office:value-type="float" office:value="1.73623717308" calcext:value-type="float">
            <text:p>1.7362371731</text:p>
          </table:table-cell>
          <table:table-cell/>
          <table:table-cell table:formula="of:=IF(AND([.C91]&lt;&gt;0;  [.I91] &lt;&gt; 0); [.I91] - [.C91]; 0)" office:value-type="float" office:value="-10.49176282692" calcext:value-type="float">
            <text:p>-10.4917628269</text:p>
          </table:table-cell>
          <table:table-cell/>
          <table:table-cell table:formula="of:=[.I91] - [.C91]" office:value-type="float" office:value="-10.49176282692" calcext:value-type="float">
            <text:p>-10.4917628269</text:p>
          </table:table-cell>
          <table:table-cell table:number-columns-repeated="3"/>
          <table:table-cell table:formula="of:=IF([.C91]&lt;&gt;0; [.C91]; 900)" office:value-type="float" office:value="12.228" calcext:value-type="float">
            <text:p>12.228</text:p>
          </table:table-cell>
          <table:table-cell/>
          <table:table-cell table:formula="of:=IF([.I91]&lt;&gt;0; [.I91]; 900)" office:value-type="float" office:value="1.73623717308" calcext:value-type="float">
            <text:p>1.7362371731</text:p>
          </table:table-cell>
          <table:table-cell table:number-columns-repeated="2"/>
          <table:table-cell office:value-type="float" office:value="0.883" calcext:value-type="float">
            <text:p>0.883</text:p>
          </table:table-cell>
          <table:table-cell table:formula="of:=[.V91]+[.X91]" office:value-type="float" office:value="4.76057205963" calcext:value-type="float">
            <text:p>4.7605720596</text:p>
          </table:table-cell>
          <table:table-cell office:value-type="float" office:value="3.87757205963" calcext:value-type="float">
            <text:p>3.8775720596</text:p>
          </table:table-cell>
          <table:table-cell office:value-type="float" office:value="9" calcext:value-type="float">
            <text:p>9</text:p>
          </table:table-cell>
          <table:table-cell table:formula="of:=0.700778007507+0.452772140503" office:value-type="float" office:value="1.15355014801" calcext:value-type="float">
            <text:p>1.153550148</text:p>
          </table:table-cell>
          <table:table-cell office:value-type="float" office:value="2.65725922585" calcext:value-type="float">
            <text:p>2.6572592259</text:p>
          </table:table-cell>
          <table:table-cell office:value-type="float" office:value="0.0666799545288" calcext:value-type="float">
            <text:p>0.0666799545</text:p>
          </table:table-cell>
        </table:table-row>
        <table:table-row table:style-name="ro1">
          <table:table-cell office:value-type="string" calcext:value-type="string">
            <text:p>ipc-2002/depots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26.812" calcext:value-type="float">
            <text:p>26.812</text:p>
          </table:table-cell>
          <table:table-cell office:value-type="string" calcext:value-type="string">
            <text:p>ipc-2002/depots-strips-automatic/instance-1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92] + [.H92]" office:value-type="float" office:value="0" calcext:value-type="float">
            <text:p>0</text:p>
          </table:table-cell>
          <table:table-cell/>
          <table:table-cell table:formula="of:=IF(AND([.C92]&lt;&gt;0;  [.I92] &lt;&gt; 0); [.I92] - [.C92]; 0)" office:value-type="float" office:value="0" calcext:value-type="float">
            <text:p>0</text:p>
          </table:table-cell>
          <table:table-cell/>
          <table:table-cell table:formula="of:=[.I92] - [.C92]" office:value-type="float" office:value="-26.812" calcext:value-type="float">
            <text:p>-26.812</text:p>
          </table:table-cell>
          <table:table-cell table:number-columns-repeated="3"/>
          <table:table-cell table:formula="of:=IF([.C92]&lt;&gt;0; [.C92]; 900)" office:value-type="float" office:value="26.812" calcext:value-type="float">
            <text:p>26.812</text:p>
          </table:table-cell>
          <table:table-cell/>
          <table:table-cell table:formula="of:=IF([.I92]&lt;&gt;0; [.I9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92]+[.X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8.183" calcext:value-type="float">
            <text:p>8.183</text:p>
          </table:table-cell>
          <table:table-cell office:value-type="string" calcext:value-type="string">
            <text:p>ipc-2002/depots-strips-automatic/instance-5.pddl</text:p>
          </table:table-cell>
          <table:table-cell office:value-type="string" calcext:value-type="string">
            <text:p>SAT</text:p>
          </table:table-cell>
          <table:table-cell office:value-type="float" office:value="1.041" calcext:value-type="float">
            <text:p>1.041</text:p>
          </table:table-cell>
          <table:table-cell office:value-type="float" office:value="1" calcext:value-type="float">
            <text:p>1</text:p>
          </table:table-cell>
          <table:table-cell office:value-type="float" office:value="0.536206960678" calcext:value-type="float">
            <text:p>0.5362069607</text:p>
          </table:table-cell>
          <table:table-cell table:formula="of:=[.F93] + [.H93]" office:value-type="float" office:value="1.577206960678" calcext:value-type="float">
            <text:p>1.5772069607</text:p>
          </table:table-cell>
          <table:table-cell/>
          <table:table-cell table:formula="of:=IF(AND([.C93]&lt;&gt;0;  [.I93] &lt;&gt; 0); [.I93] - [.C93]; 0)" office:value-type="float" office:value="-6.605793039322" calcext:value-type="float">
            <text:p>-6.6057930393</text:p>
          </table:table-cell>
          <table:table-cell/>
          <table:table-cell table:formula="of:=[.I93] - [.C93]" office:value-type="float" office:value="-6.605793039322" calcext:value-type="float">
            <text:p>-6.6057930393</text:p>
          </table:table-cell>
          <table:table-cell table:number-columns-repeated="3"/>
          <table:table-cell table:formula="of:=IF([.C93]&lt;&gt;0; [.C93]; 900)" office:value-type="float" office:value="8.183" calcext:value-type="float">
            <text:p>8.183</text:p>
          </table:table-cell>
          <table:table-cell/>
          <table:table-cell table:formula="of:=IF([.I93]&lt;&gt;0; [.I93]; 900)" office:value-type="float" office:value="1.577206960678" calcext:value-type="float">
            <text:p>1.5772069607</text:p>
          </table:table-cell>
          <table:table-cell table:number-columns-repeated="2"/>
          <table:table-cell office:value-type="float" office:value="1.195" calcext:value-type="float">
            <text:p>1.195</text:p>
          </table:table-cell>
          <table:table-cell table:formula="of:=[.V93]+[.X93]" office:value-type="float" office:value="2.31011588097" calcext:value-type="float">
            <text:p>2.310115881</text:p>
          </table:table-cell>
          <table:table-cell office:value-type="float" office:value="1.11511588097" calcext:value-type="float">
            <text:p>1.115115881</text:p>
          </table:table-cell>
          <table:table-cell office:value-type="float" office:value="5" calcext:value-type="float">
            <text:p>5</text:p>
          </table:table-cell>
          <table:table-cell table:formula="of:=0.484163999557+0.127155065536" office:value-type="float" office:value="0.611319065093" calcext:value-type="float">
            <text:p>0.6113190651</text:p>
          </table:table-cell>
          <table:table-cell office:value-type="float" office:value="0.397969722748" calcext:value-type="float">
            <text:p>0.3979697227</text:p>
          </table:table-cell>
          <table:table-cell office:value-type="float" office:value="0.105691671371" calcext:value-type="float">
            <text:p>0.1056916714</text:p>
          </table:table-cell>
        </table:table-row>
        <table:table-row table:style-name="ro1">
          <table:table-cell office:value-type="string" calcext:value-type="string">
            <text:p>ipc-2002/depots-strips-automatic/instance-17.pddl</text:p>
          </table:table-cell>
          <table:table-cell office:value-type="string" calcext:value-type="string">
            <text:p>SAT</text:p>
          </table:table-cell>
          <table:table-cell office:value-type="float" office:value="49.014" calcext:value-type="float">
            <text:p>49.014</text:p>
          </table:table-cell>
          <table:table-cell office:value-type="string" calcext:value-type="string">
            <text:p>ipc-2002/depots-strips-automatic/instance-17.pddl</text:p>
          </table:table-cell>
          <table:table-cell office:value-type="string" calcext:value-type="string">
            <text:p>SAT</text:p>
          </table:table-cell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1.88160181046" calcext:value-type="float">
            <text:p>1.8816018105</text:p>
          </table:table-cell>
          <table:table-cell table:formula="of:=[.F94] + [.H94]" office:value-type="float" office:value="3.77160181046" calcext:value-type="float">
            <text:p>3.7716018105</text:p>
          </table:table-cell>
          <table:table-cell/>
          <table:table-cell table:formula="of:=IF(AND([.C94]&lt;&gt;0;  [.I94] &lt;&gt; 0); [.I94] - [.C94]; 0)" office:value-type="float" office:value="-45.24239818954" calcext:value-type="float">
            <text:p>-45.2423981895</text:p>
          </table:table-cell>
          <table:table-cell/>
          <table:table-cell table:formula="of:=[.I94] - [.C94]" office:value-type="float" office:value="-45.24239818954" calcext:value-type="float">
            <text:p>-45.2423981895</text:p>
          </table:table-cell>
          <table:table-cell table:number-columns-repeated="3"/>
          <table:table-cell table:formula="of:=IF([.C94]&lt;&gt;0; [.C94]; 900)" office:value-type="float" office:value="49.014" calcext:value-type="float">
            <text:p>49.014</text:p>
          </table:table-cell>
          <table:table-cell/>
          <table:table-cell table:formula="of:=IF([.I94]&lt;&gt;0; [.I94]; 900)" office:value-type="float" office:value="3.77160181046" calcext:value-type="float">
            <text:p>3.7716018105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table:formula="of:=[.V94]+[.X94]" office:value-type="float" office:value="17.3910439491" calcext:value-type="float">
            <text:p>17.3910439491</text:p>
          </table:table-cell>
          <table:table-cell office:value-type="float" office:value="15.4660439491" calcext:value-type="float">
            <text:p>15.4660439491</text:p>
          </table:table-cell>
          <table:table-cell office:value-type="float" office:value="10" calcext:value-type="float">
            <text:p>10</text:p>
          </table:table-cell>
          <table:table-cell table:formula="of:=1.5773499012+1.0530629158" office:value-type="float" office:value="2.630412817" calcext:value-type="float">
            <text:p>2.630412817</text:p>
          </table:table-cell>
          <table:table-cell office:value-type="float" office:value="12.678155899" calcext:value-type="float">
            <text:p>12.678155899</text:p>
          </table:table-cell>
          <table:table-cell office:value-type="float" office:value="0.157385110855" calcext:value-type="float">
            <text:p>0.1573851109</text:p>
          </table:table-cell>
        </table:table-row>
        <table:table-row table:style-name="ro1">
          <table:table-cell office:value-type="string" calcext:value-type="string">
            <text:p>ipc-2002/depots-strips-automatic/instance-19.pddl</text:p>
          </table:table-cell>
          <table:table-cell office:value-type="string" calcext:value-type="string">
            <text:p>SAT</text:p>
          </table:table-cell>
          <table:table-cell office:value-type="float" office:value="27.805" calcext:value-type="float">
            <text:p>27.805</text:p>
          </table:table-cell>
          <table:table-cell office:value-type="string" calcext:value-type="string">
            <text:p>ipc-2002/depots-strips-automatic/instance-19.pddl</text:p>
          </table:table-cell>
          <table:table-cell office:value-type="string" calcext:value-type="string">
            <text:p>SAT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float" office:value="1.41001605988" calcext:value-type="float">
            <text:p>1.4100160599</text:p>
          </table:table-cell>
          <table:table-cell table:formula="of:=[.F95] + [.H95]" office:value-type="float" office:value="2.99001605988" calcext:value-type="float">
            <text:p>2.9900160599</text:p>
          </table:table-cell>
          <table:table-cell/>
          <table:table-cell table:formula="of:=IF(AND([.C95]&lt;&gt;0;  [.I95] &lt;&gt; 0); [.I95] - [.C95]; 0)" office:value-type="float" office:value="-24.81498394012" calcext:value-type="float">
            <text:p>-24.8149839401</text:p>
          </table:table-cell>
          <table:table-cell/>
          <table:table-cell table:formula="of:=[.I95] - [.C95]" office:value-type="float" office:value="-24.81498394012" calcext:value-type="float">
            <text:p>-24.8149839401</text:p>
          </table:table-cell>
          <table:table-cell table:number-columns-repeated="3"/>
          <table:table-cell table:formula="of:=IF([.C95]&lt;&gt;0; [.C95]; 900)" office:value-type="float" office:value="27.805" calcext:value-type="float">
            <text:p>27.805</text:p>
          </table:table-cell>
          <table:table-cell/>
          <table:table-cell table:formula="of:=IF([.I95]&lt;&gt;0; [.I95]; 900)" office:value-type="float" office:value="2.99001605988" calcext:value-type="float">
            <text:p>2.9900160599</text:p>
          </table:table-cell>
          <table:table-cell table:number-columns-repeated="2"/>
          <table:table-cell office:value-type="float" office:value="1.596" calcext:value-type="float">
            <text:p>1.596</text:p>
          </table:table-cell>
          <table:table-cell table:formula="of:=[.V95]+[.X95]" office:value-type="float" office:value="15.1405070267" calcext:value-type="float">
            <text:p>15.1405070267</text:p>
          </table:table-cell>
          <table:table-cell office:value-type="float" office:value="13.5445070267" calcext:value-type="float">
            <text:p>13.5445070267</text:p>
          </table:table-cell>
          <table:table-cell office:value-type="float" office:value="10" calcext:value-type="float">
            <text:p>10</text:p>
          </table:table-cell>
          <table:table-cell table:formula="of:=1.20938706398+0.708094596863" office:value-type="float" office:value="1.917481660843" calcext:value-type="float">
            <text:p>1.9174816608</text:p>
          </table:table-cell>
          <table:table-cell office:value-type="float" office:value="11.5064060688" calcext:value-type="float">
            <text:p>11.5064060688</text:p>
          </table:table-cell>
          <table:table-cell office:value-type="float" office:value="0.120537042618" calcext:value-type="float">
            <text:p>0.1205370426</text:p>
          </table:table-cell>
        </table:table-row>
        <table:table-row table:style-name="ro1">
          <table:table-cell office:value-type="string" calcext:value-type="string">
            <text:p>ipc-2002/depots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ipc-2002/depots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269103050232" calcext:value-type="float">
            <text:p>0.2691030502</text:p>
          </table:table-cell>
          <table:table-cell table:formula="of:=[.F96] + [.H96]" office:value-type="float" office:value="0.529103050232" calcext:value-type="float">
            <text:p>0.5291030502</text:p>
          </table:table-cell>
          <table:table-cell/>
          <table:table-cell table:formula="of:=IF(AND([.C96]&lt;&gt;0;  [.I96] &lt;&gt; 0); [.I96] - [.C96]; 0)" office:value-type="float" office:value="-1.139896949768" calcext:value-type="float">
            <text:p>-1.1398969498</text:p>
          </table:table-cell>
          <table:table-cell/>
          <table:table-cell table:formula="of:=[.I96] - [.C96]" office:value-type="float" office:value="-1.139896949768" calcext:value-type="float">
            <text:p>-1.1398969498</text:p>
          </table:table-cell>
          <table:table-cell table:number-columns-repeated="3"/>
          <table:table-cell table:formula="of:=IF([.C96]&lt;&gt;0; [.C96]; 900)" office:value-type="float" office:value="1.669" calcext:value-type="float">
            <text:p>1.669</text:p>
          </table:table-cell>
          <table:table-cell/>
          <table:table-cell table:formula="of:=IF([.I96]&lt;&gt;0; [.I96]; 900)" office:value-type="float" office:value="0.529103050232" calcext:value-type="float">
            <text:p>0.5291030502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formula="of:=[.V96]+[.X96]" office:value-type="float" office:value="0.634655992508" calcext:value-type="float">
            <text:p>0.6346559925</text:p>
          </table:table-cell>
          <table:table-cell office:value-type="float" office:value="0.367655992508" calcext:value-type="float">
            <text:p>0.3676559925</text:p>
          </table:table-cell>
          <table:table-cell office:value-type="float" office:value="4" calcext:value-type="float">
            <text:p>4</text:p>
          </table:table-cell>
          <table:table-cell table:formula="of:=0.201961040497+0.0475959777832" office:value-type="float" office:value="0.2495570182802" calcext:value-type="float">
            <text:p>0.2495570183</text:p>
          </table:table-cell>
          <table:table-cell office:value-type="float" office:value="0.0947692394257" calcext:value-type="float">
            <text:p>0.0947692394</text:p>
          </table:table-cell>
          <table:table-cell office:value-type="float" office:value="0.023268699646" calcext:value-type="float">
            <text:p>0.0232686996</text:p>
          </table:table-cell>
        </table:table-row>
        <table:table-row table:style-name="ro1">
          <table:table-cell office:value-type="string" calcext:value-type="string">
            <text:p>ipc-2002/depots-strips-automatic/instance-12.pddl</text:p>
          </table:table-cell>
          <table:table-cell office:value-type="string" calcext:value-type="string">
            <text:p>SAT</text:p>
          </table:table-cell>
          <table:table-cell office:value-type="float" office:value="147.247" calcext:value-type="float">
            <text:p>147.247</text:p>
          </table:table-cell>
          <table:table-cell office:value-type="string" calcext:value-type="string">
            <text:p>ipc-2002/depots-strips-automatic/instance-1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97] + [.H97]" office:value-type="float" office:value="0" calcext:value-type="float">
            <text:p>0</text:p>
          </table:table-cell>
          <table:table-cell/>
          <table:table-cell table:formula="of:=IF(AND([.C97]&lt;&gt;0;  [.I97] &lt;&gt; 0); [.I97] - [.C97]; 0)" office:value-type="float" office:value="0" calcext:value-type="float">
            <text:p>0</text:p>
          </table:table-cell>
          <table:table-cell/>
          <table:table-cell table:formula="of:=[.I97] - [.C97]" office:value-type="float" office:value="-147.247" calcext:value-type="float">
            <text:p>-147.247</text:p>
          </table:table-cell>
          <table:table-cell table:number-columns-repeated="3"/>
          <table:table-cell table:formula="of:=IF([.C97]&lt;&gt;0; [.C97]; 900)" office:value-type="float" office:value="147.247" calcext:value-type="float">
            <text:p>147.247</text:p>
          </table:table-cell>
          <table:table-cell/>
          <table:table-cell table:formula="of:=IF([.I97]&lt;&gt;0; [.I9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97]+[.X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5.015" calcext:value-type="float">
            <text:p>5.015</text:p>
          </table:table-cell>
          <table:table-cell office:value-type="string" calcext:value-type="string">
            <text:p>ipc-2002/depots-strips-automatic/instance-10.pddl</text:p>
          </table:table-cell>
          <table:table-cell office:value-type="string" calcext:value-type="string">
            <text:p>SAT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 office:value-type="float" office:value="0.5112388134" calcext:value-type="float">
            <text:p>0.5112388134</text:p>
          </table:table-cell>
          <table:table-cell table:formula="of:=[.F98] + [.H98]" office:value-type="float" office:value="1.0942388134" calcext:value-type="float">
            <text:p>1.0942388134</text:p>
          </table:table-cell>
          <table:table-cell/>
          <table:table-cell table:formula="of:=IF(AND([.C98]&lt;&gt;0;  [.I98] &lt;&gt; 0); [.I98] - [.C98]; 0)" office:value-type="float" office:value="-3.9207611866" calcext:value-type="float">
            <text:p>-3.9207611866</text:p>
          </table:table-cell>
          <table:table-cell/>
          <table:table-cell table:formula="of:=[.I98] - [.C98]" office:value-type="float" office:value="-3.9207611866" calcext:value-type="float">
            <text:p>-3.9207611866</text:p>
          </table:table-cell>
          <table:table-cell table:number-columns-repeated="3"/>
          <table:table-cell table:formula="of:=IF([.C98]&lt;&gt;0; [.C98]; 900)" office:value-type="float" office:value="5.015" calcext:value-type="float">
            <text:p>5.015</text:p>
          </table:table-cell>
          <table:table-cell/>
          <table:table-cell table:formula="of:=IF([.I98]&lt;&gt;0; [.I98]; 900)" office:value-type="float" office:value="1.0942388134" calcext:value-type="float">
            <text:p>1.0942388134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formula="of:=[.V98]+[.X98]" office:value-type="float" office:value="2.10460981369" calcext:value-type="float">
            <text:p>2.1046098137</text:p>
          </table:table-cell>
          <table:table-cell office:value-type="float" office:value="1.51460981369" calcext:value-type="float">
            <text:p>1.5146098137</text:p>
          </table:table-cell>
          <table:table-cell office:value-type="float" office:value="7" calcext:value-type="float">
            <text:p>7</text:p>
          </table:table-cell>
          <table:table-cell table:formula="of:=0.40038895607+0.150918245316" office:value-type="float" office:value="0.551307201386" calcext:value-type="float">
            <text:p>0.5513072014</text:p>
          </table:table-cell>
          <table:table-cell office:value-type="float" office:value="0.920545816422" calcext:value-type="float">
            <text:p>0.9205458164</text:p>
          </table:table-cell>
          <table:table-cell office:value-type="float" office:value="0.0426871776581" calcext:value-type="float">
            <text:p>0.0426871777</text:p>
          </table:table-cell>
        </table:table-row>
        <table:table-row table:style-name="ro1">
          <table:table-cell office:value-type="string" calcext:value-type="string">
            <text:p>ipc-2002/depots-strips-automatic/instance-3.pddl</text:p>
          </table:table-cell>
          <table:table-cell office:value-type="string" calcext:value-type="string">
            <text:p>SAT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ipc-2002/depots-strips-automatic/instance-3.pddl</text:p>
          </table:table-cell>
          <table:table-cell office:value-type="string" calcext:value-type="string">
            <text:p>SAT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office:value-type="float" office:value="0.223213911057" calcext:value-type="float">
            <text:p>0.2232139111</text:p>
          </table:table-cell>
          <table:table-cell table:formula="of:=[.F99] + [.H99]" office:value-type="float" office:value="0.438213911057" calcext:value-type="float">
            <text:p>0.4382139111</text:p>
          </table:table-cell>
          <table:table-cell/>
          <table:table-cell table:formula="of:=IF(AND([.C99]&lt;&gt;0;  [.I99] &lt;&gt; 0); [.I99] - [.C99]; 0)" office:value-type="float" office:value="-0.666786088943" calcext:value-type="float">
            <text:p>-0.6667860889</text:p>
          </table:table-cell>
          <table:table-cell/>
          <table:table-cell table:formula="of:=[.I99] - [.C99]" office:value-type="float" office:value="-0.666786088943" calcext:value-type="float">
            <text:p>-0.6667860889</text:p>
          </table:table-cell>
          <table:table-cell table:number-columns-repeated="3"/>
          <table:table-cell table:formula="of:=IF([.C99]&lt;&gt;0; [.C99]; 900)" office:value-type="float" office:value="1.105" calcext:value-type="float">
            <text:p>1.105</text:p>
          </table:table-cell>
          <table:table-cell/>
          <table:table-cell table:formula="of:=IF([.I99]&lt;&gt;0; [.I99]; 900)" office:value-type="float" office:value="0.438213911057" calcext:value-type="float">
            <text:p>0.4382139111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formula="of:=[.V99]+[.X99]" office:value-type="float" office:value="0.546020023346" calcext:value-type="float">
            <text:p>0.5460200233</text:p>
          </table:table-cell>
          <table:table-cell office:value-type="float" office:value="0.329020023346" calcext:value-type="float">
            <text:p>0.3290200233</text:p>
          </table:table-cell>
          <table:table-cell office:value-type="float" office:value="5" calcext:value-type="float">
            <text:p>5</text:p>
          </table:table-cell>
          <table:table-cell table:formula="of:=0.162003993988+0.0530910491943" office:value-type="float" office:value="0.2150950431823" calcext:value-type="float">
            <text:p>0.2150950432</text:p>
          </table:table-cell>
          <table:table-cell office:value-type="float" office:value="0.0951759815216" calcext:value-type="float">
            <text:p>0.0951759815</text:p>
          </table:table-cell>
          <table:table-cell office:value-type="float" office:value="0.0186851024628" calcext:value-type="float">
            <text:p>0.0186851025</text:p>
          </table:table-cell>
        </table:table-row>
        <table:table-row table:style-name="ro1">
          <table:table-cell office:value-type="string" calcext:value-type="string">
            <text:p>ipc-2002/depots-strips-automatic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epots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0] + [.H100]" office:value-type="float" office:value="0" calcext:value-type="float">
            <text:p>0</text:p>
          </table:table-cell>
          <table:table-cell/>
          <table:table-cell table:formula="of:=IF(AND([.C100]&lt;&gt;0;  [.I100] &lt;&gt; 0); [.I100] - [.C100]; 0)" office:value-type="float" office:value="0" calcext:value-type="float">
            <text:p>0</text:p>
          </table:table-cell>
          <table:table-cell/>
          <table:table-cell table:formula="of:=[.I100] - [.C100]" office:value-type="float" office:value="0" calcext:value-type="float">
            <text:p>0</text:p>
          </table:table-cell>
          <table:table-cell table:number-columns-repeated="3"/>
          <table:table-cell table:formula="of:=IF([.C100]&lt;&gt;0; [.C100]; 900)" office:value-type="float" office:value="900" calcext:value-type="float">
            <text:p>900</text:p>
          </table:table-cell>
          <table:table-cell/>
          <table:table-cell table:formula="of:=IF([.I100]&lt;&gt;0; [.I100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0]+[.X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46.091" calcext:value-type="float">
            <text:p>46.091</text:p>
          </table:table-cell>
          <table:table-cell office:value-type="string" calcext:value-type="string">
            <text:p>ipc-2002/depots-strips-automatic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1] + [.H101]" office:value-type="float" office:value="0" calcext:value-type="float">
            <text:p>0</text:p>
          </table:table-cell>
          <table:table-cell/>
          <table:table-cell table:formula="of:=IF(AND([.C101]&lt;&gt;0;  [.I101] &lt;&gt; 0); [.I101] - [.C101]; 0)" office:value-type="float" office:value="0" calcext:value-type="float">
            <text:p>0</text:p>
          </table:table-cell>
          <table:table-cell/>
          <table:table-cell table:formula="of:=[.I101] - [.C101]" office:value-type="float" office:value="-46.091" calcext:value-type="float">
            <text:p>-46.091</text:p>
          </table:table-cell>
          <table:table-cell table:number-columns-repeated="3"/>
          <table:table-cell table:formula="of:=IF([.C101]&lt;&gt;0; [.C101]; 900)" office:value-type="float" office:value="46.091" calcext:value-type="float">
            <text:p>46.091</text:p>
          </table:table-cell>
          <table:table-cell/>
          <table:table-cell table:formula="of:=IF([.I101]&lt;&gt;0; [.I101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1]+[.X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ipc-2002/depots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0.823" calcext:value-type="float">
            <text:p>0.823</text:p>
          </table:table-cell>
          <table:table-cell office:value-type="float" office:value="1" calcext:value-type="float">
            <text:p>1</text:p>
          </table:table-cell>
          <table:table-cell office:value-type="float" office:value="0.640036821365" calcext:value-type="float">
            <text:p>0.6400368214</text:p>
          </table:table-cell>
          <table:table-cell table:formula="of:=[.F102] + [.H102]" office:value-type="float" office:value="1.463036821365" calcext:value-type="float">
            <text:p>1.4630368214</text:p>
          </table:table-cell>
          <table:table-cell/>
          <table:table-cell table:formula="of:=IF(AND([.C102]&lt;&gt;0;  [.I102] &lt;&gt; 0); [.I102] - [.C102]; 0)" office:value-type="float" office:value="-5.586963178635" calcext:value-type="float">
            <text:p>-5.5869631786</text:p>
          </table:table-cell>
          <table:table-cell/>
          <table:table-cell table:formula="of:=[.I102] - [.C102]" office:value-type="float" office:value="-5.586963178635" calcext:value-type="float">
            <text:p>-5.5869631786</text:p>
          </table:table-cell>
          <table:table-cell table:number-columns-repeated="3"/>
          <table:table-cell table:formula="of:=IF([.C102]&lt;&gt;0; [.C102]; 900)" office:value-type="float" office:value="7.05" calcext:value-type="float">
            <text:p>7.05</text:p>
          </table:table-cell>
          <table:table-cell/>
          <table:table-cell table:formula="of:=IF([.I102]&lt;&gt;0; [.I102]; 900)" office:value-type="float" office:value="1.463036821365" calcext:value-type="float">
            <text:p>1.4630368214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table:formula="of:=[.V102]+[.X102]" office:value-type="float" office:value="2.2242591095" calcext:value-type="float">
            <text:p>2.2242591095</text:p>
          </table:table-cell>
          <table:table-cell office:value-type="float" office:value="1.3792591095" calcext:value-type="float">
            <text:p>1.3792591095</text:p>
          </table:table-cell>
          <table:table-cell office:value-type="float" office:value="7" calcext:value-type="float">
            <text:p>7</text:p>
          </table:table-cell>
          <table:table-cell table:formula="of:=0.498060941696+0.238012075424" office:value-type="float" office:value="0.73607301712" calcext:value-type="float">
            <text:p>0.7360730171</text:p>
          </table:table-cell>
          <table:table-cell office:value-type="float" office:value="0.587390422821" calcext:value-type="float">
            <text:p>0.5873904228</text:p>
          </table:table-cell>
          <table:table-cell office:value-type="float" office:value="0.0557172298431" calcext:value-type="float">
            <text:p>0.0557172298</text:p>
          </table:table-cell>
        </table:table-row>
        <table:table-row table:style-name="ro1">
          <table:table-cell office:value-type="string" calcext:value-type="string">
            <text:p>ipc-2002/depots-strips-automatic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epots-strips-automatic/instance-1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3] + [.H103]" office:value-type="float" office:value="0" calcext:value-type="float">
            <text:p>0</text:p>
          </table:table-cell>
          <table:table-cell/>
          <table:table-cell table:formula="of:=IF(AND([.C103]&lt;&gt;0;  [.I103] &lt;&gt; 0); [.I103] - [.C103]; 0)" office:value-type="float" office:value="0" calcext:value-type="float">
            <text:p>0</text:p>
          </table:table-cell>
          <table:table-cell/>
          <table:table-cell table:formula="of:=[.I103] - [.C103]" office:value-type="float" office:value="0" calcext:value-type="float">
            <text:p>0</text:p>
          </table:table-cell>
          <table:table-cell table:number-columns-repeated="3"/>
          <table:table-cell table:formula="of:=IF([.C103]&lt;&gt;0; [.C103]; 900)" office:value-type="float" office:value="900" calcext:value-type="float">
            <text:p>900</text:p>
          </table:table-cell>
          <table:table-cell/>
          <table:table-cell table:formula="of:=IF([.I103]&lt;&gt;0; [.I10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3]+[.X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8.pddl</text:p>
          </table:table-cell>
          <table:table-cell office:value-type="string" calcext:value-type="string">
            <text:p>SAT</text:p>
          </table:table-cell>
          <table:table-cell office:value-type="float" office:value="9.768" calcext:value-type="float">
            <text:p>9.768</text:p>
          </table:table-cell>
          <table:table-cell office:value-type="string" calcext:value-type="string">
            <text:p>ipc-2002/depots-strips-automatic/instance-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4] + [.H104]" office:value-type="float" office:value="0" calcext:value-type="float">
            <text:p>0</text:p>
          </table:table-cell>
          <table:table-cell/>
          <table:table-cell table:formula="of:=IF(AND([.C104]&lt;&gt;0;  [.I104] &lt;&gt; 0); [.I104] - [.C104]; 0)" office:value-type="float" office:value="0" calcext:value-type="float">
            <text:p>0</text:p>
          </table:table-cell>
          <table:table-cell/>
          <table:table-cell table:formula="of:=[.I104] - [.C104]" office:value-type="float" office:value="-9.768" calcext:value-type="float">
            <text:p>-9.768</text:p>
          </table:table-cell>
          <table:table-cell table:number-columns-repeated="3"/>
          <table:table-cell table:formula="of:=IF([.C104]&lt;&gt;0; [.C104]; 900)" office:value-type="float" office:value="9.768" calcext:value-type="float">
            <text:p>9.768</text:p>
          </table:table-cell>
          <table:table-cell/>
          <table:table-cell table:formula="of:=IF([.I104]&lt;&gt;0; [.I10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4]+[.X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epots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3.411" calcext:value-type="float">
            <text:p>3.411</text:p>
          </table:table-cell>
          <table:table-cell office:value-type="string" calcext:value-type="string">
            <text:p>ipc-2002/depots-strips-automatic/instance-4.pddl</text:p>
          </table:table-cell>
          <table:table-cell office:value-type="string" calcext:value-type="string">
            <text:p>SAT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6776804924" calcext:value-type="float">
            <text:p>0.3677680492</text:p>
          </table:table-cell>
          <table:table-cell table:formula="of:=[.F105] + [.H105]" office:value-type="float" office:value="0.96776804924" calcext:value-type="float">
            <text:p>0.9677680492</text:p>
          </table:table-cell>
          <table:table-cell/>
          <table:table-cell table:formula="of:=IF(AND([.C105]&lt;&gt;0;  [.I105] &lt;&gt; 0); [.I105] - [.C105]; 0)" office:value-type="float" office:value="-2.44323195076" calcext:value-type="float">
            <text:p>-2.4432319508</text:p>
          </table:table-cell>
          <table:table-cell/>
          <table:table-cell table:formula="of:=[.I105] - [.C105]" office:value-type="float" office:value="-2.44323195076" calcext:value-type="float">
            <text:p>-2.4432319508</text:p>
          </table:table-cell>
          <table:table-cell table:number-columns-repeated="3"/>
          <table:table-cell table:formula="of:=IF([.C105]&lt;&gt;0; [.C105]; 900)" office:value-type="float" office:value="3.411" calcext:value-type="float">
            <text:p>3.411</text:p>
          </table:table-cell>
          <table:table-cell/>
          <table:table-cell table:formula="of:=IF([.I105]&lt;&gt;0; [.I105]; 900)" office:value-type="float" office:value="0.96776804924" calcext:value-type="float">
            <text:p>0.9677680492</text:p>
          </table:table-cell>
          <table:table-cell table:number-columns-repeated="2"/>
          <table:table-cell office:value-type="float" office:value="0.603" calcext:value-type="float">
            <text:p>0.603</text:p>
          </table:table-cell>
          <table:table-cell table:formula="of:=[.V105]+[.X105]" office:value-type="float" office:value="1.242563798904" calcext:value-type="float">
            <text:p>1.2425637989</text:p>
          </table:table-cell>
          <table:table-cell office:value-type="float" office:value="0.639563798904" calcext:value-type="float">
            <text:p>0.6395637989</text:p>
          </table:table-cell>
          <table:table-cell office:value-type="float" office:value="5" calcext:value-type="float">
            <text:p>5</text:p>
          </table:table-cell>
          <table:table-cell table:formula="of:=0.273627996445+0.0980706214905" office:value-type="float" office:value="0.3716986179355" calcext:value-type="float">
            <text:p>0.3716986179</text:p>
          </table:table-cell>
          <table:table-cell office:value-type="float" office:value="0.220314741135" calcext:value-type="float">
            <text:p>0.2203147411</text:p>
          </table:table-cell>
          <table:table-cell office:value-type="float" office:value="0.0474576950073" calcext:value-type="float">
            <text:p>0.047457695</text:p>
          </table:table-cell>
        </table:table-row>
        <table:table-row table:style-name="ro1">
          <table:table-cell office:value-type="string" calcext:value-type="string">
            <text:p>ipc-2002/depots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28.889" calcext:value-type="float">
            <text:p>28.889</text:p>
          </table:table-cell>
          <table:table-cell office:value-type="string" calcext:value-type="string">
            <text:p>ipc-2002/depots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.566" calcext:value-type="float">
            <text:p>1.566</text:p>
          </table:table-cell>
          <table:table-cell office:value-type="float" office:value="1" calcext:value-type="float">
            <text:p>1</text:p>
          </table:table-cell>
          <table:table-cell office:value-type="float" office:value="1.42266798019" calcext:value-type="float">
            <text:p>1.4226679802</text:p>
          </table:table-cell>
          <table:table-cell table:formula="of:=[.F106] + [.H106]" office:value-type="float" office:value="2.98866798019" calcext:value-type="float">
            <text:p>2.9886679802</text:p>
          </table:table-cell>
          <table:table-cell/>
          <table:table-cell table:formula="of:=IF(AND([.C106]&lt;&gt;0;  [.I106] &lt;&gt; 0); [.I106] - [.C106]; 0)" office:value-type="float" office:value="-25.90033201981" calcext:value-type="float">
            <text:p>-25.9003320198</text:p>
          </table:table-cell>
          <table:table-cell/>
          <table:table-cell table:formula="of:=[.I106] - [.C106]" office:value-type="float" office:value="-25.90033201981" calcext:value-type="float">
            <text:p>-25.9003320198</text:p>
          </table:table-cell>
          <table:table-cell table:number-columns-repeated="3"/>
          <table:table-cell table:formula="of:=IF([.C106]&lt;&gt;0; [.C106]; 900)" office:value-type="float" office:value="28.889" calcext:value-type="float">
            <text:p>28.889</text:p>
          </table:table-cell>
          <table:table-cell/>
          <table:table-cell table:formula="of:=IF([.I106]&lt;&gt;0; [.I106]; 900)" office:value-type="float" office:value="2.98866798019" calcext:value-type="float">
            <text:p>2.9886679802</text:p>
          </table:table-cell>
          <table:table-cell table:number-columns-repeated="2"/>
          <table:table-cell office:value-type="float" office:value="1.587" calcext:value-type="float">
            <text:p>1.587</text:p>
          </table:table-cell>
          <table:table-cell table:formula="of:=[.V106]+[.X106]" office:value-type="float" office:value="5.4931858654" calcext:value-type="float">
            <text:p>5.4931858654</text:p>
          </table:table-cell>
          <table:table-cell office:value-type="float" office:value="3.9061858654" calcext:value-type="float">
            <text:p>3.9061858654</text:p>
          </table:table-cell>
          <table:table-cell office:value-type="float" office:value="7" calcext:value-type="float">
            <text:p>7</text:p>
          </table:table-cell>
          <table:table-cell table:formula="of:=1.12492895126+0.466424703598" office:value-type="float" office:value="1.591353654858" calcext:value-type="float">
            <text:p>1.5913536549</text:p>
          </table:table-cell>
          <table:table-cell office:value-type="float" office:value="2.20054364204" calcext:value-type="float">
            <text:p>2.200543642</text:p>
          </table:table-cell>
          <table:table-cell office:value-type="float" office:value="0.11420583725" calcext:value-type="float">
            <text:p>0.1142058373</text:p>
          </table:table-cell>
        </table:table-row>
        <table:table-row table:style-name="ro1"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SAT</text:p>
          </table:table-cell>
          <table:table-cell office:value-type="float" office:value="1.483" calcext:value-type="float">
            <text:p>1.483</text:p>
          </table:table-cell>
          <table:table-cell office:value-type="string" calcext:value-type="string">
            <text:p>ipc-2002/driverlog-strips-automatic/instance-1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7] + [.H107]" office:value-type="float" office:value="0" calcext:value-type="float">
            <text:p>0</text:p>
          </table:table-cell>
          <table:table-cell/>
          <table:table-cell table:formula="of:=IF(AND([.C107]&lt;&gt;0;  [.I107] &lt;&gt; 0); [.I107] - [.C107]; 0)" office:value-type="float" office:value="0" calcext:value-type="float">
            <text:p>0</text:p>
          </table:table-cell>
          <table:table-cell/>
          <table:table-cell table:formula="of:=[.I107] - [.C107]" office:value-type="float" office:value="-1.483" calcext:value-type="float">
            <text:p>-1.483</text:p>
          </table:table-cell>
          <table:table-cell table:number-columns-repeated="3"/>
          <table:table-cell table:formula="of:=IF([.C107]&lt;&gt;0; [.C107]; 900)" office:value-type="float" office:value="1.483" calcext:value-type="float">
            <text:p>1.483</text:p>
          </table:table-cell>
          <table:table-cell/>
          <table:table-cell table:formula="of:=IF([.I107]&lt;&gt;0; [.I10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7]+[.X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riverlog-strips-automatic/instance-1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8] + [.H108]" office:value-type="float" office:value="0" calcext:value-type="float">
            <text:p>0</text:p>
          </table:table-cell>
          <table:table-cell/>
          <table:table-cell table:formula="of:=IF(AND([.C108]&lt;&gt;0;  [.I108] &lt;&gt; 0); [.I108] - [.C108]; 0)" office:value-type="float" office:value="0" calcext:value-type="float">
            <text:p>0</text:p>
          </table:table-cell>
          <table:table-cell/>
          <table:table-cell table:formula="of:=[.I108] - [.C108]" office:value-type="float" office:value="0" calcext:value-type="float">
            <text:p>0</text:p>
          </table:table-cell>
          <table:table-cell table:number-columns-repeated="3"/>
          <table:table-cell table:formula="of:=IF([.C108]&lt;&gt;0; [.C108]; 900)" office:value-type="float" office:value="900" calcext:value-type="float">
            <text:p>900</text:p>
          </table:table-cell>
          <table:table-cell/>
          <table:table-cell table:formula="of:=IF([.I108]&lt;&gt;0; [.I108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8]+[.X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SA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pc-2002/driverlog-strips-automatic/instance-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9] + [.H109]" office:value-type="float" office:value="0" calcext:value-type="float">
            <text:p>0</text:p>
          </table:table-cell>
          <table:table-cell/>
          <table:table-cell table:formula="of:=IF(AND([.C109]&lt;&gt;0;  [.I109] &lt;&gt; 0); [.I109] - [.C109]; 0)" office:value-type="float" office:value="0" calcext:value-type="float">
            <text:p>0</text:p>
          </table:table-cell>
          <table:table-cell/>
          <table:table-cell table:formula="of:=[.I109] - [.C109]" office:value-type="float" office:value="-0.17" calcext:value-type="float">
            <text:p>-0.17</text:p>
          </table:table-cell>
          <table:table-cell table:number-columns-repeated="3"/>
          <table:table-cell table:formula="of:=IF([.C109]&lt;&gt;0; [.C109]; 900)" office:value-type="float" office:value="0.17" calcext:value-type="float">
            <text:p>0.17</text:p>
          </table:table-cell>
          <table:table-cell/>
          <table:table-cell table:formula="of:=IF([.I109]&lt;&gt;0; [.I10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09]+[.X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2.pddl</text:p>
          </table:table-cell>
          <table:table-cell office:value-type="string" calcext:value-type="string">
            <text:p>SAT</text:p>
          </table:table-cell>
          <table:table-cell office:value-type="float" office:value="12.236" calcext:value-type="float">
            <text:p>12.236</text:p>
          </table:table-cell>
          <table:table-cell office:value-type="string" calcext:value-type="string">
            <text:p>ipc-2002/driverlog-strips-automatic/instance-1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0] + [.H110]" office:value-type="float" office:value="0" calcext:value-type="float">
            <text:p>0</text:p>
          </table:table-cell>
          <table:table-cell/>
          <table:table-cell table:formula="of:=IF(AND([.C110]&lt;&gt;0;  [.I110] &lt;&gt; 0); [.I110] - [.C110]; 0)" office:value-type="float" office:value="0" calcext:value-type="float">
            <text:p>0</text:p>
          </table:table-cell>
          <table:table-cell/>
          <table:table-cell table:formula="of:=[.I110] - [.C110]" office:value-type="float" office:value="-12.236" calcext:value-type="float">
            <text:p>-12.236</text:p>
          </table:table-cell>
          <table:table-cell table:number-columns-repeated="3"/>
          <table:table-cell table:formula="of:=IF([.C110]&lt;&gt;0; [.C110]; 900)" office:value-type="float" office:value="12.236" calcext:value-type="float">
            <text:p>12.236</text:p>
          </table:table-cell>
          <table:table-cell/>
          <table:table-cell table:formula="of:=IF([.I110]&lt;&gt;0; [.I110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0]+[.X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SAT</text:p>
          </table:table-cell>
          <table:table-cell office:value-type="float" office:value="102.396" calcext:value-type="float">
            <text:p>102.396</text:p>
          </table:table-cell>
          <table:table-cell office:value-type="string" calcext:value-type="string">
            <text:p>ipc-2002/driverlog-strips-automatic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1] + [.H111]" office:value-type="float" office:value="0" calcext:value-type="float">
            <text:p>0</text:p>
          </table:table-cell>
          <table:table-cell/>
          <table:table-cell table:formula="of:=IF(AND([.C111]&lt;&gt;0;  [.I111] &lt;&gt; 0); [.I111] - [.C111]; 0)" office:value-type="float" office:value="0" calcext:value-type="float">
            <text:p>0</text:p>
          </table:table-cell>
          <table:table-cell/>
          <table:table-cell table:formula="of:=[.I111] - [.C111]" office:value-type="float" office:value="-102.396" calcext:value-type="float">
            <text:p>-102.396</text:p>
          </table:table-cell>
          <table:table-cell table:number-columns-repeated="3"/>
          <table:table-cell table:formula="of:=IF([.C111]&lt;&gt;0; [.C111]; 900)" office:value-type="float" office:value="102.396" calcext:value-type="float">
            <text:p>102.396</text:p>
          </table:table-cell>
          <table:table-cell/>
          <table:table-cell table:formula="of:=IF([.I111]&lt;&gt;0; [.I111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1]+[.X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SAT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ipc-2002/driverlog-strips-automatic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2] + [.H112]" office:value-type="float" office:value="0" calcext:value-type="float">
            <text:p>0</text:p>
          </table:table-cell>
          <table:table-cell/>
          <table:table-cell table:formula="of:=IF(AND([.C112]&lt;&gt;0;  [.I112] &lt;&gt; 0); [.I112] - [.C112]; 0)" office:value-type="float" office:value="0" calcext:value-type="float">
            <text:p>0</text:p>
          </table:table-cell>
          <table:table-cell/>
          <table:table-cell table:formula="of:=[.I112] - [.C112]" office:value-type="float" office:value="-0.694" calcext:value-type="float">
            <text:p>-0.694</text:p>
          </table:table-cell>
          <table:table-cell table:number-columns-repeated="3"/>
          <table:table-cell table:formula="of:=IF([.C112]&lt;&gt;0; [.C112]; 900)" office:value-type="float" office:value="0.694" calcext:value-type="float">
            <text:p>0.694</text:p>
          </table:table-cell>
          <table:table-cell/>
          <table:table-cell table:formula="of:=IF([.I112]&lt;&gt;0; [.I11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2]+[.X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SAT</text:p>
          </table:table-cell>
          <table:table-cell office:value-type="float" office:value="10.535" calcext:value-type="float">
            <text:p>10.535</text:p>
          </table:table-cell>
          <table:table-cell office:value-type="string" calcext:value-type="string">
            <text:p>ipc-2002/driverlog-strips-automatic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3] + [.H113]" office:value-type="float" office:value="0" calcext:value-type="float">
            <text:p>0</text:p>
          </table:table-cell>
          <table:table-cell/>
          <table:table-cell table:formula="of:=IF(AND([.C113]&lt;&gt;0;  [.I113] &lt;&gt; 0); [.I113] - [.C113]; 0)" office:value-type="float" office:value="0" calcext:value-type="float">
            <text:p>0</text:p>
          </table:table-cell>
          <table:table-cell/>
          <table:table-cell table:formula="of:=[.I113] - [.C113]" office:value-type="float" office:value="-10.535" calcext:value-type="float">
            <text:p>-10.535</text:p>
          </table:table-cell>
          <table:table-cell table:number-columns-repeated="3"/>
          <table:table-cell table:formula="of:=IF([.C113]&lt;&gt;0; [.C113]; 900)" office:value-type="float" office:value="10.535" calcext:value-type="float">
            <text:p>10.535</text:p>
          </table:table-cell>
          <table:table-cell/>
          <table:table-cell table:formula="of:=IF([.I113]&lt;&gt;0; [.I11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3]+[.X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2/driverlog-strips-automatic/instance-1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4] + [.H114]" office:value-type="float" office:value="0" calcext:value-type="float">
            <text:p>0</text:p>
          </table:table-cell>
          <table:table-cell/>
          <table:table-cell table:formula="of:=IF(AND([.C114]&lt;&gt;0;  [.I114] &lt;&gt; 0); [.I114] - [.C114]; 0)" office:value-type="float" office:value="0" calcext:value-type="float">
            <text:p>0</text:p>
          </table:table-cell>
          <table:table-cell/>
          <table:table-cell table:formula="of:=[.I114] - [.C114]" office:value-type="float" office:value="0" calcext:value-type="float">
            <text:p>0</text:p>
          </table:table-cell>
          <table:table-cell table:number-columns-repeated="3"/>
          <table:table-cell table:formula="of:=IF([.C114]&lt;&gt;0; [.C114]; 900)" office:value-type="float" office:value="900" calcext:value-type="float">
            <text:p>900</text:p>
          </table:table-cell>
          <table:table-cell/>
          <table:table-cell table:formula="of:=IF([.I114]&lt;&gt;0; [.I11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4]+[.X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SAT</text:p>
          </table:table-cell>
          <table:table-cell office:value-type="float" office:value="11.559" calcext:value-type="float">
            <text:p>11.559</text:p>
          </table:table-cell>
          <table:table-cell office:value-type="string" calcext:value-type="string">
            <text:p>ipc-2002/driverlog-strips-automatic/instance-14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5] + [.H115]" office:value-type="float" office:value="0" calcext:value-type="float">
            <text:p>0</text:p>
          </table:table-cell>
          <table:table-cell/>
          <table:table-cell table:formula="of:=IF(AND([.C115]&lt;&gt;0;  [.I115] &lt;&gt; 0); [.I115] - [.C115]; 0)" office:value-type="float" office:value="0" calcext:value-type="float">
            <text:p>0</text:p>
          </table:table-cell>
          <table:table-cell/>
          <table:table-cell table:formula="of:=[.I115] - [.C115]" office:value-type="float" office:value="-11.559" calcext:value-type="float">
            <text:p>-11.559</text:p>
          </table:table-cell>
          <table:table-cell table:number-columns-repeated="3"/>
          <table:table-cell table:formula="of:=IF([.C115]&lt;&gt;0; [.C115]; 900)" office:value-type="float" office:value="11.559" calcext:value-type="float">
            <text:p>11.559</text:p>
          </table:table-cell>
          <table:table-cell/>
          <table:table-cell table:formula="of:=IF([.I115]&lt;&gt;0; [.I115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15]+[.X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ipc-2000/elevator-strips-simple-typed/instance-43.pddl</text:p>
          </table:table-cell>
          <table:table-cell office:value-type="string" calcext:value-type="string">
            <text:p>SAT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 office:value-type="float" office:value="0.0753769874573" calcext:value-type="float">
            <text:p>0.0753769875</text:p>
          </table:table-cell>
          <table:table-cell table:formula="of:=[.F116] + [.H116]" office:value-type="float" office:value="0.4793769874573" calcext:value-type="float">
            <text:p>0.4793769875</text:p>
          </table:table-cell>
          <table:table-cell/>
          <table:table-cell table:formula="of:=IF(AND([.C116]&lt;&gt;0;  [.I116] &lt;&gt; 0); [.I116] - [.C116]; 0)" office:value-type="float" office:value="-2.1906230125427" calcext:value-type="float">
            <text:p>-2.1906230125</text:p>
          </table:table-cell>
          <table:table-cell/>
          <table:table-cell table:formula="of:=[.I116] - [.C116]" office:value-type="float" office:value="-2.1906230125427" calcext:value-type="float">
            <text:p>-2.1906230125</text:p>
          </table:table-cell>
          <table:table-cell table:number-columns-repeated="3"/>
          <table:table-cell table:formula="of:=IF([.C116]&lt;&gt;0; [.C116]; 900)" office:value-type="float" office:value="2.67" calcext:value-type="float">
            <text:p>2.67</text:p>
          </table:table-cell>
          <table:table-cell/>
          <table:table-cell table:formula="of:=IF([.I116]&lt;&gt;0; [.I116]; 900)" office:value-type="float" office:value="0.4793769874573" calcext:value-type="float">
            <text:p>0.4793769875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table:formula="of:=[.V116]+[.X116]" office:value-type="float" office:value="0.554087905884" calcext:value-type="float">
            <text:p>0.5540879059</text:p>
          </table:table-cell>
          <table:table-cell office:value-type="float" office:value="0.149087905884" calcext:value-type="float">
            <text:p>0.1490879059</text:p>
          </table:table-cell>
          <table:table-cell office:value-type="float" office:value="4" calcext:value-type="float">
            <text:p>4</text:p>
          </table:table-cell>
          <table:table-cell table:formula="of:=0.050106048584+0.0332322120667" office:value-type="float" office:value="0.0833382606507" calcext:value-type="float">
            <text:p>0.0833382607</text:p>
          </table:table-cell>
          <table:table-cell office:value-type="float" office:value="0.0510761737823" calcext:value-type="float">
            <text:p>0.0510761738</text:p>
          </table:table-cell>
          <table:table-cell office:value-type="float" office:value="0.0146114826202" calcext:value-type="float">
            <text:p>0.0146114826</text:p>
          </table:table-cell>
        </table:table-row>
        <table:table-row table:style-name="ro1">
          <table:table-cell office:value-type="string" calcext:value-type="string">
            <text:p>ipc-2000/elevator-strips-simple-typed/instance-58.pddl</text:p>
          </table:table-cell>
          <table:table-cell office:value-type="string" calcext:value-type="string">
            <text:p>SAT</text:p>
          </table:table-cell>
          <table:table-cell office:value-type="float" office:value="9.241" calcext:value-type="float">
            <text:p>9.241</text:p>
          </table:table-cell>
          <table:table-cell office:value-type="string" calcext:value-type="string">
            <text:p>ipc-2000/elevator-strips-simple-typed/instance-58.pddl</text:p>
          </table:table-cell>
          <table:table-cell office:value-type="string" calcext:value-type="string">
            <text:p>SAT</text:p>
          </table:table-cell>
          <table:table-cell office:value-type="float" office:value="1.394" calcext:value-type="float">
            <text:p>1.394</text:p>
          </table:table-cell>
          <table:table-cell office:value-type="float" office:value="1" calcext:value-type="float">
            <text:p>1</text:p>
          </table:table-cell>
          <table:table-cell office:value-type="float" office:value="0.148043870926" calcext:value-type="float">
            <text:p>0.1480438709</text:p>
          </table:table-cell>
          <table:table-cell table:formula="of:=[.F117] + [.H117]" office:value-type="float" office:value="1.542043870926" calcext:value-type="float">
            <text:p>1.5420438709</text:p>
          </table:table-cell>
          <table:table-cell/>
          <table:table-cell table:formula="of:=IF(AND([.C117]&lt;&gt;0;  [.I117] &lt;&gt; 0); [.I117] - [.C117]; 0)" office:value-type="float" office:value="-7.698956129074" calcext:value-type="float">
            <text:p>-7.6989561291</text:p>
          </table:table-cell>
          <table:table-cell/>
          <table:table-cell table:formula="of:=[.I117] - [.C117]" office:value-type="float" office:value="-7.698956129074" calcext:value-type="float">
            <text:p>-7.6989561291</text:p>
          </table:table-cell>
          <table:table-cell table:number-columns-repeated="3"/>
          <table:table-cell table:formula="of:=IF([.C117]&lt;&gt;0; [.C117]; 900)" office:value-type="float" office:value="9.241" calcext:value-type="float">
            <text:p>9.241</text:p>
          </table:table-cell>
          <table:table-cell/>
          <table:table-cell table:formula="of:=IF([.I117]&lt;&gt;0; [.I117]; 900)" office:value-type="float" office:value="1.542043870926" calcext:value-type="float">
            <text:p>1.5420438709</text:p>
          </table:table-cell>
          <table:table-cell table:number-columns-repeated="2"/>
          <table:table-cell office:value-type="float" office:value="1.138" calcext:value-type="float">
            <text:p>1.138</text:p>
          </table:table-cell>
          <table:table-cell table:formula="of:=[.V117]+[.X117]" office:value-type="float" office:value="1.41138385582" calcext:value-type="float">
            <text:p>1.4113838558</text:p>
          </table:table-cell>
          <table:table-cell office:value-type="float" office:value="0.27338385582" calcext:value-type="float">
            <text:p>0.2733838558</text:p>
          </table:table-cell>
          <table:table-cell office:value-type="float" office:value="3" calcext:value-type="float">
            <text:p>3</text:p>
          </table:table-cell>
          <table:table-cell table:formula="of:=0.0911469459534+0.0445828437805" office:value-type="float" office:value="0.1357297897339" calcext:value-type="float">
            <text:p>0.1357297897</text:p>
          </table:table-cell>
          <table:table-cell office:value-type="float" office:value="0.105136871338" calcext:value-type="float">
            <text:p>0.1051368713</text:p>
          </table:table-cell>
          <table:table-cell office:value-type="float" office:value="0.0324211120605" calcext:value-type="float">
            <text:p>0.0324211121</text:p>
          </table:table-cell>
        </table:table-row>
        <table:table-row table:style-name="ro1"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ipc-2000/elevator-strips-simple-typed/instance-38.pddl</text:p>
          </table:table-cell>
          <table:table-cell office:value-type="string" calcext:value-type="string">
            <text:p>SAT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office:value-type="float" office:value="0.060830116272" calcext:value-type="float">
            <text:p>0.0608301163</text:p>
          </table:table-cell>
          <table:table-cell table:formula="of:=[.F118] + [.H118]" office:value-type="float" office:value="0.426830116272" calcext:value-type="float">
            <text:p>0.4268301163</text:p>
          </table:table-cell>
          <table:table-cell/>
          <table:table-cell table:formula="of:=IF(AND([.C118]&lt;&gt;0;  [.I118] &lt;&gt; 0); [.I118] - [.C118]; 0)" office:value-type="float" office:value="-0.593169883728" calcext:value-type="float">
            <text:p>-0.5931698837</text:p>
          </table:table-cell>
          <table:table-cell/>
          <table:table-cell table:formula="of:=[.I118] - [.C118]" office:value-type="float" office:value="-0.593169883728" calcext:value-type="float">
            <text:p>-0.5931698837</text:p>
          </table:table-cell>
          <table:table-cell table:number-columns-repeated="3"/>
          <table:table-cell table:formula="of:=IF([.C118]&lt;&gt;0; [.C118]; 900)" office:value-type="float" office:value="1.02" calcext:value-type="float">
            <text:p>1.02</text:p>
          </table:table-cell>
          <table:table-cell/>
          <table:table-cell table:formula="of:=IF([.I118]&lt;&gt;0; [.I118]; 900)" office:value-type="float" office:value="0.426830116272" calcext:value-type="float">
            <text:p>0.4268301163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table:formula="of:=[.V118]+[.X118]" office:value-type="float" office:value="0.464607872009" calcext:value-type="float">
            <text:p>0.464607872</text:p>
          </table:table-cell>
          <table:table-cell office:value-type="float" office:value="0.100607872009" calcext:value-type="float">
            <text:p>0.100607872</text:p>
          </table:table-cell>
          <table:table-cell office:value-type="float" office:value="3" calcext:value-type="float">
            <text:p>3</text:p>
          </table:table-cell>
          <table:table-cell table:formula="of:=0.0395238399506+0.0202524662018" office:value-type="float" office:value="0.0597763061524" calcext:value-type="float">
            <text:p>0.0597763062</text:p>
          </table:table-cell>
          <table:table-cell office:value-type="float" office:value="0.0298230648041" calcext:value-type="float">
            <text:p>0.0298230648</text:p>
          </table:table-cell>
          <table:table-cell office:value-type="float" office:value="0.0109574794769" calcext:value-type="float">
            <text:p>0.0109574795</text:p>
          </table:table-cell>
        </table:table-row>
        <table:table-row table:style-name="ro1">
          <table:table-cell office:value-type="string" calcext:value-type="string">
            <text:p>ipc-2000/elevator-strips-simple-typed/instance-57.pddl</text:p>
          </table:table-cell>
          <table:table-cell office:value-type="string" calcext:value-type="string">
            <text:p>SAT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ipc-2000/elevator-strips-simple-typed/instance-57.pddl</text:p>
          </table:table-cell>
          <table:table-cell office:value-type="string" calcext:value-type="string">
            <text:p>SAT</text:p>
          </table:table-cell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 office:value-type="float" office:value="0.131099939346" calcext:value-type="float">
            <text:p>0.1310999393</text:p>
          </table:table-cell>
          <table:table-cell table:formula="of:=[.F119] + [.H119]" office:value-type="float" office:value="1.239099939346" calcext:value-type="float">
            <text:p>1.2390999393</text:p>
          </table:table-cell>
          <table:table-cell/>
          <table:table-cell table:formula="of:=IF(AND([.C119]&lt;&gt;0;  [.I119] &lt;&gt; 0); [.I119] - [.C119]; 0)" office:value-type="float" office:value="-7.900900060654" calcext:value-type="float">
            <text:p>-7.9009000607</text:p>
          </table:table-cell>
          <table:table-cell/>
          <table:table-cell table:formula="of:=[.I119] - [.C119]" office:value-type="float" office:value="-7.900900060654" calcext:value-type="float">
            <text:p>-7.9009000607</text:p>
          </table:table-cell>
          <table:table-cell table:number-columns-repeated="3"/>
          <table:table-cell table:formula="of:=IF([.C119]&lt;&gt;0; [.C119]; 900)" office:value-type="float" office:value="9.14" calcext:value-type="float">
            <text:p>9.14</text:p>
          </table:table-cell>
          <table:table-cell/>
          <table:table-cell table:formula="of:=IF([.I119]&lt;&gt;0; [.I119]; 900)" office:value-type="float" office:value="1.239099939346" calcext:value-type="float">
            <text:p>1.2390999393</text:p>
          </table:table-cell>
          <table:table-cell table:number-columns-repeated="2"/>
          <table:table-cell office:value-type="float" office:value="1.107" calcext:value-type="float">
            <text:p>1.107</text:p>
          </table:table-cell>
          <table:table-cell table:formula="of:=[.V119]+[.X119]" office:value-type="float" office:value="1.41618097496" calcext:value-type="float">
            <text:p>1.416180975</text:p>
          </table:table-cell>
          <table:table-cell office:value-type="float" office:value="0.30918097496" calcext:value-type="float">
            <text:p>0.309180975</text:p>
          </table:table-cell>
          <table:table-cell office:value-type="float" office:value="4" calcext:value-type="float">
            <text:p>4</text:p>
          </table:table-cell>
          <table:table-cell table:formula="of:=0.0917258262634+0.0563161373138" office:value-type="float" office:value="0.1480419635772" calcext:value-type="float">
            <text:p>0.1480419636</text:p>
          </table:table-cell>
          <table:table-cell office:value-type="float" office:value="0.128022909164" calcext:value-type="float">
            <text:p>0.1280229092</text:p>
          </table:table-cell>
          <table:table-cell office:value-type="float" office:value="0.0330126285553" calcext:value-type="float">
            <text:p>0.0330126286</text:p>
          </table:table-cell>
        </table:table-row>
        <table:table-row table:style-name="ro1"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1.401" calcext:value-type="float">
            <text:p>1.401</text:p>
          </table:table-cell>
          <table:table-cell office:value-type="string" calcext:value-type="string">
            <text:p>ipc-2000/elevator-strips-simple-typed/instance-45.pddl</text:p>
          </table:table-cell>
          <table:table-cell office:value-type="string" calcext:value-type="string">
            <text:p>SAT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0.0753178596497" calcext:value-type="float">
            <text:p>0.0753178596</text:p>
          </table:table-cell>
          <table:table-cell table:formula="of:=[.F120] + [.H120]" office:value-type="float" office:value="0.3893178596497" calcext:value-type="float">
            <text:p>0.3893178596</text:p>
          </table:table-cell>
          <table:table-cell/>
          <table:table-cell table:formula="of:=IF(AND([.C120]&lt;&gt;0;  [.I120] &lt;&gt; 0); [.I120] - [.C120]; 0)" office:value-type="float" office:value="-1.0116821403503" calcext:value-type="float">
            <text:p>-1.0116821404</text:p>
          </table:table-cell>
          <table:table-cell/>
          <table:table-cell table:formula="of:=[.I120] - [.C120]" office:value-type="float" office:value="-1.0116821403503" calcext:value-type="float">
            <text:p>-1.0116821404</text:p>
          </table:table-cell>
          <table:table-cell table:number-columns-repeated="3"/>
          <table:table-cell table:formula="of:=IF([.C120]&lt;&gt;0; [.C120]; 900)" office:value-type="float" office:value="1.401" calcext:value-type="float">
            <text:p>1.401</text:p>
          </table:table-cell>
          <table:table-cell/>
          <table:table-cell table:formula="of:=IF([.I120]&lt;&gt;0; [.I120]; 900)" office:value-type="float" office:value="0.3893178596497" calcext:value-type="float">
            <text:p>0.3893178596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table:formula="of:=[.V120]+[.X120]" office:value-type="float" office:value="0.443803014755" calcext:value-type="float">
            <text:p>0.4438030148</text:p>
          </table:table-cell>
          <table:table-cell office:value-type="float" office:value="0.128803014755" calcext:value-type="float">
            <text:p>0.1288030148</text:p>
          </table:table-cell>
          <table:table-cell office:value-type="float" office:value="3" calcext:value-type="float">
            <text:p>3</text:p>
          </table:table-cell>
          <table:table-cell table:formula="of:=0.0496168136597+0.0242080688477" office:value-type="float" office:value="0.0738248825074" calcext:value-type="float">
            <text:p>0.0738248825</text:p>
          </table:table-cell>
          <table:table-cell office:value-type="float" office:value="0.0412964820862" calcext:value-type="float">
            <text:p>0.0412964821</text:p>
          </table:table-cell>
          <table:table-cell office:value-type="float" office:value="0.0136179924011" calcext:value-type="float">
            <text:p>0.0136179924</text:p>
          </table:table-cell>
        </table:table-row>
        <table:table-row table:style-name="ro1">
          <table:table-cell office:value-type="string" calcext:value-type="string">
            <text:p>ipc-2000/elevator-strips-simple-typed/instance-55.pddl</text:p>
          </table:table-cell>
          <table:table-cell office:value-type="string" calcext:value-type="string">
            <text:p>SAT</text:p>
          </table:table-cell>
          <table:table-cell office:value-type="float" office:value="5.089" calcext:value-type="float">
            <text:p>5.089</text:p>
          </table:table-cell>
          <table:table-cell office:value-type="string" calcext:value-type="string">
            <text:p>ipc-2000/elevator-strips-simple-typed/instance-55.pddl</text:p>
          </table:table-cell>
          <table:table-cell office:value-type="string" calcext:value-type="string">
            <text:p>SAT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 office:value-type="float" office:value="0.112488985062" calcext:value-type="float">
            <text:p>0.1124889851</text:p>
          </table:table-cell>
          <table:table-cell table:formula="of:=[.F121] + [.H121]" office:value-type="float" office:value="0.675488985062" calcext:value-type="float">
            <text:p>0.6754889851</text:p>
          </table:table-cell>
          <table:table-cell/>
          <table:table-cell table:formula="of:=IF(AND([.C121]&lt;&gt;0;  [.I121] &lt;&gt; 0); [.I121] - [.C121]; 0)" office:value-type="float" office:value="-4.413511014938" calcext:value-type="float">
            <text:p>-4.4135110149</text:p>
          </table:table-cell>
          <table:table-cell/>
          <table:table-cell table:formula="of:=[.I121] - [.C121]" office:value-type="float" office:value="-4.413511014938" calcext:value-type="float">
            <text:p>-4.4135110149</text:p>
          </table:table-cell>
          <table:table-cell table:number-columns-repeated="3"/>
          <table:table-cell table:formula="of:=IF([.C121]&lt;&gt;0; [.C121]; 900)" office:value-type="float" office:value="5.089" calcext:value-type="float">
            <text:p>5.089</text:p>
          </table:table-cell>
          <table:table-cell/>
          <table:table-cell table:formula="of:=IF([.I121]&lt;&gt;0; [.I121]; 900)" office:value-type="float" office:value="0.675488985062" calcext:value-type="float">
            <text:p>0.6754889851</text:p>
          </table:table-cell>
          <table:table-cell table:number-columns-repeated="2"/>
          <table:table-cell office:value-type="float" office:value="0.567" calcext:value-type="float">
            <text:p>0.567</text:p>
          </table:table-cell>
          <table:table-cell table:formula="of:=[.V121]+[.X121]" office:value-type="float" office:value="0.801267950058" calcext:value-type="float">
            <text:p>0.8012679501</text:p>
          </table:table-cell>
          <table:table-cell office:value-type="float" office:value="0.234267950058" calcext:value-type="float">
            <text:p>0.2342679501</text:p>
          </table:table-cell>
          <table:table-cell office:value-type="float" office:value="5" calcext:value-type="float">
            <text:p>5</text:p>
          </table:table-cell>
          <table:table-cell table:formula="of:=0.0760941505432+0.0517191886902" office:value-type="float" office:value="0.1278133392334" calcext:value-type="float">
            <text:p>0.1278133392</text:p>
          </table:table-cell>
          <table:table-cell office:value-type="float" office:value="0.0869200229645" calcext:value-type="float">
            <text:p>0.086920023</text:p>
          </table:table-cell>
          <table:table-cell office:value-type="float" office:value="0.0194518566132" calcext:value-type="float">
            <text:p>0.0194518566</text:p>
          </table:table-cell>
        </table:table-row>
        <table:table-row table:style-name="ro1">
          <table:table-cell office:value-type="string" calcext:value-type="string">
            <text:p>ipc-2000/elevator-strips-simple-typed/instance-56.pddl</text:p>
          </table:table-cell>
          <table:table-cell office:value-type="string" calcext:value-type="string">
            <text:p>SAT</text:p>
          </table:table-cell>
          <table:table-cell office:value-type="float" office:value="9.486" calcext:value-type="float">
            <text:p>9.486</text:p>
          </table:table-cell>
          <table:table-cell office:value-type="string" calcext:value-type="string">
            <text:p>ipc-2000/elevator-strips-simple-typed/instance-56.pddl</text:p>
          </table:table-cell>
          <table:table-cell office:value-type="string" calcext:value-type="string">
            <text:p>SAT</text:p>
          </table:table-cell>
          <table:table-cell office:value-type="float" office:value="1.134" calcext:value-type="float">
            <text:p>1.134</text:p>
          </table:table-cell>
          <table:table-cell office:value-type="float" office:value="1" calcext:value-type="float">
            <text:p>1</text:p>
          </table:table-cell>
          <table:table-cell office:value-type="float" office:value="0.131302833557" calcext:value-type="float">
            <text:p>0.1313028336</text:p>
          </table:table-cell>
          <table:table-cell table:formula="of:=[.F122] + [.H122]" office:value-type="float" office:value="1.265302833557" calcext:value-type="float">
            <text:p>1.2653028336</text:p>
          </table:table-cell>
          <table:table-cell/>
          <table:table-cell table:formula="of:=IF(AND([.C122]&lt;&gt;0;  [.I122] &lt;&gt; 0); [.I122] - [.C122]; 0)" office:value-type="float" office:value="-8.220697166443" calcext:value-type="float">
            <text:p>-8.2206971664</text:p>
          </table:table-cell>
          <table:table-cell/>
          <table:table-cell table:formula="of:=[.I122] - [.C122]" office:value-type="float" office:value="-8.220697166443" calcext:value-type="float">
            <text:p>-8.2206971664</text:p>
          </table:table-cell>
          <table:table-cell table:number-columns-repeated="3"/>
          <table:table-cell table:formula="of:=IF([.C122]&lt;&gt;0; [.C122]; 900)" office:value-type="float" office:value="9.486" calcext:value-type="float">
            <text:p>9.486</text:p>
          </table:table-cell>
          <table:table-cell/>
          <table:table-cell table:formula="of:=IF([.I122]&lt;&gt;0; [.I122]; 900)" office:value-type="float" office:value="1.265302833557" calcext:value-type="float">
            <text:p>1.2653028336</text:p>
          </table:table-cell>
          <table:table-cell table:number-columns-repeated="2"/>
          <table:table-cell office:value-type="float" office:value="1.121" calcext:value-type="float">
            <text:p>1.121</text:p>
          </table:table-cell>
          <table:table-cell table:formula="of:=[.V122]+[.X122]" office:value-type="float" office:value="1.389541812897" calcext:value-type="float">
            <text:p>1.3895418129</text:p>
          </table:table-cell>
          <table:table-cell office:value-type="float" office:value="0.268541812897" calcext:value-type="float">
            <text:p>0.2685418129</text:p>
          </table:table-cell>
          <table:table-cell office:value-type="float" office:value="3" calcext:value-type="float">
            <text:p>3</text:p>
          </table:table-cell>
          <table:table-cell table:formula="of:=0.0917270183563+0.0365335941315" office:value-type="float" office:value="0.1282606124878" calcext:value-type="float">
            <text:p>0.1282606125</text:p>
          </table:table-cell>
          <table:table-cell office:value-type="float" office:value="0.107788801193" calcext:value-type="float">
            <text:p>0.1077888012</text:p>
          </table:table-cell>
          <table:table-cell office:value-type="float" office:value="0.0323941707611" calcext:value-type="float">
            <text:p>0.0323941708</text:p>
          </table:table-cell>
        </table:table-row>
        <table:table-row table:style-name="ro1"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2.982" calcext:value-type="float">
            <text:p>2.982</text:p>
          </table:table-cell>
          <table:table-cell office:value-type="string" calcext:value-type="string">
            <text:p>ipc-2000/elevator-strips-simple-typed/instance-42.pddl</text:p>
          </table:table-cell>
          <table:table-cell office:value-type="string" calcext:value-type="string">
            <text:p>SAT</text:p>
          </table:table-cell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office:value-type="float" office:value="0.0758008956909" calcext:value-type="float">
            <text:p>0.0758008957</text:p>
          </table:table-cell>
          <table:table-cell table:formula="of:=[.F123] + [.H123]" office:value-type="float" office:value="0.4328008956909" calcext:value-type="float">
            <text:p>0.4328008957</text:p>
          </table:table-cell>
          <table:table-cell/>
          <table:table-cell table:formula="of:=IF(AND([.C123]&lt;&gt;0;  [.I123] &lt;&gt; 0); [.I123] - [.C123]; 0)" office:value-type="float" office:value="-2.5491991043091" calcext:value-type="float">
            <text:p>-2.5491991043</text:p>
          </table:table-cell>
          <table:table-cell/>
          <table:table-cell table:formula="of:=[.I123] - [.C123]" office:value-type="float" office:value="-2.5491991043091" calcext:value-type="float">
            <text:p>-2.5491991043</text:p>
          </table:table-cell>
          <table:table-cell table:number-columns-repeated="3"/>
          <table:table-cell table:formula="of:=IF([.C123]&lt;&gt;0; [.C123]; 900)" office:value-type="float" office:value="2.982" calcext:value-type="float">
            <text:p>2.982</text:p>
          </table:table-cell>
          <table:table-cell/>
          <table:table-cell table:formula="of:=IF([.I123]&lt;&gt;0; [.I123]; 900)" office:value-type="float" office:value="0.4328008956909" calcext:value-type="float">
            <text:p>0.4328008957</text:p>
          </table:table-cell>
          <table:table-cell table:number-columns-repeated="2"/>
          <table:table-cell office:value-type="float" office:value="0.352" calcext:value-type="float">
            <text:p>0.352</text:p>
          </table:table-cell>
          <table:table-cell table:formula="of:=[.V123]+[.X123]" office:value-type="float" office:value="0.482259990692" calcext:value-type="float">
            <text:p>0.4822599907</text:p>
          </table:table-cell>
          <table:table-cell office:value-type="float" office:value="0.130259990692" calcext:value-type="float">
            <text:p>0.1302599907</text:p>
          </table:table-cell>
          <table:table-cell office:value-type="float" office:value="3" calcext:value-type="float">
            <text:p>3</text:p>
          </table:table-cell>
          <table:table-cell table:formula="of:=0.0503170490265+0.0243744850159" office:value-type="float" office:value="0.0746915340424" calcext:value-type="float">
            <text:p>0.074691534</text:p>
          </table:table-cell>
          <table:table-cell office:value-type="float" office:value="0.0419738292694" calcext:value-type="float">
            <text:p>0.0419738293</text:p>
          </table:table-cell>
          <table:table-cell office:value-type="float" office:value="0.01353764534" calcext:value-type="float">
            <text:p>0.0135376453</text:p>
          </table:table-cell>
        </table:table-row>
        <table:table-row table:style-name="ro1">
          <table:table-cell office:value-type="string" calcext:value-type="string">
            <text:p>ipc-2000/elevator-strips-simple-typed/instance-47.pddl</text:p>
          </table:table-cell>
          <table:table-cell office:value-type="string" calcext:value-type="string">
            <text:p>SAT</text:p>
          </table:table-cell>
          <table:table-cell office:value-type="float" office:value="3.675" calcext:value-type="float">
            <text:p>3.675</text:p>
          </table:table-cell>
          <table:table-cell office:value-type="string" calcext:value-type="string">
            <text:p>ipc-2000/elevator-strips-simple-typed/instance-47.pddl</text:p>
          </table:table-cell>
          <table:table-cell office:value-type="string" calcext:value-type="string">
            <text:p>SAT</text:p>
          </table:table-cell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office:value-type="float" office:value="0.0910878181458" calcext:value-type="float">
            <text:p>0.0910878181</text:p>
          </table:table-cell>
          <table:table-cell table:formula="of:=[.F124] + [.H124]" office:value-type="float" office:value="0.4520878181458" calcext:value-type="float">
            <text:p>0.4520878181</text:p>
          </table:table-cell>
          <table:table-cell/>
          <table:table-cell table:formula="of:=IF(AND([.C124]&lt;&gt;0;  [.I124] &lt;&gt; 0); [.I124] - [.C124]; 0)" office:value-type="float" office:value="-3.2229121818542" calcext:value-type="float">
            <text:p>-3.2229121819</text:p>
          </table:table-cell>
          <table:table-cell/>
          <table:table-cell table:formula="of:=[.I124] - [.C124]" office:value-type="float" office:value="-3.2229121818542" calcext:value-type="float">
            <text:p>-3.2229121819</text:p>
          </table:table-cell>
          <table:table-cell table:number-columns-repeated="3"/>
          <table:table-cell table:formula="of:=IF([.C124]&lt;&gt;0; [.C124]; 900)" office:value-type="float" office:value="3.675" calcext:value-type="float">
            <text:p>3.675</text:p>
          </table:table-cell>
          <table:table-cell/>
          <table:table-cell table:formula="of:=IF([.I124]&lt;&gt;0; [.I124]; 900)" office:value-type="float" office:value="0.4520878181458" calcext:value-type="float">
            <text:p>0.4520878181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table:formula="of:=[.V124]+[.X124]" office:value-type="float" office:value="0.531950153351" calcext:value-type="float">
            <text:p>0.5319501534</text:p>
          </table:table-cell>
          <table:table-cell office:value-type="float" office:value="0.167950153351" calcext:value-type="float">
            <text:p>0.1679501534</text:p>
          </table:table-cell>
          <table:table-cell office:value-type="float" office:value="3" calcext:value-type="float">
            <text:p>3</text:p>
          </table:table-cell>
          <table:table-cell table:formula="of:=0.0631508827209+0.0296475887299" office:value-type="float" office:value="0.0927984714508" calcext:value-type="float">
            <text:p>0.0927984715</text:p>
          </table:table-cell>
          <table:table-cell office:value-type="float" office:value="0.0586822032928" calcext:value-type="float">
            <text:p>0.0586822033</text:p>
          </table:table-cell>
          <table:table-cell office:value-type="float" office:value="0.0163977146149" calcext:value-type="float">
            <text:p>0.0163977146</text:p>
          </table:table-cell>
        </table:table-row>
        <table:table-row table:style-name="ro1">
          <table:table-cell office:value-type="string" calcext:value-type="string">
            <text:p>ipc-2000/elevator-strips-simple-typed/instance-54.pddl</text:p>
          </table:table-cell>
          <table:table-cell office:value-type="string" calcext:value-type="string">
            <text:p>SAT</text:p>
          </table:table-cell>
          <table:table-cell office:value-type="float" office:value="7.591" calcext:value-type="float">
            <text:p>7.591</text:p>
          </table:table-cell>
          <table:table-cell office:value-type="string" calcext:value-type="string">
            <text:p>ipc-2000/elevator-strips-simple-typed/instance-54.pddl</text:p>
          </table:table-cell>
          <table:table-cell office:value-type="string" calcext:value-type="string">
            <text:p>SAT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0.112074136734" calcext:value-type="float">
            <text:p>0.1120741367</text:p>
          </table:table-cell>
          <table:table-cell table:formula="of:=[.F125] + [.H125]" office:value-type="float" office:value="1.167074136734" calcext:value-type="float">
            <text:p>1.1670741367</text:p>
          </table:table-cell>
          <table:table-cell/>
          <table:table-cell table:formula="of:=IF(AND([.C125]&lt;&gt;0;  [.I125] &lt;&gt; 0); [.I125] - [.C125]; 0)" office:value-type="float" office:value="-6.423925863266" calcext:value-type="float">
            <text:p>-6.4239258633</text:p>
          </table:table-cell>
          <table:table-cell/>
          <table:table-cell table:formula="of:=[.I125] - [.C125]" office:value-type="float" office:value="-6.423925863266" calcext:value-type="float">
            <text:p>-6.4239258633</text:p>
          </table:table-cell>
          <table:table-cell table:number-columns-repeated="3"/>
          <table:table-cell table:formula="of:=IF([.C125]&lt;&gt;0; [.C125]; 900)" office:value-type="float" office:value="7.591" calcext:value-type="float">
            <text:p>7.591</text:p>
          </table:table-cell>
          <table:table-cell/>
          <table:table-cell table:formula="of:=IF([.I125]&lt;&gt;0; [.I125]; 900)" office:value-type="float" office:value="1.167074136734" calcext:value-type="float">
            <text:p>1.1670741367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table:formula="of:=[.V125]+[.X125]" office:value-type="float" office:value="1.416359802246" calcext:value-type="float">
            <text:p>1.4163598022</text:p>
          </table:table-cell>
          <table:table-cell office:value-type="float" office:value="0.220359802246" calcext:value-type="float">
            <text:p>0.2203598022</text:p>
          </table:table-cell>
          <table:table-cell office:value-type="float" office:value="3" calcext:value-type="float">
            <text:p>3</text:p>
          </table:table-cell>
          <table:table-cell table:formula="of:=0.0757579803467+0.0307202339172" office:value-type="float" office:value="0.1064782142639" calcext:value-type="float">
            <text:p>0.1064782143</text:p>
          </table:table-cell>
          <table:table-cell office:value-type="float" office:value="0.0857760906219" calcext:value-type="float">
            <text:p>0.0857760906</text:p>
          </table:table-cell>
          <table:table-cell office:value-type="float" office:value="0.0280148983002" calcext:value-type="float">
            <text:p>0.0280148983</text:p>
          </table:table-cell>
        </table:table-row>
        <table:table-row table:style-name="ro1">
          <table:table-cell office:value-type="string" calcext:value-type="string">
            <text:p>ipc-2000/elevator-strips-simple-typed/instance-51.pddl</text:p>
          </table:table-cell>
          <table:table-cell office:value-type="string" calcext:value-type="string">
            <text:p>SAT</text:p>
          </table:table-cell>
          <table:table-cell office:value-type="float" office:value="7.495" calcext:value-type="float">
            <text:p>7.495</text:p>
          </table:table-cell>
          <table:table-cell office:value-type="string" calcext:value-type="string">
            <text:p>ipc-2000/elevator-strips-simple-typed/instance-51.pddl</text:p>
          </table:table-cell>
          <table:table-cell office:value-type="string" calcext:value-type="string">
            <text:p>SAT</text:p>
          </table:table-cell>
          <table:table-cell office:value-type="float" office:value="1.032" calcext:value-type="float">
            <text:p>1.032</text:p>
          </table:table-cell>
          <table:table-cell office:value-type="float" office:value="1" calcext:value-type="float">
            <text:p>1</text:p>
          </table:table-cell>
          <table:table-cell office:value-type="float" office:value="0.111053943634" calcext:value-type="float">
            <text:p>0.1110539436</text:p>
          </table:table-cell>
          <table:table-cell table:formula="of:=[.F126] + [.H126]" office:value-type="float" office:value="1.143053943634" calcext:value-type="float">
            <text:p>1.1430539436</text:p>
          </table:table-cell>
          <table:table-cell/>
          <table:table-cell table:formula="of:=IF(AND([.C126]&lt;&gt;0;  [.I126] &lt;&gt; 0); [.I126] - [.C126]; 0)" office:value-type="float" office:value="-6.351946056366" calcext:value-type="float">
            <text:p>-6.3519460564</text:p>
          </table:table-cell>
          <table:table-cell/>
          <table:table-cell table:formula="of:=[.I126] - [.C126]" office:value-type="float" office:value="-6.351946056366" calcext:value-type="float">
            <text:p>-6.3519460564</text:p>
          </table:table-cell>
          <table:table-cell table:number-columns-repeated="3"/>
          <table:table-cell table:formula="of:=IF([.C126]&lt;&gt;0; [.C126]; 900)" office:value-type="float" office:value="7.495" calcext:value-type="float">
            <text:p>7.495</text:p>
          </table:table-cell>
          <table:table-cell/>
          <table:table-cell table:formula="of:=IF([.I126]&lt;&gt;0; [.I126]; 900)" office:value-type="float" office:value="1.143053943634" calcext:value-type="float">
            <text:p>1.1430539436</text:p>
          </table:table-cell>
          <table:table-cell table:number-columns-repeated="2"/>
          <table:table-cell office:value-type="float" office:value="1.023" calcext:value-type="float">
            <text:p>1.023</text:p>
          </table:table-cell>
          <table:table-cell table:formula="of:=[.V126]+[.X126]" office:value-type="float" office:value="1.248273132324" calcext:value-type="float">
            <text:p>1.2482731323</text:p>
          </table:table-cell>
          <table:table-cell office:value-type="float" office:value="0.225273132324" calcext:value-type="float">
            <text:p>0.2252731323</text:p>
          </table:table-cell>
          <table:table-cell office:value-type="float" office:value="3" calcext:value-type="float">
            <text:p>3</text:p>
          </table:table-cell>
          <table:table-cell table:formula="of:=0.0754480361938+0.0377058982849" office:value-type="float" office:value="0.1131539344787" calcext:value-type="float">
            <text:p>0.1131539345</text:p>
          </table:table-cell>
          <table:table-cell office:value-type="float" office:value="0.0835435390472" calcext:value-type="float">
            <text:p>0.083543539</text:p>
          </table:table-cell>
          <table:table-cell office:value-type="float" office:value="0.0284795761108" calcext:value-type="float">
            <text:p>0.0284795761</text:p>
          </table:table-cell>
        </table:table-row>
        <table:table-row table:style-name="ro1">
          <table:table-cell office:value-type="string" calcext:value-type="string">
            <text:p>ipc-2000/elevator-strips-simple-typed/instance-53.pddl</text:p>
          </table:table-cell>
          <table:table-cell office:value-type="string" calcext:value-type="string">
            <text:p>SAT</text:p>
          </table:table-cell>
          <table:table-cell office:value-type="float" office:value="7.185" calcext:value-type="float">
            <text:p>7.185</text:p>
          </table:table-cell>
          <table:table-cell office:value-type="string" calcext:value-type="string">
            <text:p>ipc-2000/elevator-strips-simple-typed/instance-53.pddl</text:p>
          </table:table-cell>
          <table:table-cell office:value-type="string" calcext:value-type="string">
            <text:p>SAT</text:p>
          </table:table-cell>
          <table:table-cell office:value-type="float" office:value="0.913" calcext:value-type="float">
            <text:p>0.913</text:p>
          </table:table-cell>
          <table:table-cell office:value-type="float" office:value="1" calcext:value-type="float">
            <text:p>1</text:p>
          </table:table-cell>
          <table:table-cell office:value-type="float" office:value="0.112910985947" calcext:value-type="float">
            <text:p>0.1129109859</text:p>
          </table:table-cell>
          <table:table-cell table:formula="of:=[.F127] + [.H127]" office:value-type="float" office:value="1.025910985947" calcext:value-type="float">
            <text:p>1.0259109859</text:p>
          </table:table-cell>
          <table:table-cell/>
          <table:table-cell table:formula="of:=IF(AND([.C127]&lt;&gt;0;  [.I127] &lt;&gt; 0); [.I127] - [.C127]; 0)" office:value-type="float" office:value="-6.159089014053" calcext:value-type="float">
            <text:p>-6.1590890141</text:p>
          </table:table-cell>
          <table:table-cell/>
          <table:table-cell table:formula="of:=[.I127] - [.C127]" office:value-type="float" office:value="-6.159089014053" calcext:value-type="float">
            <text:p>-6.1590890141</text:p>
          </table:table-cell>
          <table:table-cell table:number-columns-repeated="3"/>
          <table:table-cell table:formula="of:=IF([.C127]&lt;&gt;0; [.C127]; 900)" office:value-type="float" office:value="7.185" calcext:value-type="float">
            <text:p>7.185</text:p>
          </table:table-cell>
          <table:table-cell/>
          <table:table-cell table:formula="of:=IF([.I127]&lt;&gt;0; [.I127]; 900)" office:value-type="float" office:value="1.025910985947" calcext:value-type="float">
            <text:p>1.0259109859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 table:formula="of:=[.V127]+[.X127]" office:value-type="float" office:value="1.135563930511" calcext:value-type="float">
            <text:p>1.1355639305</text:p>
          </table:table-cell>
          <table:table-cell office:value-type="float" office:value="0.226563930511" calcext:value-type="float">
            <text:p>0.2265639305</text:p>
          </table:table-cell>
          <table:table-cell office:value-type="float" office:value="3" calcext:value-type="float">
            <text:p>3</text:p>
          </table:table-cell>
          <table:table-cell table:formula="of:=0.0765919685364+0.0375797748566" office:value-type="float" office:value="0.114171743393" calcext:value-type="float">
            <text:p>0.1141717434</text:p>
          </table:table-cell>
          <table:table-cell office:value-type="float" office:value="0.0838630199432" calcext:value-type="float">
            <text:p>0.0838630199</text:p>
          </table:table-cell>
          <table:table-cell office:value-type="float" office:value="0.0284326076508" calcext:value-type="float">
            <text:p>0.0284326077</text:p>
          </table:table-cell>
        </table:table-row>
        <table:table-row table:style-name="ro1">
          <table:table-cell office:value-type="string" calcext:value-type="string">
            <text:p>ipc-2000/elevator-strips-simple-typed/instance-49.pddl</text:p>
          </table:table-cell>
          <table:table-cell office:value-type="string" calcext:value-type="string">
            <text:p>SAT</text:p>
          </table:table-cell>
          <table:table-cell office:value-type="float" office:value="3.966" calcext:value-type="float">
            <text:p>3.966</text:p>
          </table:table-cell>
          <table:table-cell office:value-type="string" calcext:value-type="string">
            <text:p>ipc-2000/elevator-strips-simple-typed/instance-49.pddl</text:p>
          </table:table-cell>
          <table:table-cell office:value-type="string" calcext:value-type="string">
            <text:p>SAT</text:p>
          </table:table-cell>
          <table:table-cell office:value-type="float" office:value="0.708" calcext:value-type="float">
            <text:p>0.708</text:p>
          </table:table-cell>
          <table:table-cell office:value-type="float" office:value="1" calcext:value-type="float">
            <text:p>1</text:p>
          </table:table-cell>
          <table:table-cell office:value-type="float" office:value="0.104299068451" calcext:value-type="float">
            <text:p>0.1042990685</text:p>
          </table:table-cell>
          <table:table-cell table:formula="of:=[.F128] + [.H128]" office:value-type="float" office:value="0.812299068451" calcext:value-type="float">
            <text:p>0.8122990685</text:p>
          </table:table-cell>
          <table:table-cell/>
          <table:table-cell table:formula="of:=IF(AND([.C128]&lt;&gt;0;  [.I128] &lt;&gt; 0); [.I128] - [.C128]; 0)" office:value-type="float" office:value="-3.153700931549" calcext:value-type="float">
            <text:p>-3.1537009315</text:p>
          </table:table-cell>
          <table:table-cell/>
          <table:table-cell table:formula="of:=[.I128] - [.C128]" office:value-type="float" office:value="-3.153700931549" calcext:value-type="float">
            <text:p>-3.1537009315</text:p>
          </table:table-cell>
          <table:table-cell table:number-columns-repeated="3"/>
          <table:table-cell table:formula="of:=IF([.C128]&lt;&gt;0; [.C128]; 900)" office:value-type="float" office:value="3.966" calcext:value-type="float">
            <text:p>3.966</text:p>
          </table:table-cell>
          <table:table-cell/>
          <table:table-cell table:formula="of:=IF([.I128]&lt;&gt;0; [.I128]; 900)" office:value-type="float" office:value="0.812299068451" calcext:value-type="float">
            <text:p>0.8122990685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table:formula="of:=[.V128]+[.X128]" office:value-type="float" office:value="0.882537908554" calcext:value-type="float">
            <text:p>0.8825379086</text:p>
          </table:table-cell>
          <table:table-cell office:value-type="float" office:value="0.187537908554" calcext:value-type="float">
            <text:p>0.1875379086</text:p>
          </table:table-cell>
          <table:table-cell office:value-type="float" office:value="5" calcext:value-type="float">
            <text:p>5</text:p>
          </table:table-cell>
          <table:table-cell table:formula="of:=0.063460111618+0.0423951148987" office:value-type="float" office:value="0.1058552265167" calcext:value-type="float">
            <text:p>0.1058552265</text:p>
          </table:table-cell>
          <table:table-cell office:value-type="float" office:value="0.0651314258575" calcext:value-type="float">
            <text:p>0.0651314259</text:p>
          </table:table-cell>
          <table:table-cell office:value-type="float" office:value="0.0164806842804" calcext:value-type="float">
            <text:p>0.0164806843</text:p>
          </table:table-cell>
        </table:table-row>
        <table:table-row table:style-name="ro1">
          <table:table-cell office:value-type="string" calcext:value-type="string">
            <text:p>ipc-2000/elevator-strips-simple-typed/instance-46.pddl</text:p>
          </table:table-cell>
          <table:table-cell office:value-type="string" calcext:value-type="string">
            <text:p>SAT</text:p>
          </table:table-cell>
          <table:table-cell office:value-type="float" office:value="3.764" calcext:value-type="float">
            <text:p>3.764</text:p>
          </table:table-cell>
          <table:table-cell office:value-type="string" calcext:value-type="string">
            <text:p>ipc-2000/elevator-strips-simple-typed/instance-46.pddl</text:p>
          </table:table-cell>
          <table:table-cell office:value-type="string" calcext:value-type="string">
            <text:p>SAT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 office:value-type="float" office:value="0.0924248695374" calcext:value-type="float">
            <text:p>0.0924248695</text:p>
          </table:table-cell>
          <table:table-cell table:formula="of:=[.F129] + [.H129]" office:value-type="float" office:value="0.4214248695374" calcext:value-type="float">
            <text:p>0.4214248695</text:p>
          </table:table-cell>
          <table:table-cell/>
          <table:table-cell table:formula="of:=IF(AND([.C129]&lt;&gt;0;  [.I129] &lt;&gt; 0); [.I129] - [.C129]; 0)" office:value-type="float" office:value="-3.3425751304626" calcext:value-type="float">
            <text:p>-3.3425751305</text:p>
          </table:table-cell>
          <table:table-cell/>
          <table:table-cell table:formula="of:=[.I129] - [.C129]" office:value-type="float" office:value="-3.3425751304626" calcext:value-type="float">
            <text:p>-3.3425751305</text:p>
          </table:table-cell>
          <table:table-cell table:number-columns-repeated="3"/>
          <table:table-cell table:formula="of:=IF([.C129]&lt;&gt;0; [.C129]; 900)" office:value-type="float" office:value="3.764" calcext:value-type="float">
            <text:p>3.764</text:p>
          </table:table-cell>
          <table:table-cell/>
          <table:table-cell table:formula="of:=IF([.I129]&lt;&gt;0; [.I129]; 900)" office:value-type="float" office:value="0.4214248695374" calcext:value-type="float">
            <text:p>0.4214248695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table:formula="of:=[.V129]+[.X129]" office:value-type="float" office:value="0.497314975739" calcext:value-type="float">
            <text:p>0.4973149757</text:p>
          </table:table-cell>
          <table:table-cell office:value-type="float" office:value="0.174314975739" calcext:value-type="float">
            <text:p>0.1743149757</text:p>
          </table:table-cell>
          <table:table-cell office:value-type="float" office:value="4" calcext:value-type="float">
            <text:p>4</text:p>
          </table:table-cell>
          <table:table-cell table:formula="of:=0.0629899501801+0.0330238342285" office:value-type="float" office:value="0.0960137844086" calcext:value-type="float">
            <text:p>0.0960137844</text:p>
          </table:table-cell>
          <table:table-cell office:value-type="float" office:value="0.061740398407" calcext:value-type="float">
            <text:p>0.0617403984</text:p>
          </table:table-cell>
          <table:table-cell office:value-type="float" office:value="0.0164840221405" calcext:value-type="float">
            <text:p>0.0164840221</text:p>
          </table:table-cell>
        </table:table-row>
        <table:table-row table:style-name="ro1">
          <table:table-cell office:value-type="string" calcext:value-type="string">
            <text:p>ipc-2000/elevator-strips-simple-typed/instance-48.pddl</text:p>
          </table:table-cell>
          <table:table-cell office:value-type="string" calcext:value-type="string">
            <text:p>SAT</text:p>
          </table:table-cell>
          <table:table-cell office:value-type="float" office:value="3.921" calcext:value-type="float">
            <text:p>3.921</text:p>
          </table:table-cell>
          <table:table-cell office:value-type="string" calcext:value-type="string">
            <text:p>ipc-2000/elevator-strips-simple-typed/instance-48.pddl</text:p>
          </table:table-cell>
          <table:table-cell office:value-type="string" calcext:value-type="string">
            <text:p>SAT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0.0911500453949" calcext:value-type="float">
            <text:p>0.0911500454</text:p>
          </table:table-cell>
          <table:table-cell table:formula="of:=[.F130] + [.H130]" office:value-type="float" office:value="0.5151500453949" calcext:value-type="float">
            <text:p>0.5151500454</text:p>
          </table:table-cell>
          <table:table-cell/>
          <table:table-cell table:formula="of:=IF(AND([.C130]&lt;&gt;0;  [.I130] &lt;&gt; 0); [.I130] - [.C130]; 0)" office:value-type="float" office:value="-3.4058499546051" calcext:value-type="float">
            <text:p>-3.4058499546</text:p>
          </table:table-cell>
          <table:table-cell/>
          <table:table-cell table:formula="of:=[.I130] - [.C130]" office:value-type="float" office:value="-3.4058499546051" calcext:value-type="float">
            <text:p>-3.4058499546</text:p>
          </table:table-cell>
          <table:table-cell table:number-columns-repeated="3"/>
          <table:table-cell table:formula="of:=IF([.C130]&lt;&gt;0; [.C130]; 900)" office:value-type="float" office:value="3.921" calcext:value-type="float">
            <text:p>3.921</text:p>
          </table:table-cell>
          <table:table-cell/>
          <table:table-cell table:formula="of:=IF([.I130]&lt;&gt;0; [.I130]; 900)" office:value-type="float" office:value="0.5151500453949" calcext:value-type="float">
            <text:p>0.5151500454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table:formula="of:=[.V130]+[.X130]" office:value-type="float" office:value="0.588333892822" calcext:value-type="float">
            <text:p>0.5883338928</text:p>
          </table:table-cell>
          <table:table-cell office:value-type="float" office:value="0.163333892822" calcext:value-type="float">
            <text:p>0.1633338928</text:p>
          </table:table-cell>
          <table:table-cell office:value-type="float" office:value="3" calcext:value-type="float">
            <text:p>3</text:p>
          </table:table-cell>
          <table:table-cell table:formula="of:=0.0633571147919+0.0292503833771" office:value-type="float" office:value="0.092607498169" calcext:value-type="float">
            <text:p>0.0926074982</text:p>
          </table:table-cell>
          <table:table-cell office:value-type="float" office:value="0.0541243553162" calcext:value-type="float">
            <text:p>0.0541243553</text:p>
          </table:table-cell>
          <table:table-cell office:value-type="float" office:value="0.0165350437164" calcext:value-type="float">
            <text:p>0.0165350437</text:p>
          </table:table-cell>
        </table:table-row>
        <table:table-row table:style-name="ro1">
          <table:table-cell office:value-type="string" calcext:value-type="string">
            <text:p>ipc-2000/elevator-strips-simple-typed/instance-59.pddl</text:p>
          </table:table-cell>
          <table:table-cell office:value-type="string" calcext:value-type="string">
            <text:p>SAT</text:p>
          </table:table-cell>
          <table:table-cell office:value-type="float" office:value="9.506" calcext:value-type="float">
            <text:p>9.506</text:p>
          </table:table-cell>
          <table:table-cell office:value-type="string" calcext:value-type="string">
            <text:p>ipc-2000/elevator-strips-simple-typed/instance-59.pddl</text:p>
          </table:table-cell>
          <table:table-cell office:value-type="string" calcext:value-type="string">
            <text:p>SAT</text:p>
          </table:table-cell>
          <table:table-cell office:value-type="float" office:value="1.109" calcext:value-type="float">
            <text:p>1.109</text:p>
          </table:table-cell>
          <table:table-cell office:value-type="float" office:value="1" calcext:value-type="float">
            <text:p>1</text:p>
          </table:table-cell>
          <table:table-cell office:value-type="float" office:value="0.131884813309" calcext:value-type="float">
            <text:p>0.1318848133</text:p>
          </table:table-cell>
          <table:table-cell table:formula="of:=[.F131] + [.H131]" office:value-type="float" office:value="1.240884813309" calcext:value-type="float">
            <text:p>1.2408848133</text:p>
          </table:table-cell>
          <table:table-cell/>
          <table:table-cell table:formula="of:=IF(AND([.C131]&lt;&gt;0;  [.I131] &lt;&gt; 0); [.I131] - [.C131]; 0)" office:value-type="float" office:value="-8.265115186691" calcext:value-type="float">
            <text:p>-8.2651151867</text:p>
          </table:table-cell>
          <table:table-cell/>
          <table:table-cell table:formula="of:=[.I131] - [.C131]" office:value-type="float" office:value="-8.265115186691" calcext:value-type="float">
            <text:p>-8.2651151867</text:p>
          </table:table-cell>
          <table:table-cell table:number-columns-repeated="3"/>
          <table:table-cell table:formula="of:=IF([.C131]&lt;&gt;0; [.C131]; 900)" office:value-type="float" office:value="9.506" calcext:value-type="float">
            <text:p>9.506</text:p>
          </table:table-cell>
          <table:table-cell/>
          <table:table-cell table:formula="of:=IF([.I131]&lt;&gt;0; [.I131]; 900)" office:value-type="float" office:value="1.240884813309" calcext:value-type="float">
            <text:p>1.2408848133</text:p>
          </table:table-cell>
          <table:table-cell table:number-columns-repeated="2"/>
          <table:table-cell office:value-type="float" office:value="1.069" calcext:value-type="float">
            <text:p>1.069</text:p>
          </table:table-cell>
          <table:table-cell table:formula="of:=[.V131]+[.X131]" office:value-type="float" office:value="1.349665159225" calcext:value-type="float">
            <text:p>1.3496651592</text:p>
          </table:table-cell>
          <table:table-cell office:value-type="float" office:value="0.280665159225" calcext:value-type="float">
            <text:p>0.2806651592</text:p>
          </table:table-cell>
          <table:table-cell office:value-type="float" office:value="3" calcext:value-type="float">
            <text:p>3</text:p>
          </table:table-cell>
          <table:table-cell table:formula="of:=0.0920920372009+0.0448985099792" office:value-type="float" office:value="0.1369905471801" calcext:value-type="float">
            <text:p>0.1369905472</text:p>
          </table:table-cell>
          <table:table-cell office:value-type="float" office:value="0.110441684723" calcext:value-type="float">
            <text:p>0.1104416847</text:p>
          </table:table-cell>
          <table:table-cell office:value-type="float" office:value="0.0331284999847" calcext:value-type="float">
            <text:p>0.0331285</text:p>
          </table:table-cell>
        </table:table-row>
        <table:table-row table:style-name="ro1"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1.995" calcext:value-type="float">
            <text:p>1.995</text:p>
          </table:table-cell>
          <table:table-cell office:value-type="string" calcext:value-type="string">
            <text:p>ipc-2000/elevator-strips-simple-typed/instance-40.pddl</text:p>
          </table:table-cell>
          <table:table-cell office:value-type="string" calcext:value-type="string">
            <text:p>SAT</text:p>
          </table:table-cell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0.0609741210938" calcext:value-type="float">
            <text:p>0.0609741211</text:p>
          </table:table-cell>
          <table:table-cell table:formula="of:=[.F132] + [.H132]" office:value-type="float" office:value="0.2879741210938" calcext:value-type="float">
            <text:p>0.2879741211</text:p>
          </table:table-cell>
          <table:table-cell/>
          <table:table-cell table:formula="of:=IF(AND([.C132]&lt;&gt;0;  [.I132] &lt;&gt; 0); [.I132] - [.C132]; 0)" office:value-type="float" office:value="-1.7070258789062" calcext:value-type="float">
            <text:p>-1.7070258789</text:p>
          </table:table-cell>
          <table:table-cell/>
          <table:table-cell table:formula="of:=[.I132] - [.C132]" office:value-type="float" office:value="-1.7070258789062" calcext:value-type="float">
            <text:p>-1.7070258789</text:p>
          </table:table-cell>
          <table:table-cell table:number-columns-repeated="3"/>
          <table:table-cell table:formula="of:=IF([.C132]&lt;&gt;0; [.C132]; 900)" office:value-type="float" office:value="1.995" calcext:value-type="float">
            <text:p>1.995</text:p>
          </table:table-cell>
          <table:table-cell/>
          <table:table-cell table:formula="of:=IF([.I132]&lt;&gt;0; [.I132]; 900)" office:value-type="float" office:value="0.2879741210938" calcext:value-type="float">
            <text:p>0.287974121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V132]+[.X132]" office:value-type="float" office:value="0.335790967941" calcext:value-type="float">
            <text:p>0.3357909679</text:p>
          </table:table-cell>
          <table:table-cell office:value-type="float" office:value="0.110790967941" calcext:value-type="float">
            <text:p>0.1107909679</text:p>
          </table:table-cell>
          <table:table-cell office:value-type="float" office:value="4" calcext:value-type="float">
            <text:p>4</text:p>
          </table:table-cell>
          <table:table-cell table:formula="of:=0.0393130779266+0.0228290557861" office:value-type="float" office:value="0.0621421337127" calcext:value-type="float">
            <text:p>0.0621421337</text:p>
          </table:table-cell>
          <table:table-cell office:value-type="float" office:value="0.0373017787933" calcext:value-type="float">
            <text:p>0.0373017788</text:p>
          </table:table-cell>
          <table:table-cell office:value-type="float" office:value="0.0112907886505" calcext:value-type="float">
            <text:p>0.0112907887</text:p>
          </table:table-cell>
        </table:table-row>
        <table:table-row table:style-name="ro1">
          <table:table-cell office:value-type="string" calcext:value-type="string">
            <text:p>ipc-2000/elevator-strips-simple-typed/instance-50.pddl</text:p>
          </table:table-cell>
          <table:table-cell office:value-type="string" calcext:value-type="string">
            <text:p>SAT</text:p>
          </table:table-cell>
          <table:table-cell office:value-type="float" office:value="3.737" calcext:value-type="float">
            <text:p>3.737</text:p>
          </table:table-cell>
          <table:table-cell office:value-type="string" calcext:value-type="string">
            <text:p>ipc-2000/elevator-strips-simple-typed/instance-50.pddl</text:p>
          </table:table-cell>
          <table:table-cell office:value-type="string" calcext:value-type="string">
            <text:p>SAT</text:p>
          </table:table-cell>
          <table:table-cell office:value-type="float" office:value="0.364" calcext:value-type="float">
            <text:p>0.364</text:p>
          </table:table-cell>
          <table:table-cell office:value-type="float" office:value="1" calcext:value-type="float">
            <text:p>1</text:p>
          </table:table-cell>
          <table:table-cell office:value-type="float" office:value="0.0923428535461" calcext:value-type="float">
            <text:p>0.0923428535</text:p>
          </table:table-cell>
          <table:table-cell table:formula="of:=[.F133] + [.H133]" office:value-type="float" office:value="0.4563428535461" calcext:value-type="float">
            <text:p>0.4563428535</text:p>
          </table:table-cell>
          <table:table-cell/>
          <table:table-cell table:formula="of:=IF(AND([.C133]&lt;&gt;0;  [.I133] &lt;&gt; 0); [.I133] - [.C133]; 0)" office:value-type="float" office:value="-3.2806571464539" calcext:value-type="float">
            <text:p>-3.2806571465</text:p>
          </table:table-cell>
          <table:table-cell/>
          <table:table-cell table:formula="of:=[.I133] - [.C133]" office:value-type="float" office:value="-3.2806571464539" calcext:value-type="float">
            <text:p>-3.2806571465</text:p>
          </table:table-cell>
          <table:table-cell table:number-columns-repeated="3"/>
          <table:table-cell table:formula="of:=IF([.C133]&lt;&gt;0; [.C133]; 900)" office:value-type="float" office:value="3.737" calcext:value-type="float">
            <text:p>3.737</text:p>
          </table:table-cell>
          <table:table-cell/>
          <table:table-cell table:formula="of:=IF([.I133]&lt;&gt;0; [.I133]; 900)" office:value-type="float" office:value="0.4563428535461" calcext:value-type="float">
            <text:p>0.4563428535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table:formula="of:=[.V133]+[.X133]" office:value-type="float" office:value="0.534993017197" calcext:value-type="float">
            <text:p>0.5349930172</text:p>
          </table:table-cell>
          <table:table-cell office:value-type="float" office:value="0.171993017197" calcext:value-type="float">
            <text:p>0.1719930172</text:p>
          </table:table-cell>
          <table:table-cell office:value-type="float" office:value="4" calcext:value-type="float">
            <text:p>4</text:p>
          </table:table-cell>
          <table:table-cell table:formula="of:=0.0636520385742+0.0274317264557" office:value-type="float" office:value="0.0910837650299" calcext:value-type="float">
            <text:p>0.091083765</text:p>
          </table:table-cell>
          <table:table-cell office:value-type="float" office:value="0.0640013217926" calcext:value-type="float">
            <text:p>0.0640013218</text:p>
          </table:table-cell>
          <table:table-cell office:value-type="float" office:value="0.0168354511261" calcext:value-type="float">
            <text:p>0.0168354511</text:p>
          </table:table-cell>
        </table:table-row>
        <table:table-row table:style-name="ro1"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2.719" calcext:value-type="float">
            <text:p>2.719</text:p>
          </table:table-cell>
          <table:table-cell office:value-type="string" calcext:value-type="string">
            <text:p>ipc-2000/elevator-strips-simple-typed/instance-44.pddl</text:p>
          </table:table-cell>
          <table:table-cell office:value-type="string" calcext:value-type="string">
            <text:p>SAT</text:p>
          </table:table-cell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 office:value-type="float" office:value="0.080057144165" calcext:value-type="float">
            <text:p>0.0800571442</text:p>
          </table:table-cell>
          <table:table-cell table:formula="of:=[.F134] + [.H134]" office:value-type="float" office:value="0.385057144165" calcext:value-type="float">
            <text:p>0.3850571442</text:p>
          </table:table-cell>
          <table:table-cell/>
          <table:table-cell table:formula="of:=IF(AND([.C134]&lt;&gt;0;  [.I134] &lt;&gt; 0); [.I134] - [.C134]; 0)" office:value-type="float" office:value="-2.333942855835" calcext:value-type="float">
            <text:p>-2.3339428558</text:p>
          </table:table-cell>
          <table:table-cell/>
          <table:table-cell table:formula="of:=[.I134] - [.C134]" office:value-type="float" office:value="-2.333942855835" calcext:value-type="float">
            <text:p>-2.3339428558</text:p>
          </table:table-cell>
          <table:table-cell table:number-columns-repeated="3"/>
          <table:table-cell table:formula="of:=IF([.C134]&lt;&gt;0; [.C134]; 900)" office:value-type="float" office:value="2.719" calcext:value-type="float">
            <text:p>2.719</text:p>
          </table:table-cell>
          <table:table-cell/>
          <table:table-cell table:formula="of:=IF([.I134]&lt;&gt;0; [.I134]; 900)" office:value-type="float" office:value="0.385057144165" calcext:value-type="float">
            <text:p>0.3850571442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table:formula="of:=[.V134]+[.X134]" office:value-type="float" office:value="0.446839981079" calcext:value-type="float">
            <text:p>0.4468399811</text:p>
          </table:table-cell>
          <table:table-cell office:value-type="float" office:value="0.141839981079" calcext:value-type="float">
            <text:p>0.1418399811</text:p>
          </table:table-cell>
          <table:table-cell office:value-type="float" office:value="4" calcext:value-type="float">
            <text:p>4</text:p>
          </table:table-cell>
          <table:table-cell table:formula="of:=0.0498831272125+0.0279440879822" office:value-type="float" office:value="0.0778272151947" calcext:value-type="float">
            <text:p>0.0778272152</text:p>
          </table:table-cell>
          <table:table-cell office:value-type="float" office:value="0.0494368076324" calcext:value-type="float">
            <text:p>0.0494368076</text:p>
          </table:table-cell>
          <table:table-cell office:value-type="float" office:value="0.0145115852356" calcext:value-type="float">
            <text:p>0.0145115852</text:p>
          </table:table-cell>
        </table:table-row>
        <table:table-row table:style-name="ro1">
          <table:table-cell office:value-type="string" calcext:value-type="string">
            <text:p>ipc-2000/elevator-strips-simple-typed/instance-52.pddl</text:p>
          </table:table-cell>
          <table:table-cell office:value-type="string" calcext:value-type="string">
            <text:p>SAT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ipc-2000/elevator-strips-simple-typed/instance-52.pddl</text:p>
          </table:table-cell>
          <table:table-cell office:value-type="string" calcext:value-type="string">
            <text:p>SAT</text:p>
          </table:table-cell>
          <table:table-cell office:value-type="float" office:value="0.514" calcext:value-type="float">
            <text:p>0.514</text:p>
          </table:table-cell>
          <table:table-cell office:value-type="float" office:value="1" calcext:value-type="float">
            <text:p>1</text:p>
          </table:table-cell>
          <table:table-cell office:value-type="float" office:value="0.110906839371" calcext:value-type="float">
            <text:p>0.1109068394</text:p>
          </table:table-cell>
          <table:table-cell table:formula="of:=[.F135] + [.H135]" office:value-type="float" office:value="0.624906839371" calcext:value-type="float">
            <text:p>0.6249068394</text:p>
          </table:table-cell>
          <table:table-cell/>
          <table:table-cell table:formula="of:=IF(AND([.C135]&lt;&gt;0;  [.I135] &lt;&gt; 0); [.I135] - [.C135]; 0)" office:value-type="float" office:value="-4.415093160629" calcext:value-type="float">
            <text:p>-4.4150931606</text:p>
          </table:table-cell>
          <table:table-cell/>
          <table:table-cell table:formula="of:=[.I135] - [.C135]" office:value-type="float" office:value="-4.415093160629" calcext:value-type="float">
            <text:p>-4.4150931606</text:p>
          </table:table-cell>
          <table:table-cell table:number-columns-repeated="3"/>
          <table:table-cell table:formula="of:=IF([.C135]&lt;&gt;0; [.C135]; 900)" office:value-type="float" office:value="5.04" calcext:value-type="float">
            <text:p>5.04</text:p>
          </table:table-cell>
          <table:table-cell/>
          <table:table-cell table:formula="of:=IF([.I135]&lt;&gt;0; [.I135]; 900)" office:value-type="float" office:value="0.624906839371" calcext:value-type="float">
            <text:p>0.6249068394</text:p>
          </table:table-cell>
          <table:table-cell table:number-columns-repeated="2"/>
          <table:table-cell office:value-type="float" office:value="0.482" calcext:value-type="float">
            <text:p>0.482</text:p>
          </table:table-cell>
          <table:table-cell table:formula="of:=[.V135]+[.X135]" office:value-type="float" office:value="0.709262973785" calcext:value-type="float">
            <text:p>0.7092629738</text:p>
          </table:table-cell>
          <table:table-cell office:value-type="float" office:value="0.227262973785" calcext:value-type="float">
            <text:p>0.2272629738</text:p>
          </table:table-cell>
          <table:table-cell office:value-type="float" office:value="4" calcext:value-type="float">
            <text:p>4</text:p>
          </table:table-cell>
          <table:table-cell table:formula="of:=0.0762629508972+0.0477602481842" office:value-type="float" office:value="0.1240231990814" calcext:value-type="float">
            <text:p>0.1240231991</text:p>
          </table:table-cell>
          <table:table-cell office:value-type="float" office:value="0.083508014679" calcext:value-type="float">
            <text:p>0.0835080147</text:p>
          </table:table-cell>
          <table:table-cell office:value-type="float" office:value="0.0196459293365" calcext:value-type="float">
            <text:p>0.0196459293</text:p>
          </table:table-cell>
        </table:table-row>
        <table:table-row table:style-name="ro1">
          <table:table-cell office:value-type="string" calcext:value-type="string">
            <text:p>ipc-1998/gripper-round-1-strips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20.pddl</text:p>
          </table:table-cell>
          <table:table-cell office:value-type="string" calcext:value-type="string">
            <text:p>SAT</text:p>
          </table:table-cell>
          <table:table-cell office:value-type="float" office:value="12.819" calcext:value-type="float">
            <text:p>12.819</text:p>
          </table:table-cell>
          <table:table-cell office:value-type="float" office:value="1" calcext:value-type="float">
            <text:p>1</text:p>
          </table:table-cell>
          <table:table-cell office:value-type="float" office:value="0.205729007721" calcext:value-type="float">
            <text:p>0.2057290077</text:p>
          </table:table-cell>
          <table:table-cell table:formula="of:=[.F136] + [.H136]" office:value-type="float" office:value="13.024729007721" calcext:value-type="float">
            <text:p>13.0247290077</text:p>
          </table:table-cell>
          <table:table-cell/>
          <table:table-cell table:formula="of:=IF(AND([.C136]&lt;&gt;0;  [.I136] &lt;&gt; 0); [.I136] - [.C136]; 0)" office:value-type="float" office:value="0" calcext:value-type="float">
            <text:p>0</text:p>
          </table:table-cell>
          <table:table-cell/>
          <table:table-cell table:formula="of:=[.I136] - [.C136]" office:value-type="float" office:value="13.024729007721" calcext:value-type="float">
            <text:p>13.0247290077</text:p>
          </table:table-cell>
          <table:table-cell table:number-columns-repeated="3"/>
          <table:table-cell table:formula="of:=IF([.C136]&lt;&gt;0; [.C136]; 900)" office:value-type="float" office:value="900" calcext:value-type="float">
            <text:p>900</text:p>
          </table:table-cell>
          <table:table-cell/>
          <table:table-cell table:formula="of:=IF([.I136]&lt;&gt;0; [.I136]; 900)" office:value-type="float" office:value="13.024729007721" calcext:value-type="float">
            <text:p>13.0247290077</text:p>
          </table:table-cell>
          <table:table-cell table:number-columns-repeated="2"/>
          <table:table-cell office:value-type="float" office:value="12.583" calcext:value-type="float">
            <text:p>12.583</text:p>
          </table:table-cell>
          <table:table-cell table:formula="of:=[.V136]+[.X136]" office:value-type="float" office:value="13.300196941376" calcext:value-type="float">
            <text:p>13.3001969414</text:p>
          </table:table-cell>
          <table:table-cell office:value-type="float" office:value="0.717196941376" calcext:value-type="float">
            <text:p>0.7171969414</text:p>
          </table:table-cell>
          <table:table-cell office:value-type="float" office:value="3" calcext:value-type="float">
            <text:p>3</text:p>
          </table:table-cell>
          <table:table-cell table:formula="of:=0.112356185913+0.0621025562286" office:value-type="float" office:value="0.1744587421416" calcext:value-type="float">
            <text:p>0.1744587421</text:p>
          </table:table-cell>
          <table:table-cell office:value-type="float" office:value="0.312490701675" calcext:value-type="float">
            <text:p>0.3124907017</text:p>
          </table:table-cell>
          <table:table-cell office:value-type="float" office:value="0.229964733124" calcext:value-type="float">
            <text:p>0.2299647331</text:p>
          </table:table-cell>
        </table:table-row>
        <table:table-row table:style-name="ro1"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  <table:table-cell office:value-type="float" office:value="0.0612370967865" calcext:value-type="float">
            <text:p>0.0612370968</text:p>
          </table:table-cell>
          <table:table-cell table:formula="of:=[.F137] + [.H137]" office:value-type="float" office:value="1.7602370967865" calcext:value-type="float">
            <text:p>1.7602370968</text:p>
          </table:table-cell>
          <table:table-cell/>
          <table:table-cell table:formula="of:=IF(AND([.C137]&lt;&gt;0;  [.I137] &lt;&gt; 0); [.I137] - [.C137]; 0)" office:value-type="float" office:value="0" calcext:value-type="float">
            <text:p>0</text:p>
          </table:table-cell>
          <table:table-cell/>
          <table:table-cell table:formula="of:=[.I137] - [.C137]" office:value-type="float" office:value="1.7602370967865" calcext:value-type="float">
            <text:p>1.7602370968</text:p>
          </table:table-cell>
          <table:table-cell table:number-columns-repeated="3"/>
          <table:table-cell table:formula="of:=IF([.C137]&lt;&gt;0; [.C137]; 900)" office:value-type="float" office:value="900" calcext:value-type="float">
            <text:p>900</text:p>
          </table:table-cell>
          <table:table-cell/>
          <table:table-cell table:formula="of:=IF([.I137]&lt;&gt;0; [.I137]; 900)" office:value-type="float" office:value="1.7602370967865" calcext:value-type="float">
            <text:p>1.7602370968</text:p>
          </table:table-cell>
          <table:table-cell table:number-columns-repeated="2"/>
          <table:table-cell office:value-type="float" office:value="1.697" calcext:value-type="float">
            <text:p>1.697</text:p>
          </table:table-cell>
          <table:table-cell table:formula="of:=[.V137]+[.X137]" office:value-type="float" office:value="1.809510919571" calcext:value-type="float">
            <text:p>1.8095109196</text:p>
          </table:table-cell>
          <table:table-cell office:value-type="float" office:value="0.112510919571" calcext:value-type="float">
            <text:p>0.1125109196</text:p>
          </table:table-cell>
          <table:table-cell office:value-type="float" office:value="3" calcext:value-type="float">
            <text:p>3</text:p>
          </table:table-cell>
          <table:table-cell table:formula="of:=0.0345370769501+0.0179316997528" office:value-type="float" office:value="0.0524687767029" calcext:value-type="float">
            <text:p>0.0524687767</text:p>
          </table:table-cell>
          <table:table-cell office:value-type="float" office:value="0.0337443351746" calcext:value-type="float">
            <text:p>0.0337443352</text:p>
          </table:table-cell>
          <table:table-cell office:value-type="float" office:value="0.0262212753296" calcext:value-type="float">
            <text:p>0.0262212753</text:p>
          </table:table-cell>
        </table:table-row>
        <table:table-row table:style-name="ro1">
          <table:table-cell office:value-type="string" calcext:value-type="string">
            <text:p>ipc-1998/gripper-round-1-strips/instance-1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19.608" calcext:value-type="float">
            <text:p>19.608</text:p>
          </table:table-cell>
          <table:table-cell office:value-type="float" office:value="1" calcext:value-type="float">
            <text:p>1</text:p>
          </table:table-cell>
          <table:table-cell office:value-type="float" office:value="0.183153867722" calcext:value-type="float">
            <text:p>0.1831538677</text:p>
          </table:table-cell>
          <table:table-cell table:formula="of:=[.F138] + [.H138]" office:value-type="float" office:value="19.791153867722" calcext:value-type="float">
            <text:p>19.7911538677</text:p>
          </table:table-cell>
          <table:table-cell/>
          <table:table-cell table:formula="of:=IF(AND([.C138]&lt;&gt;0;  [.I138] &lt;&gt; 0); [.I138] - [.C138]; 0)" office:value-type="float" office:value="0" calcext:value-type="float">
            <text:p>0</text:p>
          </table:table-cell>
          <table:table-cell/>
          <table:table-cell table:formula="of:=[.I138] - [.C138]" office:value-type="float" office:value="19.791153867722" calcext:value-type="float">
            <text:p>19.7911538677</text:p>
          </table:table-cell>
          <table:table-cell table:number-columns-repeated="3"/>
          <table:table-cell table:formula="of:=IF([.C138]&lt;&gt;0; [.C138]; 900)" office:value-type="float" office:value="900" calcext:value-type="float">
            <text:p>900</text:p>
          </table:table-cell>
          <table:table-cell/>
          <table:table-cell table:formula="of:=IF([.I138]&lt;&gt;0; [.I138]; 900)" office:value-type="float" office:value="19.791153867722" calcext:value-type="float">
            <text:p>19.7911538677</text:p>
          </table:table-cell>
          <table:table-cell table:number-columns-repeated="2"/>
          <table:table-cell office:value-type="float" office:value="19.094" calcext:value-type="float">
            <text:p>19.094</text:p>
          </table:table-cell>
          <table:table-cell table:formula="of:=[.V138]+[.X138]" office:value-type="float" office:value="19.814399856567" calcext:value-type="float">
            <text:p>19.8143998566</text:p>
          </table:table-cell>
          <table:table-cell office:value-type="float" office:value="0.720399856567" calcext:value-type="float">
            <text:p>0.7203998566</text:p>
          </table:table-cell>
          <table:table-cell office:value-type="float" office:value="3" calcext:value-type="float">
            <text:p>3</text:p>
          </table:table-cell>
          <table:table-cell table:formula="of:=0.0884609222412+0.0539655685425" office:value-type="float" office:value="0.1424264907837" calcext:value-type="float">
            <text:p>0.1424264908</text:p>
          </table:table-cell>
          <table:table-cell office:value-type="float" office:value="0.293652772903" calcext:value-type="float">
            <text:p>0.2936527729</text:p>
          </table:table-cell>
          <table:table-cell office:value-type="float" office:value="0.283967494965" calcext:value-type="float">
            <text:p>0.283967495</text:p>
          </table:table-cell>
        </table:table-row>
        <table:table-row table:style-name="ro1"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17.793" calcext:value-type="float">
            <text:p>17.793</text:p>
          </table:table-cell>
          <table:table-cell office:value-type="float" office:value="1" calcext:value-type="float">
            <text:p>1</text:p>
          </table:table-cell>
          <table:table-cell office:value-type="float" office:value="0.140726089478" calcext:value-type="float">
            <text:p>0.1407260895</text:p>
          </table:table-cell>
          <table:table-cell table:formula="of:=[.F139] + [.H139]" office:value-type="float" office:value="17.933726089478" calcext:value-type="float">
            <text:p>17.9337260895</text:p>
          </table:table-cell>
          <table:table-cell/>
          <table:table-cell table:formula="of:=IF(AND([.C139]&lt;&gt;0;  [.I139] &lt;&gt; 0); [.I139] - [.C139]; 0)" office:value-type="float" office:value="0" calcext:value-type="float">
            <text:p>0</text:p>
          </table:table-cell>
          <table:table-cell/>
          <table:table-cell table:formula="of:=[.I139] - [.C139]" office:value-type="float" office:value="17.933726089478" calcext:value-type="float">
            <text:p>17.9337260895</text:p>
          </table:table-cell>
          <table:table-cell table:number-columns-repeated="3"/>
          <table:table-cell table:formula="of:=IF([.C139]&lt;&gt;0; [.C139]; 900)" office:value-type="float" office:value="900" calcext:value-type="float">
            <text:p>900</text:p>
          </table:table-cell>
          <table:table-cell/>
          <table:table-cell table:formula="of:=IF([.I139]&lt;&gt;0; [.I139]; 900)" office:value-type="float" office:value="17.933726089478" calcext:value-type="float">
            <text:p>17.9337260895</text:p>
          </table:table-cell>
          <table:table-cell table:number-columns-repeated="2"/>
          <table:table-cell office:value-type="float" office:value="17.698" calcext:value-type="float">
            <text:p>17.698</text:p>
          </table:table-cell>
          <table:table-cell table:formula="of:=[.V139]+[.X139]" office:value-type="float" office:value="18.261284873962" calcext:value-type="float">
            <text:p>18.261284874</text:p>
          </table:table-cell>
          <table:table-cell office:value-type="float" office:value="0.563284873962" calcext:value-type="float">
            <text:p>0.563284874</text:p>
          </table:table-cell>
          <table:table-cell office:value-type="float" office:value="3" calcext:value-type="float">
            <text:p>3</text:p>
          </table:table-cell>
          <table:table-cell table:formula="of:=0.0638868808746+0.0478928089142" office:value-type="float" office:value="0.1117796897888" calcext:value-type="float">
            <text:p>0.1117796898</text:p>
          </table:table-cell>
          <table:table-cell office:value-type="float" office:value="0.190465450287" calcext:value-type="float">
            <text:p>0.1904654503</text:p>
          </table:table-cell>
          <table:table-cell office:value-type="float" office:value="0.260765314102" calcext:value-type="float">
            <text:p>0.2607653141</text:p>
          </table:table-cell>
        </table:table-row>
        <table:table-row table:style-name="ro1"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63.842" calcext:value-type="float">
            <text:p>63.842</text:p>
          </table:table-cell>
          <table:table-cell office:value-type="string" calcext:value-type="string">
            <text:p>ipc-1998/gripper-round-1-strips/instance-5.pddl</text:p>
          </table:table-cell>
          <table:table-cell office:value-type="string" calcext:value-type="string">
            <text:p>SAT</text:p>
          </table:table-cell>
          <table:table-cell office:value-type="float" office:value="0.824" calcext:value-type="float">
            <text:p>0.824</text:p>
          </table:table-cell>
          <table:table-cell office:value-type="float" office:value="1" calcext:value-type="float">
            <text:p>1</text:p>
          </table:table-cell>
          <table:table-cell office:value-type="float" office:value="0.0488460063934" calcext:value-type="float">
            <text:p>0.0488460064</text:p>
          </table:table-cell>
          <table:table-cell table:formula="of:=[.F140] + [.H140]" office:value-type="float" office:value="0.8728460063934" calcext:value-type="float">
            <text:p>0.8728460064</text:p>
          </table:table-cell>
          <table:table-cell/>
          <table:table-cell table:formula="of:=IF(AND([.C140]&lt;&gt;0;  [.I140] &lt;&gt; 0); [.I140] - [.C140]; 0)" office:value-type="float" office:value="-62.9691539936066" calcext:value-type="float">
            <text:p>-62.9691539936</text:p>
          </table:table-cell>
          <table:table-cell/>
          <table:table-cell table:formula="of:=[.I140] - [.C140]" office:value-type="float" office:value="-62.9691539936066" calcext:value-type="float">
            <text:p>-62.9691539936</text:p>
          </table:table-cell>
          <table:table-cell table:number-columns-repeated="3"/>
          <table:table-cell table:formula="of:=IF([.C140]&lt;&gt;0; [.C140]; 900)" office:value-type="float" office:value="63.842" calcext:value-type="float">
            <text:p>63.842</text:p>
          </table:table-cell>
          <table:table-cell/>
          <table:table-cell table:formula="of:=IF([.I140]&lt;&gt;0; [.I140]; 900)" office:value-type="float" office:value="0.8728460063934" calcext:value-type="float">
            <text:p>0.8728460064</text:p>
          </table:table-cell>
          <table:table-cell table:number-columns-repeated="2"/>
          <table:table-cell office:value-type="float" office:value="0.821" calcext:value-type="float">
            <text:p>0.821</text:p>
          </table:table-cell>
          <table:table-cell table:formula="of:=[.V140]+[.X140]" office:value-type="float" office:value="0.8997189006805" calcext:value-type="float">
            <text:p>0.8997189007</text:p>
          </table:table-cell>
          <table:table-cell office:value-type="float" office:value="0.0787189006805" calcext:value-type="float">
            <text:p>0.0787189007</text:p>
          </table:table-cell>
          <table:table-cell office:value-type="float" office:value="3" calcext:value-type="float">
            <text:p>3</text:p>
          </table:table-cell>
          <table:table-cell table:formula="of:=0.029620885849+0.0153276920319" office:value-type="float" office:value="0.0449485778809" calcext:value-type="float">
            <text:p>0.0449485779</text:p>
          </table:table-cell>
          <table:table-cell office:value-type="float" office:value="0.0213899612427" calcext:value-type="float">
            <text:p>0.0213899612</text:p>
          </table:table-cell>
          <table:table-cell office:value-type="float" office:value="0.0123274326324" calcext:value-type="float">
            <text:p>0.0123274326</text:p>
          </table:table-cell>
        </table:table-row>
        <table:table-row table:style-name="ro1">
          <table:table-cell office:value-type="string" calcext:value-type="string">
            <text:p>ipc-1998/gripper-round-1-strips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19.228" calcext:value-type="float">
            <text:p>19.228</text:p>
          </table:table-cell>
          <table:table-cell office:value-type="float" office:value="1" calcext:value-type="float">
            <text:p>1</text:p>
          </table:table-cell>
          <table:table-cell office:value-type="float" office:value="0.193164825439" calcext:value-type="float">
            <text:p>0.1931648254</text:p>
          </table:table-cell>
          <table:table-cell table:formula="of:=[.F141] + [.H141]" office:value-type="float" office:value="19.421164825439" calcext:value-type="float">
            <text:p>19.4211648254</text:p>
          </table:table-cell>
          <table:table-cell/>
          <table:table-cell table:formula="of:=IF(AND([.C141]&lt;&gt;0;  [.I141] &lt;&gt; 0); [.I141] - [.C141]; 0)" office:value-type="float" office:value="0" calcext:value-type="float">
            <text:p>0</text:p>
          </table:table-cell>
          <table:table-cell/>
          <table:table-cell table:formula="of:=[.I141] - [.C141]" office:value-type="float" office:value="19.421164825439" calcext:value-type="float">
            <text:p>19.4211648254</text:p>
          </table:table-cell>
          <table:table-cell table:number-columns-repeated="3"/>
          <table:table-cell table:formula="of:=IF([.C141]&lt;&gt;0; [.C141]; 900)" office:value-type="float" office:value="900" calcext:value-type="float">
            <text:p>900</text:p>
          </table:table-cell>
          <table:table-cell/>
          <table:table-cell table:formula="of:=IF([.I141]&lt;&gt;0; [.I141]; 900)" office:value-type="float" office:value="19.421164825439" calcext:value-type="float">
            <text:p>19.4211648254</text:p>
          </table:table-cell>
          <table:table-cell table:number-columns-repeated="2"/>
          <table:table-cell office:value-type="float" office:value="18.566" calcext:value-type="float">
            <text:p>18.566</text:p>
          </table:table-cell>
          <table:table-cell table:formula="of:=[.V141]+[.X141]" office:value-type="float" office:value="19.308816925049" calcext:value-type="float">
            <text:p>19.308816925</text:p>
          </table:table-cell>
          <table:table-cell office:value-type="float" office:value="0.742816925049" calcext:value-type="float">
            <text:p>0.742816925</text:p>
          </table:table-cell>
          <table:table-cell office:value-type="float" office:value="3" calcext:value-type="float">
            <text:p>3</text:p>
          </table:table-cell>
          <table:table-cell table:formula="of:=0.0950870513916+0.0582683086395" office:value-type="float" office:value="0.1533553600311" calcext:value-type="float">
            <text:p>0.15335536</text:p>
          </table:table-cell>
          <table:table-cell office:value-type="float" office:value="0.28858923912" calcext:value-type="float">
            <text:p>0.2885892391</text:p>
          </table:table-cell>
          <table:table-cell office:value-type="float" office:value="0.300554513931" calcext:value-type="float">
            <text:p>0.3005545139</text:p>
          </table:table-cell>
        </table:table-row>
        <table:table-row table:style-name="ro1">
          <table:table-cell office:value-type="string" calcext:value-type="string">
            <text:p>ipc-1998/gripper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9.pddl</text:p>
          </table:table-cell>
          <table:table-cell office:value-type="string" calcext:value-type="string">
            <text:p>SAT</text:p>
          </table:table-cell>
          <table:table-cell office:value-type="float" office:value="15.409" calcext:value-type="float">
            <text:p>15.409</text:p>
          </table:table-cell>
          <table:table-cell office:value-type="float" office:value="1" calcext:value-type="float">
            <text:p>1</text:p>
          </table:table-cell>
          <table:table-cell office:value-type="float" office:value="0.205453872681" calcext:value-type="float">
            <text:p>0.2054538727</text:p>
          </table:table-cell>
          <table:table-cell table:formula="of:=[.F142] + [.H142]" office:value-type="float" office:value="15.614453872681" calcext:value-type="float">
            <text:p>15.6144538727</text:p>
          </table:table-cell>
          <table:table-cell/>
          <table:table-cell table:formula="of:=IF(AND([.C142]&lt;&gt;0;  [.I142] &lt;&gt; 0); [.I142] - [.C142]; 0)" office:value-type="float" office:value="0" calcext:value-type="float">
            <text:p>0</text:p>
          </table:table-cell>
          <table:table-cell/>
          <table:table-cell table:formula="of:=[.I142] - [.C142]" office:value-type="float" office:value="15.614453872681" calcext:value-type="float">
            <text:p>15.6144538727</text:p>
          </table:table-cell>
          <table:table-cell table:number-columns-repeated="3"/>
          <table:table-cell table:formula="of:=IF([.C142]&lt;&gt;0; [.C142]; 900)" office:value-type="float" office:value="900" calcext:value-type="float">
            <text:p>900</text:p>
          </table:table-cell>
          <table:table-cell/>
          <table:table-cell table:formula="of:=IF([.I142]&lt;&gt;0; [.I142]; 900)" office:value-type="float" office:value="15.614453872681" calcext:value-type="float">
            <text:p>15.6144538727</text:p>
          </table:table-cell>
          <table:table-cell table:number-columns-repeated="2"/>
          <table:table-cell office:value-type="float" office:value="15.381" calcext:value-type="float">
            <text:p>15.381</text:p>
          </table:table-cell>
          <table:table-cell table:formula="of:=[.V142]+[.X142]" office:value-type="float" office:value="16.150462108612" calcext:value-type="float">
            <text:p>16.1504621086</text:p>
          </table:table-cell>
          <table:table-cell office:value-type="float" office:value="0.769462108612" calcext:value-type="float">
            <text:p>0.7694621086</text:p>
          </table:table-cell>
          <table:table-cell office:value-type="float" office:value="3" calcext:value-type="float">
            <text:p>3</text:p>
          </table:table-cell>
          <table:table-cell table:formula="of:=0.107313871384+0.0616300106049" office:value-type="float" office:value="0.1689438819889" calcext:value-type="float">
            <text:p>0.168943882</text:p>
          </table:table-cell>
          <table:table-cell office:value-type="float" office:value="0.3258228302" calcext:value-type="float">
            <text:p>0.3258228302</text:p>
          </table:table-cell>
          <table:table-cell office:value-type="float" office:value="0.274370908737" calcext:value-type="float">
            <text:p>0.2743709087</text:p>
          </table:table-cell>
        </table:table-row>
        <table:table-row table:style-name="ro1"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3.396" calcext:value-type="float">
            <text:p>3.396</text:p>
          </table:table-cell>
          <table:table-cell office:value-type="float" office:value="1" calcext:value-type="float">
            <text:p>1</text:p>
          </table:table-cell>
          <table:table-cell office:value-type="float" office:value="0.0764348506927" calcext:value-type="float">
            <text:p>0.0764348507</text:p>
          </table:table-cell>
          <table:table-cell table:formula="of:=[.F143] + [.H143]" office:value-type="float" office:value="3.4724348506927" calcext:value-type="float">
            <text:p>3.4724348507</text:p>
          </table:table-cell>
          <table:table-cell/>
          <table:table-cell table:formula="of:=IF(AND([.C143]&lt;&gt;0;  [.I143] &lt;&gt; 0); [.I143] - [.C143]; 0)" office:value-type="float" office:value="0" calcext:value-type="float">
            <text:p>0</text:p>
          </table:table-cell>
          <table:table-cell/>
          <table:table-cell table:formula="of:=[.I143] - [.C143]" office:value-type="float" office:value="3.4724348506927" calcext:value-type="float">
            <text:p>3.4724348507</text:p>
          </table:table-cell>
          <table:table-cell table:number-columns-repeated="3"/>
          <table:table-cell table:formula="of:=IF([.C143]&lt;&gt;0; [.C143]; 900)" office:value-type="float" office:value="900" calcext:value-type="float">
            <text:p>900</text:p>
          </table:table-cell>
          <table:table-cell/>
          <table:table-cell table:formula="of:=IF([.I143]&lt;&gt;0; [.I143]; 900)" office:value-type="float" office:value="3.4724348506927" calcext:value-type="float">
            <text:p>3.4724348507</text:p>
          </table:table-cell>
          <table:table-cell table:number-columns-repeated="2"/>
          <table:table-cell office:value-type="float" office:value="3.295" calcext:value-type="float">
            <text:p>3.295</text:p>
          </table:table-cell>
          <table:table-cell table:formula="of:=[.V143]+[.X143]" office:value-type="float" office:value="3.444142980576" calcext:value-type="float">
            <text:p>3.4441429806</text:p>
          </table:table-cell>
          <table:table-cell office:value-type="float" office:value="0.149142980576" calcext:value-type="float">
            <text:p>0.1491429806</text:p>
          </table:table-cell>
          <table:table-cell office:value-type="float" office:value="3" calcext:value-type="float">
            <text:p>3</text:p>
          </table:table-cell>
          <table:table-cell table:formula="of:=0.0398960113525+0.0175120830536" office:value-type="float" office:value="0.0574080944061" calcext:value-type="float">
            <text:p>0.0574080944</text:p>
          </table:table-cell>
          <table:table-cell office:value-type="float" office:value="0.0468370914459" calcext:value-type="float">
            <text:p>0.0468370914</text:p>
          </table:table-cell>
          <table:table-cell office:value-type="float" office:value="0.0448021888733" calcext:value-type="float">
            <text:p>0.0448021889</text:p>
          </table:table-cell>
        </table:table-row>
        <table:table-row table:style-name="ro1"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12.54" calcext:value-type="float">
            <text:p>12.54</text:p>
          </table:table-cell>
          <table:table-cell office:value-type="float" office:value="1" calcext:value-type="float">
            <text:p>1</text:p>
          </table:table-cell>
          <table:table-cell office:value-type="float" office:value="0.141045808792" calcext:value-type="float">
            <text:p>0.1410458088</text:p>
          </table:table-cell>
          <table:table-cell table:formula="of:=[.F144] + [.H144]" office:value-type="float" office:value="12.681045808792" calcext:value-type="float">
            <text:p>12.6810458088</text:p>
          </table:table-cell>
          <table:table-cell/>
          <table:table-cell table:formula="of:=IF(AND([.C144]&lt;&gt;0;  [.I144] &lt;&gt; 0); [.I144] - [.C144]; 0)" office:value-type="float" office:value="0" calcext:value-type="float">
            <text:p>0</text:p>
          </table:table-cell>
          <table:table-cell/>
          <table:table-cell table:formula="of:=[.I144] - [.C144]" office:value-type="float" office:value="12.681045808792" calcext:value-type="float">
            <text:p>12.6810458088</text:p>
          </table:table-cell>
          <table:table-cell table:number-columns-repeated="3"/>
          <table:table-cell table:formula="of:=IF([.C144]&lt;&gt;0; [.C144]; 900)" office:value-type="float" office:value="900" calcext:value-type="float">
            <text:p>900</text:p>
          </table:table-cell>
          <table:table-cell/>
          <table:table-cell table:formula="of:=IF([.I144]&lt;&gt;0; [.I144]; 900)" office:value-type="float" office:value="12.681045808792" calcext:value-type="float">
            <text:p>12.6810458088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table:formula="of:=[.V144]+[.X144]" office:value-type="float" office:value="12.766872930527" calcext:value-type="float">
            <text:p>12.7668729305</text:p>
          </table:table-cell>
          <table:table-cell office:value-type="float" office:value="0.466872930527" calcext:value-type="float">
            <text:p>0.4668729305</text:p>
          </table:table-cell>
          <table:table-cell office:value-type="float" office:value="3" calcext:value-type="float">
            <text:p>3</text:p>
          </table:table-cell>
          <table:table-cell table:formula="of:=0.0661430358887+0.037823677063" office:value-type="float" office:value="0.1039667129517" calcext:value-type="float">
            <text:p>0.103966713</text:p>
          </table:table-cell>
          <table:table-cell office:value-type="float" office:value="0.168961286545" calcext:value-type="float">
            <text:p>0.1689612865</text:p>
          </table:table-cell>
          <table:table-cell office:value-type="float" office:value="0.193708658218" calcext:value-type="float">
            <text:p>0.1937086582</text:p>
          </table:table-cell>
        </table:table-row>
        <table:table-row table:style-name="ro1"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13.117" calcext:value-type="float">
            <text:p>13.117</text:p>
          </table:table-cell>
          <table:table-cell office:value-type="float" office:value="1" calcext:value-type="float">
            <text:p>1</text:p>
          </table:table-cell>
          <table:table-cell office:value-type="float" office:value="0.131319999695" calcext:value-type="float">
            <text:p>0.1313199997</text:p>
          </table:table-cell>
          <table:table-cell table:formula="of:=[.F145] + [.H145]" office:value-type="float" office:value="13.248319999695" calcext:value-type="float">
            <text:p>13.2483199997</text:p>
          </table:table-cell>
          <table:table-cell/>
          <table:table-cell table:formula="of:=IF(AND([.C145]&lt;&gt;0;  [.I145] &lt;&gt; 0); [.I145] - [.C145]; 0)" office:value-type="float" office:value="0" calcext:value-type="float">
            <text:p>0</text:p>
          </table:table-cell>
          <table:table-cell/>
          <table:table-cell table:formula="of:=[.I145] - [.C145]" office:value-type="float" office:value="13.248319999695" calcext:value-type="float">
            <text:p>13.2483199997</text:p>
          </table:table-cell>
          <table:table-cell table:number-columns-repeated="3"/>
          <table:table-cell table:formula="of:=IF([.C145]&lt;&gt;0; [.C145]; 900)" office:value-type="float" office:value="900" calcext:value-type="float">
            <text:p>900</text:p>
          </table:table-cell>
          <table:table-cell/>
          <table:table-cell table:formula="of:=IF([.I145]&lt;&gt;0; [.I145]; 900)" office:value-type="float" office:value="13.248319999695" calcext:value-type="float">
            <text:p>13.2483199997</text:p>
          </table:table-cell>
          <table:table-cell table:number-columns-repeated="2"/>
          <table:table-cell office:value-type="float" office:value="13.19" calcext:value-type="float">
            <text:p>13.19</text:p>
          </table:table-cell>
          <table:table-cell table:formula="of:=[.V145]+[.X145]" office:value-type="float" office:value="13.60485786438" calcext:value-type="float">
            <text:p>13.6048578644</text:p>
          </table:table-cell>
          <table:table-cell office:value-type="float" office:value="0.41485786438" calcext:value-type="float">
            <text:p>0.4148578644</text:p>
          </table:table-cell>
          <table:table-cell office:value-type="float" office:value="3" calcext:value-type="float">
            <text:p>3</text:p>
          </table:table-cell>
          <table:table-cell table:formula="of:=0.0608448982239+0.0314016342163" office:value-type="float" office:value="0.0922465324402" calcext:value-type="float">
            <text:p>0.0922465324</text:p>
          </table:table-cell>
          <table:table-cell office:value-type="float" office:value="0.132774829865" calcext:value-type="float">
            <text:p>0.1327748299</text:p>
          </table:table-cell>
          <table:table-cell office:value-type="float" office:value="0.189621448517" calcext:value-type="float">
            <text:p>0.1896214485</text:p>
          </table:table-cell>
        </table:table-row>
        <table:table-row table:style-name="ro1">
          <table:table-cell office:value-type="string" calcext:value-type="string">
            <text:p>ipc-1998/gripper-round-1-strips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15.184" calcext:value-type="float">
            <text:p>15.184</text:p>
          </table:table-cell>
          <table:table-cell office:value-type="float" office:value="1" calcext:value-type="float">
            <text:p>1</text:p>
          </table:table-cell>
          <table:table-cell office:value-type="float" office:value="0.173566102982" calcext:value-type="float">
            <text:p>0.173566103</text:p>
          </table:table-cell>
          <table:table-cell table:formula="of:=[.F146] + [.H146]" office:value-type="float" office:value="15.357566102982" calcext:value-type="float">
            <text:p>15.357566103</text:p>
          </table:table-cell>
          <table:table-cell/>
          <table:table-cell table:formula="of:=IF(AND([.C146]&lt;&gt;0;  [.I146] &lt;&gt; 0); [.I146] - [.C146]; 0)" office:value-type="float" office:value="0" calcext:value-type="float">
            <text:p>0</text:p>
          </table:table-cell>
          <table:table-cell/>
          <table:table-cell table:formula="of:=[.I146] - [.C146]" office:value-type="float" office:value="15.357566102982" calcext:value-type="float">
            <text:p>15.357566103</text:p>
          </table:table-cell>
          <table:table-cell table:number-columns-repeated="3"/>
          <table:table-cell table:formula="of:=IF([.C146]&lt;&gt;0; [.C146]; 900)" office:value-type="float" office:value="900" calcext:value-type="float">
            <text:p>900</text:p>
          </table:table-cell>
          <table:table-cell/>
          <table:table-cell table:formula="of:=IF([.I146]&lt;&gt;0; [.I146]; 900)" office:value-type="float" office:value="15.357566102982" calcext:value-type="float">
            <text:p>15.357566103</text:p>
          </table:table-cell>
          <table:table-cell table:number-columns-repeated="2"/>
          <table:table-cell office:value-type="float" office:value="14.701" calcext:value-type="float">
            <text:p>14.701</text:p>
          </table:table-cell>
          <table:table-cell table:formula="of:=[.V146]+[.X146]" office:value-type="float" office:value="15.310455108643" calcext:value-type="float">
            <text:p>15.3104551086</text:p>
          </table:table-cell>
          <table:table-cell office:value-type="float" office:value="0.609455108643" calcext:value-type="float">
            <text:p>0.6094551086</text:p>
          </table:table-cell>
          <table:table-cell office:value-type="float" office:value="3" calcext:value-type="float">
            <text:p>3</text:p>
          </table:table-cell>
          <table:table-cell table:formula="of:=0.0835330486298+0.0476360321045" office:value-type="float" office:value="0.1311690807343" calcext:value-type="float">
            <text:p>0.1311690807</text:p>
          </table:table-cell>
          <table:table-cell office:value-type="float" office:value="0.234479427338" calcext:value-type="float">
            <text:p>0.2344794273</text:p>
          </table:table-cell>
          <table:table-cell office:value-type="float" office:value="0.243527412415" calcext:value-type="float">
            <text:p>0.2435274124</text:p>
          </table:table-cell>
        </table:table-row>
        <table:table-row table:style-name="ro1"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13.528" calcext:value-type="float">
            <text:p>13.528</text:p>
          </table:table-cell>
          <table:table-cell office:value-type="float" office:value="1" calcext:value-type="float">
            <text:p>1</text:p>
          </table:table-cell>
          <table:table-cell office:value-type="float" office:value="0.124833106995" calcext:value-type="float">
            <text:p>0.124833107</text:p>
          </table:table-cell>
          <table:table-cell table:formula="of:=[.F147] + [.H147]" office:value-type="float" office:value="13.652833106995" calcext:value-type="float">
            <text:p>13.652833107</text:p>
          </table:table-cell>
          <table:table-cell/>
          <table:table-cell table:formula="of:=IF(AND([.C147]&lt;&gt;0;  [.I147] &lt;&gt; 0); [.I147] - [.C147]; 0)" office:value-type="float" office:value="0" calcext:value-type="float">
            <text:p>0</text:p>
          </table:table-cell>
          <table:table-cell/>
          <table:table-cell table:formula="of:=[.I147] - [.C147]" office:value-type="float" office:value="13.652833106995" calcext:value-type="float">
            <text:p>13.652833107</text:p>
          </table:table-cell>
          <table:table-cell table:number-columns-repeated="3"/>
          <table:table-cell table:formula="of:=IF([.C147]&lt;&gt;0; [.C147]; 900)" office:value-type="float" office:value="900" calcext:value-type="float">
            <text:p>900</text:p>
          </table:table-cell>
          <table:table-cell/>
          <table:table-cell table:formula="of:=IF([.I147]&lt;&gt;0; [.I147]; 900)" office:value-type="float" office:value="13.652833106995" calcext:value-type="float">
            <text:p>13.652833107</text:p>
          </table:table-cell>
          <table:table-cell table:number-columns-repeated="2"/>
          <table:table-cell office:value-type="float" office:value="13.868" calcext:value-type="float">
            <text:p>13.868</text:p>
          </table:table-cell>
          <table:table-cell table:formula="of:=[.V147]+[.X147]" office:value-type="float" office:value="14.281322210312" calcext:value-type="float">
            <text:p>14.2813222103</text:p>
          </table:table-cell>
          <table:table-cell office:value-type="float" office:value="0.413322210312" calcext:value-type="float">
            <text:p>0.4133222103</text:p>
          </table:table-cell>
          <table:table-cell office:value-type="float" office:value="3" calcext:value-type="float">
            <text:p>3</text:p>
          </table:table-cell>
          <table:table-cell table:formula="of:=0.0507409572601+0.0373826026917" office:value-type="float" office:value="0.0881235599518" calcext:value-type="float">
            <text:p>0.08812356</text:p>
          </table:table-cell>
          <table:table-cell office:value-type="float" office:value="0.13440990448" calcext:value-type="float">
            <text:p>0.1344099045</text:p>
          </table:table-cell>
          <table:table-cell office:value-type="float" office:value="0.190565109253" calcext:value-type="float">
            <text:p>0.1905651093</text:p>
          </table:table-cell>
        </table:table-row>
        <table:table-row table:style-name="ro1">
          <table:table-cell office:value-type="string" calcext:value-type="string">
            <text:p>ipc-1998/gripper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863.568" calcext:value-type="float">
            <text:p>863.568</text:p>
          </table:table-cell>
          <table:table-cell office:value-type="string" calcext:value-type="string">
            <text:p>ipc-1998/gripper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17.389" calcext:value-type="float">
            <text:p>17.389</text:p>
          </table:table-cell>
          <table:table-cell office:value-type="float" office:value="1" calcext:value-type="float">
            <text:p>1</text:p>
          </table:table-cell>
          <table:table-cell office:value-type="float" office:value="0.157430887222" calcext:value-type="float">
            <text:p>0.1574308872</text:p>
          </table:table-cell>
          <table:table-cell table:formula="of:=[.F148] + [.H148]" office:value-type="float" office:value="17.546430887222" calcext:value-type="float">
            <text:p>17.5464308872</text:p>
          </table:table-cell>
          <table:table-cell/>
          <table:table-cell table:formula="of:=IF(AND([.C148]&lt;&gt;0;  [.I148] &lt;&gt; 0); [.I148] - [.C148]; 0)" office:value-type="float" office:value="-846.021569112778" calcext:value-type="float">
            <text:p>-846.0215691128</text:p>
          </table:table-cell>
          <table:table-cell/>
          <table:table-cell table:formula="of:=[.I148] - [.C148]" office:value-type="float" office:value="-846.021569112778" calcext:value-type="float">
            <text:p>-846.0215691128</text:p>
          </table:table-cell>
          <table:table-cell table:number-columns-repeated="3"/>
          <table:table-cell table:formula="of:=IF([.C148]&lt;&gt;0; [.C148]; 900)" office:value-type="float" office:value="863.568" calcext:value-type="float">
            <text:p>863.568</text:p>
          </table:table-cell>
          <table:table-cell/>
          <table:table-cell table:formula="of:=IF([.I148]&lt;&gt;0; [.I148]; 900)" office:value-type="float" office:value="17.546430887222" calcext:value-type="float">
            <text:p>17.5464308872</text:p>
          </table:table-cell>
          <table:table-cell table:number-columns-repeated="2"/>
          <table:table-cell office:value-type="float" office:value="17.216" calcext:value-type="float">
            <text:p>17.216</text:p>
          </table:table-cell>
          <table:table-cell table:formula="of:=[.V148]+[.X148]" office:value-type="float" office:value="17.815037885666" calcext:value-type="float">
            <text:p>17.8150378857</text:p>
          </table:table-cell>
          <table:table-cell office:value-type="float" office:value="0.599037885666" calcext:value-type="float">
            <text:p>0.5990378857</text:p>
          </table:table-cell>
          <table:table-cell office:value-type="float" office:value="3" calcext:value-type="float">
            <text:p>3</text:p>
          </table:table-cell>
          <table:table-cell table:formula="of:=0.0758039951324+0.0441076755524" office:value-type="float" office:value="0.1199116706848" calcext:value-type="float">
            <text:p>0.1199116707</text:p>
          </table:table-cell>
          <table:table-cell office:value-type="float" office:value="0.216205596924" calcext:value-type="float">
            <text:p>0.2162055969</text:p>
          </table:table-cell>
          <table:table-cell office:value-type="float" office:value="0.262629985809" calcext:value-type="float">
            <text:p>0.2626299858</text:p>
          </table:table-cell>
        </table:table-row>
        <table:table-row table:style-name="ro1">
          <table:table-cell office:value-type="string" calcext:value-type="string">
            <text:p>ipc-1998/gripper-round-1-strips/instance-1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8.pddl</text:p>
          </table:table-cell>
          <table:table-cell office:value-type="string" calcext:value-type="string">
            <text:p>SAT</text:p>
          </table:table-cell>
          <table:table-cell office:value-type="float" office:value="16.424" calcext:value-type="float">
            <text:p>16.424</text:p>
          </table:table-cell>
          <table:table-cell office:value-type="float" office:value="1" calcext:value-type="float">
            <text:p>1</text:p>
          </table:table-cell>
          <table:table-cell office:value-type="float" office:value="0.223295927048" calcext:value-type="float">
            <text:p>0.223295927</text:p>
          </table:table-cell>
          <table:table-cell table:formula="of:=[.F149] + [.H149]" office:value-type="float" office:value="16.647295927048" calcext:value-type="float">
            <text:p>16.647295927</text:p>
          </table:table-cell>
          <table:table-cell/>
          <table:table-cell table:formula="of:=IF(AND([.C149]&lt;&gt;0;  [.I149] &lt;&gt; 0); [.I149] - [.C149]; 0)" office:value-type="float" office:value="0" calcext:value-type="float">
            <text:p>0</text:p>
          </table:table-cell>
          <table:table-cell/>
          <table:table-cell table:formula="of:=[.I149] - [.C149]" office:value-type="float" office:value="16.647295927048" calcext:value-type="float">
            <text:p>16.647295927</text:p>
          </table:table-cell>
          <table:table-cell table:number-columns-repeated="3"/>
          <table:table-cell table:formula="of:=IF([.C149]&lt;&gt;0; [.C149]; 900)" office:value-type="float" office:value="900" calcext:value-type="float">
            <text:p>900</text:p>
          </table:table-cell>
          <table:table-cell/>
          <table:table-cell table:formula="of:=IF([.I149]&lt;&gt;0; [.I149]; 900)" office:value-type="float" office:value="16.647295927048" calcext:value-type="float">
            <text:p>16.647295927</text:p>
          </table:table-cell>
          <table:table-cell table:number-columns-repeated="2"/>
          <table:table-cell office:value-type="float" office:value="16.27" calcext:value-type="float">
            <text:p>16.27</text:p>
          </table:table-cell>
          <table:table-cell table:formula="of:=[.V149]+[.X149]" office:value-type="float" office:value="17.06009103775" calcext:value-type="float">
            <text:p>17.0600910378</text:p>
          </table:table-cell>
          <table:table-cell office:value-type="float" office:value="0.79009103775" calcext:value-type="float">
            <text:p>0.7900910378</text:p>
          </table:table-cell>
          <table:table-cell office:value-type="float" office:value="3" calcext:value-type="float">
            <text:p>3</text:p>
          </table:table-cell>
          <table:table-cell table:formula="of:=0.101353168488+0.0704176425934" office:value-type="float" office:value="0.1717708110814" calcext:value-type="float">
            <text:p>0.1717708111</text:p>
          </table:table-cell>
          <table:table-cell office:value-type="float" office:value="0.329433917999" calcext:value-type="float">
            <text:p>0.329433918</text:p>
          </table:table-cell>
          <table:table-cell office:value-type="float" office:value="0.288541793823" calcext:value-type="float">
            <text:p>0.2885417938</text:p>
          </table:table-cell>
        </table:table-row>
        <table:table-row table:style-name="ro1"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464.238" calcext:value-type="float">
            <text:p>464.238</text:p>
          </table:table-cell>
          <table:table-cell office:value-type="string" calcext:value-type="string">
            <text:p>ipc-1998/gripper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5.224" calcext:value-type="float">
            <text:p>5.224</text:p>
          </table:table-cell>
          <table:table-cell office:value-type="float" office:value="1" calcext:value-type="float">
            <text:p>1</text:p>
          </table:table-cell>
          <table:table-cell office:value-type="float" office:value="0.08864402771" calcext:value-type="float">
            <text:p>0.0886440277</text:p>
          </table:table-cell>
          <table:table-cell table:formula="of:=[.F150] + [.H150]" office:value-type="float" office:value="5.31264402771" calcext:value-type="float">
            <text:p>5.3126440277</text:p>
          </table:table-cell>
          <table:table-cell/>
          <table:table-cell table:formula="of:=IF(AND([.C150]&lt;&gt;0;  [.I150] &lt;&gt; 0); [.I150] - [.C150]; 0)" office:value-type="float" office:value="-458.92535597229" calcext:value-type="float">
            <text:p>-458.9253559723</text:p>
          </table:table-cell>
          <table:table-cell/>
          <table:table-cell table:formula="of:=[.I150] - [.C150]" office:value-type="float" office:value="-458.92535597229" calcext:value-type="float">
            <text:p>-458.9253559723</text:p>
          </table:table-cell>
          <table:table-cell table:number-columns-repeated="3"/>
          <table:table-cell table:formula="of:=IF([.C150]&lt;&gt;0; [.C150]; 900)" office:value-type="float" office:value="464.238" calcext:value-type="float">
            <text:p>464.238</text:p>
          </table:table-cell>
          <table:table-cell/>
          <table:table-cell table:formula="of:=IF([.I150]&lt;&gt;0; [.I150]; 900)" office:value-type="float" office:value="5.31264402771" calcext:value-type="float">
            <text:p>5.3126440277</text:p>
          </table:table-cell>
          <table:table-cell table:number-columns-repeated="2"/>
          <table:table-cell office:value-type="float" office:value="5.283" calcext:value-type="float">
            <text:p>5.283</text:p>
          </table:table-cell>
          <table:table-cell table:formula="of:=[.V150]+[.X150]" office:value-type="float" office:value="5.489753015518" calcext:value-type="float">
            <text:p>5.4897530155</text:p>
          </table:table-cell>
          <table:table-cell office:value-type="float" office:value="0.206753015518" calcext:value-type="float">
            <text:p>0.2067530155</text:p>
          </table:table-cell>
          <table:table-cell office:value-type="float" office:value="3" calcext:value-type="float">
            <text:p>3</text:p>
          </table:table-cell>
          <table:table-cell table:formula="of:=0.0452620983124+0.0220477581024" office:value-type="float" office:value="0.0673098564148" calcext:value-type="float">
            <text:p>0.0673098564</text:p>
          </table:table-cell>
          <table:table-cell office:value-type="float" office:value="0.0677073001862" calcext:value-type="float">
            <text:p>0.0677073002</text:p>
          </table:table-cell>
          <table:table-cell office:value-type="float" office:value="0.0716159343719" calcext:value-type="float">
            <text:p>0.0716159344</text:p>
          </table:table-cell>
        </table:table-row>
        <table:table-row table:style-name="ro1"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ipc-1998/gripper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 office:value-type="float" office:value="0.0405509471893" calcext:value-type="float">
            <text:p>0.0405509472</text:p>
          </table:table-cell>
          <table:table-cell table:formula="of:=[.F151] + [.H151]" office:value-type="float" office:value="0.3845509471893" calcext:value-type="float">
            <text:p>0.3845509472</text:p>
          </table:table-cell>
          <table:table-cell/>
          <table:table-cell table:formula="of:=IF(AND([.C151]&lt;&gt;0;  [.I151] &lt;&gt; 0); [.I151] - [.C151]; 0)" office:value-type="float" office:value="0.0805509471893001" calcext:value-type="float">
            <text:p>0.0805509472</text:p>
          </table:table-cell>
          <table:table-cell/>
          <table:table-cell table:formula="of:=[.I151] - [.C151]" office:value-type="float" office:value="0.0805509471893001" calcext:value-type="float">
            <text:p>0.0805509472</text:p>
          </table:table-cell>
          <table:table-cell table:number-columns-repeated="3"/>
          <table:table-cell table:formula="of:=IF([.C151]&lt;&gt;0; [.C151]; 900)" office:value-type="float" office:value="0.304" calcext:value-type="float">
            <text:p>0.304</text:p>
          </table:table-cell>
          <table:table-cell/>
          <table:table-cell table:formula="of:=IF([.I151]&lt;&gt;0; [.I151]; 900)" office:value-type="float" office:value="0.3845509471893" calcext:value-type="float">
            <text:p>0.3845509472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table:formula="of:=[.V151]+[.X151]" office:value-type="float" office:value="0.4006819438934" calcext:value-type="float">
            <text:p>0.4006819439</text:p>
          </table:table-cell>
          <table:table-cell office:value-type="float" office:value="0.0556819438934" calcext:value-type="float">
            <text:p>0.0556819439</text:p>
          </table:table-cell>
          <table:table-cell office:value-type="float" office:value="3" calcext:value-type="float">
            <text:p>3</text:p>
          </table:table-cell>
          <table:table-cell table:formula="of:=0.0249700546265+0.0102031230927" office:value-type="float" office:value="0.0351731777192" calcext:value-type="float">
            <text:p>0.0351731777</text:p>
          </table:table-cell>
          <table:table-cell office:value-type="float" office:value="0.0133953094482" calcext:value-type="float">
            <text:p>0.0133953094</text:p>
          </table:table-cell>
          <table:table-cell office:value-type="float" office:value="0.00707340240479" calcext:value-type="float">
            <text:p>0.0070734024</text:p>
          </table:table-cell>
        </table:table-row>
        <table:table-row table:style-name="ro1">
          <table:table-cell office:value-type="string" calcext:value-type="string">
            <text:p>ipc-1998/gripper-round-1-strips/instance-1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pper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17.85" calcext:value-type="float">
            <text:p>17.85</text:p>
          </table:table-cell>
          <table:table-cell office:value-type="float" office:value="1" calcext:value-type="float">
            <text:p>1</text:p>
          </table:table-cell>
          <table:table-cell office:value-type="float" office:value="0.1637570858" calcext:value-type="float">
            <text:p>0.1637570858</text:p>
          </table:table-cell>
          <table:table-cell table:formula="of:=[.F152] + [.H152]" office:value-type="float" office:value="18.0137570858" calcext:value-type="float">
            <text:p>18.0137570858</text:p>
          </table:table-cell>
          <table:table-cell/>
          <table:table-cell table:formula="of:=IF(AND([.C152]&lt;&gt;0;  [.I152] &lt;&gt; 0); [.I152] - [.C152]; 0)" office:value-type="float" office:value="0" calcext:value-type="float">
            <text:p>0</text:p>
          </table:table-cell>
          <table:table-cell/>
          <table:table-cell table:formula="of:=[.I152] - [.C152]" office:value-type="float" office:value="18.0137570858" calcext:value-type="float">
            <text:p>18.0137570858</text:p>
          </table:table-cell>
          <table:table-cell table:number-columns-repeated="3"/>
          <table:table-cell table:formula="of:=IF([.C152]&lt;&gt;0; [.C152]; 900)" office:value-type="float" office:value="900" calcext:value-type="float">
            <text:p>900</text:p>
          </table:table-cell>
          <table:table-cell/>
          <table:table-cell table:formula="of:=IF([.I152]&lt;&gt;0; [.I152]; 900)" office:value-type="float" office:value="18.0137570858" calcext:value-type="float">
            <text:p>18.0137570858</text:p>
          </table:table-cell>
          <table:table-cell table:number-columns-repeated="2"/>
          <table:table-cell office:value-type="float" office:value="17.938" calcext:value-type="float">
            <text:p>17.938</text:p>
          </table:table-cell>
          <table:table-cell table:formula="of:=[.V152]+[.X152]" office:value-type="float" office:value="18.582953012466" calcext:value-type="float">
            <text:p>18.5829530125</text:p>
          </table:table-cell>
          <table:table-cell office:value-type="float" office:value="0.644953012466" calcext:value-type="float">
            <text:p>0.6449530125</text:p>
          </table:table-cell>
          <table:table-cell office:value-type="float" office:value="3" calcext:value-type="float">
            <text:p>3</text:p>
          </table:table-cell>
          <table:table-cell table:formula="of:=0.0771160125732+0.0546469688416" office:value-type="float" office:value="0.1317629814148" calcext:value-type="float">
            <text:p>0.1317629814</text:p>
          </table:table-cell>
          <table:table-cell office:value-type="float" office:value="0.235283136368" calcext:value-type="float">
            <text:p>0.2352831364</text:p>
          </table:table-cell>
          <table:table-cell office:value-type="float" office:value="0.277598142624" calcext:value-type="float">
            <text:p>0.2775981426</text:p>
          </table:table-cell>
        </table:table-row>
        <table:table-row table:style-name="ro1">
          <table:table-cell office:value-type="string" calcext:value-type="string">
            <text:p>ipc-1998/logistics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29.391" calcext:value-type="float">
            <text:p>29.391</text:p>
          </table:table-cell>
          <table:table-cell office:value-type="string" calcext:value-type="string">
            <text:p>ipc-1998/logistics-round-1-strips/instance-6.pddl</text:p>
          </table:table-cell>
          <table:table-cell office:value-type="string" calcext:value-type="string">
            <text:p>SAT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21631383896" calcext:value-type="float">
            <text:p>1.216313839</text:p>
          </table:table-cell>
          <table:table-cell table:formula="of:=[.F153] + [.H153]" office:value-type="float" office:value="2.46631383896" calcext:value-type="float">
            <text:p>2.466313839</text:p>
          </table:table-cell>
          <table:table-cell/>
          <table:table-cell table:formula="of:=IF(AND([.C153]&lt;&gt;0;  [.I153] &lt;&gt; 0); [.I153] - [.C153]; 0)" office:value-type="float" office:value="-26.92468616104" calcext:value-type="float">
            <text:p>-26.924686161</text:p>
          </table:table-cell>
          <table:table-cell/>
          <table:table-cell table:formula="of:=[.I153] - [.C153]" office:value-type="float" office:value="-26.92468616104" calcext:value-type="float">
            <text:p>-26.924686161</text:p>
          </table:table-cell>
          <table:table-cell table:number-columns-repeated="3"/>
          <table:table-cell table:formula="of:=IF([.C153]&lt;&gt;0; [.C153]; 900)" office:value-type="float" office:value="29.391" calcext:value-type="float">
            <text:p>29.391</text:p>
          </table:table-cell>
          <table:table-cell/>
          <table:table-cell table:formula="of:=IF([.I153]&lt;&gt;0; [.I153]; 900)" office:value-type="float" office:value="2.46631383896" calcext:value-type="float">
            <text:p>2.4663138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53]+[.X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43.915" calcext:value-type="float">
            <text:p>43.915</text:p>
          </table:table-cell>
          <table:table-cell office:value-type="string" calcext:value-type="string">
            <text:p>ipc-1998/logistics-round-1-strips/instance-16.pddl</text:p>
          </table:table-cell>
          <table:table-cell office:value-type="string" calcext:value-type="string">
            <text:p>SAT</text:p>
          </table:table-cell>
          <table:table-cell office:value-type="float" office:value="2.415" calcext:value-type="float">
            <text:p>2.415</text:p>
          </table:table-cell>
          <table:table-cell office:value-type="float" office:value="1" calcext:value-type="float">
            <text:p>1</text:p>
          </table:table-cell>
          <table:table-cell office:value-type="float" office:value="2.81451702118" calcext:value-type="float">
            <text:p>2.8145170212</text:p>
          </table:table-cell>
          <table:table-cell table:formula="of:=[.F154] + [.H154]" office:value-type="float" office:value="5.22951702118" calcext:value-type="float">
            <text:p>5.2295170212</text:p>
          </table:table-cell>
          <table:table-cell/>
          <table:table-cell table:formula="of:=IF(AND([.C154]&lt;&gt;0;  [.I154] &lt;&gt; 0); [.I154] - [.C154]; 0)" office:value-type="float" office:value="-38.68548297882" calcext:value-type="float">
            <text:p>-38.6854829788</text:p>
          </table:table-cell>
          <table:table-cell/>
          <table:table-cell table:formula="of:=[.I154] - [.C154]" office:value-type="float" office:value="-38.68548297882" calcext:value-type="float">
            <text:p>-38.6854829788</text:p>
          </table:table-cell>
          <table:table-cell table:number-columns-repeated="3"/>
          <table:table-cell table:formula="of:=IF([.C154]&lt;&gt;0; [.C154]; 900)" office:value-type="float" office:value="43.915" calcext:value-type="float">
            <text:p>43.915</text:p>
          </table:table-cell>
          <table:table-cell/>
          <table:table-cell table:formula="of:=IF([.I154]&lt;&gt;0; [.I154]; 900)" office:value-type="float" office:value="5.22951702118" calcext:value-type="float">
            <text:p>5.22951702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54]+[.X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ipc-1998/logistics-round-1-strips/instance-11.pddl</text:p>
          </table:table-cell>
          <table:table-cell office:value-type="string" calcext:value-type="string">
            <text:p>SAT</text:p>
          </table:table-cell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0.495564937592" calcext:value-type="float">
            <text:p>0.4955649376</text:p>
          </table:table-cell>
          <table:table-cell table:formula="of:=[.F155] + [.H155]" office:value-type="float" office:value="0.910564937592" calcext:value-type="float">
            <text:p>0.9105649376</text:p>
          </table:table-cell>
          <table:table-cell/>
          <table:table-cell table:formula="of:=IF(AND([.C155]&lt;&gt;0;  [.I155] &lt;&gt; 0); [.I155] - [.C155]; 0)" office:value-type="float" office:value="-1.644435062408" calcext:value-type="float">
            <text:p>-1.6444350624</text:p>
          </table:table-cell>
          <table:table-cell/>
          <table:table-cell table:formula="of:=[.I155] - [.C155]" office:value-type="float" office:value="-1.644435062408" calcext:value-type="float">
            <text:p>-1.6444350624</text:p>
          </table:table-cell>
          <table:table-cell table:number-columns-repeated="3"/>
          <table:table-cell table:formula="of:=IF([.C155]&lt;&gt;0; [.C155]; 900)" office:value-type="float" office:value="2.555" calcext:value-type="float">
            <text:p>2.555</text:p>
          </table:table-cell>
          <table:table-cell/>
          <table:table-cell table:formula="of:=IF([.I155]&lt;&gt;0; [.I155]; 900)" office:value-type="float" office:value="0.910564937592" calcext:value-type="float">
            <text:p>0.9105649376</text:p>
          </table:table-cell>
          <table:table-cell table:number-columns-repeated="2"/>
          <table:table-cell office:value-type="float" office:value="0.416" calcext:value-type="float">
            <text:p>0.416</text:p>
          </table:table-cell>
          <table:table-cell table:formula="of:=[.V155]+[.X155]" office:value-type="float" office:value="210.813877932" calcext:value-type="float">
            <text:p>210.813877932</text:p>
          </table:table-cell>
          <table:table-cell office:value-type="float" office:value="210.397877932" calcext:value-type="float">
            <text:p>210.397877932</text:p>
          </table:table-cell>
          <table:table-cell office:value-type="float" office:value="21" calcext:value-type="float">
            <text:p>21</text:p>
          </table:table-cell>
          <table:table-cell table:formula="of:=0.334119081497+0.563694000244" office:value-type="float" office:value="0.897813081741" calcext:value-type="float">
            <text:p>0.8978130817</text:p>
          </table:table-cell>
          <table:table-cell office:value-type="float" office:value="209.459680319" calcext:value-type="float">
            <text:p>209.459680319</text:p>
          </table:table-cell>
          <table:table-cell office:value-type="float" office:value="0.04030418396" calcext:value-type="float">
            <text:p>0.040304184</text:p>
          </table:table-cell>
        </table:table-row>
        <table:table-row table:style-name="ro1">
          <table:table-cell office:value-type="string" calcext:value-type="string">
            <text:p>ipc-1998/logistics-round-1-strips/instance-2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24.pddl</text:p>
          </table:table-cell>
          <table:table-cell office:value-type="string" calcext:value-type="string">
            <text:p>SAT</text:p>
          </table:table-cell>
          <table:table-cell office:value-type="float" office:value="6.556" calcext:value-type="float">
            <text:p>6.556</text:p>
          </table:table-cell>
          <table:table-cell office:value-type="float" office:value="1" calcext:value-type="float">
            <text:p>1</text:p>
          </table:table-cell>
          <table:table-cell office:value-type="float" office:value="4.52257394791" calcext:value-type="float">
            <text:p>4.5225739479</text:p>
          </table:table-cell>
          <table:table-cell table:formula="of:=[.F156] + [.H156]" office:value-type="float" office:value="11.07857394791" calcext:value-type="float">
            <text:p>11.0785739479</text:p>
          </table:table-cell>
          <table:table-cell/>
          <table:table-cell table:formula="of:=IF(AND([.C156]&lt;&gt;0;  [.I156] &lt;&gt; 0); [.I156] - [.C156]; 0)" office:value-type="float" office:value="0" calcext:value-type="float">
            <text:p>0</text:p>
          </table:table-cell>
          <table:table-cell/>
          <table:table-cell table:formula="of:=[.I156] - [.C156]" office:value-type="float" office:value="11.07857394791" calcext:value-type="float">
            <text:p>11.0785739479</text:p>
          </table:table-cell>
          <table:table-cell table:number-columns-repeated="3"/>
          <table:table-cell table:formula="of:=IF([.C156]&lt;&gt;0; [.C156]; 900)" office:value-type="float" office:value="900" calcext:value-type="float">
            <text:p>900</text:p>
          </table:table-cell>
          <table:table-cell/>
          <table:table-cell table:formula="of:=IF([.I156]&lt;&gt;0; [.I156]; 900)" office:value-type="float" office:value="11.07857394791" calcext:value-type="float">
            <text:p>11.07857394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56]+[.X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9.203" calcext:value-type="float">
            <text:p>9.203</text:p>
          </table:table-cell>
          <table:table-cell office:value-type="string" calcext:value-type="string">
            <text:p>ipc-1998/logistics-round-1-strips/instance-17.pddl</text:p>
          </table:table-cell>
          <table:table-cell office:value-type="string" calcext:value-type="string">
            <text:p>SAT</text:p>
          </table:table-cell>
          <table:table-cell office:value-type="float" office:value="2.011" calcext:value-type="float">
            <text:p>2.011</text:p>
          </table:table-cell>
          <table:table-cell office:value-type="float" office:value="1" calcext:value-type="float">
            <text:p>1</text:p>
          </table:table-cell>
          <table:table-cell office:value-type="float" office:value="1.30513095856" calcext:value-type="float">
            <text:p>1.3051309586</text:p>
          </table:table-cell>
          <table:table-cell table:formula="of:=[.F157] + [.H157]" office:value-type="float" office:value="3.31613095856" calcext:value-type="float">
            <text:p>3.3161309586</text:p>
          </table:table-cell>
          <table:table-cell/>
          <table:table-cell table:formula="of:=IF(AND([.C157]&lt;&gt;0;  [.I157] &lt;&gt; 0); [.I157] - [.C157]; 0)" office:value-type="float" office:value="-5.88686904144" calcext:value-type="float">
            <text:p>-5.8868690414</text:p>
          </table:table-cell>
          <table:table-cell/>
          <table:table-cell table:formula="of:=[.I157] - [.C157]" office:value-type="float" office:value="-5.88686904144" calcext:value-type="float">
            <text:p>-5.8868690414</text:p>
          </table:table-cell>
          <table:table-cell table:number-columns-repeated="3"/>
          <table:table-cell table:formula="of:=IF([.C157]&lt;&gt;0; [.C157]; 900)" office:value-type="float" office:value="9.203" calcext:value-type="float">
            <text:p>9.203</text:p>
          </table:table-cell>
          <table:table-cell/>
          <table:table-cell table:formula="of:=IF([.I157]&lt;&gt;0; [.I157]; 900)" office:value-type="float" office:value="3.31613095856" calcext:value-type="float">
            <text:p>3.31613095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57]+[.X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19.pddl</text:p>
          </table:table-cell>
          <table:table-cell office:value-type="string" calcext:value-type="string">
            <text:p>SAT</text:p>
          </table:table-cell>
          <table:table-cell office:value-type="float" office:value="12.154" calcext:value-type="float">
            <text:p>12.154</text:p>
          </table:table-cell>
          <table:table-cell office:value-type="float" office:value="1" calcext:value-type="float">
            <text:p>1</text:p>
          </table:table-cell>
          <table:table-cell office:value-type="float" office:value="5.0510468483" calcext:value-type="float">
            <text:p>5.0510468483</text:p>
          </table:table-cell>
          <table:table-cell table:formula="of:=[.F158] + [.H158]" office:value-type="float" office:value="17.2050468483" calcext:value-type="float">
            <text:p>17.2050468483</text:p>
          </table:table-cell>
          <table:table-cell/>
          <table:table-cell table:formula="of:=IF(AND([.C158]&lt;&gt;0;  [.I158] &lt;&gt; 0); [.I158] - [.C158]; 0)" office:value-type="float" office:value="0" calcext:value-type="float">
            <text:p>0</text:p>
          </table:table-cell>
          <table:table-cell/>
          <table:table-cell table:formula="of:=[.I158] - [.C158]" office:value-type="float" office:value="17.2050468483" calcext:value-type="float">
            <text:p>17.2050468483</text:p>
          </table:table-cell>
          <table:table-cell table:number-columns-repeated="3"/>
          <table:table-cell table:formula="of:=IF([.C158]&lt;&gt;0; [.C158]; 900)" office:value-type="float" office:value="900" calcext:value-type="float">
            <text:p>900</text:p>
          </table:table-cell>
          <table:table-cell/>
          <table:table-cell table:formula="of:=IF([.I158]&lt;&gt;0; [.I158]; 900)" office:value-type="float" office:value="17.2050468483" calcext:value-type="float">
            <text:p>17.20504684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58]+[.X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ipc-1998/logistics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office:value-type="float" office:value="0.270979166031" calcext:value-type="float">
            <text:p>0.270979166</text:p>
          </table:table-cell>
          <table:table-cell table:formula="of:=[.F159] + [.H159]" office:value-type="float" office:value="0.488979166031" calcext:value-type="float">
            <text:p>0.488979166</text:p>
          </table:table-cell>
          <table:table-cell/>
          <table:table-cell table:formula="of:=IF(AND([.C159]&lt;&gt;0;  [.I159] &lt;&gt; 0); [.I159] - [.C159]; 0)" office:value-type="float" office:value="-1.371020833969" calcext:value-type="float">
            <text:p>-1.371020834</text:p>
          </table:table-cell>
          <table:table-cell/>
          <table:table-cell table:formula="of:=[.I159] - [.C159]" office:value-type="float" office:value="-1.371020833969" calcext:value-type="float">
            <text:p>-1.371020834</text:p>
          </table:table-cell>
          <table:table-cell table:number-columns-repeated="3"/>
          <table:table-cell table:formula="of:=IF([.C159]&lt;&gt;0; [.C159]; 900)" office:value-type="float" office:value="1.86" calcext:value-type="float">
            <text:p>1.86</text:p>
          </table:table-cell>
          <table:table-cell/>
          <table:table-cell table:formula="of:=IF([.I159]&lt;&gt;0; [.I159]; 900)" office:value-type="float" office:value="0.488979166031" calcext:value-type="float">
            <text:p>0.488979166</text:p>
          </table:table-cell>
          <table:table-cell table:number-columns-repeated="2"/>
          <table:table-cell office:value-type="float" office:value="0.221" calcext:value-type="float">
            <text:p>0.221</text:p>
          </table:table-cell>
          <table:table-cell table:formula="of:=[.V159]+[.X159]" office:value-type="float" office:value="3.10801796532" calcext:value-type="float">
            <text:p>3.1080179653</text:p>
          </table:table-cell>
          <table:table-cell office:value-type="float" office:value="2.88701796532" calcext:value-type="float">
            <text:p>2.8870179653</text:p>
          </table:table-cell>
          <table:table-cell office:value-type="float" office:value="14" calcext:value-type="float">
            <text:p>14</text:p>
          </table:table-cell>
          <table:table-cell table:formula="of:=0.195683002472+0.171420812607" office:value-type="float" office:value="0.367103815079" calcext:value-type="float">
            <text:p>0.3671038151</text:p>
          </table:table-cell>
          <table:table-cell office:value-type="float" office:value="2.507989645" calcext:value-type="float">
            <text:p>2.507989645</text:p>
          </table:table-cell>
          <table:table-cell office:value-type="float" office:value="0.0118780136108" calcext:value-type="float">
            <text:p>0.0118780136</text:p>
          </table:table-cell>
        </table:table-row>
        <table:table-row table:style-name="ro1">
          <table:table-cell office:value-type="string" calcext:value-type="string">
            <text:p>ipc-1998/logistics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6.624" calcext:value-type="float">
            <text:p>6.624</text:p>
          </table:table-cell>
          <table:table-cell office:value-type="string" calcext:value-type="string">
            <text:p>ipc-1998/logistics-round-1-strips/instance-7.pddl</text:p>
          </table:table-cell>
          <table:table-cell office:value-type="string" calcext:value-type="string">
            <text:p>SAT</text:p>
          </table:table-cell>
          <table:table-cell office:value-type="float" office:value="0.502" calcext:value-type="float">
            <text:p>0.502</text:p>
          </table:table-cell>
          <table:table-cell office:value-type="float" office:value="1" calcext:value-type="float">
            <text:p>1</text:p>
          </table:table-cell>
          <table:table-cell office:value-type="float" office:value="0.502810001373" calcext:value-type="float">
            <text:p>0.5028100014</text:p>
          </table:table-cell>
          <table:table-cell table:formula="of:=[.F160] + [.H160]" office:value-type="float" office:value="1.004810001373" calcext:value-type="float">
            <text:p>1.0048100014</text:p>
          </table:table-cell>
          <table:table-cell/>
          <table:table-cell table:formula="of:=IF(AND([.C160]&lt;&gt;0;  [.I160] &lt;&gt; 0); [.I160] - [.C160]; 0)" office:value-type="float" office:value="-5.619189998627" calcext:value-type="float">
            <text:p>-5.6191899986</text:p>
          </table:table-cell>
          <table:table-cell/>
          <table:table-cell table:formula="of:=[.I160] - [.C160]" office:value-type="float" office:value="-5.619189998627" calcext:value-type="float">
            <text:p>-5.6191899986</text:p>
          </table:table-cell>
          <table:table-cell table:number-columns-repeated="3"/>
          <table:table-cell table:formula="of:=IF([.C160]&lt;&gt;0; [.C160]; 900)" office:value-type="float" office:value="6.624" calcext:value-type="float">
            <text:p>6.624</text:p>
          </table:table-cell>
          <table:table-cell/>
          <table:table-cell table:formula="of:=IF([.I160]&lt;&gt;0; [.I160]; 900)" office:value-type="float" office:value="1.004810001373" calcext:value-type="float">
            <text:p>1.004810001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V160]+[.X160]" office:value-type="float" office:value="17.0081219673" calcext:value-type="float">
            <text:p>17.0081219673</text:p>
          </table:table-cell>
          <table:table-cell office:value-type="float" office:value="16.5081219673" calcext:value-type="float">
            <text:p>16.5081219673</text:p>
          </table:table-cell>
          <table:table-cell office:value-type="float" office:value="16" calcext:value-type="float">
            <text:p>16</text:p>
          </table:table-cell>
          <table:table-cell table:formula="of:=0.375796079636+0.451163291931" office:value-type="float" office:value="0.826959371567" calcext:value-type="float">
            <text:p>0.8269593716</text:p>
          </table:table-cell>
          <table:table-cell office:value-type="float" office:value="15.636991024" calcext:value-type="float">
            <text:p>15.636991024</text:p>
          </table:table-cell>
          <table:table-cell office:value-type="float" office:value="0.0440855026245" calcext:value-type="float">
            <text:p>0.0440855026</text:p>
          </table:table-cell>
        </table:table-row>
        <table:table-row table:style-name="ro1">
          <table:table-cell office:value-type="string" calcext:value-type="string">
            <text:p>ipc-1998/logistics-round-1-strips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12.pddl</text:p>
          </table:table-cell>
          <table:table-cell office:value-type="string" calcext:value-type="string">
            <text:p>SAT</text:p>
          </table:table-cell>
          <table:table-cell office:value-type="float" office:value="4.128" calcext:value-type="float">
            <text:p>4.128</text:p>
          </table:table-cell>
          <table:table-cell office:value-type="float" office:value="1" calcext:value-type="float">
            <text:p>1</text:p>
          </table:table-cell>
          <table:table-cell office:value-type="float" office:value="4.33606314659" calcext:value-type="float">
            <text:p>4.3360631466</text:p>
          </table:table-cell>
          <table:table-cell table:formula="of:=[.F161] + [.H161]" office:value-type="float" office:value="8.46406314659" calcext:value-type="float">
            <text:p>8.4640631466</text:p>
          </table:table-cell>
          <table:table-cell/>
          <table:table-cell table:formula="of:=IF(AND([.C161]&lt;&gt;0;  [.I161] &lt;&gt; 0); [.I161] - [.C161]; 0)" office:value-type="float" office:value="0" calcext:value-type="float">
            <text:p>0</text:p>
          </table:table-cell>
          <table:table-cell/>
          <table:table-cell table:formula="of:=[.I161] - [.C161]" office:value-type="float" office:value="8.46406314659" calcext:value-type="float">
            <text:p>8.4640631466</text:p>
          </table:table-cell>
          <table:table-cell table:number-columns-repeated="3"/>
          <table:table-cell table:formula="of:=IF([.C161]&lt;&gt;0; [.C161]; 900)" office:value-type="float" office:value="900" calcext:value-type="float">
            <text:p>900</text:p>
          </table:table-cell>
          <table:table-cell/>
          <table:table-cell table:formula="of:=IF([.I161]&lt;&gt;0; [.I161]; 900)" office:value-type="float" office:value="8.46406314659" calcext:value-type="float">
            <text:p>8.46406314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1]+[.X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10.pddl</text:p>
          </table:table-cell>
          <table:table-cell office:value-type="string" calcext:value-type="string">
            <text:p>SAT</text:p>
          </table:table-cell>
          <table:table-cell office:value-type="float" office:value="5.573" calcext:value-type="float">
            <text:p>5.573</text:p>
          </table:table-cell>
          <table:table-cell office:value-type="float" office:value="1" calcext:value-type="float">
            <text:p>1</text:p>
          </table:table-cell>
          <table:table-cell office:value-type="float" office:value="2.35755896568" calcext:value-type="float">
            <text:p>2.3575589657</text:p>
          </table:table-cell>
          <table:table-cell table:formula="of:=[.F162] + [.H162]" office:value-type="float" office:value="7.93055896568" calcext:value-type="float">
            <text:p>7.9305589657</text:p>
          </table:table-cell>
          <table:table-cell/>
          <table:table-cell table:formula="of:=IF(AND([.C162]&lt;&gt;0;  [.I162] &lt;&gt; 0); [.I162] - [.C162]; 0)" office:value-type="float" office:value="0" calcext:value-type="float">
            <text:p>0</text:p>
          </table:table-cell>
          <table:table-cell/>
          <table:table-cell table:formula="of:=[.I162] - [.C162]" office:value-type="float" office:value="7.93055896568" calcext:value-type="float">
            <text:p>7.9305589657</text:p>
          </table:table-cell>
          <table:table-cell table:number-columns-repeated="3"/>
          <table:table-cell table:formula="of:=IF([.C162]&lt;&gt;0; [.C162]; 900)" office:value-type="float" office:value="900" calcext:value-type="float">
            <text:p>900</text:p>
          </table:table-cell>
          <table:table-cell/>
          <table:table-cell table:formula="of:=IF([.I162]&lt;&gt;0; [.I162]; 900)" office:value-type="float" office:value="7.93055896568" calcext:value-type="float">
            <text:p>7.93055896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2]+[.X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11.935" calcext:value-type="float">
            <text:p>11.935</text:p>
          </table:table-cell>
          <table:table-cell office:value-type="string" calcext:value-type="string">
            <text:p>ipc-1998/logistics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665" calcext:value-type="float">
            <text:p>0.665</text:p>
          </table:table-cell>
          <table:table-cell office:value-type="float" office:value="1" calcext:value-type="float">
            <text:p>1</text:p>
          </table:table-cell>
          <table:table-cell office:value-type="float" office:value="0.644029855728" calcext:value-type="float">
            <text:p>0.6440298557</text:p>
          </table:table-cell>
          <table:table-cell table:formula="of:=[.F163] + [.H163]" office:value-type="float" office:value="1.309029855728" calcext:value-type="float">
            <text:p>1.3090298557</text:p>
          </table:table-cell>
          <table:table-cell/>
          <table:table-cell table:formula="of:=IF(AND([.C163]&lt;&gt;0;  [.I163] &lt;&gt; 0); [.I163] - [.C163]; 0)" office:value-type="float" office:value="-10.625970144272" calcext:value-type="float">
            <text:p>-10.6259701443</text:p>
          </table:table-cell>
          <table:table-cell/>
          <table:table-cell table:formula="of:=[.I163] - [.C163]" office:value-type="float" office:value="-10.625970144272" calcext:value-type="float">
            <text:p>-10.6259701443</text:p>
          </table:table-cell>
          <table:table-cell table:number-columns-repeated="3"/>
          <table:table-cell table:formula="of:=IF([.C163]&lt;&gt;0; [.C163]; 900)" office:value-type="float" office:value="11.935" calcext:value-type="float">
            <text:p>11.935</text:p>
          </table:table-cell>
          <table:table-cell/>
          <table:table-cell table:formula="of:=IF([.I163]&lt;&gt;0; [.I163]; 900)" office:value-type="float" office:value="1.309029855728" calcext:value-type="float">
            <text:p>1.3090298557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[.V163]+[.X163]" office:value-type="float" office:value="187.152802992" calcext:value-type="float">
            <text:p>187.152802992</text:p>
          </table:table-cell>
          <table:table-cell office:value-type="float" office:value="186.477802992" calcext:value-type="float">
            <text:p>186.477802992</text:p>
          </table:table-cell>
          <table:table-cell office:value-type="float" office:value="20" calcext:value-type="float">
            <text:p>20</text:p>
          </table:table-cell>
          <table:table-cell table:formula="of:=0.517596960068+0.85569691658" office:value-type="float" office:value="1.373293876648" calcext:value-type="float">
            <text:p>1.3732938766</text:p>
          </table:table-cell>
          <table:table-cell office:value-type="float" office:value="185.047798157" calcext:value-type="float">
            <text:p>185.047798157</text:p>
          </table:table-cell>
          <table:table-cell office:value-type="float" office:value="0.0566246509552" calcext:value-type="float">
            <text:p>0.056624651</text:p>
          </table:table-cell>
        </table:table-row>
        <table:table-row table:style-name="ro1">
          <table:table-cell office:value-type="string" calcext:value-type="string">
            <text:p>ipc-1998/logistics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5.794" calcext:value-type="float">
            <text:p>5.794</text:p>
          </table:table-cell>
          <table:table-cell office:value-type="string" calcext:value-type="string">
            <text:p>ipc-1998/logistics-round-1-strips/instance-15.pddl</text:p>
          </table:table-cell>
          <table:table-cell office:value-type="string" calcext:value-type="string">
            <text:p>SAT</text:p>
          </table:table-cell>
          <table:table-cell office:value-type="float" office:value="1.118" calcext:value-type="float">
            <text:p>1.118</text:p>
          </table:table-cell>
          <table:table-cell office:value-type="float" office:value="1" calcext:value-type="float">
            <text:p>1</text:p>
          </table:table-cell>
          <table:table-cell office:value-type="float" office:value="0.610893011093" calcext:value-type="float">
            <text:p>0.6108930111</text:p>
          </table:table-cell>
          <table:table-cell table:formula="of:=[.F164] + [.H164]" office:value-type="float" office:value="1.728893011093" calcext:value-type="float">
            <text:p>1.7288930111</text:p>
          </table:table-cell>
          <table:table-cell/>
          <table:table-cell table:formula="of:=IF(AND([.C164]&lt;&gt;0;  [.I164] &lt;&gt; 0); [.I164] - [.C164]; 0)" office:value-type="float" office:value="-4.065106988907" calcext:value-type="float">
            <text:p>-4.0651069889</text:p>
          </table:table-cell>
          <table:table-cell/>
          <table:table-cell table:formula="of:=[.I164] - [.C164]" office:value-type="float" office:value="-4.065106988907" calcext:value-type="float">
            <text:p>-4.0651069889</text:p>
          </table:table-cell>
          <table:table-cell table:number-columns-repeated="3"/>
          <table:table-cell table:formula="of:=IF([.C164]&lt;&gt;0; [.C164]; 900)" office:value-type="float" office:value="5.794" calcext:value-type="float">
            <text:p>5.794</text:p>
          </table:table-cell>
          <table:table-cell/>
          <table:table-cell table:formula="of:=IF([.I164]&lt;&gt;0; [.I164]; 900)" office:value-type="float" office:value="1.728893011093" calcext:value-type="float">
            <text:p>1.7288930111</text:p>
          </table:table-cell>
          <table:table-cell table:number-columns-repeated="2"/>
          <table:table-cell office:value-type="float" office:value="0.986" calcext:value-type="float">
            <text:p>0.986</text:p>
          </table:table-cell>
          <table:table-cell table:formula="of:=[.V164]+[.X164]" office:value-type="float" office:value="154.756653009" calcext:value-type="float">
            <text:p>154.756653009</text:p>
          </table:table-cell>
          <table:table-cell office:value-type="float" office:value="153.770653009" calcext:value-type="float">
            <text:p>153.770653009</text:p>
          </table:table-cell>
          <table:table-cell office:value-type="float" office:value="19" calcext:value-type="float">
            <text:p>19</text:p>
          </table:table-cell>
          <table:table-cell table:formula="of:=0.362151145935+0.609298467636" office:value-type="float" office:value="0.971449613571" calcext:value-type="float">
            <text:p>0.9714496136</text:p>
          </table:table-cell>
          <table:table-cell office:value-type="float" office:value="152.731087446" calcext:value-type="float">
            <text:p>152.731087446</text:p>
          </table:table-cell>
          <table:table-cell office:value-type="float" office:value="0.0679891109467" calcext:value-type="float">
            <text:p>0.0679891109</text:p>
          </table:table-cell>
        </table:table-row>
        <table:table-row table:style-name="ro1">
          <table:table-cell office:value-type="string" calcext:value-type="string">
            <text:p>ipc-1998/logistics-round-1-strips/instance-1.pddl</text:p>
          </table:table-cell>
          <table:table-cell office:value-type="string" calcext:value-type="string">
            <text:p>SAT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ipc-1998/logistics-round-1-strips/instance-1.pddl</text:p>
          </table:table-cell>
          <table:table-cell office:value-type="string" calcext:value-type="string">
            <text:p>SAT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.112202882767" calcext:value-type="float">
            <text:p>0.1122028828</text:p>
          </table:table-cell>
          <table:table-cell table:formula="of:=[.F165] + [.H165]" office:value-type="float" office:value="0.223202882767" calcext:value-type="float">
            <text:p>0.2232028828</text:p>
          </table:table-cell>
          <table:table-cell/>
          <table:table-cell table:formula="of:=IF(AND([.C165]&lt;&gt;0;  [.I165] &lt;&gt; 0); [.I165] - [.C165]; 0)" office:value-type="float" office:value="-0.187797117233" calcext:value-type="float">
            <text:p>-0.1877971172</text:p>
          </table:table-cell>
          <table:table-cell/>
          <table:table-cell table:formula="of:=[.I165] - [.C165]" office:value-type="float" office:value="-0.187797117233" calcext:value-type="float">
            <text:p>-0.1877971172</text:p>
          </table:table-cell>
          <table:table-cell table:number-columns-repeated="3"/>
          <table:table-cell table:formula="of:=IF([.C165]&lt;&gt;0; [.C165]; 900)" office:value-type="float" office:value="0.411" calcext:value-type="float">
            <text:p>0.411</text:p>
          </table:table-cell>
          <table:table-cell/>
          <table:table-cell table:formula="of:=IF([.I165]&lt;&gt;0; [.I165]; 900)" office:value-type="float" office:value="0.223202882767" calcext:value-type="float">
            <text:p>0.2232028828</text:p>
          </table:table-cell>
          <table:table-cell table:number-columns-repeated="2"/>
          <table:table-cell office:value-type="float" office:value="0.112" calcext:value-type="float">
            <text:p>0.112</text:p>
          </table:table-cell>
          <table:table-cell table:formula="of:=[.V165]+[.X165]" office:value-type="float" office:value="0.506456863403" calcext:value-type="float">
            <text:p>0.5064568634</text:p>
          </table:table-cell>
          <table:table-cell office:value-type="float" office:value="0.394456863403" calcext:value-type="float">
            <text:p>0.3944568634</text:p>
          </table:table-cell>
          <table:table-cell office:value-type="float" office:value="11" calcext:value-type="float">
            <text:p>11</text:p>
          </table:table-cell>
          <table:table-cell table:formula="of:=0.0693628787994+0.0801930427551" office:value-type="float" office:value="0.1495559215545" calcext:value-type="float">
            <text:p>0.1495559216</text:p>
          </table:table-cell>
          <table:table-cell office:value-type="float" office:value="0.234311342239" calcext:value-type="float">
            <text:p>0.2343113422</text:p>
          </table:table-cell>
          <table:table-cell office:value-type="float" office:value="0.0105199813843" calcext:value-type="float">
            <text:p>0.0105199814</text:p>
          </table:table-cell>
        </table:table-row>
        <table:table-row table:style-name="ro1">
          <table:table-cell office:value-type="string" calcext:value-type="string">
            <text:p>ipc-1998/logistics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37.983" calcext:value-type="float">
            <text:p>37.983</text:p>
          </table:table-cell>
          <table:table-cell office:value-type="string" calcext:value-type="string">
            <text:p>ipc-1998/logistics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2.596" calcext:value-type="float">
            <text:p>2.596</text:p>
          </table:table-cell>
          <table:table-cell office:value-type="float" office:value="1" calcext:value-type="float">
            <text:p>1</text:p>
          </table:table-cell>
          <table:table-cell office:value-type="float" office:value="2.05960607529" calcext:value-type="float">
            <text:p>2.0596060753</text:p>
          </table:table-cell>
          <table:table-cell table:formula="of:=[.F166] + [.H166]" office:value-type="float" office:value="4.65560607529" calcext:value-type="float">
            <text:p>4.6556060753</text:p>
          </table:table-cell>
          <table:table-cell/>
          <table:table-cell table:formula="of:=IF(AND([.C166]&lt;&gt;0;  [.I166] &lt;&gt; 0); [.I166] - [.C166]; 0)" office:value-type="float" office:value="-33.32739392471" calcext:value-type="float">
            <text:p>-33.3273939247</text:p>
          </table:table-cell>
          <table:table-cell/>
          <table:table-cell table:formula="of:=[.I166] - [.C166]" office:value-type="float" office:value="-33.32739392471" calcext:value-type="float">
            <text:p>-33.3273939247</text:p>
          </table:table-cell>
          <table:table-cell table:number-columns-repeated="3"/>
          <table:table-cell table:formula="of:=IF([.C166]&lt;&gt;0; [.C166]; 900)" office:value-type="float" office:value="37.983" calcext:value-type="float">
            <text:p>37.983</text:p>
          </table:table-cell>
          <table:table-cell/>
          <table:table-cell table:formula="of:=IF([.I166]&lt;&gt;0; [.I166]; 900)" office:value-type="float" office:value="4.65560607529" calcext:value-type="float">
            <text:p>4.65560607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6]+[.X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3.pddl</text:p>
          </table:table-cell>
          <table:table-cell office:value-type="string" calcext:value-type="string">
            <text:p>SAT</text:p>
          </table:table-cell>
          <table:table-cell office:value-type="float" office:value="108.429" calcext:value-type="float">
            <text:p>108.429</text:p>
          </table:table-cell>
          <table:table-cell office:value-type="string" calcext:value-type="string">
            <text:p>ipc-1998/logistics-round-1-strips/instance-23.pddl</text:p>
          </table:table-cell>
          <table:table-cell office:value-type="string" calcext:value-type="string">
            <text:p>SAT</text:p>
          </table:table-cell>
          <table:table-cell office:value-type="float" office:value="1.459" calcext:value-type="float">
            <text:p>1.459</text:p>
          </table:table-cell>
          <table:table-cell office:value-type="float" office:value="1" calcext:value-type="float">
            <text:p>1</text:p>
          </table:table-cell>
          <table:table-cell office:value-type="float" office:value="1.35141682625" calcext:value-type="float">
            <text:p>1.3514168263</text:p>
          </table:table-cell>
          <table:table-cell table:formula="of:=[.F167] + [.H167]" office:value-type="float" office:value="2.81041682625" calcext:value-type="float">
            <text:p>2.8104168263</text:p>
          </table:table-cell>
          <table:table-cell/>
          <table:table-cell table:formula="of:=IF(AND([.C167]&lt;&gt;0;  [.I167] &lt;&gt; 0); [.I167] - [.C167]; 0)" office:value-type="float" office:value="-105.61858317375" calcext:value-type="float">
            <text:p>-105.6185831738</text:p>
          </table:table-cell>
          <table:table-cell/>
          <table:table-cell table:formula="of:=[.I167] - [.C167]" office:value-type="float" office:value="-105.61858317375" calcext:value-type="float">
            <text:p>-105.6185831738</text:p>
          </table:table-cell>
          <table:table-cell table:number-columns-repeated="3"/>
          <table:table-cell table:formula="of:=IF([.C167]&lt;&gt;0; [.C167]; 900)" office:value-type="float" office:value="108.429" calcext:value-type="float">
            <text:p>108.429</text:p>
          </table:table-cell>
          <table:table-cell/>
          <table:table-cell table:formula="of:=IF([.I167]&lt;&gt;0; [.I167]; 900)" office:value-type="float" office:value="2.81041682625" calcext:value-type="float">
            <text:p>2.81041682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7]+[.X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13.pddl</text:p>
          </table:table-cell>
          <table:table-cell office:value-type="string" calcext:value-type="string">
            <text:p>SAT</text:p>
          </table:table-cell>
          <table:table-cell office:value-type="float" office:value="4.598" calcext:value-type="float">
            <text:p>4.598</text:p>
          </table:table-cell>
          <table:table-cell office:value-type="float" office:value="1" calcext:value-type="float">
            <text:p>1</text:p>
          </table:table-cell>
          <table:table-cell office:value-type="float" office:value="3.65067005157" calcext:value-type="float">
            <text:p>3.6506700516</text:p>
          </table:table-cell>
          <table:table-cell table:formula="of:=[.F168] + [.H168]" office:value-type="float" office:value="8.24867005157" calcext:value-type="float">
            <text:p>8.2486700516</text:p>
          </table:table-cell>
          <table:table-cell/>
          <table:table-cell table:formula="of:=IF(AND([.C168]&lt;&gt;0;  [.I168] &lt;&gt; 0); [.I168] - [.C168]; 0)" office:value-type="float" office:value="0" calcext:value-type="float">
            <text:p>0</text:p>
          </table:table-cell>
          <table:table-cell/>
          <table:table-cell table:formula="of:=[.I168] - [.C168]" office:value-type="float" office:value="8.24867005157" calcext:value-type="float">
            <text:p>8.2486700516</text:p>
          </table:table-cell>
          <table:table-cell table:number-columns-repeated="3"/>
          <table:table-cell table:formula="of:=IF([.C168]&lt;&gt;0; [.C168]; 900)" office:value-type="float" office:value="900" calcext:value-type="float">
            <text:p>900</text:p>
          </table:table-cell>
          <table:table-cell/>
          <table:table-cell table:formula="of:=IF([.I168]&lt;&gt;0; [.I168]; 900)" office:value-type="float" office:value="8.24867005157" calcext:value-type="float">
            <text:p>8.24867005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8]+[.X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31.487" calcext:value-type="float">
            <text:p>31.487</text:p>
          </table:table-cell>
          <table:table-cell office:value-type="string" calcext:value-type="string">
            <text:p>ipc-1998/logistics-round-1-strips/instance-8.pddl</text:p>
          </table:table-cell>
          <table:table-cell office:value-type="string" calcext:value-type="string">
            <text:p>SAT</text:p>
          </table:table-cell>
          <table:table-cell office:value-type="float" office:value="1.229" calcext:value-type="float">
            <text:p>1.229</text:p>
          </table:table-cell>
          <table:table-cell office:value-type="float" office:value="1" calcext:value-type="float">
            <text:p>1</text:p>
          </table:table-cell>
          <table:table-cell office:value-type="float" office:value="1.23629498482" calcext:value-type="float">
            <text:p>1.2362949848</text:p>
          </table:table-cell>
          <table:table-cell table:formula="of:=[.F169] + [.H169]" office:value-type="float" office:value="2.46529498482" calcext:value-type="float">
            <text:p>2.4652949848</text:p>
          </table:table-cell>
          <table:table-cell/>
          <table:table-cell table:formula="of:=IF(AND([.C169]&lt;&gt;0;  [.I169] &lt;&gt; 0); [.I169] - [.C169]; 0)" office:value-type="float" office:value="-29.02170501518" calcext:value-type="float">
            <text:p>-29.0217050152</text:p>
          </table:table-cell>
          <table:table-cell/>
          <table:table-cell table:formula="of:=[.I169] - [.C169]" office:value-type="float" office:value="-29.02170501518" calcext:value-type="float">
            <text:p>-29.0217050152</text:p>
          </table:table-cell>
          <table:table-cell table:number-columns-repeated="3"/>
          <table:table-cell table:formula="of:=IF([.C169]&lt;&gt;0; [.C169]; 900)" office:value-type="float" office:value="31.487" calcext:value-type="float">
            <text:p>31.487</text:p>
          </table:table-cell>
          <table:table-cell/>
          <table:table-cell table:formula="of:=IF([.I169]&lt;&gt;0; [.I169]; 900)" office:value-type="float" office:value="2.46529498482" calcext:value-type="float">
            <text:p>2.46529498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69]+[.X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2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logistics-round-1-strips/instance-21.pddl</text:p>
          </table:table-cell>
          <table:table-cell office:value-type="string" calcext:value-type="string">
            <text:p>SAT</text:p>
          </table:table-cell>
          <table:table-cell office:value-type="float" office:value="7.341" calcext:value-type="float">
            <text:p>7.341</text:p>
          </table:table-cell>
          <table:table-cell office:value-type="float" office:value="1" calcext:value-type="float">
            <text:p>1</text:p>
          </table:table-cell>
          <table:table-cell office:value-type="float" office:value="5.39440202713" calcext:value-type="float">
            <text:p>5.3944020271</text:p>
          </table:table-cell>
          <table:table-cell table:formula="of:=[.F170] + [.H170]" office:value-type="float" office:value="12.73540202713" calcext:value-type="float">
            <text:p>12.7354020271</text:p>
          </table:table-cell>
          <table:table-cell/>
          <table:table-cell table:formula="of:=IF(AND([.C170]&lt;&gt;0;  [.I170] &lt;&gt; 0); [.I170] - [.C170]; 0)" office:value-type="float" office:value="0" calcext:value-type="float">
            <text:p>0</text:p>
          </table:table-cell>
          <table:table-cell/>
          <table:table-cell table:formula="of:=[.I170] - [.C170]" office:value-type="float" office:value="12.73540202713" calcext:value-type="float">
            <text:p>12.7354020271</text:p>
          </table:table-cell>
          <table:table-cell table:number-columns-repeated="3"/>
          <table:table-cell table:formula="of:=IF([.C170]&lt;&gt;0; [.C170]; 900)" office:value-type="float" office:value="900" calcext:value-type="float">
            <text:p>900</text:p>
          </table:table-cell>
          <table:table-cell/>
          <table:table-cell table:formula="of:=IF([.I170]&lt;&gt;0; [.I170]; 900)" office:value-type="float" office:value="12.73540202713" calcext:value-type="float">
            <text:p>12.73540202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0]+[.X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17.529" calcext:value-type="float">
            <text:p>17.529</text:p>
          </table:table-cell>
          <table:table-cell office:value-type="string" calcext:value-type="string">
            <text:p>ipc-1998/logistics-round-1-strips/instance-4.pddl</text:p>
          </table:table-cell>
          <table:table-cell office:value-type="string" calcext:value-type="string">
            <text:p>SAT</text:p>
          </table:table-cell>
          <table:table-cell office:value-type="float" office:value="1.092" calcext:value-type="float">
            <text:p>1.092</text:p>
          </table:table-cell>
          <table:table-cell office:value-type="float" office:value="1" calcext:value-type="float">
            <text:p>1</text:p>
          </table:table-cell>
          <table:table-cell office:value-type="float" office:value="1.10027694702" calcext:value-type="float">
            <text:p>1.100276947</text:p>
          </table:table-cell>
          <table:table-cell table:formula="of:=[.F171] + [.H171]" office:value-type="float" office:value="2.19227694702" calcext:value-type="float">
            <text:p>2.192276947</text:p>
          </table:table-cell>
          <table:table-cell/>
          <table:table-cell table:formula="of:=IF(AND([.C171]&lt;&gt;0;  [.I171] &lt;&gt; 0); [.I171] - [.C171]; 0)" office:value-type="float" office:value="-15.33672305298" calcext:value-type="float">
            <text:p>-15.336723053</text:p>
          </table:table-cell>
          <table:table-cell/>
          <table:table-cell table:formula="of:=[.I171] - [.C171]" office:value-type="float" office:value="-15.33672305298" calcext:value-type="float">
            <text:p>-15.336723053</text:p>
          </table:table-cell>
          <table:table-cell table:number-columns-repeated="3"/>
          <table:table-cell table:formula="of:=IF([.C171]&lt;&gt;0; [.C171]; 900)" office:value-type="float" office:value="17.529" calcext:value-type="float">
            <text:p>17.529</text:p>
          </table:table-cell>
          <table:table-cell/>
          <table:table-cell table:formula="of:=IF([.I171]&lt;&gt;0; [.I171]; 900)" office:value-type="float" office:value="2.19227694702" calcext:value-type="float">
            <text:p>2.1922769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1]+[.X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logistics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52.963" calcext:value-type="float">
            <text:p>52.963</text:p>
          </table:table-cell>
          <table:table-cell office:value-type="string" calcext:value-type="string">
            <text:p>ipc-1998/logistics-round-1-strips/instance-14.pddl</text:p>
          </table:table-cell>
          <table:table-cell office:value-type="string" calcext:value-type="string">
            <text:p>SAT</text:p>
          </table:table-cell>
          <table:table-cell office:value-type="float" office:value="2.702" calcext:value-type="float">
            <text:p>2.702</text:p>
          </table:table-cell>
          <table:table-cell office:value-type="float" office:value="1" calcext:value-type="float">
            <text:p>1</text:p>
          </table:table-cell>
          <table:table-cell office:value-type="float" office:value="2.5347840786" calcext:value-type="float">
            <text:p>2.5347840786</text:p>
          </table:table-cell>
          <table:table-cell table:formula="of:=[.F172] + [.H172]" office:value-type="float" office:value="5.2367840786" calcext:value-type="float">
            <text:p>5.2367840786</text:p>
          </table:table-cell>
          <table:table-cell/>
          <table:table-cell table:formula="of:=IF(AND([.C172]&lt;&gt;0;  [.I172] &lt;&gt; 0); [.I172] - [.C172]; 0)" office:value-type="float" office:value="-47.7262159214" calcext:value-type="float">
            <text:p>-47.7262159214</text:p>
          </table:table-cell>
          <table:table-cell/>
          <table:table-cell table:formula="of:=[.I172] - [.C172]" office:value-type="float" office:value="-47.7262159214" calcext:value-type="float">
            <text:p>-47.7262159214</text:p>
          </table:table-cell>
          <table:table-cell table:number-columns-repeated="3"/>
          <table:table-cell table:formula="of:=IF([.C172]&lt;&gt;0; [.C172]; 900)" office:value-type="float" office:value="52.963" calcext:value-type="float">
            <text:p>52.963</text:p>
          </table:table-cell>
          <table:table-cell/>
          <table:table-cell table:formula="of:=IF([.I172]&lt;&gt;0; [.I172]; 900)" office:value-type="float" office:value="5.2367840786" calcext:value-type="float">
            <text:p>5.23678407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2]+[.X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3] + [.H173]" office:value-type="float" office:value="0" calcext:value-type="float">
            <text:p>0</text:p>
          </table:table-cell>
          <table:table-cell/>
          <table:table-cell table:formula="of:=IF(AND([.C173]&lt;&gt;0;  [.I173] &lt;&gt; 0); [.I173] - [.C173]; 0)" office:value-type="float" office:value="0" calcext:value-type="float">
            <text:p>0</text:p>
          </table:table-cell>
          <table:table-cell/>
          <table:table-cell table:formula="of:=[.I173] - [.C173]" office:value-type="float" office:value="0" calcext:value-type="float">
            <text:p>0</text:p>
          </table:table-cell>
          <table:table-cell table:number-columns-repeated="3"/>
          <table:table-cell table:formula="of:=IF([.C173]&lt;&gt;0; [.C173]; 900)" office:value-type="float" office:value="900" calcext:value-type="float">
            <text:p>900</text:p>
          </table:table-cell>
          <table:table-cell/>
          <table:table-cell table:formula="of:=IF([.I173]&lt;&gt;0; [.I17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3]+[.X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4] + [.H174]" office:value-type="float" office:value="0" calcext:value-type="float">
            <text:p>0</text:p>
          </table:table-cell>
          <table:table-cell/>
          <table:table-cell table:formula="of:=IF(AND([.C174]&lt;&gt;0;  [.I174] &lt;&gt; 0); [.I174] - [.C174]; 0)" office:value-type="float" office:value="0" calcext:value-type="float">
            <text:p>0</text:p>
          </table:table-cell>
          <table:table-cell/>
          <table:table-cell table:formula="of:=[.I174] - [.C174]" office:value-type="float" office:value="0" calcext:value-type="float">
            <text:p>0</text:p>
          </table:table-cell>
          <table:table-cell table:number-columns-repeated="3"/>
          <table:table-cell table:formula="of:=IF([.C174]&lt;&gt;0; [.C174]; 900)" office:value-type="float" office:value="900" calcext:value-type="float">
            <text:p>900</text:p>
          </table:table-cell>
          <table:table-cell/>
          <table:table-cell table:formula="of:=IF([.I174]&lt;&gt;0; [.I17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4]+[.X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5] + [.H175]" office:value-type="float" office:value="0" calcext:value-type="float">
            <text:p>0</text:p>
          </table:table-cell>
          <table:table-cell/>
          <table:table-cell table:formula="of:=IF(AND([.C175]&lt;&gt;0;  [.I175] &lt;&gt; 0); [.I175] - [.C175]; 0)" office:value-type="float" office:value="0" calcext:value-type="float">
            <text:p>0</text:p>
          </table:table-cell>
          <table:table-cell/>
          <table:table-cell table:formula="of:=[.I175] - [.C175]" office:value-type="float" office:value="0" calcext:value-type="float">
            <text:p>0</text:p>
          </table:table-cell>
          <table:table-cell table:number-columns-repeated="3"/>
          <table:table-cell table:formula="of:=IF([.C175]&lt;&gt;0; [.C175]; 900)" office:value-type="float" office:value="900" calcext:value-type="float">
            <text:p>900</text:p>
          </table:table-cell>
          <table:table-cell/>
          <table:table-cell table:formula="of:=IF([.I175]&lt;&gt;0; [.I175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5]+[.X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6] + [.H176]" office:value-type="float" office:value="0" calcext:value-type="float">
            <text:p>0</text:p>
          </table:table-cell>
          <table:table-cell/>
          <table:table-cell table:formula="of:=IF(AND([.C176]&lt;&gt;0;  [.I176] &lt;&gt; 0); [.I176] - [.C176]; 0)" office:value-type="float" office:value="0" calcext:value-type="float">
            <text:p>0</text:p>
          </table:table-cell>
          <table:table-cell/>
          <table:table-cell table:formula="of:=[.I176] - [.C176]" office:value-type="float" office:value="0" calcext:value-type="float">
            <text:p>0</text:p>
          </table:table-cell>
          <table:table-cell table:number-columns-repeated="3"/>
          <table:table-cell table:formula="of:=IF([.C176]&lt;&gt;0; [.C176]; 900)" office:value-type="float" office:value="900" calcext:value-type="float">
            <text:p>900</text:p>
          </table:table-cell>
          <table:table-cell/>
          <table:table-cell table:formula="of:=IF([.I176]&lt;&gt;0; [.I176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6]+[.X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7] + [.H177]" office:value-type="float" office:value="0" calcext:value-type="float">
            <text:p>0</text:p>
          </table:table-cell>
          <table:table-cell/>
          <table:table-cell table:formula="of:=IF(AND([.C177]&lt;&gt;0;  [.I177] &lt;&gt; 0); [.I177] - [.C177]; 0)" office:value-type="float" office:value="0" calcext:value-type="float">
            <text:p>0</text:p>
          </table:table-cell>
          <table:table-cell/>
          <table:table-cell table:formula="of:=[.I177] - [.C177]" office:value-type="float" office:value="0" calcext:value-type="float">
            <text:p>0</text:p>
          </table:table-cell>
          <table:table-cell table:number-columns-repeated="3"/>
          <table:table-cell table:formula="of:=IF([.C177]&lt;&gt;0; [.C177]; 900)" office:value-type="float" office:value="900" calcext:value-type="float">
            <text:p>900</text:p>
          </table:table-cell>
          <table:table-cell/>
          <table:table-cell table:formula="of:=IF([.I177]&lt;&gt;0; [.I17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7]+[.X17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8] + [.H178]" office:value-type="float" office:value="0" calcext:value-type="float">
            <text:p>0</text:p>
          </table:table-cell>
          <table:table-cell/>
          <table:table-cell table:formula="of:=IF(AND([.C178]&lt;&gt;0;  [.I178] &lt;&gt; 0); [.I178] - [.C178]; 0)" office:value-type="float" office:value="0" calcext:value-type="float">
            <text:p>0</text:p>
          </table:table-cell>
          <table:table-cell/>
          <table:table-cell table:formula="of:=[.I178] - [.C178]" office:value-type="float" office:value="0" calcext:value-type="float">
            <text:p>0</text:p>
          </table:table-cell>
          <table:table-cell table:number-columns-repeated="3"/>
          <table:table-cell table:formula="of:=IF([.C178]&lt;&gt;0; [.C178]; 900)" office:value-type="float" office:value="900" calcext:value-type="float">
            <text:p>900</text:p>
          </table:table-cell>
          <table:table-cell/>
          <table:table-cell table:formula="of:=IF([.I178]&lt;&gt;0; [.I178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8]+[.X17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79] + [.H179]" office:value-type="float" office:value="0" calcext:value-type="float">
            <text:p>0</text:p>
          </table:table-cell>
          <table:table-cell/>
          <table:table-cell table:formula="of:=IF(AND([.C179]&lt;&gt;0;  [.I179] &lt;&gt; 0); [.I179] - [.C179]; 0)" office:value-type="float" office:value="0" calcext:value-type="float">
            <text:p>0</text:p>
          </table:table-cell>
          <table:table-cell/>
          <table:table-cell table:formula="of:=[.I179] - [.C179]" office:value-type="float" office:value="0" calcext:value-type="float">
            <text:p>0</text:p>
          </table:table-cell>
          <table:table-cell table:number-columns-repeated="3"/>
          <table:table-cell table:formula="of:=IF([.C179]&lt;&gt;0; [.C179]; 900)" office:value-type="float" office:value="900" calcext:value-type="float">
            <text:p>900</text:p>
          </table:table-cell>
          <table:table-cell/>
          <table:table-cell table:formula="of:=IF([.I179]&lt;&gt;0; [.I17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79]+[.X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0] + [.H180]" office:value-type="float" office:value="0" calcext:value-type="float">
            <text:p>0</text:p>
          </table:table-cell>
          <table:table-cell/>
          <table:table-cell table:formula="of:=IF(AND([.C180]&lt;&gt;0;  [.I180] &lt;&gt; 0); [.I180] - [.C180]; 0)" office:value-type="float" office:value="0" calcext:value-type="float">
            <text:p>0</text:p>
          </table:table-cell>
          <table:table-cell/>
          <table:table-cell table:formula="of:=[.I180] - [.C180]" office:value-type="float" office:value="0" calcext:value-type="float">
            <text:p>0</text:p>
          </table:table-cell>
          <table:table-cell table:number-columns-repeated="3"/>
          <table:table-cell table:formula="of:=IF([.C180]&lt;&gt;0; [.C180]; 900)" office:value-type="float" office:value="900" calcext:value-type="float">
            <text:p>900</text:p>
          </table:table-cell>
          <table:table-cell/>
          <table:table-cell table:formula="of:=IF([.I180]&lt;&gt;0; [.I180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0]+[.X18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3.pddl</text:p>
          </table:table-cell>
          <table:table-cell office:value-type="string" calcext:value-type="string">
            <text:p>SAT</text:p>
          </table:table-cell>
          <table:table-cell office:value-type="float" office:value="61.312" calcext:value-type="float">
            <text:p>61.312</text:p>
          </table:table-cell>
          <table:table-cell office:value-type="float" office:value="14" calcext:value-type="float">
            <text:p>14</text:p>
          </table:table-cell>
          <table:table-cell office:value-type="float" office:value="29.2852361202" calcext:value-type="float">
            <text:p>29.2852361202</text:p>
          </table:table-cell>
          <table:table-cell table:formula="of:=[.F181] + [.H181]" office:value-type="float" office:value="90.5972361202" calcext:value-type="float">
            <text:p>90.5972361202</text:p>
          </table:table-cell>
          <table:table-cell/>
          <table:table-cell table:formula="of:=IF(AND([.C181]&lt;&gt;0;  [.I181] &lt;&gt; 0); [.I181] - [.C181]; 0)" office:value-type="float" office:value="0" calcext:value-type="float">
            <text:p>0</text:p>
          </table:table-cell>
          <table:table-cell/>
          <table:table-cell table:formula="of:=[.I181] - [.C181]" office:value-type="float" office:value="90.5972361202" calcext:value-type="float">
            <text:p>90.5972361202</text:p>
          </table:table-cell>
          <table:table-cell table:number-columns-repeated="3"/>
          <table:table-cell table:formula="of:=IF([.C181]&lt;&gt;0; [.C181]; 900)" office:value-type="float" office:value="900" calcext:value-type="float">
            <text:p>900</text:p>
          </table:table-cell>
          <table:table-cell/>
          <table:table-cell table:formula="of:=IF([.I181]&lt;&gt;0; [.I181]; 900)" office:value-type="float" office:value="90.5972361202" calcext:value-type="float">
            <text:p>90.59723612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1]+[.X1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2] + [.H182]" office:value-type="float" office:value="0" calcext:value-type="float">
            <text:p>0</text:p>
          </table:table-cell>
          <table:table-cell/>
          <table:table-cell table:formula="of:=IF(AND([.C182]&lt;&gt;0;  [.I182] &lt;&gt; 0); [.I182] - [.C182]; 0)" office:value-type="float" office:value="0" calcext:value-type="float">
            <text:p>0</text:p>
          </table:table-cell>
          <table:table-cell/>
          <table:table-cell table:formula="of:=[.I182] - [.C182]" office:value-type="float" office:value="0" calcext:value-type="float">
            <text:p>0</text:p>
          </table:table-cell>
          <table:table-cell table:number-columns-repeated="3"/>
          <table:table-cell table:formula="of:=IF([.C182]&lt;&gt;0; [.C182]; 900)" office:value-type="float" office:value="900" calcext:value-type="float">
            <text:p>900</text:p>
          </table:table-cell>
          <table:table-cell/>
          <table:table-cell table:formula="of:=IF([.I182]&lt;&gt;0; [.I18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2]+[.X1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3] + [.H183]" office:value-type="float" office:value="0" calcext:value-type="float">
            <text:p>0</text:p>
          </table:table-cell>
          <table:table-cell/>
          <table:table-cell table:formula="of:=IF(AND([.C183]&lt;&gt;0;  [.I183] &lt;&gt; 0); [.I183] - [.C183]; 0)" office:value-type="float" office:value="0" calcext:value-type="float">
            <text:p>0</text:p>
          </table:table-cell>
          <table:table-cell/>
          <table:table-cell table:formula="of:=[.I183] - [.C183]" office:value-type="float" office:value="0" calcext:value-type="float">
            <text:p>0</text:p>
          </table:table-cell>
          <table:table-cell table:number-columns-repeated="3"/>
          <table:table-cell table:formula="of:=IF([.C183]&lt;&gt;0; [.C183]; 900)" office:value-type="float" office:value="900" calcext:value-type="float">
            <text:p>900</text:p>
          </table:table-cell>
          <table:table-cell/>
          <table:table-cell table:formula="of:=IF([.I183]&lt;&gt;0; [.I18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3]+[.X1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4] + [.H184]" office:value-type="float" office:value="0" calcext:value-type="float">
            <text:p>0</text:p>
          </table:table-cell>
          <table:table-cell/>
          <table:table-cell table:formula="of:=IF(AND([.C184]&lt;&gt;0;  [.I184] &lt;&gt; 0); [.I184] - [.C184]; 0)" office:value-type="float" office:value="0" calcext:value-type="float">
            <text:p>0</text:p>
          </table:table-cell>
          <table:table-cell/>
          <table:table-cell table:formula="of:=[.I184] - [.C184]" office:value-type="float" office:value="0" calcext:value-type="float">
            <text:p>0</text:p>
          </table:table-cell>
          <table:table-cell table:number-columns-repeated="3"/>
          <table:table-cell table:formula="of:=IF([.C184]&lt;&gt;0; [.C184]; 900)" office:value-type="float" office:value="900" calcext:value-type="float">
            <text:p>900</text:p>
          </table:table-cell>
          <table:table-cell/>
          <table:table-cell table:formula="of:=IF([.I184]&lt;&gt;0; [.I18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4]+[.X1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5] + [.H185]" office:value-type="float" office:value="0" calcext:value-type="float">
            <text:p>0</text:p>
          </table:table-cell>
          <table:table-cell/>
          <table:table-cell table:formula="of:=IF(AND([.C185]&lt;&gt;0;  [.I185] &lt;&gt; 0); [.I185] - [.C185]; 0)" office:value-type="float" office:value="0" calcext:value-type="float">
            <text:p>0</text:p>
          </table:table-cell>
          <table:table-cell/>
          <table:table-cell table:formula="of:=[.I185] - [.C185]" office:value-type="float" office:value="0" calcext:value-type="float">
            <text:p>0</text:p>
          </table:table-cell>
          <table:table-cell table:number-columns-repeated="3"/>
          <table:table-cell table:formula="of:=IF([.C185]&lt;&gt;0; [.C185]; 900)" office:value-type="float" office:value="900" calcext:value-type="float">
            <text:p>900</text:p>
          </table:table-cell>
          <table:table-cell/>
          <table:table-cell table:formula="of:=IF([.I185]&lt;&gt;0; [.I185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5]+[.X1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8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8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6] + [.H186]" office:value-type="float" office:value="0" calcext:value-type="float">
            <text:p>0</text:p>
          </table:table-cell>
          <table:table-cell/>
          <table:table-cell table:formula="of:=IF(AND([.C186]&lt;&gt;0;  [.I186] &lt;&gt; 0); [.I186] - [.C186]; 0)" office:value-type="float" office:value="0" calcext:value-type="float">
            <text:p>0</text:p>
          </table:table-cell>
          <table:table-cell/>
          <table:table-cell table:formula="of:=[.I186] - [.C186]" office:value-type="float" office:value="0" calcext:value-type="float">
            <text:p>0</text:p>
          </table:table-cell>
          <table:table-cell table:number-columns-repeated="3"/>
          <table:table-cell table:formula="of:=IF([.C186]&lt;&gt;0; [.C186]; 900)" office:value-type="float" office:value="900" calcext:value-type="float">
            <text:p>900</text:p>
          </table:table-cell>
          <table:table-cell/>
          <table:table-cell table:formula="of:=IF([.I186]&lt;&gt;0; [.I186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6]+[.X1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4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7] + [.H187]" office:value-type="float" office:value="0" calcext:value-type="float">
            <text:p>0</text:p>
          </table:table-cell>
          <table:table-cell/>
          <table:table-cell table:formula="of:=IF(AND([.C187]&lt;&gt;0;  [.I187] &lt;&gt; 0); [.I187] - [.C187]; 0)" office:value-type="float" office:value="0" calcext:value-type="float">
            <text:p>0</text:p>
          </table:table-cell>
          <table:table-cell/>
          <table:table-cell table:formula="of:=[.I187] - [.C187]" office:value-type="float" office:value="0" calcext:value-type="float">
            <text:p>0</text:p>
          </table:table-cell>
          <table:table-cell table:number-columns-repeated="3"/>
          <table:table-cell table:formula="of:=IF([.C187]&lt;&gt;0; [.C187]; 900)" office:value-type="float" office:value="900" calcext:value-type="float">
            <text:p>900</text:p>
          </table:table-cell>
          <table:table-cell/>
          <table:table-cell table:formula="of:=IF([.I187]&lt;&gt;0; [.I18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7]+[.X1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2000/freecell-strips-typed/instance-14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2000/freecell-strips-typed/instance-14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8] + [.H188]" office:value-type="float" office:value="0" calcext:value-type="float">
            <text:p>0</text:p>
          </table:table-cell>
          <table:table-cell/>
          <table:table-cell table:formula="of:=IF(AND([.C188]&lt;&gt;0;  [.I188] &lt;&gt; 0); [.I188] - [.C188]; 0)" office:value-type="float" office:value="0" calcext:value-type="float">
            <text:p>0</text:p>
          </table:table-cell>
          <table:table-cell/>
          <table:table-cell table:formula="of:=[.I188] - [.C188]" office:value-type="float" office:value="0" calcext:value-type="float">
            <text:p>0</text:p>
          </table:table-cell>
          <table:table-cell table:number-columns-repeated="3"/>
          <table:table-cell table:formula="of:=IF([.C188]&lt;&gt;0; [.C188]; 900)" office:value-type="float" office:value="900" calcext:value-type="float">
            <text:p>900</text:p>
          </table:table-cell>
          <table:table-cell/>
          <table:table-cell table:formula="of:=IF([.I188]&lt;&gt;0; [.I188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8]+[.X1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2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grid-round-2-strips/instance-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89] + [.H189]" office:value-type="float" office:value="0" calcext:value-type="float">
            <text:p>0</text:p>
          </table:table-cell>
          <table:table-cell/>
          <table:table-cell table:formula="of:=IF(AND([.C189]&lt;&gt;0;  [.I189] &lt;&gt; 0); [.I189] - [.C189]; 0)" office:value-type="float" office:value="0" calcext:value-type="float">
            <text:p>0</text:p>
          </table:table-cell>
          <table:table-cell/>
          <table:table-cell table:formula="of:=[.I189] - [.C189]" office:value-type="float" office:value="0" calcext:value-type="float">
            <text:p>0</text:p>
          </table:table-cell>
          <table:table-cell table:number-columns-repeated="3"/>
          <table:table-cell table:formula="of:=IF([.C189]&lt;&gt;0; [.C189]; 900)" office:value-type="float" office:value="900" calcext:value-type="float">
            <text:p>900</text:p>
          </table:table-cell>
          <table:table-cell/>
          <table:table-cell table:formula="of:=IF([.I189]&lt;&gt;0; [.I18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89]+[.X1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grid-round-2-strips/instance-1.pddl</text:p>
          </table:table-cell>
          <table:table-cell office:value-type="string" calcext:value-type="string">
            <text:p>SAT</text:p>
          </table:table-cell>
          <table:table-cell office:value-type="float" office:value="72.196" calcext:value-type="float">
            <text:p>72.196</text:p>
          </table:table-cell>
          <table:table-cell office:value-type="string" calcext:value-type="string">
            <text:p>ipc-1998/grid-round-2-strips/instance-1.pddl</text:p>
          </table:table-cell>
          <table:table-cell office:value-type="string" calcext:value-type="string">
            <text:p>SAT</text:p>
          </table:table-cell>
          <table:table-cell office:value-type="float" office:value="1.426" calcext:value-type="float">
            <text:p>1.426</text:p>
          </table:table-cell>
          <table:table-cell office:value-type="float" office:value="1" calcext:value-type="float">
            <text:p>1</text:p>
          </table:table-cell>
          <table:table-cell office:value-type="float" office:value="0.900684833527" calcext:value-type="float">
            <text:p>0.9006848335</text:p>
          </table:table-cell>
          <table:table-cell table:formula="of:=[.F190] + [.H190]" office:value-type="float" office:value="2.326684833527" calcext:value-type="float">
            <text:p>2.3266848335</text:p>
          </table:table-cell>
          <table:table-cell/>
          <table:table-cell table:formula="of:=IF(AND([.C190]&lt;&gt;0;  [.I190] &lt;&gt; 0); [.I190] - [.C190]; 0)" office:value-type="float" office:value="-69.869315166473" calcext:value-type="float">
            <text:p>-69.8693151665</text:p>
          </table:table-cell>
          <table:table-cell/>
          <table:table-cell table:formula="of:=[.I190] - [.C190]" office:value-type="float" office:value="-69.869315166473" calcext:value-type="float">
            <text:p>-69.8693151665</text:p>
          </table:table-cell>
          <table:table-cell table:number-columns-repeated="3"/>
          <table:table-cell table:formula="of:=IF([.C190]&lt;&gt;0; [.C190]; 900)" office:value-type="float" office:value="72.196" calcext:value-type="float">
            <text:p>72.196</text:p>
          </table:table-cell>
          <table:table-cell/>
          <table:table-cell table:formula="of:=IF([.I190]&lt;&gt;0; [.I190]; 900)" office:value-type="float" office:value="2.326684833527" calcext:value-type="float">
            <text:p>2.3266848335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table:formula="of:=[.V190]+[.X190]" office:value-type="float" office:value="3.49657885551" calcext:value-type="float">
            <text:p>3.4965788555</text:p>
          </table:table-cell>
          <table:table-cell office:value-type="float" office:value="2.07657885551" calcext:value-type="float">
            <text:p>2.0765788555</text:p>
          </table:table-cell>
          <table:table-cell office:value-type="float" office:value="2" calcext:value-type="float">
            <text:p>2</text:p>
          </table:table-cell>
          <table:table-cell table:formula="of:=0.868076086044+0.187294721603" office:value-type="float" office:value="1.055370807647" calcext:value-type="float">
            <text:p>1.0553708076</text:p>
          </table:table-cell>
          <table:table-cell office:value-type="float" office:value="0.880874633789" calcext:value-type="float">
            <text:p>0.8808746338</text:p>
          </table:table-cell>
          <table:table-cell office:value-type="float" office:value="0.140157938004" calcext:value-type="float">
            <text:p>0.140157938</text:p>
          </table:table-cell>
        </table:table-row>
        <table:table-row table:style-name="ro1">
          <table:table-cell office:value-type="string" calcext:value-type="string">
            <text:p>ipc-1998/mystery-round-1-strips/instance-27.pddl</text:p>
          </table:table-cell>
          <table:table-cell office:value-type="string" calcext:value-type="string">
            <text:p>SAT</text:p>
          </table:table-cell>
          <table:table-cell office:value-type="float" office:value="7.058" calcext:value-type="float">
            <text:p>7.058</text:p>
          </table:table-cell>
          <table:table-cell office:value-type="string" calcext:value-type="string">
            <text:p>ipc-1998/mystery-round-1-strips/instance-2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1] + [.H191]" office:value-type="float" office:value="0" calcext:value-type="float">
            <text:p>0</text:p>
          </table:table-cell>
          <table:table-cell/>
          <table:table-cell table:formula="of:=IF(AND([.C191]&lt;&gt;0;  [.I191] &lt;&gt; 0); [.I191] - [.C191]; 0)" office:value-type="float" office:value="0" calcext:value-type="float">
            <text:p>0</text:p>
          </table:table-cell>
          <table:table-cell/>
          <table:table-cell table:formula="of:=[.I191] - [.C191]" office:value-type="float" office:value="-7.058" calcext:value-type="float">
            <text:p>-7.058</text:p>
          </table:table-cell>
          <table:table-cell table:number-columns-repeated="3"/>
          <table:table-cell table:formula="of:=IF([.C191]&lt;&gt;0; [.C191]; 900)" office:value-type="float" office:value="7.058" calcext:value-type="float">
            <text:p>7.058</text:p>
          </table:table-cell>
          <table:table-cell/>
          <table:table-cell table:formula="of:=IF([.I191]&lt;&gt;0; [.I191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1]+[.X1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2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2] + [.H192]" office:value-type="float" office:value="0" calcext:value-type="float">
            <text:p>0</text:p>
          </table:table-cell>
          <table:table-cell/>
          <table:table-cell table:formula="of:=IF(AND([.C192]&lt;&gt;0;  [.I192] &lt;&gt; 0); [.I192] - [.C192]; 0)" office:value-type="float" office:value="0" calcext:value-type="float">
            <text:p>0</text:p>
          </table:table-cell>
          <table:table-cell/>
          <table:table-cell table:formula="of:=[.I192] - [.C192]" office:value-type="float" office:value="0" calcext:value-type="float">
            <text:p>0</text:p>
          </table:table-cell>
          <table:table-cell table:number-columns-repeated="3"/>
          <table:table-cell table:formula="of:=IF([.C192]&lt;&gt;0; [.C192]; 900)" office:value-type="float" office:value="900" calcext:value-type="float">
            <text:p>900</text:p>
          </table:table-cell>
          <table:table-cell/>
          <table:table-cell table:formula="of:=IF([.I192]&lt;&gt;0; [.I19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2]+[.X1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6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3] + [.H193]" office:value-type="float" office:value="0" calcext:value-type="float">
            <text:p>0</text:p>
          </table:table-cell>
          <table:table-cell/>
          <table:table-cell table:formula="of:=IF(AND([.C193]&lt;&gt;0;  [.I193] &lt;&gt; 0); [.I193] - [.C193]; 0)" office:value-type="float" office:value="0" calcext:value-type="float">
            <text:p>0</text:p>
          </table:table-cell>
          <table:table-cell/>
          <table:table-cell table:formula="of:=[.I193] - [.C193]" office:value-type="float" office:value="0" calcext:value-type="float">
            <text:p>0</text:p>
          </table:table-cell>
          <table:table-cell table:number-columns-repeated="3"/>
          <table:table-cell table:formula="of:=IF([.C193]&lt;&gt;0; [.C193]; 900)" office:value-type="float" office:value="900" calcext:value-type="float">
            <text:p>900</text:p>
          </table:table-cell>
          <table:table-cell/>
          <table:table-cell table:formula="of:=IF([.I193]&lt;&gt;0; [.I19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3]+[.X1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9.pddl</text:p>
          </table:table-cell>
          <table:table-cell office:value-type="string" calcext:value-type="string">
            <text:p>SAT</text:p>
          </table:table-cell>
          <table:table-cell office:value-type="float" office:value="10.611" calcext:value-type="float">
            <text:p>10.611</text:p>
          </table:table-cell>
          <table:table-cell office:value-type="string" calcext:value-type="string">
            <text:p>ipc-1998/mystery-round-1-strips/instance-29.pddl</text:p>
          </table:table-cell>
          <table:table-cell office:value-type="string" calcext:value-type="string">
            <text:p>SAT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office:value-type="float" office:value="0.537685155869" calcext:value-type="float">
            <text:p>0.5376851559</text:p>
          </table:table-cell>
          <table:table-cell table:formula="of:=[.F194] + [.H194]" office:value-type="float" office:value="0.965685155869" calcext:value-type="float">
            <text:p>0.9656851559</text:p>
          </table:table-cell>
          <table:table-cell/>
          <table:table-cell table:formula="of:=IF(AND([.C194]&lt;&gt;0;  [.I194] &lt;&gt; 0); [.I194] - [.C194]; 0)" office:value-type="float" office:value="-9.645314844131" calcext:value-type="float">
            <text:p>-9.6453148441</text:p>
          </table:table-cell>
          <table:table-cell/>
          <table:table-cell table:formula="of:=[.I194] - [.C194]" office:value-type="float" office:value="-9.645314844131" calcext:value-type="float">
            <text:p>-9.6453148441</text:p>
          </table:table-cell>
          <table:table-cell table:number-columns-repeated="3"/>
          <table:table-cell table:formula="of:=IF([.C194]&lt;&gt;0; [.C194]; 900)" office:value-type="float" office:value="10.611" calcext:value-type="float">
            <text:p>10.611</text:p>
          </table:table-cell>
          <table:table-cell/>
          <table:table-cell table:formula="of:=IF([.I194]&lt;&gt;0; [.I194]; 900)" office:value-type="float" office:value="0.965685155869" calcext:value-type="float">
            <text:p>0.9656851559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table:formula="of:=[.V194]+[.X194]" office:value-type="float" office:value="1.079885892868" calcext:value-type="float">
            <text:p>1.0798858929</text:p>
          </table:table-cell>
          <table:table-cell office:value-type="float" office:value="0.649885892868" calcext:value-type="float">
            <text:p>0.6498858929</text:p>
          </table:table-cell>
          <table:table-cell office:value-type="float" office:value="4" calcext:value-type="float">
            <text:p>4</text:p>
          </table:table-cell>
          <table:table-cell table:formula="of:=0.391277074814+0.0947594642639" office:value-type="float" office:value="0.4860365390779" calcext:value-type="float">
            <text:p>0.4860365391</text:p>
          </table:table-cell>
          <table:table-cell office:value-type="float" office:value="0.141620635986" calcext:value-type="float">
            <text:p>0.141620636</text:p>
          </table:table-cell>
          <table:table-cell office:value-type="float" office:value="0.0221891403198" calcext:value-type="float">
            <text:p>0.0221891403</text:p>
          </table:table-cell>
        </table:table-row>
        <table:table-row table:style-name="ro1">
          <table:table-cell office:value-type="string" calcext:value-type="string">
            <text:p>ipc-1998/mystery-round-1-strips/instance-3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3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5] + [.H195]" office:value-type="float" office:value="0" calcext:value-type="float">
            <text:p>0</text:p>
          </table:table-cell>
          <table:table-cell/>
          <table:table-cell table:formula="of:=IF(AND([.C195]&lt;&gt;0;  [.I195] &lt;&gt; 0); [.I195] - [.C195]; 0)" office:value-type="float" office:value="0" calcext:value-type="float">
            <text:p>0</text:p>
          </table:table-cell>
          <table:table-cell/>
          <table:table-cell table:formula="of:=[.I195] - [.C195]" office:value-type="float" office:value="0" calcext:value-type="float">
            <text:p>0</text:p>
          </table:table-cell>
          <table:table-cell table:number-columns-repeated="3"/>
          <table:table-cell table:formula="of:=IF([.C195]&lt;&gt;0; [.C195]; 900)" office:value-type="float" office:value="900" calcext:value-type="float">
            <text:p>900</text:p>
          </table:table-cell>
          <table:table-cell/>
          <table:table-cell table:formula="of:=IF([.I195]&lt;&gt;0; [.I195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5]+[.X1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7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17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6] + [.H196]" office:value-type="float" office:value="0" calcext:value-type="float">
            <text:p>0</text:p>
          </table:table-cell>
          <table:table-cell/>
          <table:table-cell table:formula="of:=IF(AND([.C196]&lt;&gt;0;  [.I196] &lt;&gt; 0); [.I196] - [.C196]; 0)" office:value-type="float" office:value="0" calcext:value-type="float">
            <text:p>0</text:p>
          </table:table-cell>
          <table:table-cell/>
          <table:table-cell table:formula="of:=[.I196] - [.C196]" office:value-type="float" office:value="0" calcext:value-type="float">
            <text:p>0</text:p>
          </table:table-cell>
          <table:table-cell table:number-columns-repeated="3"/>
          <table:table-cell table:formula="of:=IF([.C196]&lt;&gt;0; [.C196]; 900)" office:value-type="float" office:value="900" calcext:value-type="float">
            <text:p>900</text:p>
          </table:table-cell>
          <table:table-cell/>
          <table:table-cell table:formula="of:=IF([.I196]&lt;&gt;0; [.I196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6]+[.X1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9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1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7] + [.H197]" office:value-type="float" office:value="0" calcext:value-type="float">
            <text:p>0</text:p>
          </table:table-cell>
          <table:table-cell/>
          <table:table-cell table:formula="of:=IF(AND([.C197]&lt;&gt;0;  [.I197] &lt;&gt; 0); [.I197] - [.C197]; 0)" office:value-type="float" office:value="0" calcext:value-type="float">
            <text:p>0</text:p>
          </table:table-cell>
          <table:table-cell/>
          <table:table-cell table:formula="of:=[.I197] - [.C197]" office:value-type="float" office:value="0" calcext:value-type="float">
            <text:p>0</text:p>
          </table:table-cell>
          <table:table-cell table:number-columns-repeated="3"/>
          <table:table-cell table:formula="of:=IF([.C197]&lt;&gt;0; [.C197]; 900)" office:value-type="float" office:value="900" calcext:value-type="float">
            <text:p>900</text:p>
          </table:table-cell>
          <table:table-cell/>
          <table:table-cell table:formula="of:=IF([.I197]&lt;&gt;0; [.I197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7]+[.X1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.pddl</text:p>
          </table:table-cell>
          <table:table-cell office:value-type="string" calcext:value-type="string">
            <text:p>SAT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ipc-1998/mystery-round-1-strips/instance-2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8] + [.H198]" office:value-type="float" office:value="0" calcext:value-type="float">
            <text:p>0</text:p>
          </table:table-cell>
          <table:table-cell/>
          <table:table-cell table:formula="of:=IF(AND([.C198]&lt;&gt;0;  [.I198] &lt;&gt; 0); [.I198] - [.C198]; 0)" office:value-type="float" office:value="0" calcext:value-type="float">
            <text:p>0</text:p>
          </table:table-cell>
          <table:table-cell/>
          <table:table-cell table:formula="of:=[.I198] - [.C198]" office:value-type="float" office:value="-53.721" calcext:value-type="float">
            <text:p>-53.721</text:p>
          </table:table-cell>
          <table:table-cell table:number-columns-repeated="3"/>
          <table:table-cell table:formula="of:=IF([.C198]&lt;&gt;0; [.C198]; 900)" office:value-type="float" office:value="53.721" calcext:value-type="float">
            <text:p>53.721</text:p>
          </table:table-cell>
          <table:table-cell/>
          <table:table-cell table:formula="of:=IF([.I198]&lt;&gt;0; [.I198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8]+[.X1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0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10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99] + [.H199]" office:value-type="float" office:value="0" calcext:value-type="float">
            <text:p>0</text:p>
          </table:table-cell>
          <table:table-cell/>
          <table:table-cell table:formula="of:=IF(AND([.C199]&lt;&gt;0;  [.I199] &lt;&gt; 0); [.I199] - [.C199]; 0)" office:value-type="float" office:value="0" calcext:value-type="float">
            <text:p>0</text:p>
          </table:table-cell>
          <table:table-cell/>
          <table:table-cell table:formula="of:=[.I199] - [.C199]" office:value-type="float" office:value="0" calcext:value-type="float">
            <text:p>0</text:p>
          </table:table-cell>
          <table:table-cell table:number-columns-repeated="3"/>
          <table:table-cell table:formula="of:=IF([.C199]&lt;&gt;0; [.C199]; 900)" office:value-type="float" office:value="900" calcext:value-type="float">
            <text:p>900</text:p>
          </table:table-cell>
          <table:table-cell/>
          <table:table-cell table:formula="of:=IF([.I199]&lt;&gt;0; [.I199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199]+[.X1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12.749" calcext:value-type="float">
            <text:p>12.749</text:p>
          </table:table-cell>
          <table:table-cell office:value-type="string" calcext:value-type="string">
            <text:p>ipc-1998/mystery-round-1-strips/instance-3.pddl</text:p>
          </table:table-cell>
          <table:table-cell office:value-type="string" calcext:value-type="string">
            <text:p>SAT</text:p>
          </table:table-cell>
          <table:table-cell office:value-type="float" office:value="0.593" calcext:value-type="float">
            <text:p>0.593</text:p>
          </table:table-cell>
          <table:table-cell office:value-type="float" office:value="1" calcext:value-type="float">
            <text:p>1</text:p>
          </table:table-cell>
          <table:table-cell office:value-type="float" office:value="0.720767974854" calcext:value-type="float">
            <text:p>0.7207679749</text:p>
          </table:table-cell>
          <table:table-cell table:formula="of:=[.F200] + [.H200]" office:value-type="float" office:value="1.313767974854" calcext:value-type="float">
            <text:p>1.3137679749</text:p>
          </table:table-cell>
          <table:table-cell/>
          <table:table-cell table:formula="of:=IF(AND([.C200]&lt;&gt;0;  [.I200] &lt;&gt; 0); [.I200] - [.C200]; 0)" office:value-type="float" office:value="-11.435232025146" calcext:value-type="float">
            <text:p>-11.4352320251</text:p>
          </table:table-cell>
          <table:table-cell/>
          <table:table-cell table:formula="of:=[.I200] - [.C200]" office:value-type="float" office:value="-11.435232025146" calcext:value-type="float">
            <text:p>-11.4352320251</text:p>
          </table:table-cell>
          <table:table-cell table:number-columns-repeated="3"/>
          <table:table-cell table:formula="of:=IF([.C200]&lt;&gt;0; [.C200]; 900)" office:value-type="float" office:value="12.749" calcext:value-type="float">
            <text:p>12.749</text:p>
          </table:table-cell>
          <table:table-cell/>
          <table:table-cell table:formula="of:=IF([.I200]&lt;&gt;0; [.I200]; 900)" office:value-type="float" office:value="1.313767974854" calcext:value-type="float">
            <text:p>1.3137679749</text:p>
          </table:table-cell>
          <table:table-cell table:number-columns-repeated="2"/>
          <table:table-cell office:value-type="float" office:value="0.594" calcext:value-type="float">
            <text:p>0.594</text:p>
          </table:table-cell>
          <table:table-cell table:formula="of:=[.V200]+[.X200]" office:value-type="float" office:value="1.532734054565" calcext:value-type="float">
            <text:p>1.5327340546</text:p>
          </table:table-cell>
          <table:table-cell office:value-type="float" office:value="0.938734054565" calcext:value-type="float">
            <text:p>0.9387340546</text:p>
          </table:table-cell>
          <table:table-cell office:value-type="float" office:value="4" calcext:value-type="float">
            <text:p>4</text:p>
          </table:table-cell>
          <table:table-cell table:formula="of:=0.53326010704+0.151463747025" office:value-type="float" office:value="0.684723854065" calcext:value-type="float">
            <text:p>0.6847238541</text:p>
          </table:table-cell>
          <table:table-cell office:value-type="float" office:value="0.223519563675" calcext:value-type="float">
            <text:p>0.2235195637</text:p>
          </table:table-cell>
          <table:table-cell office:value-type="float" office:value="0.030445098877" calcext:value-type="float">
            <text:p>0.0304450989</text:p>
          </table:table-cell>
        </table:table-row>
        <table:table-row table:style-name="ro1">
          <table:table-cell office:value-type="string" calcext:value-type="string">
            <text:p>ipc-1998/mystery-round-1-strips/instance-15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15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01] + [.H201]" office:value-type="float" office:value="0" calcext:value-type="float">
            <text:p>0</text:p>
          </table:table-cell>
          <table:table-cell/>
          <table:table-cell table:formula="of:=IF(AND([.C201]&lt;&gt;0;  [.I201] &lt;&gt; 0); [.I201] - [.C201]; 0)" office:value-type="float" office:value="0" calcext:value-type="float">
            <text:p>0</text:p>
          </table:table-cell>
          <table:table-cell/>
          <table:table-cell table:formula="of:=[.I201] - [.C201]" office:value-type="float" office:value="0" calcext:value-type="float">
            <text:p>0</text:p>
          </table:table-cell>
          <table:table-cell table:number-columns-repeated="3"/>
          <table:table-cell table:formula="of:=IF([.C201]&lt;&gt;0; [.C201]; 900)" office:value-type="float" office:value="900" calcext:value-type="float">
            <text:p>900</text:p>
          </table:table-cell>
          <table:table-cell/>
          <table:table-cell table:formula="of:=IF([.I201]&lt;&gt;0; [.I201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01]+[.X2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9.pddl</text:p>
          </table:table-cell>
          <table:table-cell office:value-type="string" calcext:value-type="string">
            <text:p>SAT</text:p>
          </table:table-cell>
          <table:table-cell office:value-type="float" office:value="20.757" calcext:value-type="float">
            <text:p>20.757</text:p>
          </table:table-cell>
          <table:table-cell office:value-type="string" calcext:value-type="string">
            <text:p>ipc-1998/mystery-round-1-strips/instance-9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02] + [.H202]" office:value-type="float" office:value="0" calcext:value-type="float">
            <text:p>0</text:p>
          </table:table-cell>
          <table:table-cell/>
          <table:table-cell table:formula="of:=IF(AND([.C202]&lt;&gt;0;  [.I202] &lt;&gt; 0); [.I202] - [.C202]; 0)" office:value-type="float" office:value="0" calcext:value-type="float">
            <text:p>0</text:p>
          </table:table-cell>
          <table:table-cell/>
          <table:table-cell table:formula="of:=[.I202] - [.C202]" office:value-type="float" office:value="-20.757" calcext:value-type="float">
            <text:p>-20.757</text:p>
          </table:table-cell>
          <table:table-cell table:number-columns-repeated="3"/>
          <table:table-cell table:formula="of:=IF([.C202]&lt;&gt;0; [.C202]; 900)" office:value-type="float" office:value="20.757" calcext:value-type="float">
            <text:p>20.757</text:p>
          </table:table-cell>
          <table:table-cell/>
          <table:table-cell table:formula="of:=IF([.I202]&lt;&gt;0; [.I202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02]+[.X2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26.pddl</text:p>
          </table:table-cell>
          <table:table-cell office:value-type="string" calcext:value-type="string">
            <text:p>SAT</text:p>
          </table:table-cell>
          <table:table-cell office:value-type="float" office:value="11.371" calcext:value-type="float">
            <text:p>11.371</text:p>
          </table:table-cell>
          <table:table-cell office:value-type="string" calcext:value-type="string">
            <text:p>ipc-1998/mystery-round-1-strips/instance-26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03] + [.H203]" office:value-type="float" office:value="0" calcext:value-type="float">
            <text:p>0</text:p>
          </table:table-cell>
          <table:table-cell/>
          <table:table-cell table:formula="of:=IF(AND([.C203]&lt;&gt;0;  [.I203] &lt;&gt; 0); [.I203] - [.C203]; 0)" office:value-type="float" office:value="0" calcext:value-type="float">
            <text:p>0</text:p>
          </table:table-cell>
          <table:table-cell/>
          <table:table-cell table:formula="of:=[.I203] - [.C203]" office:value-type="float" office:value="-11.371" calcext:value-type="float">
            <text:p>-11.371</text:p>
          </table:table-cell>
          <table:table-cell table:number-columns-repeated="3"/>
          <table:table-cell table:formula="of:=IF([.C203]&lt;&gt;0; [.C203]; 900)" office:value-type="float" office:value="11.371" calcext:value-type="float">
            <text:p>11.371</text:p>
          </table:table-cell>
          <table:table-cell/>
          <table:table-cell table:formula="of:=IF([.I203]&lt;&gt;0; [.I203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03]+[.X2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1998/mystery-round-1-strips/instance-13.pddl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-1998/mystery-round-1-strips/instance-13.pddl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04] + [.H204]" office:value-type="float" office:value="0" calcext:value-type="float">
            <text:p>0</text:p>
          </table:table-cell>
          <table:table-cell/>
          <table:table-cell table:formula="of:=IF(AND([.C204]&lt;&gt;0;  [.I204] &lt;&gt; 0); [.I204] - [.C204]; 0)" office:value-type="float" office:value="0" calcext:value-type="float">
            <text:p>0</text:p>
          </table:table-cell>
          <table:table-cell/>
          <table:table-cell table:formula="of:=[.I204] - [.C204]" office:value-type="float" office:value="0" calcext:value-type="float">
            <text:p>0</text:p>
          </table:table-cell>
          <table:table-cell table:number-columns-repeated="3"/>
          <table:table-cell table:formula="of:=IF([.C204]&lt;&gt;0; [.C204]; 900)" office:value-type="float" office:value="900" calcext:value-type="float">
            <text:p>900</text:p>
          </table:table-cell>
          <table:table-cell/>
          <table:table-cell table:formula="of:=IF([.I204]&lt;&gt;0; [.I204]; 900)" office:value-type="float" office:value="900" calcext:value-type="float">
            <text:p>9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V204]+[.X2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olved by both</text:p>
          </table:table-cell>
          <table:table-cell office:value-type="string" calcext:value-type="string">
            <text:p>sum of values</text:p>
          </table:table-cell>
          <table:table-cell table:style-name="ce1" table:formula="of:=SUMIF([.K4:.K204]; &quot;&lt;&gt; 0&quot;)" office:value-type="float" office:value="-3114.26421983908" calcext:value-type="float">
            <text:p>-3114.264219839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 of values</text:p>
          </table:table-cell>
          <table:table-cell table:style-name="ce1" table:formula="of:=SUMIF([.M4:.M204]; &quot;&lt;&gt; 0&quot;)" office:value-type="float" office:value="-3311.41965797616" calcext:value-type="float">
            <text:p>-3311.4196579762</text:p>
          </table:table-cell>
          <table:table-cell/>
          <table:table-cell office:value-type="string" calcext:value-type="string">
            <text:p>sum of vals</text:p>
          </table:table-cell>
          <table:table-cell table:formula="of:=SUMIF([.Q4:.Q204]; &quot;&lt;&gt; 0&quot;)" office:value-type="float" office:value="55190.597" calcext:value-type="float">
            <text:p>55190.597</text:p>
          </table:table-cell>
          <table:table-cell office:value-type="string" calcext:value-type="string">
            <text:p>sum of vals</text:p>
          </table:table-cell>
          <table:table-cell table:style-name="Default" table:formula="of:=SUMIF([.S4:.S204]; &quot;&lt;&gt; 0&quot;)" office:value-type="float" office:value="50979.1773420238" calcext:value-type="float">
            <text:p>50979.1773420238</text:p>
          </table:table-cell>
          <table:table-cell/>
          <table:table-cell office:value-type="string" calcext:value-type="string">
            <text:p>sum of vals</text:p>
          </table:table-cell>
          <table:table-cell table:formula="of:=SUMIF([.V4:.V204]; &quot;&lt;&gt; 0&quot;)" office:value-type="float" office:value="363.305" calcext:value-type="float">
            <text:p>363.305</text:p>
          </table:table-cell>
          <table:table-cell table:formula="of:=SUMIF([.W4:.W204]; &quot;&lt;&gt; 0&quot;)" office:value-type="float" office:value="1018.62384217273" calcext:value-type="float">
            <text:p>1018.6238421727</text:p>
          </table:table-cell>
          <table:table-cell table:formula="of:=SUMIF([.X4:.X204]; &quot;&lt;&gt; 0&quot;)" office:value-type="float" office:value="655.318842172726" calcext:value-type="float">
            <text:p>655.3188421727</text:p>
          </table:table-cell>
          <table:table-cell/>
          <table:table-cell table:formula="of:=SUMIF([.Z4:.Z204]; &quot;&lt;&gt; 0&quot;)" office:value-type="float" office:value="30.9668667316402" calcext:value-type="float">
            <text:p>30.9668667316</text:p>
          </table:table-cell>
          <table:table-cell table:formula="of:=SUMIF([.AA4:.AA204]; &quot;&lt;&gt; 0&quot;)" office:value-type="float" office:value="612.199612140798" calcext:value-type="float">
            <text:p>612.1996121408</text:p>
          </table:table-cell>
          <table:table-cell table:formula="of:=SUMIF([.AB4:.AB204]; &quot;&lt;&gt; 0&quot;)" office:value-type="float" office:value="12.1358599662762" calcext:value-type="float">
            <text:p>12.13585996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mount of values</text:p>
          </table:table-cell>
          <table:table-cell table:formula="of:=COUNTIF([.K4:.K204]; &quot;&lt;&gt;0&quot;)" office:value-type="float" office:value="119" calcext:value-type="float">
            <text:p>119</text:p>
          </table:table-cell>
          <table:table-cell/>
          <table:table-cell office:value-type="string" calcext:value-type="string">
            <text:p>amount of values</text:p>
          </table:table-cell>
          <table:table-cell table:formula="of:=COUNTIF([.M4:.M204]; &quot;&lt;&gt;0&quot;)" office:value-type="float" office:value="170" calcext:value-type="float">
            <text:p>170</text:p>
          </table:table-cell>
          <table:table-cell/>
          <table:table-cell office:value-type="string" calcext:value-type="string">
            <text:p>amount of values</text:p>
          </table:table-cell>
          <table:table-cell table:formula="of:=COUNTIF([.Q4:.Q204]; &quot;&lt;&gt;0&quot;)" office:value-type="float" office:value="201" calcext:value-type="float">
            <text:p>201</text:p>
          </table:table-cell>
          <table:table-cell/>
          <table:table-cell table:style-name="Default" table:formula="of:=COUNTIF([.S4:.S204]; &quot;&lt;&gt;0&quot;)" office:value-type="float" office:value="201" calcext:value-type="float">
            <text:p>201</text:p>
          </table:table-cell>
          <table:table-cell/>
          <table:table-cell office:value-type="string" calcext:value-type="string">
            <text:p>amount of values</text:p>
          </table:table-cell>
          <table:table-cell table:formula="of:=COUNTIF([.V4:.V204]; &quot;&lt;&gt;0&quot;)" office:value-type="float" office:value="129" calcext:value-type="float">
            <text:p>129</text:p>
          </table:table-cell>
          <table:table-cell table:formula="of:=COUNTIF([.W4:.W204]; &quot;&lt;&gt;0&quot;)" office:value-type="float" office:value="129" calcext:value-type="float">
            <text:p>129</text:p>
          </table:table-cell>
          <table:table-cell table:formula="of:=COUNTIF([.X4:.X204]; &quot;&lt;&gt;0&quot;)" office:value-type="float" office:value="129" calcext:value-type="float">
            <text:p>129</text:p>
          </table:table-cell>
          <table:table-cell/>
          <table:table-cell table:formula="of:=COUNTIF([.Z4:.Z204]; &quot;&lt;&gt;0&quot;)" office:value-type="float" office:value="129" calcext:value-type="float">
            <text:p>129</text:p>
          </table:table-cell>
          <table:table-cell table:formula="of:=COUNTIF([.AA4:.AA204]; &quot;&lt;&gt;0&quot;)" office:value-type="float" office:value="129" calcext:value-type="float">
            <text:p>129</text:p>
          </table:table-cell>
          <table:table-cell table:formula="of:=COUNTIF([.AB4:.AB204]; &quot;&lt;&gt;0&quot;)" office:value-type="float" office:value="129" calcext:value-type="float">
            <text:p>1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formula="of:=[.K206] / [.K207]" office:value-type="float" office:value="-26.1702875616729" calcext:value-type="float">
            <text:p>-26.1702875617</text:p>
          </table:table-cell>
          <table:table-cell/>
          <table:table-cell office:value-type="string" calcext:value-type="string">
            <text:p>average</text:p>
          </table:table-cell>
          <table:table-cell table:formula="of:=[.N206] / [.N207]" office:value-type="float" office:value="-19.4789391645656" calcext:value-type="float">
            <text:p>-19.4789391646</text:p>
          </table:table-cell>
          <table:table-cell/>
          <table:table-cell office:value-type="string" calcext:value-type="string">
            <text:p>average</text:p>
          </table:table-cell>
          <table:table-cell table:formula="of:=[.Q206] / [.Q207]" office:value-type="float" office:value="274.580084577114" calcext:value-type="float">
            <text:p>274.5800845771</text:p>
          </table:table-cell>
          <table:table-cell/>
          <table:table-cell table:style-name="Default" table:formula="of:=[.S206] / [.S207]" office:value-type="float" office:value="253.627747970268" calcext:value-type="float">
            <text:p>253.6277479703</text:p>
          </table:table-cell>
          <table:table-cell/>
          <table:table-cell office:value-type="string" calcext:value-type="string">
            <text:p>average</text:p>
          </table:table-cell>
          <table:table-cell table:formula="of:=[.V206] / [.V207]" office:value-type="float" office:value="2.81631782945736" calcext:value-type="float">
            <text:p>2.8163178295</text:p>
          </table:table-cell>
          <table:table-cell table:formula="of:=[.W206] / [.W207]" office:value-type="float" office:value="7.89630885405214" calcext:value-type="float">
            <text:p>7.8963088541</text:p>
          </table:table-cell>
          <table:table-cell table:formula="of:=[.X206] / [.X207]" office:value-type="float" office:value="5.07999102459478" calcext:value-type="float">
            <text:p>5.0799910246</text:p>
          </table:table-cell>
          <table:table-cell/>
          <table:table-cell table:formula="of:=[.Z206] / [.Z207]" office:value-type="float" office:value="0.240053230477831" calcext:value-type="float">
            <text:p>0.2400532305</text:p>
          </table:table-cell>
          <table:table-cell table:formula="of:=[.AA206] / [.AA207]" office:value-type="float" office:value="4.74573342744805" calcext:value-type="float">
            <text:p>4.7457334274</text:p>
          </table:table-cell>
          <table:table-cell table:formula="of:=[.AB206] / [.AB207]" office:value-type="float" office:value="0.0940764338471025" calcext:value-type="float">
            <text:p>0.0940764338</text:p>
          </table:table-cell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verage solving best on solved instances</text:p>
          </table:table-cell>
          <table:table-cell table:style-name="ce1" table:formula="of:=SUMIF([.C4:.C204]; &quot;&lt;&gt; 0&quot;) / COUNTIF([.C4:.C204]; &quot;&lt;&gt;0&quot;)" office:value-type="float" office:value="27.0180347222222" calcext:value-type="float">
            <text:p>27.0180347222</text:p>
          </table:table-cell>
          <table:table-cell table:number-columns-repeated="2"/>
          <table:table-cell table:style-name="ce1"/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18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table:formula="of:=SUMIF([.C4:.C204]; &quot;&lt;&gt; 0&quot;)" office:value-type="float" office:value="3890.597" calcext:value-type="float">
            <text:p>3890.597</text:p>
          </table:table-cell>
          <table:table-cell table:number-columns-repeated="4"/>
          <table:table-cell office:value-type="string" calcext:value-type="string">
            <text:p>sum of times on solved instances</text:p>
          </table:table-cell>
          <table:table-cell table:style-name="ce1" table:formula="of:=SUMIF([.I4:.I204]; &quot;&lt;&gt; 0&quot;)" office:value-type="float" office:value="579.177342023843" calcext:value-type="float">
            <text:p>579.1773420238</text:p>
          </table:table-cell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table:formula="of:=COUNTIF([.B4:.B204]; &quot;SAT&quot;)" office:value-type="float" office:value="144" calcext:value-type="float">
            <text:p>144</text:p>
          </table:table-cell>
          <table:table-cell table:formula="of:=COUNTIF([.C4:.C204]; &quot;&lt;&gt;0&quot;)" office:value-type="float" office:value="144" calcext:value-type="float">
            <text:p>144</text:p>
          </table:table-cell>
          <table:table-cell table:number-columns-repeated="4"/>
          <table:table-cell office:value-type="string" calcext:value-type="string">
            <text:p>amount of solved instances</text:p>
          </table:table-cell>
          <table:table-cell table:formula="of:=COUNTIF([.I4:.I204]; &quot;&lt;&gt;0&quot;)" office:value-type="float" office:value="145" calcext:value-type="float">
            <text:p>145</text:p>
          </table:table-cell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formula="of:=[.C213] / [.C214]" office:value-type="float" office:value="27.0180347222222" calcext:value-type="float">
            <text:p>27.0180347222</text:p>
          </table:table-cell>
          <table:table-cell table:number-columns-repeated="4"/>
          <table:table-cell office:value-type="string" calcext:value-type="string">
            <text:p>Average solving lazy on solved ones</text:p>
          </table:table-cell>
          <table:table-cell table:formula="of:=[.I213] / [.I214]" office:value-type="float" office:value="3.99432649671616" calcext:value-type="float">
            <text:p>3.9943264967</text:p>
          </table:table-cell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0:46:14.170139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20:46:38.188478240</dc:date>
    <meta:editing-duration>P2DT21H46M20S</meta:editing-duration>
    <meta:editing-cycles>11</meta:editing-cycles>
    <meta:generator>LibreOffice/5.1.6.2$Linux_X86_64 LibreOffice_project/10m0$Build-2</meta:generator>
    <meta:document-statistic meta:table-count="4" meta:cell-count="10099" meta:object-count="0"/>
  </office:meta>
</office:document-meta>
</file>